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Times New Roman" style:font-name-asian="Times New Roman"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 style:parent-style-name="NormalWeb" style:family="paragraph">
      <style:text-properties fo:language="en" fo:country="US"/>
    </style:style>
    <style:style style:name="P4" style:parent-style-name="NormalWeb" style:family="paragraph">
      <style:text-properties fo:language="en" fo:country="US"/>
    </style:style>
    <style:style style:name="P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 style:parent-style-name="Standard" style:family="paragraph">
      <style:paragraph-properties fo:text-align="start" fo:text-indent="0in"/>
    </style:style>
    <style:style style:name="T15" style:parent-style-name="Absatz-Standardschriftar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16" style:parent-style-name="Hyperlink" style:family="text">
      <style:text-properties style:font-name="Times New Roman" style:font-name-asian="Times New Roman" fo:font-size="12pt" style:font-size-asian="12pt" style:font-size-complex="12pt" fo:language="en" fo:country="US" style:language-asian="de" style:country-asian="DE"/>
    </style:style>
    <style:style style:name="P1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4" style:parent-style-name="Standard" style:family="paragraph">
      <style:paragraph-properties fo:text-align="start" fo:text-indent="0in"/>
      <style:text-properties style:font-name="Times New Roman" style:font-name-asian="Times New Roman" fo:font-size="12pt" style:font-size-asian="12pt" style:font-size-complex="12pt" fo:language="da" fo:country="DK" style:language-asian="de" style:country-asian="DE"/>
    </style:style>
    <style:style style:name="P2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2" style:parent-style-name="Standard" style:family="paragraph">
      <style:paragraph-properties fo:text-align="start" fo:text-indent="0in"/>
      <style:text-properties style:font-name="Times New Roman" style:font-name-asian="Times New Roman" fo:font-size="12pt" style:font-size-asian="12pt" style:font-size-complex="12pt" fo:language="da" fo:country="DK" style:language-asian="de" style:country-asian="DE"/>
    </style:style>
    <style:style style:name="P33" style:parent-style-name="Standard" style:family="paragraph">
      <style:paragraph-properties fo:text-align="start" fo:text-indent="0in"/>
      <style:text-properties style:font-name="Times New Roman" style:font-name-asian="Times New Roman" fo:font-size="12pt" style:font-size-asian="12pt" style:font-size-complex="12pt" fo:language="da" fo:country="DK" style:language-asian="de" style:country-asian="DE"/>
    </style:style>
    <style:style style:name="P34" style:parent-style-name="Standard" style:family="paragraph">
      <style:paragraph-properties fo:text-align="start" fo:text-indent="0in"/>
      <style:text-properties style:font-name="Times New Roman" style:font-name-asian="Times New Roman" fo:font-size="12pt" style:font-size-asian="12pt" style:font-size-complex="12pt" fo:language="da" fo:country="DK" style:language-asian="de" style:country-asian="DE"/>
    </style:style>
    <style:style style:name="P35" style:parent-style-name="Standard" style:family="paragraph">
      <style:paragraph-properties fo:text-align="start" fo:text-indent="0in"/>
      <style:text-properties style:font-name="Times New Roman" style:font-name-asian="Times New Roman" fo:font-size="12pt" style:font-size-asian="12pt" style:font-size-complex="12pt" fo:language="da" fo:country="DK" style:language-asian="de" style:country-asian="DE"/>
    </style:style>
    <style:style style:name="P3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4"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5"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9" style:parent-style-name="Standard" style:family="paragraph">
      <style:paragraph-properties fo:text-align="start" fo:text-indent="0in"/>
    </style:style>
    <style:style style:name="T5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T51"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T52"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 style:parent-style-name="Standard" style:family="paragraph">
      <style:paragraph-properties fo:text-align="start" fo:text-indent="0in"/>
    </style:style>
    <style:style style:name="T57" style:parent-style-name="DefaultParagraphFont" style:family="text">
      <style:text-properties style:font-name="Times New Roman" fo:font-size="12pt" style:font-size-asian="12pt" style:font-size-complex="12pt" fo:language="en" fo:country="US"/>
    </style:style>
    <style:style style:name="T58" style:parent-style-name="Emphasis" style:family="text">
      <style:text-properties style:font-name="Times New Roman" fo:font-size="12pt" style:font-size-asian="12pt" style:font-size-complex="12pt" fo:language="en" fo:country="US"/>
    </style:style>
    <style:style style:name="T59" style:parent-style-name="DefaultParagraphFont" style:family="text">
      <style:text-properties style:font-name="Times New Roman" fo:font-size="12pt" style:font-size-asian="12pt" style:font-size-complex="12pt" fo:language="en" fo:country="US"/>
    </style:style>
    <style:style style:name="T60" style:parent-style-name="Emphasis" style:family="text">
      <style:text-properties style:font-name="Times New Roman" fo:font-size="12pt" style:font-size-asian="12pt" style:font-size-complex="12pt" fo:language="en" fo:country="US"/>
    </style:style>
    <style:style style:name="T61" style:parent-style-name="DefaultParagraphFont" style:family="text">
      <style:text-properties style:font-name="Times New Roman" fo:font-size="12pt" style:font-size-asian="12pt" style:font-size-complex="12pt" fo:language="en" fo:country="US"/>
    </style:style>
    <style:style style:name="T62" style:parent-style-name="Emphasis" style:family="text">
      <style:text-properties style:font-name="Times New Roman" fo:font-size="12pt" style:font-size-asian="12pt" style:font-size-complex="12pt" fo:language="en" fo:country="US"/>
    </style:style>
    <style:style style:name="T63" style:parent-style-name="DefaultParagraphFont" style:family="text">
      <style:text-properties style:font-name="Times New Roman" fo:font-size="12pt" style:font-size-asian="12pt" style:font-size-complex="12pt" fo:language="en" fo:country="US"/>
    </style:style>
    <style:style style:name="T64" style:parent-style-name="Emphasis" style:family="text">
      <style:text-properties style:font-name="Times New Roman" fo:font-size="12pt" style:font-size-asian="12pt" style:font-size-complex="12pt" fo:language="en" fo:country="US"/>
    </style:style>
    <style:style style:name="T65" style:parent-style-name="DefaultParagraphFont" style:family="text">
      <style:text-properties style:font-name="Times New Roman" fo:font-size="12pt" style:font-size-asian="12pt" style:font-size-complex="12pt" fo:language="en" fo:country="US"/>
    </style:style>
    <style:style style:name="P66" style:parent-style-name="Standard" style:family="paragraph">
      <style:paragraph-properties fo:text-align="start" fo:text-indent="0in"/>
    </style:style>
    <style:style style:name="T67"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68"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69" style:parent-style-name="Standard" style:family="paragraph">
      <style:paragraph-properties fo:text-align="start" fo:text-indent="0in"/>
    </style:style>
    <style:style style:name="T7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71" style:parent-style-name="DefaultParagraphFont" style:family="text">
      <style:text-properties style:font-name="Times New Roman" fo:font-size="12pt" style:font-size-asian="12pt" style:font-size-complex="12pt" fo:language="en" fo:country="US"/>
    </style:style>
    <style:style style:name="P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 style:parent-style-name="Standard" style:family="paragraph">
      <style:paragraph-properties fo:text-align="start" fo:text-indent="0in"/>
    </style:style>
    <style:style style:name="T76" style:parent-style-name="DefaultParagraphFont" style:family="text">
      <style:text-properties style:font-name="Times New Roman" fo:font-size="12pt" style:font-size-asian="12pt" style:font-size-complex="12pt" fo:language="en" fo:country="US"/>
    </style:style>
    <style:style style:name="T77" style:parent-style-name="DefaultParagraphFont" style:family="text">
      <style:text-properties style:font-name="Times New Roman" fo:font-size="12pt" style:font-size-asian="12pt" style:font-size-complex="12pt" fo:language="en" fo:country="US"/>
    </style:style>
    <style:style style:name="P78" style:parent-style-name="CommentText" style:family="paragraph">
      <style:paragraph-properties fo:text-align="start" fo:text-indent="0in"/>
    </style:style>
    <style:style style:name="T79" style:parent-style-name="CommentReference" style:family="text">
      <style:text-properties style:font-name="Times New Roman" fo:font-size="12pt" style:font-size-asian="12pt" style:font-size-complex="12pt"/>
    </style:style>
    <style:style style:name="T80" style:parent-style-name="DefaultParagraphFont" style:family="text">
      <style:text-properties style:font-name="Times New Roman" fo:font-size="12pt" style:font-size-asian="12pt" style:font-size-complex="12pt" fo:language="en" fo:country="US"/>
    </style:style>
    <style:style style:name="P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 style:parent-style-name="Standard" style:family="paragraph">
      <style:paragraph-properties fo:text-align="start" fo:text-indent="0in"/>
    </style:style>
    <style:style style:name="T84"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85"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8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8" style:parent-style-name="Standard" style:family="paragraph">
      <style:paragraph-properties fo:text-align="start" fo:text-indent="0in"/>
    </style:style>
    <style:style style:name="T9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100"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10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9" style:parent-style-name="Standard" style:family="paragraph">
      <style:paragraph-properties fo:text-align="start" fo:text-indent="0in"/>
    </style:style>
    <style:style style:name="T150" style:parent-style-name="Absatz-Standardschriftar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15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 style:parent-style-name="Standard" style:family="paragraph">
      <style:paragraph-properties fo:text-align="start" fo:text-indent="0in"/>
    </style:style>
    <style:style style:name="T154" style:parent-style-name="Absatz-Standardschriftart" style:family="text">
      <style:text-properties style:font-name="Times New Roman" fo:font-size="12pt" style:font-size-asian="12pt" style:font-size-complex="12pt" fo:language="en" fo:country="US"/>
    </style:style>
    <style:style style:name="T155" style:parent-style-name="Hyperlink" style:family="text">
      <style:text-properties style:font-name="Times New Roman" style:text-position="super 66.6%" fo:font-size="12pt" style:font-size-asian="12pt" style:font-size-complex="12pt" fo:language="en" fo:country="US"/>
    </style:style>
    <style:style style:name="T156" style:parent-style-name="Absatz-Standardschriftart" style:family="text">
      <style:text-properties style:font-name="Times New Roman" style:text-position="super 66.6%" fo:font-size="12pt" style:font-size-asian="12pt" style:font-size-complex="12pt" fo:language="en" fo:country="US"/>
    </style:style>
    <style:style style:name="T157" style:parent-style-name="Hyperlink" style:family="text">
      <style:text-properties style:font-name="Times New Roman" style:text-position="super 66.6%" fo:font-size="12pt" style:font-size-asian="12pt" style:font-size-complex="12pt" fo:language="en" fo:country="US"/>
    </style:style>
    <style:style style:name="T158" style:parent-style-name="Absatz-Standardschriftart" style:family="text">
      <style:text-properties style:font-name="Times New Roman" fo:font-size="12pt" style:font-size-asian="12pt" style:font-size-complex="12pt" fo:language="en" fo:country="US"/>
    </style:style>
    <style:style style:name="T159" style:parent-style-name="Absatz-Standardschriftart" style:family="text">
      <style:text-properties style:font-name="Times New Roman" fo:font-size="12pt" style:font-size-asian="12pt" style:font-size-complex="12pt" fo:language="en" fo:country="US"/>
    </style:style>
    <style:style style:name="P1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 style:parent-style-name="Standard" style:family="paragraph">
      <style:paragraph-properties fo:text-align="start" fo:text-indent="0in"/>
    </style:style>
    <style:style style:name="T16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6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66"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167" style:parent-style-name="Standard" style:family="paragraph">
      <style:paragraph-properties fo:text-align="start" fo:text-indent="0in"/>
    </style:style>
    <style:style style:name="T168" style:parent-style-name="Absatz-Standardschriftar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169"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170" style:parent-style-name="Standard" style:family="paragraph">
      <style:paragraph-properties fo:text-align="start" fo:text-indent="0in"/>
    </style:style>
    <style:style style:name="T171" style:parent-style-name="Absatz-Standardschriftar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T172"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17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74" style:parent-style-name="Standard" style:family="paragraph">
      <style:paragraph-properties fo:text-align="start" fo:text-indent="0in"/>
    </style:style>
    <style:style style:name="T175" style:parent-style-name="Absatz-Standardschriftar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176"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17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7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79"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180" style:parent-style-name="Standard" style:family="paragraph">
      <style:paragraph-properties fo:text-align="start" fo:text-indent="0in"/>
    </style:style>
    <style:style style:name="T18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18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183" style:parent-style-name="CommentText" style:family="paragraph">
      <style:paragraph-properties fo:text-align="start" fo:text-indent="0in"/>
    </style:style>
    <style:style style:name="T184" style:parent-style-name="CommentReference" style:family="text">
      <style:text-properties style:font-name="Times New Roman" fo:font-size="12pt" style:font-size-asian="12pt" style:font-size-complex="12pt"/>
    </style:style>
    <style:style style:name="T18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186"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187" style:parent-style-name="Standard" style:family="paragraph">
      <style:paragraph-properties fo:text-align="start" fo:text-indent="0in"/>
    </style:style>
    <style:style style:name="T188" style:parent-style-name="DefaultParagraphFont" style:family="text">
      <style:text-properties style:font-name="Times New Roman" fo:font-size="12pt" style:font-size-asian="12pt" style:font-size-complex="12pt" fo:language="en" fo:country="US"/>
    </style:style>
    <style:style style:name="T189" style:parent-style-name="Hyperlink" style:family="text">
      <style:text-properties style:font-name="Times New Roman" fo:font-size="12pt" style:font-size-asian="12pt" style:font-size-complex="12pt" fo:language="en" fo:country="US"/>
    </style:style>
    <style:style style:name="T190" style:parent-style-name="DefaultParagraphFont" style:family="text">
      <style:text-properties style:font-name="Times New Roman" fo:font-size="12pt" style:font-size-asian="12pt" style:font-size-complex="12pt" fo:language="en" fo:country="US"/>
    </style:style>
    <style:style style:name="T191" style:parent-style-name="Hyperlink" style:family="text">
      <style:text-properties style:font-name="Times New Roman" fo:font-size="12pt" style:font-size-asian="12pt" style:font-size-complex="12pt"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T193" style:parent-style-name="Hyperlink" style:family="text">
      <style:text-properties style:font-name="Times New Roman" fo:font-size="12pt" style:font-size-asian="12pt" style:font-size-complex="12pt" fo:language="en" fo:country="US"/>
    </style:style>
    <style:style style:name="T194" style:parent-style-name="Hyperlink" style:family="text">
      <style:text-properties style:font-name="Times New Roman" fo:font-size="12pt" style:font-size-asian="12pt" style:font-size-complex="12pt" fo:language="en" fo:country="US"/>
    </style:style>
    <style:style style:name="T195" style:parent-style-name="DefaultParagraphFont" style:family="text">
      <style:text-properties style:font-name="Times New Roman" fo:font-size="12pt" style:font-size-asian="12pt" style:font-size-complex="12pt" fo:language="en" fo:country="US"/>
    </style:style>
    <style:style style:name="T196" style:parent-style-name="Hyperlink" style:family="text">
      <style:text-properties style:font-name="Times New Roman" fo:font-size="12pt" style:font-size-asian="12pt" style:font-size-complex="12pt" fo:language="en" fo:country="US"/>
    </style:style>
    <style:style style:name="T197" style:parent-style-name="DefaultParagraphFont" style:family="text">
      <style:text-properties style:font-name="Times New Roman" fo:font-size="12pt" style:font-size-asian="12pt" style:font-size-complex="12pt" fo:language="en" fo:country="US"/>
    </style:style>
    <style:style style:name="T198" style:parent-style-name="Hyperlink"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T200" style:parent-style-name="Hyperlink" style:family="text">
      <style:text-properties style:font-name="Times New Roman" fo:font-size="12pt" style:font-size-asian="12pt" style:font-size-complex="12pt" fo:language="en" fo:country="US"/>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Hyperlink" style:family="text">
      <style:text-properties style:font-name="Times New Roman" fo:font-size="12pt" style:font-size-asian="12pt" style:font-size-complex="12pt" fo:language="en" fo:country="US"/>
    </style:style>
    <style:style style:name="T203" style:parent-style-name="DefaultParagraphFont" style:family="text">
      <style:text-properties style:font-name="Times New Roman" fo:font-size="12pt" style:font-size-asian="12pt" style:font-size-complex="12pt" fo:language="en" fo:country="US"/>
    </style:style>
    <style:style style:name="T204" style:parent-style-name="Hyperlink" style:family="text">
      <style:text-properties style:font-name="Times New Roman" fo:font-size="12pt" style:font-size-asian="12pt" style:font-size-complex="12pt" fo:language="en" fo:country="US"/>
    </style:style>
    <style:style style:name="T205" style:parent-style-name="DefaultParagraphFont" style:family="text">
      <style:text-properties style:font-name="Times New Roman" fo:font-size="12pt" style:font-size-asian="12pt" style:font-size-complex="12pt" fo:language="en" fo:country="US"/>
    </style:style>
    <style:style style:name="T206" style:parent-style-name="Hyperlink"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T208" style:parent-style-name="Hyperlink" style:family="text">
      <style:text-properties style:font-name="Times New Roman" fo:font-size="12pt" style:font-size-asian="12pt" style:font-size-complex="12pt" fo:language="en" fo:country="US"/>
    </style:style>
    <style:style style:name="T209" style:parent-style-name="DefaultParagraphFont" style:family="text">
      <style:text-properties style:font-name="Times New Roman" fo:font-size="12pt" style:font-size-asian="12pt" style:font-size-complex="12pt" fo:language="en" fo:country="US"/>
    </style:style>
    <style:style style:name="P2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1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style>
    <style:style style:name="T21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220"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2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5" style:parent-style-name="Standard" style:family="paragraph">
      <style:paragraph-properties fo:text-align="start" fo:text-indent="0in"/>
    </style:style>
    <style:style style:name="T2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7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0" style:parent-style-name="Standard" style:family="paragraph">
      <style:paragraph-properties fo:text-align="start" fo:text-indent="0in"/>
    </style:style>
    <style:style style:name="T28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8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T28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84" style:parent-style-name="DefaultParagraphFont" style:family="text">
      <style:text-properties style:font-name="Times New Roman" fo:font-size="12pt" style:font-size-asian="12pt" style:font-size-complex="12pt" fo:language="en" fo:country="US"/>
    </style:style>
    <style:style style:name="P2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1" style:parent-style-name="Standard" style:family="paragraph">
      <style:paragraph-properties fo:text-align="start" fo:text-indent="0in"/>
      <style:text-properties style:font-name="Times New Roman" fo:font-size="12pt" style:font-size-asian="12pt" style:font-size-complex="12pt" fo:language="da" fo:country="DK"/>
    </style:style>
    <style:style style:name="P292" style:parent-style-name="Standard" style:family="paragraph">
      <style:paragraph-properties fo:text-align="start" fo:text-indent="0in"/>
      <style:text-properties style:font-name="Times New Roman" fo:font-size="12pt" style:font-size-asian="12pt" style:font-size-complex="12pt" fo:language="da" fo:country="DK"/>
    </style:style>
    <style:style style:name="P2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7" style:parent-style-name="Standard" style:family="paragraph">
      <style:paragraph-properties fo:text-align="start" fo:text-indent="0in"/>
      <style:text-properties style:font-name="Times New Roman" fo:font-size="12pt" style:font-size-asian="12pt" style:font-size-complex="12pt"/>
    </style:style>
    <style:style style:name="P308" style:parent-style-name="Standard" style:family="paragraph">
      <style:paragraph-properties fo:text-align="start" fo:text-indent="0in"/>
    </style:style>
    <style:style style:name="T309" style:parent-style-name="DefaultParagraphFont" style:family="text">
      <style:text-properties style:font-name="Times New Roman" fo:font-weight="bold" style:font-weight-asian="bold" style:font-weight-complex="bold" fo:font-size="12pt" style:font-size-asian="12pt" style:font-size-complex="12pt"/>
    </style:style>
    <style:style style:name="T310" style:parent-style-name="Hyperlink" style:family="text">
      <style:text-properties style:font-name="Times New Roman" fo:font-weight="bold" style:font-weight-asian="bold" style:font-weight-complex="bold" fo:font-size="12pt" style:font-size-asian="12pt" style:font-size-complex="12pt"/>
    </style:style>
    <style:style style:name="P3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1" style:parent-style-name="Standard" style:family="paragraph">
      <style:paragraph-properties fo:text-align="start" fo:text-indent="0in"/>
      <style:text-properties style:font-name="Times New Roman" fo:font-size="12pt" style:font-size-asian="12pt" style:font-size-complex="12pt" fo:language="da" fo:country="DK"/>
    </style:style>
    <style:style style:name="P332" style:parent-style-name="Standard" style:family="paragraph">
      <style:paragraph-properties fo:text-align="start" fo:text-indent="0in"/>
      <style:text-properties style:font-name="Times New Roman" fo:font-size="12pt" style:font-size-asian="12pt" style:font-size-complex="12pt" fo:language="da" fo:country="DK"/>
    </style:style>
    <style:style style:name="P3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5" style:parent-style-name="Standard" style:family="paragraph">
      <style:paragraph-properties fo:text-align="start" fo:text-indent="0in"/>
    </style:style>
    <style:style style:name="T33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33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CommentReference" style:family="text">
      <style:text-properties style:font-name="Times New Roman" fo:font-size="12pt" style:font-size-asian="12pt" style:font-size-complex="12pt"/>
    </style:style>
    <style:style style:name="T34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34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3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7" style:parent-style-name="Standard" style:family="paragraph">
      <style:paragraph-properties fo:text-align="start" fo:text-indent="0in"/>
    </style:style>
    <style:style style:name="T36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369" style:parent-style-name="Hyperlink" style:family="text">
      <style:text-properties style:font-name="Times New Roman" fo:font-size="12pt" style:font-size-asian="12pt" style:font-size-complex="12pt" fo:language="en" fo:country="US"/>
    </style:style>
    <style:style style:name="P3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6" style:parent-style-name="Standard" style:family="paragraph">
      <style:paragraph-properties fo:text-align="start" fo:text-indent="0in"/>
    </style:style>
    <style:style style:name="T37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37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3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6" style:parent-style-name="Standard" style:family="paragraph">
      <style:paragraph-properties fo:text-align="start" fo:text-indent="0in"/>
    </style:style>
    <style:style style:name="T387" style:parent-style-name="DefaultParagraphFont" style:family="text">
      <style:text-properties style:font-name="Times New Roman" fo:font-weight="bold" style:font-weight-asian="bold" style:font-weight-complex="bold" fo:font-size="12pt" style:font-size-asian="12pt" style:font-size-complex="12pt"/>
    </style:style>
    <style:style style:name="T388" style:parent-style-name="Hyperlink" style:family="text">
      <style:text-properties style:font-name="Times New Roman" fo:font-weight="bold" style:font-weight-asian="bold" style:font-weight-complex="bold" fo:font-size="12pt" style:font-size-asian="12pt" style:font-size-complex="12pt"/>
    </style:style>
    <style:style style:name="P3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7" style:parent-style-name="Standard" style:family="paragraph">
      <style:paragraph-properties fo:text-align="start" fo:text-indent="0in"/>
    </style:style>
    <style:style style:name="T41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1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6" style:parent-style-name="Standard" style:family="paragraph">
      <style:paragraph-properties fo:text-align="start" fo:text-indent="0in"/>
      <style:text-properties style:font-name="Times New Roman" fo:font-size="12pt" style:font-size-asian="12pt" style:font-size-complex="12pt" fo:language="da" fo:country="DK"/>
    </style:style>
    <style:style style:name="P4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7" style:parent-style-name="Standard" style:family="paragraph">
      <style:paragraph-properties fo:text-align="start" fo:text-indent="0in"/>
      <style:text-properties style:font-name="Times New Roman" fo:font-size="12pt" style:font-size-asian="12pt" style:font-size-complex="12pt" fo:language="da" fo:country="DK"/>
    </style:style>
    <style:style style:name="P4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1" style:parent-style-name="Standard" style:family="paragraph">
      <style:paragraph-properties fo:text-align="start" fo:text-indent="0in"/>
      <style:text-properties style:font-name="Times New Roman" fo:font-size="12pt" style:font-size-asian="12pt" style:font-size-complex="12pt" fo:language="da" fo:country="DK"/>
    </style:style>
    <style:style style:name="P452" style:parent-style-name="Standard" style:family="paragraph">
      <style:paragraph-properties fo:text-align="start" fo:text-indent="0in"/>
      <style:text-properties style:font-name="Times New Roman" fo:font-size="12pt" style:font-size-asian="12pt" style:font-size-complex="12pt" fo:language="da" fo:country="DK"/>
    </style:style>
    <style:style style:name="P453" style:parent-style-name="Standard" style:family="paragraph">
      <style:paragraph-properties fo:text-align="start" fo:text-indent="0in"/>
      <style:text-properties style:font-name="Times New Roman" fo:font-size="12pt" style:font-size-asian="12pt" style:font-size-complex="12pt" fo:language="da" fo:country="DK"/>
    </style:style>
    <style:style style:name="P454" style:parent-style-name="Standard" style:family="paragraph">
      <style:paragraph-properties fo:text-align="start" fo:text-indent="0in"/>
    </style:style>
    <style:style style:name="T455" style:parent-style-name="DefaultParagraphFont" style:family="text">
      <style:text-properties style:font-name="Times New Roman" fo:font-size="12pt" style:font-size-asian="12pt" style:font-size-complex="12pt" fo:language="da" fo:country="DK"/>
    </style:style>
    <style:style style:name="T456" style:parent-style-name="DefaultParagraphFont" style:family="text">
      <style:text-properties style:font-name="Times New Roman" fo:font-size="12pt" style:font-size-asian="12pt" style:font-size-complex="12pt" fo:language="en" fo:country="US"/>
    </style:style>
    <style:style style:name="P4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0" style:parent-style-name="Standard" style:family="paragraph">
      <style:paragraph-properties fo:text-align="start" fo:text-indent="0in"/>
    </style:style>
    <style:style style:name="T471" style:parent-style-name="DefaultParagraphFont" style:family="text">
      <style:text-properties style:font-name="Times New Roman" fo:font-size="12pt" style:font-size-asian="12pt" style:font-size-complex="12pt" fo:language="da" fo:country="DK"/>
    </style:style>
    <style:style style:name="T472" style:parent-style-name="DefaultParagraphFont" style:family="text">
      <style:text-properties style:font-name="Times New Roman" fo:font-size="12pt" style:font-size-asian="12pt" style:font-size-complex="12pt" fo:language="en" fo:country="US"/>
    </style:style>
    <style:style style:name="P4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3" style:parent-style-name="Standard" style:family="paragraph">
      <style:paragraph-properties fo:text-align="start" fo:text-indent="0in"/>
      <style:text-properties style:font-name="Times New Roman" fo:font-size="12pt" style:font-size-asian="12pt" style:font-size-complex="12pt" fo:language="da" fo:country="DK"/>
    </style:style>
    <style:style style:name="P4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93" style:parent-style-name="Standard" style:family="paragraph">
      <style:paragraph-properties fo:text-align="start" fo:text-indent="0in"/>
    </style:style>
    <style:style style:name="T49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9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96" style:parent-style-name="CommentText" style:family="paragraph">
      <style:paragraph-properties fo:text-align="start" fo:text-indent="0in"/>
    </style:style>
    <style:style style:name="T497" style:parent-style-name="CommentReference" style:family="text">
      <style:text-properties style:font-name="Times New Roman" fo:font-size="12pt" style:font-size-asian="12pt" style:font-size-complex="12pt"/>
    </style:style>
    <style:style style:name="T49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1" style:parent-style-name="Standard" style:family="paragraph">
      <style:paragraph-properties fo:text-align="start" fo:text-indent="0in"/>
      <style:text-properties style:font-name="Times New Roman" fo:font-size="12pt" style:font-size-asian="12pt" style:font-size-complex="12pt" fo:language="da" fo:country="DK"/>
    </style:style>
    <style:style style:name="P502" style:parent-style-name="Standard" style:family="paragraph">
      <style:paragraph-properties fo:text-align="start" fo:text-indent="0in"/>
      <style:text-properties style:font-name="Times New Roman" fo:font-size="12pt" style:font-size-asian="12pt" style:font-size-complex="12pt" fo:language="da" fo:country="DK"/>
    </style:style>
    <style:style style:name="P503" style:parent-style-name="Standard" style:family="paragraph">
      <style:paragraph-properties fo:text-align="start" fo:text-indent="0in"/>
      <style:text-properties style:font-name="Times New Roman" fo:font-size="12pt" style:font-size-asian="12pt" style:font-size-complex="12pt" fo:language="da" fo:country="DK"/>
    </style:style>
    <style:style style:name="P504" style:parent-style-name="Standard" style:family="paragraph">
      <style:paragraph-properties fo:text-align="start" fo:text-indent="0in"/>
      <style:text-properties style:font-name="Times New Roman" fo:font-size="12pt" style:font-size-asian="12pt" style:font-size-complex="12pt" fo:language="da" fo:country="DK"/>
    </style:style>
    <style:style style:name="P5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10" style:parent-style-name="Standard" style:family="paragraph">
      <style:paragraph-properties fo:text-align="start" fo:text-indent="0in"/>
      <style:text-properties style:font-name="Times New Roman" fo:font-size="12pt" style:font-size-asian="12pt" style:font-size-complex="12pt" fo:language="da" fo:country="DK"/>
    </style:style>
    <style:style style:name="P511" style:parent-style-name="Standard" style:family="paragraph">
      <style:paragraph-properties fo:text-align="start" fo:text-indent="0in"/>
      <style:text-properties style:font-name="Times New Roman" fo:font-size="12pt" style:font-size-asian="12pt" style:font-size-complex="12pt" fo:language="da" fo:country="DK"/>
    </style:style>
    <style:style style:name="P512" style:parent-style-name="Standard" style:family="paragraph">
      <style:paragraph-properties fo:text-align="start" fo:text-indent="0in"/>
      <style:text-properties style:font-name="Times New Roman" fo:font-size="12pt" style:font-size-asian="12pt" style:font-size-complex="12pt" fo:language="da" fo:country="DK"/>
    </style:style>
    <style:style style:name="P513" style:parent-style-name="Standard" style:family="paragraph">
      <style:paragraph-properties fo:text-align="start" fo:text-indent="0in"/>
      <style:text-properties style:font-name="Times New Roman" fo:font-size="12pt" style:font-size-asian="12pt" style:font-size-complex="12pt" fo:language="da" fo:country="DK"/>
    </style:style>
    <style:style style:name="P5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19" style:parent-style-name="Standard" style:family="paragraph">
      <style:paragraph-properties fo:text-align="start" fo:text-indent="0in"/>
    </style:style>
    <style:style style:name="T52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2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22" style:parent-style-name="Standard" style:family="paragraph">
      <style:paragraph-properties fo:text-align="start" fo:text-indent="0in"/>
    </style:style>
    <style:style style:name="T523" style:parent-style-name="DefaultParagraphFont" style:family="text">
      <style:text-properties style:font-name="Times New Roman" fo:font-size="12pt" style:font-size-asian="12pt" style:font-size-complex="12pt" fo:language="en" fo:country="US"/>
    </style:style>
    <style:style style:name="T524" style:parent-style-name="Hyperlink" style:family="text">
      <style:text-properties style:font-name="Times New Roman" fo:font-size="12pt" style:font-size-asian="12pt" style:font-size-complex="12pt" fo:language="en" fo:country="US"/>
    </style:style>
    <style:style style:name="T525" style:parent-style-name="DefaultParagraphFont" style:family="text">
      <style:text-properties style:font-name="Times New Roman" fo:font-size="12pt" style:font-size-asian="12pt" style:font-size-complex="12pt" fo:language="en" fo:country="US"/>
    </style:style>
    <style:style style:name="T526" style:parent-style-name="Hyperlink" style:family="text">
      <style:text-properties style:font-name="Times New Roman" fo:font-size="12pt" style:font-size-asian="12pt" style:font-size-complex="12pt" fo:language="en" fo:country="US"/>
    </style:style>
    <style:style style:name="T527" style:parent-style-name="DefaultParagraphFont" style:family="text">
      <style:text-properties style:font-name="Times New Roman" fo:font-size="12pt" style:font-size-asian="12pt" style:font-size-complex="12pt" fo:language="en" fo:country="US"/>
    </style:style>
    <style:style style:name="P528" style:parent-style-name="Standard" style:family="paragraph">
      <style:paragraph-properties fo:text-align="start" fo:text-indent="0in"/>
    </style:style>
    <style:style style:name="T529" style:parent-style-name="DefaultParagraphFont" style:family="text">
      <style:text-properties style:font-name="Times New Roman" fo:font-size="12pt" style:font-size-asian="12pt" style:font-size-complex="12pt" fo:language="en" fo:country="US"/>
    </style:style>
    <style:style style:name="T5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31" style:parent-style-name="DefaultParagraphFont" style:family="text">
      <style:text-properties style:font-name="Times New Roman" fo:font-size="12pt" style:font-size-asian="12pt" style:font-size-complex="12pt" fo:language="en" fo:country="US"/>
    </style:style>
    <style:style style:name="P5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9" style:parent-style-name="Standard" style:family="paragraph">
      <style:paragraph-properties fo:text-align="start" fo:text-indent="0in"/>
      <style:text-properties style:font-name="Times New Roman" fo:font-size="12pt" style:font-size-asian="12pt" style:font-size-complex="12pt" fo:language="da" fo:country="DK"/>
    </style:style>
    <style:style style:name="P5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9" style:parent-style-name="Standard" style:family="paragraph">
      <style:paragraph-properties fo:text-align="start" fo:text-indent="0in"/>
      <style:text-properties style:font-name="Times New Roman" fo:font-size="12pt" style:font-size-asian="12pt" style:font-size-complex="12pt" fo:language="da" fo:country="DK"/>
    </style:style>
    <style:style style:name="P6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6" style:parent-style-name="Standard" style:family="paragraph">
      <style:paragraph-properties fo:text-align="start" fo:text-indent="0in"/>
      <style:text-properties style:font-name="Times New Roman" fo:font-size="12pt" style:font-size-asian="12pt" style:font-size-complex="12pt" fo:language="da" fo:country="DK"/>
    </style:style>
    <style:style style:name="P6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2" style:parent-style-name="Standard" style:family="paragraph">
      <style:paragraph-properties fo:text-align="start" fo:text-indent="0in"/>
      <style:text-properties style:font-name="Times New Roman" fo:font-size="12pt" style:font-size-asian="12pt" style:font-size-complex="12pt" fo:language="da" fo:country="DK"/>
    </style:style>
    <style:style style:name="P6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0" style:parent-style-name="Standard" style:family="paragraph">
      <style:paragraph-properties fo:text-align="start" fo:text-indent="0in"/>
    </style:style>
    <style:style style:name="T671" style:parent-style-name="DefaultParagraphFont" style:family="text">
      <style:text-properties style:font-name="Times New Roman" fo:font-size="12pt" style:font-size-asian="12pt" style:font-size-complex="12pt" fo:language="da" fo:country="DK"/>
    </style:style>
    <style:style style:name="T672" style:parent-style-name="DefaultParagraphFont" style:family="text">
      <style:text-properties style:font-name="Times New Roman" fo:font-size="12pt" style:font-size-asian="12pt" style:font-size-complex="12pt" fo:language="en" fo:country="US"/>
    </style:style>
    <style:style style:name="P6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6" style:parent-style-name="CommentText" style:family="paragraph">
      <style:paragraph-properties fo:text-align="start" fo:text-indent="0in"/>
    </style:style>
    <style:style style:name="P6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9" style:parent-style-name="Standard" style:family="paragraph">
      <style:paragraph-properties fo:text-align="start" fo:text-indent="0in"/>
    </style:style>
    <style:style style:name="T690" style:parent-style-name="DefaultParagraphFont" style:family="text">
      <style:text-properties style:font-name="Times New Roman" fo:font-size="12pt" style:font-size-asian="12pt" style:font-size-complex="12pt" fo:language="da" fo:country="DK"/>
    </style:style>
    <style:style style:name="T691" style:parent-style-name="CommentReference" style:family="text">
      <style:text-properties style:font-name="Times New Roman" fo:font-size="12pt" style:font-size-asian="12pt" style:font-size-complex="12pt"/>
    </style:style>
    <style:style style:name="P6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5" style:parent-style-name="Standard" style:family="paragraph">
      <style:paragraph-properties fo:text-align="start" fo:text-indent="0in"/>
    </style:style>
    <style:style style:name="T696" style:parent-style-name="DefaultParagraphFont" style:family="text">
      <style:text-properties style:font-name="Times New Roman" fo:font-weight="bold" style:font-weight-asian="bold" style:font-weight-complex="bold" fo:font-size="12pt" style:font-size-asian="12pt" style:font-size-complex="12pt"/>
    </style:style>
    <style:style style:name="P697" style:parent-style-name="CommentText" style:family="paragraph">
      <style:paragraph-properties fo:text-align="start" fo:text-indent="0in"/>
    </style:style>
    <style:style style:name="T698" style:parent-style-name="CommentReference" style:family="text">
      <style:text-properties style:font-name="Times New Roman" fo:font-size="12pt" style:font-size-asian="12pt" style:font-size-complex="12pt"/>
    </style:style>
    <style:style style:name="T699" style:parent-style-name="Hyperlink" style:family="text">
      <style:text-properties style:font-name="Times New Roman" fo:font-weight="bold" style:font-weight-asian="bold" style:font-weight-complex="bold" fo:font-size="12pt" style:font-size-asian="12pt" style:font-size-complex="12pt"/>
    </style:style>
    <style:style style:name="P7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4" style:parent-style-name="CommentText" style:family="paragraph">
      <style:paragraph-properties fo:text-align="start" fo:text-indent="0in"/>
    </style:style>
    <style:style style:name="P755" style:parent-style-name="CommentText" style:family="paragraph">
      <style:paragraph-properties fo:text-align="start" fo:text-indent="0in"/>
    </style:style>
    <style:style style:name="P756" style:parent-style-name="Standard" style:family="paragraph">
      <style:paragraph-properties fo:text-align="start" fo:text-indent="0in"/>
    </style:style>
    <style:style style:name="T757" style:parent-style-name="DefaultParagraphFont" style:family="text">
      <style:text-properties style:font-name="Times New Roman" fo:font-size="12pt" style:font-size-asian="12pt" style:font-size-complex="12pt" fo:language="en" fo:country="US"/>
    </style:style>
    <style:style style:name="T758" style:parent-style-name="CommentReference" style:family="text">
      <style:text-properties style:font-name="Times New Roman" fo:font-size="12pt" style:font-size-asian="12pt" style:font-size-complex="12pt"/>
    </style:style>
    <style:style style:name="T759" style:parent-style-name="DefaultParagraphFont" style:family="text">
      <style:text-properties style:font-name="Times New Roman" fo:font-size="12pt" style:font-size-asian="12pt" style:font-size-complex="12pt" fo:language="en" fo:country="US"/>
    </style:style>
    <style:style style:name="P7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8" style:parent-style-name="Standard" style:family="paragraph">
      <style:paragraph-properties fo:text-align="start" fo:text-indent="0in"/>
    </style:style>
    <style:style style:name="T769" style:parent-style-name="DefaultParagraphFont" style:family="text">
      <style:text-properties style:font-name="Times New Roman" fo:font-size="12pt" style:font-size-asian="12pt" style:font-size-complex="12pt" fo:language="en" fo:country="US"/>
    </style:style>
    <style:style style:name="T770" style:parent-style-name="CommentReference" style:family="text">
      <style:text-properties style:font-name="Times New Roman" fo:font-size="12pt" style:font-size-asian="12pt" style:font-size-complex="12pt"/>
    </style:style>
    <style:style style:name="T771" style:parent-style-name="DefaultParagraphFont" style:family="text">
      <style:text-properties style:font-name="Times New Roman" fo:font-size="12pt" style:font-size-asian="12pt" style:font-size-complex="12pt" fo:language="en" fo:country="US"/>
    </style:style>
    <style:style style:name="T772" style:parent-style-name="DefaultParagraphFont" style:family="text">
      <style:text-properties style:font-name="Times New Roman" fo:font-size="12pt" style:font-size-asian="12pt" style:font-size-complex="12pt" fo:language="en" fo:country="US"/>
    </style:style>
    <style:style style:name="P773" style:parent-style-name="CommentText" style:family="paragraph">
      <style:paragraph-properties fo:text-align="start" fo:text-indent="0in"/>
    </style:style>
    <style:style style:name="P7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6" style:parent-style-name="Standard" style:family="paragraph">
      <style:paragraph-properties fo:text-align="start" fo:text-indent="0in"/>
      <style:text-properties style:font-name="Times New Roman" fo:font-size="12pt" style:font-size-asian="12pt" style:font-size-complex="12pt"/>
    </style:style>
    <style:style style:name="P777" style:parent-style-name="Standard" style:family="paragraph">
      <style:paragraph-properties fo:text-align="start" fo:text-indent="0in"/>
    </style:style>
    <style:style style:name="T778" style:parent-style-name="DefaultParagraphFont" style:family="text">
      <style:text-properties style:font-name="Times New Roman" fo:font-size="12pt" style:font-size-asian="12pt" style:font-size-complex="12pt"/>
    </style:style>
    <style:style style:name="T779" style:parent-style-name="DefaultParagraphFont" style:family="text">
      <style:text-properties style:font-name="Times New Roman" fo:font-size="12pt" style:font-size-asian="12pt" style:font-size-complex="12pt" fo:language="en" fo:country="US"/>
    </style:style>
    <style:style style:name="P7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2" style:parent-style-name="Standard" style:family="paragraph">
      <style:paragraph-properties fo:text-align="start" fo:text-indent="0in"/>
    </style:style>
    <style:style style:name="T783" style:parent-style-name="DefaultParagraphFont" style:family="text">
      <style:text-properties style:font-name="Times New Roman" fo:font-size="12pt" style:font-size-asian="12pt" style:font-size-complex="12pt" fo:language="en" fo:country="US"/>
    </style:style>
    <style:style style:name="T784" style:parent-style-name="CommentReference" style:family="text">
      <style:text-properties style:font-name="Times New Roman" fo:font-size="12pt" style:font-size-asian="12pt" style:font-size-complex="12pt"/>
    </style:style>
    <style:style style:name="P7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6" style:parent-style-name="CommentText" style:family="paragraph">
      <style:paragraph-properties fo:text-align="start" fo:text-indent="0in"/>
    </style:style>
    <style:style style:name="P787" style:parent-style-name="CommentText" style:family="paragraph">
      <style:paragraph-properties fo:text-align="start" fo:text-indent="0in"/>
    </style:style>
    <style:style style:name="P7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9" style:parent-style-name="Standard" style:family="paragraph">
      <style:paragraph-properties fo:text-align="start" fo:text-indent="0in"/>
    </style:style>
    <style:style style:name="T800" style:parent-style-name="DefaultParagraphFont" style:family="text">
      <style:text-properties style:font-name="Times New Roman" fo:font-size="12pt" style:font-size-asian="12pt" style:font-size-complex="12pt" fo:language="en" fo:country="US"/>
    </style:style>
    <style:style style:name="T801" style:parent-style-name="CommentReference" style:family="text">
      <style:text-properties style:font-name="Times New Roman" fo:font-size="12pt" style:font-size-asian="12pt" style:font-size-complex="12pt"/>
    </style:style>
    <style:style style:name="T802" style:parent-style-name="CommentReference" style:family="text">
      <style:text-properties style:font-name="Times New Roman" fo:font-size="12pt" style:font-size-asian="12pt" style:font-size-complex="12pt"/>
    </style:style>
    <style:style style:name="P8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4" style:parent-style-name="CommentText" style:family="paragraph">
      <style:paragraph-properties fo:text-align="start" fo:text-indent="0in"/>
    </style:style>
    <style:style style:name="P8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9" style:parent-style-name="Standard" style:family="paragraph">
      <style:paragraph-properties fo:text-align="start" fo:text-indent="0in"/>
    </style:style>
    <style:style style:name="T820" style:parent-style-name="DefaultParagraphFont" style:family="text">
      <style:text-properties style:font-name="Times New Roman" fo:font-size="12pt" style:font-size-asian="12pt" style:font-size-complex="12pt" fo:language="en" fo:country="US"/>
    </style:style>
    <style:style style:name="T821" style:parent-style-name="CommentReference" style:family="text">
      <style:text-properties style:font-name="Times New Roman" fo:font-size="12pt" style:font-size-asian="12pt" style:font-size-complex="12pt"/>
    </style:style>
    <style:style style:name="P8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9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9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9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9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9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11" style:parent-style-name="Standard" style:family="paragraph">
      <style:paragraph-properties fo:text-align="start" fo:text-indent="0in"/>
    </style:style>
    <style:style style:name="T91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1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9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9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9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17" style:parent-style-name="CommentText" style:family="paragraph">
      <style:paragraph-properties fo:text-align="start" fo:text-indent="0in"/>
    </style:style>
    <style:style style:name="P9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9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922" style:parent-style-name="Standard" style:family="paragraph">
      <style:paragraph-properties fo:text-align="start" fo:text-indent="0in"/>
    </style:style>
    <style:style style:name="T923" style:parent-style-name="DefaultParagraphFont" style:family="text">
      <style:text-properties style:font-name="Times New Roman" fo:font-size="12pt" style:font-size-asian="12pt" style:font-size-complex="12pt" fo:language="en" fo:country="US"/>
    </style:style>
    <style:style style:name="T924" style:parent-style-name="CommentReference" style:family="text">
      <style:text-properties style:font-name="Times New Roman" fo:font-size="12pt" style:font-size-asian="12pt" style:font-size-complex="12pt"/>
    </style:style>
    <style:style style:name="P9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9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8" style:parent-style-name="Standard" style:family="paragraph">
      <style:paragraph-properties fo:text-align="start" fo:text-indent="0in"/>
      <style:text-properties style:font-name="Times New Roman" fo:font-size="12pt" style:font-size-asian="12pt" style:font-size-complex="12pt" fo:language="da" fo:country="DK"/>
    </style:style>
    <style:style style:name="P9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4" style:parent-style-name="Standard" style:family="paragraph">
      <style:paragraph-properties fo:text-align="start" fo:text-indent="0in"/>
    </style:style>
    <style:style style:name="T945" style:parent-style-name="DefaultParagraphFont" style:family="text">
      <style:text-properties style:font-name="Times New Roman" fo:font-size="12pt" style:font-size-asian="12pt" style:font-size-complex="12pt" fo:language="da" fo:country="DK"/>
    </style:style>
    <style:style style:name="T946" style:parent-style-name="DefaultParagraphFont" style:family="text">
      <style:text-properties style:font-name="Times New Roman" fo:font-size="12pt" style:font-size-asian="12pt" style:font-size-complex="12pt" fo:language="en" fo:country="US"/>
    </style:style>
    <style:style style:name="P9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7" style:parent-style-name="Standard" style:family="paragraph">
      <style:paragraph-properties fo:text-align="start" fo:text-indent="0in"/>
    </style:style>
    <style:style style:name="T958" style:parent-style-name="DefaultParagraphFont" style:family="text">
      <style:text-properties style:font-name="Times New Roman" fo:font-size="12pt" style:font-size-asian="12pt" style:font-size-complex="12pt" fo:language="da" fo:country="DK"/>
    </style:style>
    <style:style style:name="T959" style:parent-style-name="DefaultParagraphFont" style:family="text">
      <style:text-properties style:font-name="Times New Roman" fo:font-size="12pt" style:font-size-asian="12pt" style:font-size-complex="12pt" fo:language="en" fo:country="US"/>
    </style:style>
    <style:style style:name="P9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962" style:parent-style-name="Standard" style:family="paragraph">
      <style:paragraph-properties fo:text-align="start" fo:text-indent="0in"/>
    </style:style>
    <style:style style:name="T963" style:parent-style-name="DefaultParagraphFont" style:family="text">
      <style:text-properties style:font-name="Times New Roman" fo:font-size="12pt" style:font-size-asian="12pt" style:font-size-complex="12pt" fo:language="da" fo:country="DK"/>
    </style:style>
    <style:style style:name="T964" style:parent-style-name="DefaultParagraphFont" style:family="text">
      <style:text-properties style:font-name="Times New Roman" fo:font-size="12pt" style:font-size-asian="12pt" style:font-size-complex="12pt" fo:language="en" fo:country="US"/>
    </style:style>
    <style:style style:name="P9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9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6" style:parent-style-name="Standard" style:family="paragraph">
      <style:paragraph-properties fo:text-align="start" fo:text-indent="0in"/>
    </style:style>
    <style:style style:name="T987" style:parent-style-name="DefaultParagraphFont" style:family="text">
      <style:text-properties style:font-name="Times New Roman" fo:font-size="12pt" style:font-size-asian="12pt" style:font-size-complex="12pt" fo:language="da" fo:country="DK"/>
    </style:style>
    <style:style style:name="T988" style:parent-style-name="DefaultParagraphFont" style:family="text">
      <style:text-properties style:font-name="Times New Roman" fo:font-size="12pt" style:font-size-asian="12pt" style:font-size-complex="12pt" fo:language="en" fo:country="US"/>
    </style:style>
    <style:style style:name="T989" style:parent-style-name="DefaultParagraphFont" style:family="text">
      <style:text-properties style:font-name="Times New Roman" fo:font-size="12pt" style:font-size-asian="12pt" style:font-size-complex="12pt" fo:language="da" fo:country="DK"/>
    </style:style>
    <style:style style:name="T990" style:parent-style-name="DefaultParagraphFont" style:family="text">
      <style:text-properties style:font-name="Times New Roman" fo:font-size="12pt" style:font-size-asian="12pt" style:font-size-complex="12pt" fo:language="en" fo:country="US"/>
    </style:style>
    <style:style style:name="T991" style:parent-style-name="DefaultParagraphFont" style:family="text">
      <style:text-properties style:font-name="Times New Roman" fo:font-size="12pt" style:font-size-asian="12pt" style:font-size-complex="12pt" fo:language="da" fo:country="DK"/>
    </style:style>
    <style:style style:name="T992" style:parent-style-name="DefaultParagraphFont" style:family="text">
      <style:text-properties style:font-name="Times New Roman" fo:font-size="12pt" style:font-size-asian="12pt" style:font-size-complex="12pt" fo:language="en" fo:country="US"/>
    </style:style>
    <style:style style:name="P9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94" style:parent-style-name="Standard" style:family="paragraph">
      <style:paragraph-properties fo:text-align="start" fo:text-indent="0in"/>
    </style:style>
    <style:style style:name="T995" style:parent-style-name="DefaultParagraphFont" style:family="text">
      <style:text-properties style:font-name="Times New Roman" fo:font-size="12pt" style:font-size-asian="12pt" style:font-size-complex="12pt" fo:language="da" fo:country="DK"/>
    </style:style>
    <style:style style:name="T996" style:parent-style-name="DefaultParagraphFont" style:family="text">
      <style:text-properties style:font-name="Times New Roman" fo:font-size="12pt" style:font-size-asian="12pt" style:font-size-complex="12pt" fo:language="en" fo:country="US"/>
    </style:style>
    <style:style style:name="P9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2" style:parent-style-name="Standard" style:family="paragraph">
      <style:paragraph-properties fo:text-align="start" fo:text-indent="0in"/>
    </style:style>
    <style:style style:name="T1013" style:parent-style-name="DefaultParagraphFont" style:family="text">
      <style:text-properties style:font-name="Times New Roman" fo:font-size="12pt" style:font-size-asian="12pt" style:font-size-complex="12pt" fo:language="en" fo:country="US"/>
    </style:style>
    <style:style style:name="T1014" style:parent-style-name="DefaultParagraphFont" style:family="text">
      <style:text-properties style:font-name="Times New Roman" fo:font-size="12pt" style:font-size-asian="12pt" style:font-size-complex="12pt" fo:language="da" fo:country="DK"/>
    </style:style>
    <style:style style:name="T1015" style:parent-style-name="DefaultParagraphFont" style:family="text">
      <style:text-properties style:font-name="Times New Roman" fo:font-size="12pt" style:font-size-asian="12pt" style:font-size-complex="12pt" fo:language="en" fo:country="US"/>
    </style:style>
    <style:style style:name="P10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46" style:parent-style-name="Standard" style:family="paragraph">
      <style:paragraph-properties fo:text-align="start" fo:text-indent="0in"/>
    </style:style>
    <style:style style:name="T1047" style:parent-style-name="DefaultParagraphFont" style:family="text">
      <style:text-properties style:font-name="Times New Roman" fo:font-size="12pt" style:font-size-asian="12pt" style:font-size-complex="12pt" fo:language="en" fo:country="US"/>
    </style:style>
    <style:style style:name="T1048" style:parent-style-name="DefaultParagraphFont" style:family="text">
      <style:text-properties style:font-name="Times New Roman" fo:font-size="12pt" style:font-size-asian="12pt" style:font-size-complex="12pt" fo:language="da" fo:country="DK"/>
    </style:style>
    <style:style style:name="P1049" style:parent-style-name="Standard" style:family="paragraph">
      <style:paragraph-properties fo:text-align="start" fo:text-indent="0in"/>
    </style:style>
    <style:style style:name="T1050" style:parent-style-name="DefaultParagraphFont" style:family="text">
      <style:text-properties style:font-name="Times New Roman" fo:font-size="12pt" style:font-size-asian="12pt" style:font-size-complex="12pt" fo:language="da" fo:country="DK"/>
    </style:style>
    <style:style style:name="T1051" style:parent-style-name="DefaultParagraphFont" style:family="text">
      <style:text-properties style:font-name="Times New Roman" fo:font-size="12pt" style:font-size-asian="12pt" style:font-size-complex="12pt" fo:language="en" fo:country="US"/>
    </style:style>
    <style:style style:name="P10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1" style:parent-style-name="CommentText" style:family="paragraph">
      <style:paragraph-properties fo:text-align="start" fo:text-indent="0in"/>
    </style:style>
    <style:style style:name="P11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61" style:parent-style-name="Standard" style:family="paragraph">
      <style:paragraph-properties fo:text-align="start" fo:text-indent="0in"/>
    </style:style>
    <style:style style:name="T1162" style:parent-style-name="DefaultParagraphFont" style:family="text">
      <style:text-properties style:font-name="Times New Roman" fo:font-size="12pt" style:font-size-asian="12pt" style:font-size-complex="12pt" fo:language="en" fo:country="US"/>
    </style:style>
    <style:style style:name="T1163" style:parent-style-name="CommentReference" style:family="text">
      <style:text-properties style:font-name="Times New Roman" fo:font-size="12pt" style:font-size-asian="12pt" style:font-size-complex="12pt"/>
    </style:style>
    <style:style style:name="P11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65" style:parent-style-name="CommentText" style:family="paragraph">
      <style:paragraph-properties fo:text-align="start" fo:text-indent="0in"/>
    </style:style>
    <style:style style:name="P11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67" style:parent-style-name="Standard" style:family="paragraph">
      <style:paragraph-properties fo:text-align="start" fo:text-indent="0in"/>
    </style:style>
    <style:style style:name="T1168" style:parent-style-name="DefaultParagraphFont" style:family="text">
      <style:text-properties style:font-name="Times New Roman" fo:font-size="12pt" style:font-size-asian="12pt" style:font-size-complex="12pt" fo:language="en" fo:country="US"/>
    </style:style>
    <style:style style:name="T1169" style:parent-style-name="CommentReference" style:family="text">
      <style:text-properties style:font-name="Times New Roman" fo:font-size="12pt" style:font-size-asian="12pt" style:font-size-complex="12pt"/>
    </style:style>
    <style:style style:name="P11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71" style:parent-style-name="CommentText" style:family="paragraph">
      <style:paragraph-properties fo:text-align="start" fo:text-indent="0in"/>
    </style:style>
    <style:style style:name="P11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75" style:parent-style-name="Standard" style:family="paragraph">
      <style:paragraph-properties fo:text-align="start" fo:text-indent="0in"/>
    </style:style>
    <style:style style:name="T1176" style:parent-style-name="DefaultParagraphFont" style:family="text">
      <style:text-properties style:font-name="Times New Roman" fo:font-size="12pt" style:font-size-asian="12pt" style:font-size-complex="12pt" fo:language="en" fo:country="US"/>
    </style:style>
    <style:style style:name="T1177" style:parent-style-name="CommentReference" style:family="text">
      <style:text-properties style:font-name="Times New Roman" fo:font-size="12pt" style:font-size-asian="12pt" style:font-size-complex="12pt"/>
    </style:style>
    <style:style style:name="P11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8" style:parent-style-name="Standard" style:family="paragraph">
      <style:paragraph-properties fo:text-align="start" fo:text-indent="0in"/>
      <style:text-properties style:font-name="Times New Roman" fo:font-size="12pt" style:font-size-asian="12pt" style:font-size-complex="12pt"/>
    </style:style>
    <style:style style:name="P11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0" style:parent-style-name="Standard" style:family="paragraph">
      <style:paragraph-properties fo:text-align="start" fo:text-indent="0in"/>
    </style:style>
    <style:style style:name="T1201" style:parent-style-name="DefaultParagraphFont" style:family="text">
      <style:text-properties style:font-name="Times New Roman" fo:font-size="12pt" style:font-size-asian="12pt" style:font-size-complex="12pt" fo:language="da" fo:country="DK"/>
    </style:style>
    <style:style style:name="T1202" style:parent-style-name="DefaultParagraphFont" style:family="text">
      <style:text-properties style:font-name="Times New Roman" fo:font-size="12pt" style:font-size-asian="12pt" style:font-size-complex="12pt" fo:language="en" fo:country="US"/>
    </style:style>
    <style:style style:name="P12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1" style:parent-style-name="CommentText" style:family="paragraph">
      <style:paragraph-properties fo:text-align="start" fo:text-indent="0in"/>
    </style:style>
    <style:style style:name="P12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32" style:parent-style-name="Standard" style:family="paragraph">
      <style:paragraph-properties fo:text-align="start" fo:text-indent="0in"/>
    </style:style>
    <style:style style:name="T1233" style:parent-style-name="DefaultParagraphFont" style:family="text">
      <style:text-properties style:font-name="Times New Roman" fo:font-size="12pt" style:font-size-asian="12pt" style:font-size-complex="12pt" fo:language="en" fo:country="US"/>
    </style:style>
    <style:style style:name="T1234" style:parent-style-name="CommentReference" style:family="text">
      <style:text-properties style:font-name="Times New Roman" fo:font-size="12pt" style:font-size-asian="12pt" style:font-size-complex="12pt"/>
    </style:style>
    <style:style style:name="P1235" style:parent-style-name="Standard" style:family="paragraph">
      <style:paragraph-properties fo:text-align="start" fo:text-indent="0in"/>
    </style:style>
    <style:style style:name="T1236"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1237"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2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40" style:parent-style-name="Standard" style:family="paragraph">
      <style:paragraph-properties fo:text-align="start" fo:text-indent="0in"/>
    </style:style>
    <style:style style:name="T1241" style:parent-style-name="DefaultParagraphFont" style:family="text">
      <style:text-properties style:font-name="Times New Roman" fo:font-size="12pt" style:font-size-asian="12pt" style:font-size-complex="12pt" fo:language="da" fo:country="DK"/>
    </style:style>
    <style:style style:name="T1242" style:parent-style-name="DefaultParagraphFont" style:family="text">
      <style:text-properties style:font-name="Times New Roman" fo:font-size="12pt" style:font-size-asian="12pt" style:font-size-complex="12pt" fo:language="en" fo:country="US"/>
    </style:style>
    <style:style style:name="P12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46" style:parent-style-name="CommentText" style:family="paragraph">
      <style:paragraph-properties fo:text-align="start" fo:text-indent="0in"/>
    </style:style>
    <style:style style:name="P12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9" style:parent-style-name="Standard" style:family="paragraph">
      <style:paragraph-properties fo:text-align="start" fo:text-indent="0in"/>
    </style:style>
    <style:style style:name="T1270" style:parent-style-name="DefaultParagraphFont" style:family="text">
      <style:text-properties style:font-name="Times New Roman" fo:font-size="12pt" style:font-size-asian="12pt" style:font-size-complex="12pt" fo:language="en" fo:country="US"/>
    </style:style>
    <style:style style:name="T1271" style:parent-style-name="CommentReference" style:family="text">
      <style:text-properties style:font-name="Times New Roman" fo:font-size="12pt" style:font-size-asian="12pt" style:font-size-complex="12pt"/>
    </style:style>
    <style:style style:name="T1272" style:parent-style-name="DefaultParagraphFont" style:family="text">
      <style:text-properties style:font-name="Times New Roman" fo:font-size="12pt" style:font-size-asian="12pt" style:font-size-complex="12pt" fo:language="en" fo:country="US"/>
    </style:style>
    <style:style style:name="P12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74" style:parent-style-name="CommentText" style:family="paragraph">
      <style:paragraph-properties fo:text-align="start" fo:text-indent="0in"/>
    </style:style>
    <style:style style:name="P12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90" style:parent-style-name="Standard" style:family="paragraph">
      <style:paragraph-properties fo:text-align="start" fo:text-indent="0in"/>
    </style:style>
    <style:style style:name="T1291" style:parent-style-name="DefaultParagraphFont" style:family="text">
      <style:text-properties style:font-name="Times New Roman" fo:font-size="12pt" style:font-size-asian="12pt" style:font-size-complex="12pt" fo:language="en" fo:country="US"/>
    </style:style>
    <style:style style:name="T1292" style:parent-style-name="CommentReference" style:family="text">
      <style:text-properties style:font-name="Times New Roman" fo:font-size="12pt" style:font-size-asian="12pt" style:font-size-complex="12pt"/>
    </style:style>
    <style:style style:name="P12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12" style:parent-style-name="Standard" style:family="paragraph">
      <style:paragraph-properties fo:text-align="start" fo:text-indent="0in"/>
    </style:style>
    <style:style style:name="T1313" style:parent-style-name="DefaultParagraphFont" style:family="text">
      <style:text-properties style:font-name="Times New Roman" fo:font-size="12pt" style:font-size-asian="12pt" style:font-size-complex="12pt" fo:language="da" fo:country="DK"/>
    </style:style>
    <style:style style:name="T1314" style:parent-style-name="DefaultParagraphFont" style:family="text">
      <style:text-properties style:font-name="Times New Roman" fo:font-size="12pt" style:font-size-asian="12pt" style:font-size-complex="12pt" fo:language="en" fo:country="US"/>
    </style:style>
    <style:style style:name="P13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20" style:parent-style-name="Standard" style:family="paragraph">
      <style:paragraph-properties fo:text-align="start" fo:text-indent="0in"/>
    </style:style>
    <style:style style:name="T1321" style:parent-style-name="DefaultParagraphFont" style:family="text">
      <style:text-properties style:font-name="Times New Roman" fo:font-weight="bold" style:font-weight-asian="bold" style:font-weight-complex="bold" fo:font-size="12pt" style:font-size-asian="12pt" style:font-size-complex="12pt"/>
    </style:style>
    <style:style style:name="T1322" style:parent-style-name="Hyperlink" style:family="text">
      <style:text-properties style:font-name="Times New Roman" fo:font-weight="bold" style:font-weight-asian="bold" style:font-weight-complex="bold" fo:font-size="12pt" style:font-size-asian="12pt" style:font-size-complex="12pt"/>
    </style:style>
    <style:style style:name="P13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27" style:parent-style-name="Standard" style:family="paragraph">
      <style:paragraph-properties fo:text-align="start" fo:text-indent="0in"/>
    </style:style>
    <style:style style:name="T1328" style:parent-style-name="DefaultParagraphFont" style:family="text">
      <style:text-properties style:font-name="Times New Roman" fo:font-size="12pt" style:font-size-asian="12pt" style:font-size-complex="12pt" fo:language="en" fo:country="US"/>
    </style:style>
    <style:style style:name="P1329" style:parent-style-name="CommentText" style:family="paragraph">
      <style:paragraph-properties fo:text-align="start" fo:text-indent="0in"/>
    </style:style>
    <style:style style:name="T1330" style:parent-style-name="CommentReference" style:family="text">
      <style:text-properties style:font-name="Times New Roman" fo:font-size="12pt" style:font-size-asian="12pt" style:font-size-complex="12pt"/>
    </style:style>
    <style:style style:name="P13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32" style:parent-style-name="CommentText" style:family="paragraph">
      <style:paragraph-properties fo:text-align="start" fo:text-indent="0in"/>
    </style:style>
    <style:style style:name="P13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35" style:parent-style-name="Standard" style:family="paragraph">
      <style:paragraph-properties fo:text-align="start" fo:text-indent="0in"/>
    </style:style>
    <style:style style:name="T1336" style:parent-style-name="DefaultParagraphFont" style:family="text">
      <style:text-properties style:font-name="Times New Roman" fo:font-size="12pt" style:font-size-asian="12pt" style:font-size-complex="12pt" fo:language="en" fo:country="US"/>
    </style:style>
    <style:style style:name="T1337" style:parent-style-name="DefaultParagraphFont" style:family="text">
      <style:text-properties style:font-name="Times New Roman" fo:font-size="12pt" style:font-size-asian="12pt" style:font-size-complex="12pt" fo:language="en" fo:country="US"/>
    </style:style>
    <style:style style:name="T1338" style:parent-style-name="DefaultParagraphFont" style:family="text">
      <style:text-properties style:font-name="Times New Roman" fo:font-size="12pt" style:font-size-asian="12pt" style:font-size-complex="12pt" fo:language="en" fo:country="US"/>
    </style:style>
    <style:style style:name="T1339" style:parent-style-name="DefaultParagraphFont" style:family="text">
      <style:text-properties style:font-name="Times New Roman" fo:font-size="12pt" style:font-size-asian="12pt" style:font-size-complex="12pt" fo:language="en" fo:country="US"/>
    </style:style>
    <style:style style:name="P1340" style:parent-style-name="CommentText" style:family="paragraph">
      <style:paragraph-properties fo:text-align="start" fo:text-indent="0in"/>
    </style:style>
    <style:style style:name="P13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3" style:parent-style-name="Standard" style:family="paragraph">
      <style:paragraph-properties fo:text-align="start" fo:text-indent="0in"/>
    </style:style>
    <style:style style:name="T1354" style:parent-style-name="DefaultParagraphFont" style:family="text">
      <style:text-properties style:font-name="Times New Roman" fo:font-size="12pt" style:font-size-asian="12pt" style:font-size-complex="12pt" fo:language="en" fo:country="US"/>
    </style:style>
    <style:style style:name="T1355" style:parent-style-name="CommentReference" style:family="text">
      <style:text-properties style:font-name="Times New Roman" fo:font-size="12pt" style:font-size-asian="12pt" style:font-size-complex="12pt"/>
    </style:style>
    <style:style style:name="P13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63" style:parent-style-name="Standard" style:family="paragraph">
      <style:paragraph-properties fo:text-align="start" fo:text-indent="0in"/>
      <style:text-properties style:font-name="Times New Roman" fo:font-size="12pt" style:font-size-asian="12pt" style:font-size-complex="12pt" fo:language="da" fo:country="DK"/>
    </style:style>
    <style:style style:name="P13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68" style:parent-style-name="Standard" style:family="paragraph">
      <style:paragraph-properties fo:text-align="start" fo:text-indent="0in"/>
    </style:style>
    <style:style style:name="T13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37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3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75"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1376" style:parent-style-name="Standard" style:family="paragraph">
      <style:paragraph-properties fo:text-align="start" fo:text-indent="0in"/>
    </style:style>
    <style:style style:name="T137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37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3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86" style:parent-style-name="Standard" style:family="paragraph">
      <style:paragraph-properties fo:text-align="start" fo:text-indent="0in"/>
    </style:style>
    <style:style style:name="T138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38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3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85" style:parent-style-name="Standard" style:family="paragraph">
      <style:paragraph-properties fo:text-align="start" fo:text-indent="0in"/>
    </style:style>
    <style:style style:name="T148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48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2" style:parent-style-name="CommentText" style:family="paragraph">
      <style:paragraph-properties fo:text-align="start" fo:text-indent="0in"/>
    </style:style>
    <style:style style:name="P15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7" style:parent-style-name="Standard" style:family="paragraph">
      <style:paragraph-properties fo:text-align="start" fo:text-indent="0in"/>
    </style:style>
    <style:style style:name="T1538" style:parent-style-name="DefaultParagraphFont" style:family="text">
      <style:text-properties style:font-name="Times New Roman" fo:font-size="12pt" style:font-size-asian="12pt" style:font-size-complex="12pt" fo:language="en" fo:country="US"/>
    </style:style>
    <style:style style:name="T1539" style:parent-style-name="CommentReference" style:family="text">
      <style:text-properties style:font-name="Times New Roman" fo:font-size="12pt" style:font-size-asian="12pt" style:font-size-complex="12pt"/>
    </style:style>
    <style:style style:name="T1540" style:parent-style-name="DefaultParagraphFont" style:family="text">
      <style:text-properties style:font-name="Times New Roman" fo:font-size="12pt" style:font-size-asian="12pt" style:font-size-complex="12pt" fo:language="en" fo:country="US"/>
    </style:style>
    <style:style style:name="P15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54" style:parent-style-name="Standard" style:family="paragraph">
      <style:paragraph-properties fo:text-align="start" fo:text-indent="0in"/>
    </style:style>
    <style:style style:name="T155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55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5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5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92" style:parent-style-name="Standard" style:family="paragraph">
      <style:paragraph-properties fo:text-align="start" fo:text-indent="0in"/>
      <style:text-properties style:font-name="Times New Roman" fo:font-size="12pt" style:font-size-asian="12pt" style:font-size-complex="12pt" fo:language="da" fo:country="DK"/>
    </style:style>
    <style:style style:name="P159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da" fo:country="DK"/>
    </style:style>
    <style:style style:name="P15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39" style:parent-style-name="CommentText" style:family="paragraph">
      <style:paragraph-properties fo:text-align="start" fo:text-indent="0in"/>
    </style:style>
    <style:style style:name="P16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42" style:parent-style-name="Standard" style:family="paragraph">
      <style:paragraph-properties fo:text-align="start" fo:text-indent="0in"/>
    </style:style>
    <style:style style:name="T1643" style:parent-style-name="DefaultParagraphFont" style:family="text">
      <style:text-properties style:font-name="Times New Roman" fo:font-size="12pt" style:font-size-asian="12pt" style:font-size-complex="12pt" fo:language="en" fo:country="US"/>
    </style:style>
    <style:style style:name="T1644" style:parent-style-name="CommentReference" style:family="text">
      <style:text-properties style:font-name="Times New Roman" fo:font-size="12pt" style:font-size-asian="12pt" style:font-size-complex="12pt"/>
    </style:style>
    <style:style style:name="P16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63" style:parent-style-name="Standard" style:family="paragraph">
      <style:paragraph-properties fo:text-align="start" fo:text-indent="0in"/>
    </style:style>
    <style:style style:name="T166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66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6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3" style:parent-style-name="Standard" style:family="paragraph">
      <style:paragraph-properties fo:text-align="start" fo:text-indent="0in"/>
      <style:text-properties style:font-name="Times New Roman" fo:font-size="12pt" style:font-size-asian="12pt" style:font-size-complex="12pt"/>
    </style:style>
    <style:style style:name="P17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52" style:parent-style-name="Standard" style:family="paragraph">
      <style:paragraph-properties fo:text-align="start" fo:text-indent="0in"/>
    </style:style>
    <style:style style:name="T175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5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7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71" style:parent-style-name="Standard" style:family="paragraph">
      <style:paragraph-properties fo:text-align="start" fo:text-indent="0in"/>
    </style:style>
    <style:style style:name="T177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7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7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21" style:parent-style-name="Standard" style:family="paragraph">
      <style:paragraph-properties fo:text-align="start" fo:text-indent="0in"/>
    </style:style>
    <style:style style:name="T1822"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1823"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8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2" style:parent-style-name="CommentText" style:family="paragraph">
      <style:paragraph-properties fo:text-align="start" fo:text-indent="0in"/>
    </style:style>
    <style:style style:name="P18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6" style:parent-style-name="Standard" style:family="paragraph">
      <style:paragraph-properties fo:text-align="start" fo:text-indent="0in"/>
    </style:style>
    <style:style style:name="T1867" style:parent-style-name="DefaultParagraphFont" style:family="text">
      <style:text-properties style:font-name="Times New Roman" fo:font-size="12pt" style:font-size-asian="12pt" style:font-size-complex="12pt" fo:language="en" fo:country="US"/>
    </style:style>
    <style:style style:name="T1868" style:parent-style-name="CommentReference" style:family="text">
      <style:text-properties style:font-name="Times New Roman" fo:font-size="12pt" style:font-size-asian="12pt" style:font-size-complex="12pt"/>
    </style:style>
    <style:style style:name="P18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7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da" fo:country="DK"/>
    </style:style>
    <style:style style:name="P18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93" style:parent-style-name="Standard" style:family="paragraph">
      <style:paragraph-properties fo:text-align="start" fo:text-indent="0in"/>
    </style:style>
    <style:style style:name="T189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895" style:parent-style-name="hgkelc" style:family="text">
      <style:text-properties style:font-name="Times New Roman" fo:font-weight="bold" style:font-weight-asian="bold" style:font-weight-complex="bold" fo:font-size="12pt" style:font-size-asian="12pt" style:font-size-complex="12pt" fo:language="en" fo:country="US"/>
    </style:style>
    <style:style style:name="T189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8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05" style:parent-style-name="Standard" style:family="paragraph">
      <style:paragraph-properties fo:text-align="start" fo:text-indent="0in"/>
    </style:style>
    <style:style style:name="T190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90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90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909" style:parent-style-name="Standard" style:family="paragraph">
      <style:paragraph-properties fo:text-align="start" fo:text-indent="0in"/>
    </style:style>
    <style:style style:name="T1910" style:parent-style-name="DefaultParagraphFont" style:family="text">
      <style:text-properties style:font-name="Times New Roman" fo:font-size="12pt" style:font-size-asian="12pt" style:font-size-complex="12pt" fo:language="en" fo:country="US"/>
    </style:style>
    <style:style style:name="P19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21" style:parent-style-name="Standard" style:family="paragraph">
      <style:paragraph-properties fo:text-align="start" fo:text-indent="0in"/>
    </style:style>
    <style:style style:name="T1922"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1923"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9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2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92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92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929" style:parent-style-name="Standard" style:family="paragraph">
      <style:paragraph-properties fo:text-align="start" fo:text-indent="0in"/>
    </style:style>
    <style:style style:name="T19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93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9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45"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1946" style:parent-style-name="Normal" style:family="paragraph">
      <style:paragraph-properties fo:text-align="start" fo:text-indent="0in"/>
    </style:style>
    <style:style style:name="T194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948"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T1949" style:parent-style-name="Hyperlink"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P1950"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51"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52"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53" style:parent-style-name="Normal" style:family="paragraph">
      <style:paragraph-properties fo:text-align="start" fo:text-indent="0in"/>
    </style:style>
    <style:style style:name="T195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55" style:parent-style-name="DefaultParagraphFont" style:family="text">
      <style:text-properties style:font-name="Times New Roman" fo:font-size="12pt" style:font-size-asian="12pt" style:font-size-complex="12pt" fo:language="en" fo:country="US"/>
    </style:style>
    <style:style style:name="T195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P1957"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58"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59"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60"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61"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62"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63"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64"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65"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66"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67"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68"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69"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da" fo:country="DK" style:language-asian="de" style:country-asian="DE"/>
    </style:style>
    <style:style style:name="P1970"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da" fo:country="DK" style:language-asian="de" style:country-asian="DE"/>
    </style:style>
    <style:style style:name="P1971"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da" fo:country="DK" style:language-asian="de" style:country-asian="DE"/>
    </style:style>
    <style:style style:name="P197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da" fo:country="DK"/>
    </style:style>
    <style:style style:name="P1973" style:parent-style-name="Standard" style:family="paragraph">
      <style:paragraph-properties fo:text-align="start" fo:text-indent="0in"/>
      <style:text-properties style:font-name="Times New Roman" fo:font-size="12pt" style:font-size-asian="12pt" style:font-size-complex="12pt" fo:language="da" fo:country="DK"/>
    </style:style>
    <style:style style:name="P1974" style:parent-style-name="Standard" style:family="paragraph">
      <style:paragraph-properties fo:text-align="start" fo:text-indent="0in"/>
      <style:text-properties style:font-name="Times New Roman" fo:font-size="12pt" style:font-size-asian="12pt" style:font-size-complex="12pt" fo:language="da" fo:country="DK"/>
    </style:style>
    <style:style style:name="P1975" style:parent-style-name="Standard" style:family="paragraph">
      <style:paragraph-properties fo:text-align="start" fo:text-indent="0in"/>
      <style:text-properties style:font-name="Times New Roman" fo:font-size="12pt" style:font-size-asian="12pt" style:font-size-complex="12pt" fo:language="da" fo:country="DK"/>
    </style:style>
    <style:style style:name="P1976" style:parent-style-name="Standard" style:family="paragraph">
      <style:paragraph-properties fo:text-align="start" fo:text-indent="0in"/>
      <style:text-properties style:font-name="Times New Roman" fo:font-size="12pt" style:font-size-asian="12pt" style:font-size-complex="12pt" fo:language="da" fo:country="DK"/>
    </style:style>
    <style:style style:name="P1977" style:parent-style-name="Standard" style:family="paragraph">
      <style:paragraph-properties fo:text-align="start" fo:text-indent="0in"/>
      <style:text-properties style:font-name="Times New Roman" fo:font-size="12pt" style:font-size-asian="12pt" style:font-size-complex="12pt" fo:language="da" fo:country="DK"/>
    </style:style>
    <style:style style:name="P1978" style:parent-style-name="Standard" style:family="paragraph">
      <style:paragraph-properties fo:text-align="start" fo:text-indent="0in"/>
      <style:text-properties style:font-name="Times New Roman" fo:font-size="12pt" style:font-size-asian="12pt" style:font-size-complex="12pt" fo:language="da" fo:country="DK"/>
    </style:style>
    <style:style style:name="P197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980" style:parent-style-name="Standard" style:family="paragraph">
      <style:paragraph-properties fo:text-align="start" fo:text-indent="0in"/>
    </style:style>
    <style:style style:name="T198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1982"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9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1" style:parent-style-name="Standard" style:family="paragraph">
      <style:paragraph-properties fo:text-align="start" fo:text-indent="0in"/>
      <style:text-properties fo:language="en" fo:country="US"/>
    </style:style>
    <style:style style:name="P2042" style:parent-style-name="Standard" style:family="paragraph">
      <style:paragraph-properties fo:text-align="start" fo:text-indent="0in"/>
      <style:text-properties fo:language="en" fo:country="US"/>
    </style:style>
    <style:style style:name="P2043" style:parent-style-name="Standard" style:family="paragraph">
      <style:paragraph-properties fo:text-align="start" fo:text-indent="0in"/>
      <style:text-properties fo:language="en" fo:country="US"/>
    </style:style>
    <style:style style:name="P2044" style:parent-style-name="Standard" style:family="paragraph">
      <style:paragraph-properties fo:text-align="start" fo:text-indent="0in"/>
      <style:text-properties fo:language="en" fo:country="US"/>
    </style:style>
    <style:style style:name="P2045" style:parent-style-name="Standard" style:family="paragraph">
      <style:paragraph-properties fo:text-align="start" fo:text-indent="0in"/>
      <style:text-properties fo:language="en" fo:country="US"/>
    </style:style>
    <style:style style:name="P20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047" style:parent-style-name="Standard" style:family="paragraph">
      <style:paragraph-properties fo:text-align="start" fo:text-indent="0in"/>
    </style:style>
    <style:style style:name="T2048"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049" style:parent-style-name="CommentText" style:family="paragraph">
      <style:paragraph-properties fo:text-align="start" fo:text-indent="0in"/>
    </style:style>
    <style:style style:name="T2050" style:parent-style-name="Absatz-Standardschriftart" style:family="text">
      <style:text-properties fo:language="en" fo:country="US"/>
    </style:style>
    <style:style style:name="P2051" style:parent-style-name="CommentText" style:family="paragraph">
      <style:paragraph-properties fo:text-align="start" fo:text-indent="0in"/>
      <style:text-properties fo:language="en" fo:country="US"/>
    </style:style>
    <style:style style:name="T205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053" style:parent-style-name="Standard" style:family="paragraph">
      <style:paragraph-properties fo:text-align="start" fo:text-indent="0in"/>
    </style:style>
    <style:style style:name="T2054"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05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05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05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058" style:parent-style-name="Standard" style:family="paragraph">
      <style:paragraph-properties fo:text-align="start" fo:text-indent="0in"/>
    </style:style>
    <style:style style:name="T2059"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060" style:parent-style-name="CommentText" style:family="paragraph">
      <style:paragraph-properties fo:text-align="start" fo:text-indent="0in"/>
    </style:style>
    <style:style style:name="T2061" style:parent-style-name="Hyperlink" style:family="text">
      <style:text-properties fo:language="en" fo:country="US"/>
    </style:style>
    <style:style style:name="T206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063" style:parent-style-name="Standard" style:family="paragraph">
      <style:paragraph-properties fo:text-align="start" fo:text-indent="0in"/>
    </style:style>
    <style:style style:name="T2064"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2065" style:parent-style-name="Absatz-Standardschriftart" style:family="text">
      <style:text-properties style:font-name-complex="Calibri" fo:font-size="12pt" style:font-size-asian="12pt" style:font-size-complex="12pt" fo:language="en" fo:country="US"/>
    </style:style>
    <style:style style:name="P2066" style:parent-style-name="Standard" style:family="paragraph">
      <style:paragraph-properties fo:text-align="start" fo:text-indent="0in"/>
      <style:text-properties style:font-name-complex="Calibri" fo:font-size="12pt" style:font-size-asian="12pt" style:font-size-complex="12pt" fo:language="en" fo:country="US"/>
    </style:style>
    <style:style style:name="P2067" style:parent-style-name="Standard" style:family="paragraph">
      <style:paragraph-properties fo:text-align="start" fo:text-indent="0in"/>
      <style:text-properties style:font-name-complex="Calibri" fo:font-size="12pt" style:font-size-asian="12pt" style:font-size-complex="12pt" fo:language="en" fo:country="US"/>
    </style:style>
    <style:style style:name="P2068" style:parent-style-name="Standard" style:family="paragraph">
      <style:paragraph-properties fo:text-align="start" fo:text-indent="0in"/>
      <style:text-properties style:font-name-complex="Calibri" fo:font-size="12pt" style:font-size-asian="12pt" style:font-size-complex="12pt" fo:language="en" fo:country="US"/>
    </style:style>
    <style:style style:name="P2069"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0"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1"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2"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3"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4"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5"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6"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7"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8"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9" style:parent-style-name="Standard" style:family="paragraph">
      <style:paragraph-properties fo:text-align="start" fo:text-indent="0in"/>
    </style:style>
    <style:style style:name="T2080" style:parent-style-name="Absatz-Standardschriftart" style:family="text">
      <style:text-properties style:font-name-complex="Calibri" fo:font-size="12pt" style:font-size-asian="12pt" style:font-size-complex="12pt" fo:language="en" fo:country="US"/>
    </style:style>
    <style:style style:name="T2081" style:parent-style-name="Absatz-Standardschriftart" style:family="text">
      <style:text-properties style:font-name-complex="Calibri" fo:font-size="12pt" style:font-size-asian="12pt" style:font-size-complex="12pt" fo:language="en" fo:country="US"/>
    </style:style>
    <style:style style:name="P2082" style:parent-style-name="CommentText" style:family="paragraph">
      <style:paragraph-properties fo:text-align="start" fo:text-indent="0in"/>
    </style:style>
    <style:style style:name="T2083" style:parent-style-name="Hyperlink" style:family="text">
      <style:text-properties fo:language="en" fo:country="US"/>
    </style:style>
    <style:style style:name="T2084" style:parent-style-name="Absatz-Standardschriftart" style:family="text">
      <style:text-properties style:font-name-complex="Calibri" fo:font-size="12pt" style:font-size-asian="12pt" style:font-size-complex="12pt" fo:language="en" fo:country="US"/>
    </style:style>
    <style:style style:name="P2085" style:parent-style-name="CommentText" style:family="paragraph">
      <style:paragraph-properties fo:text-align="start" fo:text-indent="0in"/>
    </style:style>
    <style:style style:name="T2086" style:parent-style-name="Hyperlink" style:family="text">
      <style:text-properties fo:language="en" fo:country="US"/>
    </style:style>
    <style:style style:name="T2087" style:parent-style-name="Absatz-Standardschriftart" style:family="text">
      <style:text-properties style:font-name-complex="Calibri" fo:font-size="12pt" style:font-size-asian="12pt" style:font-size-complex="12pt" fo:language="en" fo:country="US"/>
    </style:style>
    <style:style style:name="P2088" style:parent-style-name="Standard" style:family="paragraph">
      <style:paragraph-properties fo:text-align="start" fo:text-indent="0in"/>
      <style:text-properties style:font-name-complex="Calibri" fo:font-size="12pt" style:font-size-asian="12pt" style:font-size-complex="12pt" fo:language="en" fo:country="US"/>
    </style:style>
    <style:style style:name="P2089" style:parent-style-name="Standard" style:family="paragraph">
      <style:paragraph-properties fo:text-align="start" fo:text-indent="0in"/>
      <style:text-properties style:font-name-complex="Calibri" fo:font-size="12pt" style:font-size-asian="12pt" style:font-size-complex="12pt" fo:language="en" fo:country="US"/>
    </style:style>
    <style:style style:name="P2090" style:parent-style-name="Standard" style:family="paragraph">
      <style:paragraph-properties fo:text-align="start" fo:text-indent="0in"/>
      <style:text-properties style:font-name-complex="Calibri" fo:font-size="12pt" style:font-size-asian="12pt" style:font-size-complex="12pt" fo:language="en" fo:country="US"/>
    </style:style>
    <style:style style:name="P2091"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2092" style:parent-style-name="Standard" style:family="paragraph">
      <style:paragraph-properties fo:text-indent="0in"/>
      <style:text-properties fo:font-size="12pt" style:font-size-asian="12pt" style:font-size-complex="12pt" fo:language="en" fo:country="US"/>
    </style:style>
    <style:style style:name="P2093" style:parent-style-name="Standard" style:family="paragraph">
      <style:paragraph-properties fo:text-indent="0in"/>
      <style:text-properties fo:font-size="12pt" style:font-size-asian="12pt" style:font-size-complex="12pt" fo:language="en" fo:country="US"/>
    </style:style>
    <style:style style:name="P2094" style:parent-style-name="Standard" style:family="paragraph">
      <style:paragraph-properties fo:text-indent="0in"/>
      <style:text-properties fo:font-size="12pt" style:font-size-asian="12pt" style:font-size-complex="12pt" fo:language="en" fo:country="US"/>
    </style:style>
    <style:style style:name="P2095" style:parent-style-name="Standard" style:family="paragraph">
      <style:paragraph-properties fo:text-indent="0in"/>
    </style:style>
    <style:style style:name="T209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09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98" style:parent-style-name="CommentText" style:family="paragraph">
      <style:paragraph-properties fo:text-align="start" fo:text-indent="0in"/>
    </style:style>
    <style:style style:name="T2099" style:parent-style-name="Absatz-Standardschriftart" style:family="text">
      <style:text-properties fo:font-weight="bold" style:font-weight-asian="bold" style:font-weight-complex="bold" fo:language="en" fo:country="US"/>
    </style:style>
    <style:style style:name="P2100" style:parent-style-name="CommentText" style:family="paragraph">
      <style:paragraph-properties fo:text-align="start" fo:text-indent="0in"/>
      <style:text-properties fo:language="en" fo:country="US"/>
    </style:style>
    <style:style style:name="P2101" style:parent-style-name="CommentText" style:family="paragraph">
      <style:paragraph-properties fo:text-align="start" fo:text-indent="0in"/>
      <style:text-properties fo:language="en" fo:country="US"/>
    </style:style>
    <style:style style:name="P2102" style:parent-style-name="CommentText" style:family="paragraph">
      <style:paragraph-properties fo:text-align="start" fo:text-indent="0in"/>
    </style:style>
    <style:style style:name="T2103" style:parent-style-name="Absatz-Standardschriftart" style:family="text">
      <style:text-properties fo:font-weight="bold" style:font-weight-asian="bold" style:font-weight-complex="bold" fo:language="en" fo:country="US"/>
    </style:style>
    <style:style style:name="P2104" style:parent-style-name="CommentText" style:family="paragraph">
      <style:paragraph-properties fo:text-align="start" fo:text-indent="0in"/>
    </style:style>
    <style:style style:name="T2105" style:parent-style-name="Absatz-Standardschriftart" style:family="text">
      <style:text-properties fo:language="en" fo:country="US"/>
    </style:style>
    <style:style style:name="T2106" style:parent-style-name="Absatz-Standardschriftart" style:family="text">
      <style:text-properties fo:font-weight="bold" style:font-weight-asian="bold" style:font-weight-complex="bold" fo:language="en" fo:country="US"/>
    </style:style>
    <style:style style:name="T2107" style:parent-style-name="Absatz-Standardschriftart" style:family="text">
      <style:text-properties fo:language="en" fo:country="US"/>
    </style:style>
    <style:style style:name="P2108" style:parent-style-name="CommentText" style:family="paragraph">
      <style:paragraph-properties fo:text-align="start" fo:text-indent="0in"/>
      <style:text-properties fo:language="en" fo:country="US"/>
    </style:style>
    <style:style style:name="T210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10" style:parent-style-name="Standard" style:family="paragraph">
      <style:paragraph-properties fo:text-indent="0in"/>
      <style:text-properties style:font-name-complex="Calibri" fo:font-size="12pt" style:font-size-asian="12pt" style:font-size-complex="12pt" fo:language="en" fo:country="US"/>
    </style:style>
    <style:style style:name="P2111"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112" style:parent-style-name="Überschrift3" style:family="paragraph">
      <style:text-properties style:font-name-complex="Calibri" fo:font-size="12pt" style:font-size-asian="12pt" style:font-size-complex="12pt" fo:language="en" fo:country="US"/>
    </style:style>
    <style:style style:name="P2113" style:parent-style-name="StandardWeb" style:family="paragraph">
      <style:paragraph-properties fo:line-height="150%"/>
      <style:text-properties style:font-name="Calibri" style:font-name-complex="Calibri" fo:language="en" fo:country="US"/>
    </style:style>
    <style:style style:name="P2114" style:parent-style-name="StandardWeb" style:family="paragraph">
      <style:paragraph-properties fo:line-height="150%"/>
      <style:text-properties style:font-name="Calibri" style:font-name-complex="Calibri" fo:language="en" fo:country="US"/>
    </style:style>
    <style:style style:name="P2115" style:parent-style-name="StandardWeb" style:family="paragraph">
      <style:paragraph-properties fo:line-height="150%"/>
      <style:text-properties style:font-name="Calibri" style:font-name-complex="Calibri" fo:language="en" fo:country="US"/>
    </style:style>
    <style:style style:name="P2116"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117"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118" style:parent-style-name="Standard" style:family="paragraph">
      <style:paragraph-properties fo:text-indent="0in"/>
      <style:text-properties style:font-name-complex="Calibri" fo:font-size="12pt" style:font-size-asian="12pt" style:font-size-complex="12pt" fo:language="en" fo:country="US"/>
    </style:style>
    <style:style style:name="P2119"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120" style:parent-style-name="Standard" style:family="paragraph">
      <style:paragraph-properties fo:text-align="start" fo:text-indent="0.4916in"/>
    </style:style>
    <style:style style:name="T2121" style:parent-style-name="Absatz-Standardschriftart" style:family="text">
      <style:text-properties style:font-name="Times New Roman" fo:font-size="12pt" style:font-size-asian="12pt" style:font-size-complex="12pt" fo:language="en" fo:country="US"/>
    </style:style>
    <style:style style:name="P212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23" style:parent-style-name="Standard" style:family="paragraph">
      <style:paragraph-properties fo:text-align="start" fo:text-indent="0.4916in"/>
    </style:style>
    <style:style style:name="T2124" style:parent-style-name="Absatz-Standardschriftart" style:family="text">
      <style:text-properties style:font-name="Times New Roman" fo:font-size="12pt" style:font-size-asian="12pt" style:font-size-complex="12pt" fo:language="en" fo:country="US"/>
    </style:style>
    <style:style style:name="P2125" style:parent-style-name="Standard" style:family="paragraph">
      <style:paragraph-properties fo:text-align="start" fo:text-indent="0.4916in"/>
    </style:style>
    <style:style style:name="T2126" style:parent-style-name="Absatz-Standardschriftart" style:family="text">
      <style:text-properties style:font-name="Times New Roman" fo:font-size="12pt" style:font-size-asian="12pt" style:font-size-complex="12pt" fo:language="en" fo:country="US"/>
    </style:style>
    <style:style style:name="T2127" style:parent-style-name="Absatz-Standardschriftart" style:family="text">
      <style:text-properties style:font-name="Times New Roman" fo:font-size="12pt" style:font-size-asian="12pt" style:font-size-complex="12pt" fo:language="en" fo:country="US"/>
    </style:style>
    <style:style style:name="P2128"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2" style:parent-style-name="Standard" style:family="paragraph">
      <style:paragraph-properties fo:text-align="start" fo:text-indent="0.4916in"/>
    </style:style>
    <style:style style:name="T2133" style:parent-style-name="Absatz-Standardschriftart" style:family="text">
      <style:text-properties style:font-name="Times New Roman" fo:font-size="12pt" style:font-size-asian="12pt" style:font-size-complex="12pt" fo:language="en" fo:country="US"/>
    </style:style>
    <style:style style:name="P21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36" style:parent-style-name="Standard" style:family="paragraph">
      <style:paragraph-properties fo:text-align="start" fo:text-indent="0in"/>
    </style:style>
    <style:style style:name="T21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138" style:parent-style-name="Absatz-Standardschriftart" style:family="text">
      <style:text-properties style:font-name="Times New Roman" fo:font-size="12pt" style:font-size-asian="12pt" style:font-size-complex="12pt" fo:language="en" fo:country="US"/>
    </style:style>
    <style:style style:name="T2139" style:parent-style-name="Absatz-Standardschriftart" style:family="text">
      <style:text-properties style:font-name="Times New Roman" fo:font-size="12pt" style:font-size-asian="12pt" style:font-size-complex="12pt" fo:language="en" fo:country="US"/>
    </style:style>
    <style:style style:name="P2140" style:parent-style-name="Standard" style:family="paragraph">
      <style:paragraph-properties fo:text-align="start" fo:text-indent="0in"/>
    </style:style>
    <style:style style:name="T214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142" style:parent-style-name="Absatz-Standardschriftart" style:family="text">
      <style:text-properties style:font-name="Times New Roman" fo:font-size="12pt" style:font-size-asian="12pt" style:font-size-complex="12pt" fo:language="en" fo:country="US"/>
    </style:style>
    <style:style style:name="P2143" style:parent-style-name="Standard" style:family="paragraph">
      <style:paragraph-properties fo:text-align="start" fo:text-indent="0in"/>
      <style:text-properties fo:language="en" fo:country="US"/>
    </style:style>
    <style:style style:name="P2144" style:parent-style-name="Standard" style:family="paragraph">
      <style:paragraph-properties fo:text-align="start" fo:text-indent="0in"/>
    </style:style>
    <style:style style:name="T2145" style:parent-style-name="Absatz-Standardschriftart" style:family="text">
      <style:text-properties style:font-name="Times New Roman" fo:font-size="12pt" style:font-size-asian="12pt" style:font-size-complex="12pt" fo:language="en" fo:country="US"/>
    </style:style>
    <style:style style:name="P2146" style:parent-style-name="Standard" style:family="paragraph">
      <style:paragraph-properties fo:text-align="start" fo:text-indent="0.4916in"/>
      <style:text-properties fo:language="en" fo:country="US"/>
    </style:style>
    <style:style style:name="P2147" style:parent-style-name="Standard" style:family="paragraph">
      <style:paragraph-properties fo:text-align="start" fo:text-indent="0.4916in"/>
    </style:style>
    <style:style style:name="T214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149" style:parent-style-name="Absatz-Standardschriftart" style:family="text">
      <style:text-properties style:font-name="Times New Roman" fo:font-size="12pt" style:font-size-asian="12pt" style:font-size-complex="12pt" fo:language="en" fo:country="US"/>
    </style:style>
    <style:style style:name="P21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3" style:parent-style-name="Standard" style:family="paragraph">
      <style:paragraph-properties fo:text-align="start" fo:text-indent="0in"/>
    </style:style>
    <style:style style:name="T2154" style:parent-style-name="Absatz-Standardschriftart" style:family="text">
      <style:text-properties style:font-name="Times New Roman" fo:font-size="12pt" style:font-size-asian="12pt" style:font-size-complex="12pt" fo:language="en" fo:country="US"/>
    </style:style>
    <style:style style:name="T215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156"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157" style:parent-style-name="Standard" style:family="paragraph">
      <style:paragraph-properties fo:text-align="start" fo:text-indent="0.4916in"/>
    </style:style>
    <style:style style:name="T215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15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160" style:parent-style-name="Absatz-Standardschriftart" style:family="text">
      <style:text-properties style:font-name="Times New Roman" fo:font-size="12pt" style:font-size-asian="12pt" style:font-size-complex="12pt" fo:language="en" fo:country="US"/>
    </style:style>
    <style:style style:name="T2161" style:parent-style-name="Absatz-Standardschriftart" style:family="text">
      <style:text-properties style:font-name="Times New Roman" fo:font-size="12pt" style:font-size-asian="12pt" style:font-size-complex="12pt" fo:language="en" fo:country="US"/>
    </style:style>
    <style:style style:name="T2162" style:parent-style-name="Absatz-Standardschriftart" style:family="text">
      <style:text-properties style:font-name="Times New Roman" style:letter-kerning="false" fo:font-size="12pt" style:font-size-asian="12pt" style:font-size-complex="12pt" fo:language="en" fo:country="US"/>
    </style:style>
    <style:style style:name="T2163" style:parent-style-name="Absatz-Standardschriftart" style:family="text">
      <style:text-properties style:font-name="Times New Roman" fo:font-size="12pt" style:font-size-asian="12pt" style:font-size-complex="12pt" fo:language="en" fo:country="US"/>
    </style:style>
    <style:style style:name="T2164" style:parent-style-name="Absatz-Standardschriftart" style:family="text">
      <style:text-properties style:font-name="Times New Roman" style:letter-kerning="false" fo:font-size="12pt" style:font-size-asian="12pt" style:font-size-complex="12pt" fo:language="en" fo:country="US"/>
    </style:style>
    <style:style style:name="T2165" style:parent-style-name="Absatz-Standardschriftart" style:family="text">
      <style:text-properties style:font-name="Times New Roman" fo:font-size="12pt" style:font-size-asian="12pt" style:font-size-complex="12pt" fo:language="en" fo:country="US"/>
    </style:style>
    <style:style style:name="T2166" style:parent-style-name="Absatz-Standardschriftart" style:family="text">
      <style:text-properties style:font-name="Times New Roman" fo:font-size="12pt" style:font-size-asian="12pt" style:font-size-complex="12pt" fo:language="en" fo:country="US"/>
    </style:style>
    <style:style style:name="T2167" style:parent-style-name="Absatz-Standardschriftart" style:family="text">
      <style:text-properties style:font-name="Times New Roman" style:letter-kerning="false" fo:font-size="12pt" style:font-size-asian="12pt" style:font-size-complex="12pt" fo:language="en" fo:country="US"/>
    </style:style>
    <style:style style:name="T2168" style:parent-style-name="Absatz-Standardschriftart" style:family="text">
      <style:text-properties style:font-name="Times New Roman" fo:font-size="12pt" style:font-size-asian="12pt" style:font-size-complex="12pt" fo:language="en" fo:country="US"/>
    </style:style>
    <style:style style:name="T2169" style:parent-style-name="Absatz-Standardschriftart" style:family="text">
      <style:text-properties style:font-name="Times New Roman" fo:font-size="12pt" style:font-size-asian="12pt" style:font-size-complex="12pt" fo:language="en" fo:country="US"/>
    </style:style>
    <style:style style:name="P2170" style:parent-style-name="Standard" style:family="paragraph">
      <style:paragraph-properties fo:text-align="start" fo:text-indent="0.4916in"/>
    </style:style>
    <style:style style:name="T2171" style:parent-style-name="Absatz-Standardschriftart" style:family="text">
      <style:text-properties style:font-name="Times New Roman" fo:font-size="12pt" style:font-size-asian="12pt" style:font-size-complex="12pt" fo:language="en" fo:country="US"/>
    </style:style>
    <style:style style:name="P2172" style:parent-style-name="Standard" style:family="paragraph">
      <style:paragraph-properties fo:text-align="start" fo:text-indent="0.4916in"/>
    </style:style>
    <style:style style:name="T2173" style:parent-style-name="Absatz-Standardschriftart" style:family="text">
      <style:text-properties style:font-name="Times New Roman" fo:font-size="12pt" style:font-size-asian="12pt" style:font-size-complex="12pt" fo:language="en" fo:country="US"/>
    </style:style>
    <style:style style:name="P2174" style:parent-style-name="Standard" style:family="paragraph">
      <style:paragraph-properties fo:text-align="start" fo:text-indent="0.4916in"/>
    </style:style>
    <style:style style:name="T217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2176" style:parent-style-name="CommentText" style:family="paragraph">
      <style:paragraph-properties fo:text-align="start" fo:text-indent="0in"/>
    </style:style>
    <style:style style:name="T2177" style:parent-style-name="Absatz-Standardschriftart" style:family="text">
      <style:text-properties fo:language="en" fo:country="US"/>
    </style:style>
    <style:style style:name="T217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17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180" style:parent-style-name="Absatz-Standardschriftart" style:family="text">
      <style:text-properties style:font-name="Times New Roman" fo:font-size="12pt" style:font-size-asian="12pt" style:font-size-complex="12pt" fo:language="en" fo:country="US"/>
    </style:style>
    <style:style style:name="T2181" style:parent-style-name="Absatz-Standardschriftart" style:family="text">
      <style:text-properties style:font-name="Times New Roman" fo:font-size="12pt" style:font-size-asian="12pt" style:font-size-complex="12pt" fo:language="en" fo:country="US"/>
    </style:style>
    <style:style style:name="P2182" style:parent-style-name="CommentText" style:family="paragraph">
      <style:paragraph-properties fo:text-align="start" fo:text-indent="0in"/>
    </style:style>
    <style:style style:name="T2183" style:parent-style-name="Absatz-Standardschriftart" style:family="text">
      <style:text-properties style:font-name="Times New Roman" fo:font-size="12pt" style:font-size-asian="12pt" style:font-size-complex="12pt" fo:language="en" fo:country="US"/>
    </style:style>
    <style:style style:name="P2184" style:parent-style-name="Standard" style:family="paragraph">
      <style:paragraph-properties fo:text-align="start" fo:text-indent="0.4916in"/>
    </style:style>
    <style:style style:name="T218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186" style:parent-style-name="Absatz-Standardschriftart" style:family="text">
      <style:text-properties style:font-name="Times New Roman" fo:font-size="12pt" style:font-size-asian="12pt" style:font-size-complex="12pt" fo:language="en" fo:country="US"/>
    </style:style>
    <style:style style:name="T2187" style:parent-style-name="Absatz-Standardschriftart" style:family="text">
      <style:text-properties style:font-name="Times New Roman" fo:font-size="12pt" style:font-size-asian="12pt" style:font-size-complex="12pt" fo:language="en" fo:country="US"/>
    </style:style>
    <style:style style:name="P2188" style:parent-style-name="CommentText" style:family="paragraph">
      <style:paragraph-properties fo:text-align="start" fo:text-indent="0in"/>
    </style:style>
    <style:style style:name="T2189" style:parent-style-name="Absatz-Standardschriftart" style:family="text">
      <style:text-properties style:font-name="Times New Roman" fo:font-size="12pt" style:font-size-asian="12pt" style:font-size-complex="12pt" fo:language="en" fo:country="US"/>
    </style:style>
    <style:style style:name="P2190" style:parent-style-name="Standard" style:family="paragraph">
      <style:paragraph-properties fo:text-align="start" fo:text-indent="0.4916in"/>
    </style:style>
    <style:style style:name="T219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192" style:parent-style-name="Absatz-Standardschriftart" style:family="text">
      <style:text-properties style:font-name="Times New Roman" fo:font-size="12pt" style:font-size-asian="12pt" style:font-size-complex="12pt" fo:language="en" fo:country="US"/>
    </style:style>
    <style:style style:name="T2193" style:parent-style-name="Absatz-Standardschriftart" style:family="text">
      <style:text-properties style:font-name="Times New Roman" fo:font-size="12pt" style:font-size-asian="12pt" style:font-size-complex="12pt" fo:language="en" fo:country="US"/>
    </style:style>
    <style:style style:name="P21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96" style:parent-style-name="Standard" style:family="paragraph">
      <style:paragraph-properties fo:text-align="start" fo:text-indent="0in"/>
    </style:style>
    <style:style style:name="T2197" style:parent-style-name="Absatz-Standardschriftart" style:family="text">
      <style:text-properties style:font-name="Times New Roman" fo:font-size="12pt" style:font-size-asian="12pt" style:font-size-complex="12pt" fo:language="en" fo:country="US"/>
    </style:style>
    <style:style style:name="T2198"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21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1" style:parent-style-name="Standard" style:family="paragraph">
      <style:paragraph-properties fo:text-align="start" fo:text-indent="0in"/>
    </style:style>
    <style:style style:name="T2202" style:parent-style-name="Absatz-Standardschriftart" style:family="text">
      <style:text-properties style:font-name="Times New Roman" fo:font-size="12pt" style:font-size-asian="12pt" style:font-size-complex="12pt" fo:language="en" fo:country="US"/>
    </style:style>
    <style:style style:name="T220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204" style:parent-style-name="CommentText" style:family="paragraph">
      <style:paragraph-properties fo:text-align="start" fo:text-indent="0in"/>
    </style:style>
    <style:style style:name="P2205" style:parent-style-name="CommentText" style:family="paragraph">
      <style:paragraph-properties fo:text-align="start" fo:text-indent="0in"/>
    </style:style>
    <style:style style:name="P2206" style:parent-style-name="CommentText" style:family="paragraph">
      <style:paragraph-properties fo:text-align="start" fo:text-indent="0in"/>
    </style:style>
    <style:style style:name="P2207" style:parent-style-name="CommentText" style:family="paragraph">
      <style:paragraph-properties fo:text-align="start" fo:text-indent="0in"/>
    </style:style>
    <style:style style:name="P2208" style:parent-style-name="CommentText" style:family="paragraph">
      <style:paragraph-properties fo:text-align="start" fo:text-indent="0in"/>
    </style:style>
    <style:style style:name="P2209" style:parent-style-name="CommentText" style:family="paragraph">
      <style:paragraph-properties fo:text-align="start" fo:text-indent="0in"/>
    </style:style>
    <style:style style:name="P2210" style:parent-style-name="CommentText" style:family="paragraph">
      <style:paragraph-properties fo:text-align="start" fo:text-indent="0in"/>
    </style:style>
    <style:style style:name="P2211" style:parent-style-name="CommentText" style:family="paragraph">
      <style:paragraph-properties fo:text-align="start" fo:text-indent="0in"/>
    </style:style>
    <style:style style:name="P2212" style:parent-style-name="CommentText" style:family="paragraph">
      <style:paragraph-properties fo:text-align="start" fo:text-indent="0in"/>
    </style:style>
    <style:style style:name="P2213" style:parent-style-name="CommentText" style:family="paragraph">
      <style:paragraph-properties fo:text-align="start" fo:text-indent="0in"/>
    </style:style>
    <style:style style:name="P2214" style:parent-style-name="CommentText" style:family="paragraph">
      <style:paragraph-properties fo:text-align="start" fo:text-indent="0in"/>
    </style:style>
    <style:style style:name="P2215" style:parent-style-name="CommentText" style:family="paragraph">
      <style:paragraph-properties fo:text-align="start" fo:text-indent="0in"/>
    </style:style>
    <style:style style:name="T221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217" style:parent-style-name="Standard" style:family="paragraph">
      <style:paragraph-properties fo:text-align="start" fo:text-indent="0in"/>
    </style:style>
    <style:style style:name="T2218" style:parent-style-name="DefaultParagraphFont" style:family="text">
      <style:text-properties style:font-name="Times New Roman" fo:font-size="12pt" style:font-size-asian="12pt" style:font-size-complex="12pt" fo:language="en" fo:country="US"/>
    </style:style>
    <style:style style:name="P2219" style:parent-style-name="CommentText" style:family="paragraph">
      <style:paragraph-properties fo:text-align="start" fo:text-indent="0in"/>
    </style:style>
    <style:style style:name="P2220" style:parent-style-name="CommentText" style:family="paragraph">
      <style:paragraph-properties fo:text-align="start" fo:text-indent="0in"/>
    </style:style>
    <style:style style:name="P2221" style:parent-style-name="CommentText" style:family="paragraph">
      <style:paragraph-properties fo:text-align="start" fo:text-indent="0in"/>
    </style:style>
    <style:style style:name="T2222" style:parent-style-name="DefaultParagraphFont" style:family="text">
      <style:text-properties style:font-name="Times New Roman" fo:font-size="12pt" style:font-size-asian="12pt" style:font-size-complex="12pt" fo:language="en" fo:country="US"/>
    </style:style>
    <style:style style:name="T2223" style:parent-style-name="DefaultParagraphFont" style:family="text">
      <style:text-properties style:font-name="Times New Roman" fo:font-size="12pt" style:font-size-asian="12pt" style:font-size-complex="12pt" fo:language="en" fo:country="US"/>
    </style:style>
    <style:style style:name="P2224" style:parent-style-name="CommentText" style:family="paragraph">
      <style:paragraph-properties fo:text-align="start" fo:text-indent="0in"/>
    </style:style>
    <style:style style:name="T2225" style:parent-style-name="DefaultParagraphFont" style:family="text">
      <style:text-properties style:font-name="Times New Roman" fo:font-size="12pt" style:font-size-asian="12pt" style:font-size-complex="12pt" fo:language="en" fo:country="US"/>
    </style:style>
    <style:style style:name="T2226" style:parent-style-name="DefaultParagraphFont" style:family="text">
      <style:text-properties style:font-name="Times New Roman" fo:font-size="12pt" style:font-size-asian="12pt" style:font-size-complex="12pt" fo:language="en" fo:country="US"/>
    </style:style>
    <style:style style:name="P2227" style:parent-style-name="CommentText" style:family="paragraph">
      <style:paragraph-properties fo:text-align="start" fo:text-indent="0in"/>
    </style:style>
    <style:style style:name="P2228" style:parent-style-name="CommentText" style:family="paragraph">
      <style:paragraph-properties fo:text-align="start" fo:text-indent="0in"/>
    </style:style>
    <style:style style:name="P2229" style:parent-style-name="CommentText" style:family="paragraph">
      <style:paragraph-properties fo:text-align="start" fo:text-indent="0in"/>
    </style:style>
    <style:style style:name="P2230" style:parent-style-name="CommentText" style:family="paragraph">
      <style:paragraph-properties fo:text-align="start" fo:text-indent="0in"/>
    </style:style>
    <style:style style:name="P2231" style:parent-style-name="CommentText" style:family="paragraph">
      <style:paragraph-properties fo:text-align="start" fo:text-indent="0in"/>
    </style:style>
    <style:style style:name="T2232" style:parent-style-name="DefaultParagraphFont" style:family="text">
      <style:text-properties style:font-name="Times New Roman" fo:font-size="12pt" style:font-size-asian="12pt" style:font-size-complex="12pt" fo:language="en" fo:country="US"/>
    </style:style>
    <style:style style:name="T2233" style:parent-style-name="DefaultParagraphFont" style:family="text">
      <style:text-properties style:font-name="Times New Roman" fo:font-size="12pt" style:font-size-asian="12pt" style:font-size-complex="12pt" fo:language="en" fo:country="US"/>
    </style:style>
    <style:style style:name="P2234" style:parent-style-name="Standard" style:family="paragraph">
      <style:paragraph-properties fo:text-indent="0in"/>
      <style:text-properties style:font-name-complex="Calibri" fo:font-size="12pt" style:font-size-asian="12pt" style:font-size-complex="12pt" fo:language="en" fo:country="US"/>
    </style:style>
    <style:style style:name="P223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3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3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3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3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40" style:parent-style-name="Standard" style:family="paragraph">
      <style:paragraph-properties fo:text-align="start" fo:text-indent="0in"/>
      <style:text-properties style:font-name-complex="Calibri" fo:font-size="12pt" style:font-size-asian="12pt" style:font-size-complex="12pt" fo:language="en" fo:country="US"/>
    </style:style>
    <style:style style:name="P224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4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43" style:parent-style-name="Standard" style:family="paragraph">
      <style:paragraph-properties fo:text-align="start" fo:text-indent="0in"/>
    </style:style>
    <style:style style:name="T2244" style:parent-style-name="Absatz-Standardschriftart" style:family="text">
      <style:text-properties style:font-name-complex="Calibri" fo:font-size="12pt" style:font-size-asian="12pt" style:font-size-complex="12pt" fo:language="en" fo:country="US"/>
    </style:style>
    <style:style style:name="T2245" style:parent-style-name="Absatz-Standardschriftart" style:family="text">
      <style:text-properties style:font-name-complex="Calibri" fo:font-size="12pt" style:font-size-asian="12pt" style:font-size-complex="12pt" fo:language="en" fo:country="US"/>
    </style:style>
    <style:style style:name="P2246" style:parent-style-name="CommentText" style:family="paragraph">
      <style:paragraph-properties fo:text-align="start" fo:text-indent="0in"/>
    </style:style>
    <style:style style:name="T2247" style:parent-style-name="Absatz-Standardschriftart" style:family="text">
      <style:text-properties fo:language="en" fo:country="US"/>
    </style:style>
    <style:style style:name="T2248" style:parent-style-name="Absatz-Standardschriftart" style:family="text">
      <style:text-properties style:font-name-complex="Calibri" fo:font-size="12pt" style:font-size-asian="12pt" style:font-size-complex="12pt" fo:language="en" fo:country="US"/>
    </style:style>
    <style:style style:name="P2249" style:parent-style-name="CommentText" style:family="paragraph">
      <style:paragraph-properties fo:text-align="start" fo:text-indent="0in"/>
    </style:style>
    <style:style style:name="T2250" style:parent-style-name="Absatz-Standardschriftart" style:family="text">
      <style:text-properties fo:language="en" fo:country="US"/>
    </style:style>
    <style:style style:name="T2251" style:parent-style-name="Absatz-Standardschriftart" style:family="text">
      <style:text-properties style:font-name-complex="Calibri" fo:font-size="12pt" style:font-size-asian="12pt" style:font-size-complex="12pt" fo:language="en" fo:country="US"/>
    </style:style>
    <style:style style:name="T2252" style:parent-style-name="Absatz-Standardschriftart" style:family="text">
      <style:text-properties style:font-name-complex="Calibri" fo:font-size="12pt" style:font-size-asian="12pt" style:font-size-complex="12pt" fo:language="en" fo:country="US"/>
    </style:style>
    <style:style style:name="P2253" style:parent-style-name="CommentText" style:family="paragraph">
      <style:paragraph-properties fo:text-align="start" fo:text-indent="0in"/>
    </style:style>
    <style:style style:name="T2254" style:parent-style-name="Absatz-Standardschriftart" style:family="text">
      <style:text-properties fo:language="en" fo:country="US"/>
    </style:style>
    <style:style style:name="P2255" style:parent-style-name="CommentText" style:family="paragraph">
      <style:paragraph-properties fo:text-align="start" fo:text-indent="0in"/>
      <style:text-properties fo:language="en" fo:country="US"/>
    </style:style>
    <style:style style:name="T2256" style:parent-style-name="Absatz-Standardschriftart" style:family="text">
      <style:text-properties style:font-name-complex="Calibri" fo:font-size="12pt" style:font-size-asian="12pt" style:font-size-complex="12pt" fo:language="en" fo:country="US"/>
    </style:style>
    <style:style style:name="P2257" style:parent-style-name="Standard" style:family="paragraph">
      <style:paragraph-properties fo:text-align="start" fo:text-indent="0in"/>
      <style:text-properties style:font-name-complex="Calibri" fo:font-size="12pt" style:font-size-asian="12pt" style:font-size-complex="12pt" fo:language="en" fo:country="US"/>
    </style:style>
    <style:style style:name="P2258" style:parent-style-name="Standard" style:family="paragraph">
      <style:paragraph-properties fo:text-align="start" fo:text-indent="0in"/>
    </style:style>
    <style:style style:name="T2259" style:parent-style-name="Absatz-Standardschriftart" style:family="text">
      <style:text-properties style:font-name-complex="Calibri" fo:font-size="12pt" style:font-size-asian="12pt" style:font-size-complex="12pt" fo:language="en" fo:country="US"/>
    </style:style>
    <style:style style:name="T2260" style:parent-style-name="Absatz-Standardschriftart" style:family="text">
      <style:text-properties style:font-name-complex="Calibri" fo:font-size="12pt" style:font-size-asian="12pt" style:font-size-complex="12pt" fo:language="en" fo:country="US"/>
    </style:style>
    <style:style style:name="P2261" style:parent-style-name="CommentText" style:family="paragraph">
      <style:paragraph-properties fo:text-align="start" fo:text-indent="0in"/>
    </style:style>
    <style:style style:name="T2262" style:parent-style-name="Absatz-Standardschriftart" style:family="text">
      <style:text-properties fo:language="en" fo:country="US"/>
    </style:style>
    <style:style style:name="T2263" style:parent-style-name="Absatz-Standardschriftart" style:family="text">
      <style:text-properties style:font-name-complex="Calibri" fo:font-size="12pt" style:font-size-asian="12pt" style:font-size-complex="12pt" fo:language="en" fo:country="US"/>
    </style:style>
    <style:style style:name="P2264" style:parent-style-name="CommentText" style:family="paragraph">
      <style:paragraph-properties fo:text-align="start" fo:text-indent="0in"/>
    </style:style>
    <style:style style:name="T2265" style:parent-style-name="Absatz-Standardschriftart" style:family="text">
      <style:text-properties fo:language="en" fo:country="US"/>
    </style:style>
    <style:style style:name="T2266" style:parent-style-name="Absatz-Standardschriftart" style:family="text">
      <style:text-properties style:font-name-complex="Calibri" fo:font-size="12pt" style:font-size-asian="12pt" style:font-size-complex="12pt" fo:language="en" fo:country="US"/>
    </style:style>
    <style:style style:name="P2267" style:parent-style-name="CommentText" style:family="paragraph">
      <style:paragraph-properties fo:text-align="start" fo:text-indent="0in"/>
    </style:style>
    <style:style style:name="T2268" style:parent-style-name="Absatz-Standardschriftart" style:family="text">
      <style:text-properties fo:language="en" fo:country="US"/>
    </style:style>
    <style:style style:name="T2269" style:parent-style-name="Absatz-Standardschriftart" style:family="text">
      <style:text-properties style:font-name-complex="Calibri" fo:font-size="12pt" style:font-size-asian="12pt" style:font-size-complex="12pt" fo:language="en" fo:country="US"/>
    </style:style>
    <style:style style:name="T2270" style:parent-style-name="Absatz-Standardschriftart" style:family="text">
      <style:text-properties style:font-name-complex="Calibri" fo:font-size="12pt" style:font-size-asian="12pt" style:font-size-complex="12pt" fo:language="en" fo:country="US"/>
    </style:style>
    <style:style style:name="T2271" style:parent-style-name="Absatz-Standardschriftart" style:family="text">
      <style:text-properties style:font-name-complex="Calibri" fo:font-size="12pt" style:font-size-asian="12pt" style:font-size-complex="12pt" fo:language="en" fo:country="US"/>
    </style:style>
    <style:style style:name="P2272" style:parent-style-name="CommentText" style:family="paragraph">
      <style:paragraph-properties fo:text-align="start" fo:text-indent="0in"/>
    </style:style>
    <style:style style:name="T2273" style:parent-style-name="Absatz-Standardschriftart" style:family="text">
      <style:text-properties fo:language="en" fo:country="US"/>
    </style:style>
    <style:style style:name="T2274" style:parent-style-name="Absatz-Standardschriftart" style:family="text">
      <style:text-properties style:font-name-complex="Calibri" fo:font-size="12pt" style:font-size-asian="12pt" style:font-size-complex="12pt" fo:language="en" fo:country="US"/>
    </style:style>
    <style:style style:name="T2275" style:parent-style-name="Absatz-Standardschriftart" style:family="text">
      <style:text-properties style:font-name-complex="Calibri" fo:font-size="12pt" style:font-size-asian="12pt" style:font-size-complex="12pt" fo:language="en" fo:country="US"/>
    </style:style>
    <style:style style:name="P2276" style:parent-style-name="CommentText" style:family="paragraph">
      <style:paragraph-properties fo:text-align="start" fo:text-indent="0in"/>
    </style:style>
    <style:style style:name="T2277" style:parent-style-name="Absatz-Standardschriftart" style:family="text">
      <style:text-properties fo:language="en" fo:country="US"/>
    </style:style>
    <style:style style:name="P2278" style:parent-style-name="CommentText" style:family="paragraph">
      <style:paragraph-properties fo:text-align="start" fo:text-indent="0in"/>
      <style:text-properties fo:language="en" fo:country="US"/>
    </style:style>
    <style:style style:name="P2279" style:parent-style-name="CommentText" style:family="paragraph">
      <style:paragraph-properties fo:text-align="start" fo:text-indent="0in"/>
      <style:text-properties fo:language="en" fo:country="US"/>
    </style:style>
    <style:style style:name="T2280" style:parent-style-name="Absatz-Standardschriftart" style:family="text">
      <style:text-properties style:font-name-complex="Calibri" fo:font-size="12pt" style:font-size-asian="12pt" style:font-size-complex="12pt" fo:language="en" fo:country="US"/>
    </style:style>
    <style:style style:name="P2281" style:parent-style-name="Standard" style:family="paragraph">
      <style:paragraph-properties fo:text-align="start" fo:text-indent="0in"/>
      <style:text-properties style:font-name-complex="Calibri" fo:font-size="12pt" style:font-size-asian="12pt" style:font-size-complex="12pt" fo:language="en" fo:country="US"/>
    </style:style>
    <style:style style:name="P2282" style:parent-style-name="Standard" style:family="paragraph">
      <style:paragraph-properties fo:text-align="start" fo:text-indent="0in"/>
      <style:text-properties style:font-name-complex="Calibri" fo:font-size="12pt" style:font-size-asian="12pt" style:font-size-complex="12pt" fo:language="en" fo:country="US"/>
    </style:style>
    <style:style style:name="P2283" style:parent-style-name="Standard" style:family="paragraph">
      <style:paragraph-properties fo:text-align="start" fo:text-indent="0in"/>
      <style:text-properties style:font-name-complex="Calibri" fo:font-size="12pt" style:font-size-asian="12pt" style:font-size-complex="12pt" fo:language="en" fo:country="US"/>
    </style:style>
    <style:style style:name="P2284" style:parent-style-name="Standard" style:family="paragraph">
      <style:paragraph-properties fo:text-align="start" fo:text-indent="0in"/>
      <style:text-properties style:font-name-complex="Calibri" fo:font-size="12pt" style:font-size-asian="12pt" style:font-size-complex="12pt" fo:language="en" fo:country="US"/>
    </style:style>
    <style:style style:name="P2285" style:parent-style-name="Standard" style:family="paragraph">
      <style:paragraph-properties fo:text-align="start" fo:text-indent="0in"/>
    </style:style>
    <style:style style:name="T2286" style:parent-style-name="Absatz-Standardschriftart" style:family="text">
      <style:text-properties style:font-name-complex="Calibri" fo:font-size="12pt" style:font-size-asian="12pt" style:font-size-complex="12pt" fo:language="en" fo:country="US"/>
    </style:style>
    <style:style style:name="T2287" style:parent-style-name="Absatz-Standardschriftart" style:family="text">
      <style:text-properties style:font-name-complex="Calibri" fo:font-size="12pt" style:font-size-asian="12pt" style:font-size-complex="12pt" fo:language="en" fo:country="US"/>
    </style:style>
    <style:style style:name="P2288" style:parent-style-name="CommentText" style:family="paragraph">
      <style:paragraph-properties fo:text-align="start" fo:text-indent="0in"/>
    </style:style>
    <style:style style:name="T2289" style:parent-style-name="Absatz-Standardschriftart" style:family="text">
      <style:text-properties fo:language="en" fo:country="US"/>
    </style:style>
    <style:style style:name="T2290" style:parent-style-name="Absatz-Standardschriftart" style:family="text">
      <style:text-properties style:font-name-complex="Calibri" fo:font-size="12pt" style:font-size-asian="12pt" style:font-size-complex="12pt" fo:language="en" fo:country="US"/>
    </style:style>
    <style:style style:name="T2291" style:parent-style-name="Absatz-Standardschriftart" style:family="text">
      <style:text-properties style:font-name-complex="Calibri" fo:font-size="12pt" style:font-size-asian="12pt" style:font-size-complex="12pt" fo:language="en" fo:country="US"/>
    </style:style>
    <style:style style:name="P2292" style:parent-style-name="CommentText" style:family="paragraph">
      <style:paragraph-properties fo:text-align="start" fo:text-indent="0in"/>
    </style:style>
    <style:style style:name="T2293" style:parent-style-name="Absatz-Standardschriftart" style:family="text">
      <style:text-properties style:font-name-complex="Calibri" fo:font-size="12pt" style:font-size-asian="12pt" style:font-size-complex="12pt" fo:language="en" fo:country="US"/>
    </style:style>
    <style:style style:name="T2294" style:parent-style-name="Absatz-Standardschriftart" style:family="text">
      <style:text-properties style:font-name-complex="Calibri" fo:font-size="12pt" style:font-size-asian="12pt" style:font-size-complex="12pt" fo:language="en" fo:country="US"/>
    </style:style>
    <style:style style:name="P2295" style:parent-style-name="CommentText" style:family="paragraph">
      <style:paragraph-properties fo:text-align="start" fo:text-indent="0in"/>
    </style:style>
    <style:style style:name="T2296" style:parent-style-name="Absatz-Standardschriftart" style:family="text">
      <style:text-properties fo:language="en" fo:country="US"/>
    </style:style>
    <style:style style:name="T2297" style:parent-style-name="Absatz-Standardschriftart" style:family="text">
      <style:text-properties style:font-name-complex="Calibri" fo:font-size="12pt" style:font-size-asian="12pt" style:font-size-complex="12pt" fo:language="en" fo:country="US"/>
    </style:style>
    <style:style style:name="P2298" style:parent-style-name="Standard" style:family="paragraph">
      <style:paragraph-properties fo:text-align="start" fo:text-indent="0in"/>
      <style:text-properties style:font-name-complex="Calibri" fo:font-size="12pt" style:font-size-asian="12pt" style:font-size-complex="12pt" fo:language="en" fo:country="US"/>
    </style:style>
    <style:style style:name="P2299" style:parent-style-name="Standard" style:family="paragraph">
      <style:paragraph-properties fo:text-align="start" fo:text-indent="0in"/>
    </style:style>
    <style:style style:name="T23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01" style:parent-style-name="CommentText" style:family="paragraph">
      <style:paragraph-properties fo:text-align="start" fo:text-indent="0in"/>
    </style:style>
    <style:style style:name="T2302" style:parent-style-name="Absatz-Standardschriftart" style:family="text">
      <style:text-properties fo:language="en" fo:country="US"/>
    </style:style>
    <style:style style:name="T230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04" style:parent-style-name="Standard" style:family="paragraph">
      <style:paragraph-properties fo:text-align="start" fo:text-indent="0in"/>
    </style:style>
    <style:style style:name="T2305" style:parent-style-name="Absatz-Standardschriftart" style:family="text">
      <style:text-properties style:font-name-complex="Calibri" fo:font-size="12pt" style:font-size-asian="12pt" style:font-size-complex="12pt" fo:language="en" fo:country="US"/>
    </style:style>
    <style:style style:name="T2306" style:parent-style-name="Absatz-Standardschriftart" style:family="text">
      <style:text-properties style:font-name-complex="Calibri" fo:font-size="12pt" style:font-size-asian="12pt" style:font-size-complex="12pt" fo:language="en" fo:country="US"/>
    </style:style>
    <style:style style:name="P2307" style:parent-style-name="CommentText" style:family="paragraph">
      <style:paragraph-properties fo:text-align="start" fo:text-indent="0in"/>
    </style:style>
    <style:style style:name="T2308" style:parent-style-name="Absatz-Standardschriftart" style:family="text">
      <style:text-properties fo:color="#00000A" fo:language="en" fo:country="US"/>
    </style:style>
    <style:style style:name="P2309" style:parent-style-name="CommentText" style:family="paragraph">
      <style:paragraph-properties fo:text-align="start" fo:text-indent="0in"/>
    </style:style>
    <style:style style:name="T2310" style:parent-style-name="Absatz-Standardschriftart" style:family="text">
      <style:text-properties fo:color="#000000" fo:language="en" fo:country="US"/>
    </style:style>
    <style:style style:name="T2311" style:parent-style-name="Absatz-Standardschriftart" style:family="text">
      <style:text-properties fo:color="#00000A" fo:language="en" fo:country="US"/>
    </style:style>
    <style:style style:name="P2312" style:parent-style-name="CommentText" style:family="paragraph">
      <style:paragraph-properties fo:text-align="start" fo:text-indent="0in"/>
    </style:style>
    <style:style style:name="T2313" style:parent-style-name="Absatz-Standardschriftart" style:family="text">
      <style:text-properties fo:color="#000000" fo:language="en" fo:country="US"/>
    </style:style>
    <style:style style:name="T2314" style:parent-style-name="Absatz-Standardschriftart" style:family="text">
      <style:text-properties fo:color="#00000A" fo:language="en" fo:country="US"/>
    </style:style>
    <style:style style:name="P2315" style:parent-style-name="CommentText" style:family="paragraph">
      <style:paragraph-properties fo:text-align="start" fo:text-indent="0in"/>
    </style:style>
    <style:style style:name="T2316" style:parent-style-name="Absatz-Standardschriftart" style:family="text">
      <style:text-properties fo:color="#000000" fo:language="en" fo:country="US"/>
    </style:style>
    <style:style style:name="T2317" style:parent-style-name="Absatz-Standardschriftart" style:family="text">
      <style:text-properties fo:color="#00000A" fo:language="en" fo:country="US"/>
    </style:style>
    <style:style style:name="T2318" style:parent-style-name="Absatz-Standardschriftart" style:family="text">
      <style:text-properties style:font-name-complex="Calibri" fo:font-size="12pt" style:font-size-asian="12pt" style:font-size-complex="12pt" fo:language="en" fo:country="US"/>
    </style:style>
    <style:style style:name="P231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20" style:parent-style-name="Standard" style:family="paragraph">
      <style:paragraph-properties fo:text-align="start" fo:text-indent="0in"/>
    </style:style>
    <style:style style:name="T232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22" style:parent-style-name="CommentText" style:family="paragraph">
      <style:paragraph-properties fo:text-align="start" fo:text-indent="0in"/>
    </style:style>
    <style:style style:name="T2323" style:parent-style-name="Absatz-Standardschriftart" style:family="text">
      <style:text-properties fo:language="en" fo:country="US"/>
    </style:style>
    <style:style style:name="T232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32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26" style:parent-style-name="CommentText" style:family="paragraph">
      <style:paragraph-properties fo:text-align="start" fo:text-indent="0in"/>
    </style:style>
    <style:style style:name="T2327" style:parent-style-name="Absatz-Standardschriftart" style:family="text">
      <style:text-properties fo:language="en" fo:country="US"/>
    </style:style>
    <style:style style:name="T232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32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30" style:parent-style-name="CommentText" style:family="paragraph">
      <style:paragraph-properties fo:text-align="start" fo:text-indent="0in"/>
    </style:style>
    <style:style style:name="T2331" style:parent-style-name="Absatz-Standardschriftart" style:family="text">
      <style:text-properties fo:language="en" fo:country="US"/>
    </style:style>
    <style:style style:name="T233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33" style:parent-style-name="Standard" style:family="paragraph">
      <style:paragraph-properties fo:text-align="start" fo:text-indent="0in"/>
    </style:style>
    <style:style style:name="T2334" style:parent-style-name="Absatz-Standardschriftart" style:family="text">
      <style:text-properties style:font-name-complex="Calibri" fo:font-size="12pt" style:font-size-asian="12pt" style:font-size-complex="12pt" fo:language="en" fo:country="US"/>
    </style:style>
    <style:style style:name="T2335" style:parent-style-name="Absatz-Standardschriftart" style:family="text">
      <style:text-properties style:font-name-complex="Calibri" fo:font-size="12pt" style:font-size-asian="12pt" style:font-size-complex="12pt" fo:language="en" fo:country="US"/>
    </style:style>
    <style:style style:name="T2336" style:parent-style-name="Absatz-Standardschriftart" style:family="text">
      <style:text-properties style:font-name-complex="Calibri" fo:font-size="12pt" style:font-size-asian="12pt" style:font-size-complex="12pt" fo:language="en" fo:country="US"/>
    </style:style>
    <style:style style:name="P2337" style:parent-style-name="CommentText" style:family="paragraph">
      <style:paragraph-properties fo:text-align="start" fo:text-indent="0in"/>
    </style:style>
    <style:style style:name="T2338" style:parent-style-name="Absatz-Standardschriftart" style:family="text">
      <style:text-properties fo:language="en" fo:country="US"/>
    </style:style>
    <style:style style:name="T2339" style:parent-style-name="Absatz-Standardschriftart" style:family="text">
      <style:text-properties style:font-name-complex="Calibri" fo:font-size="12pt" style:font-size-asian="12pt" style:font-size-complex="12pt" fo:language="en" fo:country="US"/>
    </style:style>
    <style:style style:name="T2340" style:parent-style-name="Absatz-Standardschriftart" style:family="text">
      <style:text-properties style:font-name-complex="Calibri" fo:font-size="12pt" style:font-size-asian="12pt" style:font-size-complex="12pt" fo:language="en" fo:country="US"/>
    </style:style>
    <style:style style:name="P2341" style:parent-style-name="CommentText" style:family="paragraph">
      <style:paragraph-properties fo:text-align="start" fo:text-indent="0in"/>
    </style:style>
    <style:style style:name="T2342" style:parent-style-name="Absatz-Standardschriftart" style:family="text">
      <style:text-properties fo:language="en" fo:country="US"/>
    </style:style>
    <style:style style:name="T2343" style:parent-style-name="Absatz-Standardschriftart" style:family="text">
      <style:text-properties style:font-name-complex="Calibri" fo:font-size="12pt" style:font-size-asian="12pt" style:font-size-complex="12pt" fo:language="en" fo:country="US"/>
    </style:style>
    <style:style style:name="P2344" style:parent-style-name="CommentText" style:family="paragraph">
      <style:paragraph-properties fo:text-align="start" fo:text-indent="0in"/>
    </style:style>
    <style:style style:name="T2345" style:parent-style-name="Absatz-Standardschriftart" style:family="text">
      <style:text-properties fo:language="en" fo:country="US"/>
    </style:style>
    <style:style style:name="T2346" style:parent-style-name="Absatz-Standardschriftart" style:family="text">
      <style:text-properties style:font-name-complex="Calibri" fo:font-size="12pt" style:font-size-asian="12pt" style:font-size-complex="12pt" fo:language="en" fo:country="US"/>
    </style:style>
    <style:style style:name="P2347" style:parent-style-name="Standard" style:family="paragraph">
      <style:paragraph-properties fo:text-align="start" fo:text-indent="0in"/>
    </style:style>
    <style:style style:name="T2348" style:parent-style-name="Absatz-Standardschriftart" style:family="text">
      <style:text-properties style:font-name-complex="Calibri" fo:font-size="12pt" style:font-size-asian="12pt" style:font-size-complex="12pt" fo:language="en" fo:country="US"/>
    </style:style>
    <style:style style:name="T2349" style:parent-style-name="Absatz-Standardschriftart" style:family="text">
      <style:text-properties style:font-name-complex="Calibri" fo:font-size="12pt" style:font-size-asian="12pt" style:font-size-complex="12pt" fo:language="en" fo:country="US"/>
    </style:style>
    <style:style style:name="P2350" style:parent-style-name="CommentText" style:family="paragraph">
      <style:paragraph-properties fo:text-align="start" fo:text-indent="0in"/>
    </style:style>
    <style:style style:name="T2351" style:parent-style-name="Absatz-Standardschriftart" style:family="text">
      <style:text-properties fo:language="en" fo:country="US"/>
    </style:style>
    <style:style style:name="T2352" style:parent-style-name="Absatz-Standardschriftart" style:family="text">
      <style:text-properties style:font-name-complex="Calibri" fo:font-size="12pt" style:font-size-asian="12pt" style:font-size-complex="12pt" fo:language="en" fo:country="US"/>
    </style:style>
    <style:style style:name="T2353" style:parent-style-name="Absatz-Standardschriftart" style:family="text">
      <style:text-properties style:font-name-complex="Calibri" fo:font-size="12pt" style:font-size-asian="12pt" style:font-size-complex="12pt" fo:language="en" fo:country="US"/>
    </style:style>
    <style:style style:name="P2354" style:parent-style-name="CommentText" style:family="paragraph">
      <style:paragraph-properties fo:text-align="start" fo:text-indent="0in"/>
    </style:style>
    <style:style style:name="T2355" style:parent-style-name="Absatz-Standardschriftart" style:family="text">
      <style:text-properties fo:language="en" fo:country="US"/>
    </style:style>
    <style:style style:name="P2356" style:parent-style-name="CommentText" style:family="paragraph">
      <style:paragraph-properties fo:text-align="start" fo:text-indent="0in"/>
      <style:text-properties fo:language="en" fo:country="US"/>
    </style:style>
    <style:style style:name="T2357" style:parent-style-name="Absatz-Standardschriftart" style:family="text">
      <style:text-properties style:font-name-complex="Calibri" fo:font-size="12pt" style:font-size-asian="12pt" style:font-size-complex="12pt" fo:language="en" fo:country="US"/>
    </style:style>
    <style:style style:name="T2358" style:parent-style-name="Absatz-Standardschriftart" style:family="text">
      <style:text-properties style:font-name-complex="Calibri" fo:font-size="12pt" style:font-size-asian="12pt" style:font-size-complex="12pt" fo:language="en" fo:country="US"/>
    </style:style>
    <style:style style:name="P2359" style:parent-style-name="CommentText" style:family="paragraph">
      <style:paragraph-properties fo:text-align="start" fo:text-indent="0in"/>
    </style:style>
    <style:style style:name="T2360" style:parent-style-name="Absatz-Standardschriftart" style:family="text">
      <style:text-properties fo:language="en" fo:country="US"/>
    </style:style>
    <style:style style:name="T2361" style:parent-style-name="Absatz-Standardschriftart" style:family="text">
      <style:text-properties style:font-name-complex="Calibri" fo:font-size="12pt" style:font-size-asian="12pt" style:font-size-complex="12pt" fo:language="en" fo:country="US"/>
    </style:style>
    <style:style style:name="T2362" style:parent-style-name="Absatz-Standardschriftart" style:family="text">
      <style:text-properties style:font-name-complex="Calibri" fo:font-size="12pt" style:font-size-asian="12pt" style:font-size-complex="12pt" fo:language="en" fo:country="US"/>
    </style:style>
    <style:style style:name="P2363" style:parent-style-name="CommentText" style:family="paragraph">
      <style:paragraph-properties fo:text-align="start" fo:text-indent="0in"/>
    </style:style>
    <style:style style:name="T2364" style:parent-style-name="Absatz-Standardschriftart" style:family="text">
      <style:text-properties fo:language="en" fo:country="US"/>
    </style:style>
    <style:style style:name="T2365" style:parent-style-name="Absatz-Standardschriftart" style:family="text">
      <style:text-properties style:font-name-complex="Calibri" fo:font-size="12pt" style:font-size-asian="12pt" style:font-size-complex="12pt" fo:language="en" fo:country="US"/>
    </style:style>
    <style:style style:name="T2366" style:parent-style-name="Absatz-Standardschriftart" style:family="text">
      <style:text-properties style:font-name-complex="Calibri" fo:font-size="12pt" style:font-size-asian="12pt" style:font-size-complex="12pt" fo:language="en" fo:country="US"/>
    </style:style>
    <style:style style:name="P2367" style:parent-style-name="CommentText" style:family="paragraph">
      <style:paragraph-properties fo:text-align="start" fo:text-indent="0in"/>
    </style:style>
    <style:style style:name="T2368" style:parent-style-name="Absatz-Standardschriftart" style:family="text">
      <style:text-properties fo:language="en" fo:country="US"/>
    </style:style>
    <style:style style:name="T2369" style:parent-style-name="Absatz-Standardschriftart" style:family="text">
      <style:text-properties style:font-name-complex="Calibri" fo:font-size="12pt" style:font-size-asian="12pt" style:font-size-complex="12pt" fo:language="en" fo:country="US"/>
    </style:style>
    <style:style style:name="T2370" style:parent-style-name="Absatz-Standardschriftart" style:family="text">
      <style:text-properties style:font-name-complex="Calibri" fo:font-size="12pt" style:font-size-asian="12pt" style:font-size-complex="12pt" fo:language="en" fo:country="US"/>
    </style:style>
    <style:style style:name="P2371" style:parent-style-name="CommentText" style:family="paragraph">
      <style:paragraph-properties fo:text-align="start" fo:text-indent="0in"/>
    </style:style>
    <style:style style:name="T2372" style:parent-style-name="Absatz-Standardschriftart" style:family="text">
      <style:text-properties fo:language="en" fo:country="US"/>
    </style:style>
    <style:style style:name="T2373" style:parent-style-name="Absatz-Standardschriftart" style:family="text">
      <style:text-properties style:font-name-complex="Calibri" fo:font-size="12pt" style:font-size-asian="12pt" style:font-size-complex="12pt" fo:language="en" fo:country="US"/>
    </style:style>
    <style:style style:name="P2374" style:parent-style-name="CommentText" style:family="paragraph">
      <style:paragraph-properties fo:text-align="start" fo:text-indent="0in"/>
    </style:style>
    <style:style style:name="T2375" style:parent-style-name="Absatz-Standardschriftart" style:family="text">
      <style:text-properties fo:language="en" fo:country="US"/>
    </style:style>
    <style:style style:name="T2376" style:parent-style-name="Absatz-Standardschriftart" style:family="text">
      <style:text-properties style:font-name-complex="Calibri" fo:font-size="12pt" style:font-size-asian="12pt" style:font-size-complex="12pt" fo:language="en" fo:country="US"/>
    </style:style>
    <style:style style:name="T2377" style:parent-style-name="Absatz-Standardschriftart" style:family="text">
      <style:text-properties style:font-name-complex="Calibri" fo:font-size="12pt" style:font-size-asian="12pt" style:font-size-complex="12pt" fo:language="en" fo:country="US"/>
    </style:style>
    <style:style style:name="P2378" style:parent-style-name="CommentText" style:family="paragraph">
      <style:paragraph-properties fo:text-align="start" fo:text-indent="0in"/>
    </style:style>
    <style:style style:name="T2379" style:parent-style-name="Absatz-Standardschriftart" style:family="text">
      <style:text-properties fo:language="en" fo:country="US"/>
    </style:style>
    <style:style style:name="T2380" style:parent-style-name="Absatz-Standardschriftart" style:family="text">
      <style:text-properties style:font-name-complex="Calibri" fo:font-size="12pt" style:font-size-asian="12pt" style:font-size-complex="12pt" fo:language="en" fo:country="US"/>
    </style:style>
    <style:style style:name="T2381" style:parent-style-name="Absatz-Standardschriftart" style:family="text">
      <style:text-properties style:font-name-complex="Calibri" fo:font-size="12pt" style:font-size-asian="12pt" style:font-size-complex="12pt" fo:language="en" fo:country="US"/>
    </style:style>
    <style:style style:name="P2382" style:parent-style-name="CommentText" style:family="paragraph">
      <style:paragraph-properties fo:text-align="start" fo:text-indent="0in"/>
    </style:style>
    <style:style style:name="T2383" style:parent-style-name="Absatz-Standardschriftart" style:family="text">
      <style:text-properties fo:language="en" fo:country="US"/>
    </style:style>
    <style:style style:name="T2384" style:parent-style-name="Absatz-Standardschriftart" style:family="text">
      <style:text-properties style:font-name-complex="Calibri" fo:font-size="12pt" style:font-size-asian="12pt" style:font-size-complex="12pt" fo:language="en" fo:country="US"/>
    </style:style>
    <style:style style:name="T2385" style:parent-style-name="Absatz-Standardschriftart" style:family="text">
      <style:text-properties style:font-name-complex="Calibri" fo:font-size="12pt" style:font-size-asian="12pt" style:font-size-complex="12pt" fo:language="en" fo:country="US"/>
    </style:style>
    <style:style style:name="P2386" style:parent-style-name="CommentText" style:family="paragraph">
      <style:paragraph-properties fo:text-align="start" fo:text-indent="0in"/>
    </style:style>
    <style:style style:name="T2387" style:parent-style-name="Absatz-Standardschriftart" style:family="text">
      <style:text-properties fo:language="en" fo:country="US"/>
    </style:style>
    <style:style style:name="T2388" style:parent-style-name="Absatz-Standardschriftart" style:family="text">
      <style:text-properties style:font-name-complex="Calibri" fo:font-size="12pt" style:font-size-asian="12pt" style:font-size-complex="12pt" fo:language="en" fo:country="US"/>
    </style:style>
    <style:style style:name="T2389" style:parent-style-name="Absatz-Standardschriftart" style:family="text">
      <style:text-properties style:font-name-complex="Calibri" fo:font-size="12pt" style:font-size-asian="12pt" style:font-size-complex="12pt" fo:language="en" fo:country="US"/>
    </style:style>
    <style:style style:name="P2390" style:parent-style-name="CommentText" style:family="paragraph">
      <style:paragraph-properties fo:text-align="start" fo:text-indent="0in"/>
    </style:style>
    <style:style style:name="P2391" style:parent-style-name="CommentText" style:family="paragraph">
      <style:paragraph-properties fo:text-align="start" fo:text-indent="0in"/>
    </style:style>
    <style:style style:name="P2392" style:parent-style-name="CommentText" style:family="paragraph">
      <style:paragraph-properties fo:text-align="start" fo:text-indent="0in"/>
    </style:style>
    <style:style style:name="T2393" style:parent-style-name="Absatz-Standardschriftart" style:family="text">
      <style:text-properties style:font-name-complex="Calibri" fo:font-size="12pt" style:font-size-asian="12pt" style:font-size-complex="12pt" fo:language="en" fo:country="US"/>
    </style:style>
    <style:style style:name="P2394" style:parent-style-name="CommentText" style:family="paragraph">
      <style:paragraph-properties fo:text-align="start" fo:text-indent="0in"/>
    </style:style>
    <style:style style:name="T2395" style:parent-style-name="Absatz-Standardschriftart" style:family="text">
      <style:text-properties fo:language="en" fo:country="US"/>
    </style:style>
    <style:style style:name="T2396" style:parent-style-name="Absatz-Standardschriftart" style:family="text">
      <style:text-properties fo:language="en" fo:country="US"/>
    </style:style>
    <style:style style:name="T2397" style:parent-style-name="Absatz-Standardschriftart" style:family="text">
      <style:text-properties fo:language="en" fo:country="US"/>
    </style:style>
    <style:style style:name="T2398" style:parent-style-name="Absatz-Standardschriftart" style:family="text">
      <style:text-properties style:font-name-complex="Calibri" fo:font-size="12pt" style:font-size-asian="12pt" style:font-size-complex="12pt" fo:language="en" fo:country="US"/>
    </style:style>
    <style:style style:name="T2399" style:parent-style-name="Absatz-Standardschriftart" style:family="text">
      <style:text-properties style:font-name-complex="Calibri" fo:font-size="12pt" style:font-size-asian="12pt" style:font-size-complex="12pt" fo:language="en" fo:country="US"/>
    </style:style>
    <style:style style:name="P2400" style:parent-style-name="CommentText" style:family="paragraph">
      <style:paragraph-properties fo:text-align="start" fo:text-indent="0in"/>
    </style:style>
    <style:style style:name="T2401" style:parent-style-name="Absatz-Standardschriftart" style:family="text">
      <style:text-properties fo:language="en" fo:country="US"/>
    </style:style>
    <style:style style:name="T2402" style:parent-style-name="Absatz-Standardschriftart" style:family="text">
      <style:text-properties style:font-name-complex="Calibri" fo:font-size="12pt" style:font-size-asian="12pt" style:font-size-complex="12pt" fo:language="en" fo:country="US"/>
    </style:style>
    <style:style style:name="T2403" style:parent-style-name="Absatz-Standardschriftart" style:family="text">
      <style:text-properties style:font-name-complex="Calibri" fo:font-size="12pt" style:font-size-asian="12pt" style:font-size-complex="12pt" fo:language="en" fo:country="US"/>
    </style:style>
    <style:style style:name="P2404" style:parent-style-name="CommentText" style:family="paragraph">
      <style:paragraph-properties fo:text-align="start" fo:text-indent="0in"/>
    </style:style>
    <style:style style:name="T2405" style:parent-style-name="Absatz-Standardschriftart" style:family="text">
      <style:text-properties fo:language="en" fo:country="US"/>
    </style:style>
    <style:style style:name="T2406" style:parent-style-name="Absatz-Standardschriftart" style:family="text">
      <style:text-properties style:font-name-complex="Calibri" fo:font-size="12pt" style:font-size-asian="12pt" style:font-size-complex="12pt" fo:language="en" fo:country="US"/>
    </style:style>
    <style:style style:name="T2407" style:parent-style-name="Absatz-Standardschriftart" style:family="text">
      <style:text-properties style:font-name-complex="Calibri" fo:font-size="12pt" style:font-size-asian="12pt" style:font-size-complex="12pt" fo:language="en" fo:country="US"/>
    </style:style>
    <style:style style:name="P2408" style:parent-style-name="CommentText" style:family="paragraph">
      <style:paragraph-properties fo:text-align="start" fo:text-indent="0in"/>
    </style:style>
    <style:style style:name="T2409" style:parent-style-name="Absatz-Standardschriftart" style:family="text">
      <style:text-properties fo:language="en" fo:country="US"/>
    </style:style>
    <style:style style:name="T2410" style:parent-style-name="Absatz-Standardschriftart" style:family="text">
      <style:text-properties style:font-name-complex="Calibri" fo:font-size="12pt" style:font-size-asian="12pt" style:font-size-complex="12pt" fo:language="en" fo:country="US"/>
    </style:style>
    <style:style style:name="T2411" style:parent-style-name="Absatz-Standardschriftart" style:family="text">
      <style:text-properties style:font-name-complex="Calibri" fo:font-size="12pt" style:font-size-asian="12pt" style:font-size-complex="12pt" fo:language="en" fo:country="US"/>
    </style:style>
    <style:style style:name="P2412" style:parent-style-name="CommentText" style:family="paragraph">
      <style:paragraph-properties fo:text-align="start" fo:text-indent="0in"/>
    </style:style>
    <style:style style:name="T2413" style:parent-style-name="Absatz-Standardschriftart" style:family="text">
      <style:text-properties fo:language="en" fo:country="US"/>
    </style:style>
    <style:style style:name="T2414" style:parent-style-name="Absatz-Standardschriftart" style:family="text">
      <style:text-properties style:font-name-complex="Calibri" fo:font-size="12pt" style:font-size-asian="12pt" style:font-size-complex="12pt" fo:language="en" fo:country="US"/>
    </style:style>
    <style:style style:name="P2415" style:parent-style-name="Standard" style:family="paragraph">
      <style:paragraph-properties fo:text-align="start" fo:text-indent="0in"/>
      <style:text-properties style:font-name-complex="Calibri" fo:font-size="12pt" style:font-size-asian="12pt" style:font-size-complex="12pt" fo:language="en" fo:country="US"/>
    </style:style>
    <style:style style:name="P2416" style:parent-style-name="Standard" style:family="paragraph">
      <style:paragraph-properties fo:text-align="start" fo:text-indent="0in"/>
    </style:style>
    <style:style style:name="T2417" style:parent-style-name="Absatz-Standardschriftart" style:family="text">
      <style:text-properties style:font-name-complex="Calibri" fo:font-size="12pt" style:font-size-asian="12pt" style:font-size-complex="12pt" fo:language="en" fo:country="US"/>
    </style:style>
    <style:style style:name="T2418" style:parent-style-name="Absatz-Standardschriftart" style:family="text">
      <style:text-properties style:font-name-complex="Calibri" fo:font-size="12pt" style:font-size-asian="12pt" style:font-size-complex="12pt" fo:language="en" fo:country="US"/>
    </style:style>
    <style:style style:name="P2419" style:parent-style-name="CommentText" style:family="paragraph">
      <style:paragraph-properties fo:text-align="start" fo:text-indent="0in"/>
    </style:style>
    <style:style style:name="T2420" style:parent-style-name="Absatz-Standardschriftart" style:family="text">
      <style:text-properties fo:language="en" fo:country="US"/>
    </style:style>
    <style:style style:name="T2421" style:parent-style-name="Absatz-Standardschriftart" style:family="text">
      <style:text-properties fo:language="en" fo:country="US"/>
    </style:style>
    <style:style style:name="T2422" style:parent-style-name="Absatz-Standardschriftart" style:family="text">
      <style:text-properties style:font-name-complex="Calibri" fo:font-size="12pt" style:font-size-asian="12pt" style:font-size-complex="12pt" fo:language="en" fo:country="US"/>
    </style:style>
    <style:style style:name="P2423" style:parent-style-name="Standard" style:family="paragraph">
      <style:paragraph-properties fo:text-align="start" fo:text-indent="0in"/>
      <style:text-properties style:font-name-complex="Calibri" fo:font-size="12pt" style:font-size-asian="12pt" style:font-size-complex="12pt" fo:language="en" fo:country="US"/>
    </style:style>
    <style:style style:name="P242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25" style:parent-style-name="Standard" style:family="paragraph">
      <style:paragraph-properties fo:text-align="start" fo:text-indent="0in"/>
    </style:style>
    <style:style style:name="T24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42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428" style:parent-style-name="CommentText" style:family="paragraph">
      <style:paragraph-properties fo:text-align="start" fo:text-indent="0in"/>
    </style:style>
    <style:style style:name="P2429" style:parent-style-name="CommentText" style:family="paragraph">
      <style:paragraph-properties fo:text-align="start" fo:text-indent="0in"/>
    </style:style>
    <style:style style:name="P2430" style:parent-style-name="CommentText" style:family="paragraph">
      <style:paragraph-properties fo:text-align="start" fo:text-indent="0in"/>
    </style:style>
    <style:style style:name="P2431" style:parent-style-name="CommentText" style:family="paragraph">
      <style:paragraph-properties fo:text-align="start" fo:text-indent="0in"/>
    </style:style>
    <style:style style:name="P2432" style:parent-style-name="CommentText" style:family="paragraph">
      <style:paragraph-properties fo:text-align="start" fo:text-indent="0in"/>
    </style:style>
    <style:style style:name="P2433" style:parent-style-name="CommentText" style:family="paragraph">
      <style:paragraph-properties fo:text-align="start" fo:text-indent="0in"/>
    </style:style>
    <style:style style:name="P2434" style:parent-style-name="CommentText" style:family="paragraph">
      <style:paragraph-properties fo:text-align="start" fo:text-indent="0in"/>
    </style:style>
    <style:style style:name="P2435" style:parent-style-name="CommentText" style:family="paragraph">
      <style:paragraph-properties fo:text-align="start" fo:text-indent="0in"/>
    </style:style>
    <style:style style:name="P2436" style:parent-style-name="CommentText" style:family="paragraph">
      <style:paragraph-properties fo:text-align="start" fo:text-indent="0in"/>
    </style:style>
    <style:style style:name="P2437" style:parent-style-name="CommentText" style:family="paragraph">
      <style:paragraph-properties fo:text-align="start" fo:text-indent="0in"/>
    </style:style>
    <style:style style:name="P2438" style:parent-style-name="CommentText" style:family="paragraph">
      <style:paragraph-properties fo:text-align="start" fo:text-indent="0in"/>
    </style:style>
    <style:style style:name="T243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440" style:parent-style-name="Standard" style:family="paragraph">
      <style:paragraph-properties fo:text-align="start" fo:text-indent="0in"/>
    </style:style>
    <style:style style:name="T2441" style:parent-style-name="Absatz-Standardschriftart" style:family="text">
      <style:text-properties style:font-name-complex="Calibri" fo:font-size="12pt" style:font-size-asian="12pt" style:font-size-complex="12pt" fo:language="en" fo:country="US"/>
    </style:style>
    <style:style style:name="T2442" style:parent-style-name="Absatz-Standardschriftart" style:family="text">
      <style:text-properties style:font-name-complex="Calibri" fo:font-size="12pt" style:font-size-asian="12pt" style:font-size-complex="12pt" fo:language="en" fo:country="US"/>
    </style:style>
    <style:style style:name="P2443" style:parent-style-name="CommentText" style:family="paragraph">
      <style:paragraph-properties fo:text-align="start" fo:text-indent="0in"/>
    </style:style>
    <style:style style:name="T2444" style:parent-style-name="Absatz-Standardschriftart" style:family="text">
      <style:text-properties fo:language="en" fo:country="US"/>
    </style:style>
    <style:style style:name="T2445" style:parent-style-name="Absatz-Standardschriftart" style:family="text">
      <style:text-properties style:font-name-complex="Calibri" fo:font-size="12pt" style:font-size-asian="12pt" style:font-size-complex="12pt" fo:language="en" fo:country="US"/>
    </style:style>
    <style:style style:name="T2446" style:parent-style-name="Absatz-Standardschriftart" style:family="text">
      <style:text-properties style:font-name-complex="Calibri" fo:font-size="12pt" style:font-size-asian="12pt" style:font-size-complex="12pt" fo:language="en" fo:country="US"/>
    </style:style>
    <style:style style:name="P2447" style:parent-style-name="CommentText" style:family="paragraph">
      <style:paragraph-properties fo:text-align="start" fo:text-indent="0in"/>
    </style:style>
    <style:style style:name="T2448" style:parent-style-name="Absatz-Standardschriftart" style:family="text">
      <style:text-properties fo:language="en" fo:country="US"/>
    </style:style>
    <style:style style:name="T2449" style:parent-style-name="Absatz-Standardschriftart" style:family="text">
      <style:text-properties style:font-name-complex="Calibri" fo:font-size="12pt" style:font-size-asian="12pt" style:font-size-complex="12pt" fo:language="en" fo:country="US"/>
    </style:style>
    <style:style style:name="T2450" style:parent-style-name="Absatz-Standardschriftart" style:family="text">
      <style:text-properties style:font-name-complex="Calibri" fo:font-size="12pt" style:font-size-asian="12pt" style:font-size-complex="12pt" fo:language="en" fo:country="US"/>
    </style:style>
    <style:style style:name="P2451" style:parent-style-name="CommentText" style:family="paragraph">
      <style:paragraph-properties fo:text-align="start" fo:text-indent="0in"/>
    </style:style>
    <style:style style:name="T2452" style:parent-style-name="Absatz-Standardschriftart" style:family="text">
      <style:text-properties fo:language="en" fo:country="US"/>
    </style:style>
    <style:style style:name="T2453" style:parent-style-name="Absatz-Standardschriftart" style:family="text">
      <style:text-properties style:font-name-complex="Calibri" fo:font-size="12pt" style:font-size-asian="12pt" style:font-size-complex="12pt" fo:language="en" fo:country="US"/>
    </style:style>
    <style:style style:name="T2454" style:parent-style-name="Absatz-Standardschriftart" style:family="text">
      <style:text-properties style:font-name-complex="Calibri" fo:font-size="12pt" style:font-size-asian="12pt" style:font-size-complex="12pt" fo:language="en" fo:country="US"/>
    </style:style>
    <style:style style:name="T2455" style:parent-style-name="Absatz-Standardschriftart" style:family="text">
      <style:text-properties style:font-name-complex="Calibri" fo:font-size="12pt" style:font-size-asian="12pt" style:font-size-complex="12pt" fo:language="en" fo:country="US"/>
    </style:style>
    <style:style style:name="P2456" style:parent-style-name="Standard" style:family="paragraph">
      <style:paragraph-properties fo:text-align="start" fo:text-indent="0.4916in"/>
    </style:style>
    <style:style style:name="T245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45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459" style:parent-style-name="CommentText" style:family="paragraph">
      <style:paragraph-properties fo:text-align="start" fo:text-indent="0in"/>
    </style:style>
    <style:style style:name="T2460" style:parent-style-name="Absatz-Standardschriftart" style:family="text">
      <style:text-properties fo:language="en" fo:country="US"/>
    </style:style>
    <style:style style:name="T24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462" style:parent-style-name="CommentReference" style:family="text">
      <style:text-properties style:font-name-complex="Calibri" fo:font-size="12pt" style:font-size-asian="12pt" style:font-size-complex="12pt"/>
    </style:style>
    <style:style style:name="P2463" style:parent-style-name="CommentText" style:family="paragraph">
      <style:paragraph-properties fo:text-align="start" fo:text-indent="0in"/>
    </style:style>
    <style:style style:name="T2464" style:parent-style-name="Absatz-Standardschriftart" style:family="text">
      <style:text-properties fo:language="en" fo:country="US"/>
    </style:style>
    <style:style style:name="P2465" style:parent-style-name="CommentText" style:family="paragraph">
      <style:paragraph-properties fo:text-align="start" fo:text-indent="0in"/>
      <style:text-properties fo:language="en" fo:country="US"/>
    </style:style>
    <style:style style:name="P2466" style:parent-style-name="CommentText" style:family="paragraph">
      <style:paragraph-properties fo:text-align="start" fo:text-indent="0in"/>
      <style:text-properties fo:language="en" fo:country="US"/>
    </style:style>
    <style:style style:name="P2467" style:parent-style-name="CommentText" style:family="paragraph">
      <style:paragraph-properties fo:text-align="start" fo:text-indent="0in"/>
    </style:style>
    <style:style style:name="T24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46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470" style:parent-style-name="CommentText" style:family="paragraph">
      <style:paragraph-properties fo:text-align="start" fo:text-indent="0in"/>
    </style:style>
    <style:style style:name="P2471" style:parent-style-name="CommentText" style:family="paragraph">
      <style:paragraph-properties fo:text-align="start" fo:text-indent="0in"/>
    </style:style>
    <style:style style:name="P2472" style:parent-style-name="CommentText" style:family="paragraph">
      <style:paragraph-properties fo:text-align="start" fo:text-indent="0in"/>
    </style:style>
    <style:style style:name="P2473" style:parent-style-name="CommentText" style:family="paragraph">
      <style:paragraph-properties fo:text-align="start" fo:text-indent="0in"/>
    </style:style>
    <style:style style:name="P2474" style:parent-style-name="CommentText" style:family="paragraph">
      <style:paragraph-properties fo:text-align="start" fo:text-indent="0in"/>
      <style:text-properties fo:language="en" fo:country="US"/>
    </style:style>
    <style:style style:name="T247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476" style:parent-style-name="Standard" style:family="paragraph">
      <style:paragraph-properties style:text-autospace="none" fo:text-align="start" fo:text-indent="0in"/>
    </style:style>
    <style:style style:name="T2477" style:parent-style-name="animate-in" style:family="text">
      <style:text-properties style:font-name-complex="Calibri" fo:font-size="12pt" style:font-size-asian="12pt" style:font-size-complex="12pt" fo:language="en" fo:country="US"/>
    </style:style>
    <style:style style:name="T2478" style:parent-style-name="Absatz-Standardschriftart" style:family="text">
      <style:text-properties style:font-name-complex="Calibri" fo:font-size="12pt" style:font-size-asian="12pt" style:font-size-complex="12pt" fo:language="en" fo:country="US"/>
    </style:style>
    <style:style style:name="T2479" style:parent-style-name="animate-in" style:family="text">
      <style:text-properties style:font-name-complex="Calibri" fo:font-size="12pt" style:font-size-asian="12pt" style:font-size-complex="12pt" fo:language="en" fo:country="US"/>
    </style:style>
    <style:style style:name="T2480" style:parent-style-name="Absatz-Standardschriftart" style:family="text">
      <style:text-properties style:font-name-complex="Calibri" fo:font-size="12pt" style:font-size-asian="12pt" style:font-size-complex="12pt" fo:language="en" fo:country="US"/>
    </style:style>
    <style:style style:name="T2481" style:parent-style-name="animate-in" style:family="text">
      <style:text-properties style:font-name-complex="Calibri" fo:font-size="12pt" style:font-size-asian="12pt" style:font-size-complex="12pt" fo:language="en" fo:country="US"/>
    </style:style>
    <style:style style:name="T2482" style:parent-style-name="animate-in" style:family="text">
      <style:text-properties style:font-name-complex="Calibri" fo:font-size="12pt" style:font-size-asian="12pt" style:font-size-complex="12pt" fo:language="en" fo:country="US"/>
    </style:style>
    <style:style style:name="P2483" style:parent-style-name="CommentText" style:family="paragraph">
      <style:paragraph-properties fo:text-align="start" fo:text-indent="0in"/>
    </style:style>
    <style:style style:name="T2484" style:parent-style-name="Absatz-Standardschriftart" style:family="text">
      <style:text-properties fo:language="en" fo:country="US"/>
    </style:style>
    <style:style style:name="T2485" style:parent-style-name="animate-in" style:family="text">
      <style:text-properties style:font-name-complex="Calibri" fo:font-size="12pt" style:font-size-asian="12pt" style:font-size-complex="12pt" fo:language="en" fo:country="US"/>
    </style:style>
    <style:style style:name="T2486" style:parent-style-name="Absatz-Standardschriftart" style:family="text">
      <style:text-properties style:font-name-complex="Calibri" fo:font-size="12pt" style:font-size-asian="12pt" style:font-size-complex="12pt" fo:language="en" fo:country="US"/>
    </style:style>
    <style:style style:name="T2487" style:parent-style-name="animate-in" style:family="text">
      <style:text-properties style:font-name-complex="Calibri" fo:font-size="12pt" style:font-size-asian="12pt" style:font-size-complex="12pt" fo:language="en" fo:country="US"/>
    </style:style>
    <style:style style:name="T2488" style:parent-style-name="animate-in" style:family="text">
      <style:text-properties style:font-name-complex="Calibri" fo:font-size="12pt" style:font-size-asian="12pt" style:font-size-complex="12pt" fo:language="en" fo:country="US"/>
    </style:style>
    <style:style style:name="P2489" style:parent-style-name="CommentText" style:family="paragraph">
      <style:paragraph-properties fo:text-align="start" fo:text-indent="0in"/>
    </style:style>
    <style:style style:name="T2490" style:parent-style-name="Absatz-Standardschriftart" style:family="text">
      <style:text-properties fo:language="en" fo:country="US"/>
    </style:style>
    <style:style style:name="T2491" style:parent-style-name="animate-in" style:family="text">
      <style:text-properties style:font-name-complex="Calibri" fo:font-size="12pt" style:font-size-asian="12pt" style:font-size-complex="12pt" fo:language="en" fo:country="US"/>
    </style:style>
    <style:style style:name="P2492" style:parent-style-name="Standard" style:family="paragraph">
      <style:paragraph-properties fo:text-align="start" fo:text-indent="0in"/>
      <style:text-properties fo:font-size="12pt" style:font-size-asian="12pt" style:font-size-complex="12pt" fo:language="en" fo:country="US"/>
    </style:style>
    <style:style style:name="P2493" style:parent-style-name="Standard" style:family="paragraph">
      <style:paragraph-properties fo:text-align="start" fo:text-indent="0in"/>
      <style:text-properties fo:font-size="12pt" style:font-size-asian="12pt" style:font-size-complex="12pt" fo:language="en" fo:country="US"/>
    </style:style>
    <style:style style:name="P2494" style:parent-style-name="Standard" style:family="paragraph">
      <style:paragraph-properties fo:text-align="start" fo:text-indent="0in"/>
      <style:text-properties fo:font-size="12pt" style:font-size-asian="12pt" style:font-size-complex="12pt" fo:language="en" fo:country="US"/>
    </style:style>
    <style:style style:name="P2495" style:parent-style-name="Standard" style:family="paragraph">
      <style:paragraph-properties fo:text-align="start" fo:text-indent="0in"/>
    </style:style>
    <style:style style:name="T2496" style:parent-style-name="Absatz-Standardschriftart" style:family="text">
      <style:text-properties fo:font-size="12pt" style:font-size-asian="12pt" style:font-size-complex="12pt" fo:language="en" fo:country="US"/>
    </style:style>
    <style:style style:name="T2497" style:parent-style-name="Absatz-Standardschriftart" style:family="text">
      <style:text-properties style:font-name-complex="Calibri" fo:font-size="12pt" style:font-size-asian="12pt" style:font-size-complex="12pt" fo:language="en" fo:country="US"/>
    </style:style>
    <style:style style:name="P2498" style:parent-style-name="Standard" style:family="paragraph">
      <style:paragraph-properties fo:text-align="start" fo:text-indent="0in"/>
      <style:text-properties style:font-name-complex="Calibri" fo:font-size="12pt" style:font-size-asian="12pt" style:font-size-complex="12pt" fo:language="en" fo:country="US"/>
    </style:style>
    <style:style style:name="P2499" style:parent-style-name="Standard" style:family="paragraph">
      <style:paragraph-properties fo:text-align="start" fo:text-indent="0in"/>
    </style:style>
    <style:style style:name="T2500" style:parent-style-name="Absatz-Standardschriftart" style:family="text">
      <style:text-properties style:font-name-complex="Calibri" fo:font-size="12pt" style:font-size-asian="12pt" style:font-size-complex="12pt" fo:language="en" fo:country="US"/>
    </style:style>
    <style:style style:name="T2501" style:parent-style-name="Absatz-Standardschriftart" style:family="text">
      <style:text-properties style:font-name-complex="Calibri" fo:font-size="12pt" style:font-size-asian="12pt" style:font-size-complex="12pt" fo:language="en" fo:country="US"/>
    </style:style>
    <style:style style:name="P2502" style:parent-style-name="CommentText" style:family="paragraph">
      <style:paragraph-properties fo:text-align="start" fo:text-indent="0in"/>
    </style:style>
    <style:style style:name="T2503" style:parent-style-name="Absatz-Standardschriftart" style:family="text">
      <style:text-properties fo:language="en" fo:country="US"/>
    </style:style>
    <style:style style:name="T2504" style:parent-style-name="Absatz-Standardschriftart" style:family="text">
      <style:text-properties style:font-name-complex="Calibri" fo:font-size="12pt" style:font-size-asian="12pt" style:font-size-complex="12pt" fo:language="en" fo:country="US"/>
    </style:style>
    <style:style style:name="P2505" style:parent-style-name="Standard" style:family="paragraph">
      <style:paragraph-properties style:text-autospace="none" fo:text-align="start" fo:text-indent="0in"/>
      <style:text-properties fo:language="en" fo:country="US"/>
    </style:style>
    <style:style style:name="P2506" style:parent-style-name="Standard" style:family="paragraph">
      <style:paragraph-properties fo:text-align="start" fo:text-indent="0.4916in"/>
    </style:style>
    <style:style style:name="T250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50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509" style:parent-style-name="CommentText" style:family="paragraph">
      <style:paragraph-properties fo:text-align="start" fo:text-indent="0in"/>
    </style:style>
    <style:style style:name="T2510" style:parent-style-name="Absatz-Standardschriftart" style:family="text">
      <style:text-properties fo:language="en" fo:country="US"/>
    </style:style>
    <style:style style:name="T251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512" style:parent-style-name="Standard" style:family="paragraph">
      <style:paragraph-properties fo:text-align="start" fo:text-indent="0in"/>
      <style:text-properties style:font-name-complex="Calibri" fo:font-size="12pt" style:font-size-asian="12pt" style:font-size-complex="12pt" fo:language="en" fo:country="US"/>
    </style:style>
    <style:style style:name="P2513" style:parent-style-name="Standard" style:family="paragraph">
      <style:paragraph-properties fo:text-align="start" fo:text-indent="0in"/>
      <style:text-properties style:font-name-complex="Calibri" fo:font-size="12pt" style:font-size-asian="12pt" style:font-size-complex="12pt" fo:language="en" fo:country="US"/>
    </style:style>
    <style:style style:name="P2514" style:parent-style-name="Standard" style:family="paragraph">
      <style:paragraph-properties fo:text-align="start" fo:text-indent="0in"/>
    </style:style>
    <style:style style:name="T2515" style:parent-style-name="Absatz-Standardschriftart" style:family="text">
      <style:text-properties style:font-name-complex="Calibri" fo:font-size="12pt" style:font-size-asian="12pt" style:font-size-complex="12pt" fo:language="en" fo:country="US"/>
    </style:style>
    <style:style style:name="T2516" style:parent-style-name="Absatz-Standardschriftart" style:family="text">
      <style:text-properties style:font-name-complex="Calibri" fo:font-size="12pt" style:font-size-asian="12pt" style:font-size-complex="12pt" fo:language="en" fo:country="US"/>
    </style:style>
    <style:style style:name="P2517" style:parent-style-name="CommentText" style:family="paragraph">
      <style:paragraph-properties fo:text-align="start" fo:text-indent="0in"/>
    </style:style>
    <style:style style:name="T2518" style:parent-style-name="Absatz-Standardschriftart" style:family="text">
      <style:text-properties fo:language="en" fo:country="US"/>
    </style:style>
    <style:style style:name="T2519" style:parent-style-name="Absatz-Standardschriftart" style:family="text">
      <style:text-properties style:font-name-complex="Calibri" fo:font-size="12pt" style:font-size-asian="12pt" style:font-size-complex="12pt" fo:language="en" fo:country="US"/>
    </style:style>
    <style:style style:name="T2520" style:parent-style-name="Absatz-Standardschriftart" style:family="text">
      <style:text-properties style:font-name-complex="Calibri" fo:font-size="12pt" style:font-size-asian="12pt" style:font-size-complex="12pt" fo:language="en" fo:country="US"/>
    </style:style>
    <style:style style:name="P2521" style:parent-style-name="CommentText" style:family="paragraph">
      <style:paragraph-properties fo:text-align="start" fo:text-indent="0in"/>
    </style:style>
    <style:style style:name="T2522" style:parent-style-name="Absatz-Standardschriftart" style:family="text">
      <style:text-properties fo:language="en" fo:country="US"/>
    </style:style>
    <style:style style:name="P2523" style:parent-style-name="CommentText" style:family="paragraph">
      <style:paragraph-properties fo:text-align="start" fo:text-indent="0in"/>
      <style:text-properties fo:language="en" fo:country="US"/>
    </style:style>
    <style:style style:name="P2524" style:parent-style-name="CommentText" style:family="paragraph">
      <style:paragraph-properties fo:text-align="start" fo:text-indent="0in"/>
      <style:text-properties fo:language="en" fo:country="US"/>
    </style:style>
    <style:style style:name="P2525" style:parent-style-name="CommentText" style:family="paragraph">
      <style:paragraph-properties fo:text-align="start" fo:text-indent="0in"/>
      <style:text-properties fo:language="en" fo:country="US"/>
    </style:style>
    <style:style style:name="P2526" style:parent-style-name="CommentText" style:family="paragraph">
      <style:paragraph-properties fo:text-align="start" fo:text-indent="0in"/>
      <style:text-properties fo:language="en" fo:country="US"/>
    </style:style>
    <style:style style:name="P2527" style:parent-style-name="CommentText" style:family="paragraph">
      <style:paragraph-properties fo:text-align="start" fo:text-indent="0in"/>
      <style:text-properties fo:language="en" fo:country="US"/>
    </style:style>
    <style:style style:name="P2528" style:parent-style-name="CommentText" style:family="paragraph">
      <style:paragraph-properties fo:text-align="start" fo:text-indent="0in"/>
      <style:text-properties fo:language="en" fo:country="US"/>
    </style:style>
    <style:style style:name="P2529" style:parent-style-name="CommentText" style:family="paragraph">
      <style:paragraph-properties fo:text-align="start" fo:text-indent="0in"/>
      <style:text-properties fo:language="en" fo:country="US"/>
    </style:style>
    <style:style style:name="P2530" style:parent-style-name="CommentText" style:family="paragraph">
      <style:paragraph-properties fo:text-align="start" fo:text-indent="0in"/>
      <style:text-properties fo:language="en" fo:country="US"/>
    </style:style>
    <style:style style:name="P2531" style:parent-style-name="CommentText" style:family="paragraph">
      <style:paragraph-properties fo:text-align="start" fo:text-indent="0in"/>
      <style:text-properties fo:language="en" fo:country="US"/>
    </style:style>
    <style:style style:name="P2532" style:parent-style-name="CommentText" style:family="paragraph">
      <style:paragraph-properties fo:text-align="start" fo:text-indent="0in"/>
      <style:text-properties fo:language="en" fo:country="US"/>
    </style:style>
    <style:style style:name="P2533" style:parent-style-name="CommentText" style:family="paragraph">
      <style:paragraph-properties fo:text-align="start" fo:text-indent="0in"/>
      <style:text-properties fo:language="en" fo:country="US"/>
    </style:style>
    <style:style style:name="P2534" style:parent-style-name="CommentText" style:family="paragraph">
      <style:paragraph-properties fo:text-align="start" fo:text-indent="0in"/>
      <style:text-properties fo:language="en" fo:country="US"/>
    </style:style>
    <style:style style:name="T2535" style:parent-style-name="Absatz-Standardschriftart" style:family="text">
      <style:text-properties style:font-name-complex="Calibri" fo:font-size="12pt" style:font-size-asian="12pt" style:font-size-complex="12pt" fo:language="en" fo:country="US"/>
    </style:style>
    <style:style style:name="P2536" style:parent-style-name="CommentText" style:family="paragraph">
      <style:paragraph-properties fo:text-align="start" fo:text-indent="0in"/>
    </style:style>
    <style:style style:name="T2537" style:parent-style-name="Absatz-Standardschriftart" style:family="text">
      <style:text-properties fo:language="da" fo:country="DK"/>
    </style:style>
    <style:style style:name="P2538" style:parent-style-name="CommentText" style:family="paragraph">
      <style:paragraph-properties fo:text-align="start" fo:text-indent="0in"/>
      <style:text-properties fo:language="da" fo:country="DK"/>
    </style:style>
    <style:style style:name="T2539" style:parent-style-name="Absatz-Standardschriftart" style:family="text">
      <style:text-properties style:font-name-complex="Calibri" fo:font-size="12pt" style:font-size-asian="12pt" style:font-size-complex="12pt" fo:language="en" fo:country="US"/>
    </style:style>
    <style:style style:name="P2540" style:parent-style-name="Standard" style:family="paragraph">
      <style:paragraph-properties fo:text-align="start" fo:text-indent="0in"/>
    </style:style>
    <style:style style:name="T2541" style:parent-style-name="Absatz-Standardschriftart" style:family="text">
      <style:text-properties style:font-name-complex="Calibri" fo:font-size="12pt" style:font-size-asian="12pt" style:font-size-complex="12pt" fo:language="en" fo:country="US"/>
    </style:style>
    <style:style style:name="P2542" style:parent-style-name="Standard" style:family="paragraph">
      <style:paragraph-properties fo:text-align="start" fo:text-indent="0in"/>
    </style:style>
    <style:style style:name="T2543" style:parent-style-name="Absatz-Standardschriftart" style:family="text">
      <style:text-properties style:font-name-complex="Calibri" fo:font-size="12pt" style:font-size-asian="12pt" style:font-size-complex="12pt" fo:language="en" fo:country="US"/>
    </style:style>
    <style:style style:name="T2544" style:parent-style-name="Absatz-Standardschriftart" style:family="text">
      <style:text-properties style:font-name-complex="Calibri" fo:font-size="12pt" style:font-size-asian="12pt" style:font-size-complex="12pt" fo:language="en" fo:country="US"/>
    </style:style>
    <style:style style:name="P2545" style:parent-style-name="CommentText" style:family="paragraph">
      <style:paragraph-properties fo:text-align="start" fo:text-indent="0in"/>
    </style:style>
    <style:style style:name="T2546" style:parent-style-name="Absatz-Standardschriftart" style:family="text">
      <style:text-properties fo:language="en" fo:country="US"/>
    </style:style>
    <style:style style:name="P2547" style:parent-style-name="CommentText" style:family="paragraph">
      <style:paragraph-properties fo:text-align="start" fo:text-indent="0in"/>
      <style:text-properties fo:language="en" fo:country="US"/>
    </style:style>
    <style:style style:name="T2548" style:parent-style-name="Absatz-Standardschriftart" style:family="text">
      <style:text-properties style:font-name-complex="Calibri" fo:font-size="12pt" style:font-size-asian="12pt" style:font-size-complex="12pt" fo:language="en" fo:country="US"/>
    </style:style>
    <style:style style:name="T2549" style:parent-style-name="Absatz-Standardschriftart" style:family="text">
      <style:text-properties style:font-name-complex="Calibri" fo:font-size="12pt" style:font-size-asian="12pt" style:font-size-complex="12pt" fo:language="en" fo:country="US"/>
    </style:style>
    <style:style style:name="P2550" style:parent-style-name="CommentText" style:family="paragraph">
      <style:paragraph-properties fo:text-align="start" fo:text-indent="0in"/>
    </style:style>
    <style:style style:name="T2551" style:parent-style-name="Absatz-Standardschriftart" style:family="text">
      <style:text-properties fo:language="en" fo:country="US"/>
    </style:style>
    <style:style style:name="P2552" style:parent-style-name="CommentText" style:family="paragraph">
      <style:paragraph-properties fo:text-align="start" fo:text-indent="0in"/>
      <style:text-properties fo:language="en" fo:country="US"/>
    </style:style>
    <style:style style:name="P2553" style:parent-style-name="CommentText" style:family="paragraph">
      <style:paragraph-properties fo:text-align="start" fo:text-indent="0in"/>
      <style:text-properties fo:language="en" fo:country="US"/>
    </style:style>
    <style:style style:name="P2554" style:parent-style-name="CommentText" style:family="paragraph">
      <style:paragraph-properties fo:text-align="start" fo:text-indent="0in"/>
      <style:text-properties fo:language="en" fo:country="US"/>
    </style:style>
    <style:style style:name="T2555" style:parent-style-name="Absatz-Standardschriftart" style:family="text">
      <style:text-properties style:font-name-complex="Calibri" fo:font-size="12pt" style:font-size-asian="12pt" style:font-size-complex="12pt" fo:language="en" fo:country="US"/>
    </style:style>
    <style:style style:name="P2556" style:parent-style-name="Standard" style:family="paragraph">
      <style:paragraph-properties fo:text-align="start" fo:text-indent="0in"/>
      <style:text-properties style:font-name-complex="Calibri" fo:font-size="12pt" style:font-size-asian="12pt" style:font-size-complex="12pt" fo:language="en" fo:country="US"/>
    </style:style>
    <style:style style:name="P2557" style:parent-style-name="Standard" style:family="paragraph">
      <style:paragraph-properties fo:text-align="start" fo:text-indent="0in"/>
      <style:text-properties style:font-name-complex="Calibri" fo:font-size="12pt" style:font-size-asian="12pt" style:font-size-complex="12pt" fo:language="en" fo:country="US"/>
    </style:style>
    <style:style style:name="P2558" style:parent-style-name="Standard" style:family="paragraph">
      <style:paragraph-properties fo:text-align="start" fo:text-indent="0in"/>
    </style:style>
    <style:style style:name="T2559" style:parent-style-name="Absatz-Standardschriftart" style:family="text">
      <style:text-properties style:font-name-complex="Calibri" fo:font-size="12pt" style:font-size-asian="12pt" style:font-size-complex="12pt" fo:language="en" fo:country="US"/>
    </style:style>
    <style:style style:name="T2560" style:parent-style-name="Absatz-Standardschriftart" style:family="text">
      <style:text-properties style:font-name-complex="Calibri" fo:font-size="12pt" style:font-size-asian="12pt" style:font-size-complex="12pt" fo:language="en" fo:country="US"/>
    </style:style>
    <style:style style:name="T2561" style:parent-style-name="Absatz-Standardschriftart" style:family="text">
      <style:text-properties fo:language="en" fo:country="US"/>
    </style:style>
    <style:style style:name="P2562" style:parent-style-name="Standard" style:family="paragraph">
      <style:paragraph-properties fo:text-align="start" fo:text-indent="0in"/>
      <style:text-properties style:font-name-complex="Calibri" fo:font-size="12pt" style:font-size-asian="12pt" style:font-size-complex="12pt" fo:language="en" fo:country="US"/>
    </style:style>
    <style:style style:name="P2563" style:parent-style-name="Standard" style:family="paragraph">
      <style:paragraph-properties fo:text-align="start" fo:text-indent="0in"/>
      <style:text-properties style:font-name-complex="Calibri" fo:font-size="12pt" style:font-size-asian="12pt" style:font-size-complex="12pt" fo:language="en" fo:country="US"/>
    </style:style>
    <style:style style:name="P2564" style:parent-style-name="Standard" style:family="paragraph">
      <style:paragraph-properties fo:text-align="start" fo:text-indent="0in"/>
      <style:text-properties style:font-name-complex="Calibri" fo:font-size="12pt" style:font-size-asian="12pt" style:font-size-complex="12pt" fo:language="en" fo:country="US"/>
    </style:style>
    <style:style style:name="P2565" style:parent-style-name="Standard" style:family="paragraph">
      <style:paragraph-properties fo:text-align="start" fo:text-indent="0in"/>
    </style:style>
    <style:style style:name="T2566" style:parent-style-name="Absatz-Standardschriftart" style:family="text">
      <style:text-properties style:font-name-complex="Calibri" fo:font-size="12pt" style:font-size-asian="12pt" style:font-size-complex="12pt" fo:language="en" fo:country="US"/>
    </style:style>
    <style:style style:name="T2567" style:parent-style-name="Fett" style:family="text">
      <style:text-properties fo:font-size="12pt" style:font-size-asian="12pt" style:font-size-complex="12pt" fo:language="en" fo:country="US"/>
    </style:style>
    <style:style style:name="T2568" style:parent-style-name="Absatz-Standardschriftart" style:family="text">
      <style:text-properties fo:font-size="12pt" style:font-size-asian="12pt" style:font-size-complex="12pt" fo:language="en" fo:country="US"/>
    </style:style>
    <style:style style:name="T2569" style:parent-style-name="Absatz-Standardschriftart" style:family="text">
      <style:text-properties fo:font-size="12pt" style:font-size-asian="12pt" style:font-size-complex="12pt" fo:language="en" fo:country="US"/>
    </style:style>
    <style:style style:name="P2570" style:parent-style-name="CommentText" style:family="paragraph">
      <style:paragraph-properties fo:text-align="start" fo:text-indent="0in"/>
    </style:style>
    <style:style style:name="T2571" style:parent-style-name="Absatz-Standardschriftart" style:family="text">
      <style:text-properties fo:language="en" fo:country="US"/>
    </style:style>
    <style:style style:name="T2572" style:parent-style-name="Absatz-Standardschriftart" style:family="text">
      <style:text-properties fo:font-size="12pt" style:font-size-asian="12pt" style:font-size-complex="12pt" fo:language="en" fo:country="US"/>
    </style:style>
    <style:style style:name="P2573" style:parent-style-name="Standard" style:family="paragraph">
      <style:paragraph-properties fo:text-align="start" fo:text-indent="0in"/>
      <style:text-properties style:font-name-complex="Calibri" fo:font-size="12pt" style:font-size-asian="12pt" style:font-size-complex="12pt" fo:language="en" fo:country="US"/>
    </style:style>
    <style:style style:name="P2574" style:parent-style-name="Standard" style:family="paragraph">
      <style:paragraph-properties fo:text-align="start" fo:text-indent="0in"/>
    </style:style>
    <style:style style:name="T2575" style:parent-style-name="Absatz-Standardschriftart" style:family="text">
      <style:text-properties style:font-name-complex="Calibri" fo:font-size="12pt" style:font-size-asian="12pt" style:font-size-complex="12pt" fo:language="en" fo:country="US"/>
    </style:style>
    <style:style style:name="T2576" style:parent-style-name="Absatz-Standardschriftart" style:family="text">
      <style:text-properties style:font-name-complex="Calibri" fo:font-size="12pt" style:font-size-asian="12pt" style:font-size-complex="12pt" fo:language="en" fo:country="US"/>
    </style:style>
    <style:style style:name="P2577" style:parent-style-name="CommentText" style:family="paragraph">
      <style:paragraph-properties fo:text-align="start" fo:text-indent="0in"/>
    </style:style>
    <style:style style:name="T2578" style:parent-style-name="Absatz-Standardschriftart" style:family="text">
      <style:text-properties fo:language="en" fo:country="US"/>
    </style:style>
    <style:style style:name="T2579" style:parent-style-name="Absatz-Standardschriftart" style:family="text">
      <style:text-properties style:font-name-complex="Calibri" fo:font-size="12pt" style:font-size-asian="12pt" style:font-size-complex="12pt" fo:language="en" fo:country="US"/>
    </style:style>
    <style:style style:name="P2580" style:parent-style-name="Standard" style:family="paragraph">
      <style:paragraph-properties fo:text-align="start" fo:text-indent="0in"/>
      <style:text-properties style:font-name-complex="Calibri" fo:font-size="12pt" style:font-size-asian="12pt" style:font-size-complex="12pt" fo:language="en" fo:country="US"/>
    </style:style>
    <style:style style:name="P2581" style:parent-style-name="Standard" style:family="paragraph">
      <style:paragraph-properties fo:text-align="start" fo:text-indent="0in"/>
    </style:style>
    <style:style style:name="T2582" style:parent-style-name="Absatz-Standardschriftart" style:family="text">
      <style:text-properties style:font-name-complex="Calibri" fo:font-size="12pt" style:font-size-asian="12pt" style:font-size-complex="12pt" fo:language="en" fo:country="US"/>
    </style:style>
    <style:style style:name="T2583" style:parent-style-name="Absatz-Standardschriftart" style:family="text">
      <style:text-properties style:font-name-complex="Calibri" fo:font-size="12pt" style:font-size-asian="12pt" style:font-size-complex="12pt" fo:language="en" fo:country="US"/>
    </style:style>
    <style:style style:name="T2584" style:parent-style-name="Absatz-Standardschriftart" style:family="text">
      <style:text-properties style:font-name-complex="Calibri" fo:font-size="12pt" style:font-size-asian="12pt" style:font-size-complex="12pt" fo:language="en" fo:country="US"/>
    </style:style>
    <style:style style:name="P2585" style:parent-style-name="CommentText" style:family="paragraph">
      <style:paragraph-properties fo:text-align="start" fo:text-indent="0in"/>
    </style:style>
    <style:style style:name="T2586" style:parent-style-name="Absatz-Standardschriftart" style:family="text">
      <style:text-properties fo:language="en" fo:country="US"/>
    </style:style>
    <style:style style:name="T2587" style:parent-style-name="Absatz-Standardschriftart" style:family="text">
      <style:text-properties style:font-name-complex="Calibri" fo:font-size="12pt" style:font-size-asian="12pt" style:font-size-complex="12pt" fo:language="en" fo:country="US"/>
    </style:style>
    <style:style style:name="T2588" style:parent-style-name="Absatz-Standardschriftart" style:family="text">
      <style:text-properties style:font-name-complex="Calibri" fo:font-size="12pt" style:font-size-asian="12pt" style:font-size-complex="12pt" fo:language="en" fo:country="US"/>
    </style:style>
    <style:style style:name="P2589" style:parent-style-name="CommentText" style:family="paragraph">
      <style:paragraph-properties fo:text-align="start" fo:text-indent="0in"/>
    </style:style>
    <style:style style:name="T2590" style:parent-style-name="Absatz-Standardschriftart" style:family="text">
      <style:text-properties fo:language="en" fo:country="US"/>
    </style:style>
    <style:style style:name="T2591" style:parent-style-name="Absatz-Standardschriftart" style:family="text">
      <style:text-properties style:font-name-complex="Calibri" fo:font-size="12pt" style:font-size-asian="12pt" style:font-size-complex="12pt" fo:language="en" fo:country="US"/>
    </style:style>
    <style:style style:name="T2592" style:parent-style-name="Absatz-Standardschriftart" style:family="text">
      <style:text-properties style:font-name-complex="Calibri" fo:font-size="12pt" style:font-size-asian="12pt" style:font-size-complex="12pt" fo:language="en" fo:country="US"/>
    </style:style>
    <style:style style:name="P2593" style:parent-style-name="CommentText" style:family="paragraph">
      <style:paragraph-properties fo:text-align="start" fo:text-indent="0in"/>
    </style:style>
    <style:style style:name="T2594" style:parent-style-name="Absatz-Standardschriftart" style:family="text">
      <style:text-properties fo:language="en" fo:country="US"/>
    </style:style>
    <style:style style:name="T2595" style:parent-style-name="Absatz-Standardschriftart" style:family="text">
      <style:text-properties style:font-name-complex="Calibri" fo:font-size="12pt" style:font-size-asian="12pt" style:font-size-complex="12pt" fo:language="en" fo:country="US"/>
    </style:style>
    <style:style style:name="T2596" style:parent-style-name="Absatz-Standardschriftart" style:family="text">
      <style:text-properties style:font-name-complex="Calibri" fo:font-size="12pt" style:font-size-asian="12pt" style:font-size-complex="12pt" fo:language="en" fo:country="US"/>
    </style:style>
    <style:style style:name="P2597" style:parent-style-name="Standard" style:family="paragraph">
      <style:paragraph-properties fo:text-align="start" fo:text-indent="0.4916in"/>
    </style:style>
    <style:style style:name="T259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599" style:parent-style-name="CommentReference" style:family="text">
      <style:text-properties style:font-name-complex="Calibri" fo:font-size="12pt" style:font-size-asian="12pt" style:font-size-complex="12pt"/>
    </style:style>
    <style:style style:name="P2600" style:parent-style-name="CommentText" style:family="paragraph">
      <style:paragraph-properties fo:text-align="start" fo:text-indent="0in"/>
    </style:style>
    <style:style style:name="P2601" style:parent-style-name="CommentText" style:family="paragraph">
      <style:paragraph-properties fo:text-align="start" fo:text-indent="0in"/>
    </style:style>
    <style:style style:name="P2602" style:parent-style-name="CommentText" style:family="paragraph">
      <style:paragraph-properties fo:text-align="start" fo:text-indent="0in"/>
    </style:style>
    <style:style style:name="P2603" style:parent-style-name="CommentText" style:family="paragraph">
      <style:paragraph-properties fo:text-align="start" fo:text-indent="0in"/>
    </style:style>
    <style:style style:name="P2604" style:parent-style-name="CommentText" style:family="paragraph">
      <style:paragraph-properties fo:text-align="start" fo:text-indent="0in"/>
    </style:style>
    <style:style style:name="P2605" style:parent-style-name="CommentText" style:family="paragraph">
      <style:paragraph-properties fo:text-align="start" fo:text-indent="0in"/>
    </style:style>
    <style:style style:name="P2606" style:parent-style-name="CommentText" style:family="paragraph">
      <style:paragraph-properties fo:text-align="start" fo:text-indent="0in"/>
    </style:style>
    <style:style style:name="P2607" style:parent-style-name="CommentText" style:family="paragraph">
      <style:paragraph-properties fo:text-align="start" fo:text-indent="0in"/>
    </style:style>
    <style:style style:name="P2608" style:parent-style-name="CommentText" style:family="paragraph">
      <style:paragraph-properties fo:text-align="start" fo:text-indent="0in"/>
    </style:style>
    <style:style style:name="P2609" style:parent-style-name="CommentText" style:family="paragraph">
      <style:paragraph-properties fo:text-align="start" fo:text-indent="0in"/>
    </style:style>
    <style:style style:name="P2610" style:parent-style-name="CommentText" style:family="paragraph">
      <style:paragraph-properties fo:text-align="start" fo:text-indent="0in"/>
    </style:style>
    <style:style style:name="P2611" style:parent-style-name="CommentText" style:family="paragraph">
      <style:paragraph-properties fo:text-align="start" fo:text-indent="0in"/>
    </style:style>
    <style:style style:name="P2612" style:parent-style-name="CommentText" style:family="paragraph">
      <style:paragraph-properties fo:text-align="start" fo:text-indent="0in"/>
    </style:style>
    <style:style style:name="P2613" style:parent-style-name="CommentText" style:family="paragraph">
      <style:paragraph-properties fo:text-align="start" fo:text-indent="0in"/>
    </style:style>
    <style:style style:name="T26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15" style:parent-style-name="CommentText" style:family="paragraph">
      <style:paragraph-properties fo:text-align="start" fo:text-indent="0in"/>
    </style:style>
    <style:style style:name="T2616" style:parent-style-name="Absatz-Standardschriftart" style:family="text">
      <style:text-properties fo:language="en" fo:country="US"/>
    </style:style>
    <style:style style:name="T261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18" style:parent-style-name="Standard" style:family="paragraph">
      <style:paragraph-properties fo:text-align="start" fo:text-indent="0in"/>
      <style:text-properties style:font-name-complex="Calibri" fo:font-size="12pt" style:font-size-asian="12pt" style:font-size-complex="12pt" fo:language="en" fo:country="US"/>
    </style:style>
    <style:style style:name="P2619" style:parent-style-name="Standard" style:family="paragraph">
      <style:paragraph-properties fo:text-align="start" fo:text-indent="0in"/>
      <style:text-properties style:font-name-complex="Calibri" fo:font-size="12pt" style:font-size-asian="12pt" style:font-size-complex="12pt" fo:language="en" fo:country="US"/>
    </style:style>
    <style:style style:name="P2620" style:parent-style-name="Standard" style:family="paragraph">
      <style:paragraph-properties fo:text-align="start" fo:text-indent="0in"/>
    </style:style>
    <style:style style:name="T2621" style:parent-style-name="Absatz-Standardschriftart" style:family="text">
      <style:text-properties style:font-name-complex="Calibri" fo:font-size="12pt" style:font-size-asian="12pt" style:font-size-complex="12pt" fo:language="en" fo:country="US"/>
    </style:style>
    <style:style style:name="T2622" style:parent-style-name="Absatz-Standardschriftart" style:family="text">
      <style:text-properties style:font-name-complex="Calibri" fo:font-size="12pt" style:font-size-asian="12pt" style:font-size-complex="12pt" fo:language="en" fo:country="US"/>
    </style:style>
    <style:style style:name="P2623" style:parent-style-name="CommentText" style:family="paragraph">
      <style:paragraph-properties fo:text-align="start" fo:text-indent="0in"/>
    </style:style>
    <style:style style:name="T2624" style:parent-style-name="Absatz-Standardschriftart" style:family="text">
      <style:text-properties fo:language="en" fo:country="US"/>
    </style:style>
    <style:style style:name="P2625" style:parent-style-name="CommentText" style:family="paragraph">
      <style:paragraph-properties fo:text-align="start" fo:text-indent="0in"/>
      <style:text-properties fo:language="en" fo:country="US"/>
    </style:style>
    <style:style style:name="P2626" style:parent-style-name="CommentText" style:family="paragraph">
      <style:paragraph-properties fo:text-align="start" fo:text-indent="0in"/>
      <style:text-properties fo:language="en" fo:country="US"/>
    </style:style>
    <style:style style:name="T2627" style:parent-style-name="Absatz-Standardschriftart" style:family="text">
      <style:text-properties style:font-name-complex="Calibri" fo:font-size="12pt" style:font-size-asian="12pt" style:font-size-complex="12pt" fo:language="en" fo:country="US"/>
    </style:style>
    <style:style style:name="T2628" style:parent-style-name="Absatz-Standardschriftart" style:family="text">
      <style:text-properties style:font-name-complex="Calibri" fo:font-size="12pt" style:font-size-asian="12pt" style:font-size-complex="12pt" fo:language="en" fo:country="US"/>
    </style:style>
    <style:style style:name="P2629" style:parent-style-name="CommentText" style:family="paragraph">
      <style:paragraph-properties fo:text-align="start" fo:text-indent="0in"/>
    </style:style>
    <style:style style:name="T2630" style:parent-style-name="Absatz-Standardschriftart" style:family="text">
      <style:text-properties fo:language="en" fo:country="US"/>
    </style:style>
    <style:style style:name="P2631" style:parent-style-name="CommentText" style:family="paragraph">
      <style:paragraph-properties fo:text-align="start" fo:text-indent="0in"/>
      <style:text-properties fo:language="en" fo:country="US"/>
    </style:style>
    <style:style style:name="P2632" style:parent-style-name="CommentText" style:family="paragraph">
      <style:paragraph-properties fo:text-align="start" fo:text-indent="0in"/>
      <style:text-properties fo:language="en" fo:country="US"/>
    </style:style>
    <style:style style:name="P2633" style:parent-style-name="CommentText" style:family="paragraph">
      <style:paragraph-properties fo:text-align="start" fo:text-indent="0in"/>
      <style:text-properties fo:language="en" fo:country="US"/>
    </style:style>
    <style:style style:name="T2634" style:parent-style-name="Absatz-Standardschriftart" style:family="text">
      <style:text-properties style:font-name-complex="Calibri" fo:font-size="12pt" style:font-size-asian="12pt" style:font-size-complex="12pt" fo:language="en" fo:country="US"/>
    </style:style>
    <style:style style:name="P2635" style:parent-style-name="Standard" style:family="paragraph">
      <style:paragraph-properties fo:text-align="start" fo:text-indent="0in"/>
    </style:style>
    <style:style style:name="T2636" style:parent-style-name="Absatz-Standardschriftart" style:family="text">
      <style:text-properties style:font-name-complex="Calibri" fo:font-size="12pt" style:font-size-asian="12pt" style:font-size-complex="12pt" fo:language="en" fo:country="US"/>
    </style:style>
    <style:style style:name="T2637" style:parent-style-name="Absatz-Standardschriftart" style:family="text">
      <style:text-properties style:font-name-complex="Calibri" fo:font-size="12pt" style:font-size-asian="12pt" style:font-size-complex="12pt" fo:language="en" fo:country="US"/>
    </style:style>
    <style:style style:name="P2638" style:parent-style-name="CommentText" style:family="paragraph">
      <style:paragraph-properties fo:text-align="start" fo:text-indent="0in"/>
    </style:style>
    <style:style style:name="T2639" style:parent-style-name="Absatz-Standardschriftart" style:family="text">
      <style:text-properties fo:language="en" fo:country="US"/>
    </style:style>
    <style:style style:name="P2640" style:parent-style-name="CommentText" style:family="paragraph">
      <style:paragraph-properties fo:text-align="start" fo:text-indent="0in"/>
      <style:text-properties fo:language="en" fo:country="US"/>
    </style:style>
    <style:style style:name="T2641" style:parent-style-name="Absatz-Standardschriftart" style:family="text">
      <style:text-properties style:font-name-complex="Calibri" fo:font-size="12pt" style:font-size-asian="12pt" style:font-size-complex="12pt" fo:language="en" fo:country="US"/>
    </style:style>
    <style:style style:name="P2642" style:parent-style-name="CommentText" style:family="paragraph">
      <style:paragraph-properties fo:text-align="start" fo:text-indent="0in"/>
    </style:style>
    <style:style style:name="T2643" style:parent-style-name="Absatz-Standardschriftart" style:family="text">
      <style:text-properties fo:language="en" fo:country="US"/>
    </style:style>
    <style:style style:name="T2644" style:parent-style-name="Absatz-Standardschriftart" style:family="text">
      <style:text-properties style:font-name-complex="Calibri" fo:font-size="12pt" style:font-size-asian="12pt" style:font-size-complex="12pt" fo:language="en" fo:country="US"/>
    </style:style>
    <style:style style:name="P2645" style:parent-style-name="Standard" style:family="paragraph">
      <style:paragraph-properties fo:text-align="start" fo:text-indent="0in"/>
    </style:style>
    <style:style style:name="T2646" style:parent-style-name="Absatz-Standardschriftart" style:family="text">
      <style:text-properties style:font-name-complex="Calibri" fo:font-size="12pt" style:font-size-asian="12pt" style:font-size-complex="12pt" fo:language="en" fo:country="US"/>
    </style:style>
    <style:style style:name="T2647" style:parent-style-name="Absatz-Standardschriftart" style:family="text">
      <style:text-properties style:font-name-complex="Calibri" fo:font-size="12pt" style:font-size-asian="12pt" style:font-size-complex="12pt" fo:language="en" fo:country="US"/>
    </style:style>
    <style:style style:name="P2648" style:parent-style-name="CommentText" style:family="paragraph">
      <style:paragraph-properties fo:text-align="start" fo:text-indent="0in"/>
    </style:style>
    <style:style style:name="T2649" style:parent-style-name="Absatz-Standardschriftart" style:family="text">
      <style:text-properties fo:language="en" fo:country="US"/>
    </style:style>
    <style:style style:name="P2650" style:parent-style-name="CommentText" style:family="paragraph">
      <style:paragraph-properties fo:text-align="start" fo:text-indent="0in"/>
      <style:text-properties fo:language="en" fo:country="US"/>
    </style:style>
    <style:style style:name="P2651" style:parent-style-name="CommentText" style:family="paragraph">
      <style:paragraph-properties fo:text-align="start" fo:text-indent="0in"/>
      <style:text-properties fo:language="en" fo:country="US"/>
    </style:style>
    <style:style style:name="P2652" style:parent-style-name="CommentText" style:family="paragraph">
      <style:paragraph-properties fo:text-align="start" fo:text-indent="0in"/>
      <style:text-properties fo:language="en" fo:country="US"/>
    </style:style>
    <style:style style:name="P2653" style:parent-style-name="CommentText" style:family="paragraph">
      <style:paragraph-properties fo:text-align="start" fo:text-indent="0in"/>
    </style:style>
    <style:style style:name="T2654" style:parent-style-name="Absatz-Standardschriftart" style:family="text">
      <style:text-properties fo:language="da" fo:country="DK"/>
    </style:style>
    <style:style style:name="T2655" style:parent-style-name="Absatz-Standardschriftart" style:family="text">
      <style:text-properties fo:language="da" fo:country="DK"/>
    </style:style>
    <style:style style:name="T2656" style:parent-style-name="Absatz-Standardschriftart" style:family="text">
      <style:text-properties fo:language="en" fo:country="US"/>
    </style:style>
    <style:style style:name="T2657" style:parent-style-name="Absatz-Standardschriftart" style:family="text">
      <style:text-properties style:font-name-complex="Calibri" fo:font-size="12pt" style:font-size-asian="12pt" style:font-size-complex="12pt" fo:language="en" fo:country="US"/>
    </style:style>
    <style:style style:name="P2658" style:parent-style-name="CommentText" style:family="paragraph">
      <style:paragraph-properties fo:text-align="start" fo:text-indent="0in"/>
    </style:style>
    <style:style style:name="T2659" style:parent-style-name="Absatz-Standardschriftart" style:family="text">
      <style:text-properties fo:language="en" fo:country="US"/>
    </style:style>
    <style:style style:name="P2660" style:parent-style-name="CommentText" style:family="paragraph">
      <style:paragraph-properties fo:text-align="start" fo:text-indent="0in"/>
      <style:text-properties fo:language="en" fo:country="US"/>
    </style:style>
    <style:style style:name="P2661" style:parent-style-name="CommentText" style:family="paragraph">
      <style:paragraph-properties fo:text-align="start" fo:text-indent="0in"/>
      <style:text-properties fo:language="en" fo:country="US"/>
    </style:style>
    <style:style style:name="P2662" style:parent-style-name="CommentText" style:family="paragraph">
      <style:paragraph-properties fo:text-align="start" fo:text-indent="0in"/>
      <style:text-properties fo:language="en" fo:country="US"/>
    </style:style>
    <style:style style:name="P2663" style:parent-style-name="CommentText" style:family="paragraph">
      <style:paragraph-properties fo:text-align="start" fo:text-indent="0in"/>
      <style:text-properties fo:language="en" fo:country="US"/>
    </style:style>
    <style:style style:name="T2664" style:parent-style-name="Absatz-Standardschriftart" style:family="text">
      <style:text-properties style:font-name-complex="Calibri" fo:font-size="12pt" style:font-size-asian="12pt" style:font-size-complex="12pt" fo:language="en" fo:country="US"/>
    </style:style>
    <style:style style:name="P2665" style:parent-style-name="Standard" style:family="paragraph">
      <style:paragraph-properties fo:text-align="start" fo:text-indent="0in"/>
      <style:text-properties style:font-name-complex="Calibri" fo:font-size="12pt" style:font-size-asian="12pt" style:font-size-complex="12pt" fo:language="en" fo:country="US"/>
    </style:style>
    <style:style style:name="P2666" style:parent-style-name="Standard" style:family="paragraph">
      <style:paragraph-properties fo:text-align="start" fo:text-indent="0in"/>
      <style:text-properties style:font-name-complex="Calibri" fo:font-size="12pt" style:font-size-asian="12pt" style:font-size-complex="12pt" fo:language="en" fo:country="US"/>
    </style:style>
    <style:style style:name="P2667" style:parent-style-name="Standard" style:family="paragraph">
      <style:paragraph-properties fo:text-align="start" fo:text-indent="0in"/>
    </style:style>
    <style:style style:name="T2668" style:parent-style-name="Absatz-Standardschriftart" style:family="text">
      <style:text-properties style:font-name-complex="Calibri" fo:font-size="12pt" style:font-size-asian="12pt" style:font-size-complex="12pt" fo:language="en" fo:country="US"/>
    </style:style>
    <style:style style:name="T2669" style:parent-style-name="Absatz-Standardschriftart" style:family="text">
      <style:text-properties style:font-name-complex="Calibri" fo:font-size="12pt" style:font-size-asian="12pt" style:font-size-complex="12pt" fo:language="en" fo:country="US"/>
    </style:style>
    <style:style style:name="P2670" style:parent-style-name="CommentText" style:family="paragraph">
      <style:paragraph-properties fo:text-align="start" fo:text-indent="0in"/>
    </style:style>
    <style:style style:name="T2671" style:parent-style-name="Absatz-Standardschriftart" style:family="text">
      <style:text-properties fo:language="en" fo:country="US"/>
    </style:style>
    <style:style style:name="P2672" style:parent-style-name="CommentText" style:family="paragraph">
      <style:paragraph-properties fo:text-align="start" fo:text-indent="0in"/>
      <style:text-properties fo:language="en" fo:country="US"/>
    </style:style>
    <style:style style:name="T2673" style:parent-style-name="Absatz-Standardschriftart" style:family="text">
      <style:text-properties style:font-name-complex="Calibri" fo:font-size="12pt" style:font-size-asian="12pt" style:font-size-complex="12pt" fo:language="en" fo:country="US"/>
    </style:style>
    <style:style style:name="P2674" style:parent-style-name="Standard" style:family="paragraph">
      <style:paragraph-properties fo:text-align="start" fo:text-indent="0in"/>
    </style:style>
    <style:style style:name="T2675" style:parent-style-name="Absatz-Standardschriftart" style:family="text">
      <style:text-properties style:font-name-complex="Calibri" fo:font-size="12pt" style:font-size-asian="12pt" style:font-size-complex="12pt" fo:language="en" fo:country="US"/>
    </style:style>
    <style:style style:name="T2676" style:parent-style-name="Absatz-Standardschriftart" style:family="text">
      <style:text-properties style:font-name-complex="Calibri" fo:font-size="12pt" style:font-size-asian="12pt" style:font-size-complex="12pt" fo:language="en" fo:country="US"/>
    </style:style>
    <style:style style:name="P2677" style:parent-style-name="CommentText" style:family="paragraph">
      <style:paragraph-properties fo:text-align="start" fo:text-indent="0in"/>
    </style:style>
    <style:style style:name="T2678" style:parent-style-name="Absatz-Standardschriftart" style:family="text">
      <style:text-properties fo:language="en" fo:country="US"/>
    </style:style>
    <style:style style:name="P2679" style:parent-style-name="CommentText" style:family="paragraph">
      <style:paragraph-properties fo:text-align="start" fo:text-indent="0in"/>
      <style:text-properties fo:language="en" fo:country="US"/>
    </style:style>
    <style:style style:name="P2680" style:parent-style-name="CommentText" style:family="paragraph">
      <style:paragraph-properties fo:text-align="start" fo:text-indent="0in"/>
      <style:text-properties fo:language="en" fo:country="US"/>
    </style:style>
    <style:style style:name="P2681" style:parent-style-name="CommentText" style:family="paragraph">
      <style:paragraph-properties fo:text-align="start" fo:text-indent="0in"/>
      <style:text-properties fo:language="en" fo:country="US"/>
    </style:style>
    <style:style style:name="T2682" style:parent-style-name="Absatz-Standardschriftart" style:family="text">
      <style:text-properties style:font-name-complex="Calibri" fo:font-size="12pt" style:font-size-asian="12pt" style:font-size-complex="12pt" fo:language="en" fo:country="US"/>
    </style:style>
    <style:style style:name="P2683" style:parent-style-name="CommentText" style:family="paragraph">
      <style:paragraph-properties fo:text-align="start" fo:text-indent="0in"/>
    </style:style>
    <style:style style:name="T2684" style:parent-style-name="Absatz-Standardschriftart" style:family="text">
      <style:text-properties style:font-name-complex="Calibri" fo:font-size="12pt" style:font-size-asian="12pt" style:font-size-complex="12pt" fo:language="en" fo:country="US"/>
    </style:style>
    <style:style style:name="P2685" style:parent-style-name="Standard" style:family="paragraph">
      <style:paragraph-properties fo:text-align="start" fo:text-indent="0in"/>
      <style:text-properties style:font-name-complex="Calibri" fo:font-size="12pt" style:font-size-asian="12pt" style:font-size-complex="12pt" fo:language="en" fo:country="US"/>
    </style:style>
    <style:style style:name="P2686" style:parent-style-name="Standard" style:family="paragraph">
      <style:paragraph-properties fo:text-align="start" fo:text-indent="0in"/>
      <style:text-properties style:font-name-complex="Calibri" fo:font-size="12pt" style:font-size-asian="12pt" style:font-size-complex="12pt" fo:language="en" fo:country="US"/>
    </style:style>
    <style:style style:name="P2687" style:parent-style-name="Standard" style:family="paragraph">
      <style:paragraph-properties fo:text-align="start" fo:text-indent="0.4916in"/>
    </style:style>
    <style:style style:name="T268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89" style:parent-style-name="CommentText" style:family="paragraph">
      <style:paragraph-properties fo:text-align="start" fo:text-indent="0in"/>
    </style:style>
    <style:style style:name="P2690" style:parent-style-name="CommentText" style:family="paragraph">
      <style:paragraph-properties fo:text-align="start" fo:text-indent="0in"/>
    </style:style>
    <style:style style:name="P2691" style:parent-style-name="CommentText" style:family="paragraph">
      <style:paragraph-properties fo:text-align="start" fo:text-indent="0in"/>
    </style:style>
    <style:style style:name="T269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93"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2694"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269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9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97" style:parent-style-name="Standard" style:family="paragraph">
      <style:paragraph-properties fo:text-align="start" fo:text-indent="0in"/>
      <style:text-properties style:font-name-complex="Calibri" fo:font-size="12pt" style:font-size-asian="12pt" style:font-size-complex="12pt" fo:language="en" fo:country="US"/>
    </style:style>
    <style:style style:name="P2698" style:parent-style-name="Standard" style:family="paragraph">
      <style:paragraph-properties fo:text-align="start" fo:text-indent="0in"/>
      <style:text-properties style:font-name-complex="Calibri" fo:font-size="12pt" style:font-size-asian="12pt" style:font-size-complex="12pt" fo:language="en" fo:country="US"/>
    </style:style>
    <style:style style:name="P269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00" style:parent-style-name="Standard" style:family="paragraph">
      <style:paragraph-properties fo:text-align="start" fo:text-indent="0in"/>
    </style:style>
    <style:style style:name="T2701" style:parent-style-name="Absatz-Standardschriftart" style:family="text">
      <style:text-properties style:font-name-complex="Calibri" fo:font-size="12pt" style:font-size-asian="12pt" style:font-size-complex="12pt" fo:language="en" fo:country="US"/>
    </style:style>
    <style:style style:name="T2702" style:parent-style-name="Absatz-Standardschriftart" style:family="text">
      <style:text-properties style:font-name-complex="Calibri" fo:font-size="12pt" style:font-size-asian="12pt" style:font-size-complex="12pt" fo:language="en" fo:country="US"/>
    </style:style>
    <style:style style:name="P2703" style:parent-style-name="CommentText" style:family="paragraph">
      <style:paragraph-properties fo:text-align="start" fo:text-indent="0in"/>
    </style:style>
    <style:style style:name="T2704" style:parent-style-name="Absatz-Standardschriftart" style:family="text">
      <style:text-properties fo:language="en" fo:country="US"/>
    </style:style>
    <style:style style:name="P2705" style:parent-style-name="CommentText" style:family="paragraph">
      <style:paragraph-properties fo:text-align="start" fo:text-indent="0in"/>
      <style:text-properties fo:language="en" fo:country="US"/>
    </style:style>
    <style:style style:name="P2706" style:parent-style-name="CommentText" style:family="paragraph">
      <style:paragraph-properties fo:text-align="start" fo:text-indent="0in"/>
      <style:text-properties fo:language="en" fo:country="US"/>
    </style:style>
    <style:style style:name="T2707" style:parent-style-name="Absatz-Standardschriftart" style:family="text">
      <style:text-properties style:font-name-complex="Calibri" fo:font-size="12pt" style:font-size-asian="12pt" style:font-size-complex="12pt" fo:language="en" fo:country="US"/>
    </style:style>
    <style:style style:name="P2708" style:parent-style-name="CommentText" style:family="paragraph">
      <style:paragraph-properties fo:text-align="start" fo:text-indent="0in"/>
    </style:style>
    <style:style style:name="T2709" style:parent-style-name="Absatz-Standardschriftart" style:family="text">
      <style:text-properties fo:language="en" fo:country="US"/>
    </style:style>
    <style:style style:name="P2710" style:parent-style-name="CommentText" style:family="paragraph">
      <style:paragraph-properties fo:text-align="start" fo:text-indent="0in"/>
      <style:text-properties fo:language="en" fo:country="US"/>
    </style:style>
    <style:style style:name="P2711" style:parent-style-name="CommentText" style:family="paragraph">
      <style:paragraph-properties fo:text-align="start" fo:text-indent="0in"/>
      <style:text-properties fo:language="en" fo:country="US"/>
    </style:style>
    <style:style style:name="T2712" style:parent-style-name="Absatz-Standardschriftart" style:family="text">
      <style:text-properties style:font-name-complex="Calibri" fo:font-size="12pt" style:font-size-asian="12pt" style:font-size-complex="12pt" fo:language="en" fo:country="US"/>
    </style:style>
    <style:style style:name="P2713" style:parent-style-name="Standard" style:family="paragraph">
      <style:paragraph-properties fo:text-align="start" fo:text-indent="0in"/>
      <style:text-properties style:font-name-complex="Calibri" fo:font-size="12pt" style:font-size-asian="12pt" style:font-size-complex="12pt" fo:language="en" fo:country="US"/>
    </style:style>
    <style:style style:name="P2714" style:parent-style-name="Standard" style:family="paragraph">
      <style:paragraph-properties fo:text-align="start" fo:text-indent="0in"/>
    </style:style>
    <style:style style:name="T2715" style:parent-style-name="Absatz-Standardschriftart" style:family="text">
      <style:text-properties style:font-name-complex="Calibri" fo:font-size="12pt" style:font-size-asian="12pt" style:font-size-complex="12pt" fo:language="en" fo:country="US"/>
    </style:style>
    <style:style style:name="T2716" style:parent-style-name="Absatz-Standardschriftart" style:family="text">
      <style:text-properties style:font-name-complex="Calibri" fo:font-size="12pt" style:font-size-asian="12pt" style:font-size-complex="12pt" fo:language="en" fo:country="US"/>
    </style:style>
    <style:style style:name="P2717" style:parent-style-name="CommentText" style:family="paragraph">
      <style:paragraph-properties fo:text-align="start" fo:text-indent="0in"/>
    </style:style>
    <style:style style:name="T2718" style:parent-style-name="Absatz-Standardschriftart" style:family="text">
      <style:text-properties fo:language="en" fo:country="US"/>
    </style:style>
    <style:style style:name="T2719" style:parent-style-name="Absatz-Standardschriftart" style:family="text">
      <style:text-properties style:font-name-complex="Calibri" fo:font-size="12pt" style:font-size-asian="12pt" style:font-size-complex="12pt" fo:language="en" fo:country="US"/>
    </style:style>
    <style:style style:name="P2720" style:parent-style-name="Standard" style:family="paragraph">
      <style:paragraph-properties fo:text-align="start" fo:text-indent="0in"/>
      <style:text-properties style:font-name-complex="Calibri" fo:font-size="12pt" style:font-size-asian="12pt" style:font-size-complex="12pt" fo:language="en" fo:country="US"/>
    </style:style>
    <style:style style:name="P2721" style:parent-style-name="Standard" style:family="paragraph">
      <style:paragraph-properties fo:text-align="start" fo:text-indent="0in"/>
      <style:text-properties style:font-name-complex="Calibri" fo:font-size="12pt" style:font-size-asian="12pt" style:font-size-complex="12pt" fo:language="en" fo:country="US"/>
    </style:style>
    <style:style style:name="P2722" style:parent-style-name="Standard" style:family="paragraph">
      <style:paragraph-properties fo:text-align="start" fo:text-indent="0in"/>
      <style:text-properties style:font-name-complex="Calibri" fo:font-size="12pt" style:font-size-asian="12pt" style:font-size-complex="12pt" fo:language="en" fo:country="US"/>
    </style:style>
    <style:style style:name="P272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24" style:parent-style-name="Standard" style:family="paragraph">
      <style:paragraph-properties fo:text-align="start" fo:text-indent="0in"/>
    </style:style>
    <style:style style:name="T2725" style:parent-style-name="Absatz-Standardschriftart" style:family="text">
      <style:text-properties style:font-name-complex="Calibri" fo:font-size="12pt" style:font-size-asian="12pt" style:font-size-complex="12pt" fo:language="en" fo:country="US"/>
    </style:style>
    <style:style style:name="T2726" style:parent-style-name="Absatz-Standardschriftart" style:family="text">
      <style:text-properties style:font-name-complex="Calibri" fo:font-size="12pt" style:font-size-asian="12pt" style:font-size-complex="12pt" fo:language="en" fo:country="US"/>
    </style:style>
    <style:style style:name="P2727" style:parent-style-name="CommentText" style:family="paragraph">
      <style:paragraph-properties fo:text-align="start" fo:text-indent="0in"/>
    </style:style>
    <style:style style:name="T2728" style:parent-style-name="Absatz-Standardschriftart" style:family="text">
      <style:text-properties fo:language="en" fo:country="US"/>
    </style:style>
    <style:style style:name="T2729" style:parent-style-name="Absatz-Standardschriftart" style:family="text">
      <style:text-properties style:font-name-complex="Calibri" fo:font-size="12pt" style:font-size-asian="12pt" style:font-size-complex="12pt" fo:language="en" fo:country="US"/>
    </style:style>
    <style:style style:name="T2730" style:parent-style-name="Absatz-Standardschriftart" style:family="text">
      <style:text-properties style:font-name-complex="Calibri" fo:font-size="12pt" style:font-size-asian="12pt" style:font-size-complex="12pt" fo:language="en" fo:country="US"/>
    </style:style>
    <style:style style:name="P2731" style:parent-style-name="CommentText" style:family="paragraph">
      <style:paragraph-properties fo:text-align="start" fo:text-indent="0in"/>
    </style:style>
    <style:style style:name="T2732" style:parent-style-name="Absatz-Standardschriftart" style:family="text">
      <style:text-properties fo:language="en" fo:country="US"/>
    </style:style>
    <style:style style:name="T2733" style:parent-style-name="Absatz-Standardschriftart" style:family="text">
      <style:text-properties style:font-name-complex="Calibri" fo:font-size="12pt" style:font-size-asian="12pt" style:font-size-complex="12pt" fo:language="en" fo:country="US"/>
    </style:style>
    <style:style style:name="T2734" style:parent-style-name="Absatz-Standardschriftart" style:family="text">
      <style:text-properties style:font-name-complex="Calibri" fo:font-size="12pt" style:font-size-asian="12pt" style:font-size-complex="12pt" fo:language="en" fo:country="US"/>
    </style:style>
    <style:style style:name="T2735" style:parent-style-name="Absatz-Standardschriftart" style:family="text">
      <style:text-properties style:font-name-complex="Calibri" fo:font-size="12pt" style:font-size-asian="12pt" style:font-size-complex="12pt" fo:language="en" fo:country="US"/>
    </style:style>
    <style:style style:name="P2736" style:parent-style-name="CommentText" style:family="paragraph">
      <style:paragraph-properties fo:text-align="start" fo:text-indent="0in"/>
    </style:style>
    <style:style style:name="T2737" style:parent-style-name="Absatz-Standardschriftart" style:family="text">
      <style:text-properties fo:language="en" fo:country="US"/>
    </style:style>
    <style:style style:name="T2738" style:parent-style-name="Absatz-Standardschriftart" style:family="text">
      <style:text-properties style:font-name-complex="Calibri" fo:font-size="12pt" style:font-size-asian="12pt" style:font-size-complex="12pt" fo:language="en" fo:country="US"/>
    </style:style>
    <style:style style:name="T2739" style:parent-style-name="CommentReference" style:family="text">
      <style:text-properties style:font-name-complex="Calibri" fo:font-size="12pt" style:font-size-asian="12pt" style:font-size-complex="12pt"/>
    </style:style>
    <style:style style:name="P2740" style:parent-style-name="CommentText" style:family="paragraph">
      <style:paragraph-properties fo:text-align="start" fo:text-indent="0in"/>
    </style:style>
    <style:style style:name="T2741" style:parent-style-name="Absatz-Standardschriftart" style:family="text">
      <style:text-properties fo:language="en" fo:country="US"/>
    </style:style>
    <style:style style:name="T2742" style:parent-style-name="Absatz-Standardschriftart" style:family="text">
      <style:text-properties style:font-name-complex="Calibri" fo:font-size="12pt" style:font-size-asian="12pt" style:font-size-complex="12pt" fo:language="en" fo:country="US"/>
    </style:style>
    <style:style style:name="T2743" style:parent-style-name="Absatz-Standardschriftart" style:family="text">
      <style:text-properties style:font-name-complex="Calibri" fo:font-size="12pt" style:font-size-asian="12pt" style:font-size-complex="12pt" fo:language="en" fo:country="US"/>
    </style:style>
    <style:style style:name="P2744" style:parent-style-name="CommentText" style:family="paragraph">
      <style:paragraph-properties fo:text-align="start" fo:text-indent="0in"/>
    </style:style>
    <style:style style:name="T2745" style:parent-style-name="Absatz-Standardschriftart" style:family="text">
      <style:text-properties fo:language="en" fo:country="US"/>
    </style:style>
    <style:style style:name="T2746" style:parent-style-name="Absatz-Standardschriftart" style:family="text">
      <style:text-properties style:font-name-complex="Calibri" fo:font-size="12pt" style:font-size-asian="12pt" style:font-size-complex="12pt" fo:language="en" fo:country="US"/>
    </style:style>
    <style:style style:name="P274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48" style:parent-style-name="Standard" style:family="paragraph">
      <style:paragraph-properties fo:text-align="start" fo:text-indent="0in"/>
    </style:style>
    <style:style style:name="T274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75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751" style:parent-style-name="CommentText" style:family="paragraph">
      <style:paragraph-properties fo:text-align="start" fo:text-indent="0in"/>
    </style:style>
    <style:style style:name="T2752" style:parent-style-name="Absatz-Standardschriftart" style:family="text">
      <style:text-properties fo:language="en" fo:country="US"/>
    </style:style>
    <style:style style:name="T275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754" style:parent-style-name="Standard" style:family="paragraph">
      <style:paragraph-properties fo:text-align="start" fo:text-indent="0.4916in"/>
    </style:style>
    <style:style style:name="T2755" style:parent-style-name="Absatz-Standardschriftart" style:family="text">
      <style:text-properties style:font-name="Times New Roman" fo:font-size="12pt" style:font-size-asian="12pt" style:font-size-complex="12pt" fo:language="en" fo:country="US"/>
    </style:style>
    <style:style style:name="T2756" style:parent-style-name="Absatz-Standardschriftart" style:family="text">
      <style:text-properties style:font-name="Times New Roman" fo:font-size="12pt" style:font-size-asian="12pt" style:font-size-complex="12pt" fo:language="en" fo:country="US"/>
    </style:style>
    <style:style style:name="P2757" style:parent-style-name="CommentText" style:family="paragraph">
      <style:paragraph-properties fo:text-align="start" fo:text-indent="0in"/>
    </style:style>
    <style:style style:name="T2758" style:parent-style-name="Absatz-Standardschriftart" style:family="text">
      <style:text-properties fo:language="en" fo:country="US"/>
    </style:style>
    <style:style style:name="T2759" style:parent-style-name="Absatz-Standardschriftart" style:family="text">
      <style:text-properties style:font-name="Times New Roman" fo:font-size="12pt" style:font-size-asian="12pt" style:font-size-complex="12pt" fo:language="en" fo:country="US"/>
    </style:style>
    <style:style style:name="T2760" style:parent-style-name="Absatz-Standardschriftart" style:family="text">
      <style:text-properties style:font-name="Times New Roman" fo:font-size="12pt" style:font-size-asian="12pt" style:font-size-complex="12pt" fo:language="en" fo:country="US"/>
    </style:style>
    <style:style style:name="P2761" style:parent-style-name="CommentText" style:family="paragraph">
      <style:paragraph-properties fo:text-align="start" fo:text-indent="0in"/>
    </style:style>
    <style:style style:name="T2762" style:parent-style-name="Absatz-Standardschriftart" style:family="text">
      <style:text-properties fo:language="en" fo:country="US"/>
    </style:style>
    <style:style style:name="T2763" style:parent-style-name="Absatz-Standardschriftart" style:family="text">
      <style:text-properties style:font-name="Times New Roman" fo:font-size="12pt" style:font-size-asian="12pt" style:font-size-complex="12pt" fo:language="en" fo:country="US"/>
    </style:style>
    <style:style style:name="P2764" style:parent-style-name="Standard" style:family="paragraph">
      <style:paragraph-properties fo:text-align="start" fo:text-indent="0in"/>
    </style:style>
    <style:style style:name="T276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766" style:parent-style-name="CommentText" style:family="paragraph">
      <style:paragraph-properties fo:text-align="start" fo:text-indent="0in"/>
    </style:style>
    <style:style style:name="T2767" style:parent-style-name="Absatz-Standardschriftart" style:family="text">
      <style:text-properties fo:language="en" fo:country="US"/>
    </style:style>
    <style:style style:name="T276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76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770" style:parent-style-name="CommentText" style:family="paragraph">
      <style:paragraph-properties fo:text-align="start" fo:text-indent="0in"/>
    </style:style>
    <style:style style:name="T2771" style:parent-style-name="Absatz-Standardschriftart" style:family="text">
      <style:text-properties fo:language="en" fo:country="US"/>
    </style:style>
    <style:style style:name="T277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773" style:parent-style-name="Absatz-Standardschriftart" style:family="text">
      <style:text-properties style:font-name="Times New Roman" fo:font-size="12pt" style:font-size-asian="12pt" style:font-size-complex="12pt" fo:language="en" fo:country="US"/>
    </style:style>
    <style:style style:name="T2774" style:parent-style-name="Absatz-Standardschriftart" style:family="text">
      <style:text-properties style:font-name="Times New Roman" fo:font-size="12pt" style:font-size-asian="12pt" style:font-size-complex="12pt" fo:language="en" fo:country="US"/>
    </style:style>
    <style:style style:name="P2775" style:parent-style-name="CommentText" style:family="paragraph">
      <style:paragraph-properties fo:text-align="start" fo:text-indent="0in"/>
    </style:style>
    <style:style style:name="T2776" style:parent-style-name="Absatz-Standardschriftart" style:family="text">
      <style:text-properties fo:language="en" fo:country="US"/>
    </style:style>
    <style:style style:name="T2777" style:parent-style-name="Absatz-Standardschriftart" style:family="text">
      <style:text-properties style:font-name="Times New Roman" fo:font-size="12pt" style:font-size-asian="12pt" style:font-size-complex="12pt" fo:language="en" fo:country="US"/>
    </style:style>
    <style:style style:name="T2778" style:parent-style-name="Absatz-Standardschriftart" style:family="text">
      <style:text-properties style:font-name-complex="Calibri" fo:font-size="12pt" style:font-size-asian="12pt" style:font-size-complex="12pt" fo:language="en" fo:country="US"/>
    </style:style>
    <style:style style:name="T2779" style:parent-style-name="Absatz-Standardschriftart" style:family="text">
      <style:text-properties style:font-name="Times New Roman" fo:font-size="12pt" style:font-size-asian="12pt" style:font-size-complex="12pt" fo:language="en" fo:country="US"/>
    </style:style>
    <style:style style:name="T2780" style:parent-style-name="Absatz-Standardschriftart" style:family="text">
      <style:text-properties style:font-name="Times New Roman" fo:font-size="12pt" style:font-size-asian="12pt" style:font-size-complex="12pt" fo:language="en" fo:country="US"/>
    </style:style>
    <style:style style:name="P2781" style:parent-style-name="CommentText" style:family="paragraph">
      <style:paragraph-properties fo:text-align="start" fo:text-indent="0in"/>
    </style:style>
    <style:style style:name="T2782" style:parent-style-name="Absatz-Standardschriftart" style:family="text">
      <style:text-properties fo:language="en" fo:country="US"/>
    </style:style>
    <style:style style:name="T2783" style:parent-style-name="Absatz-Standardschriftart" style:family="text">
      <style:text-properties style:font-name="Times New Roman" fo:font-size="12pt" style:font-size-asian="12pt" style:font-size-complex="12pt" fo:language="en" fo:country="US"/>
    </style:style>
    <style:style style:name="T2784" style:parent-style-name="Absatz-Standardschriftart" style:family="text">
      <style:text-properties style:font-name="Times New Roman" fo:font-size="12pt" style:font-size-asian="12pt" style:font-size-complex="12pt" fo:language="en" fo:country="US"/>
    </style:style>
    <style:style style:name="P2785" style:parent-style-name="CommentText" style:family="paragraph">
      <style:paragraph-properties fo:text-align="start" fo:text-indent="0in"/>
    </style:style>
    <style:style style:name="T2786" style:parent-style-name="Absatz-Standardschriftart" style:family="text">
      <style:text-properties fo:language="en" fo:country="US"/>
    </style:style>
    <style:style style:name="T2787" style:parent-style-name="Absatz-Standardschriftart" style:family="text">
      <style:text-properties style:font-name="Times New Roman" fo:font-size="12pt" style:font-size-asian="12pt" style:font-size-complex="12pt" fo:language="en" fo:country="US"/>
    </style:style>
    <style:style style:name="T2788" style:parent-style-name="Absatz-Standardschriftart" style:family="text">
      <style:text-properties style:font-name="Times New Roman" fo:font-size="12pt" style:font-size-asian="12pt" style:font-size-complex="12pt" fo:language="en" fo:country="US"/>
    </style:style>
    <style:style style:name="P2789" style:parent-style-name="CommentText" style:family="paragraph">
      <style:paragraph-properties fo:text-align="start" fo:text-indent="0in"/>
    </style:style>
    <style:style style:name="T2790" style:parent-style-name="Absatz-Standardschriftart" style:family="text">
      <style:text-properties fo:language="en" fo:country="US"/>
    </style:style>
    <style:style style:name="T2791" style:parent-style-name="Absatz-Standardschriftart" style:family="text">
      <style:text-properties style:font-name="Times New Roman" fo:font-size="12pt" style:font-size-asian="12pt" style:font-size-complex="12pt" fo:language="en" fo:country="US"/>
    </style:style>
    <style:style style:name="T2792" style:parent-style-name="Absatz-Standardschriftart" style:family="text">
      <style:text-properties style:font-name="Times New Roman" fo:font-size="12pt" style:font-size-asian="12pt" style:font-size-complex="12pt" fo:language="en" fo:country="US"/>
    </style:style>
    <style:style style:name="P2793" style:parent-style-name="CommentText" style:family="paragraph">
      <style:paragraph-properties fo:text-align="start" fo:text-indent="0in"/>
    </style:style>
    <style:style style:name="T2794" style:parent-style-name="Absatz-Standardschriftart" style:family="text">
      <style:text-properties fo:language="en" fo:country="US"/>
    </style:style>
    <style:style style:name="T2795" style:parent-style-name="Absatz-Standardschriftart" style:family="text">
      <style:text-properties style:font-name="Times New Roman" fo:font-size="12pt" style:font-size-asian="12pt" style:font-size-complex="12pt" fo:language="en" fo:country="US"/>
    </style:style>
    <style:style style:name="T2796" style:parent-style-name="Absatz-Standardschriftart" style:family="text">
      <style:text-properties style:font-name="Times New Roman" fo:font-size="12pt" style:font-size-asian="12pt" style:font-size-complex="12pt" fo:language="en" fo:country="US"/>
    </style:style>
    <style:style style:name="P2797" style:parent-style-name="CommentText" style:family="paragraph">
      <style:paragraph-properties fo:text-align="start" fo:text-indent="0in"/>
    </style:style>
    <style:style style:name="T2798" style:parent-style-name="Absatz-Standardschriftart" style:family="text">
      <style:text-properties fo:language="en" fo:country="US"/>
    </style:style>
    <style:style style:name="T2799" style:parent-style-name="Absatz-Standardschriftart" style:family="text">
      <style:text-properties style:font-name="Times New Roman" fo:font-size="12pt" style:font-size-asian="12pt" style:font-size-complex="12pt" fo:language="en" fo:country="US"/>
    </style:style>
    <style:style style:name="T2800" style:parent-style-name="Absatz-Standardschriftart" style:family="text">
      <style:text-properties style:font-name="Times New Roman" fo:font-size="12pt" style:font-size-asian="12pt" style:font-size-complex="12pt" fo:language="en" fo:country="US"/>
    </style:style>
    <style:style style:name="P2801" style:parent-style-name="CommentText" style:family="paragraph">
      <style:paragraph-properties fo:text-align="start" fo:text-indent="0in"/>
    </style:style>
    <style:style style:name="T2802" style:parent-style-name="Absatz-Standardschriftart" style:family="text">
      <style:text-properties fo:language="en" fo:country="US"/>
    </style:style>
    <style:style style:name="T2803" style:parent-style-name="Absatz-Standardschriftart" style:family="text">
      <style:text-properties style:font-name="Times New Roman" fo:font-size="12pt" style:font-size-asian="12pt" style:font-size-complex="12pt" fo:language="en" fo:country="US"/>
    </style:style>
    <style:style style:name="T2804" style:parent-style-name="Absatz-Standardschriftart" style:family="text">
      <style:text-properties style:font-name="Times New Roman" fo:font-size="12pt" style:font-size-asian="12pt" style:font-size-complex="12pt" fo:language="en" fo:country="US"/>
    </style:style>
    <style:style style:name="P2805" style:parent-style-name="CommentText" style:family="paragraph">
      <style:paragraph-properties fo:text-align="start" fo:text-indent="0in"/>
    </style:style>
    <style:style style:name="T2806" style:parent-style-name="Absatz-Standardschriftart" style:family="text">
      <style:text-properties fo:language="en" fo:country="US"/>
    </style:style>
    <style:style style:name="T2807" style:parent-style-name="Absatz-Standardschriftart" style:family="text">
      <style:text-properties style:font-name="Times New Roman" fo:font-size="12pt" style:font-size-asian="12pt" style:font-size-complex="12pt" fo:language="en" fo:country="US"/>
    </style:style>
    <style:style style:name="T2808" style:parent-style-name="Absatz-Standardschriftart" style:family="text">
      <style:text-properties style:font-name-complex="Calibri" fo:font-size="12pt" style:font-size-asian="12pt" style:font-size-complex="12pt" fo:language="en" fo:country="US"/>
    </style:style>
    <style:style style:name="T2809" style:parent-style-name="Absatz-Standardschriftart" style:family="text">
      <style:text-properties style:font-name="Times New Roman" fo:font-size="12pt" style:font-size-asian="12pt" style:font-size-complex="12pt" fo:language="en" fo:country="US"/>
    </style:style>
    <style:style style:name="T2810" style:parent-style-name="Absatz-Standardschriftart" style:family="text">
      <style:text-properties style:font-name="Times New Roman" fo:font-size="12pt" style:font-size-asian="12pt" style:font-size-complex="12pt" fo:language="en" fo:country="US"/>
    </style:style>
    <style:style style:name="P2811" style:parent-style-name="CommentText" style:family="paragraph">
      <style:paragraph-properties fo:text-align="start" fo:text-indent="0in"/>
    </style:style>
    <style:style style:name="T2812" style:parent-style-name="Absatz-Standardschriftart" style:family="text">
      <style:text-properties fo:language="en" fo:country="US"/>
    </style:style>
    <style:style style:name="T2813" style:parent-style-name="Absatz-Standardschriftart" style:family="text">
      <style:text-properties style:font-name="Times New Roman" fo:font-size="12pt" style:font-size-asian="12pt" style:font-size-complex="12pt" fo:language="en" fo:country="US"/>
    </style:style>
    <style:style style:name="T2814" style:parent-style-name="Absatz-Standardschriftart" style:family="text">
      <style:text-properties style:font-name-complex="Calibri" fo:font-size="12pt" style:font-size-asian="12pt" style:font-size-complex="12pt" fo:language="en" fo:country="US"/>
    </style:style>
    <style:style style:name="T2815" style:parent-style-name="Absatz-Standardschriftart" style:family="text">
      <style:text-properties style:font-name-complex="Calibri" fo:font-size="12pt" style:font-size-asian="12pt" style:font-size-complex="12pt" fo:language="en" fo:country="US"/>
    </style:style>
    <style:style style:name="P2816" style:parent-style-name="CommentText" style:family="paragraph">
      <style:paragraph-properties fo:text-align="start" fo:text-indent="0in"/>
    </style:style>
    <style:style style:name="T2817" style:parent-style-name="Absatz-Standardschriftart" style:family="text">
      <style:text-properties fo:language="en" fo:country="US"/>
    </style:style>
    <style:style style:name="T2818" style:parent-style-name="Absatz-Standardschriftart" style:family="text">
      <style:text-properties style:font-name-complex="Calibri" fo:font-size="12pt" style:font-size-asian="12pt" style:font-size-complex="12pt" fo:language="en" fo:country="US"/>
    </style:style>
    <style:style style:name="T2819" style:parent-style-name="Absatz-Standardschriftart" style:family="text">
      <style:text-properties style:font-name-complex="Calibri" fo:font-size="12pt" style:font-size-asian="12pt" style:font-size-complex="12pt" fo:language="en" fo:country="US"/>
    </style:style>
    <style:style style:name="P2820" style:parent-style-name="CommentText" style:family="paragraph">
      <style:paragraph-properties fo:text-align="start" fo:text-indent="0in"/>
    </style:style>
    <style:style style:name="T2821" style:parent-style-name="Absatz-Standardschriftart" style:family="text">
      <style:text-properties fo:language="en" fo:country="US"/>
    </style:style>
    <style:style style:name="T2822" style:parent-style-name="Absatz-Standardschriftart" style:family="text">
      <style:text-properties style:font-name-complex="Calibri" fo:font-size="12pt" style:font-size-asian="12pt" style:font-size-complex="12pt" fo:language="en" fo:country="US"/>
    </style:style>
    <style:style style:name="T2823" style:parent-style-name="Absatz-Standardschriftart" style:family="text">
      <style:text-properties style:font-name-complex="Calibri" fo:font-size="12pt" style:font-size-asian="12pt" style:font-size-complex="12pt" fo:language="en" fo:country="US"/>
    </style:style>
    <style:style style:name="P2824" style:parent-style-name="CommentText" style:family="paragraph">
      <style:paragraph-properties fo:text-align="start" fo:text-indent="0in"/>
    </style:style>
    <style:style style:name="T2825" style:parent-style-name="Absatz-Standardschriftart" style:family="text">
      <style:text-properties fo:language="en" fo:country="US"/>
    </style:style>
    <style:style style:name="T2826" style:parent-style-name="Absatz-Standardschriftart" style:family="text">
      <style:text-properties style:font-name-complex="Calibri" fo:font-size="12pt" style:font-size-asian="12pt" style:font-size-complex="12pt" fo:language="en" fo:country="US"/>
    </style:style>
    <style:style style:name="P2827" style:parent-style-name="Standard" style:family="paragraph">
      <style:paragraph-properties fo:text-align="start" fo:text-indent="0in"/>
    </style:style>
    <style:style style:name="T282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829" style:parent-style-name="Standard" style:family="paragraph">
      <style:paragraph-properties fo:text-align="start" fo:text-indent="0in"/>
    </style:style>
    <style:style style:name="T2830" style:parent-style-name="Absatz-Standardschriftart" style:family="text">
      <style:text-properties style:font-name="Times New Roman" fo:font-size="12pt" style:font-size-asian="12pt" style:font-size-complex="12pt" fo:language="en" fo:country="US"/>
    </style:style>
    <style:style style:name="T2831" style:parent-style-name="Absatz-Standardschriftart" style:family="text">
      <style:text-properties style:font-name="Times New Roman" fo:font-size="12pt" style:font-size-asian="12pt" style:font-size-complex="12pt" fo:language="en" fo:country="US"/>
    </style:style>
    <style:style style:name="P2832" style:parent-style-name="CommentText" style:family="paragraph">
      <style:paragraph-properties fo:text-align="start" fo:text-indent="0in"/>
    </style:style>
    <style:style style:name="T2833" style:parent-style-name="Absatz-Standardschriftart" style:family="text">
      <style:text-properties fo:language="en" fo:country="US"/>
    </style:style>
    <style:style style:name="T2834" style:parent-style-name="Absatz-Standardschriftart" style:family="text">
      <style:text-properties style:font-name="Times New Roman" fo:font-size="12pt" style:font-size-asian="12pt" style:font-size-complex="12pt" fo:language="en" fo:country="US"/>
    </style:style>
    <style:style style:name="P2835" style:parent-style-name="CommentText" style:family="paragraph">
      <style:paragraph-properties fo:text-align="start" fo:text-indent="0in"/>
    </style:style>
    <style:style style:name="T2836" style:parent-style-name="Absatz-Standardschriftart" style:family="text">
      <style:text-properties fo:language="en" fo:country="US"/>
    </style:style>
    <style:style style:name="T2837" style:parent-style-name="Absatz-Standardschriftart" style:family="text">
      <style:text-properties style:font-name="Times New Roman" fo:font-size="12pt" style:font-size-asian="12pt" style:font-size-complex="12pt" fo:language="en" fo:country="US"/>
    </style:style>
    <style:style style:name="P2838" style:parent-style-name="Standard" style:family="paragraph">
      <style:paragraph-properties fo:text-align="start" fo:text-indent="0in"/>
    </style:style>
    <style:style style:name="T2839" style:parent-style-name="Absatz-Standardschriftart" style:family="text">
      <style:text-properties style:font-name-complex="Calibri" fo:font-size="12pt" style:font-size-asian="12pt" style:font-size-complex="12pt" fo:language="en" fo:country="US"/>
    </style:style>
    <style:style style:name="T2840" style:parent-style-name="Absatz-Standardschriftart" style:family="text">
      <style:text-properties style:font-name-complex="Calibri" fo:font-size="12pt" style:font-size-asian="12pt" style:font-size-complex="12pt" fo:language="en" fo:country="US"/>
    </style:style>
    <style:style style:name="P2841" style:parent-style-name="CommentText" style:family="paragraph">
      <style:paragraph-properties fo:text-align="start" fo:text-indent="0in"/>
    </style:style>
    <style:style style:name="T2842" style:parent-style-name="Absatz-Standardschriftart" style:family="text">
      <style:text-properties style:font-name-complex="Calibri" fo:font-size="12pt" style:font-size-asian="12pt" style:font-size-complex="12pt" fo:language="en" fo:country="US"/>
    </style:style>
    <style:style style:name="T2843" style:parent-style-name="Absatz-Standardschriftart" style:family="text">
      <style:text-properties style:font-name-complex="Calibri" fo:font-size="12pt" style:font-size-asian="12pt" style:font-size-complex="12pt" fo:language="en" fo:country="US"/>
    </style:style>
    <style:style style:name="P2844" style:parent-style-name="CommentText" style:family="paragraph">
      <style:paragraph-properties fo:text-align="start" fo:text-indent="0in"/>
    </style:style>
    <style:style style:name="T2845" style:parent-style-name="Absatz-Standardschriftart" style:family="text">
      <style:text-properties fo:language="en" fo:country="US"/>
    </style:style>
    <style:style style:name="T2846" style:parent-style-name="Absatz-Standardschriftart" style:family="text">
      <style:text-properties style:font-name-complex="Calibri" fo:font-size="12pt" style:font-size-asian="12pt" style:font-size-complex="12pt" fo:language="en" fo:country="US"/>
    </style:style>
    <style:style style:name="T2847" style:parent-style-name="Absatz-Standardschriftart" style:family="text">
      <style:text-properties style:font-name-complex="Calibri" fo:font-size="12pt" style:font-size-asian="12pt" style:font-size-complex="12pt" fo:language="en" fo:country="US"/>
    </style:style>
    <style:style style:name="P2848" style:parent-style-name="CommentText" style:family="paragraph">
      <style:paragraph-properties fo:text-align="start" fo:text-indent="0in"/>
    </style:style>
    <style:style style:name="T2849" style:parent-style-name="Absatz-Standardschriftart" style:family="text">
      <style:text-properties fo:language="en" fo:country="US"/>
    </style:style>
    <style:style style:name="T2850" style:parent-style-name="Absatz-Standardschriftart" style:family="text">
      <style:text-properties style:font-name-complex="Calibri" fo:font-size="12pt" style:font-size-asian="12pt" style:font-size-complex="12pt" fo:language="en" fo:country="US"/>
    </style:style>
    <style:style style:name="P2851" style:parent-style-name="Standard" style:family="paragraph">
      <style:paragraph-properties fo:text-align="start" fo:text-indent="0in"/>
    </style:style>
    <style:style style:name="T2852" style:parent-style-name="Absatz-Standardschriftart" style:family="text">
      <style:text-properties style:font-name-complex="Calibri" fo:font-size="12pt" style:font-size-asian="12pt" style:font-size-complex="12pt" fo:language="en" fo:country="US"/>
    </style:style>
    <style:style style:name="T2853" style:parent-style-name="Absatz-Standardschriftart" style:family="text">
      <style:text-properties style:font-name-complex="Calibri" fo:font-size="12pt" style:font-size-asian="12pt" style:font-size-complex="12pt" fo:language="en" fo:country="US"/>
    </style:style>
    <style:style style:name="P2854" style:parent-style-name="CommentText" style:family="paragraph">
      <style:paragraph-properties fo:text-align="start" fo:text-indent="0in"/>
    </style:style>
    <style:style style:name="T2855" style:parent-style-name="Absatz-Standardschriftart" style:family="text">
      <style:text-properties fo:language="en" fo:country="US"/>
    </style:style>
    <style:style style:name="T2856" style:parent-style-name="Absatz-Standardschriftart" style:family="text">
      <style:text-properties style:font-name-complex="Calibri" fo:font-size="12pt" style:font-size-asian="12pt" style:font-size-complex="12pt" fo:language="en" fo:country="US"/>
    </style:style>
    <style:style style:name="T2857" style:parent-style-name="Absatz-Standardschriftart" style:family="text">
      <style:text-properties style:font-name-complex="Calibri" fo:font-size="12pt" style:font-size-asian="12pt" style:font-size-complex="12pt" fo:language="en" fo:country="US"/>
    </style:style>
    <style:style style:name="P2858" style:parent-style-name="CommentText" style:family="paragraph">
      <style:paragraph-properties fo:text-align="start" fo:text-indent="0in"/>
    </style:style>
    <style:style style:name="T2859" style:parent-style-name="Absatz-Standardschriftart" style:family="text">
      <style:text-properties fo:language="en" fo:country="US"/>
    </style:style>
    <style:style style:name="T2860" style:parent-style-name="Absatz-Standardschriftart" style:family="text">
      <style:text-properties style:font-name-complex="Calibri" fo:font-size="12pt" style:font-size-asian="12pt" style:font-size-complex="12pt" fo:language="en" fo:country="US"/>
    </style:style>
    <style:style style:name="P2861" style:parent-style-name="Standard" style:family="paragraph">
      <style:paragraph-properties fo:text-align="start" fo:text-indent="0in"/>
      <style:text-properties style:font-name-complex="Calibri" fo:font-size="12pt" style:font-size-asian="12pt" style:font-size-complex="12pt" fo:language="en" fo:country="US"/>
    </style:style>
    <style:style style:name="P2862" style:parent-style-name="Standard" style:family="paragraph">
      <style:paragraph-properties fo:text-align="start" fo:text-indent="0in"/>
    </style:style>
    <style:style style:name="T286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86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865" style:parent-style-name="CommentText" style:family="paragraph">
      <style:paragraph-properties fo:text-align="start" fo:text-indent="0in"/>
    </style:style>
    <style:style style:name="T2866" style:parent-style-name="Absatz-Standardschriftart" style:family="text">
      <style:text-properties fo:language="en" fo:country="US"/>
    </style:style>
    <style:style style:name="T286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868" style:parent-style-name="Absatz-Standardschriftart" style:family="text">
      <style:text-properties style:font-name="Times New Roman" fo:font-size="12pt" style:font-size-asian="12pt" style:font-size-complex="12pt" fo:language="en" fo:country="US"/>
    </style:style>
    <style:style style:name="T2869" style:parent-style-name="Absatz-Standardschriftart" style:family="text">
      <style:text-properties style:font-name="Times New Roman" fo:font-size="12pt" style:font-size-asian="12pt" style:font-size-complex="12pt" fo:language="en" fo:country="US"/>
    </style:style>
    <style:style style:name="P2870" style:parent-style-name="CommentText" style:family="paragraph">
      <style:paragraph-properties fo:text-align="start" fo:text-indent="0in"/>
    </style:style>
    <style:style style:name="T2871" style:parent-style-name="Absatz-Standardschriftart" style:family="text">
      <style:text-properties fo:language="en" fo:country="US"/>
    </style:style>
    <style:style style:name="T2872" style:parent-style-name="Absatz-Standardschriftart" style:family="text">
      <style:text-properties style:font-name="Times New Roman" fo:font-size="12pt" style:font-size-asian="12pt" style:font-size-complex="12pt" fo:language="en" fo:country="US"/>
    </style:style>
    <style:style style:name="T2873" style:parent-style-name="Absatz-Standardschriftart" style:family="text">
      <style:text-properties style:font-name-complex="Calibri" fo:font-size="12pt" style:font-size-asian="12pt" style:font-size-complex="12pt" fo:language="en" fo:country="US"/>
    </style:style>
    <style:style style:name="P2874" style:parent-style-name="CommentText" style:family="paragraph">
      <style:paragraph-properties fo:text-align="start" fo:text-indent="0in"/>
    </style:style>
    <style:style style:name="T2875" style:parent-style-name="Absatz-Standardschriftart" style:family="text">
      <style:text-properties fo:language="en" fo:country="US"/>
    </style:style>
    <style:style style:name="T2876" style:parent-style-name="Absatz-Standardschriftart" style:family="text">
      <style:text-properties style:font-name-complex="Calibri" fo:font-size="12pt" style:font-size-asian="12pt" style:font-size-complex="12pt" fo:language="en" fo:country="US"/>
    </style:style>
    <style:style style:name="T2877" style:parent-style-name="Absatz-Standardschriftart" style:family="text">
      <style:text-properties style:font-name-complex="Calibri" fo:font-size="12pt" style:font-size-asian="12pt" style:font-size-complex="12pt" fo:language="en" fo:country="US"/>
    </style:style>
    <style:style style:name="P2878" style:parent-style-name="CommentText" style:family="paragraph">
      <style:paragraph-properties fo:text-align="start" fo:text-indent="0in"/>
    </style:style>
    <style:style style:name="T2879" style:parent-style-name="Absatz-Standardschriftart" style:family="text">
      <style:text-properties fo:language="en" fo:country="US"/>
    </style:style>
    <style:style style:name="T2880" style:parent-style-name="Absatz-Standardschriftart" style:family="text">
      <style:text-properties style:font-name-complex="Calibri" fo:font-size="12pt" style:font-size-asian="12pt" style:font-size-complex="12pt" fo:language="en" fo:country="US"/>
    </style:style>
    <style:style style:name="T2881" style:parent-style-name="Absatz-Standardschriftart" style:family="text">
      <style:text-properties style:font-name-complex="Calibri" fo:font-size="12pt" style:font-size-asian="12pt" style:font-size-complex="12pt" fo:language="en" fo:country="US"/>
    </style:style>
    <style:style style:name="T2882" style:parent-style-name="Absatz-Standardschriftart" style:family="text">
      <style:text-properties style:font-name-complex="Calibri" fo:font-size="12pt" style:font-size-asian="12pt" style:font-size-complex="12pt" fo:language="en" fo:country="US"/>
    </style:style>
    <style:style style:name="P2883" style:parent-style-name="CommentText" style:family="paragraph">
      <style:paragraph-properties fo:text-align="start" fo:text-indent="0in"/>
    </style:style>
    <style:style style:name="T2884" style:parent-style-name="Absatz-Standardschriftart" style:family="text">
      <style:text-properties fo:language="en" fo:country="US"/>
    </style:style>
    <style:style style:name="T2885" style:parent-style-name="Absatz-Standardschriftart" style:family="text">
      <style:text-properties style:font-name-complex="Calibri" fo:font-size="12pt" style:font-size-asian="12pt" style:font-size-complex="12pt" fo:language="en" fo:country="US"/>
    </style:style>
    <style:style style:name="P2886" style:parent-style-name="Standard" style:family="paragraph">
      <style:paragraph-properties fo:text-align="start" fo:text-indent="0in"/>
      <style:text-properties style:font-name-complex="Calibri" fo:font-size="12pt" style:font-size-asian="12pt" style:font-size-complex="12pt" fo:language="en" fo:country="US"/>
    </style:style>
    <style:style style:name="P2887" style:parent-style-name="Standard" style:family="paragraph">
      <style:paragraph-properties fo:text-align="start" fo:text-indent="0in"/>
    </style:style>
    <style:style style:name="T2888" style:parent-style-name="Absatz-Standardschriftart" style:family="text">
      <style:text-properties style:font-name-complex="Calibri" fo:font-size="12pt" style:font-size-asian="12pt" style:font-size-complex="12pt" fo:language="en" fo:country="US"/>
    </style:style>
    <style:style style:name="P2889" style:parent-style-name="CommentText" style:family="paragraph">
      <style:paragraph-properties fo:text-align="start" fo:text-indent="0in"/>
    </style:style>
    <style:style style:name="T2890" style:parent-style-name="Absatz-Standardschriftart" style:family="text">
      <style:text-properties fo:language="en" fo:country="US"/>
    </style:style>
    <style:style style:name="T2891" style:parent-style-name="Absatz-Standardschriftart" style:family="text">
      <style:text-properties style:font-name-complex="Calibri" fo:font-size="12pt" style:font-size-asian="12pt" style:font-size-complex="12pt" fo:language="en" fo:country="US"/>
    </style:style>
    <style:style style:name="P2892" style:parent-style-name="Standard" style:family="paragraph">
      <style:paragraph-properties fo:text-align="start" fo:text-indent="0in"/>
      <style:text-properties style:font-name-complex="Calibri" fo:font-size="12pt" style:font-size-asian="12pt" style:font-size-complex="12pt" fo:language="en" fo:country="US"/>
    </style:style>
    <style:style style:name="P2893" style:parent-style-name="Standard" style:family="paragraph">
      <style:paragraph-properties fo:text-align="start" fo:text-indent="0in"/>
    </style:style>
    <style:style style:name="T2894" style:parent-style-name="Absatz-Standardschriftart" style:family="text">
      <style:text-properties style:font-name-complex="Calibri" fo:font-size="12pt" style:font-size-asian="12pt" style:font-size-complex="12pt" fo:language="en" fo:country="US"/>
    </style:style>
    <style:style style:name="T2895" style:parent-style-name="Absatz-Standardschriftart" style:family="text">
      <style:text-properties style:font-name-complex="Calibri" fo:font-size="12pt" style:font-size-asian="12pt" style:font-size-complex="12pt" fo:language="en" fo:country="US"/>
    </style:style>
    <style:style style:name="P2896" style:parent-style-name="CommentText" style:family="paragraph">
      <style:paragraph-properties fo:text-align="start" fo:text-indent="0in"/>
    </style:style>
    <style:style style:name="T2897" style:parent-style-name="Absatz-Standardschriftart" style:family="text">
      <style:text-properties fo:language="en" fo:country="US"/>
    </style:style>
    <style:style style:name="T2898" style:parent-style-name="Absatz-Standardschriftart" style:family="text">
      <style:text-properties style:font-name-complex="Calibri" fo:font-size="12pt" style:font-size-asian="12pt" style:font-size-complex="12pt" fo:language="en" fo:country="US"/>
    </style:style>
    <style:style style:name="T2899" style:parent-style-name="Absatz-Standardschriftart" style:family="text">
      <style:text-properties style:font-name-complex="Calibri" fo:font-size="12pt" style:font-size-asian="12pt" style:font-size-complex="12pt" fo:language="en" fo:country="US"/>
    </style:style>
    <style:style style:name="P2900" style:parent-style-name="CommentText" style:family="paragraph">
      <style:paragraph-properties fo:text-align="start" fo:text-indent="0in"/>
    </style:style>
    <style:style style:name="T2901" style:parent-style-name="Absatz-Standardschriftart" style:family="text">
      <style:text-properties fo:language="en" fo:country="US"/>
    </style:style>
    <style:style style:name="T2902" style:parent-style-name="Absatz-Standardschriftart" style:family="text">
      <style:text-properties style:font-name-complex="Calibri" fo:font-size="12pt" style:font-size-asian="12pt" style:font-size-complex="12pt" fo:language="en" fo:country="US"/>
    </style:style>
    <style:style style:name="P2903" style:parent-style-name="CommentText" style:family="paragraph">
      <style:paragraph-properties fo:text-align="start" fo:text-indent="0in"/>
    </style:style>
    <style:style style:name="T2904" style:parent-style-name="Absatz-Standardschriftart" style:family="text">
      <style:text-properties fo:language="en" fo:country="US"/>
    </style:style>
    <style:style style:name="T2905" style:parent-style-name="Absatz-Standardschriftart" style:family="text">
      <style:text-properties style:font-name-complex="Calibri" fo:font-size="12pt" style:font-size-asian="12pt" style:font-size-complex="12pt" fo:language="en" fo:country="US"/>
    </style:style>
    <style:style style:name="T2906" style:parent-style-name="Absatz-Standardschriftart" style:family="text">
      <style:text-properties style:font-name-complex="Calibri" fo:font-size="12pt" style:font-size-asian="12pt" style:font-size-complex="12pt" fo:language="en" fo:country="US"/>
    </style:style>
    <style:style style:name="P2907" style:parent-style-name="CommentText" style:family="paragraph">
      <style:paragraph-properties fo:text-align="start" fo:text-indent="0in"/>
    </style:style>
    <style:style style:name="T2908" style:parent-style-name="Absatz-Standardschriftart" style:family="text">
      <style:text-properties fo:language="en" fo:country="US"/>
    </style:style>
    <style:style style:name="T2909" style:parent-style-name="Absatz-Standardschriftart" style:family="text">
      <style:text-properties style:font-name-complex="Calibri" fo:font-size="12pt" style:font-size-asian="12pt" style:font-size-complex="12pt" fo:language="en" fo:country="US"/>
    </style:style>
    <style:style style:name="T2910" style:parent-style-name="Absatz-Standardschriftart" style:family="text">
      <style:text-properties style:font-name-complex="Calibri" fo:font-size="12pt" style:font-size-asian="12pt" style:font-size-complex="12pt" fo:language="en" fo:country="US"/>
    </style:style>
    <style:style style:name="T2911" style:parent-style-name="Absatz-Standardschriftart" style:family="text">
      <style:text-properties style:font-name-complex="Calibri" fo:font-size="12pt" style:font-size-asian="12pt" style:font-size-complex="12pt" fo:language="en" fo:country="US"/>
    </style:style>
    <style:style style:name="P2912" style:parent-style-name="CommentText" style:family="paragraph">
      <style:paragraph-properties fo:text-align="start" fo:text-indent="0in"/>
    </style:style>
    <style:style style:name="T2913" style:parent-style-name="Absatz-Standardschriftart" style:family="text">
      <style:text-properties fo:language="en" fo:country="US"/>
    </style:style>
    <style:style style:name="T2914" style:parent-style-name="Absatz-Standardschriftart" style:family="text">
      <style:text-properties style:font-name-complex="Calibri" fo:font-size="12pt" style:font-size-asian="12pt" style:font-size-complex="12pt" fo:language="en" fo:country="US"/>
    </style:style>
    <style:style style:name="P2915" style:parent-style-name="Standard" style:family="paragraph">
      <style:paragraph-properties fo:text-align="start" fo:text-indent="0.4916in"/>
    </style:style>
    <style:style style:name="T2916" style:parent-style-name="Absatz-Standardschriftart" style:family="text">
      <style:text-properties style:font-name="Times New Roman" fo:font-size="12pt" style:font-size-asian="12pt" style:font-size-complex="12pt" fo:language="en" fo:country="US"/>
    </style:style>
    <style:style style:name="T2917" style:parent-style-name="Absatz-Standardschriftart" style:family="text">
      <style:text-properties style:font-name="Times New Roman" fo:font-size="12pt" style:font-size-asian="12pt" style:font-size-complex="12pt" fo:language="en" fo:country="US"/>
    </style:style>
    <style:style style:name="P2918" style:parent-style-name="CommentText" style:family="paragraph">
      <style:paragraph-properties fo:text-align="start" fo:text-indent="0in"/>
    </style:style>
    <style:style style:name="T2919" style:parent-style-name="Absatz-Standardschriftart" style:family="text">
      <style:text-properties fo:language="en" fo:country="US"/>
    </style:style>
    <style:style style:name="T2920" style:parent-style-name="Absatz-Standardschriftart" style:family="text">
      <style:text-properties style:font-name="Times New Roman" fo:font-size="12pt" style:font-size-asian="12pt" style:font-size-complex="12pt" fo:language="en" fo:country="US"/>
    </style:style>
    <style:style style:name="T2921" style:parent-style-name="Absatz-Standardschriftart" style:family="text">
      <style:text-properties style:font-name="Times New Roman" fo:font-size="12pt" style:font-size-asian="12pt" style:font-size-complex="12pt" fo:language="en" fo:country="US"/>
    </style:style>
    <style:style style:name="P2922" style:parent-style-name="CommentText" style:family="paragraph">
      <style:paragraph-properties fo:text-align="start" fo:text-indent="0in"/>
    </style:style>
    <style:style style:name="T2923" style:parent-style-name="Absatz-Standardschriftart" style:family="text">
      <style:text-properties fo:language="en" fo:country="US"/>
    </style:style>
    <style:style style:name="T2924" style:parent-style-name="Absatz-Standardschriftart" style:family="text">
      <style:text-properties style:font-name="Times New Roman" fo:font-size="12pt" style:font-size-asian="12pt" style:font-size-complex="12pt" fo:language="en" fo:country="US"/>
    </style:style>
    <style:style style:name="T2925" style:parent-style-name="Absatz-Standardschriftart" style:family="text">
      <style:text-properties style:font-name="Times New Roman" fo:font-size="12pt" style:font-size-asian="12pt" style:font-size-complex="12pt" fo:language="en" fo:country="US"/>
    </style:style>
    <style:style style:name="P2926" style:parent-style-name="CommentText" style:family="paragraph">
      <style:paragraph-properties fo:text-align="start" fo:text-indent="0in"/>
    </style:style>
    <style:style style:name="T2927" style:parent-style-name="Absatz-Standardschriftart" style:family="text">
      <style:text-properties fo:language="en" fo:country="US"/>
    </style:style>
    <style:style style:name="T2928" style:parent-style-name="Absatz-Standardschriftart" style:family="text">
      <style:text-properties style:font-name="Times New Roman" fo:font-size="12pt" style:font-size-asian="12pt" style:font-size-complex="12pt" fo:language="en" fo:country="US"/>
    </style:style>
    <style:style style:name="T2929" style:parent-style-name="Absatz-Standardschriftart" style:family="text">
      <style:text-properties style:font-name="Times New Roman" fo:font-size="12pt" style:font-size-asian="12pt" style:font-size-complex="12pt" fo:language="en" fo:country="US"/>
    </style:style>
    <style:style style:name="P2930" style:parent-style-name="CommentText" style:family="paragraph">
      <style:paragraph-properties fo:text-align="start" fo:text-indent="0in"/>
    </style:style>
    <style:style style:name="T2931" style:parent-style-name="Absatz-Standardschriftart" style:family="text">
      <style:text-properties fo:language="en" fo:country="US"/>
    </style:style>
    <style:style style:name="T2932" style:parent-style-name="Absatz-Standardschriftart" style:family="text">
      <style:text-properties style:font-name="Times New Roman" fo:font-size="12pt" style:font-size-asian="12pt" style:font-size-complex="12pt" fo:language="en" fo:country="US"/>
    </style:style>
    <style:style style:name="T2933" style:parent-style-name="Absatz-Standardschriftart" style:family="text">
      <style:text-properties style:font-name="Times New Roman" fo:font-size="12pt" style:font-size-asian="12pt" style:font-size-complex="12pt" fo:language="en" fo:country="US"/>
    </style:style>
    <style:style style:name="P2934" style:parent-style-name="CommentText" style:family="paragraph">
      <style:paragraph-properties fo:text-align="start" fo:text-indent="0in"/>
    </style:style>
    <style:style style:name="T2935" style:parent-style-name="Absatz-Standardschriftart" style:family="text">
      <style:text-properties fo:language="en" fo:country="US"/>
    </style:style>
    <style:style style:name="T2936" style:parent-style-name="Absatz-Standardschriftart" style:family="text">
      <style:text-properties style:font-name="Times New Roman" fo:font-size="12pt" style:font-size-asian="12pt" style:font-size-complex="12pt" fo:language="en" fo:country="US"/>
    </style:style>
    <style:style style:name="T2937" style:parent-style-name="Absatz-Standardschriftart" style:family="text">
      <style:text-properties style:font-name="Times New Roman" fo:font-size="12pt" style:font-size-asian="12pt" style:font-size-complex="12pt" fo:language="en" fo:country="US"/>
    </style:style>
    <style:style style:name="P2938" style:parent-style-name="CommentText" style:family="paragraph">
      <style:paragraph-properties fo:text-align="start" fo:text-indent="0in"/>
    </style:style>
    <style:style style:name="T2939" style:parent-style-name="Absatz-Standardschriftart" style:family="text">
      <style:text-properties fo:language="en" fo:country="US"/>
    </style:style>
    <style:style style:name="T2940" style:parent-style-name="Absatz-Standardschriftart" style:family="text">
      <style:text-properties style:font-name="Times New Roman" fo:font-size="12pt" style:font-size-asian="12pt" style:font-size-complex="12pt" fo:language="en" fo:country="US"/>
    </style:style>
    <style:style style:name="T2941" style:parent-style-name="Absatz-Standardschriftart" style:family="text">
      <style:text-properties style:font-name="Times New Roman" fo:font-size="12pt" style:font-size-asian="12pt" style:font-size-complex="12pt" fo:language="en" fo:country="US"/>
    </style:style>
    <style:style style:name="P2942" style:parent-style-name="CommentText" style:family="paragraph">
      <style:paragraph-properties fo:text-align="start" fo:text-indent="0in"/>
    </style:style>
    <style:style style:name="T2943" style:parent-style-name="Absatz-Standardschriftart" style:family="text">
      <style:text-properties fo:language="en" fo:country="US"/>
    </style:style>
    <style:style style:name="T2944" style:parent-style-name="Absatz-Standardschriftart" style:family="text">
      <style:text-properties style:font-name="Times New Roman" fo:font-size="12pt" style:font-size-asian="12pt" style:font-size-complex="12pt" fo:language="en" fo:country="US"/>
    </style:style>
    <style:style style:name="T2945" style:parent-style-name="Absatz-Standardschriftart" style:family="text">
      <style:text-properties style:font-name="Times New Roman" fo:font-size="12pt" style:font-size-asian="12pt" style:font-size-complex="12pt" fo:language="en" fo:country="US"/>
    </style:style>
    <style:style style:name="P2946" style:parent-style-name="CommentText" style:family="paragraph">
      <style:paragraph-properties fo:text-align="start" fo:text-indent="0in"/>
    </style:style>
    <style:style style:name="T2947" style:parent-style-name="Absatz-Standardschriftart" style:family="text">
      <style:text-properties fo:language="en" fo:country="US"/>
    </style:style>
    <style:style style:name="T2948" style:parent-style-name="Absatz-Standardschriftart" style:family="text">
      <style:text-properties style:font-name="Times New Roman" fo:font-size="12pt" style:font-size-asian="12pt" style:font-size-complex="12pt" fo:language="en" fo:country="US"/>
    </style:style>
    <style:style style:name="T2949" style:parent-style-name="Absatz-Standardschriftart" style:family="text">
      <style:text-properties style:font-name-complex="Calibri" fo:font-weight="bold" style:font-weight-asian="bold" style:font-weight-complex="bold" fo:font-size="12pt" style:font-size-asian="12pt" style:font-size-complex="12pt"/>
    </style:style>
    <style:style style:name="P2950" style:parent-style-name="Standard" style:family="paragraph">
      <style:paragraph-properties fo:text-align="start" fo:text-indent="0.4916in"/>
      <style:text-properties style:font-name-complex="Calibri" fo:font-size="12pt" style:font-size-asian="12pt" style:font-size-complex="12pt"/>
    </style:style>
    <style:style style:name="P2951"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952" style:parent-style-name="Standard" style:family="paragraph">
      <style:paragraph-properties fo:text-align="start" fo:text-indent="0.4916in"/>
      <style:text-properties style:font-name-complex="Calibri" fo:font-size="12pt" style:font-size-asian="12pt" style:font-size-complex="12pt"/>
    </style:style>
    <style:style style:name="P2953" style:parent-style-name="Standard" style:family="paragraph">
      <style:paragraph-properties fo:text-align="start" fo:text-indent="0.4916in"/>
      <style:text-properties style:font-name-complex="Calibri" fo:font-size="12pt" style:font-size-asian="12pt" style:font-size-complex="12pt"/>
    </style:style>
    <style:style style:name="P2954"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955" style:parent-style-name="Standard" style:family="paragraph">
      <style:paragraph-properties fo:text-align="start" fo:text-indent="0.4916in"/>
      <style:text-properties style:font-name-complex="Calibri" fo:font-size="12pt" style:font-size-asian="12pt" style:font-size-complex="12pt"/>
    </style:style>
    <style:style style:name="P2956" style:parent-style-name="Standard" style:family="paragraph">
      <style:paragraph-properties fo:text-align="start" fo:text-indent="0.4916in"/>
    </style:style>
    <style:style style:name="P2957" style:parent-style-name="Standard" style:family="paragraph">
      <style:paragraph-properties fo:text-align="start" fo:text-indent="0in"/>
    </style:style>
    <style:style style:name="T295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959" style:parent-style-name="Absatz-Standardschriftart" style:family="text">
      <style:text-properties style:font-name="Times New Roman" fo:font-size="12pt" style:font-size-asian="12pt" style:font-size-complex="12pt" fo:language="en" fo:country="US"/>
    </style:style>
    <style:style style:name="T2960" style:parent-style-name="Absatz-Standardschriftart" style:family="text">
      <style:text-properties style:font-name="Times New Roman" fo:font-size="12pt" style:font-size-asian="12pt" style:font-size-complex="12pt" fo:language="en" fo:country="US"/>
    </style:style>
    <style:style style:name="T2961" style:parent-style-name="Absatz-Standardschriftart" style:family="text">
      <style:text-properties style:font-name="Times New Roman" fo:font-size="12pt" style:font-size-asian="12pt" style:font-size-complex="12pt" fo:language="en" fo:country="US"/>
    </style:style>
    <style:style style:name="P2962" style:parent-style-name="CommentText" style:family="paragraph">
      <style:paragraph-properties fo:text-align="start" fo:text-indent="0in"/>
    </style:style>
    <style:style style:name="T2963" style:parent-style-name="Absatz-Standardschriftart" style:family="text">
      <style:text-properties fo:language="en" fo:country="US"/>
    </style:style>
    <style:style style:name="T2964" style:parent-style-name="Absatz-Standardschriftart" style:family="text">
      <style:text-properties style:font-name="Times New Roman" fo:font-size="12pt" style:font-size-asian="12pt" style:font-size-complex="12pt" fo:language="en" fo:country="US"/>
    </style:style>
    <style:style style:name="T2965" style:parent-style-name="Absatz-Standardschriftart" style:family="text">
      <style:text-properties style:font-name-complex="Calibri" fo:font-size="12pt" style:font-size-asian="12pt" style:font-size-complex="12pt" fo:language="en" fo:country="US"/>
    </style:style>
    <style:style style:name="P2966" style:parent-style-name="Standard" style:family="paragraph">
      <style:paragraph-properties fo:text-align="start" fo:text-indent="0in"/>
      <style:text-properties style:font-name-complex="Calibri" fo:font-size="12pt" style:font-size-asian="12pt" style:font-size-complex="12pt" fo:language="en" fo:country="US"/>
    </style:style>
    <style:style style:name="P2967" style:parent-style-name="Standard" style:family="paragraph">
      <style:paragraph-properties fo:text-align="start" fo:text-indent="0in"/>
    </style:style>
    <style:style style:name="T2968" style:parent-style-name="Absatz-Standardschriftart" style:family="text">
      <style:text-properties style:font-name-complex="Calibri" fo:font-size="12pt" style:font-size-asian="12pt" style:font-size-complex="12pt" fo:language="en" fo:country="US"/>
    </style:style>
    <style:style style:name="T2969" style:parent-style-name="Absatz-Standardschriftart" style:family="text">
      <style:text-properties style:font-name="Times New Roman" fo:font-size="12pt" style:font-size-asian="12pt" style:font-size-complex="12pt" fo:language="en" fo:country="US"/>
    </style:style>
    <style:style style:name="P2970"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2971" style:parent-style-name="Standard" style:family="paragraph">
      <style:paragraph-properties fo:text-indent="0in"/>
      <style:text-properties style:font-name="Times New Roman" fo:font-size="12pt" style:font-size-asian="12pt" style:font-size-complex="12pt" fo:language="en" fo:country="US"/>
    </style:style>
    <style:style style:name="P2972" style:parent-style-name="Standard" style:family="paragraph">
      <style:paragraph-properties fo:text-align="start" fo:text-indent="0in"/>
      <style:text-properties style:font-name-complex="Calibri" fo:font-size="12pt" style:font-size-asian="12pt" style:font-size-complex="12pt" fo:language="en" fo:country="US"/>
    </style:style>
    <style:style style:name="P2973" style:parent-style-name="Standard" style:family="paragraph">
      <style:paragraph-properties fo:text-align="start" fo:text-indent="0in"/>
    </style:style>
    <style:style style:name="T297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97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76" style:parent-style-name="CommentText" style:family="paragraph">
      <style:paragraph-properties fo:text-align="start" fo:text-indent="0in"/>
    </style:style>
    <style:style style:name="T2977" style:parent-style-name="Absatz-Standardschriftart" style:family="text">
      <style:text-properties fo:language="en" fo:country="US"/>
    </style:style>
    <style:style style:name="P2978" style:parent-style-name="CommentText" style:family="paragraph">
      <style:paragraph-properties fo:text-align="start" fo:text-indent="0in"/>
      <style:text-properties fo:language="en" fo:country="US"/>
    </style:style>
    <style:style style:name="P2979" style:parent-style-name="CommentText" style:family="paragraph">
      <style:paragraph-properties fo:text-align="start" fo:text-indent="0in"/>
      <style:text-properties fo:language="en" fo:country="US"/>
    </style:style>
    <style:style style:name="T29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81" style:parent-style-name="Standard" style:family="paragraph">
      <style:paragraph-properties fo:text-align="start" fo:text-indent="0in"/>
    </style:style>
    <style:style style:name="T2982" style:parent-style-name="Absatz-Standardschriftart" style:family="text">
      <style:text-properties style:font-name-complex="Calibri" fo:font-size="12pt" style:font-size-asian="12pt" style:font-size-complex="12pt" fo:language="en" fo:country="US"/>
    </style:style>
    <style:style style:name="T2983" style:parent-style-name="Absatz-Standardschriftart" style:family="text">
      <style:text-properties style:font-name-complex="Calibri" fo:font-size="12pt" style:font-size-asian="12pt" style:font-size-complex="12pt" fo:language="en" fo:country="US"/>
    </style:style>
    <style:style style:name="P2984" style:parent-style-name="CommentText" style:family="paragraph">
      <style:paragraph-properties fo:text-align="start" fo:text-indent="0in"/>
    </style:style>
    <style:style style:name="T2985" style:parent-style-name="Absatz-Standardschriftart" style:family="text">
      <style:text-properties fo:language="en" fo:country="US"/>
    </style:style>
    <style:style style:name="T2986" style:parent-style-name="Absatz-Standardschriftart" style:family="text">
      <style:text-properties style:font-name-complex="Calibri" fo:font-size="12pt" style:font-size-asian="12pt" style:font-size-complex="12pt" fo:language="en" fo:country="US"/>
    </style:style>
    <style:style style:name="P2987" style:parent-style-name="CommentText" style:family="paragraph">
      <style:paragraph-properties fo:text-align="start" fo:text-indent="0in"/>
    </style:style>
    <style:style style:name="T2988" style:parent-style-name="Absatz-Standardschriftart" style:family="text">
      <style:text-properties fo:language="en" fo:country="US"/>
    </style:style>
    <style:style style:name="T2989" style:parent-style-name="Absatz-Standardschriftart" style:family="text">
      <style:text-properties style:font-name-complex="Calibri" fo:font-size="12pt" style:font-size-asian="12pt" style:font-size-complex="12pt" fo:language="en" fo:country="US"/>
    </style:style>
    <style:style style:name="P2990" style:parent-style-name="Standard" style:family="paragraph">
      <style:paragraph-properties fo:text-align="start" fo:text-indent="0in"/>
    </style:style>
    <style:style style:name="T2991" style:parent-style-name="Absatz-Standardschriftart" style:family="text">
      <style:text-properties style:font-name-complex="Calibri" fo:font-size="12pt" style:font-size-asian="12pt" style:font-size-complex="12pt" fo:language="en" fo:country="US"/>
    </style:style>
    <style:style style:name="T2992" style:parent-style-name="Absatz-Standardschriftart" style:family="text">
      <style:text-properties fo:font-size="12pt" style:font-size-asian="12pt" style:font-size-complex="12pt" fo:language="en" fo:country="US"/>
    </style:style>
    <style:style style:name="T2993" style:parent-style-name="Absatz-Standardschriftart" style:family="text">
      <style:text-properties fo:font-size="12pt" style:font-size-asian="12pt" style:font-size-complex="12pt" fo:language="en" fo:country="US"/>
    </style:style>
    <style:style style:name="P2994" style:parent-style-name="CommentText" style:family="paragraph">
      <style:paragraph-properties fo:text-align="start" fo:text-indent="0in"/>
    </style:style>
    <style:style style:name="T2995" style:parent-style-name="Absatz-Standardschriftart" style:family="text">
      <style:text-properties fo:language="en" fo:country="US"/>
    </style:style>
    <style:style style:name="T2996" style:parent-style-name="Absatz-Standardschriftart" style:family="text">
      <style:text-properties fo:font-size="12pt" style:font-size-asian="12pt" style:font-size-complex="12pt" fo:language="en" fo:country="US"/>
    </style:style>
    <style:style style:name="T2997" style:parent-style-name="Absatz-Standardschriftart" style:family="text">
      <style:text-properties fo:font-size="12pt" style:font-size-asian="12pt" style:font-size-complex="12pt"/>
    </style:style>
    <style:style style:name="T2998" style:parent-style-name="Absatz-Standardschriftart" style:family="text">
      <style:text-properties fo:font-size="12pt" style:font-size-asian="12pt" style:font-size-complex="12pt" fo:language="en" fo:country="US"/>
    </style:style>
    <style:style style:name="T2999" style:parent-style-name="Absatz-Standardschriftart" style:family="text">
      <style:text-properties style:font-name-complex="Calibri" fo:font-size="12pt" style:font-size-asian="12pt" style:font-size-complex="12pt" fo:language="en" fo:country="US"/>
    </style:style>
    <style:style style:name="T3000" style:parent-style-name="Absatz-Standardschriftart" style:family="text">
      <style:text-properties style:font-name-complex="Calibri" fo:font-size="12pt" style:font-size-asian="12pt" style:font-size-complex="12pt" fo:language="en" fo:country="US"/>
    </style:style>
    <style:style style:name="P3001" style:parent-style-name="CommentText" style:family="paragraph">
      <style:paragraph-properties fo:text-align="start" fo:text-indent="0in"/>
    </style:style>
    <style:style style:name="T3002" style:parent-style-name="Absatz-Standardschriftart" style:family="text">
      <style:text-properties fo:language="en" fo:country="US"/>
    </style:style>
    <style:style style:name="T3003" style:parent-style-name="Absatz-Standardschriftart" style:family="text">
      <style:text-properties style:font-name-complex="Calibri" fo:font-size="12pt" style:font-size-asian="12pt" style:font-size-complex="12pt" fo:language="en" fo:country="US"/>
    </style:style>
    <style:style style:name="T3004" style:parent-style-name="Absatz-Standardschriftart" style:family="text">
      <style:text-properties fo:font-size="12pt" style:font-size-asian="12pt" style:font-size-complex="12pt" fo:language="en" fo:country="US"/>
    </style:style>
    <style:style style:name="T3005" style:parent-style-name="Absatz-Standardschriftart" style:family="text">
      <style:text-properties fo:font-size="12pt" style:font-size-asian="12pt" style:font-size-complex="12pt"/>
    </style:style>
    <style:style style:name="T3006" style:parent-style-name="Absatz-Standardschriftart" style:family="text">
      <style:text-properties style:font-name-complex="Calibri" fo:font-size="12pt" style:font-size-asian="12pt" style:font-size-complex="12pt" fo:language="en" fo:country="US"/>
    </style:style>
    <style:style style:name="T3007" style:parent-style-name="Absatz-Standardschriftart" style:family="text">
      <style:text-properties style:font-name-complex="Calibri" fo:font-size="12pt" style:font-size-asian="12pt" style:font-size-complex="12pt"/>
    </style:style>
    <style:style style:name="T3008" style:parent-style-name="Absatz-Standardschriftart" style:family="text">
      <style:text-properties style:font-name-complex="Calibri" fo:font-size="12pt" style:font-size-asian="12pt" style:font-size-complex="12pt" fo:language="en" fo:country="US"/>
    </style:style>
    <style:style style:name="P3009" style:parent-style-name="Standard" style:family="paragraph">
      <style:paragraph-properties fo:text-align="start" fo:text-indent="0in"/>
      <style:text-properties style:font-name-complex="Calibri" fo:font-size="12pt" style:font-size-asian="12pt" style:font-size-complex="12pt" fo:language="en" fo:country="US"/>
    </style:style>
    <style:style style:name="P3010" style:parent-style-name="Standard" style:family="paragraph">
      <style:paragraph-properties fo:text-align="start" fo:text-indent="0in"/>
    </style:style>
    <style:style style:name="T301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01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013" style:parent-style-name="CommentText" style:family="paragraph">
      <style:paragraph-properties fo:text-align="start" fo:text-indent="0in"/>
    </style:style>
    <style:style style:name="T3014" style:parent-style-name="Absatz-Standardschriftart" style:family="text">
      <style:text-properties fo:language="en" fo:country="US"/>
    </style:style>
    <style:style style:name="T301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016" style:parent-style-name="CommentText" style:family="paragraph">
      <style:paragraph-properties fo:text-align="start" fo:text-indent="0in"/>
    </style:style>
    <style:style style:name="P3017" style:parent-style-name="CommentText" style:list-style-name="LFO2" style:family="paragraph">
      <style:paragraph-properties fo:text-align="start"/>
    </style:style>
    <style:style style:name="P3018" style:parent-style-name="CommentText" style:list-style-name="LFO2" style:family="paragraph">
      <style:paragraph-properties fo:text-align="start"/>
      <style:text-properties fo:language="en" fo:country="US"/>
    </style:style>
    <style:style style:name="P3019" style:parent-style-name="CommentText" style:list-style-name="LFO2" style:family="paragraph">
      <style:paragraph-properties fo:text-align="start"/>
    </style:style>
    <style:style style:name="P3020" style:parent-style-name="CommentText" style:list-style-name="LFO2" style:family="paragraph">
      <style:paragraph-properties fo:text-align="start"/>
      <style:text-properties fo:language="en" fo:country="US"/>
    </style:style>
    <style:style style:name="P3021" style:parent-style-name="CommentText" style:list-style-name="LFO2" style:family="paragraph">
      <style:paragraph-properties fo:text-align="start"/>
    </style:style>
    <style:style style:name="P3022" style:parent-style-name="CommentText" style:list-style-name="LFO2" style:family="paragraph">
      <style:paragraph-properties fo:text-align="start"/>
    </style:style>
    <style:style style:name="P3023" style:parent-style-name="CommentText" style:list-style-name="LFO2" style:family="paragraph">
      <style:paragraph-properties fo:text-align="start"/>
    </style:style>
    <style:style style:name="T302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025" style:parent-style-name="Standard" style:family="paragraph">
      <style:paragraph-properties fo:text-align="start" fo:text-indent="0in"/>
    </style:style>
    <style:style style:name="T3026" style:parent-style-name="Absatz-Standardschriftart" style:family="text">
      <style:text-properties style:font-name-complex="Calibri" fo:font-size="12pt" style:font-size-asian="12pt" style:font-size-complex="12pt" fo:language="en" fo:country="US"/>
    </style:style>
    <style:style style:name="T3027" style:parent-style-name="Absatz-Standardschriftart" style:family="text">
      <style:text-properties style:font-name-complex="Calibri" fo:font-size="12pt" style:font-size-asian="12pt" style:font-size-complex="12pt" fo:language="en" fo:country="US"/>
    </style:style>
    <style:style style:name="P3028" style:parent-style-name="CommentText" style:family="paragraph">
      <style:paragraph-properties fo:text-align="start" fo:text-indent="0in"/>
    </style:style>
    <style:style style:name="T3029" style:parent-style-name="Absatz-Standardschriftart" style:family="text">
      <style:text-properties style:font-name-complex="Calibri" fo:font-size="12pt" style:font-size-asian="12pt" style:font-size-complex="12pt" fo:language="en" fo:country="US"/>
    </style:style>
    <style:style style:name="T3030" style:parent-style-name="Absatz-Standardschriftart" style:family="text">
      <style:text-properties style:font-name-complex="Calibri" fo:font-size="12pt" style:font-size-asian="12pt" style:font-size-complex="12pt" fo:language="en" fo:country="US"/>
    </style:style>
    <style:style style:name="P3031" style:parent-style-name="CommentText" style:family="paragraph">
      <style:paragraph-properties fo:text-align="start" fo:text-indent="0in"/>
    </style:style>
    <style:style style:name="T3032" style:parent-style-name="Absatz-Standardschriftart" style:family="text">
      <style:text-properties fo:language="en" fo:country="US"/>
    </style:style>
    <style:style style:name="P3033" style:parent-style-name="CommentText" style:family="paragraph">
      <style:paragraph-properties fo:text-align="start" fo:text-indent="0in"/>
      <style:text-properties fo:language="en" fo:country="US"/>
    </style:style>
    <style:style style:name="P3034" style:parent-style-name="CommentText" style:family="paragraph">
      <style:paragraph-properties fo:text-align="start" fo:text-indent="0in"/>
      <style:text-properties fo:language="en" fo:country="US"/>
    </style:style>
    <style:style style:name="P3035" style:parent-style-name="CommentText" style:family="paragraph">
      <style:paragraph-properties fo:text-align="start" fo:text-indent="0in"/>
      <style:text-properties fo:language="en" fo:country="US"/>
    </style:style>
    <style:style style:name="P3036" style:parent-style-name="CommentText" style:family="paragraph">
      <style:paragraph-properties fo:text-align="start" fo:text-indent="0in"/>
      <style:text-properties fo:language="en" fo:country="US"/>
    </style:style>
    <style:style style:name="T3037" style:parent-style-name="Absatz-Standardschriftart" style:family="text">
      <style:text-properties style:font-name-complex="Calibri" fo:font-size="12pt" style:font-size-asian="12pt" style:font-size-complex="12pt" fo:language="en" fo:country="US"/>
    </style:style>
    <style:style style:name="T3038" style:parent-style-name="Absatz-Standardschriftart" style:family="text">
      <style:text-properties style:font-name-complex="Calibri" fo:font-size="12pt" style:font-size-asian="12pt" style:font-size-complex="12pt" fo:language="en" fo:country="US"/>
    </style:style>
    <style:style style:name="P3039" style:parent-style-name="CommentText" style:family="paragraph">
      <style:paragraph-properties fo:text-align="start" fo:text-indent="0in"/>
    </style:style>
    <style:style style:name="T3040" style:parent-style-name="Absatz-Standardschriftart" style:family="text">
      <style:text-properties fo:language="en" fo:country="US"/>
    </style:style>
    <style:style style:name="P3041" style:parent-style-name="CommentText" style:family="paragraph">
      <style:paragraph-properties fo:text-align="start" fo:text-indent="0in"/>
      <style:text-properties fo:language="en" fo:country="US"/>
    </style:style>
    <style:style style:name="P3042" style:parent-style-name="CommentText" style:family="paragraph">
      <style:paragraph-properties fo:text-align="start" fo:text-indent="0in"/>
      <style:text-properties fo:language="en" fo:country="US"/>
    </style:style>
    <style:style style:name="P3043" style:parent-style-name="CommentText" style:family="paragraph">
      <style:paragraph-properties fo:text-align="start" fo:text-indent="0in"/>
      <style:text-properties fo:language="en" fo:country="US"/>
    </style:style>
    <style:style style:name="T3044" style:parent-style-name="Absatz-Standardschriftart" style:family="text">
      <style:text-properties style:font-name-complex="Calibri" fo:font-size="12pt" style:font-size-asian="12pt" style:font-size-complex="12pt" fo:language="en" fo:country="US"/>
    </style:style>
    <style:style style:name="T3045" style:parent-style-name="Absatz-Standardschriftart" style:family="text">
      <style:text-properties style:font-name-complex="Calibri" fo:font-size="12pt" style:font-size-asian="12pt" style:font-size-complex="12pt" fo:language="en" fo:country="US"/>
    </style:style>
    <style:style style:name="P3046" style:parent-style-name="CommentText" style:family="paragraph">
      <style:paragraph-properties fo:text-align="start" fo:text-indent="0in"/>
    </style:style>
    <style:style style:name="T3047" style:parent-style-name="Absatz-Standardschriftart" style:family="text">
      <style:text-properties fo:language="en" fo:country="US"/>
    </style:style>
    <style:style style:name="T3048" style:parent-style-name="Absatz-Standardschriftart" style:family="text">
      <style:text-properties style:font-name-complex="Calibri" fo:font-size="12pt" style:font-size-asian="12pt" style:font-size-complex="12pt" fo:language="en" fo:country="US"/>
    </style:style>
    <style:style style:name="T3049" style:parent-style-name="Absatz-Standardschriftart" style:family="text">
      <style:text-properties fo:font-size="12pt" style:font-size-asian="12pt" style:font-size-complex="12pt" fo:language="en" fo:country="US"/>
    </style:style>
    <style:style style:name="T3050" style:parent-style-name="Absatz-Standardschriftart" style:family="text">
      <style:text-properties fo:font-size="12pt" style:font-size-asian="12pt" style:font-size-complex="12pt" fo:language="en" fo:country="US"/>
    </style:style>
    <style:style style:name="P3051" style:parent-style-name="CommentText" style:family="paragraph">
      <style:paragraph-properties fo:text-align="start" fo:text-indent="0in"/>
    </style:style>
    <style:style style:name="T3052" style:parent-style-name="Absatz-Standardschriftart" style:family="text">
      <style:text-properties fo:language="en" fo:country="US"/>
    </style:style>
    <style:style style:name="T3053" style:parent-style-name="Absatz-Standardschriftart" style:family="text">
      <style:text-properties fo:font-size="12pt" style:font-size-asian="12pt" style:font-size-complex="12pt" fo:language="en" fo:country="US"/>
    </style:style>
    <style:style style:name="P3054" style:parent-style-name="Standard" style:family="paragraph">
      <style:paragraph-properties fo:text-align="start" fo:text-indent="0in"/>
    </style:style>
    <style:style style:name="T3055" style:parent-style-name="Absatz-Standardschriftart" style:family="text">
      <style:text-properties fo:font-size="12pt" style:font-size-asian="12pt" style:font-size-complex="12pt" fo:language="en" fo:country="US"/>
    </style:style>
    <style:style style:name="T3056" style:parent-style-name="Absatz-Standardschriftart" style:family="text">
      <style:text-properties fo:font-size="12pt" style:font-size-asian="12pt" style:font-size-complex="12pt" fo:language="en" fo:country="US"/>
    </style:style>
    <style:style style:name="P3057" style:parent-style-name="CommentText" style:family="paragraph">
      <style:paragraph-properties fo:text-align="start" fo:text-indent="0in"/>
    </style:style>
    <style:style style:name="T3058" style:parent-style-name="Absatz-Standardschriftart" style:family="text">
      <style:text-properties fo:language="en" fo:country="US"/>
    </style:style>
    <style:style style:name="P3059" style:parent-style-name="CommentText" style:family="paragraph">
      <style:paragraph-properties fo:text-align="start" fo:text-indent="0in"/>
      <style:text-properties fo:language="en" fo:country="US"/>
    </style:style>
    <style:style style:name="P3060" style:parent-style-name="CommentText" style:family="paragraph">
      <style:paragraph-properties fo:text-align="start" fo:text-indent="0in"/>
      <style:text-properties fo:language="en" fo:country="US"/>
    </style:style>
    <style:style style:name="P3061" style:parent-style-name="CommentText" style:family="paragraph">
      <style:paragraph-properties fo:text-align="start" fo:text-indent="0in"/>
      <style:text-properties fo:language="en" fo:country="US"/>
    </style:style>
    <style:style style:name="P3062" style:parent-style-name="CommentText" style:family="paragraph">
      <style:paragraph-properties fo:text-align="start" fo:text-indent="0in"/>
      <style:text-properties fo:language="en" fo:country="US"/>
    </style:style>
    <style:style style:name="P3063" style:parent-style-name="CommentText" style:family="paragraph">
      <style:paragraph-properties fo:text-align="start" fo:text-indent="0in"/>
      <style:text-properties fo:language="en" fo:country="US"/>
    </style:style>
    <style:style style:name="P3064" style:parent-style-name="CommentText" style:family="paragraph">
      <style:paragraph-properties fo:text-align="start" fo:text-indent="0in"/>
    </style:style>
    <style:style style:name="T3065" style:parent-style-name="Absatz-Standardschriftart" style:family="text">
      <style:text-properties fo:language="en" fo:country="US"/>
    </style:style>
    <style:style style:name="T3066" style:parent-style-name="Absatz-Standardschriftart" style:family="text">
      <style:text-properties fo:language="en" fo:country="US"/>
    </style:style>
    <style:style style:name="T3067" style:parent-style-name="Absatz-Standardschriftart" style:family="text">
      <style:text-properties fo:language="da" fo:country="DK"/>
    </style:style>
    <style:style style:name="T3068" style:parent-style-name="Absatz-Standardschriftart" style:family="text">
      <style:text-properties fo:font-size="12pt" style:font-size-asian="12pt" style:font-size-complex="12pt" fo:language="en" fo:country="US"/>
    </style:style>
    <style:style style:name="P3069" style:parent-style-name="CommentText" style:family="paragraph">
      <style:paragraph-properties fo:text-align="start" fo:text-indent="0in"/>
    </style:style>
    <style:style style:name="T3070" style:parent-style-name="Absatz-Standardschriftart" style:family="text">
      <style:text-properties fo:language="da" fo:country="DK"/>
    </style:style>
    <style:style style:name="T3071" style:parent-style-name="Absatz-Standardschriftart" style:family="text">
      <style:text-properties fo:font-size="12pt" style:font-size-asian="12pt" style:font-size-complex="12pt" fo:language="en" fo:country="US"/>
    </style:style>
    <style:style style:name="T3072" style:parent-style-name="Absatz-Standardschriftart" style:family="text">
      <style:text-properties fo:font-size="12pt" style:font-size-asian="12pt" style:font-size-complex="12pt" fo:language="en" fo:country="US"/>
    </style:style>
    <style:style style:name="P3073" style:parent-style-name="CommentText" style:family="paragraph">
      <style:paragraph-properties fo:text-align="start" fo:text-indent="0in"/>
    </style:style>
    <style:style style:name="T3074" style:parent-style-name="Absatz-Standardschriftart" style:family="text">
      <style:text-properties fo:language="en" fo:country="US"/>
    </style:style>
    <style:style style:name="T3075" style:parent-style-name="Absatz-Standardschriftart" style:family="text">
      <style:text-properties fo:font-size="12pt" style:font-size-asian="12pt" style:font-size-complex="12pt" fo:language="en" fo:country="US"/>
    </style:style>
    <style:style style:name="T3076" style:parent-style-name="Absatz-Standardschriftart" style:family="text">
      <style:text-properties fo:font-size="12pt" style:font-size-asian="12pt" style:font-size-complex="12pt" fo:language="en" fo:country="US"/>
    </style:style>
    <style:style style:name="P3077" style:parent-style-name="CommentText" style:family="paragraph">
      <style:paragraph-properties fo:text-align="start" fo:text-indent="0in"/>
    </style:style>
    <style:style style:name="T3078" style:parent-style-name="Absatz-Standardschriftart" style:family="text">
      <style:text-properties fo:language="en" fo:country="US"/>
    </style:style>
    <style:style style:name="T3079" style:parent-style-name="Absatz-Standardschriftart" style:family="text">
      <style:text-properties fo:font-size="12pt" style:font-size-asian="12pt" style:font-size-complex="12pt" fo:language="en" fo:country="US"/>
    </style:style>
    <style:style style:name="T3080" style:parent-style-name="Absatz-Standardschriftart" style:family="text">
      <style:text-properties fo:font-size="12pt" style:font-size-asian="12pt" style:font-size-complex="12pt" fo:language="en" fo:country="US"/>
    </style:style>
    <style:style style:name="P3081" style:parent-style-name="CommentText" style:family="paragraph">
      <style:paragraph-properties fo:text-align="start" fo:text-indent="0in"/>
    </style:style>
    <style:style style:name="T3082" style:parent-style-name="Absatz-Standardschriftart" style:family="text">
      <style:text-properties fo:language="en" fo:country="US"/>
    </style:style>
    <style:style style:name="T3083" style:parent-style-name="Absatz-Standardschriftart" style:family="text">
      <style:text-properties fo:font-size="12pt" style:font-size-asian="12pt" style:font-size-complex="12pt" fo:language="en" fo:country="US"/>
    </style:style>
    <style:style style:name="P308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85" style:parent-style-name="Standard" style:family="paragraph">
      <style:paragraph-properties style:text-autospace="none" fo:text-align="start" fo:text-indent="0in"/>
      <style:text-properties fo:hyphenate="true"/>
    </style:style>
    <style:style style:name="T3086" style:parent-style-name="Absatz-Standardschriftart" style:family="text">
      <style:text-properties fo:font-size="12pt" style:font-size-asian="12pt" style:font-size-complex="12pt" fo:language="en" fo:country="US"/>
    </style:style>
    <style:style style:name="P3087" style:parent-style-name="CommentText" style:family="paragraph">
      <style:paragraph-properties fo:text-align="start" fo:text-indent="0in"/>
    </style:style>
    <style:style style:name="T3088" style:parent-style-name="Absatz-Standardschriftart" style:family="text">
      <style:text-properties fo:language="en" fo:country="US"/>
    </style:style>
    <style:style style:name="T3089" style:parent-style-name="Absatz-Standardschriftart" style:family="text">
      <style:text-properties fo:font-size="12pt" style:font-size-asian="12pt" style:font-size-complex="12pt" fo:language="en" fo:country="US"/>
    </style:style>
    <style:style style:name="T3090" style:parent-style-name="Absatz-Standardschriftart" style:family="text">
      <style:text-properties fo:font-size="12pt" style:font-size-asian="12pt" style:font-size-complex="12pt" fo:language="en" fo:country="US"/>
    </style:style>
    <style:style style:name="P3091" style:parent-style-name="CommentText" style:family="paragraph">
      <style:paragraph-properties fo:text-align="start" fo:text-indent="0in"/>
    </style:style>
    <style:style style:name="T3092" style:parent-style-name="Absatz-Standardschriftart" style:family="text">
      <style:text-properties fo:language="en" fo:country="US"/>
    </style:style>
    <style:style style:name="P3093" style:parent-style-name="CommentText" style:family="paragraph">
      <style:paragraph-properties fo:text-align="start" fo:text-indent="0in"/>
      <style:text-properties fo:language="en" fo:country="US"/>
    </style:style>
    <style:style style:name="P3094" style:parent-style-name="CommentText" style:family="paragraph">
      <style:paragraph-properties fo:text-align="start" fo:text-indent="0in"/>
      <style:text-properties fo:language="en" fo:country="US"/>
    </style:style>
    <style:style style:name="P3095" style:parent-style-name="CommentText" style:family="paragraph">
      <style:paragraph-properties fo:text-align="start" fo:text-indent="0in"/>
      <style:text-properties fo:language="en" fo:country="US"/>
    </style:style>
    <style:style style:name="P3096" style:parent-style-name="CommentText" style:family="paragraph">
      <style:paragraph-properties fo:text-align="start" fo:text-indent="0in"/>
      <style:text-properties fo:language="en" fo:country="US"/>
    </style:style>
    <style:style style:name="P3097" style:parent-style-name="CommentText" style:family="paragraph">
      <style:paragraph-properties fo:text-align="start" fo:text-indent="0in"/>
      <style:text-properties fo:language="en" fo:country="US"/>
    </style:style>
    <style:style style:name="P3098" style:parent-style-name="CommentText" style:family="paragraph">
      <style:paragraph-properties fo:text-align="start" fo:text-indent="0in"/>
      <style:text-properties fo:language="en" fo:country="US"/>
    </style:style>
    <style:style style:name="T3099" style:parent-style-name="Absatz-Standardschriftart" style:family="text">
      <style:text-properties fo:font-size="12pt" style:font-size-asian="12pt" style:font-size-complex="12pt" fo:language="en" fo:country="US"/>
    </style:style>
    <style:style style:name="T3100" style:parent-style-name="Absatz-Standardschriftart" style:family="text">
      <style:text-properties fo:font-size="12pt" style:font-size-asian="12pt" style:font-size-complex="12pt" fo:language="en" fo:country="US"/>
    </style:style>
    <style:style style:name="P3101" style:parent-style-name="CommentText" style:family="paragraph">
      <style:paragraph-properties fo:text-align="start" fo:text-indent="0in"/>
    </style:style>
    <style:style style:name="T3102" style:parent-style-name="Absatz-Standardschriftart" style:family="text">
      <style:text-properties fo:language="en" fo:country="US"/>
    </style:style>
    <style:style style:name="T3103" style:parent-style-name="Absatz-Standardschriftart" style:family="text">
      <style:text-properties fo:language="en" fo:country="US"/>
    </style:style>
    <style:style style:name="T3104" style:parent-style-name="Absatz-Standardschriftart" style:family="text">
      <style:text-properties fo:language="en" fo:country="US"/>
    </style:style>
    <style:style style:name="T3105" style:parent-style-name="Absatz-Standardschriftart" style:family="text">
      <style:text-properties fo:font-size="12pt" style:font-size-asian="12pt" style:font-size-complex="12pt" fo:language="en" fo:country="US"/>
    </style:style>
    <style:style style:name="T3106" style:parent-style-name="Absatz-Standardschriftart" style:family="text">
      <style:text-properties fo:font-size="12pt" style:font-size-asian="12pt" style:font-size-complex="12pt" fo:language="en" fo:country="US"/>
    </style:style>
    <style:style style:name="P3107" style:parent-style-name="CommentText" style:family="paragraph">
      <style:paragraph-properties fo:text-align="start" fo:text-indent="0in"/>
    </style:style>
    <style:style style:name="T3108" style:parent-style-name="Absatz-Standardschriftart" style:family="text">
      <style:text-properties fo:language="en" fo:country="US"/>
    </style:style>
    <style:style style:name="P3109" style:parent-style-name="CommentText" style:family="paragraph">
      <style:paragraph-properties fo:text-align="start" fo:text-indent="0in"/>
      <style:text-properties fo:language="en" fo:country="US"/>
    </style:style>
    <style:style style:name="P3110" style:parent-style-name="CommentText" style:family="paragraph">
      <style:paragraph-properties fo:text-align="start" fo:text-indent="0in"/>
      <style:text-properties fo:language="en" fo:country="US"/>
    </style:style>
    <style:style style:name="T3111" style:parent-style-name="Absatz-Standardschriftart" style:family="text">
      <style:text-properties fo:font-size="12pt" style:font-size-asian="12pt" style:font-size-complex="12pt" fo:language="en" fo:country="US"/>
    </style:style>
    <style:style style:name="T3112" style:parent-style-name="Absatz-Standardschriftart" style:family="text">
      <style:text-properties fo:font-size="12pt" style:font-size-asian="12pt" style:font-size-complex="12pt" fo:language="en" fo:country="US"/>
    </style:style>
    <style:style style:name="P3113" style:parent-style-name="CommentText" style:family="paragraph">
      <style:paragraph-properties fo:text-align="start" fo:text-indent="0in"/>
    </style:style>
    <style:style style:name="T3114" style:parent-style-name="Absatz-Standardschriftart" style:family="text">
      <style:text-properties fo:language="en" fo:country="US"/>
    </style:style>
    <style:style style:name="P3115" style:parent-style-name="CommentText" style:family="paragraph">
      <style:paragraph-properties fo:text-align="start" fo:text-indent="0in"/>
      <style:text-properties fo:language="en" fo:country="US"/>
    </style:style>
    <style:style style:name="T3116" style:parent-style-name="Absatz-Standardschriftart" style:family="text">
      <style:text-properties fo:font-size="12pt" style:font-size-asian="12pt" style:font-size-complex="12pt" fo:language="en" fo:country="US"/>
    </style:style>
    <style:style style:name="T3117" style:parent-style-name="Absatz-Standardschriftart" style:family="text">
      <style:text-properties fo:font-size="12pt" style:font-size-asian="12pt" style:font-size-complex="12pt" fo:language="en" fo:country="US"/>
    </style:style>
    <style:style style:name="P3118" style:parent-style-name="CommentText" style:family="paragraph">
      <style:paragraph-properties fo:text-align="start" fo:text-indent="0in"/>
    </style:style>
    <style:style style:name="T3119" style:parent-style-name="Absatz-Standardschriftart" style:family="text">
      <style:text-properties fo:language="en" fo:country="US"/>
    </style:style>
    <style:style style:name="T3120" style:parent-style-name="Absatz-Standardschriftart" style:family="text">
      <style:text-properties fo:font-size="12pt" style:font-size-asian="12pt" style:font-size-complex="12pt" fo:language="en" fo:country="US"/>
    </style:style>
    <style:style style:name="T3121" style:parent-style-name="Absatz-Standardschriftart" style:family="text">
      <style:text-properties style:font-name-complex="Calibri" fo:font-size="12pt" style:font-size-asian="12pt" style:font-size-complex="12pt" fo:language="en" fo:country="US"/>
    </style:style>
    <style:style style:name="T3122" style:parent-style-name="Absatz-Standardschriftart" style:family="text">
      <style:text-properties fo:font-size="12pt" style:font-size-asian="12pt" style:font-size-complex="12pt" fo:language="en" fo:country="US"/>
    </style:style>
    <style:style style:name="T3123" style:parent-style-name="Absatz-Standardschriftart" style:family="text">
      <style:text-properties style:font-name-complex="Calibri" fo:font-size="12pt" style:font-size-asian="12pt" style:font-size-complex="12pt" fo:language="en" fo:country="US"/>
    </style:style>
    <style:style style:name="T3124" style:parent-style-name="Absatz-Standardschriftart" style:family="text">
      <style:text-properties fo:font-size="12pt" style:font-size-asian="12pt" style:font-size-complex="12pt" fo:language="en" fo:country="US"/>
    </style:style>
    <style:style style:name="T3125" style:parent-style-name="Absatz-Standardschriftart" style:family="text">
      <style:text-properties fo:font-size="12pt" style:font-size-asian="12pt" style:font-size-complex="12pt" fo:language="en" fo:country="US"/>
    </style:style>
    <style:style style:name="P3126" style:parent-style-name="CommentText" style:family="paragraph">
      <style:paragraph-properties fo:text-align="start" fo:text-indent="0in"/>
    </style:style>
    <style:style style:name="T3127" style:parent-style-name="Absatz-Standardschriftart" style:family="text">
      <style:text-properties fo:language="en" fo:country="US"/>
    </style:style>
    <style:style style:name="T3128" style:parent-style-name="Absatz-Standardschriftart" style:family="text">
      <style:text-properties fo:font-size="12pt" style:font-size-asian="12pt" style:font-size-complex="12pt" fo:language="en" fo:country="US"/>
    </style:style>
    <style:style style:name="P3129" style:parent-style-name="Standard" style:family="paragraph">
      <style:paragraph-properties style:text-autospace="none" fo:text-align="start" fo:text-indent="0in"/>
      <style:text-properties fo:hyphenate="true"/>
    </style:style>
    <style:style style:name="T3130" style:parent-style-name="Absatz-Standardschriftart" style:family="text">
      <style:text-properties fo:font-size="12pt" style:font-size-asian="12pt" style:font-size-complex="12pt" fo:language="en" fo:country="US"/>
    </style:style>
    <style:style style:name="T3131" style:parent-style-name="Absatz-Standardschriftart" style:family="text">
      <style:text-properties fo:font-size="12pt" style:font-size-asian="12pt" style:font-size-complex="12pt" fo:language="en" fo:country="US"/>
    </style:style>
    <style:style style:name="P3132" style:parent-style-name="CommentText" style:family="paragraph">
      <style:paragraph-properties fo:text-align="start" fo:text-indent="0in"/>
    </style:style>
    <style:style style:name="T3133" style:parent-style-name="Absatz-Standardschriftart" style:family="text">
      <style:text-properties fo:language="en" fo:country="US"/>
    </style:style>
    <style:style style:name="T3134" style:parent-style-name="Absatz-Standardschriftart" style:family="text">
      <style:text-properties fo:font-size="12pt" style:font-size-asian="12pt" style:font-size-complex="12pt" fo:language="en" fo:country="US"/>
    </style:style>
    <style:style style:name="T3135" style:parent-style-name="Absatz-Standardschriftart" style:family="text">
      <style:text-properties fo:font-size="12pt" style:font-size-asian="12pt" style:font-size-complex="12pt" fo:language="en" fo:country="US"/>
    </style:style>
    <style:style style:name="P3136" style:parent-style-name="CommentText" style:family="paragraph">
      <style:paragraph-properties fo:text-align="start" fo:text-indent="0in"/>
    </style:style>
    <style:style style:name="T3137" style:parent-style-name="Absatz-Standardschriftart" style:family="text">
      <style:text-properties fo:language="en" fo:country="US"/>
    </style:style>
    <style:style style:name="T3138" style:parent-style-name="Absatz-Standardschriftart" style:family="text">
      <style:text-properties fo:font-weight="bold" style:font-weight-asian="bold" style:font-weight-complex="bold" fo:language="en" fo:country="US"/>
    </style:style>
    <style:style style:name="T3139" style:parent-style-name="Absatz-Standardschriftart" style:family="text">
      <style:text-properties fo:language="en" fo:country="US"/>
    </style:style>
    <style:style style:name="T3140" style:parent-style-name="Absatz-Standardschriftart" style:family="text">
      <style:text-properties fo:font-weight="bold" style:font-weight-asian="bold" style:font-weight-complex="bold" fo:language="en" fo:country="US"/>
    </style:style>
    <style:style style:name="T3141" style:parent-style-name="Absatz-Standardschriftart" style:family="text">
      <style:text-properties fo:language="en" fo:country="US"/>
    </style:style>
    <style:style style:name="T3142" style:parent-style-name="Absatz-Standardschriftart" style:family="text">
      <style:text-properties fo:font-size="12pt" style:font-size-asian="12pt" style:font-size-complex="12pt" fo:language="en" fo:country="US"/>
    </style:style>
    <style:style style:name="T3143" style:parent-style-name="Absatz-Standardschriftart" style:family="text">
      <style:text-properties fo:font-size="12pt" style:font-size-asian="12pt" style:font-size-complex="12pt" fo:language="en" fo:country="US"/>
    </style:style>
    <style:style style:name="P3144" style:parent-style-name="CommentText" style:family="paragraph">
      <style:paragraph-properties fo:text-align="start" fo:text-indent="0in"/>
    </style:style>
    <style:style style:name="T3145" style:parent-style-name="Absatz-Standardschriftart" style:family="text">
      <style:text-properties fo:language="en" fo:country="US"/>
    </style:style>
    <style:style style:name="T3146" style:parent-style-name="Absatz-Standardschriftart" style:family="text">
      <style:text-properties fo:font-size="12pt" style:font-size-asian="12pt" style:font-size-complex="12pt" fo:language="en" fo:country="US"/>
    </style:style>
    <style:style style:name="T3147" style:parent-style-name="Absatz-Standardschriftart" style:family="text">
      <style:text-properties fo:font-size="12pt" style:font-size-asian="12pt" style:font-size-complex="12pt" fo:language="en" fo:country="US"/>
    </style:style>
    <style:style style:name="P3148" style:parent-style-name="CommentText" style:family="paragraph">
      <style:paragraph-properties fo:text-align="start" fo:text-indent="0in"/>
    </style:style>
    <style:style style:name="T3149" style:parent-style-name="Absatz-Standardschriftart" style:family="text">
      <style:text-properties fo:language="en" fo:country="US"/>
    </style:style>
    <style:style style:name="T3150" style:parent-style-name="Absatz-Standardschriftart" style:family="text">
      <style:text-properties fo:font-size="12pt" style:font-size-asian="12pt" style:font-size-complex="12pt" fo:language="en" fo:country="US"/>
    </style:style>
    <style:style style:name="P3151" style:parent-style-name="Standard" style:family="paragraph">
      <style:paragraph-properties fo:text-align="start" fo:text-indent="0in"/>
      <style:text-properties fo:language="en" fo:country="US"/>
    </style:style>
    <style:style style:name="P3152" style:parent-style-name="Standard" style:family="paragraph">
      <style:paragraph-properties fo:text-align="start" fo:text-indent="0in"/>
    </style:style>
    <style:style style:name="T3153" style:parent-style-name="Absatz-Standardschriftart" style:family="text">
      <style:text-properties fo:font-size="12pt" style:font-size-asian="12pt" style:font-size-complex="12pt" fo:language="en" fo:country="US"/>
    </style:style>
    <style:style style:name="T3154" style:parent-style-name="Absatz-Standardschriftart" style:family="text">
      <style:text-properties fo:font-size="12pt" style:font-size-asian="12pt" style:font-size-complex="12pt" fo:language="en" fo:country="US"/>
    </style:style>
    <style:style style:name="P3155" style:parent-style-name="CommentText" style:family="paragraph">
      <style:paragraph-properties fo:text-align="start" fo:text-indent="0in"/>
    </style:style>
    <style:style style:name="T3156" style:parent-style-name="Absatz-Standardschriftart" style:family="text">
      <style:text-properties fo:language="en" fo:country="US"/>
    </style:style>
    <style:style style:name="T3157" style:parent-style-name="Absatz-Standardschriftart" style:family="text">
      <style:text-properties fo:font-size="12pt" style:font-size-asian="12pt" style:font-size-complex="12pt" fo:language="en" fo:country="US"/>
    </style:style>
    <style:style style:name="P3158" style:parent-style-name="Standard" style:family="paragraph">
      <style:paragraph-properties fo:text-align="start" fo:text-indent="0in"/>
      <style:text-properties fo:language="en" fo:country="US"/>
    </style:style>
    <style:style style:name="P3159" style:parent-style-name="Standard" style:family="paragraph">
      <style:paragraph-properties fo:text-align="start" fo:text-indent="0in"/>
    </style:style>
    <style:style style:name="T3160" style:parent-style-name="Absatz-Standardschriftart" style:family="text">
      <style:text-properties fo:font-weight="bold" style:font-weight-asian="bold" style:font-weight-complex="bold" fo:font-size="12pt" style:font-size-asian="12pt" style:font-size-complex="12pt" fo:language="en" fo:country="US"/>
    </style:style>
    <style:style style:name="P3161" style:parent-style-name="CommentText" style:family="paragraph">
      <style:paragraph-properties fo:text-align="start" fo:text-indent="0in"/>
    </style:style>
    <style:style style:name="T3162" style:parent-style-name="Absatz-Standardschriftart" style:family="text">
      <style:text-properties fo:language="en" fo:country="US"/>
    </style:style>
    <style:style style:name="T3163" style:parent-style-name="Absatz-Standardschriftart" style:family="text">
      <style:text-properties fo:font-weight="bold" style:font-weight-asian="bold" style:font-weight-complex="bold" fo:font-size="12pt" style:font-size-asian="12pt" style:font-size-complex="12pt" fo:language="en" fo:country="US"/>
    </style:style>
    <style:style style:name="P3164" style:parent-style-name="Standard" style:family="paragraph">
      <style:paragraph-properties fo:text-align="start" fo:text-indent="0in"/>
    </style:style>
    <style:style style:name="T3165" style:parent-style-name="Absatz-Standardschriftart" style:family="text">
      <style:text-properties fo:font-size="12pt" style:font-size-asian="12pt" style:font-size-complex="12pt" fo:language="en" fo:country="US"/>
    </style:style>
    <style:style style:name="T3166" style:parent-style-name="Absatz-Standardschriftart" style:family="text">
      <style:text-properties fo:font-size="12pt" style:font-size-asian="12pt" style:font-size-complex="12pt" fo:language="en" fo:country="US"/>
    </style:style>
    <style:style style:name="P3167" style:parent-style-name="CommentText" style:family="paragraph">
      <style:paragraph-properties fo:text-align="start" fo:text-indent="0in"/>
    </style:style>
    <style:style style:name="T3168" style:parent-style-name="Absatz-Standardschriftart" style:family="text">
      <style:text-properties fo:language="en" fo:country="US"/>
    </style:style>
    <style:style style:name="T3169" style:parent-style-name="Absatz-Standardschriftart" style:family="text">
      <style:text-properties fo:font-size="12pt" style:font-size-asian="12pt" style:font-size-complex="12pt" fo:language="en" fo:country="US"/>
    </style:style>
    <style:style style:name="T3170" style:parent-style-name="Absatz-Standardschriftart" style:family="text">
      <style:text-properties fo:font-size="12pt" style:font-size-asian="12pt" style:font-size-complex="12pt" fo:language="en" fo:country="US"/>
    </style:style>
    <style:style style:name="P3171" style:parent-style-name="CommentText" style:family="paragraph">
      <style:paragraph-properties fo:text-align="start" fo:text-indent="0in"/>
    </style:style>
    <style:style style:name="T3172" style:parent-style-name="Absatz-Standardschriftart" style:family="text">
      <style:text-properties fo:font-size="12pt" style:font-size-asian="12pt" style:font-size-complex="12pt" fo:language="en" fo:country="US"/>
    </style:style>
    <style:style style:name="T3173" style:parent-style-name="Absatz-Standardschriftart" style:family="text">
      <style:text-properties fo:font-size="12pt" style:font-size-asian="12pt" style:font-size-complex="12pt" fo:language="en" fo:country="US"/>
    </style:style>
    <style:style style:name="P3174" style:parent-style-name="CommentText" style:family="paragraph">
      <style:paragraph-properties fo:text-align="start" fo:text-indent="0in"/>
    </style:style>
    <style:style style:name="T3175" style:parent-style-name="Absatz-Standardschriftart" style:family="text">
      <style:text-properties fo:font-size="12pt" style:font-size-asian="12pt" style:font-size-complex="12pt" fo:language="en" fo:country="US"/>
    </style:style>
    <style:style style:name="T3176" style:parent-style-name="Absatz-Standardschriftart" style:family="text">
      <style:text-properties fo:font-size="12pt" style:font-size-asian="12pt" style:font-size-complex="12pt" fo:language="en" fo:country="US"/>
    </style:style>
    <style:style style:name="P3177" style:parent-style-name="CommentText" style:family="paragraph">
      <style:paragraph-properties fo:text-align="start" fo:text-indent="0in"/>
    </style:style>
    <style:style style:name="T3178" style:parent-style-name="Absatz-Standardschriftart" style:family="text">
      <style:text-properties fo:font-size="12pt" style:font-size-asian="12pt" style:font-size-complex="12pt" fo:language="en" fo:country="US"/>
    </style:style>
    <style:style style:name="T3179" style:parent-style-name="Absatz-Standardschriftart" style:family="text">
      <style:text-properties fo:font-size="12pt" style:font-size-asian="12pt" style:font-size-complex="12pt" fo:language="en" fo:country="US"/>
    </style:style>
    <style:style style:name="P3180" style:parent-style-name="CommentText" style:family="paragraph">
      <style:paragraph-properties fo:text-align="start" fo:text-indent="0in"/>
    </style:style>
    <style:style style:name="T3181" style:parent-style-name="Absatz-Standardschriftart" style:family="text">
      <style:text-properties fo:language="en" fo:country="US"/>
    </style:style>
    <style:style style:name="T3182" style:parent-style-name="Absatz-Standardschriftart" style:family="text">
      <style:text-properties fo:font-size="12pt" style:font-size-asian="12pt" style:font-size-complex="12pt" fo:language="en" fo:country="US"/>
    </style:style>
    <style:style style:name="P3183" style:parent-style-name="Standard" style:family="paragraph">
      <style:paragraph-properties fo:text-align="start" fo:text-indent="0in"/>
    </style:style>
    <style:style style:name="T3184" style:parent-style-name="Absatz-Standardschriftart" style:family="text">
      <style:text-properties fo:font-size="12pt" style:font-size-asian="12pt" style:font-size-complex="12pt" fo:language="en" fo:country="US"/>
    </style:style>
    <style:style style:name="T3185" style:parent-style-name="Absatz-Standardschriftart" style:family="text">
      <style:text-properties fo:font-size="12pt" style:font-size-asian="12pt" style:font-size-complex="12pt" fo:language="en" fo:country="US"/>
    </style:style>
    <style:style style:name="P3186" style:parent-style-name="CommentText" style:family="paragraph">
      <style:paragraph-properties fo:text-align="start" fo:text-indent="0in"/>
    </style:style>
    <style:style style:name="T3187" style:parent-style-name="Absatz-Standardschriftart" style:family="text">
      <style:text-properties fo:language="en" fo:country="US"/>
    </style:style>
    <style:style style:name="P3188" style:parent-style-name="CommentText" style:family="paragraph">
      <style:paragraph-properties fo:text-align="start" fo:text-indent="0in"/>
      <style:text-properties fo:language="en" fo:country="US"/>
    </style:style>
    <style:style style:name="P3189" style:parent-style-name="CommentText" style:family="paragraph">
      <style:paragraph-properties fo:text-align="start" fo:text-indent="0in"/>
      <style:text-properties fo:language="en" fo:country="US"/>
    </style:style>
    <style:style style:name="P3190" style:parent-style-name="CommentText" style:family="paragraph">
      <style:paragraph-properties fo:text-align="start" fo:text-indent="0in"/>
    </style:style>
    <style:style style:name="T3191" style:parent-style-name="Absatz-Standardschriftart" style:family="text">
      <style:text-properties fo:language="en" fo:country="US"/>
    </style:style>
    <style:style style:name="T3192" style:parent-style-name="Absatz-Standardschriftart" style:family="text">
      <style:text-properties fo:language="el" fo:country="GR"/>
    </style:style>
    <style:style style:name="T3193" style:parent-style-name="Absatz-Standardschriftart" style:family="text">
      <style:text-properties fo:language="en" fo:country="US"/>
    </style:style>
    <style:style style:name="P3194" style:parent-style-name="CommentText" style:family="paragraph">
      <style:paragraph-properties fo:text-align="start" fo:text-indent="0in"/>
      <style:text-properties fo:language="en" fo:country="US"/>
    </style:style>
    <style:style style:name="T3195" style:parent-style-name="Absatz-Standardschriftart" style:family="text">
      <style:text-properties fo:font-size="12pt" style:font-size-asian="12pt" style:font-size-complex="12pt" fo:language="en" fo:country="US"/>
    </style:style>
    <style:style style:name="T3196" style:parent-style-name="Absatz-Standardschriftart" style:family="text">
      <style:text-properties fo:font-size="12pt" style:font-size-asian="12pt" style:font-size-complex="12pt" fo:language="en" fo:country="US"/>
    </style:style>
    <style:style style:name="P3197" style:parent-style-name="CommentText" style:family="paragraph">
      <style:paragraph-properties fo:text-align="start" fo:text-indent="0in"/>
    </style:style>
    <style:style style:name="T3198" style:parent-style-name="Absatz-Standardschriftart" style:family="text">
      <style:text-properties fo:language="en" fo:country="US"/>
    </style:style>
    <style:style style:name="T3199" style:parent-style-name="Absatz-Standardschriftart" style:family="text">
      <style:text-properties fo:font-size="12pt" style:font-size-asian="12pt" style:font-size-complex="12pt" fo:language="en" fo:country="US"/>
    </style:style>
    <style:style style:name="P3200" style:parent-style-name="CommentText" style:family="paragraph">
      <style:paragraph-properties fo:text-align="start" fo:text-indent="0in"/>
    </style:style>
    <style:style style:name="T3201" style:parent-style-name="Absatz-Standardschriftart" style:family="text">
      <style:text-properties fo:language="en" fo:country="US"/>
    </style:style>
    <style:style style:name="T3202" style:parent-style-name="Absatz-Standardschriftart" style:family="text">
      <style:text-properties fo:font-size="12pt" style:font-size-asian="12pt" style:font-size-complex="12pt" fo:language="en" fo:country="US"/>
    </style:style>
    <style:style style:name="T3203" style:parent-style-name="Absatz-Standardschriftart" style:family="text">
      <style:text-properties fo:font-size="12pt" style:font-size-asian="12pt" style:font-size-complex="12pt" fo:language="en" fo:country="US"/>
    </style:style>
    <style:style style:name="P3204" style:parent-style-name="CommentText" style:family="paragraph">
      <style:paragraph-properties fo:text-align="start" fo:text-indent="0in"/>
    </style:style>
    <style:style style:name="T3205" style:parent-style-name="Absatz-Standardschriftart" style:family="text">
      <style:text-properties fo:language="en" fo:country="US"/>
    </style:style>
    <style:style style:name="T3206" style:parent-style-name="Absatz-Standardschriftart" style:family="text">
      <style:text-properties fo:font-size="12pt" style:font-size-asian="12pt" style:font-size-complex="12pt" fo:language="en" fo:country="US"/>
    </style:style>
    <style:style style:name="T3207" style:parent-style-name="Absatz-Standardschriftart" style:family="text">
      <style:text-properties fo:font-size="12pt" style:font-size-asian="12pt" style:font-size-complex="12pt" fo:language="en" fo:country="US"/>
    </style:style>
    <style:style style:name="P3208" style:parent-style-name="CommentText" style:family="paragraph">
      <style:paragraph-properties fo:text-align="start" fo:text-indent="0in"/>
    </style:style>
    <style:style style:name="T3209" style:parent-style-name="Absatz-Standardschriftart" style:family="text">
      <style:text-properties fo:language="en" fo:country="US"/>
    </style:style>
    <style:style style:name="T3210" style:parent-style-name="Absatz-Standardschriftart" style:family="text">
      <style:text-properties fo:font-size="12pt" style:font-size-asian="12pt" style:font-size-complex="12pt" fo:language="en" fo:country="US"/>
    </style:style>
    <style:style style:name="P3211" style:parent-style-name="Standard" style:family="paragraph">
      <style:paragraph-properties fo:text-align="start" fo:text-indent="0in"/>
    </style:style>
    <style:style style:name="T3212" style:parent-style-name="Absatz-Standardschriftart" style:family="text">
      <style:text-properties style:font-name-complex="Calibri" fo:font-size="12pt" style:font-size-asian="12pt" style:font-size-complex="12pt" fo:language="en" fo:country="US"/>
    </style:style>
    <style:style style:name="T3213" style:parent-style-name="Absatz-Standardschriftart" style:family="text">
      <style:text-properties fo:font-size="12pt" style:font-size-asian="12pt" style:font-size-complex="12pt" fo:language="en" fo:country="US"/>
    </style:style>
    <style:style style:name="T3214" style:parent-style-name="Absatz-Standardschriftart" style:family="text">
      <style:text-properties style:font-name-complex="Calibri" fo:font-size="12pt" style:font-size-asian="12pt" style:font-size-complex="12pt" fo:language="en" fo:country="US"/>
    </style:style>
    <style:style style:name="P3215" style:parent-style-name="Standard" style:family="paragraph">
      <style:paragraph-properties fo:text-align="start" fo:text-indent="0in"/>
    </style:style>
    <style:style style:name="T3216" style:parent-style-name="Absatz-Standardschriftart" style:family="text">
      <style:text-properties style:font-name-complex="Calibri" fo:font-size="12pt" style:font-size-asian="12pt" style:font-size-complex="12pt" fo:language="en" fo:country="US"/>
    </style:style>
    <style:style style:name="T3217" style:parent-style-name="Absatz-Standardschriftart" style:family="text">
      <style:text-properties style:font-name-complex="Calibri" fo:font-size="12pt" style:font-size-asian="12pt" style:font-size-complex="12pt" fo:language="en" fo:country="US"/>
    </style:style>
    <style:style style:name="T3218" style:parent-style-name="Absatz-Standardschriftart" style:family="text">
      <style:text-properties style:font-name-complex="Calibri" fo:font-size="12pt" style:font-size-asian="12pt" style:font-size-complex="12pt" fo:language="en" fo:country="US"/>
    </style:style>
    <style:style style:name="P3219" style:parent-style-name="CommentText" style:family="paragraph">
      <style:paragraph-properties fo:text-align="start" fo:text-indent="0in"/>
    </style:style>
    <style:style style:name="T3220" style:parent-style-name="Absatz-Standardschriftart" style:family="text">
      <style:text-properties fo:language="en" fo:country="US"/>
    </style:style>
    <style:style style:name="T3221" style:parent-style-name="Absatz-Standardschriftart" style:family="text">
      <style:text-properties style:font-name-complex="Calibri" fo:font-size="12pt" style:font-size-asian="12pt" style:font-size-complex="12pt" fo:language="en" fo:country="US"/>
    </style:style>
    <style:style style:name="T3222" style:parent-style-name="Absatz-Standardschriftart" style:family="text">
      <style:text-properties style:font-name="Segoe UI" style:font-name-complex="Segoe UI" fo:font-size="12pt" style:font-size-asian="12pt" style:font-size-complex="12pt" fo:language="en" fo:country="US"/>
    </style:style>
    <style:style style:name="T3223" style:parent-style-name="Absatz-Standardschriftart" style:family="text">
      <style:text-properties style:font-name-complex="Calibri" fo:font-size="12pt" style:font-size-asian="12pt" style:font-size-complex="12pt" fo:language="en" fo:country="US"/>
    </style:style>
    <style:style style:name="P3224" style:parent-style-name="Standard" style:family="paragraph">
      <style:paragraph-properties fo:text-align="start" fo:text-indent="0in"/>
    </style:style>
    <style:style style:name="T3225" style:parent-style-name="Absatz-Standardschriftart" style:family="text">
      <style:text-properties style:font-name-complex="Calibri" fo:font-size="12pt" style:font-size-asian="12pt" style:font-size-complex="12pt" fo:language="en" fo:country="US"/>
    </style:style>
    <style:style style:name="T3226" style:parent-style-name="Absatz-Standardschriftart" style:family="text">
      <style:text-properties style:font-name-complex="Calibri" fo:font-size="12pt" style:font-size-asian="12pt" style:font-size-complex="12pt" fo:language="en" fo:country="US"/>
    </style:style>
    <style:style style:name="P3227" style:parent-style-name="CommentText" style:family="paragraph">
      <style:paragraph-properties fo:text-align="start" fo:text-indent="0in"/>
    </style:style>
    <style:style style:name="T3228" style:parent-style-name="Absatz-Standardschriftart" style:family="text">
      <style:text-properties fo:language="en" fo:country="US"/>
    </style:style>
    <style:style style:name="P3229" style:parent-style-name="CommentText" style:family="paragraph">
      <style:paragraph-properties fo:text-align="start" fo:text-indent="0in"/>
      <style:text-properties fo:language="en" fo:country="US"/>
    </style:style>
    <style:style style:name="P3230" style:parent-style-name="CommentText" style:family="paragraph">
      <style:paragraph-properties fo:text-align="start" fo:text-indent="0in"/>
      <style:text-properties fo:language="en" fo:country="US"/>
    </style:style>
    <style:style style:name="P3231" style:parent-style-name="CommentText" style:family="paragraph">
      <style:paragraph-properties fo:text-align="start" fo:text-indent="0in"/>
      <style:text-properties fo:language="en" fo:country="US"/>
    </style:style>
    <style:style style:name="P3232" style:parent-style-name="CommentText" style:family="paragraph">
      <style:paragraph-properties fo:text-align="start" fo:text-indent="0in"/>
      <style:text-properties fo:language="en" fo:country="US"/>
    </style:style>
    <style:style style:name="P3233" style:parent-style-name="CommentText" style:family="paragraph">
      <style:paragraph-properties fo:text-align="start" fo:text-indent="0in"/>
    </style:style>
    <style:style style:name="T3234" style:parent-style-name="Absatz-Standardschriftart" style:family="text">
      <style:text-properties fo:language="en" fo:country="US"/>
    </style:style>
    <style:style style:name="T3235" style:parent-style-name="Hyperlink" style:family="text">
      <style:text-properties fo:language="en" fo:country="US"/>
    </style:style>
    <style:style style:name="T3236" style:parent-style-name="Absatz-Standardschriftart" style:family="text">
      <style:text-properties fo:language="en" fo:country="US"/>
    </style:style>
    <style:style style:name="P3237" style:parent-style-name="CommentText" style:family="paragraph">
      <style:paragraph-properties fo:text-align="start" fo:text-indent="0in"/>
      <style:text-properties fo:language="en" fo:country="US"/>
    </style:style>
    <style:style style:name="P3238" style:parent-style-name="CommentText" style:family="paragraph">
      <style:paragraph-properties fo:text-align="start" fo:text-indent="0in"/>
      <style:text-properties fo:language="en" fo:country="US"/>
    </style:style>
    <style:style style:name="P3239" style:parent-style-name="CommentText" style:family="paragraph">
      <style:paragraph-properties fo:text-align="start" fo:text-indent="0in"/>
      <style:text-properties fo:language="en" fo:country="US"/>
    </style:style>
    <style:style style:name="P3240" style:parent-style-name="CommentText" style:family="paragraph">
      <style:paragraph-properties fo:text-align="start" fo:text-indent="0in"/>
      <style:text-properties fo:language="en" fo:country="US"/>
    </style:style>
    <style:style style:name="T3241" style:parent-style-name="Absatz-Standardschriftart" style:family="text">
      <style:text-properties style:font-name-complex="Calibri" fo:font-size="12pt" style:font-size-asian="12pt" style:font-size-complex="12pt" fo:language="en" fo:country="US"/>
    </style:style>
    <style:style style:name="P3242" style:parent-style-name="CommentText" style:family="paragraph">
      <style:paragraph-properties fo:text-align="start" fo:text-indent="0in"/>
    </style:style>
    <style:style style:name="T3243" style:parent-style-name="Absatz-Standardschriftart" style:family="text">
      <style:text-properties fo:language="en" fo:country="US"/>
    </style:style>
    <style:style style:name="T3244" style:parent-style-name="Absatz-Standardschriftart" style:family="text">
      <style:text-properties style:font-name-complex="Calibri" fo:font-size="12pt" style:font-size-asian="12pt" style:font-size-complex="12pt" fo:language="en" fo:country="US"/>
    </style:style>
    <style:style style:name="T3245" style:parent-style-name="Absatz-Standardschriftart" style:family="text">
      <style:text-properties style:font-name-complex="Calibri" fo:font-size="12pt" style:font-size-asian="12pt" style:font-size-complex="12pt" fo:language="en" fo:country="US"/>
    </style:style>
    <style:style style:name="P3246" style:parent-style-name="CommentText" style:family="paragraph">
      <style:paragraph-properties fo:text-align="start" fo:text-indent="0in"/>
    </style:style>
    <style:style style:name="T3247" style:parent-style-name="Absatz-Standardschriftart" style:family="text">
      <style:text-properties fo:language="en" fo:country="US"/>
    </style:style>
    <style:style style:name="P3248" style:parent-style-name="CommentText" style:family="paragraph">
      <style:paragraph-properties fo:text-align="start" fo:text-indent="0in"/>
      <style:text-properties fo:language="en" fo:country="US"/>
    </style:style>
    <style:style style:name="P3249" style:parent-style-name="CommentText" style:family="paragraph">
      <style:paragraph-properties fo:text-align="start" fo:text-indent="0in"/>
      <style:text-properties fo:language="en" fo:country="US"/>
    </style:style>
    <style:style style:name="P3250" style:parent-style-name="CommentText" style:family="paragraph">
      <style:paragraph-properties fo:text-align="start" fo:text-indent="0in"/>
      <style:text-properties fo:language="en" fo:country="US"/>
    </style:style>
    <style:style style:name="P3251" style:parent-style-name="CommentText" style:family="paragraph">
      <style:paragraph-properties fo:text-align="start" fo:text-indent="0in"/>
      <style:text-properties fo:language="en" fo:country="US"/>
    </style:style>
    <style:style style:name="P3252" style:parent-style-name="CommentText" style:family="paragraph">
      <style:paragraph-properties fo:text-align="start" fo:text-indent="0in"/>
      <style:text-properties fo:language="en" fo:country="US"/>
    </style:style>
    <style:style style:name="P3253" style:parent-style-name="CommentText" style:family="paragraph">
      <style:paragraph-properties fo:text-align="start" fo:text-indent="0in"/>
      <style:text-properties fo:language="en" fo:country="US"/>
    </style:style>
    <style:style style:name="P3254" style:parent-style-name="CommentText" style:family="paragraph">
      <style:paragraph-properties fo:text-align="start" fo:text-indent="0in"/>
      <style:text-properties fo:language="en" fo:country="US"/>
    </style:style>
    <style:style style:name="P3255" style:parent-style-name="CommentText" style:family="paragraph">
      <style:paragraph-properties fo:text-align="start" fo:text-indent="0in"/>
      <style:text-properties fo:language="en" fo:country="US"/>
    </style:style>
    <style:style style:name="P3256" style:parent-style-name="CommentText" style:family="paragraph">
      <style:paragraph-properties fo:text-align="start" fo:text-indent="0in"/>
      <style:text-properties fo:language="en" fo:country="US"/>
    </style:style>
    <style:style style:name="T3257" style:parent-style-name="Absatz-Standardschriftart" style:family="text">
      <style:text-properties style:font-name-complex="Calibri" fo:font-size="12pt" style:font-size-asian="12pt" style:font-size-complex="12pt" fo:language="en" fo:country="US"/>
    </style:style>
    <style:style style:name="P3258" style:parent-style-name="CommentText" style:family="paragraph">
      <style:paragraph-properties fo:text-align="start" fo:text-indent="0in"/>
    </style:style>
    <style:style style:name="T3259" style:parent-style-name="Absatz-Standardschriftart" style:family="text">
      <style:text-properties fo:language="en" fo:country="US"/>
    </style:style>
    <style:style style:name="T3260" style:parent-style-name="Absatz-Standardschriftart" style:family="text">
      <style:text-properties style:font-name-complex="Calibri" fo:font-size="12pt" style:font-size-asian="12pt" style:font-size-complex="12pt" fo:language="en" fo:country="US"/>
    </style:style>
    <style:style style:name="T3261" style:parent-style-name="Absatz-Standardschriftart" style:family="text">
      <style:text-properties fo:font-size="12pt" style:font-size-asian="12pt" style:font-size-complex="12pt" fo:language="en" fo:country="US"/>
    </style:style>
    <style:style style:name="T3262" style:parent-style-name="Absatz-Standardschriftart" style:family="text">
      <style:text-properties fo:font-size="12pt" style:font-size-asian="12pt" style:font-size-complex="12pt" fo:language="en" fo:country="US"/>
    </style:style>
    <style:style style:name="P3263" style:parent-style-name="CommentText" style:family="paragraph">
      <style:paragraph-properties fo:text-align="start" fo:text-indent="0in"/>
    </style:style>
    <style:style style:name="T3264" style:parent-style-name="Absatz-Standardschriftart" style:family="text">
      <style:text-properties fo:language="en" fo:country="US"/>
    </style:style>
    <style:style style:name="T3265" style:parent-style-name="Absatz-Standardschriftart" style:family="text">
      <style:text-properties fo:font-size="12pt" style:font-size-asian="12pt" style:font-size-complex="12pt" fo:language="en" fo:country="US"/>
    </style:style>
    <style:style style:name="P3266" style:parent-style-name="Standard" style:family="paragraph">
      <style:paragraph-properties fo:text-align="start" fo:text-indent="0in"/>
      <style:text-properties fo:language="en" fo:country="US"/>
    </style:style>
    <style:style style:name="P3267" style:parent-style-name="Standard" style:family="paragraph">
      <style:paragraph-properties fo:text-align="start" fo:text-indent="0in"/>
    </style:style>
    <style:style style:name="T3268" style:parent-style-name="Absatz-Standardschriftart" style:family="text">
      <style:text-properties fo:font-size="12pt" style:font-size-asian="12pt" style:font-size-complex="12pt" fo:language="en" fo:country="US"/>
    </style:style>
    <style:style style:name="T3269" style:parent-style-name="Absatz-Standardschriftart" style:family="text">
      <style:text-properties fo:font-size="12pt" style:font-size-asian="12pt" style:font-size-complex="12pt" fo:language="en" fo:country="US"/>
    </style:style>
    <style:style style:name="P3270" style:parent-style-name="CommentText" style:family="paragraph">
      <style:paragraph-properties fo:text-align="start" fo:text-indent="0in"/>
    </style:style>
    <style:style style:name="T3271" style:parent-style-name="Absatz-Standardschriftart" style:family="text">
      <style:text-properties fo:language="en" fo:country="US"/>
    </style:style>
    <style:style style:name="P3272" style:parent-style-name="CommentText" style:family="paragraph">
      <style:paragraph-properties fo:text-align="start" fo:text-indent="0in"/>
      <style:text-properties fo:language="en" fo:country="US"/>
    </style:style>
    <style:style style:name="P3273" style:parent-style-name="CommentText" style:family="paragraph">
      <style:paragraph-properties fo:text-align="start" fo:text-indent="0in"/>
      <style:text-properties fo:language="en" fo:country="US"/>
    </style:style>
    <style:style style:name="P3274" style:parent-style-name="CommentText" style:family="paragraph">
      <style:paragraph-properties fo:text-align="start" fo:text-indent="0in"/>
      <style:text-properties fo:language="en" fo:country="US"/>
    </style:style>
    <style:style style:name="P3275" style:parent-style-name="CommentText" style:family="paragraph">
      <style:paragraph-properties fo:text-align="start" fo:text-indent="0in"/>
      <style:text-properties fo:language="en" fo:country="US"/>
    </style:style>
    <style:style style:name="P3276" style:parent-style-name="CommentText" style:family="paragraph">
      <style:paragraph-properties fo:text-align="start" fo:text-indent="0in"/>
    </style:style>
    <style:style style:name="T3277" style:parent-style-name="Absatz-Standardschriftart" style:family="text">
      <style:text-properties fo:language="en" fo:country="US"/>
    </style:style>
    <style:style style:name="T3278" style:parent-style-name="Absatz-Standardschriftart" style:family="text">
      <style:text-properties fo:language="el" fo:country="GR"/>
    </style:style>
    <style:style style:name="T3279" style:parent-style-name="Absatz-Standardschriftart" style:family="text">
      <style:text-properties fo:language="en" fo:country="US"/>
    </style:style>
    <style:style style:name="T3280" style:parent-style-name="Absatz-Standardschriftart" style:family="text">
      <style:text-properties fo:language="el" fo:country="GR"/>
    </style:style>
    <style:style style:name="T3281" style:parent-style-name="Absatz-Standardschriftart" style:family="text">
      <style:text-properties fo:language="en" fo:country="US"/>
    </style:style>
    <style:style style:name="P3282" style:parent-style-name="CommentText" style:family="paragraph">
      <style:paragraph-properties fo:text-align="start" fo:text-indent="0in"/>
    </style:style>
    <style:style style:name="T3283" style:parent-style-name="Absatz-Standardschriftart" style:family="text">
      <style:text-properties fo:language="en" fo:country="US"/>
    </style:style>
    <style:style style:name="T3284" style:parent-style-name="Absatz-Standardschriftart" style:family="text">
      <style:text-properties fo:language="el" fo:country="GR"/>
    </style:style>
    <style:style style:name="T3285" style:parent-style-name="Absatz-Standardschriftart" style:family="text">
      <style:text-properties fo:language="en" fo:country="US"/>
    </style:style>
    <style:style style:name="T3286" style:parent-style-name="Absatz-Standardschriftart" style:family="text">
      <style:text-properties fo:language="el" fo:country="GR"/>
    </style:style>
    <style:style style:name="T3287" style:parent-style-name="Absatz-Standardschriftart" style:family="text">
      <style:text-properties fo:language="en" fo:country="US"/>
    </style:style>
    <style:style style:name="P3288" style:parent-style-name="CommentText" style:family="paragraph">
      <style:paragraph-properties fo:text-align="start" fo:text-indent="0in"/>
      <style:text-properties fo:language="en" fo:country="US"/>
    </style:style>
    <style:style style:name="P3289" style:parent-style-name="CommentText" style:family="paragraph">
      <style:paragraph-properties fo:text-align="start" fo:text-indent="0in"/>
      <style:text-properties fo:language="en" fo:country="US"/>
    </style:style>
    <style:style style:name="P3290" style:parent-style-name="CommentText" style:family="paragraph">
      <style:paragraph-properties fo:text-align="start" fo:text-indent="0in"/>
      <style:text-properties fo:language="en" fo:country="US"/>
    </style:style>
    <style:style style:name="P3291" style:parent-style-name="CommentText" style:family="paragraph">
      <style:paragraph-properties fo:text-align="start" fo:text-indent="0in"/>
      <style:text-properties fo:language="en" fo:country="US"/>
    </style:style>
    <style:style style:name="P3292" style:parent-style-name="CommentText" style:family="paragraph">
      <style:paragraph-properties fo:text-align="start" fo:text-indent="0in"/>
      <style:text-properties fo:language="en" fo:country="US"/>
    </style:style>
    <style:style style:name="T3293" style:parent-style-name="Absatz-Standardschriftart" style:family="text">
      <style:text-properties fo:font-size="12pt" style:font-size-asian="12pt" style:font-size-complex="12pt" fo:language="en" fo:country="US"/>
    </style:style>
    <style:style style:name="T3294" style:parent-style-name="Absatz-Standardschriftart" style:family="text">
      <style:text-properties fo:font-size="12pt" style:font-size-asian="12pt" style:font-size-complex="12pt" fo:language="en" fo:country="US"/>
    </style:style>
    <style:style style:name="P3295" style:parent-style-name="CommentText" style:family="paragraph">
      <style:paragraph-properties fo:text-align="start" fo:text-indent="0in"/>
    </style:style>
    <style:style style:name="T3296" style:parent-style-name="Absatz-Standardschriftart" style:family="text">
      <style:text-properties fo:language="en" fo:country="US"/>
    </style:style>
    <style:style style:name="T3297" style:parent-style-name="Absatz-Standardschriftart" style:family="text">
      <style:text-properties fo:background-color="#FFFF00" fo:language="en" fo:country="US"/>
    </style:style>
    <style:style style:name="T3298" style:parent-style-name="Absatz-Standardschriftart" style:family="text">
      <style:text-properties fo:language="en" fo:country="US"/>
    </style:style>
    <style:style style:name="T3299" style:parent-style-name="Absatz-Standardschriftart" style:family="text">
      <style:text-properties fo:font-size="12pt" style:font-size-asian="12pt" style:font-size-complex="12pt" fo:language="en" fo:country="US"/>
    </style:style>
    <style:style style:name="T3300" style:parent-style-name="Absatz-Standardschriftart" style:family="text">
      <style:text-properties fo:font-size="12pt" style:font-size-asian="12pt" style:font-size-complex="12pt" fo:language="en" fo:country="US"/>
    </style:style>
    <style:style style:name="P3301" style:parent-style-name="CommentText" style:family="paragraph">
      <style:paragraph-properties fo:text-align="start" fo:text-indent="0in"/>
    </style:style>
    <style:style style:name="T3302" style:parent-style-name="Absatz-Standardschriftart" style:family="text">
      <style:text-properties fo:language="en" fo:country="US"/>
    </style:style>
    <style:style style:name="P3303" style:parent-style-name="CommentText" style:family="paragraph">
      <style:paragraph-properties fo:text-align="start" fo:text-indent="0in"/>
      <style:text-properties fo:language="en" fo:country="US"/>
    </style:style>
    <style:style style:name="P3304" style:parent-style-name="CommentText" style:family="paragraph">
      <style:paragraph-properties fo:text-align="start" fo:text-indent="0in"/>
      <style:text-properties fo:language="en" fo:country="US"/>
    </style:style>
    <style:style style:name="P3305" style:parent-style-name="CommentText" style:family="paragraph">
      <style:paragraph-properties fo:text-align="start" fo:text-indent="0in"/>
      <style:text-properties fo:language="en" fo:country="US"/>
    </style:style>
    <style:style style:name="P3306" style:parent-style-name="CommentText" style:family="paragraph">
      <style:paragraph-properties fo:text-align="start" fo:text-indent="0in"/>
      <style:text-properties fo:language="en" fo:country="US"/>
    </style:style>
    <style:style style:name="P3307" style:parent-style-name="CommentText" style:family="paragraph">
      <style:paragraph-properties fo:text-align="start" fo:text-indent="0in"/>
      <style:text-properties fo:language="en" fo:country="US"/>
    </style:style>
    <style:style style:name="T3308" style:parent-style-name="Absatz-Standardschriftart" style:family="text">
      <style:text-properties fo:font-size="12pt" style:font-size-asian="12pt" style:font-size-complex="12pt" fo:language="en" fo:country="US"/>
    </style:style>
    <style:style style:name="T3309" style:parent-style-name="Absatz-Standardschriftart" style:family="text">
      <style:text-properties fo:font-size="12pt" style:font-size-asian="12pt" style:font-size-complex="12pt" fo:language="en" fo:country="US"/>
    </style:style>
    <style:style style:name="P3310" style:parent-style-name="Standard" style:family="paragraph">
      <style:paragraph-properties fo:text-align="start" fo:text-indent="0in"/>
    </style:style>
    <style:style style:name="T3311" style:parent-style-name="Absatz-Standardschriftart" style:family="text">
      <style:text-properties fo:font-weight="bold" style:font-weight-asian="bold" style:font-weight-complex="bold" fo:font-size="12pt" style:font-size-asian="12pt" style:font-size-complex="12pt" fo:language="en" fo:country="US"/>
    </style:style>
    <style:style style:name="P3312" style:parent-style-name="Standard" style:family="paragraph">
      <style:paragraph-properties fo:text-align="start" fo:text-indent="0in"/>
    </style:style>
    <style:style style:name="T3313" style:parent-style-name="Absatz-Standardschriftart" style:family="text">
      <style:text-properties fo:font-size="12pt" style:font-size-asian="12pt" style:font-size-complex="12pt" fo:language="en" fo:country="US"/>
    </style:style>
    <style:style style:name="T3314" style:parent-style-name="Absatz-Standardschriftart" style:family="text">
      <style:text-properties fo:font-size="12pt" style:font-size-asian="12pt" style:font-size-complex="12pt" fo:language="en" fo:country="US"/>
    </style:style>
    <style:style style:name="P3315" style:parent-style-name="CommentText" style:family="paragraph">
      <style:paragraph-properties fo:text-align="start" fo:text-indent="0in"/>
    </style:style>
    <style:style style:name="T3316" style:parent-style-name="Absatz-Standardschriftart" style:family="text">
      <style:text-properties fo:language="en" fo:country="US"/>
    </style:style>
    <style:style style:name="T3317" style:parent-style-name="Absatz-Standardschriftart" style:family="text">
      <style:text-properties fo:font-size="12pt" style:font-size-asian="12pt" style:font-size-complex="12pt" fo:language="en" fo:country="US"/>
    </style:style>
    <style:style style:name="P3318" style:parent-style-name="Standard" style:family="paragraph">
      <style:paragraph-properties fo:text-align="start" fo:text-indent="0in"/>
    </style:style>
    <style:style style:name="T3319" style:parent-style-name="Absatz-Standardschriftart" style:family="text">
      <style:text-properties fo:font-weight="bold" style:font-weight-asian="bold" style:font-weight-complex="bold" fo:font-size="12pt" style:font-size-asian="12pt" style:font-size-complex="12pt" fo:language="en" fo:country="US"/>
    </style:style>
    <style:style style:name="T3320" style:parent-style-name="Absatz-Standardschriftart" style:family="text">
      <style:text-properties fo:font-weight="bold" style:font-weight-asian="bold" style:font-weight-complex="bold" fo:font-size="12pt" style:font-size-asian="12pt" style:font-size-complex="12pt" fo:language="en" fo:country="US"/>
    </style:style>
    <style:style style:name="P3321" style:parent-style-name="CommentText" style:family="paragraph">
      <style:paragraph-properties fo:text-align="start" fo:text-indent="0in"/>
    </style:style>
    <style:style style:name="T3322" style:parent-style-name="Absatz-Standardschriftart" style:family="text">
      <style:text-properties fo:language="en" fo:country="US"/>
    </style:style>
    <style:style style:name="P3323" style:parent-style-name="CommentText" style:family="paragraph">
      <style:paragraph-properties fo:text-align="start" fo:text-indent="0in"/>
      <style:text-properties fo:language="en" fo:country="US"/>
    </style:style>
    <style:style style:name="P3324" style:parent-style-name="CommentText" style:family="paragraph">
      <style:paragraph-properties fo:text-align="start" fo:text-indent="0in"/>
      <style:text-properties fo:language="en" fo:country="US"/>
    </style:style>
    <style:style style:name="P3325" style:parent-style-name="CommentText" style:family="paragraph">
      <style:paragraph-properties fo:text-align="start" fo:text-indent="0in"/>
      <style:text-properties fo:language="en" fo:country="US"/>
    </style:style>
    <style:style style:name="P3326" style:parent-style-name="CommentText" style:family="paragraph">
      <style:paragraph-properties fo:text-align="start" fo:text-indent="0in"/>
      <style:text-properties fo:language="en" fo:country="US"/>
    </style:style>
    <style:style style:name="P3327" style:parent-style-name="CommentText" style:family="paragraph">
      <style:paragraph-properties fo:text-align="start" fo:text-indent="0in"/>
      <style:text-properties fo:language="en" fo:country="US"/>
    </style:style>
    <style:style style:name="P3328" style:parent-style-name="CommentText" style:family="paragraph">
      <style:paragraph-properties fo:text-align="start" fo:text-indent="0in"/>
      <style:text-properties fo:language="en" fo:country="US"/>
    </style:style>
    <style:style style:name="P3329" style:parent-style-name="CommentText" style:family="paragraph">
      <style:paragraph-properties fo:text-align="start" fo:text-indent="0in"/>
      <style:text-properties fo:language="en" fo:country="US"/>
    </style:style>
    <style:style style:name="P3330" style:parent-style-name="CommentText" style:family="paragraph">
      <style:paragraph-properties fo:text-align="start" fo:text-indent="0in"/>
      <style:text-properties fo:language="en" fo:country="US"/>
    </style:style>
    <style:style style:name="P3331" style:parent-style-name="CommentText" style:family="paragraph">
      <style:paragraph-properties fo:text-align="start" fo:text-indent="0in"/>
      <style:text-properties fo:language="en" fo:country="US"/>
    </style:style>
    <style:style style:name="P3332" style:parent-style-name="CommentText" style:family="paragraph">
      <style:paragraph-properties fo:text-align="start" fo:text-indent="0in"/>
      <style:text-properties fo:language="en" fo:country="US"/>
    </style:style>
    <style:style style:name="T3333" style:parent-style-name="Absatz-Standardschriftart" style:family="text">
      <style:text-properties fo:font-weight="bold" style:font-weight-asian="bold" style:font-weight-complex="bold" fo:font-size="12pt" style:font-size-asian="12pt" style:font-size-complex="12pt" fo:language="en" fo:country="US"/>
    </style:style>
    <style:style style:name="T3334" style:parent-style-name="Absatz-Standardschriftart" style:family="text">
      <style:text-properties fo:font-weight="bold" style:font-weight-asian="bold" style:font-weight-complex="bold" fo:font-size="12pt" style:font-size-asian="12pt" style:font-size-complex="12pt" fo:language="en" fo:country="US"/>
    </style:style>
    <style:style style:name="P3335" style:parent-style-name="CommentText" style:family="paragraph">
      <style:paragraph-properties fo:text-align="start" fo:text-indent="0in"/>
    </style:style>
    <style:style style:name="T3336" style:parent-style-name="Absatz-Standardschriftart" style:family="text">
      <style:text-properties fo:language="en" fo:country="US"/>
    </style:style>
    <style:style style:name="T3337" style:parent-style-name="Absatz-Standardschriftart" style:family="text">
      <style:text-properties fo:background-color="#FFFF00" fo:language="en" fo:country="US"/>
    </style:style>
    <style:style style:name="T3338" style:parent-style-name="Absatz-Standardschriftart" style:family="text">
      <style:text-properties fo:language="en" fo:country="US"/>
    </style:style>
    <style:style style:name="T3339" style:parent-style-name="Absatz-Standardschriftart" style:family="text">
      <style:text-properties fo:background-color="#FFFF00" fo:language="en" fo:country="US"/>
    </style:style>
    <style:style style:name="T3340" style:parent-style-name="Absatz-Standardschriftart" style:family="text">
      <style:text-properties fo:language="en" fo:country="US"/>
    </style:style>
    <style:style style:name="P3341" style:parent-style-name="CommentText" style:family="paragraph">
      <style:paragraph-properties fo:text-align="start" fo:text-indent="0in"/>
      <style:text-properties fo:language="en" fo:country="US"/>
    </style:style>
    <style:style style:name="P3342" style:parent-style-name="CommentText" style:family="paragraph">
      <style:paragraph-properties fo:text-align="start" fo:text-indent="0in"/>
    </style:style>
    <style:style style:name="T3343" style:parent-style-name="Absatz-Standardschriftart" style:family="text">
      <style:text-properties fo:language="en" fo:country="US"/>
    </style:style>
    <style:style style:name="T3344" style:parent-style-name="Absatz-Standardschriftart" style:family="text">
      <style:text-properties fo:background-color="#FFFF00" fo:language="en" fo:country="US"/>
    </style:style>
    <style:style style:name="T3345" style:parent-style-name="Absatz-Standardschriftart" style:family="text">
      <style:text-properties fo:language="en" fo:country="US"/>
    </style:style>
    <style:style style:name="P3346" style:parent-style-name="CommentText" style:family="paragraph">
      <style:paragraph-properties fo:text-align="start" fo:text-indent="0in"/>
      <style:text-properties fo:language="en" fo:country="US"/>
    </style:style>
    <style:style style:name="P3347" style:parent-style-name="CommentText" style:family="paragraph">
      <style:paragraph-properties fo:text-align="start" fo:text-indent="0in"/>
      <style:text-properties fo:language="en" fo:country="US"/>
    </style:style>
    <style:style style:name="T3348" style:parent-style-name="Absatz-Standardschriftart" style:family="text">
      <style:text-properties fo:font-weight="bold" style:font-weight-asian="bold" style:font-weight-complex="bold" fo:font-size="12pt" style:font-size-asian="12pt" style:font-size-complex="12pt" fo:language="en" fo:country="US"/>
    </style:style>
    <style:style style:name="T3349" style:parent-style-name="Absatz-Standardschriftart" style:family="text">
      <style:text-properties fo:font-weight="bold" style:font-weight-asian="bold" style:font-weight-complex="bold" fo:font-size="12pt" style:font-size-asian="12pt" style:font-size-complex="12pt" fo:language="en" fo:country="US"/>
    </style:style>
    <style:style style:name="P3350" style:parent-style-name="CommentText" style:family="paragraph">
      <style:paragraph-properties fo:text-align="start" fo:text-indent="0in"/>
    </style:style>
    <style:style style:name="T3351" style:parent-style-name="Absatz-Standardschriftart" style:family="text">
      <style:text-properties fo:language="en" fo:country="US"/>
    </style:style>
    <style:style style:name="P3352" style:parent-style-name="CommentText" style:family="paragraph">
      <style:paragraph-properties fo:text-align="start" fo:text-indent="0in"/>
      <style:text-properties fo:language="en" fo:country="US"/>
    </style:style>
    <style:style style:name="P3353" style:parent-style-name="CommentText" style:family="paragraph">
      <style:paragraph-properties fo:text-align="start" fo:text-indent="0in"/>
      <style:text-properties fo:language="en" fo:country="US"/>
    </style:style>
    <style:style style:name="P3354" style:parent-style-name="CommentText" style:family="paragraph">
      <style:paragraph-properties fo:text-align="start" fo:text-indent="0in"/>
      <style:text-properties fo:language="en" fo:country="US"/>
    </style:style>
    <style:style style:name="P3355" style:parent-style-name="CommentText" style:family="paragraph">
      <style:paragraph-properties fo:text-align="start" fo:text-indent="0in"/>
      <style:text-properties fo:language="en" fo:country="US"/>
    </style:style>
    <style:style style:name="P3356" style:parent-style-name="CommentText" style:family="paragraph">
      <style:paragraph-properties fo:text-align="start" fo:text-indent="0in"/>
      <style:text-properties fo:language="en" fo:country="US"/>
    </style:style>
    <style:style style:name="P3357" style:parent-style-name="CommentText" style:family="paragraph">
      <style:paragraph-properties fo:text-align="start" fo:text-indent="0in"/>
      <style:text-properties fo:language="en" fo:country="US"/>
    </style:style>
    <style:style style:name="P3358" style:parent-style-name="CommentText" style:family="paragraph">
      <style:paragraph-properties fo:text-align="start" fo:text-indent="0in"/>
      <style:text-properties fo:language="en" fo:country="US"/>
    </style:style>
    <style:style style:name="T3359" style:parent-style-name="Absatz-Standardschriftart" style:family="text">
      <style:text-properties fo:font-weight="bold" style:font-weight-asian="bold" style:font-weight-complex="bold" fo:font-size="12pt" style:font-size-asian="12pt" style:font-size-complex="12pt" fo:language="en" fo:country="US"/>
    </style:style>
    <style:style style:name="P3360" style:parent-style-name="Standard" style:family="paragraph">
      <style:paragraph-properties fo:text-align="start" fo:text-indent="0in"/>
    </style:style>
    <style:style style:name="T3361" style:parent-style-name="Absatz-Standardschriftart" style:family="text">
      <style:text-properties fo:font-size="12pt" style:font-size-asian="12pt" style:font-size-complex="12pt" fo:language="en" fo:country="US"/>
    </style:style>
    <style:style style:name="P3362" style:parent-style-name="CommentText" style:family="paragraph">
      <style:paragraph-properties fo:text-align="start" fo:text-indent="0in"/>
    </style:style>
    <style:style style:name="T3363" style:parent-style-name="Absatz-Standardschriftart" style:family="text">
      <style:text-properties fo:language="en" fo:country="US"/>
    </style:style>
    <style:style style:name="T3364" style:parent-style-name="Absatz-Standardschriftart" style:family="text">
      <style:text-properties fo:font-size="12pt" style:font-size-asian="12pt" style:font-size-complex="12pt" fo:language="en" fo:country="US"/>
    </style:style>
    <style:style style:name="T3365" style:parent-style-name="Absatz-Standardschriftart" style:family="text">
      <style:text-properties fo:font-size="12pt" style:font-size-asian="12pt" style:font-size-complex="12pt" fo:language="en" fo:country="US"/>
    </style:style>
    <style:style style:name="P3366" style:parent-style-name="CommentText" style:family="paragraph">
      <style:paragraph-properties fo:text-align="start" fo:text-indent="0in"/>
    </style:style>
    <style:style style:name="T3367" style:parent-style-name="Absatz-Standardschriftart" style:family="text">
      <style:text-properties fo:language="en" fo:country="US"/>
    </style:style>
    <style:style style:name="T3368" style:parent-style-name="Absatz-Standardschriftart" style:family="text">
      <style:text-properties fo:font-size="12pt" style:font-size-asian="12pt" style:font-size-complex="12pt" fo:language="en" fo:country="US"/>
    </style:style>
    <style:style style:name="P3369" style:parent-style-name="Standard" style:family="paragraph">
      <style:paragraph-properties style:text-autospace="none" fo:text-align="start" fo:line-height="100%" fo:text-indent="0in"/>
      <style:text-properties fo:hyphenate="true"/>
    </style:style>
    <style:style style:name="T3370"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3371"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3372" style:parent-style-name="CommentText" style:family="paragraph">
      <style:paragraph-properties fo:text-align="start" fo:text-indent="0in"/>
    </style:style>
    <style:style style:name="T3373" style:parent-style-name="Absatz-Standardschriftart" style:family="text">
      <style:text-properties fo:language="en" fo:country="US"/>
    </style:style>
    <style:style style:name="T3374"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3375"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3376" style:parent-style-name="Standard" style:family="paragraph">
      <style:paragraph-properties fo:text-align="start" fo:text-indent="0in"/>
    </style:style>
    <style:style style:name="T3377"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3378" style:parent-style-name="Standard" style:family="paragraph">
      <style:paragraph-properties fo:text-align="start" fo:text-indent="0in"/>
    </style:style>
    <style:style style:name="T3379" style:parent-style-name="Absatz-Standardschriftart" style:family="text">
      <style:text-properties fo:font-weight="bold" style:font-weight-asian="bold" style:font-weight-complex="bold" fo:font-size="12pt" style:font-size-asian="12pt" style:font-size-complex="12pt" fo:language="en" fo:country="US"/>
    </style:style>
    <style:style style:name="P3380" style:parent-style-name="CommentText" style:family="paragraph">
      <style:paragraph-properties fo:text-align="start" fo:text-indent="0in"/>
    </style:style>
    <style:style style:name="T3381" style:parent-style-name="Absatz-Standardschriftart" style:family="text">
      <style:text-properties fo:language="en" fo:country="US"/>
    </style:style>
    <style:style style:name="P3382" style:parent-style-name="CommentText" style:family="paragraph">
      <style:paragraph-properties fo:text-align="start" fo:text-indent="0in"/>
      <style:text-properties fo:language="en" fo:country="US"/>
    </style:style>
    <style:style style:name="P3383" style:parent-style-name="CommentText" style:family="paragraph">
      <style:paragraph-properties fo:text-align="start" fo:text-indent="0in"/>
      <style:text-properties fo:language="en" fo:country="US"/>
    </style:style>
    <style:style style:name="P3384" style:parent-style-name="CommentText" style:family="paragraph">
      <style:paragraph-properties fo:text-align="start" fo:text-indent="0in"/>
      <style:text-properties fo:language="en" fo:country="US"/>
    </style:style>
    <style:style style:name="P3385" style:parent-style-name="CommentText" style:family="paragraph">
      <style:paragraph-properties fo:text-align="start" fo:text-indent="0in"/>
      <style:text-properties fo:language="en" fo:country="US"/>
    </style:style>
    <style:style style:name="P3386" style:parent-style-name="CommentText" style:family="paragraph">
      <style:paragraph-properties fo:text-align="start" fo:text-indent="0in"/>
      <style:text-properties fo:language="en" fo:country="US"/>
    </style:style>
    <style:style style:name="P3387" style:parent-style-name="CommentText" style:family="paragraph">
      <style:paragraph-properties fo:text-align="start" fo:text-indent="0in"/>
      <style:text-properties fo:language="en" fo:country="US"/>
    </style:style>
    <style:style style:name="P3388" style:parent-style-name="CommentText" style:family="paragraph">
      <style:paragraph-properties fo:text-align="start" fo:text-indent="0in"/>
      <style:text-properties fo:language="en" fo:country="US"/>
    </style:style>
    <style:style style:name="P3389" style:parent-style-name="CommentText" style:family="paragraph">
      <style:paragraph-properties fo:text-align="start" fo:text-indent="0in"/>
      <style:text-properties fo:language="en" fo:country="US"/>
    </style:style>
    <style:style style:name="P3390" style:parent-style-name="CommentText" style:family="paragraph">
      <style:paragraph-properties fo:text-align="start" fo:text-indent="0in"/>
      <style:text-properties fo:language="en" fo:country="US"/>
    </style:style>
    <style:style style:name="T3391" style:parent-style-name="Absatz-Standardschriftart" style:family="text">
      <style:text-properties fo:font-weight="bold" style:font-weight-asian="bold" style:font-weight-complex="bold" fo:font-size="12pt" style:font-size-asian="12pt" style:font-size-complex="12pt" fo:language="en" fo:country="US"/>
    </style:style>
    <style:style style:name="T3392" style:parent-style-name="Absatz-Standardschriftart" style:family="text">
      <style:text-properties fo:font-weight="bold" style:font-weight-asian="bold" style:font-weight-complex="bold" fo:font-size="12pt" style:font-size-asian="12pt" style:font-size-complex="12pt" fo:language="en" fo:country="US"/>
    </style:style>
    <style:style style:name="P3393" style:parent-style-name="CommentText" style:family="paragraph">
      <style:paragraph-properties fo:text-align="start" fo:text-indent="0in"/>
    </style:style>
    <style:style style:name="T3394" style:parent-style-name="Absatz-Standardschriftart" style:family="text">
      <style:text-properties fo:language="en" fo:country="US"/>
    </style:style>
    <style:style style:name="P3395" style:parent-style-name="CommentText" style:family="paragraph">
      <style:paragraph-properties fo:text-align="start" fo:text-indent="0in"/>
      <style:text-properties fo:language="en" fo:country="US"/>
    </style:style>
    <style:style style:name="P3396" style:parent-style-name="CommentText" style:family="paragraph">
      <style:paragraph-properties fo:text-align="start" fo:text-indent="0in"/>
    </style:style>
    <style:style style:name="T3397" style:parent-style-name="Absatz-Standardschriftart" style:family="text">
      <style:text-properties fo:language="en" fo:country="US"/>
    </style:style>
    <style:style style:name="T3398" style:parent-style-name="Absatz-Standardschriftart" style:family="text">
      <style:text-properties fo:language="el" fo:country="GR"/>
    </style:style>
    <style:style style:name="T3399" style:parent-style-name="Absatz-Standardschriftart" style:family="text">
      <style:text-properties fo:language="en" fo:country="US"/>
    </style:style>
    <style:style style:name="P3400" style:parent-style-name="CommentText" style:family="paragraph">
      <style:paragraph-properties fo:text-align="start" fo:text-indent="0in"/>
    </style:style>
    <style:style style:name="T3401" style:parent-style-name="Absatz-Standardschriftart" style:family="text">
      <style:text-properties fo:language="en" fo:country="US"/>
    </style:style>
    <style:style style:name="T3402" style:parent-style-name="Absatz-Standardschriftart" style:family="text">
      <style:text-properties fo:language="el" fo:country="GR"/>
    </style:style>
    <style:style style:name="T3403" style:parent-style-name="Absatz-Standardschriftart" style:family="text">
      <style:text-properties fo:language="en" fo:country="US"/>
    </style:style>
    <style:style style:name="P3404" style:parent-style-name="CommentText" style:family="paragraph">
      <style:paragraph-properties fo:text-align="start" fo:text-indent="0in"/>
      <style:text-properties fo:language="en" fo:country="US"/>
    </style:style>
    <style:style style:name="P3405" style:parent-style-name="CommentText" style:family="paragraph">
      <style:paragraph-properties fo:text-align="start" fo:text-indent="0in"/>
      <style:text-properties fo:language="en" fo:country="US"/>
    </style:style>
    <style:style style:name="P3406" style:parent-style-name="CommentText" style:family="paragraph">
      <style:paragraph-properties fo:text-align="start" fo:text-indent="0in"/>
      <style:text-properties fo:language="en" fo:country="US"/>
    </style:style>
    <style:style style:name="P3407" style:parent-style-name="CommentText" style:family="paragraph">
      <style:paragraph-properties fo:text-align="start" fo:text-indent="0in"/>
      <style:text-properties fo:language="en" fo:country="US"/>
    </style:style>
    <style:style style:name="P3408" style:parent-style-name="CommentText" style:family="paragraph">
      <style:paragraph-properties fo:text-align="start" fo:text-indent="0in"/>
      <style:text-properties fo:language="en" fo:country="US"/>
    </style:style>
    <style:style style:name="P3409" style:parent-style-name="CommentText" style:family="paragraph">
      <style:paragraph-properties fo:text-align="start" fo:text-indent="0in"/>
      <style:text-properties fo:language="en" fo:country="US"/>
    </style:style>
    <style:style style:name="P3410" style:parent-style-name="CommentText" style:family="paragraph">
      <style:paragraph-properties fo:text-align="start" fo:text-indent="0in"/>
      <style:text-properties fo:language="en" fo:country="US"/>
    </style:style>
    <style:style style:name="P3411" style:parent-style-name="CommentText" style:family="paragraph">
      <style:paragraph-properties fo:text-align="start" fo:text-indent="0in"/>
      <style:text-properties fo:language="en" fo:country="US"/>
    </style:style>
    <style:style style:name="P3412" style:parent-style-name="CommentText" style:family="paragraph">
      <style:paragraph-properties fo:text-align="start" fo:text-indent="0in"/>
      <style:text-properties fo:language="en" fo:country="US"/>
    </style:style>
    <style:style style:name="P3413" style:parent-style-name="CommentText" style:family="paragraph">
      <style:paragraph-properties fo:text-align="start" fo:text-indent="0in"/>
      <style:text-properties fo:language="en" fo:country="US"/>
    </style:style>
    <style:style style:name="P3414" style:parent-style-name="CommentText" style:family="paragraph">
      <style:paragraph-properties fo:text-align="start" fo:text-indent="0in"/>
      <style:text-properties fo:language="en" fo:country="US"/>
    </style:style>
    <style:style style:name="P3415" style:parent-style-name="CommentText" style:family="paragraph">
      <style:paragraph-properties fo:text-align="start" fo:text-indent="0in"/>
    </style:style>
    <style:style style:name="T3416" style:parent-style-name="Absatz-Standardschriftart" style:family="text">
      <style:text-properties fo:language="en" fo:country="US"/>
    </style:style>
    <style:style style:name="T3417" style:parent-style-name="Absatz-Standardschriftart" style:family="text">
      <style:text-properties fo:language="el" fo:country="GR"/>
    </style:style>
    <style:style style:name="T3418" style:parent-style-name="Absatz-Standardschriftart" style:family="text">
      <style:text-properties fo:language="en" fo:country="US"/>
    </style:style>
    <style:style style:name="P3419" style:parent-style-name="CommentText" style:family="paragraph">
      <style:paragraph-properties fo:text-align="start" fo:text-indent="0in"/>
      <style:text-properties fo:language="en" fo:country="US"/>
    </style:style>
    <style:style style:name="P3420" style:parent-style-name="CommentText" style:family="paragraph">
      <style:paragraph-properties fo:text-align="start" fo:text-indent="0in"/>
    </style:style>
    <style:style style:name="T3421" style:parent-style-name="Absatz-Standardschriftart" style:family="text">
      <style:text-properties fo:language="en" fo:country="US"/>
    </style:style>
    <style:style style:name="T3422" style:parent-style-name="Absatz-Standardschriftart" style:family="text">
      <style:text-properties fo:language="el" fo:country="GR"/>
    </style:style>
    <style:style style:name="T3423" style:parent-style-name="Absatz-Standardschriftart" style:family="text">
      <style:text-properties fo:language="en" fo:country="US"/>
    </style:style>
    <style:style style:name="P3424" style:parent-style-name="CommentText" style:family="paragraph">
      <style:paragraph-properties fo:text-align="start" fo:text-indent="0in"/>
      <style:text-properties fo:language="en" fo:country="US"/>
    </style:style>
    <style:style style:name="P3425" style:parent-style-name="CommentText" style:family="paragraph">
      <style:paragraph-properties fo:text-align="start" fo:text-indent="0in"/>
      <style:text-properties fo:language="en" fo:country="US"/>
    </style:style>
    <style:style style:name="P3426" style:parent-style-name="CommentText" style:family="paragraph">
      <style:paragraph-properties fo:text-align="start" fo:text-indent="0in"/>
    </style:style>
    <style:style style:name="T3427" style:parent-style-name="Absatz-Standardschriftart" style:family="text">
      <style:text-properties fo:language="en" fo:country="US"/>
    </style:style>
    <style:style style:name="T3428" style:parent-style-name="Absatz-Standardschriftart" style:family="text">
      <style:text-properties fo:language="el" fo:country="GR"/>
    </style:style>
    <style:style style:name="T3429" style:parent-style-name="Absatz-Standardschriftart" style:family="text">
      <style:text-properties fo:language="en" fo:country="US"/>
    </style:style>
    <style:style style:name="P3430" style:parent-style-name="CommentText" style:family="paragraph">
      <style:paragraph-properties fo:text-align="start" fo:text-indent="0in"/>
      <style:text-properties fo:language="en" fo:country="US"/>
    </style:style>
    <style:style style:name="P3431" style:parent-style-name="CommentText" style:family="paragraph">
      <style:paragraph-properties fo:text-align="start" fo:text-indent="0in"/>
      <style:text-properties fo:language="en" fo:country="US"/>
    </style:style>
    <style:style style:name="P3432" style:parent-style-name="CommentText" style:family="paragraph">
      <style:paragraph-properties fo:text-align="start" fo:text-indent="0in"/>
      <style:text-properties fo:language="en" fo:country="US"/>
    </style:style>
    <style:style style:name="P3433" style:parent-style-name="CommentText" style:family="paragraph">
      <style:paragraph-properties fo:text-align="start" fo:text-indent="0in"/>
      <style:text-properties fo:language="en" fo:country="US"/>
    </style:style>
    <style:style style:name="P3434" style:parent-style-name="CommentText" style:family="paragraph">
      <style:paragraph-properties fo:text-align="start" fo:text-indent="0in"/>
      <style:text-properties fo:language="en" fo:country="US"/>
    </style:style>
    <style:style style:name="P3435" style:parent-style-name="CommentText" style:family="paragraph">
      <style:paragraph-properties fo:text-align="start" fo:text-indent="0in"/>
    </style:style>
    <style:style style:name="T3436" style:parent-style-name="Absatz-Standardschriftart" style:family="text">
      <style:text-properties fo:language="en" fo:country="US"/>
    </style:style>
    <style:style style:name="T3437" style:parent-style-name="Absatz-Standardschriftart" style:family="text">
      <style:text-properties fo:language="el" fo:country="GR"/>
    </style:style>
    <style:style style:name="T3438" style:parent-style-name="Absatz-Standardschriftart" style:family="text">
      <style:text-properties fo:language="en" fo:country="US"/>
    </style:style>
    <style:style style:name="P3439" style:parent-style-name="CommentText" style:family="paragraph">
      <style:paragraph-properties fo:text-align="start" fo:text-indent="0in"/>
      <style:text-properties fo:language="en" fo:country="US"/>
    </style:style>
    <style:style style:name="P3440" style:parent-style-name="CommentText" style:family="paragraph">
      <style:paragraph-properties fo:text-align="start" fo:text-indent="0in"/>
    </style:style>
    <style:style style:name="T3441" style:parent-style-name="Absatz-Standardschriftart" style:family="text">
      <style:text-properties fo:language="en" fo:country="US"/>
    </style:style>
    <style:style style:name="T3442" style:parent-style-name="Absatz-Standardschriftart" style:family="text">
      <style:text-properties fo:language="el" fo:country="GR"/>
    </style:style>
    <style:style style:name="T3443" style:parent-style-name="Absatz-Standardschriftart" style:family="text">
      <style:text-properties fo:language="en" fo:country="US"/>
    </style:style>
    <style:style style:name="P3444" style:parent-style-name="CommentText" style:family="paragraph">
      <style:paragraph-properties fo:text-align="start" fo:text-indent="0in"/>
      <style:text-properties fo:language="en" fo:country="US"/>
    </style:style>
    <style:style style:name="P3445" style:parent-style-name="CommentText" style:family="paragraph">
      <style:paragraph-properties fo:text-align="start" fo:text-indent="0in"/>
      <style:text-properties fo:language="en" fo:country="US"/>
    </style:style>
    <style:style style:name="P3446" style:parent-style-name="CommentText" style:family="paragraph">
      <style:paragraph-properties fo:text-align="start" fo:text-indent="0in"/>
      <style:text-properties fo:language="en" fo:country="US"/>
    </style:style>
    <style:style style:name="P3447" style:parent-style-name="CommentText" style:family="paragraph">
      <style:paragraph-properties fo:text-align="start" fo:text-indent="0in"/>
      <style:text-properties fo:language="en" fo:country="US"/>
    </style:style>
    <style:style style:name="P3448" style:parent-style-name="CommentText" style:family="paragraph">
      <style:paragraph-properties fo:text-align="start" fo:text-indent="0in"/>
      <style:text-properties fo:language="en" fo:country="US"/>
    </style:style>
    <style:style style:name="T3449" style:parent-style-name="Absatz-Standardschriftart" style:family="text">
      <style:text-properties fo:font-weight="bold" style:font-weight-asian="bold" style:font-weight-complex="bold" fo:font-size="12pt" style:font-size-asian="12pt" style:font-size-complex="12pt" fo:language="en" fo:country="US"/>
    </style:style>
    <style:style style:name="P3450" style:parent-style-name="Standard" style:family="paragraph">
      <style:paragraph-properties fo:text-align="start" fo:text-indent="0in"/>
    </style:style>
    <style:style style:name="T3451" style:parent-style-name="Absatz-Standardschriftart" style:family="text">
      <style:text-properties fo:font-weight="bold" style:font-weight-asian="bold" style:font-weight-complex="bold" fo:font-size="12pt" style:font-size-asian="12pt" style:font-size-complex="12pt" fo:language="en" fo:country="US"/>
    </style:style>
    <style:style style:name="T3452" style:parent-style-name="Absatz-Standardschriftart" style:family="text">
      <style:text-properties fo:font-weight="bold" style:font-weight-asian="bold" style:font-weight-complex="bold" fo:font-size="12pt" style:font-size-asian="12pt" style:font-size-complex="12pt" fo:language="en" fo:country="US"/>
    </style:style>
    <style:style style:name="P3453" style:parent-style-name="CommentText" style:family="paragraph">
      <style:paragraph-properties fo:text-align="start" fo:text-indent="0in"/>
    </style:style>
    <style:style style:name="T3454" style:parent-style-name="Absatz-Standardschriftart" style:family="text">
      <style:text-properties fo:language="en" fo:country="US"/>
    </style:style>
    <style:style style:name="T3455" style:parent-style-name="Absatz-Standardschriftart" style:family="text">
      <style:text-properties fo:language="el" fo:country="GR"/>
    </style:style>
    <style:style style:name="T3456" style:parent-style-name="Absatz-Standardschriftart" style:family="text">
      <style:text-properties fo:language="en" fo:country="US"/>
    </style:style>
    <style:style style:name="P3457" style:parent-style-name="CommentText" style:family="paragraph">
      <style:paragraph-properties fo:text-align="start" fo:text-indent="0in"/>
      <style:text-properties fo:language="en" fo:country="US"/>
    </style:style>
    <style:style style:name="P3458" style:parent-style-name="CommentText" style:family="paragraph">
      <style:paragraph-properties fo:text-align="start" fo:text-indent="0in"/>
      <style:text-properties fo:language="en" fo:country="US"/>
    </style:style>
    <style:style style:name="P3459" style:parent-style-name="CommentText" style:family="paragraph">
      <style:paragraph-properties fo:text-align="start" fo:text-indent="0in"/>
      <style:text-properties fo:language="en" fo:country="US"/>
    </style:style>
    <style:style style:name="P3460" style:parent-style-name="CommentText" style:family="paragraph">
      <style:paragraph-properties fo:text-align="start" fo:text-indent="0in"/>
      <style:text-properties fo:language="en" fo:country="US"/>
    </style:style>
    <style:style style:name="P3461" style:parent-style-name="CommentText" style:family="paragraph">
      <style:paragraph-properties fo:text-align="start" fo:text-indent="0in"/>
      <style:text-properties fo:language="en" fo:country="US"/>
    </style:style>
    <style:style style:name="P3462" style:parent-style-name="CommentText" style:family="paragraph">
      <style:paragraph-properties fo:text-align="start" fo:text-indent="0in"/>
      <style:text-properties fo:language="en" fo:country="US"/>
    </style:style>
    <style:style style:name="P3463" style:parent-style-name="CommentText" style:family="paragraph">
      <style:paragraph-properties fo:text-align="start" fo:text-indent="0in"/>
      <style:text-properties fo:language="en" fo:country="US"/>
    </style:style>
    <style:style style:name="P3464" style:parent-style-name="CommentText" style:family="paragraph">
      <style:paragraph-properties fo:text-align="start" fo:text-indent="0in"/>
      <style:text-properties fo:language="en" fo:country="US"/>
    </style:style>
    <style:style style:name="P3465" style:parent-style-name="CommentText" style:family="paragraph">
      <style:paragraph-properties fo:text-align="start" fo:text-indent="0in"/>
      <style:text-properties fo:language="en" fo:country="US"/>
    </style:style>
    <style:style style:name="P3466" style:parent-style-name="CommentText" style:family="paragraph">
      <style:paragraph-properties fo:text-align="start" fo:text-indent="0in"/>
      <style:text-properties fo:language="en" fo:country="US"/>
    </style:style>
    <style:style style:name="P3467" style:parent-style-name="CommentText" style:family="paragraph">
      <style:paragraph-properties fo:text-align="start" fo:text-indent="0in"/>
      <style:text-properties fo:language="en" fo:country="US"/>
    </style:style>
    <style:style style:name="P3468" style:parent-style-name="CommentText" style:family="paragraph">
      <style:paragraph-properties fo:text-align="start" fo:text-indent="0in"/>
    </style:style>
    <style:style style:name="T3469" style:parent-style-name="Absatz-Standardschriftart" style:family="text">
      <style:text-properties fo:language="en" fo:country="US"/>
    </style:style>
    <style:style style:name="T3470" style:parent-style-name="Absatz-Standardschriftart" style:family="text">
      <style:text-properties fo:language="el" fo:country="GR"/>
    </style:style>
    <style:style style:name="T3471" style:parent-style-name="Absatz-Standardschriftart" style:family="text">
      <style:text-properties fo:language="en" fo:country="US"/>
    </style:style>
    <style:style style:name="P3472" style:parent-style-name="CommentText" style:family="paragraph">
      <style:paragraph-properties fo:text-align="start" fo:text-indent="0in"/>
      <style:text-properties fo:language="en" fo:country="US"/>
    </style:style>
    <style:style style:name="P3473" style:parent-style-name="CommentText" style:family="paragraph">
      <style:paragraph-properties fo:text-align="start" fo:text-indent="0in"/>
    </style:style>
    <style:style style:name="T3474" style:parent-style-name="Absatz-Standardschriftart" style:family="text">
      <style:text-properties fo:language="en" fo:country="US"/>
    </style:style>
    <style:style style:name="T3475" style:parent-style-name="Absatz-Standardschriftart" style:family="text">
      <style:text-properties fo:language="el" fo:country="GR"/>
    </style:style>
    <style:style style:name="T3476" style:parent-style-name="Absatz-Standardschriftart" style:family="text">
      <style:text-properties fo:language="en" fo:country="US"/>
    </style:style>
    <style:style style:name="P3477" style:parent-style-name="CommentText" style:family="paragraph">
      <style:paragraph-properties fo:text-align="start" fo:text-indent="0in"/>
      <style:text-properties fo:language="en" fo:country="US"/>
    </style:style>
    <style:style style:name="P3478" style:parent-style-name="CommentText" style:family="paragraph">
      <style:paragraph-properties fo:text-align="start" fo:text-indent="0in"/>
      <style:text-properties fo:language="en" fo:country="US"/>
    </style:style>
    <style:style style:name="P3479" style:parent-style-name="CommentText" style:family="paragraph">
      <style:paragraph-properties fo:text-align="start" fo:text-indent="0in"/>
    </style:style>
    <style:style style:name="T3480" style:parent-style-name="Absatz-Standardschriftart" style:family="text">
      <style:text-properties fo:language="en" fo:country="US"/>
    </style:style>
    <style:style style:name="T3481" style:parent-style-name="Absatz-Standardschriftart" style:family="text">
      <style:text-properties fo:language="el" fo:country="GR"/>
    </style:style>
    <style:style style:name="P3482" style:parent-style-name="CommentText" style:family="paragraph">
      <style:paragraph-properties fo:text-align="start" fo:text-indent="0in"/>
      <style:text-properties fo:language="en" fo:country="US"/>
    </style:style>
    <style:style style:name="P3483" style:parent-style-name="CommentText" style:family="paragraph">
      <style:paragraph-properties fo:text-align="start" fo:text-indent="0in"/>
      <style:text-properties fo:language="en" fo:country="US"/>
    </style:style>
    <style:style style:name="P3484" style:parent-style-name="CommentText" style:family="paragraph">
      <style:paragraph-properties fo:text-align="start" fo:text-indent="0in"/>
    </style:style>
    <style:style style:name="T3485" style:parent-style-name="Absatz-Standardschriftart" style:family="text">
      <style:text-properties fo:language="en" fo:country="US"/>
    </style:style>
    <style:style style:name="T3486" style:parent-style-name="Absatz-Standardschriftart" style:family="text">
      <style:text-properties fo:language="el" fo:country="GR"/>
    </style:style>
    <style:style style:name="T3487" style:parent-style-name="Absatz-Standardschriftart" style:family="text">
      <style:text-properties fo:language="en" fo:country="US"/>
    </style:style>
    <style:style style:name="P3488" style:parent-style-name="CommentText" style:family="paragraph">
      <style:paragraph-properties fo:text-align="start" fo:text-indent="0in"/>
    </style:style>
    <style:style style:name="T3489" style:parent-style-name="Absatz-Standardschriftart" style:family="text">
      <style:text-properties fo:language="en" fo:country="US"/>
    </style:style>
    <style:style style:name="T3490" style:parent-style-name="Absatz-Standardschriftart" style:family="text">
      <style:text-properties fo:language="el" fo:country="GR"/>
    </style:style>
    <style:style style:name="T3491" style:parent-style-name="Absatz-Standardschriftart" style:family="text">
      <style:text-properties fo:language="en" fo:country="US"/>
    </style:style>
    <style:style style:name="P3492" style:parent-style-name="CommentText" style:family="paragraph">
      <style:paragraph-properties fo:text-align="start" fo:text-indent="0in"/>
      <style:text-properties fo:language="en" fo:country="US"/>
    </style:style>
    <style:style style:name="P3493" style:parent-style-name="CommentText" style:family="paragraph">
      <style:paragraph-properties fo:text-align="start" fo:text-indent="0in"/>
      <style:text-properties fo:language="en" fo:country="US"/>
    </style:style>
    <style:style style:name="T3494" style:parent-style-name="Absatz-Standardschriftart" style:family="text">
      <style:text-properties fo:font-weight="bold" style:font-weight-asian="bold" style:font-weight-complex="bold" fo:font-size="12pt" style:font-size-asian="12pt" style:font-size-complex="12pt" fo:language="en" fo:country="US"/>
    </style:style>
    <style:style style:name="P3495" style:parent-style-name="Standard" style:family="paragraph">
      <style:paragraph-properties fo:text-align="start" fo:text-indent="0in"/>
      <style:text-properties fo:language="en" fo:country="US"/>
    </style:style>
    <style:style style:name="P349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49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498" style:parent-style-name="Standard" style:family="paragraph">
      <style:paragraph-properties fo:text-align="start" fo:text-indent="0in"/>
      <style:text-properties style:font-name-complex="Calibri" fo:font-size="12pt" style:font-size-asian="12pt" style:font-size-complex="12pt" fo:language="en" fo:country="US"/>
    </style:style>
    <style:style style:name="P3499" style:parent-style-name="Standard" style:family="paragraph">
      <style:paragraph-properties fo:text-align="start" fo:text-indent="0in"/>
    </style:style>
    <style:style style:name="T35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50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02" style:parent-style-name="CommentText" style:family="paragraph">
      <style:paragraph-properties fo:text-align="start" fo:text-indent="0in"/>
    </style:style>
    <style:style style:name="T3503" style:parent-style-name="Absatz-Standardschriftart" style:family="text">
      <style:text-properties fo:language="en" fo:country="US"/>
    </style:style>
    <style:style style:name="T350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05" style:parent-style-name="Standard" style:family="paragraph">
      <style:paragraph-properties fo:text-align="start" fo:text-indent="0in"/>
    </style:style>
    <style:style style:name="T3506" style:parent-style-name="Absatz-Standardschriftart" style:family="text">
      <style:text-properties style:font-name-complex="Calibri" fo:font-size="12pt" style:font-size-asian="12pt" style:font-size-complex="12pt" fo:language="en" fo:country="US"/>
    </style:style>
    <style:style style:name="P3507" style:parent-style-name="Standard" style:family="paragraph">
      <style:paragraph-properties fo:text-align="start" fo:text-indent="0in"/>
    </style:style>
    <style:style style:name="T350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50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10" style:parent-style-name="CommentText" style:family="paragraph">
      <style:paragraph-properties fo:text-align="start" fo:text-indent="0in"/>
    </style:style>
    <style:style style:name="T3511" style:parent-style-name="Absatz-Standardschriftart" style:family="text">
      <style:text-properties fo:language="en" fo:country="US"/>
    </style:style>
    <style:style style:name="P3512" style:parent-style-name="CommentText" style:family="paragraph">
      <style:paragraph-properties fo:text-align="start" fo:text-indent="0in"/>
      <style:text-properties fo:language="en" fo:country="US"/>
    </style:style>
    <style:style style:name="P3513" style:parent-style-name="CommentText" style:family="paragraph">
      <style:paragraph-properties fo:text-align="start" fo:text-indent="0in"/>
      <style:text-properties fo:language="en" fo:country="US"/>
    </style:style>
    <style:style style:name="T35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15" style:parent-style-name="Standard" style:family="paragraph">
      <style:paragraph-properties fo:text-align="start" fo:text-indent="0in"/>
    </style:style>
    <style:style style:name="T351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51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18" style:parent-style-name="CommentText" style:family="paragraph">
      <style:paragraph-properties fo:text-align="start" fo:text-indent="0in"/>
    </style:style>
    <style:style style:name="T3519" style:parent-style-name="Absatz-Standardschriftart" style:family="text">
      <style:text-properties fo:language="en" fo:country="US"/>
    </style:style>
    <style:style style:name="P3520" style:parent-style-name="CommentText" style:family="paragraph">
      <style:paragraph-properties fo:text-align="start" fo:text-indent="0in"/>
    </style:style>
    <style:style style:name="T3521" style:parent-style-name="Absatz-Standardschriftart" style:family="text">
      <style:text-properties fo:language="en" fo:country="US"/>
    </style:style>
    <style:style style:name="T3522" style:parent-style-name="Absatz-Standardschriftart" style:family="text">
      <style:text-properties fo:language="el" fo:country="GR"/>
    </style:style>
    <style:style style:name="T3523" style:parent-style-name="Absatz-Standardschriftart" style:family="text">
      <style:text-properties fo:language="en" fo:country="US"/>
    </style:style>
    <style:style style:name="T3524" style:parent-style-name="Absatz-Standardschriftart" style:family="text">
      <style:text-properties fo:language="el" fo:country="GR"/>
    </style:style>
    <style:style style:name="T3525" style:parent-style-name="Absatz-Standardschriftart" style:family="text">
      <style:text-properties fo:language="en" fo:country="US"/>
    </style:style>
    <style:style style:name="T3526" style:parent-style-name="Absatz-Standardschriftart" style:family="text">
      <style:text-properties fo:language="el" fo:country="GR"/>
    </style:style>
    <style:style style:name="T3527" style:parent-style-name="Absatz-Standardschriftart" style:family="text">
      <style:text-properties fo:language="en" fo:country="US"/>
    </style:style>
    <style:style style:name="T3528" style:parent-style-name="Absatz-Standardschriftart" style:family="text">
      <style:text-properties fo:language="el" fo:country="GR"/>
    </style:style>
    <style:style style:name="T3529" style:parent-style-name="Absatz-Standardschriftart" style:family="text">
      <style:text-properties fo:language="en" fo:country="US"/>
    </style:style>
    <style:style style:name="P3530" style:parent-style-name="CommentText" style:family="paragraph">
      <style:paragraph-properties fo:text-align="start" fo:text-indent="0in"/>
    </style:style>
    <style:style style:name="T3531" style:parent-style-name="Absatz-Standardschriftart" style:family="text">
      <style:text-properties fo:language="en" fo:country="US"/>
    </style:style>
    <style:style style:name="T3532" style:parent-style-name="Absatz-Standardschriftart" style:family="text">
      <style:text-properties fo:language="el" fo:country="GR"/>
    </style:style>
    <style:style style:name="T3533" style:parent-style-name="Absatz-Standardschriftart" style:family="text">
      <style:text-properties fo:language="en" fo:country="US"/>
    </style:style>
    <style:style style:name="T3534" style:parent-style-name="Absatz-Standardschriftart" style:family="text">
      <style:text-properties fo:language="el" fo:country="GR"/>
    </style:style>
    <style:style style:name="T3535" style:parent-style-name="Absatz-Standardschriftart" style:family="text">
      <style:text-properties fo:language="en" fo:country="US"/>
    </style:style>
    <style:style style:name="P3536" style:parent-style-name="CommentText" style:family="paragraph">
      <style:paragraph-properties fo:text-align="start" fo:text-indent="0in"/>
    </style:style>
    <style:style style:name="T3537" style:parent-style-name="Absatz-Standardschriftart" style:family="text">
      <style:text-properties fo:language="el" fo:country="GR"/>
    </style:style>
    <style:style style:name="T3538" style:parent-style-name="Absatz-Standardschriftart" style:family="text">
      <style:text-properties fo:language="en" fo:country="US"/>
    </style:style>
    <style:style style:name="T3539" style:parent-style-name="Absatz-Standardschriftart" style:family="text">
      <style:text-properties fo:language="el" fo:country="GR"/>
    </style:style>
    <style:style style:name="T3540" style:parent-style-name="Absatz-Standardschriftart" style:family="text">
      <style:text-properties fo:language="en" fo:country="US"/>
    </style:style>
    <style:style style:name="P3541" style:parent-style-name="CommentText" style:family="paragraph">
      <style:paragraph-properties fo:text-align="start" fo:text-indent="0in"/>
      <style:text-properties fo:language="en" fo:country="US"/>
    </style:style>
    <style:style style:name="P3542" style:parent-style-name="CommentText" style:family="paragraph">
      <style:paragraph-properties fo:text-align="start" fo:text-indent="0in"/>
      <style:text-properties fo:language="en" fo:country="US"/>
    </style:style>
    <style:style style:name="P3543" style:parent-style-name="CommentText" style:family="paragraph">
      <style:paragraph-properties fo:text-align="start" fo:text-indent="0in"/>
      <style:text-properties fo:language="en" fo:country="US"/>
    </style:style>
    <style:style style:name="T354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45" style:parent-style-name="Standard" style:family="paragraph">
      <style:paragraph-properties fo:text-align="start" fo:text-indent="0in"/>
    </style:style>
    <style:style style:name="T35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47" style:parent-style-name="CommentText" style:family="paragraph">
      <style:paragraph-properties fo:text-align="start" fo:text-indent="0in"/>
    </style:style>
    <style:style style:name="T3548" style:parent-style-name="Absatz-Standardschriftart" style:family="text">
      <style:text-properties fo:language="en" fo:country="US"/>
    </style:style>
    <style:style style:name="P3549" style:parent-style-name="CommentText" style:family="paragraph">
      <style:paragraph-properties fo:text-align="start" fo:text-indent="0in"/>
      <style:text-properties fo:language="en" fo:country="US"/>
    </style:style>
    <style:style style:name="P3550" style:parent-style-name="CommentText" style:family="paragraph">
      <style:paragraph-properties fo:text-align="start" fo:text-indent="0in"/>
      <style:text-properties fo:language="en" fo:country="US"/>
    </style:style>
    <style:style style:name="P3551" style:parent-style-name="CommentText" style:family="paragraph">
      <style:paragraph-properties fo:text-align="start" fo:text-indent="0in"/>
      <style:text-properties fo:language="en" fo:country="US"/>
    </style:style>
    <style:style style:name="P3552" style:parent-style-name="CommentText" style:family="paragraph">
      <style:paragraph-properties fo:text-align="start" fo:text-indent="0in"/>
      <style:text-properties fo:language="en" fo:country="US"/>
    </style:style>
    <style:style style:name="P3553" style:parent-style-name="CommentText" style:family="paragraph">
      <style:paragraph-properties fo:text-align="start" fo:text-indent="0in"/>
      <style:text-properties fo:language="en" fo:country="US"/>
    </style:style>
    <style:style style:name="T355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55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56" style:parent-style-name="CommentText" style:family="paragraph">
      <style:paragraph-properties fo:text-align="start" fo:text-indent="0in"/>
    </style:style>
    <style:style style:name="T3557" style:parent-style-name="Absatz-Standardschriftart" style:family="text">
      <style:text-properties fo:language="en" fo:country="US"/>
    </style:style>
    <style:style style:name="T3558" style:parent-style-name="Absatz-Standardschriftart" style:family="text">
      <style:text-properties fo:language="el" fo:country="GR"/>
    </style:style>
    <style:style style:name="P3559" style:parent-style-name="CommentText" style:family="paragraph">
      <style:paragraph-properties fo:text-align="start" fo:text-indent="0in"/>
    </style:style>
    <style:style style:name="T3560" style:parent-style-name="Absatz-Standardschriftart" style:family="text">
      <style:text-properties fo:language="en" fo:country="US"/>
    </style:style>
    <style:style style:name="T3561" style:parent-style-name="Absatz-Standardschriftart" style:family="text">
      <style:text-properties fo:language="el" fo:country="GR"/>
    </style:style>
    <style:style style:name="T3562" style:parent-style-name="Absatz-Standardschriftart" style:family="text">
      <style:text-properties fo:language="en" fo:country="US"/>
    </style:style>
    <style:style style:name="T3563" style:parent-style-name="Absatz-Standardschriftart" style:family="text">
      <style:text-properties fo:language="el" fo:country="GR"/>
    </style:style>
    <style:style style:name="T3564" style:parent-style-name="Absatz-Standardschriftart" style:family="text">
      <style:text-properties fo:language="en" fo:country="US"/>
    </style:style>
    <style:style style:name="T3565" style:parent-style-name="Absatz-Standardschriftart" style:family="text">
      <style:text-properties fo:language="el" fo:country="GR"/>
    </style:style>
    <style:style style:name="T3566" style:parent-style-name="Absatz-Standardschriftart" style:family="text">
      <style:text-properties fo:language="en" fo:country="US"/>
    </style:style>
    <style:style style:name="P3567" style:parent-style-name="CommentText" style:family="paragraph">
      <style:paragraph-properties fo:text-align="start" fo:text-indent="0in"/>
    </style:style>
    <style:style style:name="T3568" style:parent-style-name="Absatz-Standardschriftart" style:family="text">
      <style:text-properties fo:language="en" fo:country="US"/>
    </style:style>
    <style:style style:name="T3569" style:parent-style-name="Absatz-Standardschriftart" style:family="text">
      <style:text-properties fo:language="el" fo:country="GR"/>
    </style:style>
    <style:style style:name="T3570" style:parent-style-name="Absatz-Standardschriftart" style:family="text">
      <style:text-properties fo:language="en" fo:country="US"/>
    </style:style>
    <style:style style:name="T3571" style:parent-style-name="Absatz-Standardschriftart" style:family="text">
      <style:text-properties fo:language="el" fo:country="GR"/>
    </style:style>
    <style:style style:name="T3572" style:parent-style-name="Absatz-Standardschriftart" style:family="text">
      <style:text-properties fo:language="en" fo:country="US"/>
    </style:style>
    <style:style style:name="T3573" style:parent-style-name="Absatz-Standardschriftart" style:family="text">
      <style:text-properties fo:language="el" fo:country="GR"/>
    </style:style>
    <style:style style:name="T3574" style:parent-style-name="Absatz-Standardschriftart" style:family="text">
      <style:text-properties fo:language="en" fo:country="US"/>
    </style:style>
    <style:style style:name="T3575" style:parent-style-name="Absatz-Standardschriftart" style:family="text">
      <style:text-properties fo:language="el" fo:country="GR"/>
    </style:style>
    <style:style style:name="P3576" style:parent-style-name="CommentText" style:family="paragraph">
      <style:paragraph-properties fo:text-align="start" fo:text-indent="0in"/>
      <style:text-properties fo:language="en" fo:country="US"/>
    </style:style>
    <style:style style:name="P3577" style:parent-style-name="CommentText" style:family="paragraph">
      <style:paragraph-properties fo:text-align="start" fo:text-indent="0in"/>
      <style:text-properties fo:language="en" fo:country="US"/>
    </style:style>
    <style:style style:name="P3578" style:parent-style-name="CommentText" style:family="paragraph">
      <style:paragraph-properties fo:text-align="start" fo:text-indent="0in"/>
      <style:text-properties fo:language="en" fo:country="US"/>
    </style:style>
    <style:style style:name="P3579" style:parent-style-name="CommentText" style:family="paragraph">
      <style:paragraph-properties fo:text-align="start" fo:text-indent="0in"/>
      <style:text-properties fo:language="en" fo:country="US"/>
    </style:style>
    <style:style style:name="P3580" style:parent-style-name="CommentText" style:family="paragraph">
      <style:paragraph-properties fo:text-align="start" fo:text-indent="0in"/>
      <style:text-properties fo:language="en" fo:country="US"/>
    </style:style>
    <style:style style:name="T35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82" style:parent-style-name="Standard" style:family="paragraph">
      <style:paragraph-properties fo:text-align="start" fo:text-indent="0in"/>
    </style:style>
    <style:style style:name="T35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58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85" style:parent-style-name="CommentText" style:family="paragraph">
      <style:paragraph-properties fo:text-align="start" fo:text-indent="0in"/>
    </style:style>
    <style:style style:name="T3586" style:parent-style-name="Absatz-Standardschriftart" style:family="text">
      <style:text-properties fo:language="en" fo:country="US"/>
    </style:style>
    <style:style style:name="T3587" style:parent-style-name="Absatz-Standardschriftart" style:family="text">
      <style:text-properties fo:language="el" fo:country="GR"/>
    </style:style>
    <style:style style:name="T3588" style:parent-style-name="Absatz-Standardschriftart" style:family="text">
      <style:text-properties fo:language="en" fo:country="US"/>
    </style:style>
    <style:style style:name="T3589" style:parent-style-name="Absatz-Standardschriftart" style:family="text">
      <style:text-properties fo:language="el" fo:country="GR"/>
    </style:style>
    <style:style style:name="T3590" style:parent-style-name="Absatz-Standardschriftart" style:family="text">
      <style:text-properties fo:language="en" fo:country="US"/>
    </style:style>
    <style:style style:name="T3591" style:parent-style-name="Absatz-Standardschriftart" style:family="text">
      <style:text-properties fo:language="el" fo:country="GR"/>
    </style:style>
    <style:style style:name="T3592" style:parent-style-name="Absatz-Standardschriftart" style:family="text">
      <style:text-properties fo:language="en" fo:country="US"/>
    </style:style>
    <style:style style:name="P3593" style:parent-style-name="CommentText" style:family="paragraph">
      <style:paragraph-properties fo:text-align="start" fo:text-indent="0in"/>
    </style:style>
    <style:style style:name="T3594" style:parent-style-name="Absatz-Standardschriftart" style:family="text">
      <style:text-properties fo:language="en" fo:country="US"/>
    </style:style>
    <style:style style:name="T3595" style:parent-style-name="Absatz-Standardschriftart" style:family="text">
      <style:text-properties fo:language="el" fo:country="GR"/>
    </style:style>
    <style:style style:name="T3596" style:parent-style-name="Absatz-Standardschriftart" style:family="text">
      <style:text-properties fo:language="en" fo:country="US"/>
    </style:style>
    <style:style style:name="P3597" style:parent-style-name="CommentText" style:family="paragraph">
      <style:paragraph-properties fo:text-align="start" fo:text-indent="0in"/>
    </style:style>
    <style:style style:name="T3598" style:parent-style-name="Absatz-Standardschriftart" style:family="text">
      <style:text-properties fo:language="el" fo:country="GR"/>
    </style:style>
    <style:style style:name="T3599" style:parent-style-name="Absatz-Standardschriftart" style:family="text">
      <style:text-properties fo:language="en" fo:country="US"/>
    </style:style>
    <style:style style:name="T3600" style:parent-style-name="Absatz-Standardschriftart" style:family="text">
      <style:text-properties fo:language="el" fo:country="GR"/>
    </style:style>
    <style:style style:name="T3601" style:parent-style-name="Absatz-Standardschriftart" style:family="text">
      <style:text-properties fo:language="en" fo:country="US"/>
    </style:style>
    <style:style style:name="T3602" style:parent-style-name="Absatz-Standardschriftart" style:family="text">
      <style:text-properties fo:language="el" fo:country="GR"/>
    </style:style>
    <style:style style:name="T3603" style:parent-style-name="Absatz-Standardschriftart" style:family="text">
      <style:text-properties fo:language="en" fo:country="US"/>
    </style:style>
    <style:style style:name="T3604" style:parent-style-name="Absatz-Standardschriftart" style:family="text">
      <style:text-properties fo:language="el" fo:country="GR"/>
    </style:style>
    <style:style style:name="T3605" style:parent-style-name="Absatz-Standardschriftart" style:family="text">
      <style:text-properties fo:language="en" fo:country="US"/>
    </style:style>
    <style:style style:name="T3606" style:parent-style-name="Absatz-Standardschriftart" style:family="text">
      <style:text-properties fo:language="el" fo:country="GR"/>
    </style:style>
    <style:style style:name="T3607" style:parent-style-name="Absatz-Standardschriftart" style:family="text">
      <style:text-properties fo:language="en" fo:country="US"/>
    </style:style>
    <style:style style:name="T3608" style:parent-style-name="Absatz-Standardschriftart" style:family="text">
      <style:text-properties fo:language="el" fo:country="GR"/>
    </style:style>
    <style:style style:name="T3609" style:parent-style-name="Absatz-Standardschriftart" style:family="text">
      <style:text-properties fo:language="en" fo:country="US"/>
    </style:style>
    <style:style style:name="T3610" style:parent-style-name="Absatz-Standardschriftart" style:family="text">
      <style:text-properties fo:language="el" fo:country="GR"/>
    </style:style>
    <style:style style:name="T3611" style:parent-style-name="Absatz-Standardschriftart" style:family="text">
      <style:text-properties fo:language="en" fo:country="US"/>
    </style:style>
    <style:style style:name="T3612" style:parent-style-name="Absatz-Standardschriftart" style:family="text">
      <style:text-properties fo:language="el" fo:country="GR"/>
    </style:style>
    <style:style style:name="T3613" style:parent-style-name="Absatz-Standardschriftart" style:family="text">
      <style:text-properties fo:language="en" fo:country="US"/>
    </style:style>
    <style:style style:name="T3614" style:parent-style-name="Absatz-Standardschriftart" style:family="text">
      <style:text-properties fo:language="el" fo:country="GR"/>
    </style:style>
    <style:style style:name="P3615" style:parent-style-name="CommentText" style:family="paragraph">
      <style:paragraph-properties fo:text-align="start" fo:text-indent="0in"/>
      <style:text-properties fo:language="en" fo:country="US"/>
    </style:style>
    <style:style style:name="P3616" style:parent-style-name="CommentText" style:family="paragraph">
      <style:paragraph-properties fo:text-align="start" fo:text-indent="0in"/>
    </style:style>
    <style:style style:name="T3617" style:parent-style-name="Absatz-Standardschriftart" style:family="text">
      <style:text-properties fo:language="en" fo:country="US"/>
    </style:style>
    <style:style style:name="T3618" style:parent-style-name="Absatz-Standardschriftart" style:family="text">
      <style:text-properties fo:language="el" fo:country="GR"/>
    </style:style>
    <style:style style:name="T3619" style:parent-style-name="Absatz-Standardschriftart" style:family="text">
      <style:text-properties fo:language="en" fo:country="US"/>
    </style:style>
    <style:style style:name="T3620" style:parent-style-name="Absatz-Standardschriftart" style:family="text">
      <style:text-properties fo:language="el" fo:country="GR"/>
    </style:style>
    <style:style style:name="T3621" style:parent-style-name="Absatz-Standardschriftart" style:family="text">
      <style:text-properties fo:language="en" fo:country="US"/>
    </style:style>
    <style:style style:name="T3622" style:parent-style-name="Absatz-Standardschriftart" style:family="text">
      <style:text-properties fo:language="el" fo:country="GR"/>
    </style:style>
    <style:style style:name="T3623" style:parent-style-name="Absatz-Standardschriftart" style:family="text">
      <style:text-properties fo:language="en" fo:country="US"/>
    </style:style>
    <style:style style:name="P3624" style:parent-style-name="CommentText" style:family="paragraph">
      <style:paragraph-properties fo:text-align="start" fo:text-indent="0in"/>
    </style:style>
    <style:style style:name="T3625" style:parent-style-name="Absatz-Standardschriftart" style:family="text">
      <style:text-properties fo:language="en" fo:country="US"/>
    </style:style>
    <style:style style:name="T3626" style:parent-style-name="Absatz-Standardschriftart" style:family="text">
      <style:text-properties fo:language="el" fo:country="GR"/>
    </style:style>
    <style:style style:name="T3627" style:parent-style-name="Absatz-Standardschriftart" style:family="text">
      <style:text-properties fo:language="en" fo:country="US"/>
    </style:style>
    <style:style style:name="T3628" style:parent-style-name="Absatz-Standardschriftart" style:family="text">
      <style:text-properties fo:language="el" fo:country="GR"/>
    </style:style>
    <style:style style:name="T3629" style:parent-style-name="Absatz-Standardschriftart" style:family="text">
      <style:text-properties fo:language="en" fo:country="US"/>
    </style:style>
    <style:style style:name="T3630" style:parent-style-name="Absatz-Standardschriftart" style:family="text">
      <style:text-properties fo:language="el" fo:country="GR"/>
    </style:style>
    <style:style style:name="T3631" style:parent-style-name="Absatz-Standardschriftart" style:family="text">
      <style:text-properties fo:language="en" fo:country="US"/>
    </style:style>
    <style:style style:name="P3632" style:parent-style-name="CommentText" style:family="paragraph">
      <style:paragraph-properties fo:text-align="start" fo:text-indent="0in"/>
    </style:style>
    <style:style style:name="T3633" style:parent-style-name="Absatz-Standardschriftart" style:family="text">
      <style:text-properties fo:language="en" fo:country="US"/>
    </style:style>
    <style:style style:name="T3634" style:parent-style-name="Absatz-Standardschriftart" style:family="text">
      <style:text-properties fo:language="el" fo:country="GR"/>
    </style:style>
    <style:style style:name="T3635" style:parent-style-name="Absatz-Standardschriftart" style:family="text">
      <style:text-properties fo:language="en" fo:country="US"/>
    </style:style>
    <style:style style:name="T3636" style:parent-style-name="Absatz-Standardschriftart" style:family="text">
      <style:text-properties fo:language="el" fo:country="GR"/>
    </style:style>
    <style:style style:name="T3637" style:parent-style-name="Absatz-Standardschriftart" style:family="text">
      <style:text-properties fo:language="en" fo:country="US"/>
    </style:style>
    <style:style style:name="T3638" style:parent-style-name="Absatz-Standardschriftart" style:family="text">
      <style:text-properties fo:language="el" fo:country="GR"/>
    </style:style>
    <style:style style:name="T3639" style:parent-style-name="Absatz-Standardschriftart" style:family="text">
      <style:text-properties fo:language="en" fo:country="US"/>
    </style:style>
    <style:style style:name="P3640" style:parent-style-name="CommentText" style:family="paragraph">
      <style:paragraph-properties fo:text-align="start" fo:text-indent="0in"/>
    </style:style>
    <style:style style:name="T3641" style:parent-style-name="Absatz-Standardschriftart" style:family="text">
      <style:text-properties fo:language="en" fo:country="US"/>
    </style:style>
    <style:style style:name="T3642" style:parent-style-name="Absatz-Standardschriftart" style:family="text">
      <style:text-properties fo:language="el" fo:country="GR"/>
    </style:style>
    <style:style style:name="T3643" style:parent-style-name="Absatz-Standardschriftart" style:family="text">
      <style:text-properties fo:language="en" fo:country="US"/>
    </style:style>
    <style:style style:name="T3644" style:parent-style-name="Absatz-Standardschriftart" style:family="text">
      <style:text-properties fo:language="el" fo:country="GR"/>
    </style:style>
    <style:style style:name="T3645" style:parent-style-name="Absatz-Standardschriftart" style:family="text">
      <style:text-properties fo:language="en" fo:country="US"/>
    </style:style>
    <style:style style:name="T3646" style:parent-style-name="Absatz-Standardschriftart" style:family="text">
      <style:text-properties fo:language="el" fo:country="GR"/>
    </style:style>
    <style:style style:name="T3647" style:parent-style-name="Absatz-Standardschriftart" style:family="text">
      <style:text-properties fo:language="en" fo:country="US"/>
    </style:style>
    <style:style style:name="P3648" style:parent-style-name="CommentText" style:family="paragraph">
      <style:paragraph-properties fo:text-align="start" fo:text-indent="0in"/>
    </style:style>
    <style:style style:name="T3649" style:parent-style-name="Absatz-Standardschriftart" style:family="text">
      <style:text-properties fo:language="en" fo:country="US"/>
    </style:style>
    <style:style style:name="T3650" style:parent-style-name="Absatz-Standardschriftart" style:family="text">
      <style:text-properties fo:language="el" fo:country="GR"/>
    </style:style>
    <style:style style:name="T3651" style:parent-style-name="Absatz-Standardschriftart" style:family="text">
      <style:text-properties fo:language="en" fo:country="US"/>
    </style:style>
    <style:style style:name="T3652" style:parent-style-name="Absatz-Standardschriftart" style:family="text">
      <style:text-properties fo:language="el" fo:country="GR"/>
    </style:style>
    <style:style style:name="T3653" style:parent-style-name="Absatz-Standardschriftart" style:family="text">
      <style:text-properties fo:language="en" fo:country="US"/>
    </style:style>
    <style:style style:name="T3654" style:parent-style-name="Absatz-Standardschriftart" style:family="text">
      <style:text-properties fo:language="el" fo:country="GR"/>
    </style:style>
    <style:style style:name="T3655" style:parent-style-name="Absatz-Standardschriftart" style:family="text">
      <style:text-properties fo:language="en" fo:country="US"/>
    </style:style>
    <style:style style:name="T3656" style:parent-style-name="Absatz-Standardschriftart" style:family="text">
      <style:text-properties fo:language="el" fo:country="GR"/>
    </style:style>
    <style:style style:name="T3657" style:parent-style-name="Absatz-Standardschriftart" style:family="text">
      <style:text-properties fo:language="en" fo:country="US"/>
    </style:style>
    <style:style style:name="T3658" style:parent-style-name="Absatz-Standardschriftart" style:family="text">
      <style:text-properties fo:language="el" fo:country="GR"/>
    </style:style>
    <style:style style:name="T3659" style:parent-style-name="Absatz-Standardschriftart" style:family="text">
      <style:text-properties fo:language="en" fo:country="US"/>
    </style:style>
    <style:style style:name="T3660" style:parent-style-name="Absatz-Standardschriftart" style:family="text">
      <style:text-properties fo:language="el" fo:country="GR"/>
    </style:style>
    <style:style style:name="T3661" style:parent-style-name="Absatz-Standardschriftart" style:family="text">
      <style:text-properties fo:language="en" fo:country="US"/>
    </style:style>
    <style:style style:name="T3662" style:parent-style-name="Absatz-Standardschriftart" style:family="text">
      <style:text-properties fo:language="el" fo:country="GR"/>
    </style:style>
    <style:style style:name="P3663" style:parent-style-name="CommentText" style:family="paragraph">
      <style:paragraph-properties fo:text-align="start" fo:text-indent="0in"/>
    </style:style>
    <style:style style:name="T3664" style:parent-style-name="Absatz-Standardschriftart" style:family="text">
      <style:text-properties fo:language="en" fo:country="US"/>
    </style:style>
    <style:style style:name="T3665" style:parent-style-name="Absatz-Standardschriftart" style:family="text">
      <style:text-properties fo:language="el" fo:country="GR"/>
    </style:style>
    <style:style style:name="T3666" style:parent-style-name="Absatz-Standardschriftart" style:family="text">
      <style:text-properties fo:language="en" fo:country="US"/>
    </style:style>
    <style:style style:name="T3667" style:parent-style-name="Absatz-Standardschriftart" style:family="text">
      <style:text-properties fo:language="el" fo:country="GR"/>
    </style:style>
    <style:style style:name="T3668" style:parent-style-name="Absatz-Standardschriftart" style:family="text">
      <style:text-properties fo:language="en" fo:country="US"/>
    </style:style>
    <style:style style:name="T3669" style:parent-style-name="Absatz-Standardschriftart" style:family="text">
      <style:text-properties fo:language="el" fo:country="GR"/>
    </style:style>
    <style:style style:name="T3670" style:parent-style-name="Absatz-Standardschriftart" style:family="text">
      <style:text-properties fo:language="en" fo:country="US"/>
    </style:style>
    <style:style style:name="P3671" style:parent-style-name="CommentText" style:family="paragraph">
      <style:paragraph-properties fo:text-align="start" fo:text-indent="0in"/>
    </style:style>
    <style:style style:name="T3672" style:parent-style-name="Absatz-Standardschriftart" style:family="text">
      <style:text-properties fo:language="en" fo:country="US"/>
    </style:style>
    <style:style style:name="T3673" style:parent-style-name="Absatz-Standardschriftart" style:family="text">
      <style:text-properties fo:language="el" fo:country="GR"/>
    </style:style>
    <style:style style:name="T3674" style:parent-style-name="Absatz-Standardschriftart" style:family="text">
      <style:text-properties fo:language="en" fo:country="US"/>
    </style:style>
    <style:style style:name="T3675" style:parent-style-name="Absatz-Standardschriftart" style:family="text">
      <style:text-properties fo:language="el" fo:country="GR"/>
    </style:style>
    <style:style style:name="T3676" style:parent-style-name="Absatz-Standardschriftart" style:family="text">
      <style:text-properties fo:language="en" fo:country="US"/>
    </style:style>
    <style:style style:name="T3677" style:parent-style-name="Absatz-Standardschriftart" style:family="text">
      <style:text-properties fo:language="el" fo:country="GR"/>
    </style:style>
    <style:style style:name="T3678" style:parent-style-name="Absatz-Standardschriftart" style:family="text">
      <style:text-properties fo:language="en" fo:country="US"/>
    </style:style>
    <style:style style:name="T3679" style:parent-style-name="Absatz-Standardschriftart" style:family="text">
      <style:text-properties fo:language="el" fo:country="GR"/>
    </style:style>
    <style:style style:name="T3680" style:parent-style-name="Absatz-Standardschriftart" style:family="text">
      <style:text-properties fo:language="en" fo:country="US"/>
    </style:style>
    <style:style style:name="T3681" style:parent-style-name="Absatz-Standardschriftart" style:family="text">
      <style:text-properties fo:language="el" fo:country="GR"/>
    </style:style>
    <style:style style:name="T3682" style:parent-style-name="Absatz-Standardschriftart" style:family="text">
      <style:text-properties fo:language="en" fo:country="US"/>
    </style:style>
    <style:style style:name="T3683" style:parent-style-name="Absatz-Standardschriftart" style:family="text">
      <style:text-properties fo:language="el" fo:country="GR"/>
    </style:style>
    <style:style style:name="T3684" style:parent-style-name="Absatz-Standardschriftart" style:family="text">
      <style:text-properties fo:language="en" fo:country="US"/>
    </style:style>
    <style:style style:name="P3685" style:parent-style-name="CommentText" style:family="paragraph">
      <style:paragraph-properties fo:text-align="start" fo:text-indent="0in"/>
      <style:text-properties fo:language="en" fo:country="US"/>
    </style:style>
    <style:style style:name="P3686" style:parent-style-name="CommentText" style:family="paragraph">
      <style:paragraph-properties fo:text-align="start" fo:text-indent="0in"/>
    </style:style>
    <style:style style:name="T3687" style:parent-style-name="Absatz-Standardschriftart" style:family="text">
      <style:text-properties fo:language="en" fo:country="US"/>
    </style:style>
    <style:style style:name="T3688" style:parent-style-name="Absatz-Standardschriftart" style:family="text">
      <style:text-properties fo:language="el" fo:country="GR"/>
    </style:style>
    <style:style style:name="T3689" style:parent-style-name="Absatz-Standardschriftart" style:family="text">
      <style:text-properties fo:language="en" fo:country="US"/>
    </style:style>
    <style:style style:name="T3690" style:parent-style-name="Absatz-Standardschriftart" style:family="text">
      <style:text-properties fo:language="el" fo:country="GR"/>
    </style:style>
    <style:style style:name="T3691" style:parent-style-name="Absatz-Standardschriftart" style:family="text">
      <style:text-properties fo:language="en" fo:country="US"/>
    </style:style>
    <style:style style:name="T3692" style:parent-style-name="Absatz-Standardschriftart" style:family="text">
      <style:text-properties fo:language="el" fo:country="GR"/>
    </style:style>
    <style:style style:name="T3693" style:parent-style-name="Absatz-Standardschriftart" style:family="text">
      <style:text-properties fo:language="en" fo:country="US"/>
    </style:style>
    <style:style style:name="P3694" style:parent-style-name="CommentText" style:family="paragraph">
      <style:paragraph-properties fo:text-align="start" fo:text-indent="0in"/>
    </style:style>
    <style:style style:name="T3695" style:parent-style-name="Absatz-Standardschriftart" style:family="text">
      <style:text-properties fo:language="en" fo:country="US"/>
    </style:style>
    <style:style style:name="T3696" style:parent-style-name="Absatz-Standardschriftart" style:family="text">
      <style:text-properties fo:language="el" fo:country="GR"/>
    </style:style>
    <style:style style:name="T3697" style:parent-style-name="Absatz-Standardschriftart" style:family="text">
      <style:text-properties fo:language="en" fo:country="US"/>
    </style:style>
    <style:style style:name="T3698" style:parent-style-name="Absatz-Standardschriftart" style:family="text">
      <style:text-properties fo:language="el" fo:country="GR"/>
    </style:style>
    <style:style style:name="T3699" style:parent-style-name="Absatz-Standardschriftart" style:family="text">
      <style:text-properties fo:language="en" fo:country="US"/>
    </style:style>
    <style:style style:name="T3700" style:parent-style-name="Absatz-Standardschriftart" style:family="text">
      <style:text-properties fo:language="el" fo:country="GR"/>
    </style:style>
    <style:style style:name="T3701" style:parent-style-name="Absatz-Standardschriftart" style:family="text">
      <style:text-properties fo:language="en" fo:country="US"/>
    </style:style>
    <style:style style:name="T3702" style:parent-style-name="Absatz-Standardschriftart" style:family="text">
      <style:text-properties fo:language="el" fo:country="GR"/>
    </style:style>
    <style:style style:name="T3703" style:parent-style-name="Absatz-Standardschriftart" style:family="text">
      <style:text-properties fo:language="en" fo:country="US"/>
    </style:style>
    <style:style style:name="T370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705" style:parent-style-name="Standard" style:family="paragraph">
      <style:paragraph-properties fo:text-align="start" fo:text-indent="0in"/>
    </style:style>
    <style:style style:name="T370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70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708" style:parent-style-name="CommentText" style:family="paragraph">
      <style:paragraph-properties fo:text-align="start" fo:text-indent="0in"/>
    </style:style>
    <style:style style:name="T3709" style:parent-style-name="Absatz-Standardschriftart" style:family="text">
      <style:text-properties fo:language="en" fo:country="US"/>
    </style:style>
    <style:style style:name="T3710" style:parent-style-name="Absatz-Standardschriftart" style:family="text">
      <style:text-properties fo:language="el" fo:country="GR"/>
    </style:style>
    <style:style style:name="T3711" style:parent-style-name="Absatz-Standardschriftart" style:family="text">
      <style:text-properties fo:language="en" fo:country="US"/>
    </style:style>
    <style:style style:name="P3712" style:parent-style-name="CommentText" style:family="paragraph">
      <style:paragraph-properties fo:text-align="start" fo:text-indent="0in"/>
      <style:text-properties fo:language="en" fo:country="US"/>
    </style:style>
    <style:style style:name="P3713" style:parent-style-name="CommentText" style:family="paragraph">
      <style:paragraph-properties fo:text-align="start" fo:text-indent="0in"/>
      <style:text-properties fo:language="en" fo:country="US"/>
    </style:style>
    <style:style style:name="P3714" style:parent-style-name="CommentText" style:family="paragraph">
      <style:paragraph-properties fo:text-align="start" fo:text-indent="0in"/>
      <style:text-properties fo:language="en" fo:country="US"/>
    </style:style>
    <style:style style:name="P3715" style:parent-style-name="CommentText" style:family="paragraph">
      <style:paragraph-properties fo:text-align="start" fo:text-indent="0in"/>
      <style:text-properties fo:language="en" fo:country="US"/>
    </style:style>
    <style:style style:name="P3716" style:parent-style-name="CommentText" style:family="paragraph">
      <style:paragraph-properties fo:text-align="start" fo:text-indent="0in"/>
      <style:text-properties fo:language="en" fo:country="US"/>
    </style:style>
    <style:style style:name="T371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71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1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20" style:parent-style-name="Standard" style:list-style-name="LFO3" style:family="paragraph">
      <style:paragraph-properties fo:text-align="start"/>
    </style:style>
    <style:style style:name="T3721" style:parent-style-name="DefaultParagraphFont" style:family="text">
      <style:text-properties style:font-name-complex="Calibri" fo:font-size="12pt" style:font-size-asian="12pt" style:font-size-complex="12pt" fo:language="en" fo:country="US"/>
    </style:style>
    <style:style style:name="T3722" style:parent-style-name="DefaultParagraphFont" style:family="text">
      <style:text-properties style:font-name-complex="Calibri" fo:font-size="12pt" style:font-size-asian="12pt" style:font-size-complex="12pt" fo:language="en" fo:country="US"/>
    </style:style>
    <style:style style:name="P3723" style:parent-style-name="CommentText" style:family="paragraph">
      <style:paragraph-properties fo:text-align="start" fo:text-indent="0in"/>
    </style:style>
    <style:style style:name="P3724" style:parent-style-name="Standard" style:list-style-name="LFO3" style:family="paragraph">
      <style:paragraph-properties fo:text-align="start"/>
    </style:style>
    <style:style style:name="T3725" style:parent-style-name="DefaultParagraphFont" style:family="text">
      <style:text-properties style:font-name-complex="Calibri" fo:font-size="12pt" style:font-size-asian="12pt" style:font-size-complex="12pt" fo:language="en" fo:country="US"/>
    </style:style>
    <style:style style:name="P3726" style:parent-style-name="Standard" style:list-style-name="LFO3" style:family="paragraph">
      <style:paragraph-properties fo:text-align="start"/>
    </style:style>
    <style:style style:name="T3727" style:parent-style-name="DefaultParagraphFont" style:family="text">
      <style:text-properties style:font-name-complex="Calibri" fo:font-size="12pt" style:font-size-asian="12pt" style:font-size-complex="12pt" fo:language="en" fo:country="US"/>
    </style:style>
    <style:style style:name="P3728" style:parent-style-name="Standard" style:list-style-name="LFO3" style:family="paragraph">
      <style:paragraph-properties fo:text-align="start"/>
    </style:style>
    <style:style style:name="T3729" style:parent-style-name="DefaultParagraphFont" style:family="text">
      <style:text-properties style:font-name-complex="Calibri" fo:font-size="12pt" style:font-size-asian="12pt" style:font-size-complex="12pt" fo:language="en" fo:country="US"/>
    </style:style>
    <style:style style:name="P3730" style:parent-style-name="Standard" style:list-style-name="LFO3" style:family="paragraph">
      <style:paragraph-properties fo:text-align="start"/>
    </style:style>
    <style:style style:name="T3731" style:parent-style-name="DefaultParagraphFont" style:family="text">
      <style:text-properties style:font-name-complex="Calibri" fo:font-size="12pt" style:font-size-asian="12pt" style:font-size-complex="12pt" fo:language="en" fo:country="US"/>
    </style:style>
    <style:style style:name="P373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3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3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35" style:parent-style-name="Standard" style:family="paragraph">
      <style:paragraph-properties fo:text-align="start" fo:text-indent="0in"/>
    </style:style>
    <style:style style:name="T37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38" style:parent-style-name="CommentText" style:family="paragraph">
      <style:paragraph-properties fo:text-align="start" fo:text-indent="0in"/>
    </style:style>
    <style:style style:name="T37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40" style:parent-style-name="Standard" style:family="paragraph">
      <style:paragraph-properties fo:text-align="start" fo:text-indent="0in"/>
      <style:text-properties style:font-name-complex="Calibri" fo:font-size="12pt" style:font-size-asian="12pt" style:font-size-complex="12pt" fo:language="en" fo:country="US"/>
    </style:style>
    <style:style style:name="P3741" style:parent-style-name="Standard" style:family="paragraph">
      <style:paragraph-properties fo:text-align="start" fo:text-indent="0in"/>
      <style:text-properties style:font-name-complex="Calibri" fo:font-size="12pt" style:font-size-asian="12pt" style:font-size-complex="12pt" fo:language="en" fo:country="US"/>
    </style:style>
    <style:style style:name="P3742" style:parent-style-name="Normal" style:family="paragraph">
      <style:paragraph-properties fo:text-align="start" fo:text-indent="0.0006in"/>
    </style:style>
    <style:style style:name="T3743" style:parent-style-name="DefaultParagraphFont" style:family="text">
      <style:text-properties style:font-name-complex="Calibri" fo:font-size="12pt" style:font-size-asian="12pt" style:font-size-complex="12pt" fo:language="en" fo:country="US"/>
    </style:style>
    <style:style style:name="T3744" style:parent-style-name="DefaultParagraphFont" style:family="text">
      <style:text-properties style:font-name-complex="Calibri" fo:font-size="12pt" style:font-size-asian="12pt" style:font-size-complex="12pt" fo:language="en" fo:country="US"/>
    </style:style>
    <style:style style:name="T3745" style:parent-style-name="DefaultParagraphFont" style:family="text">
      <style:text-properties style:font-name-complex="Calibri" fo:font-size="12pt" style:font-size-asian="12pt" style:font-size-complex="12pt" fo:language="en" fo:country="US"/>
    </style:style>
    <style:style style:name="P3746" style:parent-style-name="CommentText" style:family="paragraph">
      <style:paragraph-properties fo:text-align="start" fo:text-indent="0in"/>
    </style:style>
    <style:style style:name="T3747" style:parent-style-name="CommentReference" style:family="text">
      <style:text-properties style:font-name-complex="Calibri" fo:font-size="12pt" style:font-size-asian="12pt" style:font-size-complex="12pt"/>
    </style:style>
    <style:style style:name="T3748" style:parent-style-name="DefaultParagraphFont" style:family="text">
      <style:text-properties style:font-name-complex="Calibri" fo:font-size="12pt" style:font-size-asian="12pt" style:font-size-complex="12pt" fo:language="en" fo:country="US"/>
    </style:style>
    <style:style style:name="P3749"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3750" style:parent-style-name="Normal" style:family="paragraph">
      <style:paragraph-properties fo:text-align="start" fo:text-indent="0.0006in"/>
    </style:style>
    <style:style style:name="T375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375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3753" style:parent-style-name="Normal" style:family="paragraph">
      <style:paragraph-properties fo:text-align="start" fo:text-indent="0.0006in"/>
      <style:text-properties style:font-name-complex="Calibri" fo:font-size="12pt" style:font-size-asian="12pt" style:font-size-complex="12pt" fo:language="en" fo:country="US"/>
    </style:style>
    <style:style style:name="P3754" style:parent-style-name="Normal" style:family="paragraph">
      <style:paragraph-properties fo:text-align="start" fo:text-indent="0.0006in"/>
      <style:text-properties style:font-name-complex="Calibri" fo:font-size="12pt" style:font-size-asian="12pt" style:font-size-complex="12pt" fo:language="en" fo:country="US"/>
    </style:style>
    <style:style style:name="P3755"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375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57"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3758"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375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60"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76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62"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3763"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376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65"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76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6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6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6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7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7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7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7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74"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775"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77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7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7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7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8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8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8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8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84" style:parent-style-name="Normal" style:family="paragraph">
      <style:paragraph-properties fo:text-align="start" style:vertical-align="auto" fo:text-indent="0in"/>
    </style:style>
    <style:style style:name="T3785"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T3786"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787" style:parent-style-name="CommentText" style:family="paragraph">
      <style:paragraph-properties fo:text-align="start" fo:text-indent="0in"/>
    </style:style>
    <style:style style:name="P3788" style:parent-style-name="Normal" style:family="paragraph">
      <style:paragraph-properties fo:text-align="start" style:vertical-align="auto" fo:text-indent="0in"/>
    </style:style>
    <style:style style:name="T378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379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379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3792" style:parent-style-name="CommentText" style:family="paragraph">
      <style:paragraph-properties fo:text-align="start" fo:text-indent="0in"/>
    </style:style>
    <style:style style:name="T379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379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9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9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9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9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9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0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0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0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0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0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0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0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0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0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0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1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11"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81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1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1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1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1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1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1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1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2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2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2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2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2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2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2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2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2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2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3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3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3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3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3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3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3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3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3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3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40"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3841" style:parent-style-name="Standard" style:family="paragraph">
      <style:paragraph-properties fo:text-align="start" fo:text-indent="0in"/>
      <style:text-properties style:font-name-complex="Calibri" fo:language="en" fo:country="US"/>
    </style:style>
    <style:style style:name="P3842" style:parent-style-name="Standard" style:family="paragraph">
      <style:paragraph-properties fo:text-align="start" fo:text-indent="0in"/>
    </style:style>
    <style:style style:name="T3843" style:parent-style-name="DefaultParagraphFont" style:family="text">
      <style:text-properties style:font-name-complex="Calibri" fo:language="en" fo:country="US"/>
    </style:style>
    <style:style style:name="P384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84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84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84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84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849" style:parent-style-name="Standard" style:family="paragraph">
      <style:paragraph-properties fo:text-align="start" fo:text-indent="0in"/>
      <style:text-properties style:font-name-complex="Calibri" fo:font-size="12pt" style:font-size-asian="12pt" style:font-size-complex="12pt" fo:language="en" fo:country="US"/>
    </style:style>
    <style:style style:name="P3850" style:parent-style-name="Standard" style:family="paragraph">
      <style:paragraph-properties fo:text-align="start" fo:text-indent="0in"/>
    </style:style>
    <style:style style:name="T385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85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853" style:parent-style-name="CommentText" style:family="paragraph">
      <style:paragraph-properties fo:text-align="start" fo:text-indent="0in"/>
    </style:style>
    <style:style style:name="T3854" style:parent-style-name="Absatz-Standardschriftart" style:family="text">
      <style:text-properties fo:language="en" fo:country="US"/>
    </style:style>
    <style:style style:name="T3855" style:parent-style-name="Absatz-Standardschriftart" style:family="text">
      <style:text-properties fo:language="el" fo:country="GR"/>
    </style:style>
    <style:style style:name="T3856" style:parent-style-name="Absatz-Standardschriftart" style:family="text">
      <style:text-properties fo:language="en" fo:country="US"/>
    </style:style>
    <style:style style:name="P3857" style:parent-style-name="CommentText" style:family="paragraph">
      <style:paragraph-properties fo:text-align="start" fo:text-indent="0in"/>
    </style:style>
    <style:style style:name="T3858" style:parent-style-name="Absatz-Standardschriftart" style:family="text">
      <style:text-properties fo:language="en" fo:country="US"/>
    </style:style>
    <style:style style:name="P3859" style:parent-style-name="CommentText" style:family="paragraph">
      <style:paragraph-properties fo:text-align="start" fo:text-indent="0in"/>
    </style:style>
    <style:style style:name="T3860" style:parent-style-name="Absatz-Standardschriftart" style:family="text">
      <style:text-properties fo:language="en" fo:country="US"/>
    </style:style>
    <style:style style:name="P3861" style:parent-style-name="CommentText" style:family="paragraph">
      <style:paragraph-properties fo:text-align="start" fo:text-indent="0in"/>
    </style:style>
    <style:style style:name="T3862" style:parent-style-name="Absatz-Standardschriftart" style:family="text">
      <style:text-properties fo:language="da" fo:country="DK"/>
    </style:style>
    <style:style style:name="T3863" style:parent-style-name="Absatz-Standardschriftart" style:family="text">
      <style:text-properties fo:language="en" fo:country="US"/>
    </style:style>
    <style:style style:name="T3864" style:parent-style-name="Absatz-Standardschriftart" style:family="text">
      <style:text-properties fo:language="el" fo:country="GR"/>
    </style:style>
    <style:style style:name="T3865" style:parent-style-name="Absatz-Standardschriftart" style:family="text">
      <style:text-properties fo:language="en" fo:country="US"/>
    </style:style>
    <style:style style:name="P3866" style:parent-style-name="CommentText" style:family="paragraph">
      <style:paragraph-properties fo:text-align="start" fo:text-indent="0in"/>
      <style:text-properties fo:language="en" fo:country="US"/>
    </style:style>
    <style:style style:name="P3867" style:parent-style-name="CommentText" style:family="paragraph">
      <style:paragraph-properties fo:text-align="start" fo:text-indent="0in"/>
      <style:text-properties fo:language="en" fo:country="US"/>
    </style:style>
    <style:style style:name="P3868" style:parent-style-name="CommentText" style:family="paragraph">
      <style:paragraph-properties fo:text-align="start" fo:text-indent="0in"/>
      <style:text-properties fo:language="en" fo:country="US"/>
    </style:style>
    <style:style style:name="P3869" style:parent-style-name="CommentText" style:family="paragraph">
      <style:paragraph-properties fo:text-align="start" fo:text-indent="0in"/>
      <style:text-properties fo:language="en" fo:country="US"/>
    </style:style>
    <style:style style:name="P3870" style:parent-style-name="CommentText" style:family="paragraph">
      <style:paragraph-properties fo:text-align="start" fo:text-indent="0in"/>
      <style:text-properties fo:language="en" fo:country="US"/>
    </style:style>
    <style:style style:name="P3871" style:parent-style-name="CommentText" style:family="paragraph">
      <style:paragraph-properties fo:text-align="start" fo:text-indent="0in"/>
      <style:text-properties fo:language="en" fo:country="US"/>
    </style:style>
    <style:style style:name="P3872" style:parent-style-name="CommentText" style:family="paragraph">
      <style:paragraph-properties fo:text-align="start" fo:text-indent="0in"/>
      <style:text-properties fo:language="en" fo:country="US"/>
    </style:style>
    <style:style style:name="P3873" style:parent-style-name="CommentText" style:family="paragraph">
      <style:paragraph-properties fo:text-align="start" fo:text-indent="0in"/>
      <style:text-properties fo:language="en" fo:country="US"/>
    </style:style>
    <style:style style:name="P3874" style:parent-style-name="CommentText" style:family="paragraph">
      <style:paragraph-properties fo:text-align="start" fo:text-indent="0in"/>
      <style:text-properties fo:language="en" fo:country="US"/>
    </style:style>
    <style:style style:name="P3875" style:parent-style-name="CommentText" style:family="paragraph">
      <style:paragraph-properties fo:text-align="start" fo:text-indent="0in"/>
      <style:text-properties fo:language="en" fo:country="US"/>
    </style:style>
    <style:style style:name="P3876" style:parent-style-name="CommentText" style:family="paragraph">
      <style:paragraph-properties fo:text-align="start" fo:text-indent="0in"/>
    </style:style>
    <style:style style:name="T3877" style:parent-style-name="Absatz-Standardschriftart" style:family="text">
      <style:text-properties fo:language="en" fo:country="US"/>
    </style:style>
    <style:style style:name="T3878" style:parent-style-name="Absatz-Standardschriftart" style:family="text">
      <style:text-properties fo:language="el" fo:country="GR"/>
    </style:style>
    <style:style style:name="T3879" style:parent-style-name="Absatz-Standardschriftart" style:family="text">
      <style:text-properties fo:language="en" fo:country="US"/>
    </style:style>
    <style:style style:name="P3880" style:parent-style-name="CommentText" style:family="paragraph">
      <style:paragraph-properties fo:text-align="start" fo:text-indent="0in"/>
    </style:style>
    <style:style style:name="T3881" style:parent-style-name="Absatz-Standardschriftart" style:family="text">
      <style:text-properties fo:language="en" fo:country="US"/>
    </style:style>
    <style:style style:name="T3882" style:parent-style-name="Absatz-Standardschriftart" style:family="text">
      <style:text-properties fo:language="el" fo:country="GR"/>
    </style:style>
    <style:style style:name="T3883" style:parent-style-name="Absatz-Standardschriftart" style:family="text">
      <style:text-properties fo:language="en" fo:country="US"/>
    </style:style>
    <style:style style:name="P3884" style:parent-style-name="CommentText" style:family="paragraph">
      <style:paragraph-properties fo:text-align="start" fo:text-indent="0in"/>
      <style:text-properties fo:language="en" fo:country="US"/>
    </style:style>
    <style:style style:name="P3885" style:parent-style-name="CommentText" style:family="paragraph">
      <style:paragraph-properties fo:text-align="start" fo:text-indent="0in"/>
      <style:text-properties fo:language="en" fo:country="US"/>
    </style:style>
    <style:style style:name="P3886" style:parent-style-name="CommentText" style:family="paragraph">
      <style:paragraph-properties fo:text-align="start" fo:text-indent="0in"/>
      <style:text-properties fo:language="en" fo:country="US"/>
    </style:style>
    <style:style style:name="P3887" style:parent-style-name="CommentText" style:family="paragraph">
      <style:paragraph-properties fo:text-align="start" fo:text-indent="0in"/>
      <style:text-properties fo:language="en" fo:country="US"/>
    </style:style>
    <style:style style:name="P3888" style:parent-style-name="CommentText" style:family="paragraph">
      <style:paragraph-properties fo:text-align="start" fo:text-indent="0in"/>
    </style:style>
    <style:style style:name="T3889" style:parent-style-name="Absatz-Standardschriftart" style:family="text">
      <style:text-properties fo:language="en" fo:country="US"/>
    </style:style>
    <style:style style:name="T3890" style:parent-style-name="Absatz-Standardschriftart" style:family="text">
      <style:text-properties fo:language="el" fo:country="GR"/>
    </style:style>
    <style:style style:name="T3891" style:parent-style-name="Absatz-Standardschriftart" style:family="text">
      <style:text-properties fo:language="en" fo:country="US"/>
    </style:style>
    <style:style style:name="T3892" style:parent-style-name="Absatz-Standardschriftart" style:family="text">
      <style:text-properties fo:language="el" fo:country="GR"/>
    </style:style>
    <style:style style:name="T3893" style:parent-style-name="Absatz-Standardschriftart" style:family="text">
      <style:text-properties fo:language="en" fo:country="US"/>
    </style:style>
    <style:style style:name="P3894" style:parent-style-name="CommentText" style:family="paragraph">
      <style:paragraph-properties fo:text-align="start" fo:text-indent="0in"/>
    </style:style>
    <style:style style:name="T3895" style:parent-style-name="Absatz-Standardschriftart" style:family="text">
      <style:text-properties fo:language="en" fo:country="US"/>
    </style:style>
    <style:style style:name="T3896" style:parent-style-name="Absatz-Standardschriftart" style:family="text">
      <style:text-properties fo:language="el" fo:country="GR"/>
    </style:style>
    <style:style style:name="T3897" style:parent-style-name="Absatz-Standardschriftart" style:family="text">
      <style:text-properties fo:language="en" fo:country="US"/>
    </style:style>
    <style:style style:name="P3898" style:parent-style-name="CommentText" style:family="paragraph">
      <style:paragraph-properties fo:text-align="start" fo:text-indent="0in"/>
    </style:style>
    <style:style style:name="T3899" style:parent-style-name="Absatz-Standardschriftart" style:family="text">
      <style:text-properties fo:language="en" fo:country="US"/>
    </style:style>
    <style:style style:name="T3900" style:parent-style-name="Absatz-Standardschriftart" style:family="text">
      <style:text-properties fo:language="el" fo:country="GR"/>
    </style:style>
    <style:style style:name="T3901" style:parent-style-name="Absatz-Standardschriftart" style:family="text">
      <style:text-properties fo:language="en" fo:country="US"/>
    </style:style>
    <style:style style:name="T3902" style:parent-style-name="Absatz-Standardschriftart" style:family="text">
      <style:text-properties fo:language="el" fo:country="GR"/>
    </style:style>
    <style:style style:name="T3903" style:parent-style-name="Absatz-Standardschriftart" style:family="text">
      <style:text-properties fo:language="en" fo:country="US"/>
    </style:style>
    <style:style style:name="P3904" style:parent-style-name="CommentText" style:family="paragraph">
      <style:paragraph-properties fo:text-align="start" fo:text-indent="0in"/>
      <style:text-properties fo:language="en" fo:country="US"/>
    </style:style>
    <style:style style:name="P3905" style:parent-style-name="CommentText" style:family="paragraph">
      <style:paragraph-properties fo:text-align="start" fo:text-indent="0in"/>
    </style:style>
    <style:style style:name="T3906" style:parent-style-name="Absatz-Standardschriftart" style:family="text">
      <style:text-properties fo:language="en" fo:country="US"/>
    </style:style>
    <style:style style:name="P3907" style:parent-style-name="CommentText" style:family="paragraph">
      <style:paragraph-properties fo:text-align="start" fo:text-indent="0in"/>
      <style:text-properties fo:language="en" fo:country="US"/>
    </style:style>
    <style:style style:name="P3908" style:parent-style-name="CommentText" style:family="paragraph">
      <style:paragraph-properties fo:text-align="start" fo:text-indent="0in"/>
    </style:style>
    <style:style style:name="T3909" style:parent-style-name="Absatz-Standardschriftart" style:family="text">
      <style:text-properties fo:language="en" fo:country="US"/>
    </style:style>
    <style:style style:name="T3910" style:parent-style-name="Absatz-Standardschriftart" style:family="text">
      <style:text-properties fo:language="el" fo:country="GR"/>
    </style:style>
    <style:style style:name="T3911" style:parent-style-name="Absatz-Standardschriftart" style:family="text">
      <style:text-properties fo:language="en" fo:country="US"/>
    </style:style>
    <style:style style:name="P3912" style:parent-style-name="CommentText" style:family="paragraph">
      <style:paragraph-properties fo:text-align="start" fo:text-indent="0in"/>
    </style:style>
    <style:style style:name="T3913" style:parent-style-name="Absatz-Standardschriftart" style:family="text">
      <style:text-properties fo:language="en" fo:country="US"/>
    </style:style>
    <style:style style:name="T3914" style:parent-style-name="Absatz-Standardschriftart" style:family="text">
      <style:text-properties fo:language="el" fo:country="GR"/>
    </style:style>
    <style:style style:name="T3915" style:parent-style-name="Absatz-Standardschriftart" style:family="text">
      <style:text-properties fo:language="en" fo:country="US"/>
    </style:style>
    <style:style style:name="P3916" style:parent-style-name="CommentText" style:family="paragraph">
      <style:paragraph-properties fo:text-align="start" fo:text-indent="0in"/>
      <style:text-properties fo:language="en" fo:country="US"/>
    </style:style>
    <style:style style:name="P3917" style:parent-style-name="CommentText" style:family="paragraph">
      <style:paragraph-properties fo:text-align="start" fo:text-indent="0in"/>
    </style:style>
    <style:style style:name="T3918" style:parent-style-name="Absatz-Standardschriftart" style:family="text">
      <style:text-properties fo:language="en" fo:country="US"/>
    </style:style>
    <style:style style:name="T3919" style:parent-style-name="Absatz-Standardschriftart" style:family="text">
      <style:text-properties fo:language="el" fo:country="GR"/>
    </style:style>
    <style:style style:name="T3920" style:parent-style-name="Absatz-Standardschriftart" style:family="text">
      <style:text-properties fo:language="en" fo:country="US"/>
    </style:style>
    <style:style style:name="P3921" style:parent-style-name="CommentText" style:family="paragraph">
      <style:paragraph-properties fo:text-align="start" fo:text-indent="0in"/>
      <style:text-properties fo:language="en" fo:country="US"/>
    </style:style>
    <style:style style:name="P3922" style:parent-style-name="CommentText" style:family="paragraph">
      <style:paragraph-properties fo:text-align="start" fo:text-indent="0in"/>
    </style:style>
    <style:style style:name="T3923" style:parent-style-name="Absatz-Standardschriftart" style:family="text">
      <style:text-properties fo:language="en" fo:country="US"/>
    </style:style>
    <style:style style:name="P3924" style:parent-style-name="CommentText" style:family="paragraph">
      <style:paragraph-properties fo:text-align="start" fo:text-indent="0in"/>
    </style:style>
    <style:style style:name="T3925" style:parent-style-name="Absatz-Standardschriftart" style:family="text">
      <style:text-properties fo:language="en" fo:country="US"/>
    </style:style>
    <style:style style:name="T3926" style:parent-style-name="Absatz-Standardschriftart" style:family="text">
      <style:text-properties fo:language="el" fo:country="GR"/>
    </style:style>
    <style:style style:name="T3927" style:parent-style-name="Absatz-Standardschriftart" style:family="text">
      <style:text-properties fo:language="en" fo:country="US"/>
    </style:style>
    <style:style style:name="P3928" style:parent-style-name="CommentText" style:family="paragraph">
      <style:paragraph-properties fo:text-align="start" fo:text-indent="0in"/>
    </style:style>
    <style:style style:name="T3929" style:parent-style-name="Absatz-Standardschriftart" style:family="text">
      <style:text-properties fo:language="en" fo:country="US"/>
    </style:style>
    <style:style style:name="T3930" style:parent-style-name="Absatz-Standardschriftart" style:family="text">
      <style:text-properties fo:language="el" fo:country="GR"/>
    </style:style>
    <style:style style:name="T3931" style:parent-style-name="Absatz-Standardschriftart" style:family="text">
      <style:text-properties fo:language="en" fo:country="US"/>
    </style:style>
    <style:style style:name="P3932" style:parent-style-name="CommentText" style:family="paragraph">
      <style:paragraph-properties fo:text-align="start" fo:text-indent="0in"/>
    </style:style>
    <style:style style:name="T3933" style:parent-style-name="Absatz-Standardschriftart" style:family="text">
      <style:text-properties fo:language="en" fo:country="US"/>
    </style:style>
    <style:style style:name="T3934" style:parent-style-name="Absatz-Standardschriftart" style:family="text">
      <style:text-properties fo:language="el" fo:country="GR"/>
    </style:style>
    <style:style style:name="T3935" style:parent-style-name="Absatz-Standardschriftart" style:family="text">
      <style:text-properties fo:language="en" fo:country="US"/>
    </style:style>
    <style:style style:name="P3936" style:parent-style-name="CommentText" style:family="paragraph">
      <style:paragraph-properties fo:text-align="start" fo:text-indent="0in"/>
      <style:text-properties fo:language="en" fo:country="US"/>
    </style:style>
    <style:style style:name="P3937" style:parent-style-name="CommentText" style:family="paragraph">
      <style:paragraph-properties fo:text-align="start" fo:text-indent="0in"/>
      <style:text-properties fo:language="en" fo:country="US"/>
    </style:style>
    <style:style style:name="P3938" style:parent-style-name="CommentText" style:family="paragraph">
      <style:paragraph-properties fo:text-align="start" fo:text-indent="0in"/>
      <style:text-properties fo:language="en" fo:country="US"/>
    </style:style>
    <style:style style:name="P3939" style:parent-style-name="CommentText" style:family="paragraph">
      <style:paragraph-properties fo:text-align="start" fo:text-indent="0in"/>
      <style:text-properties fo:language="en" fo:country="US"/>
    </style:style>
    <style:style style:name="P3940" style:parent-style-name="CommentText" style:family="paragraph">
      <style:paragraph-properties fo:text-align="start" fo:text-indent="0in"/>
      <style:text-properties fo:language="en" fo:country="US"/>
    </style:style>
    <style:style style:name="P3941" style:parent-style-name="CommentText" style:family="paragraph">
      <style:paragraph-properties fo:text-align="start" fo:text-indent="0in"/>
    </style:style>
    <style:style style:name="T3942" style:parent-style-name="Absatz-Standardschriftart" style:family="text">
      <style:text-properties fo:language="en" fo:country="US"/>
    </style:style>
    <style:style style:name="P3943" style:parent-style-name="CommentText" style:family="paragraph">
      <style:paragraph-properties fo:text-align="start" fo:text-indent="0in"/>
    </style:style>
    <style:style style:name="T3944" style:parent-style-name="Absatz-Standardschriftart" style:family="text">
      <style:text-properties fo:language="en" fo:country="US"/>
    </style:style>
    <style:style style:name="T3945" style:parent-style-name="Absatz-Standardschriftart" style:family="text">
      <style:text-properties fo:language="el" fo:country="GR"/>
    </style:style>
    <style:style style:name="T3946" style:parent-style-name="Absatz-Standardschriftart" style:family="text">
      <style:text-properties fo:language="en" fo:country="US"/>
    </style:style>
    <style:style style:name="P3947" style:parent-style-name="CommentText" style:family="paragraph">
      <style:paragraph-properties fo:text-align="start" fo:text-indent="0in"/>
      <style:text-properties fo:language="en" fo:country="US"/>
    </style:style>
    <style:style style:name="P3948" style:parent-style-name="CommentText" style:family="paragraph">
      <style:paragraph-properties fo:text-align="start" fo:text-indent="0in"/>
      <style:text-properties fo:language="en" fo:country="US"/>
    </style:style>
    <style:style style:name="P3949" style:parent-style-name="CommentText" style:family="paragraph">
      <style:paragraph-properties fo:text-align="start" fo:text-indent="0in"/>
    </style:style>
    <style:style style:name="T3950" style:parent-style-name="Absatz-Standardschriftart" style:family="text">
      <style:text-properties fo:language="en" fo:country="US"/>
    </style:style>
    <style:style style:name="P3951" style:parent-style-name="CommentText" style:family="paragraph">
      <style:paragraph-properties fo:text-align="start" fo:text-indent="0in"/>
      <style:text-properties fo:language="en" fo:country="US"/>
    </style:style>
    <style:style style:name="P3952" style:parent-style-name="CommentText" style:family="paragraph">
      <style:paragraph-properties fo:text-align="start" fo:text-indent="0in"/>
      <style:text-properties fo:language="en" fo:country="US"/>
    </style:style>
    <style:style style:name="P3953" style:parent-style-name="CommentText" style:family="paragraph">
      <style:paragraph-properties fo:text-align="start" fo:text-indent="0in"/>
      <style:text-properties fo:language="en" fo:country="US"/>
    </style:style>
    <style:style style:name="T395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955" style:parent-style-name="Standard" style:family="paragraph">
      <style:paragraph-properties fo:text-align="start" fo:text-indent="0in"/>
    </style:style>
    <style:style style:name="T39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95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958" style:parent-style-name="CommentText" style:family="paragraph">
      <style:paragraph-properties fo:text-align="start" fo:text-indent="0in"/>
    </style:style>
    <style:style style:name="T3959" style:parent-style-name="Absatz-Standardschriftart" style:family="text">
      <style:text-properties fo:language="en" fo:country="US"/>
    </style:style>
    <style:style style:name="P3960" style:parent-style-name="CommentText" style:family="paragraph">
      <style:paragraph-properties fo:text-align="start" fo:text-indent="0in"/>
      <style:text-properties fo:language="en" fo:country="US"/>
    </style:style>
    <style:style style:name="P3961" style:parent-style-name="CommentText" style:family="paragraph">
      <style:paragraph-properties fo:text-align="start" fo:text-indent="0in"/>
    </style:style>
    <style:style style:name="T3962" style:parent-style-name="Absatz-Standardschriftart" style:family="text">
      <style:text-properties fo:language="en" fo:country="US"/>
    </style:style>
    <style:style style:name="T3963" style:parent-style-name="Absatz-Standardschriftart" style:family="text">
      <style:text-properties fo:language="el" fo:country="GR"/>
    </style:style>
    <style:style style:name="T3964" style:parent-style-name="Absatz-Standardschriftart" style:family="text">
      <style:text-properties fo:language="en" fo:country="US"/>
    </style:style>
    <style:style style:name="P3965" style:parent-style-name="CommentText" style:family="paragraph">
      <style:paragraph-properties fo:text-align="start" fo:text-indent="0in"/>
    </style:style>
    <style:style style:name="T3966" style:parent-style-name="Absatz-Standardschriftart" style:family="text">
      <style:text-properties fo:language="en" fo:country="US"/>
    </style:style>
    <style:style style:name="T3967" style:parent-style-name="Absatz-Standardschriftart" style:family="text">
      <style:text-properties fo:language="el" fo:country="GR"/>
    </style:style>
    <style:style style:name="T3968" style:parent-style-name="Absatz-Standardschriftart" style:family="text">
      <style:text-properties fo:language="en" fo:country="US"/>
    </style:style>
    <style:style style:name="P3969" style:parent-style-name="CommentText" style:family="paragraph">
      <style:paragraph-properties fo:text-align="start" fo:text-indent="0in"/>
      <style:text-properties fo:language="en" fo:country="US"/>
    </style:style>
    <style:style style:name="P3970" style:parent-style-name="CommentText" style:family="paragraph">
      <style:paragraph-properties fo:text-align="start" fo:text-indent="0in"/>
      <style:text-properties fo:language="en" fo:country="US"/>
    </style:style>
    <style:style style:name="P3971" style:parent-style-name="CommentText" style:family="paragraph">
      <style:paragraph-properties fo:text-align="start" fo:text-indent="0in"/>
    </style:style>
    <style:style style:name="T3972" style:parent-style-name="Absatz-Standardschriftart" style:family="text">
      <style:text-properties fo:language="en" fo:country="US"/>
    </style:style>
    <style:style style:name="T3973" style:parent-style-name="Absatz-Standardschriftart" style:family="text">
      <style:text-properties fo:language="el" fo:country="GR"/>
    </style:style>
    <style:style style:name="T3974" style:parent-style-name="Absatz-Standardschriftart" style:family="text">
      <style:text-properties fo:language="en" fo:country="US"/>
    </style:style>
    <style:style style:name="P3975" style:parent-style-name="CommentText" style:family="paragraph">
      <style:paragraph-properties fo:text-align="start" fo:text-indent="0in"/>
    </style:style>
    <style:style style:name="T3976" style:parent-style-name="Absatz-Standardschriftart" style:family="text">
      <style:text-properties fo:language="en" fo:country="US"/>
    </style:style>
    <style:style style:name="T3977" style:parent-style-name="Absatz-Standardschriftart" style:family="text">
      <style:text-properties fo:language="el" fo:country="GR"/>
    </style:style>
    <style:style style:name="T3978" style:parent-style-name="Absatz-Standardschriftart" style:family="text">
      <style:text-properties fo:language="en" fo:country="US"/>
    </style:style>
    <style:style style:name="P3979" style:parent-style-name="CommentText" style:family="paragraph">
      <style:paragraph-properties fo:text-align="start" fo:text-indent="0in"/>
      <style:text-properties fo:language="en" fo:country="US"/>
    </style:style>
    <style:style style:name="P3980" style:parent-style-name="CommentText" style:family="paragraph">
      <style:paragraph-properties fo:text-align="start" fo:text-indent="0in"/>
    </style:style>
    <style:style style:name="T3981" style:parent-style-name="Absatz-Standardschriftart" style:family="text">
      <style:text-properties fo:language="en" fo:country="US"/>
    </style:style>
    <style:style style:name="T3982" style:parent-style-name="Absatz-Standardschriftart" style:family="text">
      <style:text-properties fo:language="el" fo:country="GR"/>
    </style:style>
    <style:style style:name="T3983" style:parent-style-name="Absatz-Standardschriftart" style:family="text">
      <style:text-properties fo:language="en" fo:country="US"/>
    </style:style>
    <style:style style:name="P3984" style:parent-style-name="CommentText" style:family="paragraph">
      <style:paragraph-properties fo:text-align="start" fo:text-indent="0in"/>
      <style:text-properties fo:language="en" fo:country="US"/>
    </style:style>
    <style:style style:name="P3985" style:parent-style-name="CommentText" style:family="paragraph">
      <style:paragraph-properties fo:text-align="start" fo:text-indent="0in"/>
      <style:text-properties fo:language="en" fo:country="US"/>
    </style:style>
    <style:style style:name="P3986" style:parent-style-name="CommentText" style:family="paragraph">
      <style:paragraph-properties fo:text-align="start" fo:text-indent="0in"/>
      <style:text-properties fo:language="en" fo:country="US"/>
    </style:style>
    <style:style style:name="P3987" style:parent-style-name="CommentText" style:family="paragraph">
      <style:paragraph-properties fo:text-align="start" fo:text-indent="0in"/>
    </style:style>
    <style:style style:name="T3988" style:parent-style-name="Absatz-Standardschriftart" style:family="text">
      <style:text-properties fo:language="da" fo:country="DK"/>
    </style:style>
    <style:style style:name="T3989" style:parent-style-name="Absatz-Standardschriftart" style:family="text">
      <style:text-properties fo:language="en" fo:country="US"/>
    </style:style>
    <style:style style:name="P3990" style:parent-style-name="CommentText" style:family="paragraph">
      <style:paragraph-properties fo:text-align="start" fo:text-indent="0in"/>
      <style:text-properties fo:language="en" fo:country="US"/>
    </style:style>
    <style:style style:name="P3991" style:parent-style-name="CommentText" style:family="paragraph">
      <style:paragraph-properties fo:text-align="start" fo:text-indent="0in"/>
      <style:text-properties fo:language="en" fo:country="US"/>
    </style:style>
    <style:style style:name="P3992" style:parent-style-name="CommentText" style:family="paragraph">
      <style:paragraph-properties fo:text-align="start" fo:text-indent="0in"/>
      <style:text-properties fo:language="en" fo:country="US"/>
    </style:style>
    <style:style style:name="P3993" style:parent-style-name="CommentText" style:family="paragraph">
      <style:paragraph-properties fo:text-align="start" fo:text-indent="0in"/>
      <style:text-properties fo:language="en" fo:country="US"/>
    </style:style>
    <style:style style:name="P3994" style:parent-style-name="CommentText" style:family="paragraph">
      <style:paragraph-properties fo:text-align="start" fo:text-indent="0in"/>
      <style:text-properties fo:language="en" fo:country="US"/>
    </style:style>
    <style:style style:name="P3995" style:parent-style-name="CommentText" style:family="paragraph">
      <style:paragraph-properties fo:text-align="start" fo:text-indent="0in"/>
      <style:text-properties fo:language="en" fo:country="US"/>
    </style:style>
    <style:style style:name="P3996" style:parent-style-name="CommentText" style:family="paragraph">
      <style:paragraph-properties fo:text-align="start" fo:text-indent="0in"/>
      <style:text-properties fo:language="en" fo:country="US"/>
    </style:style>
    <style:style style:name="P3997" style:parent-style-name="CommentText" style:family="paragraph">
      <style:paragraph-properties fo:text-align="start" fo:text-indent="0in"/>
    </style:style>
    <style:style style:name="T3998" style:parent-style-name="Absatz-Standardschriftart" style:family="text">
      <style:text-properties fo:language="en" fo:country="US"/>
    </style:style>
    <style:style style:name="T3999" style:parent-style-name="Absatz-Standardschriftart" style:family="text">
      <style:text-properties fo:language="el" fo:country="GR"/>
    </style:style>
    <style:style style:name="T4000" style:parent-style-name="Absatz-Standardschriftart" style:family="text">
      <style:text-properties fo:language="en" fo:country="US"/>
    </style:style>
    <style:style style:name="P4001" style:parent-style-name="CommentText" style:family="paragraph">
      <style:paragraph-properties fo:text-align="start" fo:text-indent="0in"/>
      <style:text-properties fo:language="en" fo:country="US"/>
    </style:style>
    <style:style style:name="P4002" style:parent-style-name="CommentText" style:family="paragraph">
      <style:paragraph-properties fo:text-align="start" fo:text-indent="0in"/>
      <style:text-properties fo:language="en" fo:country="US"/>
    </style:style>
    <style:style style:name="P4003" style:parent-style-name="CommentText" style:family="paragraph">
      <style:paragraph-properties fo:text-align="start" fo:text-indent="0in"/>
    </style:style>
    <style:style style:name="T4004" style:parent-style-name="Absatz-Standardschriftart" style:family="text">
      <style:text-properties fo:language="en" fo:country="US"/>
    </style:style>
    <style:style style:name="T4005" style:parent-style-name="Absatz-Standardschriftart" style:family="text">
      <style:text-properties fo:language="el" fo:country="GR"/>
    </style:style>
    <style:style style:name="T4006" style:parent-style-name="Absatz-Standardschriftart" style:family="text">
      <style:text-properties fo:language="en" fo:country="US"/>
    </style:style>
    <style:style style:name="P4007" style:parent-style-name="CommentText" style:family="paragraph">
      <style:paragraph-properties fo:text-align="start" fo:text-indent="0in"/>
    </style:style>
    <style:style style:name="T4008" style:parent-style-name="Absatz-Standardschriftart" style:family="text">
      <style:text-properties fo:language="en" fo:country="US"/>
    </style:style>
    <style:style style:name="T4009" style:parent-style-name="Absatz-Standardschriftart" style:family="text">
      <style:text-properties fo:language="el" fo:country="GR"/>
    </style:style>
    <style:style style:name="T4010" style:parent-style-name="Absatz-Standardschriftart" style:family="text">
      <style:text-properties fo:language="en" fo:country="US"/>
    </style:style>
    <style:style style:name="P4011" style:parent-style-name="CommentText" style:family="paragraph">
      <style:paragraph-properties fo:text-align="start" fo:text-indent="0in"/>
    </style:style>
    <style:style style:name="T4012" style:parent-style-name="Absatz-Standardschriftart" style:family="text">
      <style:text-properties fo:language="en" fo:country="US"/>
    </style:style>
    <style:style style:name="T4013" style:parent-style-name="Absatz-Standardschriftart" style:family="text">
      <style:text-properties fo:language="el" fo:country="GR"/>
    </style:style>
    <style:style style:name="T4014" style:parent-style-name="Absatz-Standardschriftart" style:family="text">
      <style:text-properties fo:language="en" fo:country="US"/>
    </style:style>
    <style:style style:name="P4015" style:parent-style-name="CommentText" style:family="paragraph">
      <style:paragraph-properties fo:text-align="start" fo:text-indent="0in"/>
    </style:style>
    <style:style style:name="T4016" style:parent-style-name="Absatz-Standardschriftart" style:family="text">
      <style:text-properties fo:language="en" fo:country="US"/>
    </style:style>
    <style:style style:name="T4017" style:parent-style-name="Absatz-Standardschriftart" style:family="text">
      <style:text-properties fo:language="el" fo:country="GR"/>
    </style:style>
    <style:style style:name="T4018" style:parent-style-name="Absatz-Standardschriftart" style:family="text">
      <style:text-properties fo:language="en" fo:country="US"/>
    </style:style>
    <style:style style:name="P4019" style:parent-style-name="CommentText" style:family="paragraph">
      <style:paragraph-properties fo:text-align="start" fo:text-indent="0in"/>
    </style:style>
    <style:style style:name="T4020" style:parent-style-name="Absatz-Standardschriftart" style:family="text">
      <style:text-properties fo:language="en" fo:country="US"/>
    </style:style>
    <style:style style:name="T4021" style:parent-style-name="Absatz-Standardschriftart" style:family="text">
      <style:text-properties fo:language="el" fo:country="GR"/>
    </style:style>
    <style:style style:name="T4022" style:parent-style-name="Absatz-Standardschriftart" style:family="text">
      <style:text-properties fo:language="en" fo:country="US"/>
    </style:style>
    <style:style style:name="P4023" style:parent-style-name="CommentText" style:family="paragraph">
      <style:paragraph-properties fo:text-align="start" fo:text-indent="0in"/>
      <style:text-properties fo:language="en" fo:country="US"/>
    </style:style>
    <style:style style:name="P4024" style:parent-style-name="CommentText" style:family="paragraph">
      <style:paragraph-properties fo:text-align="start" fo:text-indent="0in"/>
    </style:style>
    <style:style style:name="T4025" style:parent-style-name="Absatz-Standardschriftart" style:family="text">
      <style:text-properties fo:language="en" fo:country="US"/>
    </style:style>
    <style:style style:name="T4026" style:parent-style-name="Absatz-Standardschriftart" style:family="text">
      <style:text-properties fo:language="el" fo:country="GR"/>
    </style:style>
    <style:style style:name="T4027" style:parent-style-name="Absatz-Standardschriftart" style:family="text">
      <style:text-properties fo:language="en" fo:country="US"/>
    </style:style>
    <style:style style:name="T4028" style:parent-style-name="Absatz-Standardschriftart" style:family="text">
      <style:text-properties fo:language="el" fo:country="GR"/>
    </style:style>
    <style:style style:name="T4029" style:parent-style-name="Absatz-Standardschriftart" style:family="text">
      <style:text-properties fo:language="en" fo:country="US"/>
    </style:style>
    <style:style style:name="T4030" style:parent-style-name="Absatz-Standardschriftart" style:family="text">
      <style:text-properties fo:language="el" fo:country="GR"/>
    </style:style>
    <style:style style:name="T4031" style:parent-style-name="Absatz-Standardschriftart" style:family="text">
      <style:text-properties fo:language="en" fo:country="US"/>
    </style:style>
    <style:style style:name="T4032" style:parent-style-name="Absatz-Standardschriftart" style:family="text">
      <style:text-properties fo:language="el" fo:country="GR"/>
    </style:style>
    <style:style style:name="T4033" style:parent-style-name="Absatz-Standardschriftart" style:family="text">
      <style:text-properties fo:language="en" fo:country="US"/>
    </style:style>
    <style:style style:name="P4034" style:parent-style-name="CommentText" style:family="paragraph">
      <style:paragraph-properties fo:text-align="start" fo:text-indent="0in"/>
    </style:style>
    <style:style style:name="T4035" style:parent-style-name="Absatz-Standardschriftart" style:family="text">
      <style:text-properties fo:language="en" fo:country="US"/>
    </style:style>
    <style:style style:name="T4036" style:parent-style-name="Absatz-Standardschriftart" style:family="text">
      <style:text-properties fo:language="el" fo:country="GR"/>
    </style:style>
    <style:style style:name="T4037" style:parent-style-name="Absatz-Standardschriftart" style:family="text">
      <style:text-properties fo:language="en" fo:country="US"/>
    </style:style>
    <style:style style:name="T4038" style:parent-style-name="Absatz-Standardschriftart" style:family="text">
      <style:text-properties fo:language="el" fo:country="GR"/>
    </style:style>
    <style:style style:name="P4039" style:parent-style-name="CommentText" style:family="paragraph">
      <style:paragraph-properties fo:text-align="start" fo:text-indent="0in"/>
    </style:style>
    <style:style style:name="T4040" style:parent-style-name="Absatz-Standardschriftart" style:family="text">
      <style:text-properties fo:language="en" fo:country="US"/>
    </style:style>
    <style:style style:name="T4041" style:parent-style-name="Absatz-Standardschriftart" style:family="text">
      <style:text-properties fo:language="el" fo:country="GR"/>
    </style:style>
    <style:style style:name="T4042" style:parent-style-name="Absatz-Standardschriftart" style:family="text">
      <style:text-properties fo:language="en" fo:country="US"/>
    </style:style>
    <style:style style:name="T4043" style:parent-style-name="Absatz-Standardschriftart" style:family="text">
      <style:text-properties fo:language="el" fo:country="GR"/>
    </style:style>
    <style:style style:name="T4044" style:parent-style-name="Absatz-Standardschriftart" style:family="text">
      <style:text-properties fo:language="en" fo:country="US"/>
    </style:style>
    <style:style style:name="T4045" style:parent-style-name="Absatz-Standardschriftart" style:family="text">
      <style:text-properties fo:language="el" fo:country="GR"/>
    </style:style>
    <style:style style:name="T4046" style:parent-style-name="Absatz-Standardschriftart" style:family="text">
      <style:text-properties fo:language="en" fo:country="US"/>
    </style:style>
    <style:style style:name="T4047" style:parent-style-name="Absatz-Standardschriftart" style:family="text">
      <style:text-properties fo:language="el" fo:country="GR"/>
    </style:style>
    <style:style style:name="T4048" style:parent-style-name="Absatz-Standardschriftart" style:family="text">
      <style:text-properties fo:language="en" fo:country="US"/>
    </style:style>
    <style:style style:name="T4049" style:parent-style-name="Absatz-Standardschriftart" style:family="text">
      <style:text-properties fo:language="el" fo:country="GR"/>
    </style:style>
    <style:style style:name="T4050" style:parent-style-name="Absatz-Standardschriftart" style:family="text">
      <style:text-properties fo:language="en" fo:country="US"/>
    </style:style>
    <style:style style:name="P4051" style:parent-style-name="CommentText" style:family="paragraph">
      <style:paragraph-properties fo:text-align="start" fo:text-indent="0in"/>
    </style:style>
    <style:style style:name="T4052" style:parent-style-name="Absatz-Standardschriftart" style:family="text">
      <style:text-properties fo:language="en" fo:country="US"/>
    </style:style>
    <style:style style:name="T4053" style:parent-style-name="Absatz-Standardschriftart" style:family="text">
      <style:text-properties fo:language="el" fo:country="GR"/>
    </style:style>
    <style:style style:name="T4054" style:parent-style-name="Absatz-Standardschriftart" style:family="text">
      <style:text-properties fo:language="en" fo:country="US"/>
    </style:style>
    <style:style style:name="T4055" style:parent-style-name="Absatz-Standardschriftart" style:family="text">
      <style:text-properties fo:language="el" fo:country="GR"/>
    </style:style>
    <style:style style:name="T4056" style:parent-style-name="Absatz-Standardschriftart" style:family="text">
      <style:text-properties fo:language="en" fo:country="US"/>
    </style:style>
    <style:style style:name="T4057" style:parent-style-name="Absatz-Standardschriftart" style:family="text">
      <style:text-properties fo:language="el" fo:country="GR"/>
    </style:style>
    <style:style style:name="T4058" style:parent-style-name="Absatz-Standardschriftart" style:family="text">
      <style:text-properties fo:language="en" fo:country="US"/>
    </style:style>
    <style:style style:name="T4059" style:parent-style-name="Absatz-Standardschriftart" style:family="text">
      <style:text-properties fo:language="el" fo:country="GR"/>
    </style:style>
    <style:style style:name="T4060" style:parent-style-name="Absatz-Standardschriftart" style:family="text">
      <style:text-properties fo:language="en" fo:country="US"/>
    </style:style>
    <style:style style:name="T4061" style:parent-style-name="Absatz-Standardschriftart" style:family="text">
      <style:text-properties fo:language="el" fo:country="GR"/>
    </style:style>
    <style:style style:name="T4062" style:parent-style-name="Absatz-Standardschriftart" style:family="text">
      <style:text-properties fo:language="en" fo:country="US"/>
    </style:style>
    <style:style style:name="T4063" style:parent-style-name="Absatz-Standardschriftart" style:family="text">
      <style:text-properties fo:language="el" fo:country="GR"/>
    </style:style>
    <style:style style:name="P4064" style:parent-style-name="CommentText" style:family="paragraph">
      <style:paragraph-properties fo:text-align="start" fo:text-indent="0in"/>
    </style:style>
    <style:style style:name="T4065" style:parent-style-name="Absatz-Standardschriftart" style:family="text">
      <style:text-properties fo:language="en" fo:country="US"/>
    </style:style>
    <style:style style:name="T4066" style:parent-style-name="Absatz-Standardschriftart" style:family="text">
      <style:text-properties fo:language="el" fo:country="GR"/>
    </style:style>
    <style:style style:name="T4067" style:parent-style-name="Absatz-Standardschriftart" style:family="text">
      <style:text-properties fo:language="en" fo:country="US"/>
    </style:style>
    <style:style style:name="T4068" style:parent-style-name="Absatz-Standardschriftart" style:family="text">
      <style:text-properties fo:language="el" fo:country="GR"/>
    </style:style>
    <style:style style:name="T4069" style:parent-style-name="Absatz-Standardschriftart" style:family="text">
      <style:text-properties fo:language="en" fo:country="US"/>
    </style:style>
    <style:style style:name="T4070" style:parent-style-name="Absatz-Standardschriftart" style:family="text">
      <style:text-properties fo:language="el" fo:country="GR"/>
    </style:style>
    <style:style style:name="T4071" style:parent-style-name="Absatz-Standardschriftart" style:family="text">
      <style:text-properties fo:language="en" fo:country="US"/>
    </style:style>
    <style:style style:name="P4072" style:parent-style-name="CommentText" style:family="paragraph">
      <style:paragraph-properties fo:text-align="start" fo:text-indent="0in"/>
    </style:style>
    <style:style style:name="T4073" style:parent-style-name="Absatz-Standardschriftart" style:family="text">
      <style:text-properties fo:language="en" fo:country="US"/>
    </style:style>
    <style:style style:name="T4074" style:parent-style-name="Absatz-Standardschriftart" style:family="text">
      <style:text-properties fo:language="el" fo:country="GR"/>
    </style:style>
    <style:style style:name="T4075" style:parent-style-name="Absatz-Standardschriftart" style:family="text">
      <style:text-properties fo:language="en" fo:country="US"/>
    </style:style>
    <style:style style:name="T4076" style:parent-style-name="Absatz-Standardschriftart" style:family="text">
      <style:text-properties fo:language="el" fo:country="GR"/>
    </style:style>
    <style:style style:name="T4077" style:parent-style-name="Absatz-Standardschriftart" style:family="text">
      <style:text-properties fo:language="en" fo:country="US"/>
    </style:style>
    <style:style style:name="T4078" style:parent-style-name="Absatz-Standardschriftart" style:family="text">
      <style:text-properties fo:language="el" fo:country="GR"/>
    </style:style>
    <style:style style:name="T4079" style:parent-style-name="Absatz-Standardschriftart" style:family="text">
      <style:text-properties fo:language="en" fo:country="US"/>
    </style:style>
    <style:style style:name="T4080" style:parent-style-name="Absatz-Standardschriftart" style:family="text">
      <style:text-properties fo:language="el" fo:country="GR"/>
    </style:style>
    <style:style style:name="T4081" style:parent-style-name="Absatz-Standardschriftart" style:family="text">
      <style:text-properties fo:language="en" fo:country="US"/>
    </style:style>
    <style:style style:name="T4082" style:parent-style-name="Absatz-Standardschriftart" style:family="text">
      <style:text-properties fo:language="el" fo:country="GR"/>
    </style:style>
    <style:style style:name="T4083" style:parent-style-name="Absatz-Standardschriftart" style:family="text">
      <style:text-properties fo:language="en" fo:country="US"/>
    </style:style>
    <style:style style:name="T4084" style:parent-style-name="Absatz-Standardschriftart" style:family="text">
      <style:text-properties fo:language="el" fo:country="GR"/>
    </style:style>
    <style:style style:name="T4085" style:parent-style-name="Absatz-Standardschriftart" style:family="text">
      <style:text-properties fo:language="en" fo:country="US"/>
    </style:style>
    <style:style style:name="T408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087" style:parent-style-name="Standard" style:family="paragraph">
      <style:paragraph-properties fo:text-align="start" fo:text-indent="0in"/>
      <style:text-properties style:font-name-complex="Calibri" fo:font-size="12pt" style:font-size-asian="12pt" style:font-size-complex="12pt" fo:language="en" fo:country="US"/>
    </style:style>
    <style:style style:name="P4088" style:parent-style-name="Standard" style:family="paragraph">
      <style:paragraph-properties style:text-autospace="none" fo:text-align="start" fo:text-indent="0in"/>
    </style:style>
    <style:style style:name="T4089" style:parent-style-name="Absatz-Standardschriftart" style:family="text">
      <style:text-properties style:font-name-complex="Calibri" fo:font-size="12pt" style:font-size-asian="12pt" style:font-size-complex="12pt" fo:language="en" fo:country="US"/>
    </style:style>
    <style:style style:name="T4090" style:parent-style-name="animate-in" style:family="text">
      <style:text-properties style:font-name-complex="Calibri" fo:font-size="12pt" style:font-size-asian="12pt" style:font-size-complex="12pt" fo:language="en" fo:country="US"/>
    </style:style>
    <style:style style:name="T4091" style:parent-style-name="animate-in" style:family="text">
      <style:text-properties style:font-name-complex="Calibri" fo:font-size="12pt" style:font-size-asian="12pt" style:font-size-complex="12pt" fo:language="en" fo:country="US"/>
    </style:style>
    <style:style style:name="P4092" style:parent-style-name="CommentText" style:family="paragraph">
      <style:paragraph-properties fo:text-align="start" fo:text-indent="0in"/>
    </style:style>
    <style:style style:name="T4093" style:parent-style-name="Absatz-Standardschriftart" style:family="text">
      <style:text-properties fo:language="en" fo:country="US"/>
    </style:style>
    <style:style style:name="P4094" style:parent-style-name="CommentText" style:family="paragraph">
      <style:paragraph-properties fo:text-align="start" fo:text-indent="0in"/>
      <style:text-properties fo:language="en" fo:country="US"/>
    </style:style>
    <style:style style:name="P4095" style:parent-style-name="CommentText" style:family="paragraph">
      <style:paragraph-properties fo:text-align="start" fo:text-indent="0in"/>
      <style:text-properties fo:language="en" fo:country="US"/>
    </style:style>
    <style:style style:name="P4096" style:parent-style-name="CommentText" style:family="paragraph">
      <style:paragraph-properties fo:text-align="start" fo:text-indent="0in"/>
    </style:style>
    <style:style style:name="T4097" style:parent-style-name="Absatz-Standardschriftart" style:family="text">
      <style:text-properties fo:language="da" fo:country="DK"/>
    </style:style>
    <style:style style:name="T4098" style:parent-style-name="Absatz-Standardschriftart" style:family="text">
      <style:text-properties fo:language="da" fo:country="DK"/>
    </style:style>
    <style:style style:name="T4099" style:parent-style-name="Absatz-Standardschriftart" style:family="text">
      <style:text-properties fo:language="da" fo:country="DK"/>
    </style:style>
    <style:style style:name="T4100" style:parent-style-name="Absatz-Standardschriftart" style:family="text">
      <style:text-properties fo:language="en" fo:country="US"/>
    </style:style>
    <style:style style:name="T4101" style:parent-style-name="animate-in" style:family="text">
      <style:text-properties style:font-name-complex="Calibri" fo:font-size="12pt" style:font-size-asian="12pt" style:font-size-complex="12pt" fo:language="en" fo:country="US"/>
    </style:style>
    <style:style style:name="P4102" style:parent-style-name="Standard" style:family="paragraph">
      <style:paragraph-properties style:text-autospace="none" fo:text-align="start" fo:text-indent="0in"/>
    </style:style>
    <style:style style:name="T4103" style:parent-style-name="Absatz-Standardschriftart" style:family="text">
      <style:text-properties style:font-name-complex="Calibri" fo:font-size="12pt" style:font-size-asian="12pt" style:font-size-complex="12pt" fo:language="en" fo:country="US"/>
    </style:style>
    <style:style style:name="T4104" style:parent-style-name="Absatz-Standardschriftart" style:family="text">
      <style:text-properties style:font-name-complex="Calibri" fo:font-size="12pt" style:font-size-asian="12pt" style:font-size-complex="12pt" fo:language="en" fo:country="US"/>
    </style:style>
    <style:style style:name="P4105" style:parent-style-name="CommentText" style:family="paragraph">
      <style:paragraph-properties fo:text-align="start" fo:text-indent="0in"/>
    </style:style>
    <style:style style:name="T4106" style:parent-style-name="Absatz-Standardschriftart" style:family="text">
      <style:text-properties fo:language="en" fo:country="US"/>
    </style:style>
    <style:style style:name="T4107" style:parent-style-name="Absatz-Standardschriftart" style:family="text">
      <style:text-properties style:font-name-complex="Calibri" fo:font-size="12pt" style:font-size-asian="12pt" style:font-size-complex="12pt" fo:language="en" fo:country="US"/>
    </style:style>
    <style:style style:name="P4108" style:parent-style-name="Standard" style:family="paragraph">
      <style:paragraph-properties fo:text-indent="0in"/>
    </style:style>
    <style:style style:name="T4109" style:parent-style-name="Absatz-Standardschriftart" style:family="text">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We’ve all walked into a room, only to have forgotten exactly why we are there. Or maybe our ability to recall names of long-lost friends or classmates isn’t quite what it used to be.</text:p>
      <text:p text:style-name="P4">These are normal signs of aging. But, if such events begin to happen more frequently or escalate, then it could be something called mild cognitive impairment, often called MCI. Mild cognitive impairment is an early stage of memory—or cognitive ability—loss in people who can still independently perform most daily activities.</text:p>
      <text:p text:style-name="P5"/>
      <text:p text:style-name="P6">Cognition is a combination of processes in the brain that includes the ability to learn, remember, and make judgements (1). When cognition is impaired, it can have a profound impact on an individual’s overall health and well-being (1).</text:p>
      <text:p text:style-name="P7"/>
      <text:p text:style-name="P8"/>
      <text:p text:style-name="P9">Cognitive impairment in young adults</text:p>
      <text:p text:style-name="P10">DSM5 – MCI nachschlagen</text:p>
      <text:p text:style-name="P11"/>
      <text:p text:style-name="P12">One part about MCI</text:p>
      <text:p text:style-name="P13">EEG Frequency bands in psychiatric disorders:</text:p>
      <text:p text:style-name="P14"><text:span text:style-name="T15">Newson &amp; Thiagarajan (2019):<text:s/></text:span><text:a xlink:href="https://doi.org/10.3389/fnhum.2018.00521" office:target-frame-name="_top" xlink:show="replace"><text:span text:style-name="T16">https://doi.org/10.3389/fnhum.2018.00521</text:span></text:a></text:p>
      <text:p text:style-name="P17">Depression: The dominant result for depression was an increase in the</text:p>
      <text:p text:style-name="P18">absolute power in both theta and beta bands for both eyes</text:p>
      <text:p text:style-name="P19">open and eyes closed conditions (eyes closed consistency 1.8,</text:p>
      <text:p text:style-name="P20">validation 880; eyes open consistency 2.0, validation 337) with</text:p>
      <text:p text:style-name="P21">average magnitudes of 48%. However, these increases were</text:p>
      <text:p text:style-name="P22">no longer visible when considering relative power where most</text:p>
      <text:p text:style-name="P23">studies failed to find any significant differences across any band</text:p>
      <text:p text:style-name="P24">(Knott et al., 2001b; Morgan et al., 2005; Korb et al., 2008; Cook</text:p>
      <text:p text:style-name="P25">et al., 2014). The largest study (Arns et al., 2015) consisting of</text:p>
      <text:p text:style-name="P26">1,344 participants showed increases in theta power across frontal</text:p>
      <text:p text:style-name="P27">regions of the brain using the eLORETA source localized signal</text:p>
      <text:p text:style-name="P28">which is methodologically different from most other depression</text:p>
      <text:p text:style-name="P29">studies identified for this review which perform their analysis in</text:p>
      <text:p text:style-name="P30">electrode space.</text:p>
      <text:soft-page-break/>
      <text:p text:style-name="P31">Other disorders such as bipolar disorder (Clementz et al., 1994;</text:p>
      <text:p text:style-name="P32">El-Badri et al., 2001; Bas¸ar et al., 2012; Kam et al., 2013;</text:p>
      <text:p text:style-name="P33">Narayanan et al., 2014; Moeini et al., 2015), anxiety (Sachs</text:p>
      <text:p text:style-name="P34">et al., 2004; Oathes et al., 2008; Xing et al., 2017) and panic</text:p>
      <text:p text:style-name="P35">disorder (Knott et al., 1996; Gordeev, 2008; Wise et al., 2011;</text:p>
      <text:p text:style-name="P36">de Carvalho et al., 2015) are included here for completeness.</text:p>
      <text:p text:style-name="P37">However generally there was no more than one or two studies</text:p>
      <text:p text:style-name="P38">for any one condition (eyes closed, eyes open, relative power,</text:p>
      <text:p text:style-name="P39">absolute power), which was too few for the inference of any</text:p>
      <text:p text:style-name="P40">trends or for the calculation of consistency scores. Nonetheless</text:p>
      <text:p text:style-name="P41">we show these results as part of our table with the caveat that</text:p>
      <text:p text:style-name="P42">they are generally poorly validated.</text:p>
      <text:p text:style-name="P43">Cogntive impairment:</text:p>
      <text:p text:style-name="P44">Millán-Calenti, Tubío, Píta-Fernández, González-</text:p>
      <text:p text:style-name="P45">Subjective cognitive decline (SCD) – A public health issue:</text:p>
      <text:p text:style-name="P46">SCD is the self-reported experience of worsening or more frequent confusion or memory loss (1,2). It is a form of cognitive impairment and one of the earliest noticeable symptoms of Alyheimer’s disease and relared dementias (2,3). Self-reported, therefore not imply a diagnosis of cognitive decline by a health care professional.</text:p>
      <text:p text:style-name="P47">Cognition is a combination of processes in the brain that includes the ability to learn, remember, and make judgements (1). When cognition is impaired, it can have a profound impact on an individual’s overall health and well-being (1). Cognitive decline can range from mild cognitive impairment to dementia, a form of decline in abilities severe enough to interfere with daily life (1). Alzheimer’s disease is the most common form of dementai (1-3).</text:p>
      <text:p text:style-name="P48">Prevalence: 11,1% or 1 in 9 adults; aged 65 and older 11,7% and 10,8% among adults 45-64 years of age. Lower prevalence of SCD is reported in adults with more years of formal education</text:p>
      <text:p text:style-name="P49"><text:span text:style-name="T50">Jessen et al. (2014):<text:s/></text:span><text:a xlink:href="https://doi.org/10.1016/j.jalz.2014.01.001" office:target-frame-name="_top" xlink:show="replace"><text:span text:style-name="T51">https://doi.org/</text:span><text:span text:style-name="T52">10.1016/j.jalz.2014.01.001</text:span></text:a></text:p>
      <text:p text:style-name="P53">There is increasing evidence that subjective cognitive decline (SCD) in individuals with unimpaired performance on cognitive tests may represent the first symptomatic manifestation of Alzheimer's disease (AD).</text:p>
      <text:p text:style-name="P54">Research criteria for pre-MCI SCD: 1. Self-experienced persistent decline in cognitive capacity in comparison with a previously normal status and unrelated to an acute event. 2. Normal age-, gender-, and education-adjusted performance on standardized cognitive tests,<text:s/><text:soft-page-break/>which are used to classify MCI or prodromal AD. -&gt; 1 and 2 must be present. Exclusion criteria: MCI, prodromal AD, or dementia; can be explained by psychiatric or neurological disease (apart from AD), medical disorder, medication, or substance uses.</text:p>
      <text:p text:style-name="P55">Cognitive referse to any cognitive domain.</text:p>
      <text:p text:style-name="P56"><text:span text:style-name="T57">Studies on SCD have often used the term<text:s/></text:span><text:span text:style-name="T58">impairment</text:span><text:span text:style-name="T59"><text:s/>(subjective cognitive impairment) instead of<text:s/></text:span><text:span text:style-name="T60">decline</text:span><text:span text:style-name="T61">. The term<text:s/></text:span><text:span text:style-name="T62">impairment</text:span><text:span text:style-name="T63"><text:s/>does not immediately reflect the temporal course of subjective cognitive change because impairment may also be of a chronic and stable nature. Thus, it requires an additional definition of onset. In contrast, the term<text:s/></text:span><text:span text:style-name="T64">decline</text:span><text:span text:style-name="T65"><text:s/>already includes the fact that an onset has occurred.</text:span></text:p>
      <text:p text:style-name="P66"><text:span text:style-name="T67">Petersen (2016):<text:s/></text:span><text:a xlink:href="https://doi.org/10.1212/CON.0000000000000313" office:target-frame-name="_top" xlink:show="replace"><text:span text:style-name="T68">https://doi.org/10.1212/CON.0000000000000313</text:span></text:a></text:p>
      <text:p text:style-name="P69"><text:span text:style-name="T70">MCI, a state of cognitive function between that seen in normal aging and dementia.<text:s/></text:span><text:span text:style-name="T71">estimating its prevalence to be between 15% and 20% in persons 60 years and older. MCI memory concern beyond what was expected for age. Memory impairment. &lt;- Historical</text:span></text:p>
      <text:p text:style-name="P72">But not only memory disturbance, multiple cognitive domain can be impaired (MCI with and without memory impairment is possible). MCI could result from a variety of etiologies and not just AD.</text:p>
      <text:p text:style-name="P73">In DSM5 -&gt; now include a predementia phase called mild neurocognitive disorder</text:p>
      <text:p text:style-name="P74">MCI reflects a change in cognitive functioning for this individual person, not a lifelong low cognitive function</text:p>
      <text:p text:style-name="P75"><text:span text:style-name="T76">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77"><office:annotation office:name="0" xml:id="1730897323"><dc:creator>Janka Hauffe</dc:creator><dc:date>2025-01-07T12:55:00</dc:date><meta:creator-initials>JH</meta:creator-initials><text:p text:style-name="P78">Interesting for discussion, that we just have total score of cognitive impairment. So I don‘t knnow in which domaine patients are better or worse</text:p></office:annotation>assessments</text:span><text:span text:style-name="T79"><office:annotation-end office:name="0"/></text:span><text:span text:style-name="T80"><text:s/>(32,33).</text:span></text:p>
      <text:p text:style-name="P81">Daily function is largely preserved in MCI.</text:p>
      <text:p text:style-name="P82">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p>
      <text:p text:style-name="P83"><text:span text:style-name="T84">Petersen (2004):<text:s/></text:span><text:a xlink:href="https://doi.org/10.1111/j.1365-2796.2004.01388.x" office:target-frame-name="_top" xlink:show="replace"><text:span text:style-name="T85">https://doi.org/10.1111/j.1365-2796.2004.01388.x</text:span></text:a></text:p>
      <text:p text:style-name="P86">The concept of cognitive impairment intervening</text:p>
      <text:p text:style-name="P87">between normal ageing and very early dementia has</text:p>
      <text:p text:style-name="P88">been in the literature for many years. Recently, the</text:p>
      <text:p text:style-name="P89">construct of mild cognitive impairment (MCI) has</text:p>
      <text:soft-page-break/>
      <text:p text:style-name="P90">been proposed to designate an early, but abnormal,</text:p>
      <text:p text:style-name="P91">state of cognitive impairment.</text:p>
      <text:p text:style-name="P92">As the field matures, we will learn more about the</text:p>
      <text:p text:style-name="P93">various subtypes of MCI and their ability to predict</text:p>
      <text:p text:style-name="P94">various forms of cognitive impairment. Hopefully, as</text:p>
      <text:p text:style-name="P95">therapeutic interventions become available, we will</text:p>
      <text:p text:style-name="P96">be able to tailor treatments for specific prodromal</text:p>
      <text:p text:style-name="P97">forms of cognitive impairment and dementia</text:p>
      <text:p text:style-name="P98"><text:span text:style-name="T99">Bischkopf, Busse &amp; Angermeyer (2002):<text:s/></text:span><text:a xlink:href="https://doi.org/10.1034/j.1600-0447.2002.01417.x" office:target-frame-name="_top" xlink:show="replace"><text:span text:style-name="T100">https://doi.org/10.1034/j.1600-0447.2002.01417.x</text:span></text:a></text:p>
      <text:p text:style-name="P101">Mild cognitive impairment</text:p>
      <text:p text:style-name="P102">is associated with an increased risk of developing</text:p>
      <text:p text:style-name="P103">dementia: patients develop dementia at a rate of</text:p>
      <text:p text:style-name="P104">10–15% ⁄ year compared with healthy controls who</text:p>
      <text:p text:style-name="P105">develop dementia at a rate of 1–2% ⁄ year (6–8).</text:p>
      <text:p text:style-name="P106">In the ICD-10 the category Ômild cognitive</text:p>
      <text:p text:style-name="P107">disorderÕ (MCD) (F 06.70) has been included as a</text:p>
      <text:p text:style-name="P108">provisional definition (44). Although the definition</text:p>
      <text:p text:style-name="P109">is slightly narrower than the one in the DSM-IV</text:p>
      <text:p text:style-name="P110">(45), weak correlations among its components call</text:p>
      <text:p text:style-name="P111">an underlying presence of a syndrome into question</text:p>
      <text:p text:style-name="P112">(46). In contrast to the constructs mentioned above,</text:p>
      <text:p text:style-name="P113">the category MCD includes cases with impairment</text:p>
      <text:p text:style-name="P114">caused by medical or psychiatric conditions. How-</text:p>
      <text:p text:style-name="P115">ever, a prevalence rate of only 4% for people</text:p>
      <text:p text:style-name="P116">70 years and older has been reported (46) and</text:p>
      <text:p text:style-name="P117">people with a diagnosis of MCD are more distin-</text:p>
      <text:p text:style-name="P118">guished by anxiety, depression and neuroticism</text:p>
      <text:p text:style-name="P119">than by cognitive deficits (47). The authors went as</text:p>
      <text:p text:style-name="P120">far as to relate MCD to neurotic, stress-related and</text:p>
      <text:p text:style-name="P121">somatoform disorders. One population-based</text:p>
      <text:p text:style-name="P122">study revealed that 12% of MCD-classified cases</text:p>
      <text:p text:style-name="P123">according to ICD-10 developed dementia after a</text:p>
      <text:p text:style-name="P124">follow-up period of approximately 4 years (47).</text:p>
      <text:soft-page-break/>
      <text:p text:style-name="P125">The term</text:p>
      <text:p text:style-name="P126">MCI, for example, is used by several research</text:p>
      <text:p text:style-name="P127">Bischkopf et al.</text:p>
      <text:p text:style-name="P128">406</text:p>
      <text:p text:style-name="P129">centres (6, 63–65). The definitional criteria include</text:p>
      <text:p text:style-name="P130">complaint of memory, normal activities of daily</text:p>
      <text:p text:style-name="P131">living, normal general cognitive function, abnor-</text:p>
      <text:p text:style-name="P132">mal memory function for age and education (1–2</text:p>
      <text:p text:style-name="P133">SD), and absence of dementia (4). Prevalence rates</text:p>
      <text:p text:style-name="P134">of 15% for people 75 years and older (66) and only</text:p>
      <text:p text:style-name="P135">3% for people 60 years and older have been reported (38).</text:p>
      <text:p text:style-name="P136">Finally, a term that often appears in research</text:p>
      <text:p text:style-name="P137">reports is the category Ôcognitively impaired, not</text:p>
      <text:p text:style-name="P138">dementedÕ (CIND) (70, 71), classifying all cogni-</text:p>
      <text:p text:style-name="P139">tively impaired cases, which do not satisfy the</text:p>
      <text:p text:style-name="P140">criteria for dementia. The CIND- classification</text:p>
      <text:p text:style-name="P141">usually includes cases with impairment caused by</text:p>
      <text:p text:style-name="P142">medical or psychiatric conditions. Mild cognitive</text:p>
      <text:p text:style-name="P143">impairment as discussed above is then treated as a</text:p>
      <text:p text:style-name="P144">subcategory among these cases. Problems arise,</text:p>
      <text:p text:style-name="P145">when prevalence and incidence rates are not calcu-</text:p>
      <text:p text:style-name="P146">lated according to the different subcategories cov-</text:p>
      <text:p text:style-name="P147">ered by the broad term of Ôcognitive impairment, no</text:p>
      <text:p text:style-name="P148">dementiaÕ</text:p>
      <text:p text:style-name="P149"><text:span text:style-name="T150">Roberts &amp; Knopman (2013):<text:s/></text:span><text:a xlink:href="https://doi.org/10.1016/j.cger.2013.07.003" office:target-frame-name="_top" xlink:show="replace"><text:span text:style-name="T151">10.1016/j.cger.2013.07.003</text:span></text:a></text:p>
      <text:p text:style-name="P152">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153"><text:span text:style-name="T154">The concept of CIND is a broader definition of impairment that encompasses subjects who meet criteria for MCI as well as others who are cognitively impaired but do not meet all the criteria for MCI.</text:span><text:a xlink:href="https://pmc.ncbi.nlm.nih.gov/articles/PMC3821397/#R8" office:target-frame-name="_top" xlink:show="replace"><text:span text:style-name="T155">8</text:span></text:a><text:span text:style-name="T156">–</text:span><text:a xlink:href="https://pmc.ncbi.nlm.nih.gov/articles/PMC3821397/#R10" office:target-frame-name="_top" xlink:show="replace"><text:span text:style-name="T157">10</text:span></text:a><text:span text:style-name="T158"><text:s/>The criteria for CIND include participant or informant-reported<text:s/></text:span><text:soft-page-break/><text:span text:style-name="T159">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160">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161"><text:span text:style-name="T162">Pais, Ruano, Carvalho &amp; Barros (2020):<text:s/></text:span><text:a xlink:href="https://doi.org/10.3390/geriatrics5040084" office:target-frame-name="_top" xlink:show="replace"><text:span text:style-name="T163">https://doi.org/10.3390/geriatrics5040084</text:span></text:a></text:p>
      <text:p text:style-name="P164">This systematic review reports that the global prevalence of cognitive impairment ranged from 5.1% to 41% with a median of 19.0%. The incidence of cognitive impairment ranged from 22 to 76.8 per 1000 person-years, with a median of 53.97 per 1000 person-years</text:p>
      <text:p text:style-name="P165">Resting state EEG power differences</text:p>
      <text:p text:style-name="P166">Notes:</text:p>
      <text:p text:style-name="P167"><text:span text:style-name="T168">Freeman (2004):<text:s/></text:span><text:a xlink:href="https://doi.org/10.1016/j.clinph.2004.02.029" office:target-frame-name="_top" xlink:show="replace"><text:span text:style-name="T169">https://doi.org/10.1016/j.clinph.2004.02.029</text:span></text:a></text:p>
      <text:p text:style-name="P170"><text:span text:style-name="T171">Mantini, Perrucci, Del Gratta, Romani &amp; Corbetta (2007):<text:s/></text:span><text:a xlink:href="https://doi.org/10.1073/pnas.0700668104" office:target-frame-name="_top" xlink:show="replace"><text:span text:style-name="T172">https://doi.org/10.1073/pnas.0700668104</text:span></text:a></text:p>
      <text:p text:style-name="P173">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p>
      <text:p text:style-name="P174"><text:span text:style-name="T175">Neo, Foti, Keehn &amp; Kelleher (2023):<text:s/></text:span><text:a xlink:href="https://doi.org/10.1038/s41398-023-02681-2" office:target-frame-name="_top" xlink:show="replace"><text:span text:style-name="T176">https://doi.org/10.1038/s41398-023-02681-2</text:span></text:a></text:p>
      <text:p text:style-name="P177">First, similar to other neural-based measures , resting state EEG yields objective metrics that may be more sensitive in detecting subtle neurophysiological changes that percede behavioral manifestations of ASD. Second, EEG is more cost-effective, non-invasive, or portable than other neuroimaging methodologies. Third, resting state EEG data may be collected from individuals with a wide range of developmental and functioning levels, including children, which is of paramount importance fir early diagnosis of ASD (23).</text:p>
      <text:p text:style-name="P178"/>
      <text:p text:style-name="P179">EEG in cognitive impairment!</text:p>
      <text:p text:style-name="P180"><text:span text:style-name="T181">D’A</text:span><text:span text:style-name="T182"><office:annotation office:name="1" xml:id="1541266675"><dc:creator>Janka Hauffe</dc:creator><dc:date>2025-01-07T16:20:00</dc:date><meta:creator-initials>JH</meta:creator-initials><text:p text:style-name="P183">The EEG index that showed the strongest correlation with cognitive deterioration is the synthetic index of the EEG slowing during REM sleep. This result confirms previous findings (<text:a xlink:href="https://www.cell.com/iscience/fulltext/S2589-0042(21)00354-0#" office:target-frame-name="_top" xlink:show="replace"><text:span text:style-name="Hyperlink">Montplaisir et al., 1996</text:span></text:a>), and it also suggests that this composite index may be better suited as a disease marker than others based on cortical activity in a single frequency band measured during REM and NREM sleep or resting state, as well as than the same index evaluated during wakefulness.<text:s/></text:p></office:annotation>tri et<text:s/></text:span><text:span text:style-name="T184"><office:annotation-end office:name="1"/></text:span><text:span text:style-name="T185">al. (2021):<text:s/></text:span><text:a xlink:href="https://doi.org/10.1016/j.isci.2021.102386" office:target-frame-name="_top" xlink:show="replace"><text:span text:style-name="T186">https://doi.org/10.1016/j.isci.2021.102386</text:span></text:a></text:p>
      <text:p text:style-name="P187"><text:span text:style-name="T188">The hallmark of the resting state EEG in patients with AD is the slowing of cortical rhythms, consisting of increased low-frequency (0.5-7.0 Hz) and decreased high-frequency activity (</text:span><text:a xlink:href="https://www.cell.com/iscience/fulltext/S2589-0042(21)00354-0" office:target-frame-name="_top" xlink:show="replace"><text:span text:style-name="T189">Babiloni et al., 2015</text:span></text:a><text:span text:style-name="T190">;<text:s/></text:span><text:a xlink:href="https://www.cell.com/iscience/fulltext/S2589-0042(21)00354-0" office:target-frame-name="_top" xlink:show="replace"><text:span text:style-name="T191">Jeong, 2004</text:span></text:a><text:span text:style-name="T192">). Similar EEG features affect mild cognitive impairment (MCI) subjects, a condition being prodromal to AD in more than half of cases (</text:span><text:a xlink:href="https://www.cell.com/iscience/fulltext/S2589-0042(21)00354-0" office:target-frame-name="_top" xlink:show="replace"><text:span text:style-name="T193">Babiloni et al.,<text:s/></text:span><text:soft-page-break/><text:span text:style-name="T194">2006</text:span></text:a><text:span text:style-name="T195">;<text:s/></text:span><text:a xlink:href="https://www.cell.com/iscience/fulltext/S2589-0042(21)00354-0" office:target-frame-name="_top" xlink:show="replace"><text:span text:style-name="T196">Galluzzi et al., 2001</text:span></text:a><text:span text:style-name="T197">;<text:s/></text:span><text:a xlink:href="https://www.cell.com/iscience/fulltext/S2589-0042(21)00354-0" office:target-frame-name="_top" xlink:show="replace"><text:span text:style-name="T198">Petersen et al., 2001</text:span></text:a><text:span text:style-name="T199">;<text:s/></text:span><text:a xlink:href="https://www.cell.com/iscience/fulltext/S2589-0042(21)00354-0" office:target-frame-name="_top" xlink:show="replace"><text:span text:style-name="T200">Scheltens et al., 2002</text:span></text:a><text:span text:style-name="T201">). The EEG slowing correlates with the functional, structural, and cognitive changes in the disease progression (</text:span><text:a xlink:href="https://www.cell.com/iscience/fulltext/S2589-0042(21)00354-0" office:target-frame-name="_top" xlink:show="replace"><text:span text:style-name="T202">Babiloni et al., 2006</text:span></text:a><text:span text:style-name="T203">;<text:s/></text:span><text:a xlink:href="https://www.cell.com/iscience/fulltext/S2589-0042(21)00354-0" office:target-frame-name="_top" xlink:show="replace"><text:span text:style-name="T204">Claus et al., 2000</text:span></text:a><text:span text:style-name="T205">;<text:s/></text:span><text:a xlink:href="https://www.cell.com/iscience/fulltext/S2589-0042(21)00354-0" office:target-frame-name="_top" xlink:show="replace"><text:span text:style-name="T206">Jelic et al., 1996</text:span></text:a><text:span text:style-name="T207">) and has been considered an EEG expression of the neurodegenerative process (</text:span><text:a xlink:href="https://www.cell.com/iscience/fulltext/S2589-0042(21)00354-0" office:target-frame-name="_top" xlink:show="replace"><text:span text:style-name="T208">Dringenberg, 2000</text:span></text:a><text:span text:style-name="T209">).</text:span></text:p>
      <text:p text:style-name="P210">Results: The waking EEG activity recorded in the evening hours displayed significant differences at the prefrontal and right frontotemporal sites for the delta band and at the right occipital derivation only for the alpha band. Prefrontal delta power was significantly higher in the AD compared to the HC group, while the right frontotemporal delta activity increased in the AD compared to both the HC and MCI groups. As expected, the occipital alpha power was reduced in the AD and MCI groups compared to the HC group. In the morning EEG, the three groups showed differences only in the delta band with a prevalence of the delta activity in AD compared to both HC and MCI groups. On the other hand, the EEG activity of the MCI group differed from that of HC only at the frontal sites. greater EEG slowing was associated with worse cognitive impairment, as indicated by lower MMSE scores.</text:p>
      <text:p text:style-name="P211"><text:span text:style-name="T212">Jelic, Shigeta, Julin, Almkvist, Winblad &amp; Wahlund (1996):<text:s/></text:span><text:a xlink:href="https://doi.org/10.1159/000106897" office:target-frame-name="_top" xlink:show="replace"><text:span text:style-name="T213">https://doi.org/10.1159/000106897</text:span></text:a></text:p>
      <text:p text:style-name="P214">MCI presenting as objective or subjective disturbances in cognition which do not fulfil the established diagnostic criteria for dementia syndrome (1-4).</text:p>
      <text:p text:style-name="P215">A significant difference between the AD group and groups with objective and subjective memory disturbances was found for delta, theta, and alpha relative power. AD group significantly higher theta relative power in all investigated regions, and significantly lower alpha relative power in all investigated regions, in relation to the rest of the study population. For delta relative power, a lower level of significance (p&lt;0.05) was observed in the left and right temporal and parieto-occipital, and left frontal regions. No significant difference was found for beta 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A significant difference was found between the AD group and the other groups for mean frequency in the 4- to 20- Hz range in all regions, except for the left temporal region where the AD group was significantly different compared to controls and the group with subjective memory disturbances. There was no significant difference in the mean frequency between AD patients and the group with objective memory disturbances in that region. All 4 spectral ratios were significantly lower in all investigated regions in the AD<text:s/><text:soft-page-break/>group. Significantly lower temporoparietal alpha band coherence was found in the AD group. A tendency towards a decrease in temporofrontal coherence was observed in the AD group.</text:p>
      <text:p text:style-name="P216">No significant differences between the groups with subjective or objective memory impairment when compared to the controls. The lack of clear qEEG changes in the present study in subjects with MCI can have at least two explanations. 1. Group is heterogeneous and, according to some follow-up studies, only a proportion if them will show further cognitive decline and develop manifest disease (4,9). 2. Some of these subjects have preclinical AD with pathology still restrictred to medial temporal lobes, which cannot be detected as changes in EEG power.</text:p>
      <text:p text:style-name="P217">In conclusion, using complementary qEEG power</text:p>
      <text:p text:style-name="P218"><text:span text:style-name="T219">Claus et al. (2000):<text:s/></text:span><text:a xlink:href="https://doi.org/10.1159/000017219" office:target-frame-name="_top" xlink:show="replace"><text:span text:style-name="T220">https://doi.org/10.1159/000017219</text:span></text:a></text:p>
      <text:p text:style-name="P221">Slowing on the electroencephalogram (EEG) in pa-</text:p>
      <text:p text:style-name="P222">tients with Alzheimer’s disease (AD), compared to nor-</text:p>
      <text:p text:style-name="P223">mal control subjects, evidenced by increase of theta activ-</text:p>
      <text:p text:style-name="P224">ity and decrease of beta or alpha power, is a uniform find-</text:p>
      <text:p text:style-name="P225">ing in previous studies [1–5].</text:p>
      <text:p text:style-name="P226">More impairment in overall cog-</text:p>
      <text:p text:style-name="P227">nitive function was most strongly reflected in loss of pari-</text:p>
      <text:p text:style-name="P228">eto-occipital and fronto-central alpha activity.</text:p>
      <text:p text:style-name="P229">Detailed analysis of cognitive domains in relation to localized EEG</text:p>
      <text:p text:style-name="P230">values also revealed most consistently associations with</text:p>
      <text:p text:style-name="P231">decrease in alpha activity. Lower temporal and parietal</text:p>
      <text:p text:style-name="P232">rCBF were significantly associated with lower parieto-</text:p>
      <text:p text:style-name="P233">occipital alpha activity, while presence of leukoaraiosis</text:p>
      <text:p text:style-name="P234">was significantly associated with lower relative beta activ-</text:p>
      <text:p text:style-name="P235">ity and higher absolute delta and theta activity.</text:p>
      <text:p text:style-name="P236">General level of cognitive function, assessed in several</text:p>
      <text:p text:style-name="P237">previous studies with the MMSE, is most consistently</text:p>
      <text:p text:style-name="P238">related to alpha activity on EEG in AD patients [8, 13, 16 17, 46], in agreement with our findings. However, also</text:p>
      <text:p text:style-name="P239">correlations between overall cognitive function and delta</text:p>
      <text:p text:style-name="P240">and theta activity were observed in our study and in pre-</text:p>
      <text:p text:style-name="P241">vious reports [13–16].</text:p>
      <text:p text:style-name="P242">Alpha power as strongest correlate of cognitive</text:p>
      <text:soft-page-break/>
      <text:p text:style-name="P243">domains finds support in the study of Jelic et al. [19],</text:p>
      <text:p text:style-name="P244">where visuospatial functions were strongly related to</text:p>
      <text:p text:style-name="P245">alpha power in left parieto-occipital and right temporal</text:p>
      <text:p text:style-name="P246">regions. In the study by Jelic et al. [19] measures of frontal</text:p>
      <text:p text:style-name="P247">lobe function, including attention and abstraction, were</text:p>
      <text:p text:style-name="P248">significantly related to fronto-central theta activity. We</text:p>
      <text:p text:style-name="P249">also found that, in addition to alpha activity, fronto-cen-</text:p>
      <text:p text:style-name="P250">tral theta activity was selected as a significant predictor of</text:p>
      <text:p text:style-name="P251">performance in attention and abstraction.</text:p>
      <text:p text:style-name="P252">Interestingly, our relative beta activity, but also</text:p>
      <text:p text:style-name="P253">absolute theta and delta activity, were significantly relat-</text:p>
      <text:p text:style-name="P254">ed to leukoaraiosis on CT. This analysis may demonstrate</text:p>
      <text:p text:style-name="P255">that increase of absolute theta and delta power is some-</text:p>
      <text:p text:style-name="P256">times less clearly reflected in the relative power values.</text:p>
      <text:p text:style-name="P257">This is probably due to the fact that theta and also delta</text:p>
      <text:p text:style-name="P258">power determine the main part of the total power. As, for</text:p>
      <text:p text:style-name="P259">instance, theta or delta increases, the total power more or</text:p>
      <text:p text:style-name="P260">less increases proportionally. An increase in theta or delta may then be reflected by the absolute power, rather than</text:p>
      <text:p text:style-name="P261">by the relative EEG values. The preclinical finding that</text:p>
      <text:p text:style-name="P262">beta activity is found in subcortical or lower cortical struc-</text:p>
      <text:p text:style-name="P263">tures [51–53] may either suggest that neuronal function of</text:p>
      <text:p text:style-name="P264">these brain structures is compromised by the presence of</text:p>
      <text:p text:style-name="P265">leukoaraiosis or that leukoaraiosis results in disconnec-</text:p>
      <text:p text:style-name="P266">tion of subcortical and cortical structures.</text:p>
      <text:p text:style-name="P267">Thus, the results suggest that leukoaraiosis in</text:p>
      <text:p text:style-name="P268">AD patients is related to slowing of the EEG, evidenced</text:p>
      <text:p text:style-name="P269">mainly by increase of theta and loss of beta activity.</text:p>
      <text:p text:style-name="P270">In conclusion, alpha activity may be closely associated</text:p>
      <text:p text:style-name="P271">with cognitive function and rCBF, while beta and theta</text:p>
      <text:p text:style-name="P272">activity are related to lower cortical or subcortical</text:p>
      <text:p text:style-name="P273">changes. Our study therefore suggests that the EEG bands</text:p>
      <text:p text:style-name="P274">reflect differential pathophysiologic changes in AD.</text:p>
      <text:p text:style-name="P275"><text:span text:style-name="T276">Duffy, McAnulty &amp; Albert (1995):<text:s/></text:span><text:a xlink:href="https://doi.org/10.1093/cercor/5.3.215" office:target-frame-name="_top" xlink:show="replace"><text:span text:style-name="T277">https://doi.org/10.1093/cercor/5.3.215</text:span></text:a></text:p>
      <text:soft-page-break/>
      <text:p text:style-name="P278">These results demonstrate that there are significant and topographically consistent alterations in qEEG in mild to moderately impaired AD patients. The qEEG differences between patients and controls were bet reflected by increased theta, decreased beta, and reducted amplitude in the long-latency VER and AER. Spectral findings were basically the same for both absolute and relative measures.</text:p>
      <text:p text:style-name="P279">By <text:s/>EEG spectral analysis, theta was increased and beta decreased for the AD patients (abstract).</text:p>
      <text:p text:style-name="P280"><text:span text:style-name="T281">Wada, Nanbu, Jiang, Koshino, Yamaguchi &amp; Hashimoto (1997):<text:s/></text:span><text:a xlink:href="https://doi.org/10.1016/0006-3223(95)00651-6" office:target-frame-name="_top" xlink:show="replace"><text:span text:style-name="T282">https://doi.org/10.1016/0006-3223(95)00651-6</text:span></text:a><text:span text:style-name="T283"><text:line-break/></text:span><text:span text:style-name="T284">Compared with the normal controls, the AD patients had a significantly lower alpha-2 and beta band power in the resting EEG as well as a significant increase in delta and theta band power.</text:span></text:p>
      <text:p text:style-name="P285">In addition, our</text:p>
      <text:p text:style-name="P286">patients were found to have a significantly lower EEG</text:p>
      <text:p text:style-name="P287">power for the alpha-2, beta-1 and beta-2 bands in the</text:p>
      <text:p text:style-name="P288">resting condition. These findings are in general agreement</text:p>
      <text:p text:style-name="P289">with those of earlier studies showing that AD patients had</text:p>
      <text:p text:style-name="P290">background EEG slowing with a reduction in alpha and</text:p>
      <text:p text:style-name="P291">fast activity (Liddell 1958; Swain 1959; Horie et al 1990;</text:p>
      <text:p text:style-name="P292">Miyauchi et al 1989, 1994).</text:p>
      <text:p text:style-name="P293">Topographic analyses of the resting EEG showed a</text:p>
      <text:p text:style-name="P294">significant increase in delta band power at the frontal</text:p>
      <text:p text:style-name="P295">regions. This finding is consistent with that of previous</text:p>
      <text:p text:style-name="P296">EEG studies both with visual inspection (Liddell 1958;</text:p>
      <text:p text:style-name="P297">Swain 1959) and with significant probability mapping</text:p>
      <text:p text:style-name="P298">(Miyauchi et al 1989, 1994), in which delta activity was</text:p>
      <text:p text:style-name="P299">observed predominantly at the frontal areas.</text:p>
      <text:p text:style-name="P300">Previous studies showed the relationships between cog-</text:p>
      <text:p text:style-name="P301">nitive impairment and EEG abnormalities in AD patients</text:p>
      <text:p text:style-name="P302">(Johannesson et al 1979; Sulkava 1982) although these</text:p>
      <text:p text:style-name="P303">studies evaluated EEG by visual inspection. Although in</text:p>
      <text:p text:style-name="P304">our AD patients the MMS score was positively correlated</text:p>
      <text:p text:style-name="P305">with alpha and beta band power of the resting EEG, no</text:p>
      <text:p text:style-name="P306">significant correlations were found with delta or theta</text:p>
      <text:soft-page-break/>
      <text:p text:style-name="P307">band power.</text:p>
      <text:p text:style-name="P308"><text:span text:style-name="T309">Schreiter-Gasser, Gasser &amp; Ziegler (1993) :<text:s/></text:span><text:a xlink:href="https://doi.org/10.1016/0013-4694(94)90144-9" office:target-frame-name="_top" xlink:show="replace"><text:span text:style-name="T310">https://doi.org/10.1016/0013-4694(94)90144-9</text:span></text:a></text:p>
      <text:p text:style-name="P311">he degree of dementia is strongly reflected by an increase of power in the delta frequency band, accentuated on the</text:p>
      <text:p text:style-name="P312">left hemisphere, as well as a decrease of alpha activity. Longer duration of disease is associated with a decrease of power in the alpha frequency</text:p>
      <text:p text:style-name="P313">band, earlier age at onset with an additional increase of power in the theta frequency band. Visual EEG evaluation correlates highly with the</text:p>
      <text:p text:style-name="P314">degree of dementia, in contrast to visually assessed CCT.</text:p>
      <text:p text:style-name="P315">The quantitative E E G shows a surprising power in</text:p>
      <text:p text:style-name="P316">reflecting stages of AIzheimer's disease and indeed the</text:p>
      <text:p text:style-name="P317">most striking associations occurred between the degree</text:p>
      <text:p text:style-name="P318">of dementia and delta power. Correlations of absolute</text:p>
      <text:p text:style-name="P319">delta power with MMSE scores ranged typically from</text:p>
      <text:p text:style-name="P320">0.6 to 0.9 at different locations. The delta band is by</text:p>
      <text:p text:style-name="P321">far the best indicator for the degree of dementia. The</text:p>
      <text:p text:style-name="P322">theta band, which best separated patients from con-</text:p>
      <text:p text:style-name="P323">trols (Schreiter-Gasser et al. 1993), separates poorly</text:p>
      <text:p text:style-name="P324">different stages of dementia. This can be explained by</text:p>
      <text:p text:style-name="P325">the fact that theta activity is greatly increased already</text:p>
      <text:p text:style-name="P326">in mild to moderate cases. In the delta band, on the</text:p>
      <text:p text:style-name="P327">other hand, mild to moderate cases are intermediate</text:p>
      <text:p text:style-name="P328">between severe cases and controls. Thus, progression</text:p>
      <text:p text:style-name="P329">of Alzheimer's disease goes along with gradual in-</text:p>
      <text:p text:style-name="P330">crease of delta power. This is in general agreement</text:p>
      <text:p text:style-name="P331">with the literature (Cohen et al. 1985; Penttilfi et al.</text:p>
      <text:p text:style-name="P332">1985; Soininen and Partanen 1988; Soininen et al.</text:p>
      <text:p text:style-name="P333">1991), but the relationships are more clear-cut in our</text:p>
      <text:p text:style-name="P334">Study. This may be attributed to using absolute rather than relative power and also to L O G artifact correction.</text:p>
      <text:p text:style-name="P335"><text:span text:style-name="T336">Elmståhl, Ros</text:span><text:span text:style-name="T337"><office:annotation office:name="2" xml:id="2122065493"><dc:creator>Janka Hauffe</dc:creator><dc:date>2025-01-08T17:43:00</dc:date><meta:creator-initials>JH</meta:creator-initials><text:p text:style-name="P338">akzent</text:p></office:annotation>e</text:span><text:span text:style-name="T339"><office:annotation-end office:name="2"/></text:span><text:span text:style-name="T340">n &amp; Gullberg (1994):<text:s/></text:span><text:a xlink:href="https://doi.org/10.1159/000106706" office:target-frame-name="_top" xlink:show="replace"><text:span text:style-name="T341">https://doi.org/10.1159/000106706</text:span></text:a></text:p>
      <text:soft-page-break/>
      <text:p text:style-name="P342">The control subjects showed increasing theta activity with age but the EEG changes did not correlate significantly with psychometric features. The AD patients showed highly significant increases in delta and theta activity and decreases in beta activity compared with controls.</text:p>
      <text:p text:style-name="P343">Our finding of a steadily increasing</text:p>
      <text:p text:style-name="P344">relative theta power with age is in accordance with earlier</text:p>
      <text:p text:style-name="P345">studies [20, 21], but at variance with other studies which</text:p>
      <text:p text:style-name="P346">indicate a continuous decline in delta and theta activity</text:p>
      <text:p text:style-name="P347">with age [10, 22].</text:p>
      <text:p text:style-name="P348">Not</text:p>
      <text:p text:style-name="P349">only theta power but also delta power is significantly increased. This is most likely due to the fact that our</text:p>
      <text:p text:style-name="P350">patient sample is one o f late-onset AD in a rather</text:p>
      <text:p text:style-name="P351">advanced stage. In studies of the progress of the FEG with</text:p>
      <text:p text:style-name="P352">increasing severity of AD theta power is increased, fol</text:p>
      <text:p text:style-name="P353">lowed by a decrease in beta power and later by an increase</text:p>
      <text:p text:style-name="P354">in delta power and a decrease in alpha power (3. 25]. Our</text:p>
      <text:p text:style-name="P355">group of elderly institutionalized patients had obviously</text:p>
      <text:p text:style-name="P356">reached a stage of marked delta power increase.</text:p>
      <text:p text:style-name="P357">The topographical analysis showed a widespread in</text:p>
      <text:p text:style-name="P358">crease in delta and theta power over most cortical areas,</text:p>
      <text:p text:style-name="P359">whereas the decrease in beta power was more restricted to</text:p>
      <text:p text:style-name="P360">posterior temporoparietal areas. Delta waves are consid</text:p>
      <text:p text:style-name="P361">ered to reflect primarily abnormalities of connections</text:p>
      <text:p text:style-name="P362">between subcortical and cortical areas whereas the beta power decrease is considered to reflect cortical degenera</text:p>
      <text:p text:style-name="P363">tive changes [26, 27]. The results of our study would</text:p>
      <text:p text:style-name="P364">therefore indicate a profound derangement of subcortical</text:p>
      <text:p text:style-name="P365">function in combination with degeneration of posterior</text:p>
      <text:p text:style-name="P366">cortical areas.</text:p>
      <text:p text:style-name="P367"><text:span text:style-name="T368">Dierks, Frölich, Ihl &amp; Maurer (1994):<text:s/></text:span><text:a xlink:href="https://doi.org/10.1007/BF01271469" office:target-frame-name="_top" xlink:show="replace"><text:span text:style-name="T369">https://doi.org/10.1007/BF01271469</text:span></text:a></text:p>
      <text:p text:style-name="P370">Summarizing the present investigation, we demonstrated a) an increase of</text:p>
      <text:p text:style-name="P371">dipole strength in the slow frequency bands, b) a more anterior equivalent</text:p>
      <text:p text:style-name="P372">dipole of alpha- and beta-activity, and c) a slowing of the EEG with increasing</text:p>
      <text:p text:style-name="P373">cognitive deterioration. The results support the assumption that cognitive de-</text:p>
      <text:soft-page-break/>
      <text:p text:style-name="P374">cline in dementia can be assessed by measuring the electrical activity of the</text:p>
      <text:p text:style-name="P375">brain.</text:p>
      <text:p text:style-name="P376"><text:span text:style-name="T377">Kuskowski, Mortimer, Morley, Malone &amp; Okaya (1993):<text:s/></text:span><text:a xlink:href="https://doi.org/10.1016/0006-3223(93)90108-P" office:target-frame-name="_top" xlink:show="replace"><text:span text:style-name="T378">https://doi.org/10.1016/0006-3223(93)90108-P</text:span></text:a></text:p>
      <text:p text:style-name="P379">Log-absolute EEG power in the alpha bandwidth (8–12 Hz) was found to be correlated with the computed rate of MMSE decline. This association was present for electrode sites across all regions of the scalp and remained significant when the effects of current cognitive severity were partialled out. These data suggest that a quantitative EEG measure (absolute alpha power) is related to the rate of cognitive decline in patients with Alzheimer's disease.</text:p>
      <text:p text:style-name="P380">The data presented here suggest that a quantitative EEG</text:p>
      <text:p text:style-name="P381">measure (absolute alpha power) is correlated with the rate</text:p>
      <text:p text:style-name="P382">of cognitive decline in patients with AD. This association</text:p>
      <text:p text:style-name="P383">was present for electrode sites across all regions of the</text:p>
      <text:p text:style-name="P384">scalp and remained significant when the effects of current</text:p>
      <text:p text:style-name="P385">cognitive severity were partiailed out.</text:p>
      <text:p text:style-name="P386"><text:span text:style-name="T387">Dringenberg (2000):<text:s/></text:span><text:a xlink:href="https://doi.org/10.1016/S0166-4328(00)00261-8" office:target-frame-name="_top" xlink:show="replace"><text:span text:style-name="T388">https://doi.org/10.1016/S0166-4328(00)00261-8</text:span></text:a></text:p>
      <text:p text:style-name="P389">The generalized slowing of the neocortical EEG is a</text:p>
      <text:p text:style-name="P390">characteristic symptom in AD and refers to a reduction</text:p>
      <text:p text:style-name="P391">in desynchronized, activated EEG patterns that are</text:p>
      <text:p text:style-name="P392">replaced by deactivated, synchronized activity. Typical</text:p>
      <text:p text:style-name="P393">EEG changes in AD include a loss of beta (13–30 Hz)</text:p>
      <text:p text:style-name="P394">activity, a decrease in power and mean frequency of</text:p>
      <text:p text:style-name="P395">alpha activity (8–12 Hz), and increased power in the</text:p>
      <text:p text:style-name="P396">theta (4–7 Hz) and delta (B4 Hz) bands [21,39,71,74].</text:p>
      <text:p text:style-name="P397">Also, alpha EEG coherence decreases while delta coher-</text:p>
      <text:p text:style-name="P398">ence increases in patients with clinically probable AD</text:p>
      <text:p text:style-name="P399">[56]. These quantitative EEG changes provide a sensi-</text:p>
      <text:p text:style-name="P400">tive index of the cognitive status of AD patients;</text:p>
      <text:p text:style-name="P401">McAdam and Robinson [59] reported a positive corre-</text:p>
      <text:p text:style-name="P402">lation of 0.79 between EEG abnormalities and the</text:p>
      <text:p text:style-name="P403">severity of dementia in a population of demented pa-</text:p>
      <text:p text:style-name="P404">tients, and Pentilla¨ et al. [71] noted a significant positive</text:p>
      <text:p text:style-name="P405">correlation between occipital peak (alpha) frequency</text:p>
      <text:p text:style-name="P406">and neuropsychological test scores in AD patients (i.e.</text:p>
      <text:soft-page-break/>
      <text:p text:style-name="P407">lower frequency was associated with lower test scores).</text:p>
      <text:p text:style-name="P408">Some EEG changes, such as the increase in theta</text:p>
      <text:p text:style-name="P409">power, occur together with the earliest signs of cogni-</text:p>
      <text:p text:style-name="P410">tive deterioration, while others are associated with more</text:p>
      <text:p text:style-name="P411">advanced cognitive decline (e.g. increased delta power</text:p>
      <text:p text:style-name="P412">[71,74]). The close relation between EEG slowing and</text:p>
      <text:p text:style-name="P413">the severity of cognitive symptoms suggests that a</text:p>
      <text:p text:style-name="P414">disruption of processing in cortical networks con-</text:p>
      <text:p text:style-name="P415">tributes importantly to the behavioral disorganization</text:p>
      <text:p text:style-name="P416">present in AD.</text:p>
      <text:p text:style-name="P417"><text:span text:style-name="T418">Babiloni et al. (2006):<text:s/></text:span><text:a xlink:href="https://doi.org/10.1016/j.clinph.2005.09.019" office:target-frame-name="_top" xlink:show="replace"><text:span text:style-name="T419">https://doi.org/10.1016/j.clinph.2005.09.019</text:span></text:a></text:p>
      <text:p text:style-name="P420">In the present study, low-band (8–10.5 Hz) alpha sources</text:p>
      <text:p text:style-name="P421">in parietal, occipital, temporal, and limbic areas had an</text:p>
      <text:p text:style-name="P422">intermediate magnitude in MCI subjects when compared to</text:p>
      <text:p text:style-name="P423">mild AD and Nold subjects. Furthermore, magnitude of</text:p>
      <text:p text:style-name="P424">these five EEG sources showed positive linear and non-</text:p>
      <text:p text:style-name="P425">linear (i.e. correlations with MMSE score (global cognitive</text:p>
      <text:p text:style-name="P426">level) across all Nold, MCI, and mild AD subjects as a</text:p>
      <text:p text:style-name="P427">single group. These results suggest that the global</text:p>
      <text:p text:style-name="P428">neurophysiological variables (posterior cortical rhythmi-</text:p>
      <text:p text:style-name="P429">city) were linearly and not linearly correlated with global</text:p>
      <text:p text:style-name="P430">clinical and cognitive status (MMSE score) across the</text:p>
      <text:p text:style-name="P431">shadow region between physiological and pathological</text:p>
      <text:p text:style-name="P432">aging.</text:p>
      <text:p text:style-name="P433">The present results extend in spatial detail previous EEG</text:p>
      <text:p text:style-name="P434">evidence showing a decrease of alpha power in MCI</text:p>
      <text:p text:style-name="P435">compared to normal subjects (Frodl et al., 2002; Grunwald</text:p>
      <text:p text:style-name="P436">et al., 2001; Huang et al., 2000; Jelic et al., 1996; 2000).</text:p>
      <text:p text:style-name="P437">Furthermore, they complement previous evidence of early</text:p>
      <text:p text:style-name="P438">atrophy signs in limbic, precuneus, and posterior cingulate</text:p>
      <text:p text:style-name="P439">areas of MCI subjects (Baron et al., 2001; Callen et al.,</text:p>
      <text:p text:style-name="P440">2001).</text:p>
      <text:p text:style-name="P441">In our MCI group, the alpha findings paralleled those in</text:p>
      <text:p text:style-name="P442">occipital delta (2–4 Hz), which had an intermediate</text:p>
      <text:soft-page-break/>
      <text:p text:style-name="P443">magnitude compared to mild AD and Nold subjects. Furthermore, magnitude of these EEG sources showed</text:p>
      <text:p text:style-name="P444">negative linear and non-linear correlations with MMSE score (global cognition) across all subjects. These results are</text:p>
      <text:p text:style-name="P445">compatible with previous EEG evidence showing increased</text:p>
      <text:p text:style-name="P446">slow rhythms in MCI compared to normal controls</text:p>
      <text:p text:style-name="P447">(Grunwald et al., 2001; Jelic et al., 2000; Prichep et al.,</text:p>
      <text:p text:style-name="P448">1994; Wolf et al., 2003). Furthermore, previous evidence</text:p>
      <text:p text:style-name="P449">have shown that the increase of slow EEG rhythms in AD is</text:p>
      <text:p text:style-name="P450">secondary to progressive cortical hypoperfusion (Brenner</text:p>
      <text:p text:style-name="P451">et al., 1986; Dossi et al., 1992; Kwa et al., 1993;</text:p>
      <text:p text:style-name="P452">Niedermeyer, 1997; Nobili et al., 1998; Passero et al.,</text:p>
      <text:p text:style-name="P453">1995; Rae-Grant et al., 1987; Stigsby et al., 1981; Steriade</text:p>
      <text:p text:style-name="P454"><text:span text:style-name="T455">et al., 1994; Rodriguez et al., 1999a; Young, 1987).<text:s/></text:span><text:span text:style-name="T456">From a physiological viewpoint, delta rhythms have been</text:span></text:p>
      <text:p text:style-name="P457">intensively studied during slow wave sleep. These rhythms</text:p>
      <text:p text:style-name="P458">are then replaced by fast (beta and gamma) cortical</text:p>
      <text:p text:style-name="P459">oscillations induced by the depolarizing effects of meso-</text:p>
      <text:p text:style-name="P460">pontine cholinergic neurons acting on thalamocortical</text:p>
      <text:p text:style-name="P461">neurons and by the depolarizing effects of nucleus basalis</text:p>
      <text:p text:style-name="P462">cholinergic neurons acting on cortical neurons (Steriade,</text:p>
      <text:p text:style-name="P463">2003). Therefore, it can be speculated that the increment of</text:p>
      <text:p text:style-name="P464">delta oscillations in MCI and AD subjects might be related</text:p>
      <text:p text:style-name="P465">to loss of hippocampal and posterior cortical neurons, which</text:p>
      <text:p text:style-name="P466">are impinged by cholinergic inputs. Indeed, it has been</text:p>
      <text:p text:style-name="P467">demonstrated that early degeneration in mesial temporal</text:p>
      <text:p text:style-name="P468">cortex of MCI and AD subjects can affect functional</text:p>
      <text:p text:style-name="P469">connectivity between hippocampal formation and tempor-</text:p>
      <text:p text:style-name="P470"><text:span text:style-name="T471">oparietal cortex (Killiany et al., 1993).<text:s/></text:span><text:span text:style-name="T472">Furthermore, a</text:span></text:p>
      <text:p text:style-name="P473">bilateral reduction of gray matter volume in the hippocam-</text:p>
      <text:p text:style-name="P474">pal formation and entorhinal cortex of AD subjects was</text:p>
      <text:p text:style-name="P475">correlated with an increment of delta rhythms in posterior</text:p>
      <text:p text:style-name="P476">cortex (Fernandez et al., 2003).</text:p>
      <text:p text:style-name="P477">In the present study, the theta sources in parietal,</text:p>
      <text:soft-page-break/>
      <text:p text:style-name="P478">occipital, temporal and limbic areas had a stronger</text:p>
      <text:p text:style-name="P479">magnitude in mild AD subjects than MCI and Nold</text:p>
      <text:p text:style-name="P480">subjects. These results extend in spatial detail previous</text:p>
      <text:p text:style-name="P481">EEG evidence showing an increase of theta power in</text:p>
      <text:p text:style-name="P482">mild AD compared to normal subjects (Coben et al.,</text:p>
      <text:p text:style-name="P483">1983; Huang et al., 2000; Mattia et al., 2003;</text:p>
      <text:p text:style-name="P484">Ponomareva et al., 2003).</text:p>
      <text:p text:style-name="P485">The results of the present study showed that cortical</text:p>
      <text:p text:style-name="P486">sources of EEG rhythms changed across Nold, MCI, and</text:p>
      <text:p text:style-name="P487">mild AD subjects, as a function of the global cognitive level.</text:p>
      <text:p text:style-name="P488">This was true for occipital delta and alpha 1 sources in</text:p>
      <text:p text:style-name="P489">parietal, occipital, temporal, and limbic areas, which had an</text:p>
      <text:p text:style-name="P490">intermediate magnitude in MCI subjects compared to mild</text:p>
      <text:p text:style-name="P491">AD and Nold subjects and were correlated with MMSE</text:p>
      <text:p text:style-name="P492">score across all subjects.</text:p>
      <text:p text:style-name="P493"><text:span text:style-name="T494">Jeong (</text:span><text:span text:style-name="T495"><office:annotation office:name="3" xml:id="121996564"><dc:creator>Janka Hauffe</dc:creator><dc:date>2025-01-14T13:16:00</dc:date><meta:creator-initials>JH</meta:creator-initials><text:p text:style-name="P496">Here more information about delta, theta, beta and alpha waves in AD</text:p></office:annotation>2004):<text:s/></text:span><text:span text:style-name="T497"><office:annotation-end office:name="3"/></text:span><text:a xlink:href="https://doi.org/10.1016/j.clinph.2004.01.001" office:target-frame-name="_top" xlink:show="replace"><text:span text:style-name="T498">https://doi.org/10.1016/j.clinph.2004.01.001</text:span></text:a></text:p>
      <text:p text:style-name="P499">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 An increase in theta and delta activities and a decrease in alpha and beta activities are repeatedly observed (Brenner et al., 1986, Coben et al., 1983, Coben et al., 1985, Giaquinto and Nolfe, 1986), and a reduced coherence of the alpha and beta bands is frequently found (Dunkin et al., 1994, Leuchter et al., 1987, Locatelli et al., 1998). Furthermore, these abnormalities are correlated with the severity of the disease (Hughes et al., 1989, Kowalski et al., 2001). For the last 2 decades, the EEG has been utilized as a useful tool for diagnosing dementias.</text:p>
      <text:p text:style-name="P500">There is a good correlation between the degree of the</text:p>
      <text:p text:style-name="P501">EEG abnormality and cognitive impairment (Brenner et al.,</text:p>
      <text:p text:style-name="P502">1988; Erkinjuntti et al., 1988; Johannesson et al., 1979;</text:p>
      <text:p text:style-name="P503">Kaszniak et al., 1979; Liddle, 1958; Merskey et al., 1980;</text:p>
      <text:p text:style-name="P504">Obrist et al., 1962; Rae-Grant et al., 1987; Roberts et al.,</text:p>
      <text:p text:style-name="P505">1978; Soininen et al., 1982; Wiener and Schuster, 1956).</text:p>
      <text:p text:style-name="P506">It is of clinical interest to find that the EEG abnormality</text:p>
      <text:soft-page-break/>
      <text:p text:style-name="P507">is associated with cognitive deficits. A good correlation is</text:p>
      <text:p text:style-name="P508">found between EEG spectral measures and cognitive</text:p>
      <text:p text:style-name="P509">deterioration scores, such as the Folstein (Mini-mental)</text:p>
      <text:p text:style-name="P510">score (Brenner et al., 1986; Elmsta˚hl et al., 1994; Filipovitch</text:p>
      <text:p text:style-name="P511">et al., 1989; Leuchter et al., 1987; Leuchter et al., 1993;</text:p>
      <text:p text:style-name="P512">Schreiter-Gasser et al., 1994; Strijers et al., 1997), the global</text:p>
      <text:p text:style-name="P513">deterioration score (Helkala et al., 1991; Passero et al.,</text:p>
      <text:p text:style-name="P514">1995; Prichep et al., 1994), and a composite neuropsycho-</text:p>
      <text:p text:style-name="P515">logical test score (Penttila¨ et al., 1985). There are, however,</text:p>
      <text:p text:style-name="P516">some studies reporting only a weak correlation or no</text:p>
      <text:p text:style-name="P517">correlation between EEG changes and the cognitive decline</text:p>
      <text:p text:style-name="P518">in AD (Hughes et al., 1989; Prinz and Vitiello, 1989).</text:p>
      <text:p text:style-name="P519"><text:span text:style-name="T520">Babiloni (2015):<text:s/></text:span><text:a xlink:href="https://doi.org/10.1016/j.ijpsycho.2015.02.008" office:target-frame-name="_top" xlink:show="replace"><text:span text:style-name="T521">https://doi.org/10.1016/j.ijpsycho.2015.02.008</text:span></text:a></text:p>
      <text:p text:style-name="P522"><text:span text:style-name="T523">Results showed abnormalities of the EEG power density at specific frequency bands (&lt; 12 Hz) in the MCI and AD populations, associated with an altered functional and effective EEG connectivity among long range cortical networks (i.e. fronto-parietal and fronto-temporal).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524">neuroplasticity</text:span></text:a><text:span text:style-name="T525"><text:s/>of the<text:s/></text:span><text:a office:title="Learn more about neural transmission from ScienceDirect's AI-generated Topic Pages" xlink:href="https://www.sciencedirect.com/topics/neuroscience/neurotransmission" office:target-frame-name="_top" xlink:show="replace"><text:span text:style-name="T526">neural transmission</text:span></text:a><text:span text:style-name="T527"><text:s/>in long range cortical networks.</text:span></text:p>
      <text:p text:style-name="P528"><text:span text:style-name="T529">The human brain is composed of about 100 billion neurons interconnected through a complex and intricate network of synapses. A combination of several factors is responsible for brain aging, typically the synaptic pruning, the neuronal apoptosis, and the loss of cortico-cortical connections, bringing to a decline of cognitive<text:s/></text:span><text:span text:style-name="T530">functions (D'Amelio and Rossini, 2012).<text:s/></text:span><text:span text:style-name="T531">Neural and synaptic redundancy, as well as plastic remodeling of brain networking, promotes maintenance of brain functions and cognitive status in late life (D'Amelio and Rossini, 2012).</text:span></text:p>
      <text:p text:style-name="P532">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p>
      <text:p text:style-name="P533">To this aim, digital electroencephalography (EEG) has very interesting features to provide useful information on the functioning of neutral transmission and cortical neuronal synchronization and coupling across long-range neural networks when compared to other classical neuroimaging techniques (Babiloni et al., 2009a).</text:p>
      <text:soft-page-break/>
      <text:p text:style-name="P534">Of note, EEG is characterized by a low spatial resolution (centimeters) compared to other neuroimaging relatively non-invasive techniques, such as structural MRI and PET, producing “in vivo” brain anatomy images with high spatial resolution (millimeters to a few centimeters). On the other hand, EEG can rely on a high temporal resolution (i.e. milliseconds; Rossini et al., 2004), compared to structural MRI, which does not provide any functional information about the brain, and PET scan of brain glucose metabolism/rCBF (seconds to minutes for PET). High temporal resolution of EEG is considered crucial for the study of the spontaneous and event-related oscillatory gross electromagnetic activity at different frequency ranges (1–4 Hz, delta, 4–8 Hz, theta, 8–13 Hz, alpha, 13–30 Hz, beta, and &gt; 30 Hz, gamma). Any EEG frequency band conveys particular physiological information on brain functional activity in wake and wake (Nunez et al., 1999).</text:p>
      <text:p text:style-name="P535">In the last two decades, the evaluation of quantitative EEG (qEEG) and/or event-related potentials (ERPs) as clinical markers of the early stages of AD has been considered (Celesia et al., 1987, Rossini et al., 2007, Rossini, 2009, Yener et al., 2008, Yener et al., 2009). In particular, the recording of resting state eyes-closed EEG represents a simple standardized procedure that may be carried out rapidly in a clinical environment. The recording of the EEG rhythms at rest does not require stimuli or assessment of subject's behavior, and it does not induce fatigue or anxiety typically associated with common task performance. Also, the recording of the EEG rhythms can be repeated countless times along the disease progression and the EEG markers are virtually not affected by meta-learning relative to task processes. These are ideal requisites when EEG recordings are performed in elderly vulnerable or diseased subjects. Furthermore, EEG rhythms can be recorded in highly comparable experimental conditions in normal subjects, individuals with subjective memory complaints, objective mild cognitive impairment (MCI), and overt AD (Rossini et al., 2007). Moreover, resting state EEG rhythms have been found to partially restore together with patients' cognitive performance after the administration of AchetylCholinesterase inhibitors licensed for the symptomatic treatment of AD (Kogan et al., 2001; Rodriguez et al., 2002, Rodriguez et al., 2004, Reeves et al., 2002, Onofrj et al., 2003, Brassen and Adler, 2003, Babiloni et al., 2006e).</text:p>
      <text:p text:style-name="P536">The <text:s/>word EEG refers to the measurement of brain electrical activity</text:p>
      <text:p text:style-name="P537">211 recorded from electrodes placed on the surface of the head. In 1929,</text:p>
      <text:p text:style-name="P538">212 Hans Berger reported a dominant 10-Hz oscillating voltage difference</text:p>
      <text:p text:style-name="P539">213 between two electrodes placed on the scalp in healthy subjects during</text:p>
      <text:p text:style-name="P540">214 a wakeful eyes-closed relaxed state (the so-called alpha rhythm).</text:p>
      <text:soft-page-break/>
      <text:p text:style-name="P541">215 Berger showed that the 10-Hz oscillations (10–50 microvolts) are</text:p>
      <text:p text:style-name="P542">216 reduced in amplitude when subjects open their eyes or perform a cog-</text:p>
      <text:p text:style-name="P543">217 nitive task. Nowadays, EEG is largely employed for basic scientific re-</text:p>
      <text:p text:style-name="P544">218 search and clinical applications since it is easy to use, non-invasive,</text:p>
      <text:p text:style-name="P545">219 cheap, and totally safe.</text:p>
      <text:p text:style-name="P546">220 As an important limitation, the EEG voltage measured depends on</text:p>
      <text:p text:style-name="P547">221 the position of the reference electrode. Furthermore, EEG is character-</text:p>
      <text:p text:style-name="P548">222 ized by a low spatial resolution as compared to other measures of</text:p>
      <text:p text:style-name="P549">223 brain function such as functional magnetic resonance imaging (fMRI).</text:p>
      <text:p text:style-name="P550">224 Indeed, different conductivities of head tissues (brain, meninges, skull,</text:p>
      <text:p text:style-name="P551">225 and scalp) attenuate and blur the spatial distribution of neural currents</text:p>
      <text:p text:style-name="P552">226 from brain to scalp electrodes. As a consequence, scalp EEG data present</text:p>
      <text:p text:style-name="P553">227 enhanced low-spatial components and negligible values of high-</text:p>
      <text:p text:style-name="P554">228 frequency brain oscillations (N40 Hz, gamma rhythms). To minimize</text:p>
      <text:p text:style-name="P555">229 these effects of head volume conduction, mathematical procedures</text:p>
      <text:p text:style-name="P556">230 have been developed to obtain reference-free measurements with</text:p>
      <text:p text:style-name="P557">231 attenuated head volume conductor effects, namely estimation of com-</text:p>
      <text:p text:style-name="P558">232 mon average reference, source current density, and inverse EEG source</text:p>
      <text:p text:style-name="P559">233 solutions (Q12 Babiloni et al., 2009a, 2009b, 2009c).</text:p>
      <text:p text:style-name="P560">Technical requirements make the EEG equipment a non-invasive</text:p>
      <text:p text:style-name="P561">235 and non-expensive device, with an overall present price of few tens of</text:p>
      <text:p text:style-name="P562">236 thousands of Euro needed for high-resolution EEG recording. EEG sig-</text:p>
      <text:p text:style-name="P563">237 nals are derived from electric activity of neurons in the cerebral cortex.</text:p>
      <text:p text:style-name="P564">238 Specifically, these signals are mainly produced by post-synaptic ionic</text:p>
      <text:p text:style-name="P565">239 currents of synchronously active cortical pyramidal neurons reflecting</text:p>
      <text:p text:style-name="P566">240 the integrative information processing of signals coming from thalamus,</text:p>
      <text:p text:style-name="P567">241 brainstem, and other cortical modules. EEG signals are very large-scale</text:p>
      <text:p text:style-name="P568">242 measures of brain source activity, reflecting synaptic activity synchro-</text:p>
      <text:p text:style-name="P569">243 nized over macroscopic (centimeter) regional spatial scales (Nunez</text:p>
      <text:p text:style-name="P570">244 et al., 2001). Synchrony among neural populations in compact regions</text:p>
      <text:p text:style-name="P571">245 of the brain produces localized dipole current sources. Synchrony</text:p>
      <text:p text:style-name="P572">246 among neural populations distributed across the cortex results in re-</text:p>
      <text:p text:style-name="P573">247 gional or global networks consisting of many dipole sources.</text:p>
      <text:p text:style-name="P574">248 EEG signals have a high temporal resolution (b 1 ms) ideal to inves-</text:p>
      <text:soft-page-break/>
      <text:p text:style-name="P575">249 tigate an important property of brain physiology, namely brain rhythms</text:p>
      <text:p text:style-name="P576">250 during passive wakefulness and task performance. Spectral analysis</text:p>
      <text:p text:style-name="P577">251 methods allow the estimation of EEG dynamics in terms of the domi-</text:p>
      <text:p text:style-name="P578">252 nant frequencies, power (or amplitude), phase, and coherence of EEG</text:p>
      <text:p text:style-name="P579">253 rhythms. The background spontaneous oscillatory activity of brain neu-</text:p>
      <text:p text:style-name="P580">254 rons at about 10 Hz generates the dominant alpha rhythm of resting-</text:p>
      <text:p text:style-name="P581">255 state EEG activity first described by Berger. In the classical studies by</text:p>
      <text:p text:style-name="P582">256 Jasper and Penfield (1949), alpha rhythms ranging from about 8 to</text:p>
      <text:p text:style-name="P583">257 12 Hz were recorded from nearly the entire upper cortical surface</text:p>
      <text:p text:style-name="P584">258 (including the frontal and prefrontal areas) in a large population of pa-</text:p>
      <text:p text:style-name="P585">259 tients awake during surgery.</text:p>
      <text:p text:style-name="P586">In the condition</text:p>
      <text:p text:style-name="P587">264of slow-wave sleep, cortico-fugal slow oscillations (b1 Hz) are effective</text:p>
      <text:p text:style-name="P588">265in grouping thalamic-generated delta rhythms (1–4 Hz) and spindling</text:p>
      <text:p text:style-name="P589">266activity (7–14 Hz) rhythms (Steriade, 2003). In the condition of brain</text:p>
      <text:p text:style-name="P590">267arousal, spindles as well as high and low components of the delta</text:p>
      <text:p text:style-name="P591">268rhythms are blocked by the inhibition of oscillators within, respectively,</text:p>
      <text:p text:style-name="P592">269reticulo-thalamic (7–14 Hz), thalamo-cortical (1–4 Hz), and intra-</text:p>
      <text:p text:style-name="P593">270cortical (b1 Hz), neuronal circuits. These rhythms are replaced by fast</text:p>
      <text:p text:style-name="P594">271(beta and gamma) cortical oscillations, which are mainly induced by</text:p>
      <text:p text:style-name="P595">272forebrain (nucleus basalis) cholinergic inputs to hippocampus and</text:p>
      <text:p text:style-name="P596">273cortex as well as by thalamo-cortical projections (Steriade, 2003;</text:p>
      <text:p text:style-name="P597">274Steriade et al., 1996). In the condition of awake rest, low frequency</text:p>
      <text:p text:style-name="P598">275(8–10.5 Hz) alpha would be mainly related to subject's global attention-</text:p>
      <text:p text:style-name="P599">276al readiness (Klimesch, 1996; Klimesch et al., 1997, 1998; Rossini et al.,</text:p>
      <text:p text:style-name="P600">2771991; Q13Steriade and Llinas, 1998). Noteworthy, there is consensus that</text:p>
      <text:p text:style-name="P601">278alpha rhythms represent the dominant resting oscillations of the</text:p>
      <text:p text:style-name="P602">279adult, awake human brain (Rossini et al., 1991; Q14Steriade and Llinas,</text:p>
      <text:p text:style-name="P603">2801998; Klimesch, 1996; Klimesch, 1997, 1998), and have been linked to</text:p>
      <text:p text:style-name="P604">281intelligence quotient, memory, and cognition (Klimesch, 1999). This</text:p>
      <text:p text:style-name="P605">282background activity is desynchronized during sensory and cognitive-</text:p>
      <text:p text:style-name="P606">283motor events ( Q15Babiloni et al., 2005, Q16Babiloni et al., 2006a, 2006b,</text:p>
      <text:p text:style-name="P607">2842006c, 2006d, 2006e, 2008a, 2008b; Pfurtscheller and Lopes da Silva,</text:p>
      <text:p text:style-name="P608">2851999). Oscillations in other frequency bands, e.g., delta (1–4 Hz), theta</text:p>
      <text:soft-page-break/>
      <text:p text:style-name="P609">286(4–7 Hz) and gamma bands (30–70 Hz) also exhibit complex patterns</text:p>
      <text:p text:style-name="P610">287of power that are modulated by cognitive processes such as working</text:p>
      <text:p text:style-name="P611">288memory and perceptual binding (Srinivasan et al., 2006). Unless other-</text:p>
      <text:p text:style-name="P612">289wise specified, spontaneous EEG activity during resting state condition</text:p>
      <text:p text:style-name="P613">290is indexed by spectral power density in given narrow frequency bands</text:p>
      <text:p text:style-name="P614">291(per electrode, scalp region of interest or cortical source).</text:p>
      <text:p text:style-name="P615">Resting state EEG power density differed between AD patients and</text:p>
      <text:p text:style-name="P616">353 amnesic MCI subjects, who were considered to be at high risk of suffer-</text:p>
      <text:p text:style-name="P617">354 ing from prodromal AD. There was an “intermediate” power density of</text:p>
      <text:p text:style-name="P618">355 low-frequency alpha rhythms (8–10.5 Hz) in the parietal and occipital</text:p>
      <text:p text:style-name="P619">356 regions in MCI compared to mild AD and Nold subjects (Babiloni et al.,</text:p>
      <text:p text:style-name="P620">357 2006b). Furthermore, maximum alpha and beta power density shifted</text:p>
      <text:p text:style-name="P621">358 more anteriorly in AD patients compared to Nold and MCI subjects</text:p>
      <text:p text:style-name="P622">359 (Huang et al., 2000). Moreover, longitudinal studies have shown that in-</text:p>
      <text:p text:style-name="P623">360 creased delta or theta power density, decreased alpha and beta power</text:p>
      <text:p text:style-name="P624">361 density, and slowing of mean EEG frequency were in some way predic-</text:p>
      <text:p text:style-name="P625">362 tors of the progression from MCI to dementia at about 1-year follow-up</text:p>
      <text:p text:style-name="P626">363 (Huang et al., 2000; Jelic et al., 1996, 2000; Grunwald et al., 2001; Kwak,</text:p>
      <text:p text:style-name="P627">364 2006; Rossini et al., 2006). High power density of the posterior alpha</text:p>
      <text:p text:style-name="P628">365 rhythms also predicted a stable global cognitive function in MCI subjects</text:p>
      <text:p text:style-name="P629">366 at 1-year follow-up (Babiloni et al., 2010a).</text:p>
      <text:p text:style-name="P630">n the MCI sub-</text:p>
      <text:p text:style-name="P631">370 jects, the EEG markers of disease progression included an increase of the</text:p>
      <text:p text:style-name="P632">371 power density at the theta and delta rhythms in the temporal and occip-</text:p>
      <text:p text:style-name="P633">372 ital regions as well as a decrease of the power density at beta rhythms in</text:p>
      <text:p text:style-name="P634">373 temporal and occipital regions (Jelic et al., 2000).</text:p>
      <text:p text:style-name="P635">In the AD pa-</text:p>
      <text:p text:style-name="P636">382 tients with global cognitive impairment, hippocampal atrophy was as-</text:p>
      <text:p text:style-name="P637">383 sociated with increased power density at delta and theta rhythms in</text:p>
      <text:p text:style-name="P638">384 the temporal and parietal regions (Helkala et al., 1996), in line with re-</text:p>
      <text:p text:style-name="P639">385 cent magnetoencephalographic (MEG) evidence (Fernandez et al.,</text:p>
      <text:p text:style-name="P640">386 2003).</text:p>
      <text:p text:style-name="P641">Furthermore, a volume decrement of hippocampus was related</text:p>
      <text:p text:style-name="P642">387 to the decreased power density at alpha rhythms in the temporal, pari-</text:p>
      <text:soft-page-break/>
      <text:p text:style-name="P643">388 etal, and occipital regions in MCI and AD subjects (Babiloni et al.,</text:p>
      <text:p text:style-name="P644">389 2009b).</text:p>
      <text:p text:style-name="P645">Furthermore, the</text:p>
      <text:p text:style-name="P646">399global delta and alpha power density was related to the total amount</text:p>
      <text:p text:style-name="P647">400of atrophy of cortical gray matter in the amnesic MCI and in the AD sub-</text:p>
      <text:p text:style-name="P648">401jects, as revealed by MRI voxel-to-voxel volumetry of lobar brain vol-</text:p>
      <text:p text:style-name="P649">402ume; the higher the total gray matter volume, the lower the global</text:p>
      <text:p text:style-name="P650">403delta power density and the higher the global alpha power density</text:p>
      <text:p text:style-name="P651">404(Babiloni et al., 2012).</text:p>
      <text:p text:style-name="P652">The power density of the resting state eyes-closed EEG rhythms was</text:p>
      <text:p text:style-name="P653">412repeatedly found to be correlated to cognitive status in MCI and AD sub-</text:p>
      <text:p text:style-name="P654">413jects. It has been shown that the posterior alpha power density was pos-</text:p>
      <text:p text:style-name="P655">414itively correlated to the subjects' global cognitive status, as measured by</text:p>
      <text:p text:style-name="P656">415ADAS-cog in the MCI or AD subjects; namely, the lower the alpha power</text:p>
      <text:p text:style-name="P657">416density, the lower the cognitive status (Luckhaus et al., 2008). This rela-</text:p>
      <text:p text:style-name="P658">417tionship can be extended to the cognitive health condition. Further-</text:p>
      <text:p text:style-name="P659">418more, the posterior delta and alpha power density was correlated to</text:p>
      <text:p text:style-name="P660">419the MMSE score in the Nold, MCI and AD subjects; namely, the lower</text:p>
      <text:p text:style-name="P661">420the alpha power, the higher the delta power and the lower the cognitive</text:p>
      <text:p text:style-name="P662">421status (Babiloni et al., 2006b).</text:p>
      <text:p text:style-name="P663">It has</text:p>
      <text:p text:style-name="P664">440been shown that in the MCI subjects, the markers of disease progression</text:p>
      <text:p text:style-name="P665">441included an increase of the power density at theta and delta rhythms in</text:p>
      <text:p text:style-name="P666">442the temporal and occipital lobes as well as the reduction of the beta</text:p>
      <text:p text:style-name="P667">443power density in the temporal and occipital lobes (Jelic et al., 2000).</text:p>
      <text:p text:style-name="P668">AD patients were characterized by an increase of theta and delta power</text:p>
      <text:p text:style-name="P669">445density and by a reduction of the alpha and beta power density in the</text:p>
      <text:p text:style-name="P670"><text:span text:style-name="T671">446parieto-occipital lobes (Coben et al., 1985).<text:s/></text:span><text:span text:style-name="T672">Furthermore, half of the AD</text:span></text:p>
      <text:p text:style-name="P673">447patients showed an increase of the theta and delta power density in</text:p>
      <text:p text:style-name="P674">448the temporal-occipital lobe (Soininen et al., 1989).</text:p>
      <text:p text:style-name="P675"><office:annotation office:name="4" xml:id="1317168113"><dc:creator>Janka Hauffe</dc:creator><dc:date>2025-01-14T15:03:00</dc:date><meta:creator-initials>JH</meta:creator-initials><text:p text:style-name="P676">Discussion (further research)</text:p></office:annotation>Power density of the resting state EEG rhythms does not capture one</text:p>
      <text:p text:style-name="P677">456of the main features of the AD process, namely the impairment of functional or effective connectivity within long range brain networks</text:p>
      <text:p text:style-name="P678">458 underlying the cognitive dysfunction in prodromal and manifest AD</text:p>
      <text:soft-page-break/>
      <text:p text:style-name="P679">459 patients. Indeed, the majority of the cognitive processes are highly</text:p>
      <text:p text:style-name="P680">460 distributed and dynamic processes, depending on the selective inter-</text:p>
      <text:p text:style-name="P681">461 play among many neural populations distributed across several cortical</text:p>
      <text:p text:style-name="P682">462 and sub-cortical regions. In the same line, it is expected that temporally-</text:p>
      <text:p text:style-name="P683">463 coordinated brain networks underpinning cognitive functions do be-</text:p>
      <text:p text:style-name="P684">464 come more and more abnormal along the progression of AD neurode-</text:p>
      <text:p text:style-name="P685">465 generation, so that AD can be viewed as a disconnection syndrome</text:p>
      <text:p text:style-name="P686">466 (Bokde et al., 2009). An ideal methodological approach is, therefore,</text:p>
      <text:p text:style-name="P687">467 the extraction of some functional indexes of the abnormalities of the</text:p>
      <text:p text:style-name="P688">468 functional brain connectivity across long term neural networks</text:p>
      <text:p text:style-name="P689"><text:span text:style-name="T690">469Q24 (Varela et al. 2001;Q25 Le Van Quyen et al. 2003; Börner et al. 2007).</text:span><text:span text:style-name="T691"><office:annotation-end office:name="4"/></text:span></text:p>
      <text:p text:style-name="P692">1057 conclusion, the resting state EEG makers are promising to unveil abnor-</text:p>
      <text:p text:style-name="P693">1058 mal functional connectivity and neuroplasticity of neurotransmission in</text:p>
      <text:p text:style-name="P694">1059 the brain of AD patients.</text:p>
      <text:p text:style-name="P695"><text:span text:style-name="T696"><office:annotation office:name="5" xml:id="1197734146"><dc:creator>Janka Hauffe</dc:creator><dc:date>2025-01-15T10:33:00</dc:date><meta:creator-initials>JH</meta:creator-initials><text:p text:style-name="P697">Very important</text:p></office:annotation>Sun, Sun, Chen, Wang &amp; Gao (2024):<text:s/></text:span><text:span text:style-name="T698"><office:annotation-end office:name="5"/></text:span><text:a xlink:href="https://doi.org/10.1186/s12916-024-03481-1" office:target-frame-name="_top" xlink:show="replace"><text:span text:style-name="T699">https://doi.org/10.1186/s12916-024-03481-1</text:span></text:a></text:p>
      <text:p text:style-name="P700">The eruption of the SARS-CoV-2 pandemic has instigated</text:p>
      <text:p text:style-name="P701">a global public health crisis, posing significant threats to</text:p>
      <text:p text:style-name="P702">respiratory health [1–3]. Significantly, this crisis has not</text:p>
      <text:p text:style-name="P703">only posed a substantial menace to the respiratory sys-</text:p>
      <text:p text:style-name="P704">tem [4, 5] but has also sparked concerns regarding its</text:p>
      <text:p text:style-name="P705">impact on the central nervous system [6–8]. A wealth of</text:p>
      <text:p text:style-name="P706">empirical research has confirmed that SARS-CoV-2 can</text:p>
      <text:p text:style-name="P707">induce a range of neurological issues, notably affecting</text:p>
      <text:p text:style-name="P708">cognitive functions [9, 10]. Amidst various methodologies</text:p>
      <text:p text:style-name="P709">employed for cognitive function assessment, electroen-</text:p>
      <text:p text:style-name="P710">cephalography (EEG) techniques emerge as pivotal tools</text:p>
      <text:p text:style-name="P711">[11] for evaluating cognitive function and quantifying the</text:p>
      <text:p text:style-name="P712">detrimental effects of SARS-CoV-2 infection on cognitive</text:p>
      <text:p text:style-name="P713">performance [12, 13].</text:p>
      <text:p text:style-name="P714">However, existing research predominantly focuses on</text:p>
      <text:p text:style-name="P715">EEG studies involving elderly and severely affected patients</text:p>
      <text:p text:style-name="P716">[10, 14–16]. Recent shifts in focus explore the effects on</text:p>
      <text:p text:style-name="P717">younger, more diverse populations. For instance, in 2024,</text:p>
      <text:p text:style-name="P718">researchers employed EEG to analyze sleep patterns in chil-</text:p>
      <text:soft-page-break/>
      <text:p text:style-name="P719">dren post-SARS-CoV-2 infection [17]. Although numerous</text:p>
      <text:p text:style-name="P720">comparative EEG studies have targeted younger demo-</text:p>
      <text:p text:style-name="P721">graphics [18–20], these investigations often involve limited</text:p>
      <text:p text:style-name="P722">participant numbers and age ranges. Therefore, it is critical</text:p>
      <text:p text:style-name="P723">to expand EEG studies to more comprehensively assess the</text:p>
      <text:p text:style-name="P724">long-term cognitive impacts of SARS-CoV-2.</text:p>
      <text:p text:style-name="P725">The primary aim of this study is to bridge the gap in</text:p>
      <text:p text:style-name="P726">understanding the cognitive effects of SARS-CoV-2 in</text:p>
      <text:p text:style-name="P727">individuals presenting mild symptoms, with a focus on</text:p>
      <text:p text:style-name="P728">EEG patterns across different age groups, especially in chil-</text:p>
      <text:p text:style-name="P729">dren and adolescents. We gathered resting EEG data from</text:p>
      <text:p text:style-name="P730">a diverse cohort of 185 individuals who experienced mild</text:p>
      <text:p text:style-name="P731">symptoms related to SARS-CoV-2, both before infection</text:p>
      <text:p text:style-name="P732">and after full recovery. Utilizing advanced analytical tech-</text:p>
      <text:p text:style-name="P733">niques such as source connectivity and microstate analysis,</text:p>
      <text:p text:style-name="P734">this study explores the subtle cognitive changes induced by</text:p>
      <text:p text:style-name="P735">SARS-CoV-2, analyzing both spatial and temporal aspects.</text:p>
      <text:p text:style-name="P736">Against the backdrop of the globally reported tally of</text:p>
      <text:p text:style-name="P737">more than 770 million confirmed cases of SARS-CoV-2</text:p>
      <text:p text:style-name="P738">infection as of September 29, 2023 [21], it is of para-</text:p>
      <text:p text:style-name="P739">mount importance to fathom the cognitive implications</text:p>
      <text:p text:style-name="P740">wrought by SARS-CoV-2 infection upon the substantial</text:p>
      <text:p text:style-name="P741">proportion of individuals who exhibit mild symptoms.</text:p>
      <text:p text:style-name="P742">Such an endeavor is indispensable not only for enhanced</text:p>
      <text:p text:style-name="P743">comprehension of the virus itself but also for the formu-</text:p>
      <text:p text:style-name="P744">lation of healthcare strategies and support systems, with</text:p>
      <text:p text:style-name="P745">a specific focus on the child and adolescent demograph-</text:p>
      <text:p text:style-name="P746">ics alongside other vulnerable segments of the popula-</text:p>
      <text:p text:style-name="P747">tion. Our investigation serves to elucidate the intricacies</text:p>
      <text:p text:style-name="P748">surrounding the cognitive ramifications of SARS-CoV-2</text:p>
      <text:p text:style-name="P749">infection in mildly symptomatic populations across vary-</text:p>
      <text:p text:style-name="P750">ing age groups, thereby contributing to the foundation of rehabilitation strategies geared towards ameliorating the</text:p>
      <text:p text:style-name="P751">afflictions of SARS-CoV-2 and mitigating the challenges</text:p>
      <text:soft-page-break/>
      <text:p text:style-name="P752">posed by long COVID or post-COVID-19 syndrome [22].</text:p>
      <text:p text:style-name="P753"><office:annotation office:name="6" xml:id="1096235886"><dc:creator>Janka Hauffe</dc:creator><dc:date>2025-01-15T10:36:00</dc:date><meta:creator-initials>JH</meta:creator-initials><text:p text:style-name="P754">methode</text:p></office:annotation><office:annotation office:name="7" xml:id="661681087"><dc:creator>Janka Hauffe</dc:creator><dc:date>2025-01-15T10:37:00</dc:date><meta:creator-initials>JH</meta:creator-initials><text:p text:style-name="P755">methode</text:p></office:annotation>A preprocessing protocol was implemented to maintain</text:p>
      <text:p text:style-name="P756"><text:span text:style-name="T757">data integrity.</text:span><text:span text:style-name="T758"><office:annotation-end office:name="6"/></text:span><text:span text:style-name="T759"><text:s/>During the recording phase, a specialist</text:span></text:p>
      <text:p text:style-name="P760">flagged any segments where significant body movements</text:p>
      <text:p text:style-name="P761">caused electrode dislodgement. To mitigate the impact</text:p>
      <text:p text:style-name="P762">of ocular and muscular artifacts, the independent com-</text:p>
      <text:p text:style-name="P763">ponent analysis (ICA) was employed. Additionally, direct</text:p>
      <text:p text:style-name="P764">current (DC) and instrumental frequency (IF) inter-</text:p>
      <text:p text:style-name="P765">ferences were eliminated using a bandpass filter ranging</text:p>
      <text:p text:style-name="P766">from 0.5 to 45 Hz. These preprocessing steps were criti-</text:p>
      <text:p text:style-name="P767">cal to ensuring the reliability and validity of the study’s</text:p>
      <text:p text:style-name="P768"><text:span text:style-name="T769">findings.</text:span><text:span text:style-name="T770"><office:annotation-end office:name="7"/></text:span><text:span text:style-name="T771"><text:s/></text:span><text:span text:style-name="T772"><office:annotation office:name="8" xml:id="1876484872"><dc:creator>Janka Hauffe</dc:creator><dc:date>2025-01-15T10:38:00</dc:date><meta:creator-initials>JH</meta:creator-initials><text:p text:style-name="P773">methode</text:p></office:annotation>In the analytical phase, the EEG data was segregated</text:span></text:p>
      <text:p text:style-name="P774">into six distinct frequency bands using a specialized fil-</text:p>
      <text:p text:style-name="P775">ter bank, covering the full frequency spectrum: full band</text:p>
      <text:p text:style-name="P776">(0.5–45 Hz), delta (0.5–4 Hz), theta (4–8 Hz), alpha</text:p>
      <text:p text:style-name="P777"><text:span text:style-name="T778">(8–12 Hz), beta (12–30 Hz), and gamma (30–45 Hz).<text:s/></text:span><text:span text:style-name="T779">An</text:span></text:p>
      <text:p text:style-name="P780">averaging reference operation was subsequently applied</text:p>
      <text:p text:style-name="P781">across all datasets to ensure analytical consistency and</text:p>
      <text:p text:style-name="P782"><text:span text:style-name="T783">accuracy.</text:span><text:span text:style-name="T784"><office:annotation-end office:name="8"/></text:span></text:p>
      <text:p text:style-name="P785"><office:annotation office:name="9" xml:id="264307509"><dc:creator>Janka Hauffe</dc:creator><dc:date>2025-01-15T10:39:00</dc:date><meta:creator-initials>JH</meta:creator-initials><text:p text:style-name="P786">discussion</text:p></office:annotation><office:annotation office:name="10" xml:id="7652720"><dc:creator>Janka Hauffe</dc:creator><dc:date>2025-01-15T10:39:00</dc:date><meta:creator-initials>JH</meta:creator-initials><text:p text:style-name="P787">Connectivity</text:p></office:annotation>Brain network source connectivity analysis in the spatial</text:p>
      <text:p text:style-name="P788">domain</text:p>
      <text:p text:style-name="P789">Source connectivity analysis is a critical technique using</text:p>
      <text:p text:style-name="P790">neuroimaging data for examining complex interactions</text:p>
      <text:p text:style-name="P791">between brain regions [23]. Its main goal is to identify</text:p>
      <text:p text:style-name="P792">functional or effective linkages among cerebral sources</text:p>
      <text:p text:style-name="P793">that reflect cognitive shifts in conditions like depression</text:p>
      <text:p text:style-name="P794">and schizophrenia [24, 25]. Among various functional</text:p>
      <text:p text:style-name="P795">connectivity metrics, coherence is a key measure, calcu-</text:p>
      <text:p text:style-name="P796">lating the linear correlation between two signals in the</text:p>
      <text:p text:style-name="P797">frequency domain. However, coherence measurements</text:p>
      <text:p text:style-name="P798">can be affected by volumetric conduction, causing mis-</text:p>
      <text:p text:style-name="P799"><text:span text:style-name="T800">leading pseudo-coherent values [26, 27].</text:span><text:span text:style-name="T801"><office:annotation-end office:name="9"/></text:span><text:span text:style-name="T802"><office:annotation-end office:name="10"/></text:span></text:p>
      <text:p text:style-name="P803"><office:annotation office:name="11" xml:id="223713090"><dc:creator>Janka Hauffe</dc:creator><dc:date>2025-01-15T10:41:00</dc:date><meta:creator-initials>JH</meta:creator-initials><text:p text:style-name="P804">methode</text:p></office:annotation>Statistical test methods</text:p>
      <text:p text:style-name="P805">In this study, statistical analyses were conducted to</text:p>
      <text:soft-page-break/>
      <text:p text:style-name="P806">ensure the robustness and validity of the findings. First</text:p>
      <text:p text:style-name="P807">and foremost, normality testing was performed using the</text:p>
      <text:p text:style-name="P808">Shapiro–Wilk normality test, a fundamental step in vali-</text:p>
      <text:p text:style-name="P809">dating the assumptions underlying parametric statistical</text:p>
      <text:p text:style-name="P810">methods. Subsequently, for datasets adhering to a nor-</text:p>
      <text:p text:style-name="P811">mal distribution (P &gt; 0.05), a paired t-test was employed,</text:p>
      <text:p text:style-name="P812">a method widely acknowledged for its appropriateness</text:p>
      <text:p text:style-name="P813">in comparing means under normal conditions. In cases</text:p>
      <text:p text:style-name="P814">where the data did not conform to a normal distribution</text:p>
      <text:p text:style-name="P815">(P ≤ 0.05), the analysis was conducted using the Wilcoxon signed-rank test, a non-parametric test known for its</text:p>
      <text:p text:style-name="P816">effectiveness in evaluating differences between paired</text:p>
      <text:p text:style-name="P817">samples without relying on the assumptions of normality.</text:p>
      <text:p text:style-name="P818">All statistical procedures were executed with the SCIPY.</text:p>
      <text:p text:style-name="P819"><text:span text:style-name="T820">STATS toolkit for Python.</text:span><text:span text:style-name="T821"><office:annotation-end office:name="11"/></text:span></text:p>
      <text:p text:style-name="P822">Age-related differences in the impact of SARS-CoV-2</text:p>
      <text:p text:style-name="P823">were also apparent. Young adults showed the most sig-</text:p>
      <text:p text:style-name="P824">nificant cognitive impact, followed by adults and adoles-</text:p>
      <text:p text:style-name="P825">cents, while children under 10 exhibited the least effect,</text:p>
      <text:p text:style-name="P826">with significantly fewer link reductions compared to</text:p>
      <text:p text:style-name="P827">young adults. These findings suggest that the cognitive</text:p>
      <text:p text:style-name="P828">resilience varies with age, with the brain networks of</text:p>
      <text:p text:style-name="P829">young adults being notably more vulnerable to disruption</text:p>
      <text:p text:style-name="P830">by SARS-CoV-2. This vulnerability could be influenced</text:p>
      <text:p text:style-name="P831">by factors such as the stage of brain development, life-</text:p>
      <text:p text:style-name="P832">style, or pre-existing health conditions. Adults and ado-</text:p>
      <text:p text:style-name="P833">lescents displayed moderate resilience, while the minimal</text:p>
      <text:p text:style-name="P834">impact on children could indicate more robust brain net-</text:p>
      <text:p text:style-name="P835">works or compensatory mechanisms that protect against</text:p>
      <text:p text:style-name="P836">connectivity loss.</text:p>
      <text:p text:style-name="P837">Significantly, the young adult</text:p>
      <text:p text:style-name="P838">group demonstrated the highest prevalence of cognitive</text:p>
      <text:p text:style-name="P839">dysfunctions, closely followed by the adult cohort.</text:p>
      <text:p text:style-name="P840">In contrast, the adolescent and child groups showed a lower</text:p>
      <text:soft-page-break/>
      <text:p text:style-name="P841">probability of exhibiting cognitive-related symptoms.</text:p>
      <text:p text:style-name="P842">The outcomes of this study distinctly highlight the</text:p>
      <text:p text:style-name="P843">amplified susceptibility of young adults to cognitive</text:p>
      <text:p text:style-name="P844">deficits following a SARS-CoV-2 infection, a</text:p>
      <text:p text:style-name="P845">demographic that has traditionally not been considered</text:p>
      <text:p text:style-name="P846">as high risk.</text:p>
      <text:p text:style-name="P847">Our findings propose a more profound impact</text:p>
      <text:p text:style-name="P848">of SARS-CoV-2 on young adults in comparison to</text:p>
      <text:p text:style-name="P849">adolescents and children. This insight can potentially steer the formulation of rehabilitation strategies tailored</text:p>
      <text:p text:style-name="P850">for long COVID patients.</text:p>
      <text:p text:style-name="P851">The diminished connectivity in specific brain regions,</text:p>
      <text:p text:style-name="P852">such as electrode T5, which in temporal lobe, may</text:p>
      <text:p text:style-name="P853">reflect disruptions in neural networks that are crucial</text:p>
      <text:p text:style-name="P854">for cognitive functions [54]. This aligns with existing</text:p>
      <text:p text:style-name="P855">studies that link changes in brain connectivity to</text:p>
      <text:p text:style-name="P856">various cognitive impairments [55]. The persistence of</text:p>
      <text:p text:style-name="P857">connectivity reductions primarily within hemispheres</text:p>
      <text:p text:style-name="P858">further underscores the targeted impact of SARS-CoV-2</text:p>
      <text:p text:style-name="P859">on brain function. The increase in the HA parameter</text:p>
      <text:p text:style-name="P860">within the theta band post-infection in adults suggests</text:p>
      <text:p text:style-name="P861">subtle yet discernible changes in EEG activity, potentially</text:p>
      <text:p text:style-name="P862">reflecting alterations in cognitive states. The heightened</text:p>
      <text:p text:style-name="P863">complexity in EEG patterns post-recovery, particularly in the delta band, might indicate a compensatory neural</text:p>
      <text:p text:style-name="P864">mechanism or an altered state of brain activity in</text:p>
      <text:p text:style-name="P865">response to the infection.</text:p>
      <text:p text:style-name="P866">The observed concentration of alterations within the</text:p>
      <text:p text:style-name="P867">delta frequency band presents a pioneering insight,</text:p>
      <text:p text:style-name="P868">proposing that this band may be particularly susceptible</text:p>
      <text:p text:style-name="P869">to the neurological impacts of SARS-CoV-2 [56].</text:p>
      <text:p text:style-name="P870">Traditionally, it is recognized that delta wave activity</text:p>
      <text:p text:style-name="P871">is diminished when the eyes are open. However, the</text:p>
      <text:p text:style-name="P872">findings of this study suggest that delta waves can also</text:p>
      <text:soft-page-break/>
      <text:p text:style-name="P873">reflect changes in subject states to a certain degree.</text:p>
      <text:p text:style-name="P874">lthough</text:p>
      <text:p text:style-name="P875">none of the participants in this study was clinically</text:p>
      <text:p text:style-name="P876">diagnosed with “brain fog,” the EEG changes noted bear</text:p>
      <text:p text:style-name="P877">resemblance to those associated with “brain fog,” hinting</text:p>
      <text:p text:style-name="P878">at a potential underlying neurological impact of the</text:p>
      <text:p text:style-name="P879">infection [58].</text:p>
      <text:p text:style-name="P880">Results indicate a gradation in susceptibility to</text:p>
      <text:p text:style-name="P881">cognitive impacts post-SARS-CoV-2 infection across</text:p>
      <text:p text:style-name="P882">different age groups. The most substantial cognitive</text:p>
      <text:p text:style-name="P883">changes were observed in young adults, a demographic</text:p>
      <text:p text:style-name="P884">that is not typically considered at high risk for severe</text:p>
      <text:p text:style-name="P885">COVID-19 implications. While previous studies have</text:p>
      <text:p text:style-name="P886">also shown that infection has a greater impact on young</text:p>
      <text:p text:style-name="P887">adults [59], the results of the present study provide</text:p>
      <text:p text:style-name="P888">additional evidence at the electrophysiological level for</text:p>
      <text:p text:style-name="P889">this conclusion.</text:p>
      <text:p text:style-name="P890">We endeavored</text:p>
      <text:p text:style-name="P891">to include as broad a population as possible, yet our</text:p>
      <text:p text:style-name="P892">study did not encompass all age groups, particularly</text:p>
      <text:p text:style-name="P893">the elderly. This omission means that the effects of</text:p>
      <text:p text:style-name="P894">the coronavirus on the neurological systems of older</text:p>
      <text:p text:style-name="P895">individuals remain unknown, given that some studies suggest this demographic may be more susceptible to</text:p>
      <text:p text:style-name="P896">such impacts [60].</text:p>
      <text:p text:style-name="P897">In essence, this research furthers the existing knowledge</text:p>
      <text:p text:style-name="P898">on the neurological implications of SARS-CoV-2, under-</text:p>
      <text:p text:style-name="P899">scoring the urgent requirement for a more profound</text:p>
      <text:p text:style-name="P900">understanding of the virus’s enduring effects on cogni-</text:p>
      <text:p text:style-name="P901">tion. Particularly, it focuses on its impact on younger</text:p>
      <text:p text:style-name="P902">demographics, encompassing children and adolescents.</text:p>
      <text:p text:style-name="P903">The results intimate that the influence of SARS-CoV-2 is</text:p>
      <text:p text:style-name="P904">amplified within the younger populace. Although children</text:p>
      <text:p text:style-name="P905">and adolescents were relatively less affected, they exhib-</text:p>
      <text:soft-page-break/>
      <text:p text:style-name="P906">ited noteworthy neurophysiological markers of abnormal-</text:p>
      <text:p text:style-name="P907">ity, suggesting possible risk. This study, therefore, serves</text:p>
      <text:p text:style-name="P908">as a groundwork for more extensive research into poten-</text:p>
      <text:p text:style-name="P909">tial therapeutic interventions and strategies to alleviate</text:p>
      <text:p text:style-name="P910">these cognitive alterations.</text:p>
      <text:p text:style-name="P911"><text:span text:style-name="T912">Perez, Duque, Hidalgo &amp; Salvador, 2024:<text:s/></text:span><text:a xlink:href="https://doi.org/10.1016/j.biopsycho.2024.108823" office:target-frame-name="_top" xlink:show="replace"><text:span text:style-name="T913">https://doi.org/10.1016/j.biopsycho.2024.108823</text:span></text:a></text:p>
      <text:p text:style-name="P914">As the older population continues to expand, there is a growing prevalence of individuals who experience subjective cognitive decline (SCD), characterized by self-reported failures in cognitive function and an increased risk of cognitive impairment. Recognizing that preventive interventions are typically more effective in preclinical stages, current research endeavors to focus on identifying early biological markers of SCD using resting-state electroencephalogram (rsEEG) methods. The review emphasizes patterns in frequency band activity, revealing that individuals classified as SCD exhibited increased theta power than healthy controls, but decreased than MCI. However, findings for the alpha, delta, and beta bands were inconsistent, demonstrating variability across studies and highlighting the need for further research.</text:p>
      <text:p text:style-name="P915">Subjective cognitive decline</text:p>
      <text:p text:style-name="P916">(<office:annotation office:name="12" xml:id="2087133454"><dc:creator>Janka Hauffe</dc:creator><dc:date>2025-01-15T11:04:00</dc:date><meta:creator-initials>JH</meta:creator-initials><text:p text:style-name="P917">Very important for my thesis - Introduction</text:p></office:annotation>SCD) has become particularly noteworthy because it is considered a</text:p>
      <text:p text:style-name="P918">prodromal stage of cognitive impairment (Jessen et al., 2014). A</text:p>
      <text:p text:style-name="P919">meta-analysis of longitudinal studies on SCD with a follow-up period of</text:p>
      <text:p text:style-name="P920">at least four years revealed an estimated conversion rate to Mild</text:p>
      <text:p text:style-name="P921">Cognitive Impairment (MCI) of 27 %, and 14 % to dementia (Mitchell</text:p>
      <text:p text:style-name="P922"><text:span text:style-name="T923">et al., 2014).</text:span><text:span text:style-name="T924"><office:annotation-end office:name="12"/></text:span></text:p>
      <text:p text:style-name="P925">However, in 2012, researchers and clinicians in the field of Alzheimer’s</text:p>
      <text:p text:style-name="P926">Disease (AD) proposed the term SCD (Jessen et al., 2014), which has</text:p>
      <text:p text:style-name="P927">been extensively accepted. SCD is characterized by two key features: (1)</text:p>
      <text:p text:style-name="P928">a self-reported decline in cognitive capacity across various cognitive</text:p>
      <text:p text:style-name="P929">domains, rather than being restricted to memory, and (2) normal per-</text:p>
      <text:p text:style-name="P930">formance on standardized tests used to classify MCI.</text:p>
      <text:p text:style-name="P931">Although in-</text:p>
      <text:p text:style-name="P932">dividuals with SCD perform within normal limits on neuropsychological</text:p>
      <text:p text:style-name="P933">tests, this group is a heterogeneous population with diverse possibilities</text:p>
      <text:p text:style-name="P934">and outcomes. On the one hand, SCD has been associated with an</text:p>
      <text:soft-page-break/>
      <text:p text:style-name="P935">objective cognitive performance similar to that of individuals without</text:p>
      <text:p text:style-name="P936">SCD and no progression to dementia (Sohrabi et al., 2019). On the other</text:p>
      <text:p text:style-name="P937">hand, SCD has been linked to a higher risk of objective cognitive</text:p>
      <text:p text:style-name="P938">impairment (Li et al., 2022; Numbers et al., 2023; Rivas-Fern´andez et al.,</text:p>
      <text:p text:style-name="P939">2023) and a reduction in functional connectivity (Yasuno et al., 2015).</text:p>
      <text:p text:style-name="P940">Additionally, individuals with SCD have been found to exhibit neuro-</text:p>
      <text:p text:style-name="P941">logical changes similar to those observed in AD, including differences in</text:p>
      <text:p text:style-name="P942">both grey and white matter structures (Munro et al., 2023) and a smaller</text:p>
      <text:p text:style-name="P943">bilateral hippocampus and right amygdala compared to controls</text:p>
      <text:p text:style-name="P944"><text:span text:style-name="T945">(Striepens et al., 2010). Jessen et al.<text:s/></text:span><text:span text:style-name="T946">(2020) also established different</text:span></text:p>
      <text:p text:style-name="P947">trajectories from SCD, such as complete remission of SCD when the</text:p>
      <text:p text:style-name="P948">underlying conditions are depression, medication side effects, or inter-</text:p>
      <text:p text:style-name="P949">mittent sleep disturbance. Additionally, there can be a persistent</text:p>
      <text:p text:style-name="P950">continuation of SCD due to normal aging or a progression to dementia.</text:p>
      <text:p text:style-name="P951">Therefore, it would be beneficial to investigate early and reliable</text:p>
      <text:p text:style-name="P952">biomarkers for the detection and treatment of SCD in an attempt to</text:p>
      <text:p text:style-name="P953">maintain cognitive health and delay or prevent the progression to AD</text:p>
      <text:p text:style-name="P954">(Abdulrab &amp; Heun, 2008). Currently, the use of electroencephalographic</text:p>
      <text:p text:style-name="P955">(EEG) measures is promising because they provide direct, non-invasive,</text:p>
      <text:p text:style-name="P956">and relatively inexpensive assessments of brain neuronal activity</text:p>
      <text:p text:style-name="P957"><text:span text:style-name="T958">(Babiloni et al., 2021; Biasiucci et al., 2019).<text:s/></text:span><text:span text:style-name="T959">EEG measures the electrical</text:span></text:p>
      <text:p text:style-name="P960">field obtained from the summations at scalp electrodes of the oscillatory</text:p>
      <text:p text:style-name="P961">component generated by postsynaptic potentials in pyramidal cortical</text:p>
      <text:p text:style-name="P962"><text:span text:style-name="T963">neurons (Babiloni et al., 2021; Biasiucci et al., 2019).<text:s/></text:span><text:span text:style-name="T964">Additionally, EEG</text:span></text:p>
      <text:p text:style-name="P965">offers a time resolution of ≤ 1 ms, enabling it to provide neurophysio-</text:p>
      <text:p text:style-name="P966">logical data that cannot be obtained from other neuroimaging tech-</text:p>
      <text:p text:style-name="P967">niques (Biasiucci et al., 2019). In recent years, resting state EEG (rsEEG) measurements have</text:p>
      <text:p text:style-name="P968">emerged as a reliable tool for quantifying brain neurophysiological</text:p>
      <text:p text:style-name="P969">dysfunction. rsEEG is typically recorded from subjects during brief pe-</text:p>
      <text:p text:style-name="P970">riods under both eyes-open and eyes-closed conditions, capturing</text:p>
      <text:p text:style-name="P971">spontaneous brain activity during periods of cognitive disengagement.</text:p>
      <text:p text:style-name="P972">This method captures neural activity independent from the cognitive</text:p>
      <text:p text:style-name="P973">task, making it resilient to factors such as fatigue, movements, anxiety,</text:p>
      <text:p text:style-name="P974">or meta-learning, as Babiloni et al. (2021) highlighted. The most com-</text:p>
      <text:soft-page-break/>
      <text:p text:style-name="P975">mon way to characterize rsEEG is by breaking down oscillatory signals</text:p>
      <text:p text:style-name="P976">into the spectral power of a frequency band. Spectral power is propor-</text:p>
      <text:p text:style-name="P977">tional to the rate of energy change at a specific frequency or frequency</text:p>
      <text:p text:style-name="P978">band (Ward, 2003), and it is involved in various cognitive processes.</text:p>
      <text:p text:style-name="P979">Alpha power is linked to heightened attention and task engagement,</text:p>
      <text:p text:style-name="P980">whereas theta power is associated with memory encoding and retrieval.</text:p>
      <text:p text:style-name="P981">Gamma-theta interactions may support short-term memory, and gamma</text:p>
      <text:p text:style-name="P982">oscillations are linked to processing attended stimuli (Ward, 2003). The</text:p>
      <text:p text:style-name="P983">predominant approach in the literature focuses on the analysis of broad</text:p>
      <text:p text:style-name="P984">frequency bands in the EEG power spectrum, from slow bands, delta (δ:</text:p>
      <text:p text:style-name="P985">0.1–&lt;4 Hz) and theta (θ:4–&lt;8 Hz), to faster bands, alpha (α: 8–13 Hz),</text:p>
      <text:p text:style-name="P986"><text:span text:style-name="T987">beta (</text:span><text:span text:style-name="T988">β</text:span><text:span text:style-name="T989">:14–30 Hz), and gamma (</text:span><text:span text:style-name="T990">γ</text:span><text:span text:style-name="T991">: &gt;30–80 H) (Babiloni, et al., 2020).<text:s/></text:span><text:span text:style-name="T992">In normal aging, there may be a gradual slowing of EEG rhythms and</text:span></text:p>
      <text:p text:style-name="P993">subtle changes in neural oscillations across different frequency bands</text:p>
      <text:p text:style-name="P994"><text:span text:style-name="T995">(Babiloni et al., 2006; Barry &amp; De Blasio, 2017).<text:s/></text:span><text:span text:style-name="T996">However, in patho-</text:span></text:p>
      <text:p text:style-name="P997">logical aging, as in AD, these alterations are often more pronounced and</text:p>
      <text:p text:style-name="P998">disruptive, with significant changes in frequency bands (Lejko et al.,</text:p>
      <text:p text:style-name="P999">2020). Over the years, a substantial body of research has amassed</text:p>
      <text:p text:style-name="P1000">compelling evidence pointing to a progressive alteration in brain elec-</text:p>
      <text:p text:style-name="P1001">trical activity in neurodegenerative disorders such as MCI or AD. This</text:p>
      <text:p text:style-name="P1002">alteration is characterized by an increase in theta power and a decrease</text:p>
      <text:p text:style-name="P1003">in beta power, followed in subsequent stages by a decrease in alpha</text:p>
      <text:p text:style-name="P1004">power and an increase in delta power (Gouw et al., 2017; Jeong et al.,</text:p>
      <text:p text:style-name="P1005">2021; Prichep et al., 2006). Although there has been extensive recent research on the use of</text:p>
      <text:p text:style-name="P1006">frequency bands in individuals with SCD to investigate and understand</text:p>
      <text:p text:style-name="P1007">changes in brain activity associated with early MCI and the risk of</text:p>
      <text:p text:style-name="P1008">progression to neurodegenerative diseases such as AD, the findings have</text:p>
      <text:p text:style-name="P1009">not yet been fully integrated. This is probably due to the heterogeneity</text:p>
      <text:p text:style-name="P1010">of the methodological approaches and criteria used to characterize SCD.</text:p>
      <text:p text:style-name="P1011">Four studies documented alterations in the rsEEG delta frequency</text:p>
      <text:p text:style-name="P1012"><text:span text:style-name="T1013">band in people with SCD.<text:s/></text:span><text:span text:style-name="T1014">Sibilano et al. (2023), Iliadou et al.<text:s/></text:span><text:span text:style-name="T1015">(2021), and</text:span></text:p>
      <text:p text:style-name="P1016">Gouw et al. (2017) conducted a thorough investigation of frequency</text:p>
      <text:p text:style-name="P1017">band changes by comparing individuals with SCD to those with MCI.</text:p>
      <text:p text:style-name="P1018">Additionally, Sibiliano included a group of healthy controls in their</text:p>
      <text:soft-page-break/>
      <text:p text:style-name="P1019">analysis. In Iliadou’s study, the MCI group exhibited a significant in-</text:p>
      <text:p text:style-name="P1020">crease in overall delta power compared to the SCD group, highlighting distinctive spectral alterations. Moreover, in their spectral analysis</text:p>
      <text:p text:style-name="P1021">comparing SCD and MCI, Sibilano et al. (2023) identified higher spectral</text:p>
      <text:p text:style-name="P1022">power in the delta band that was associated with the clinical progression</text:p>
      <text:p text:style-name="P1023">from SCD to MCI. In a longitudinal study exploring the gradual pro-</text:p>
      <text:p text:style-name="P1024">gression towards AD, Gouw et al. (2017) identified alterations in spec-</text:p>
      <text:p text:style-name="P1025">tral power in individuals with SCD who eventually advanced to MCI.</text:p>
      <text:p text:style-name="P1026">The study reported heightened delta activity throughout the cortex.</text:p>
      <text:p text:style-name="P1027">Finally, Jeong et al. (2021) reported increased delta activity in the</text:p>
      <text:p text:style-name="P1028">frontal cortex in individuals with SCD compared to healthy controls. Six studies reported an abnormal rsEEG of theta power in people</text:p>
      <text:p text:style-name="P1029">with SCD compared to MCI and healthy control groups. Three studies</text:p>
      <text:p text:style-name="P1030">specifically explored rsEEG in individuals with SCD along the MCI</text:p>
      <text:p text:style-name="P1031">continuum. Iliadou et al. (2021) observed lower spectral power in theta</text:p>
      <text:p text:style-name="P1032">in SCD compared to individuals with MCI. Sibilano et al. (2023) utilized</text:p>
      <text:p text:style-name="P1033">rsEEG to discriminate between SCD and MCI, identifying the delta and</text:p>
      <text:p text:style-name="P1034">theta bands as discriminating the most between SCD and MCI. We identified six articles that reported alterations in alpha power in</text:p>
      <text:p text:style-name="P1035">individuals with SCD compared to those with MCI and healthy control</text:p>
      <text:p text:style-name="P1036">groups. Iliadou et al. (2021) observed a decrease in alpha spectral power</text:p>
      <text:p text:style-name="P1037">in individuals with SCD compared to those with MCI. Individuals with</text:p>
      <text:p text:style-name="P1038">SCD exhibited decreased alpha1, compared to the healthy control group,</text:p>
      <text:p text:style-name="P1039">and increased alpha2 in the left temporal, central, and parietal cortex</text:p>
      <text:p text:style-name="P1040">compared to those with MCI, as reported in the study by Mazzon et al.</text:p>
      <text:p text:style-name="P1041">(2018). Additionally, a decrease in spectral power across the entire</text:p>
      <text:p text:style-name="P1042">alpha band was noted in individuals with SCD who progressed to MCI in</text:p>
      <text:p text:style-name="P1043">the study conducted by Gouw et al. (2017). When comparing people</text:p>
      <text:p text:style-name="P1044">with SCD to the healthy control group, Jeong et al. (2021) found a</text:p>
      <text:p text:style-name="P1045">decrease in alpha1, specifically in the occipital regions, whereas Prichep</text:p>
      <text:p text:style-name="P1046"><text:span text:style-name="T1047">et al. (2006) observed a decrease in the alpha band.<text:s/></text:span><text:span text:style-name="T1048">In contrast, Alex-</text:span></text:p>
      <text:p text:style-name="P1049"><text:span text:style-name="T1050">ander et al.<text:s/></text:span><text:span text:style-name="T1051">(2006) reported an increase, rather than a decrease, in the</text:span></text:p>
      <text:p text:style-name="P1052">alpha band in individuals with SCD compared to the healthy control</text:p>
      <text:p text:style-name="P1053">group. In the case of the beta band, three studies reported noteworthy</text:p>
      <text:soft-page-break/>
      <text:p text:style-name="P1054">changes. Iliadou et al. (2021) observed a decrease in beta spectral power</text:p>
      <text:p text:style-name="P1055">in individuals with SCD compared to those with MCI. Additionally,</text:p>
      <text:p text:style-name="P1056">Mazzon et al. (2018) identified a decrease in beta power in the left</text:p>
      <text:p text:style-name="P1057">frontal regions when comparing the SCD group to the MCI group. In the</text:p>
      <text:p text:style-name="P1058">study by Alexander et al. (2006), which compared individuals with SCD</text:p>
      <text:p text:style-name="P1059">to a healthy control group, increased beta power was observed in the</text:p>
      <text:p text:style-name="P1060">central, parietal, and frontal regions in individuals with SCD.</text:p>
      <text:p text:style-name="P1061">None of the studies included in this review reported significant</text:p>
      <text:p text:style-name="P1062">changes in the groups in the gamma frequency band.</text:p>
      <text:p text:style-name="P1063">Overall, individuals with SCD exhibited a pronounced increase in</text:p>
      <text:p text:style-name="P1064">theta spectral power compared to healthy controls, whereas those with</text:p>
      <text:p text:style-name="P1065">MCI showed a further increment compared to individuals with SCD,</text:p>
      <text:p text:style-name="P1066">indicating alterations across the MCI continuum. Similar alterations</text:p>
      <text:p text:style-name="P1067">across the MCI continuum were observed in alpha spectral power.</text:p>
      <text:p text:style-name="P1068">Specifically, individuals with SCD displayed decreased alpha spectral</text:p>
      <text:p text:style-name="P1069">power compared to healthy controls, but higher levels than in in-</text:p>
      <text:p text:style-name="P1070">dividuals with MCI. However, this trend is inconsistent because two</text:p>
      <text:p text:style-name="P1071">studies reported increases, rather than decreases, in this band in both</text:p>
      <text:p text:style-name="P1072">SCD and MCI. Additionally, findings for the delta and beta frequency</text:p>
      <text:p text:style-name="P1073">bands are rather inconclusive, given that half of the studies did not</text:p>
      <text:p text:style-name="P1074">identify significant effects within these bands. In the studies that did</text:p>
      <text:p text:style-name="P1075">observe effects, an increase in delta was noted in individuals with SCD</text:p>
      <text:p text:style-name="P1076">compared to healthy controls, as well as in individuals with MCI</text:p>
      <text:p text:style-name="P1077">compared to individuals with SCD. The findings related to beta band</text:p>
      <text:p text:style-name="P1078">activity are also unclear. Whereas one study reported an increase in beta</text:p>
      <text:p text:style-name="P1079">band activity when comparing SCD and healthy controls, an examina-</text:p>
      <text:p text:style-name="P1080">tion of the MCI continuum reveals a tendency towards decreased beta</text:p>
      <text:p text:style-name="P1081">band activity in individuals with MCI compared to those with SCD.</text:p>
      <text:p text:style-name="P1082">Despite this overarching trend, variability in the studies’ results was</text:p>
      <text:p text:style-name="P1083">evident, probably stemming from variations in measurement and anal-</text:p>
      <text:p text:style-name="P1084">ysis methodologies and discrepancies in the diagnostic criteria used to</text:p>
      <text:p text:style-name="P1085">define SCD.</text:p>
      <text:p text:style-name="P1086">Overall, most of the consulted studies reported an</text:p>
      <text:p text:style-name="P1087">alteration in the EEG associated with SCD, as evidenced by an increase in</text:p>
      <text:soft-page-break/>
      <text:p text:style-name="P1088">spectral power in the low-frequency bands and a decrease in spectral</text:p>
      <text:p text:style-name="P1089">power in the high-frequency bands.</text:p>
      <text:p text:style-name="P1090">Most of the analyzed studies reported abnormal rsEEG activity in</text:p>
      <text:p text:style-name="P1091">individuals with SCD compared to healthy control groups. Furthermore,</text:p>
      <text:p text:style-name="P1092">studies contrasting SCD and MCI reveal that rsEEG abnormalities persist</text:p>
      <text:p text:style-name="P1093">and intensify as cognitive decline progresses. Our review revealed the</text:p>
      <text:p text:style-name="P1094">following evidence: 1) increased delta power in individuals with SCD</text:p>
      <text:p text:style-name="P1095">compared to both healthy controls and people with MCI, although these</text:p>
      <text:p text:style-name="P1096">findings were not consistently reported across all the studies; 2) a pro-</text:p>
      <text:p text:style-name="P1097">gressive increase in theta frequency bands in individuals with SCD</text:p>
      <text:p text:style-name="P1098">compared to healthy controls, which intensified when comparing MCI to</text:p>
      <text:p text:style-name="P1099">SCD; 3) a decrease in the alpha frequency band in individuals with SCD</text:p>
      <text:p text:style-name="P1100">compared to healthy controls, with this decrease being more pro-</text:p>
      <text:p text:style-name="P1101">nounced in those diagnosed with MCI compared to SCD. However, this</text:p>
      <text:p text:style-name="P1102">trend was not observed in two studies that compared individuals with</text:p>
      <text:p text:style-name="P1103">SCD to healthy controls and individuals with MCI, respectively. In these</text:p>
      <text:p text:style-name="P1104">studies, unexpected increases, rather than decreases, in alpha and beta</text:p>
      <text:p text:style-name="P1105">frequency band spectral power were reported in the SCD groups</text:p>
      <text:p text:style-name="P1106">compared to healthy controls, and in the MCI groups compared to the</text:p>
      <text:p text:style-name="P1107">SCD groups; 4) a decrease in beta band activity was only noted in studies</text:p>
      <text:p text:style-name="P1108">that compared MCI with SCD. Conversely, the other two studies reported</text:p>
      <text:p text:style-name="P1109">increases in the frequency of this band.</text:p>
      <text:p text:style-name="P1110">What is the physiological significance of the changes observed in the</text:p>
      <text:p text:style-name="P1111">spectral power of delta, theta, alpha, and beta rhythms in individuals</text:p>
      <text:p text:style-name="P1112">with SCD? The alterations in the high and low components of the delta</text:p>
      <text:p text:style-name="P1113">rhythms, indicative of a healthy brain, are thought to be influenced by</text:p>
      <text:p text:style-name="P1114">inhibiting oscillators within the reticulo-thalamic (7–14 Hz), thalamo-</text:p>
      <text:p text:style-name="P1115">cortical (1–4 Hz), and intracortical (&lt;1 Hz) neural circuits (Steriade,</text:p>
      <text:p text:style-name="P1116">2006). Moreover, it has been proposed that thalamo-cortical circuits</text:p>
      <text:p text:style-name="P1117">play a role in the generation and modulation of theta rhythms. Thus, it is</text:p>
      <text:p text:style-name="P1118">plausible to hypothesize that diminished activation of neurons, possibly</text:p>
      <text:p text:style-name="P1119">due to acetylcholine reduction or synaptic damage, can impact inhibi-</text:p>
      <text:p text:style-name="P1120">tory and excitatory cortical feedback interactions that are crucial for</text:p>
      <text:p text:style-name="P1121">generating cortical rsEEG rhythms. This disruption may influence the</text:p>
      <text:soft-page-break/>
      <text:p text:style-name="P1122">regulation of overall brain arousal, the balance of cortical inhib-</text:p>
      <text:p text:style-name="P1123">ition/excitation, and vigilance, potentially resulting in a decrease in</text:p>
      <text:p text:style-name="P1124">spectral power across the delta and theta bands. The crucial implication</text:p>
      <text:p text:style-name="P1125">of cholinergic deficiency is further corroborated by EEG investigations</text:p>
      <text:p text:style-name="P1126">using scopolamine, a non-selective antagonist of muscarinic receptors</text:p>
      <text:p text:style-name="P1127">that hinders stimulation of postsynaptic receptors. Following scopol-</text:p>
      <text:p text:style-name="P1128">amine administration, healthy subjects show increased delta and theta</text:p>
      <text:p text:style-name="P1129">power, along with decreased alpha and beta power (Ebert et al., 2001).</text:p>
      <text:p text:style-name="P1130">urthermore, beta rhythms may be associated with the</text:p>
      <text:p text:style-name="P1131">regulation of thalamocortical flow, encompassing commands, images,</text:p>
      <text:p text:style-name="P1132">and motor plans through the basal ganglia and motor thalamus (Oswal</text:p>
      <text:p text:style-name="P1133">et al., 2013). As mentioned previously, Alexander et al. (2006) and</text:p>
      <text:p text:style-name="P1134">Iliadou et al. (2021) found distinct alpha and beta rhythm patterns from</text:p>
      <text:p text:style-name="P1135">those found in other studies reviewed. These authors suggested that the</text:p>
      <text:p text:style-name="P1136">psychophysiological changes observed in the SCD in their study may</text:p>
      <text:p text:style-name="P1137">reflect an initial compensatory process in response to early cognitive</text:p>
      <text:p text:style-name="P1138">impairment.</text:p>
      <text:p text:style-name="P1139">Notably,</text:p>
      <text:p text:style-name="P1140">theta and gamma bands are recognized for their involvement in memory</text:p>
      <text:p text:style-name="P1141">(Klimesch, 1999; Nyhus &amp; Curran, 2010), whereas delta bands play a</text:p>
      <text:p text:style-name="P1142">role in maintaining focused attention (Harmony, 2013). The alpha band</text:p>
      <text:p text:style-name="P1143">has been associated with attention and memory processes (Klimesch,</text:p>
      <text:p text:style-name="P1144">1999, 2012). Although the role of beta oscillations in the cognitive</text:p>
      <text:p text:style-name="P1145">process has been explored less, some evidence suggests that they are</text:p>
      <text:p text:style-name="P1146">related to the state of attention (Güntekin et al., 2013). hird, because SCD often precedes more severe conditions,</text:p>
      <text:p text:style-name="P1147">such as MCI or AD, analyzing the rsEEG may be crucial in identifying</text:p>
      <text:p text:style-name="P1148">early markers of changes in brain activity, making earlier interventions</text:p>
      <text:p text:style-name="P1149">possible.</text:p>
      <text:p text:style-name="P1150"><office:annotation office:name="13" xml:id="1794512949"><dc:creator>Janka Hauffe</dc:creator><dc:date>2025-01-15T12:39:00</dc:date><meta:creator-initials>JH</meta:creator-initials><text:p text:style-name="P1151">limitations</text:p></office:annotation>However, measuring brain activity at rest has limita-</text:p>
      <text:p text:style-name="P1152">tions. One of these limitations is continuous cognitive engagement</text:p>
      <text:p text:style-name="P1153">during rest, including processes such as mind wandering and inter-</text:p>
      <text:p text:style-name="P1154">oception. Moreover, without specific instructions, there is no control</text:p>
      <text:p text:style-name="P1155">over what individuals are actually doing while they are at rest. Addi-</text:p>
      <text:soft-page-break/>
      <text:p text:style-name="P1156">tionally, resting-state brain activity may not entirely reflect the cogni-</text:p>
      <text:p text:style-name="P1157">tive and functional capacity during active situations or specific tasks.</text:p>
      <text:p text:style-name="P1158">The incorporation of spectral power measures across frequency bands in</text:p>
      <text:p text:style-name="P1159">rsEEG as enriching neurophysiological biomarkers in the assessment and</text:p>
      <text:p text:style-name="P1160">monitoring of SCD should be based on an initial demonstration that</text:p>
      <text:p text:style-name="P1161"><text:span text:style-name="T1162">these measures are reliable, consistent, and sensitive.</text:span><text:span text:style-name="T1163"><office:annotation-end office:name="13"/></text:span></text:p>
      <text:p text:style-name="P1164"><office:annotation office:name="14" xml:id="1029602931"><dc:creator>Janka Hauffe</dc:creator><dc:date>2025-01-15T12:41:00</dc:date><meta:creator-initials>JH</meta:creator-initials><text:p text:style-name="P1165">methodes</text:p></office:annotation>All the studies under review indicated similar recording settings, and they were</text:p>
      <text:p text:style-name="P1166">conducted in quiet rooms with low light and reduced noise levels while</text:p>
      <text:p text:style-name="P1167"><text:span text:style-name="T1168">participants were in a comfortable position.</text:span><text:span text:style-name="T1169"><office:annotation-end office:name="14"/></text:span></text:p>
      <text:p text:style-name="P1170"><office:annotation office:name="15" xml:id="1388416966"><dc:creator>Janka Hauffe</dc:creator><dc:date>2025-01-15T12:42:00</dc:date><meta:creator-initials>JH</meta:creator-initials><text:p text:style-name="P1171">Why we chose eyes closed condition</text:p></office:annotation>The most commonly used resting condition</text:p>
      <text:p text:style-name="P1172">was eyes closed, which tests the neurophysiological mechanisms</text:p>
      <text:p text:style-name="P1173">involved in maintaining constant low vigilance with the eyes closed (for</text:p>
      <text:p text:style-name="P1174">3 to 5 min) and moderate vigilance with the eyes open (for 3 to 5 min)</text:p>
      <text:p text:style-name="P1175"><text:span text:style-name="T1176">(Babiloni et al., 2020).</text:span><text:span text:style-name="T1177"><office:annotation-end office:name="15"/></text:span></text:p>
      <text:p text:style-name="P1178">Addressing these limitations is crucial for the progression</text:p>
      <text:p text:style-name="P1179">of EEG research and its effective application in the study of SCD.</text:p>
      <text:p text:style-name="P1180">Although the rsEEG frequency bands are universally identified using</text:p>
      <text:p text:style-name="P1181">Greek letters (e.g., delta, theta, alpha, beta, and gamma), different</text:p>
      <text:p text:style-name="P1182">classifications of their frequency limits were observed in the reviewed</text:p>
      <text:p text:style-name="P1183">studies. To address this lack of consensus, on the one hand, the Inter-</text:p>
      <text:p text:style-name="P1184">national Pharmaco-EEG Society recommends the following frequency</text:p>
      <text:p text:style-name="P1185">limits: delta (1.5-&lt;6), theta (6-&lt;8.5), alpha1 (8.5-&lt;10.5), alpha2 (10.5-</text:p>
      <text:p text:style-name="P1186">&lt;12.5), beta1 (12.5-&lt;18.5), beta2 (18.5-&lt;21), beta3 (21.0-&lt;30),</text:p>
      <text:p text:style-name="P1187">gamma (30-&lt;40). For gamma, they empirically choose the following</text:p>
      <text:p text:style-name="P1188">ranges: gamma1 (30-&lt;65), gamma2 (65-&lt;90), and gamma3 (90-&gt;135)</text:p>
      <text:p text:style-name="P1189">(Jobert et al., 2012). On the other hand, the International Federation of</text:p>
      <text:p text:style-name="P1190">Clinical Neurophysiology (IFCN) proposes another classification, which</text:p>
      <text:p text:style-name="P1191">is the one most commonly used in clinical EEG (Kane et al., 2017): delta</text:p>
      <text:p text:style-name="P1192">(0.1-&lt;4), theta (4-&lt;8), alpha (8 13), beta (14 30), and gamma</text:p>
      <text:p text:style-name="P1193">(&gt;30–80).</text:p>
      <text:p text:style-name="P1194">In understanding the distribution of electrical activity across</text:p>
      <text:p text:style-name="P1195">different frequency bands, the reviewed studies have presented analyses</text:p>
      <text:p text:style-name="P1196">of power density (the amount of electrical energy in a specific frequency band per unit of frequency), absolute power (the total amount of elec-</text:p>
      <text:soft-page-break/>
      <text:p text:style-name="P1197">trical energy in a specific frequency band, disregarding other fre-</text:p>
      <text:p text:style-name="P1198">quencies), and relative power (the proportion of power in a specific</text:p>
      <text:p text:style-name="P1199">frequency band relative to the total power across all frequencies)</text:p>
      <text:p text:style-name="P1200"><text:span text:style-name="T1201">(Babiloni et al., 2020; Singh &amp; Krishnan, 2023).<text:s/></text:span><text:span text:style-name="T1202">The choice of each of</text:span></text:p>
      <text:p text:style-name="P1203">these measures to assess brain electrical activity depends on the objec-</text:p>
      <text:p text:style-name="P1204">tives or the specific analyses being conducted. However, when exam-</text:p>
      <text:p text:style-name="P1205">ining the resting state, it would be advisable to employ relative power,</text:p>
      <text:p text:style-name="P1206">given that it provides information about the proportional distribution of</text:p>
      <text:p text:style-name="P1207">electrical activity in different frequency bands in relation to the total</text:p>
      <text:p text:style-name="P1208">EEG activity. This information can yield valuable insights into potential</text:p>
      <text:p text:style-name="P1209">changes in resting-state brain activity in individuals with SCD.</text:p>
      <text:p text:style-name="P1210"><office:annotation office:name="16" xml:id="440500044"><dc:creator>Janka Hauffe</dc:creator><dc:date>2025-01-16T12:28:00</dc:date><meta:creator-initials>JH</meta:creator-initials><text:p text:style-name="P1211">discussion</text:p></office:annotation>In conclusion, this systematic review reveals a general tendency to-</text:p>
      <text:p text:style-name="P1212">ward EEG alterations in the context of SCD. However, specific results</text:p>
      <text:p text:style-name="P1213">indicate noteworthy discrepancies that highlight significant variability.</text:p>
      <text:p text:style-name="P1214">This complexity underscores the need for a thorough exploration of the</text:p>
      <text:p text:style-name="P1215">underlying factors that contribute to divergence in the results of fre-</text:p>
      <text:p text:style-name="P1216">quency bands, even within the context of the overall EEG alteration</text:p>
      <text:p text:style-name="P1217">observed. Despite the promising potential of analyzing resting-state</text:p>
      <text:p text:style-name="P1218">frequency bands, further refinement is required for their implementa-</text:p>
      <text:p text:style-name="P1219">tion as early biomarkers of brain activity changes or as complementary</text:p>
      <text:p text:style-name="P1220">information in the neuropsychological evaluation of SCD cases. Addi-</text:p>
      <text:p text:style-name="P1221">tionally, this review exclusively reports group-level differences. Further</text:p>
      <text:p text:style-name="P1222">research is needed to better understand how these findings would</text:p>
      <text:p text:style-name="P1223">translate into an individual diagnostic context. Adherence to the latest</text:p>
      <text:p text:style-name="P1224">guidelines, such as those of the IFCN (Babiloni et al., 2020) or the</text:p>
      <text:p text:style-name="P1225">American Clinical Neurophysiology Society (ACNS) (Sinha et al., 2016),</text:p>
      <text:p text:style-name="P1226">is recommended for proper implementation. Constant and uniform</text:p>
      <text:p text:style-name="P1227">research on these frequency bands, guided by these established pro-</text:p>
      <text:p text:style-name="P1228">tocols, can facilitate the identification of consistent patterns and provide</text:p>
      <text:p text:style-name="P1229">a robust foundation for early diagnosis and the development of more</text:p>
      <text:p text:style-name="P1230">effective treatment strategies. Ultimately, it is crucial to emphasize the</text:p>
      <text:p text:style-name="P1231">importance of adhering to the SCD-I criteria in order to ensure the</text:p>
      <text:p text:style-name="P1232"><text:span text:style-name="T1233">comparability and reliability of the results across various studies.</text:span><text:span text:style-name="T1234"><office:annotation-end office:name="16"/></text:span></text:p>
      <text:p text:style-name="P1235"><text:span text:style-name="T1236">Farina et al., 2020:<text:s/></text:span><text:a xlink:href="https://doi.org/10.1016/j.neuroimage.2020.116795" office:target-frame-name="_top" xlink:show="replace"><text:span text:style-name="T1237">https://doi.org/10.1016/j.neuroimage.2020.116795</text:span></text:a></text:p>
      <text:soft-page-break/>
      <text:p text:style-name="P1238">Among the most promising EEG markers are reduced alpha power and increased</text:p>
      <text:p text:style-name="P1239">theta power, as well as increased theta band functional connectivity</text:p>
      <text:p text:style-name="P1240"><text:span text:style-name="T1241">(Cassani et al., 2017; Hatz et al., 2015; Musaeus et al., 2018).<text:s/></text:span><text:span text:style-name="T1242">EEG ratios,</text:span></text:p>
      <text:p text:style-name="P1243">such as theta/gamma and high alpha/low alpha, have also been sug-</text:p>
      <text:p text:style-name="P1244">gested as promising markers (Moretti et al., 2012, 2009).</text:p>
      <text:p text:style-name="P1245"><office:annotation office:name="17" xml:id="1629773244"><dc:creator>Janka Hauffe</dc:creator><dc:date>2025-01-17T09:52:00</dc:date><meta:creator-initials>JH</meta:creator-initials><text:p text:style-name="P1246">For orientation in methods</text:p></office:annotation>2.4.1. EEG frequency band and power ratio calculations</text:p>
      <text:p text:style-name="P1247">Spectral analysis of absolute and relative power across the 30 scalp</text:p>
      <text:p text:style-name="P1248">electrodes was conducted using the multitaper spectral estimation with</text:p>
      <text:p text:style-name="P1249">Hann taper and 0.5 Hz frequency resolution. Power values were calculated</text:p>
      <text:p text:style-name="P1250">separately for EEG recorded with participants’ eyes open and eyes closed to</text:p>
      <text:p text:style-name="P1251">explore potential differences between these two arousal states (Barry and</text:p>
      <text:p text:style-name="P1252">De Blasio, 2017). The following seven frequency bands were included:</text:p>
      <text:p text:style-name="P1253">delta (1–4 Hz), theta (4–8 Hz), alpha1 (8–10 Hz), alpha2 (10–13 Hz),</text:p>
      <text:p text:style-name="P1254">beta1 (13–18 Hz), beta2 (18–30 Hz) and gamma (30–45 Hz), based on</text:p>
      <text:p text:style-name="P1255">previous literature (Cassani et al., 2018). The mean number of epochs</text:p>
      <text:p text:style-name="P1256">included in the eyes open condition was 112 ( 6.36). The mean number</text:p>
      <text:p text:style-name="P1257">of epochs included in the eyes closed condition was 112.5 ( 4.95). Ab-</text:p>
      <text:p text:style-name="P1258">solute power values were converted to logarithm base 10 to produce values</text:p>
      <text:p text:style-name="P1259">in dB. For relative power, the values were expressed as a percentage of</text:p>
      <text:p text:style-name="P1260">power in a frequency band divided by the total power across all seven</text:p>
      <text:p text:style-name="P1261">frequency bands. Three additional power metrics were also calculated for</text:p>
      <text:p text:style-name="P1262">the EO condition, based on previous literature (Moretti et al., 2009, 2012;</text:p>
      <text:p text:style-name="P1263">Musaeus et al., 2018). These were: theta/gamma power ratio, alpha2/al-</text:p>
      <text:p text:style-name="P1264">pha1 power ratio and global theta power. Theta/gamma ratios were</text:p>
      <text:p text:style-name="P1265">calculated by dividing the absolute power in the theta band with the ab-</text:p>
      <text:p text:style-name="P1266">solute power in the gamma band to create a ratio for each electrode.</text:p>
      <text:p text:style-name="P1267">Alpha2/alpha1 ratios were calculated in the same way. Global theta was</text:p>
      <text:p text:style-name="P1268">calculated by averaging absolute theta power for all channels. Absolute</text:p>
      <text:p text:style-name="P1269"><text:span text:style-name="T1270">and relative power were calculated separately for EO and EC conditions</text:span><text:span text:style-name="T1271"><office:annotation-end office:name="17"/></text:span><text:span text:style-name="T1272">.</text:span></text:p>
      <text:p text:style-name="P1273"><office:annotation office:name="18" xml:id="1579774777"><dc:creator>Janka Hauffe</dc:creator><dc:date>2025-01-17T09:53:00</dc:date><meta:creator-initials>JH</meta:creator-initials><text:p text:style-name="P1274">Also for methods as orientation</text:p></office:annotation>2.4.2. EEG weighted phase lag index calculation</text:p>
      <text:p text:style-name="P1275">Data were epoched into 5-s segments and then filtered in delta (1–4</text:p>
      <text:p text:style-name="P1276">Hz), theta (4–8 Hz), alpha1 (8–10 Hz), alpha2 (10–13 Hz), beta1 (13–18</text:p>
      <text:p text:style-name="P1277">Hz), beta2 (18–30 Hz) and gamma (30–45 Hz) bands using a Butterworth</text:p>
      <text:p text:style-name="P1278">filter. Participants with fewer than 21 epochs, corresponding to less than</text:p>
      <text:soft-page-break/>
      <text:p text:style-name="P1279">50% of the individual’s data, were excluded from further analyses: 2 from the HC group during EC condition; and 3 from the HC group, 1 from</text:p>
      <text:p text:style-name="P1280">the aMCI group and 1 from the AD group during EO condition. This</text:p>
      <text:p text:style-name="P1281">resulted in 63 HC, 64 aMCI and 60 AD participants in the EC analysis, and</text:p>
      <text:p text:style-name="P1282">62 HC, 63 aMCI and 59 AD participants in the EO analysis.</text:p>
      <text:p text:style-name="P1283">The weighted phase lag index (WPLI) between all possible channel</text:p>
      <text:p text:style-name="P1284">pairs (from 30 channels) was calculated (435 pairs). The WPLI provides a</text:p>
      <text:p text:style-name="P1285">measure of the lead/lag (i.e., positive/negative) phase difference be-</text:p>
      <text:p text:style-name="P1286">tween two signals. Phase differences close to the zero-phase lag are</text:p>
      <text:p text:style-name="P1287">weighted with a lower value to diminish the contribution of volume</text:p>
      <text:p text:style-name="P1288">conduction (Vinck et al., 2011). The WPLI per frequency band was</text:p>
      <text:p text:style-name="P1289">calculated per epoch and then averaged across epochs (cf. Kiiski et al.,</text:p>
      <text:p text:style-name="P1290"><text:span text:style-name="T1291">2020).</text:span><text:span text:style-name="T1292"><office:annotation-end office:name="18"/></text:span></text:p>
      <text:p text:style-name="P1293">Similar to AD models, the best features for distinguishing aMCI from healthy ageing</text:p>
      <text:p text:style-name="P1294">were increased theta and delta power in left temporo-parietal electrodes,</text:p>
      <text:p text:style-name="P1295">while the best predictor of control status was increased frontal beta2</text:p>
      <text:p text:style-name="P1296">power. Theta and beta1 power also discriminated aMCI from AD par-</text:p>
      <text:p text:style-name="P1297">ticipants; that is, higher theta in left frontal and right parietal electrodes</text:p>
      <text:p text:style-name="P1298">was associated with AD status, and higher temporo-parietal beta1 power</text:p>
      <text:p text:style-name="P1299">was associated with aMCI status.</text:p>
      <text:p text:style-name="P1300">The EEG markers highlighted here are consistent with the neuro-</text:p>
      <text:p text:style-name="P1301">physiological changes typically associated with AD; specifically, in-</text:p>
      <text:p text:style-name="P1302">creases in slow wave activity (i.e., delta and theta) and decreases in fast</text:p>
      <text:p text:style-name="P1303">wave activity (i.e., alpha and beta), which are thought to reflect loss of</text:p>
      <text:p text:style-name="P1304">cholinergic innervations as the disease progresses (Cassani et al., 2018;</text:p>
      <text:p text:style-name="P1305">Musaeus et al., 2018). Theta power was the best overall predictor of</text:p>
      <text:p text:style-name="P1306">patient status, in line with the suggestion that increased theta is one of</text:p>
      <text:p text:style-name="P1307">the first changes to occur in AD (Musaeus et al., 2018). Differences in</text:p>
      <text:p text:style-name="P1308">theta were most pronounced at temporo-parietal sites, where connec-</text:p>
      <text:p text:style-name="P1309">tivity between electrodes was increased in AD and aMCI. AD participants</text:p>
      <text:p text:style-name="P1310">were distinguished from aMCI participants by increased theta in frontal</text:p>
      <text:p text:style-name="P1311">and parietal electrodes, likely reflecting widespread changes that occur at</text:p>
      <text:p text:style-name="P1312"><text:span text:style-name="T1313">advanced stages (Fraga et al., 2013).<text:s/></text:span><text:span text:style-name="T1314">Higher delta power in left</text:span></text:p>
      <text:p text:style-name="P1315">temporo-parietal areas was also indicative of patient status, though to a</text:p>
      <text:soft-page-break/>
      <text:p text:style-name="P1316">lesser degree, consistent with evidence that delta changes occur later (Roh et al., 2011). As expected, healthy ageing was associated with</text:p>
      <text:p text:style-name="P1317">higher alpha power, both in amplitude (temporo-parietal areas) and</text:p>
      <text:p text:style-name="P1318">connectivity (with frontal electrodes), and beta power, which was</text:p>
      <text:p text:style-name="P1319">increased in controls relative to patients, and in aMCI relative to AD.</text:p>
      <text:p text:style-name="P1320"><text:span text:style-name="T1321">Fröhlich, Kutz, Müller &amp; Claudia Voelcker-Rehagen (2021):<text:s/></text:span><text:a xlink:href="https://doi.org/10.3389/fnagi.2021.675689" office:target-frame-name="_top" xlink:show="replace"><text:span text:style-name="T1322">https://doi.org/10.3389/fnagi.2021.675689</text:span></text:a></text:p>
      <text:p text:style-name="P1323">Compared with healthy older adults, patients with Alzheimer’s disease show decreased</text:p>
      <text:p text:style-name="P1324">alpha and beta power as well as increased delta and theta power during resting state</text:p>
      <text:p text:style-name="P1325">electroencephalography (rsEEG). Findings for mild cognitive impairment (MCI), a stage</text:p>
      <text:p text:style-name="P1326">of increased risk of conversion to dementia, are less conclusive. Results indicate no rsEEG power differences between healthy individuals and those with MCI.</text:p>
      <text:p text:style-name="P1327"><text:span text:style-name="T1328"><office:annotation office:name="19" xml:id="1877529006"><dc:creator>Janka Hauffe</dc:creator><dc:date>2025-01-17T10:09:00</dc:date><meta:creator-initials>JH</meta:creator-initials><text:p text:style-name="P1329">My comment</text:p></office:annotation>Also some things about power analysis and also topography, might be relevant for methods, but maybe not</text:span><text:span text:style-name="T1330"><office:annotation-end office:name="19"/></text:span></text:p>
      <text:p text:style-name="P1331"><office:annotation office:name="20" xml:id="1252008215"><dc:creator>Janka Hauffe</dc:creator><dc:date>2025-01-17T10:10:00</dc:date><meta:creator-initials>JH</meta:creator-initials><text:p text:style-name="P1332">Could be somehow the start for my discussion section</text:p></office:annotation>In this study, the synchronized activity at rest while eyes are</text:p>
      <text:p text:style-name="P1333">open and closed in the classical broad bands delta, theta,</text:p>
      <text:p text:style-name="P1334">alpha, and beta was compared between cognitively healthy</text:p>
      <text:p text:style-name="P1335"><text:span text:style-name="T1336">OA and individuals with MCI of the same age.</text:span><text:span text:style-name="T1337"><office:annotation-end office:name="20"/></text:span><text:span text:style-name="T1338"><text:s/>T</text:span><text:span text:style-name="T1339"><office:annotation office:name="21" xml:id="515974223"><dc:creator>Janka Hauffe</dc:creator><dc:date>2025-01-17T10:11:00</dc:date><meta:creator-initials>JH</meta:creator-initials><text:p text:style-name="P1340">Same, that‘s how the start of discussion section should look like</text:p></office:annotation>he sample</text:span></text:p>
      <text:p text:style-name="P1341">included OA, 80 years or older, which are often not enough</text:p>
      <text:p text:style-name="P1342">represented in studies on early detection of dementia. Groups</text:p>
      <text:p text:style-name="P1343">were compared with respect to mean absolute power, relative</text:p>
      <text:p text:style-name="P1344">power, and reactivity to eyes opening separately in each band.</text:p>
      <text:p text:style-name="P1345">No significant differences between any of the groups of different</text:p>
      <text:p text:style-name="P1346">cognitive status (CHI, pMCI, naMCI, and aMCI) were detected.</text:p>
      <text:p text:style-name="P1347">Overall, specific topographical patterns were present, which will</text:p>
      <text:p text:style-name="P1348">be compared with results from other age groups later. In addition,</text:p>
      <text:p text:style-name="P1349">EEG reactivity was also present in each of the four frequency</text:p>
      <text:p text:style-name="P1350">bands with overall greater power during EC compared with EO</text:p>
      <text:p text:style-name="P1351">and a few focal increases in the beta band. The topography of</text:p>
      <text:p text:style-name="P1352">reactivity for the most part related to the topography found in</text:p>
      <text:p text:style-name="P1353"><text:span text:style-name="T1354">the EC condition.</text:span><text:span text:style-name="T1355"><office:annotation-end office:name="21"/></text:span></text:p>
      <text:p text:style-name="P1356">Thus, the hypotheses that MCI is characterized by lower alpha and</text:p>
      <text:p text:style-name="P1357">beta power as well as stronger delta and theta power during EC</text:p>
      <text:p text:style-name="P1358">could not be confirmed in our sample. This is not in complete</text:p>
      <text:soft-page-break/>
      <text:p text:style-name="P1359">agreement with prior findings of changes in the rsEEG in patients</text:p>
      <text:p text:style-name="P1360">with MCI. For the rest with EC, it was shown that alpha and</text:p>
      <text:p text:style-name="P1361">beta powers were reduced and theta and delta powers were either</text:p>
      <text:p text:style-name="P1362">elevated or reduced in MCI compared with healthy OA (Koenig</text:p>
      <text:p text:style-name="P1363">et al., 2005; Babiloni et al., 2006b, 2010; Kwak, 2006; Ya et al.,</text:p>
      <text:p text:style-name="P1364">2015). In fact, when specifying former studies, each study only</text:p>
      <text:p text:style-name="P1365">showed some of the listed changes, but the overlap between</text:p>
      <text:p text:style-name="P1366">results was often not great even though similar parameters</text:p>
      <text:p text:style-name="P1367">were studied.</text:p>
      <text:p text:style-name="P1368"><text:span text:style-name="T1369">Caravaglios et al., 2023:<text:s/></text:span><text:a xlink:href="https://doi.org/10.1177/15500594221110036" office:target-frame-name="_top" xlink:show="replace"><text:span text:style-name="T1370">https://doi.org/10.1177/15500594221110036</text:span></text:a></text:p>
      <text:p text:style-name="P1371">Amnesic-MCI had: i) increased delta/beta activity in the superior frontal</text:p>
      <text:p text:style-name="P1372">gyrus and decreased alpha1 activity in the paracentral lobule (ie, default mode network); ii) greater delta/theta/alpha/beta in</text:p>
      <text:p text:style-name="P1373">the superior frontal gyrus (i.e, attention network); iii) lower alpha in the left superior parietal lobe, as well as a lower delta/</text:p>
      <text:p text:style-name="P1374">theta and beta, respectively in post-central, and in superior frontal gyrus(ie, attention network).</text:p>
      <text:list text:style-name="LFO1" text:continue-numbering="true">
        <text:list-item>
          <text:p text:style-name="P1375">Not that much about power, but other things</text:p>
        </text:list-item>
      </text:list>
      <text:p text:style-name="P1376"><text:span text:style-name="T1377">Özbek, Fide &amp; Yener, 2021:<text:s/></text:span><text:a xlink:href="https://doi.org/10.1016/j.clinph.2021.05.012" office:target-frame-name="_top" xlink:show="replace"><text:span text:style-name="T1378">https://doi.org/10.1016/j.clinph.2021.05.012</text:span></text:a></text:p>
      <text:p text:style-name="P1379">Compared to healthy controls individuals with early-onset Alzheimer’s disease (EOAD) showed an increase in slow frequency bands and a decrease in fast frequency bands. Frontal alpha/theta power ratio is the best discriminating value between EOAD and young HC with the sensitivity and</text:p>
      <text:p text:style-name="P1380">specificity greater than 80% with area under the curve (AUC) 0.881.</text:p>
      <text:p text:style-name="P1381">This study is the first to report that resting-state EEG power can be a</text:p>
      <text:p text:style-name="P1382">promising marker for diagnostic accuracy between EOAD and healthy controls.</text:p>
      <text:p text:style-name="P1383">dditionally, our study showed that resting-state</text:p>
      <text:p text:style-name="P1384">alpha/theta power ratio can accurately discriminate between individuals with EOAD and</text:p>
      <text:p text:style-name="P1385">healthy controls.</text:p>
      <text:p text:style-name="P1386"><text:span text:style-name="T1387">Babiloni et al. (2011):<text:s/></text:span><text:a xlink:href="https://doi.org/10.3233/JAD-2011-0051" office:target-frame-name="_top" xlink:show="replace"><text:span text:style-name="T1388">https://doi.org/10.3233/JAD-2011-0051</text:span></text:a></text:p>
      <text:p text:style-name="P1389">Modern neurophysiological</text:p>
      <text:p text:style-name="P1390">techniques including digital electroencephalography (EEG) allow non-invasive analysis of cortico-cortical connectivity and</text:p>
      <text:soft-page-break/>
      <text:p text:style-name="P1391">neuronal synchronization of firing, and coherence of brain rhythmic oscillations at various frequencies.</text:p>
      <text:p text:style-name="P1392">Several decades ago, electroencephalogram (EEG)</text:p>
      <text:p text:style-name="P1393">was introduced to allow a direct, on-line view of human “brain at work” in physiological and patholog-</text:p>
      <text:p text:style-name="P1394">ical conditions [1]. Indeed, EEG is a direct correlate of</text:p>
      <text:p text:style-name="P1395">brain function, and it reflects CNS dysfunction includ-</text:p>
      <text:p text:style-name="P1396">ing the characterization of significant deviations from</text:p>
      <text:p text:style-name="P1397">the ‘natural’ aging such as Alzheimer’s disease (AD)</text:p>
      <text:p text:style-name="P1398">and other dementias [2]. Starting from the 1970 s, EEG</text:p>
      <text:p text:style-name="P1399">was progressively supplanted for clinical applications</text:p>
      <text:p text:style-name="P1400">on diagnosis of abnormal brain aging.</text:p>
      <text:p text:style-name="P1401">It should be noted that high</text:p>
      <text:p text:style-name="P1402">temporal resolution of EEG is crucial for the study</text:p>
      <text:p text:style-name="P1403">of an emerging property of brain activity, namely the</text:p>
      <text:p text:style-name="P1404">spontaneous and event-related oscillatory activity at</text:p>
      <text:p text:style-name="P1405">different frequencies ranging at 1–4 Hz (delta), 4–8 Hz</text:p>
      <text:p text:style-name="P1406">(theta), 8–13 Hz (alpha), 13–30 Hz (beta), and &gt;30 Hz</text:p>
      <text:p text:style-name="P1407">(gamma). Each of these frequencies conveys peculiar</text:p>
      <text:p text:style-name="P1408">physiological information on brain functional state</text:p>
      <text:p text:style-name="P1409">during sleep and wake periods.</text:p>
      <text:p text:style-name="P1410">Recently, greater attention has been focused on the</text:p>
      <text:p text:style-name="P1411">application of quantitative EEG (qEEG) and/or event-</text:p>
      <text:p text:style-name="P1412">related potentials (ERPs) as suitable clinical markers</text:p>
      <text:p text:style-name="P1413">of early stage of disease or its progression [4–6]. It</text:p>
      <text:p text:style-name="P1414">has been reported that a positive ERP peaking 600 ms</text:p>
      <text:p text:style-name="P1415">after the zerotime of stimuli to be encoded (P600) was</text:p>
      <text:p text:style-name="P1416">reduced in patients with AD and mild cognitive impair-</text:p>
      <text:p text:style-name="P1417">ment (MCI), particularly in those MCI patients who</text:p>
      <text:p text:style-name="P1418">subsequently converted to AD [7, 8]. Furthermore,</text:p>
      <text:p text:style-name="P1419">a positive ERP peaking 300 ms after the zerotime of</text:p>
      <text:p text:style-name="P1420">oddball stimuli (P300) was reduced in amplitude in</text:p>
      <text:p text:style-name="P1421">AD patients [5, 9], even during its early stages [10].</text:p>
      <text:p text:style-name="P1422">A certain consensus is reached on the fol-</text:p>
      <text:soft-page-break/>
      <text:p text:style-name="P1423">lowing physiological model. During slow-wave sleep,</text:p>
      <text:p text:style-name="P1424">corticofugal slow oscillations (&lt;1 Hz) are effective in</text:p>
      <text:p text:style-name="P1425">grouping thalamic-generated delta rhythms (1–4 Hz)</text:p>
      <text:p text:style-name="P1426">and spindling activity (7–14 Hz) [14]. In this condi-</text:p>
      <text:p text:style-name="P1427">tion, delta rhythms would dominate EEG oscillations,</text:p>
      <text:p text:style-name="P1428">while alpha rhythms (about 8–12 Hz) would be</text:p>
      <text:p text:style-name="P1429">suppressed. In the case of endogenous or exogenous</text:p>
      <text:p text:style-name="P1430">arousing stimuli, spindles, high- and low-frequency</text:p>
      <text:p text:style-name="P1431">components of the delta rhythms are blocked by the</text:p>
      <text:p text:style-name="P1432">inhibition of reticulo-thalamic (7–14 Hz), thalamo-</text:p>
      <text:p text:style-name="P1433">cortical (1–4 Hz), and intracortical (&lt;1 Hz) oscillators.</text:p>
      <text:p text:style-name="P1434">These rhythms are replaced by fast oscillations in</text:p>
      <text:p text:style-name="P1435">the range of beta (14–30 Hz) and gamma frequencies</text:p>
      <text:p text:style-name="P1436">(&gt;30 Hz) [14, 15]. In the wake resting state condition,</text:p>
      <text:p text:style-name="P1437">alpha rhythms would dominate the human EEG</text:p>
      <text:p text:style-name="P1438">oscillatory activity, while delta rhythms would be</text:p>
      <text:p text:style-name="P1439">quite low in amplitude in physiological conditions</text:p>
      <text:p text:style-name="P1440">[16–18].</text:p>
      <text:p text:style-name="P1441">Resting state eyes closed cortical EEG rhythms typ-</text:p>
      <text:p text:style-name="P1442">ically change across physiological aging, with gradual</text:p>
      <text:p text:style-name="P1443">modifications in profile and magnitude of the spectra</text:p>
      <text:p text:style-name="P1444">power spectrum. It was observed a marked amplitude</text:p>
      <text:p text:style-name="P1445">decrease of alpha (8–13 Hz) and a global “slowing” of</text:p>
      <text:p text:style-name="P1446">the background EEG, which increases in power and</text:p>
      <text:p text:style-name="P1447">spatial distribution in the slower delta (1–4 Hz) and</text:p>
      <text:p text:style-name="P1448">theta (4–8 Hz) rhythms [58–61]. A recent study in a</text:p>
      <text:p text:style-name="P1449">large sample of healthy subjects (N = 215, 18–85 years)</text:p>
      <text:p text:style-name="P1450">confirmed an age-dependent power decrement of pos-</text:p>
      <text:p text:style-name="P1451">terior low-frequency alpha (alpha 1; 8–10.5 Hz) and</text:p>
      <text:p text:style-name="P1452">delta rhythms [62].</text:p>
      <text:p text:style-name="P1453">When compared to the resting state EEG rhythms</text:p>
      <text:p text:style-name="P1454">of healthy normal elderly (Nold) subjects, AD patients</text:p>
      <text:p text:style-name="P1455">showed an amplitude increase of widespread delta</text:p>
      <text:p text:style-name="P1456">and theta sources and an amplitude decrease of</text:p>
      <text:soft-page-break/>
      <text:p text:style-name="P1457">posterior alpha (8–13 Hz) and/or beta (13–30 Hz) sources [45, 55, 56, 76–78]. The observation of</text:p>
      <text:p text:style-name="P1458">these abnormalities of the EEG rhythms could allow</text:p>
      <text:p text:style-name="P1459">discrimination among different dementia diagnoses,</text:p>
      <text:p text:style-name="P1460">for instance a marked decline of posterior slow-</text:p>
      <text:p text:style-name="P1461">frequency alpha power shows peculiar features in</text:p>
      <text:p text:style-name="P1462">mild AD subjects when compared to cerebrovascu-</text:p>
      <text:p text:style-name="P1463">lar dementia, fronto-temporal dementia and normal</text:p>
      <text:p text:style-name="P1464">elderly subjects with similar cognitive impairment.</text:p>
      <text:p text:style-name="P1465">Furthermore, pathological increased amplitude of the</text:p>
      <text:p text:style-name="P1466">theta sources characterized cerebro-vascular dementia</text:p>
      <text:p text:style-name="P1467">patients [56].</text:p>
      <text:p text:style-name="P1468">Despite the evidence of abnormal cortical rhythms</text:p>
      <text:p text:style-name="P1469">in MCI and AD subjects, EEG analysis alone is unable</text:p>
      <text:p text:style-name="P1470">to allow a diagnosis of disease.</text:p>
      <text:p text:style-name="P1471">The hypothesis of some strict relationships between</text:p>
      <text:p text:style-name="P1472">brain activity in MCI and AD subjects implies the pre-</text:p>
      <text:p text:style-name="P1473">diction of similar features of resting state EEG rhythm</text:p>
      <text:p text:style-name="P1474">in MCI and AD subjects as a function of genetic risk</text:p>
      <text:p text:style-name="P1475">factors.</text:p>
      <text:p text:style-name="P1476">The present review highlights the use of modern</text:p>
      <text:p text:style-name="P1477">EEG techniques that report assessment of physiologi-</text:p>
      <text:p text:style-name="P1478">cal and pathological brain aging. Application of these</text:p>
      <text:p text:style-name="P1479">techniques allows the quantification of the power and</text:p>
      <text:p text:style-name="P1480">functional coupling of resting state eyes closed EEG</text:p>
      <text:p text:style-name="P1481">rhythms at scalp electrodes and mathematical cortical sources. The results reviewed in the present article suggest that these quantitative indexes of resting state</text:p>
      <text:p text:style-name="P1482">EEG rhythms might reflect neurodegenerative pro-</text:p>
      <text:p text:style-name="P1483">cesses along preclinical and clinical stages of AD, at</text:p>
      <text:p text:style-name="P1484">least at group level.</text:p>
      <text:p text:style-name="P1485"><text:span text:style-name="T1486">Liu, Wang, Xin, Wang, Jiang &amp; Meng, 2024:<text:s/></text:span><text:a xlink:href="https://doi.org/10.1186/s12877-024-05041-x" office:target-frame-name="_top" xlink:show="replace"><text:span text:style-name="T1487">https://doi.org/10.1186/s12877-024-05041-x</text:span></text:a></text:p>
      <text:p text:style-name="P1488">Cognitive function refers to the ability to select, process,</text:p>
      <text:p text:style-name="P1489">store, and retrieve information, as well as apply this infor-</text:p>
      <text:p text:style-name="P1490">mation to guide behavior [2]. Cognitive impairment refers</text:p>
      <text:soft-page-break/>
      <text:p text:style-name="P1491">to varying degrees of damage to cognitive function caused</text:p>
      <text:p text:style-name="P1492">by various reasons, with an incidence rate that generally</text:p>
      <text:p text:style-name="P1493">reaches 33.59% and increases with age [3].</text:p>
      <text:p text:style-name="P1494">Mild cognitive impairment (MCI) is considered a transitional stage between normal aging of the brain and dementia, and it has become a significant global public health concern [4].</text:p>
      <text:p text:style-name="P1495">Electroencephalography</text:p>
      <text:p text:style-name="P1496">(EEG) is an external reflection of the electrical activity</text:p>
      <text:p text:style-name="P1497">of brain neurons, capable of indicating the physiological</text:p>
      <text:p text:style-name="P1498">and pathological states of the brain. As a non-invasive</text:p>
      <text:p text:style-name="P1499">neurophysiological detection method, EEG has advan-</text:p>
      <text:p text:style-name="P1500">tages such as simplicity, convenience, non-invasiveness,</text:p>
      <text:p text:style-name="P1501">high temporal resolution, and good spatial distribution</text:p>
      <text:p text:style-name="P1502">[5, 6]. EEG can be used as an auxiliary diagnostic tool</text:p>
      <text:p text:style-name="P1503">for cognitive impairment, reflecting not only pathologi-</text:p>
      <text:p text:style-name="P1504">cal brain function abnormalities but also abnormalities</text:p>
      <text:p text:style-name="P1505">before reaching pathological diagnostic criteria [7].</text:p>
      <text:p text:style-name="P1506">Stud-</text:p>
      <text:p text:style-name="P1507">ies have found that EEG signals in older adults with cog-</text:p>
      <text:p text:style-name="P1508">nitive impairment exhibit specific characteristics, such as</text:p>
      <text:p text:style-name="P1509">a basic rhythm slowdown, manifested by an increase in</text:p>
      <text:p text:style-name="P1510">low-frequency band (delta, theta) power and a decrease</text:p>
      <text:p text:style-name="P1511">in high-frequency band (alpha, beta) power [8, 9]. Slow-</text:p>
      <text:p text:style-name="P1512">ing of alpha power may be an early sensitive indicator of</text:p>
      <text:p text:style-name="P1513">the brain transitioning from normal physiological func-</text:p>
      <text:p text:style-name="P1514">tion to aging or its pathological state [10], while increased</text:p>
      <text:p text:style-name="P1515">theta power may have a good predictive effect on cogni-</text:p>
      <text:p text:style-name="P1516">tive decline [11].</text:p>
      <text:p text:style-name="P1517">In individuals with cognitive impair-</text:p>
      <text:p text:style-name="P1518">ment, acute exercise effects include decreased delta and theta power and increased beta1 power [18, 20]; longterm exercise appears to result in decreased delta [18, 20,</text:p>
      <text:p text:style-name="P1519">21] and theta rhythm power [19, 21], and increased alpha</text:p>
      <text:p text:style-name="P1520">and beta rhythm power [18, 20, 22].</text:p>
      <text:p text:style-name="P1521"><office:annotation office:name="22" xml:id="1337677350"><dc:creator>Janka Hauffe</dc:creator><dc:date>2025-01-17T13:21:00</dc:date><meta:creator-initials>JH</meta:creator-initials><text:p text:style-name="P1522">Methods, but I think I‘ve got that already</text:p></office:annotation>Montreal cognitive assessment</text:p>
      <text:p text:style-name="P1523">Widely used for assessing cognitive function in the older</text:p>
      <text:soft-page-break/>
      <text:p text:style-name="P1524">adults, MoCA consists of 8 aspects: visuospatial/execu-</text:p>
      <text:p text:style-name="P1525">tive function, naming, memory, attention, language flu-</text:p>
      <text:p text:style-name="P1526">ency, abstraction, delayed recall, and orientation. The</text:p>
      <text:p text:style-name="P1527">total score is 30 points, with higher scores indicating bet-</text:p>
      <text:p text:style-name="P1528">ter cognitive function [23]. MoCA scores above or equal</text:p>
      <text:p text:style-name="P1529">to 26 are considered normal, scores between 18 and 26</text:p>
      <text:p text:style-name="P1530">indicate mild cognitive impairment, scores between 10</text:p>
      <text:p text:style-name="P1531">and 17 indicate moderate impairment, and scores below</text:p>
      <text:p text:style-name="P1532">10 indicate severe impairment. To account for the impact</text:p>
      <text:p text:style-name="P1533">of education duration, 1 point is added to the total score</text:p>
      <text:p text:style-name="P1534">for education levels of 12 years or less; if the total score</text:p>
      <text:p text:style-name="P1535">exceeds 30 after adding, no additional points are given.</text:p>
      <text:p text:style-name="P1536">The retest reliability of MoCA used in this study is 0.857</text:p>
      <text:p text:style-name="P1537"><text:span text:style-name="T1538">[23]</text:span><text:span text:style-name="T1539"><office:annotation-end office:name="22"/></text:span><text:span text:style-name="T1540">.</text:span></text:p>
      <text:p text:style-name="P1541">The left frontal area, located at the front of the</text:p>
      <text:p text:style-name="P1542">brain, is associated with advanced cognitive functions,</text:p>
      <text:p text:style-name="P1543">decision-making, problem-solving, and personality traits. It plays a role in executive functions, emotional regula-</text:p>
      <text:p text:style-name="P1544">tion, and modulation of social behavior.</text:p>
      <text:p text:style-name="P1545">The severity of cognitive impairment is posi-</text:p>
      <text:p text:style-name="P1546">tively correlated with increased theta activity, and an</text:p>
      <text:p text:style-name="P1547">increase in theta waves in EEG serves as a good predic-</text:p>
      <text:p text:style-name="P1548">tor of cognitive decline [36].</text:p>
      <text:p text:style-name="P1549">As the</text:p>
      <text:p text:style-name="P1550">activation level of the frontal lobe cortex increases, theta</text:p>
      <text:p text:style-name="P1551">wave power decreases, leading to improved cognitive</text:p>
      <text:p text:style-name="P1552">function. A decrease in theta wave power was observed</text:p>
      <text:p text:style-name="P1553">after both single and prolonged exercise [17].</text:p>
      <text:p text:style-name="P1554"><text:span text:style-name="T1555">Finnigan &amp; Robertson, 2011:<text:s/></text:span><text:a xlink:href="https://doi.org/10.1111/j.1469-8986.2010.01173.x" office:target-frame-name="_top" xlink:show="replace"><text:span text:style-name="T1556">https://doi.org/10.1111/j.1469-8986.2010.01173.x</text:span></text:a></text:p>
      <text:p text:style-name="P1557">We address the degree to which resting EEG bandpower is associated with cognitive performance in 73 healthy older adults (aged 56–70). Relative theta (4–6.5 Hz) power was significantly correlated with immediate and delayed verbal recall, attention, and executive function measures. Relative delta and alpha power and peak alpha frequency did not correlate with any cognitive measures. These data indicate that high resting theta power in healthy<text:s/><text:soft-page-break/>older adults is associated with better cognitive function and may be a marker of healthy neurocognitive aging.</text:p>
      <text:p text:style-name="P1558">In summary, these outcomes indicate that high resting-state theta power in older adults is associated with relatively greater cognitive impairment;</text:p>
      <text:p text:style-name="P1559">whereby such impairment either may already exist, be develop-</text:p>
      <text:p text:style-name="P1560">ing, and/or may (be predestined to) subsequently manifest or</text:p>
      <text:p text:style-name="P1561">increase (this is from introduction).</text:p>
      <text:p text:style-name="P1562">Across 73 healthy older adults, relative resting theta power was</text:p>
      <text:p text:style-name="P1563">significantly correlated with performance on numerous cognitive</text:p>
      <text:p text:style-name="P1564">tests, which assess verbal memory, attention, or executive func-</text:p>
      <text:p text:style-name="P1565">tion.</text:p>
      <text:p text:style-name="P1566">Lejko, Larabi, Herrmann &amp; Aleman, 2020: https://doi.org/10.3233/JAD-200962</text:p>
      <text:p text:style-name="P1567">We have therefore decided to take the first step by</text:p>
      <text:p text:style-name="P1568">focusing on the alpha band for three main reasons.</text:p>
      <text:p text:style-name="P1569">First, alpha is the most prominent rhythm during quiet</text:p>
      <text:p text:style-name="P1570">wakefulness [33]. Second, it has large amplitudes</text:p>
      <text:p text:style-name="P1571">ranging from 10 to 50 V [34]. This is in contrast</text:p>
      <text:p text:style-name="P1572">to theta, beta, and gamma waves, which have smaller</text:p>
      <text:p text:style-name="P1573">amplitudes at rest [34–36], and can be best identified</text:p>
      <text:p text:style-name="P1574">using tasks with many repetitions. This makes mea-</text:p>
      <text:p text:style-name="P1575">suring alpha activity in research and clinical practice</text:p>
      <text:p text:style-name="P1576">highly feasible, as it does not require people with</text:p>
      <text:p text:style-name="P1577">cognitive decline to perform challenging and tire-</text:p>
      <text:p text:style-name="P1578">some tasks.</text:p>
      <text:p text:style-name="P1579">Lastly, lower power and synchronization</text:p>
      <text:p text:style-name="P1580">of alpha oscillations have consistently been associ-</text:p>
      <text:p text:style-name="P1581">ated with neurodegenerative dementias, especially</text:p>
      <text:p text:style-name="P1582">AD [29, 37–39]. These decreases were found to cor-</text:p>
      <text:p text:style-name="P1583">relate with lower cognitive scores [40, 41], higher</text:p>
      <text:p text:style-name="P1584">atrophy of the hippocampus [42] and higher amyloid</text:p>
      <text:p text:style-name="P1585">burden [43], as well as with genetic susceptibility for</text:p>
      <text:p text:style-name="P1586">AD [44, 45]. Though alpha activity in other neurode-</text:p>
      <text:p text:style-name="P1587">generative dementias is less well-researched, there is</text:p>
      <text:p text:style-name="P1588">evidence of lower alpha power in people with demen-</text:p>
      <text:soft-page-break/>
      <text:p text:style-name="P1589">tia due to Lewy body disorders [46–49]. Alpha power</text:p>
      <text:p text:style-name="P1590">and synchronization are therefore an important part</text:p>
      <text:p text:style-name="P1591">of the changes in the EEG spectrum associated with</text:p>
      <text:p text:style-name="P1592">cognitive decline.</text:p>
      <text:p text:style-name="P1593">Musaeus et al., 2018: https://doi.org /10.3233/JAD-180300</text:p>
      <text:p text:style-name="P1594">Clinical diagnostic criteria for dementia disorders</text:p>
      <text:p text:style-name="P1595">are based mainly on findings from simple assess-</text:p>
      <text:p text:style-name="P1596">ments. However, most of the clinical criteria are not</text:p>
      <text:p text:style-name="P1597">very helpful in the very early phase of a dementia</text:p>
      <text:p text:style-name="P1598">disorder [1]. The use of magnetic resonance imag-</text:p>
      <text:p text:style-name="P1599">ing (MRI) techniques, positron emission tomography</text:p>
      <text:p text:style-name="P1600">(PET), and examination of the cerebrospinal fluid</text:p>
      <text:p text:style-name="P1601">(CSF) have proven helpful in diagnosing Alzheimer’s</text:p>
      <text:p text:style-name="P1602">disease (AD) in a very early phase [2–6], but these</text:p>
      <text:p text:style-name="P1603">methods are mainly available in academic centers,</text:p>
      <text:p text:style-name="P1604">and are either expensive, require special expertise,</text:p>
      <text:p text:style-name="P1605">or are invasive. Electroencephalography (EEG) is</text:p>
      <text:p text:style-name="P1606">non-invasive, widely available electrophysiological</text:p>
      <text:p text:style-name="P1607">monitoring method to record electrical activity of the</text:p>
      <text:p text:style-name="P1608">brain and has potential also as a diagnostic marker.</text:p>
      <text:p text:style-name="P1609">One approach to analyze the EEG is by using quan-</text:p>
      <text:p text:style-name="P1610">titative EEG (qEEG), which is the numerical analysis</text:p>
      <text:p text:style-name="P1611">of the EEG data. One type of qEEG markers is power</text:p>
      <text:p text:style-name="P1612">or squared amplitude of EEG rhythmic signal, which</text:p>
      <text:p text:style-name="P1613">previously has been shown as a promising marker of</text:p>
      <text:p text:style-name="P1614">disease state in patients with AD [7–10].</text:p>
      <text:p text:style-name="P1615">For any potential classifier, it is essential to</text:p>
      <text:p text:style-name="P1616">consider its relationship with pathophysiological</text:p>
      <text:p text:style-name="P1617">changes. In AD, studies have reported an increase</text:p>
      <text:p text:style-name="P1618">in the slower frequency bands (delta and theta) and</text:p>
      <text:p text:style-name="P1619">a decrease in the faster frequency bands (alpha and</text:p>
      <text:p text:style-name="P1620">beta) compared with HC [8, 9, 14–23] when apply-</text:p>
      <text:p text:style-name="P1621">ing qEEG power. However, the earliest changes in AD</text:p>
      <text:p text:style-name="P1622">have been described as increased theta with a decrease</text:p>
      <text:soft-page-break/>
      <text:p text:style-name="P1623">beta and at the later stages a decrease in alpha power</text:p>
      <text:p text:style-name="P1624">and an increase in delta power [14, 15]. However,</text:p>
      <text:p text:style-name="P1625">the literature in this field is limited.</text:p>
      <text:p text:style-name="P1626">For patients with</text:p>
      <text:p text:style-name="P1627">mild cognitive impairment (MCI), which is a group that has a high risk of developing AD [24], studies</text:p>
      <text:p text:style-name="P1628">have found that these patients share similar qEEG</text:p>
      <text:p text:style-name="P1629">characteristics as AD [16, 25].</text:p>
      <text:p text:style-name="P1630">Working mem-</text:p>
      <text:p text:style-name="P1631">ory has been associated with the theta, alpha, and</text:p>
      <text:p text:style-name="P1632">beta bands [14–16] but most studies have investi-</text:p>
      <text:p text:style-name="P1633">gated the relation to the Folstein score [15], which</text:p>
      <text:p text:style-name="P1634">is a broad score. A newer study has showed that</text:p>
      <text:p text:style-name="P1635">word list recall and word list recognition were corre-</text:p>
      <text:p text:style-name="P1636">lated to the theta, alpha, and beta2 (22–30 Hz) bands</text:p>
      <text:p text:style-name="P1637">[16], which may due to more advanced disease.</text:p>
      <text:p text:style-name="P1638"><office:annotation office:name="23" xml:id="594885604"><dc:creator>Janka Hauffe</dc:creator><dc:date>2025-01-17T14:16:00</dc:date><meta:creator-initials>JH</meta:creator-initials><text:p text:style-name="P1639">Maybe for results</text:p></office:annotation>Demographics</text:p>
      <text:p text:style-name="P1640">For a full description of the demographics and</text:p>
      <text:p text:style-name="P1641">comparisons between groups for AD, MCI, and HC</text:p>
      <text:p text:style-name="P1642"><text:span text:style-name="T1643">see Table 1.</text:span><text:span text:style-name="T1644"><office:annotation-end office:name="23"/></text:span></text:p>
      <text:p text:style-name="P1645">In the present study, we found that increased theta</text:p>
      <text:p text:style-name="P1646">power was the most pronounced change in patients</text:p>
      <text:p text:style-name="P1647">with dementia due to AD at the time of diagnosis and this increase may be associated with hippocam-</text:p>
      <text:p text:style-name="P1648">pal function and the decreases found in the default</text:p>
      <text:p text:style-name="P1649">mode network. Furthermore, the relative theta band</text:p>
      <text:p text:style-name="P1650">was significantly correlated to working memory mea-</text:p>
      <text:p text:style-name="P1651">sures and showed the strongest correlation to total tau,</text:p>
      <text:p text:style-name="P1652">which supports our initial hypothesis. In addition, the</text:p>
      <text:p text:style-name="P1653">beta1 showed more pronounced changes and was bet-</text:p>
      <text:p text:style-name="P1654">ter correlated to neuropsychological measures than</text:p>
      <text:p text:style-name="P1655">the broad beta band, which should be considered in</text:p>
      <text:p text:style-name="P1656">future studies. Lastly, we found that the best classifi-</text:p>
      <text:p text:style-name="P1657">cation rate for AD and HC was for relative power with</text:p>
      <text:soft-page-break/>
      <text:p text:style-name="P1658">eyes closed with an accuracy of 72.9%. The qEEG</text:p>
      <text:p text:style-name="P1659">power can be a helpful tool when more advanced</text:p>
      <text:p text:style-name="P1660">methods are not available. In addition, future stud-</text:p>
      <text:p text:style-name="P1661">ies may reveal if relative power will be able to show</text:p>
      <text:p text:style-name="P1662">progression of the disease.</text:p>
      <text:p text:style-name="P1663"><text:span text:style-name="T1664">Kim et al., 2023:<text:s/></text:span><text:a xlink:href="https://doi.org/10.3389/fpsyt.2023.1231861" office:target-frame-name="_top" xlink:show="replace"><text:span text:style-name="T1665">https://doi.org/10.3389/fpsyt.2023.1231861</text:span></text:a></text:p>
      <text:p text:style-name="P1666">The results revealed no significant</text:p>
      <text:p text:style-name="P1667">difference in EEG spectral power between the HC and MCI groups. owever,</text:p>
      <text:p text:style-name="P1668">we observed significant changes in brain complexity and networks in individuals</text:p>
      <text:p text:style-name="P1669">with MCI compared with HC. Patients with MCI exhibited lower complexity in the</text:p>
      <text:p text:style-name="P1670">middle temporal lobe, lower global efficiency in theta and alpha bands, higher</text:p>
      <text:p text:style-name="P1671">local efficiency in the beta band, lower nodal efficiency in the frontal theta</text:p>
      <text:p text:style-name="P1672">band, and less small-world network topology compared to the HC group. These</text:p>
      <text:p text:style-name="P1673">observed differences may be related to underlying neuropathological alterations</text:p>
      <text:p text:style-name="P1674">associated with MCI progression. The findings highlight the potential of network</text:p>
      <text:p text:style-name="P1675">analysis as a promising tool for the diagnosis of MCI.</text:p>
      <text:p text:style-name="P1676">Mild cognitive impairment (MCI) is a condition characterized by</text:p>
      <text:p text:style-name="P1677">a noticeable decline in cognitive abilities that goes beyond typical</text:p>
      <text:p text:style-name="P1678">age-related changes but does not meet the criteria for dementia</text:p>
      <text:p text:style-name="P1679">owing to its less severe nature (7, 16, 17). Patients with MCI often</text:p>
      <text:p text:style-name="P1680">have an increased risk of developing AD, and thus detecting MCI is</text:p>
      <text:p text:style-name="P1681">crucial to help delay or even prevent its progression to AD (17–19).</text:p>
      <text:p text:style-name="P1682">Magnetic resonance imaging (MRI) and positron emission</text:p>
      <text:p text:style-name="P1683">tomography are widely used imaging techniques for diagnosing</text:p>
      <text:p text:style-name="P1684">MCI and AD. These methods provide detailed information about</text:p>
      <text:p text:style-name="P1685">the brain’s anatomical and network features; however, their usage</text:p>
      <text:p text:style-name="P1686">is restricted owing to the high cost of facilities and the need for</text:p>
      <text:p text:style-name="P1687">specialized expertise. Therefore, electroencephalography (EEG) has</text:p>
      <text:p text:style-name="P1688">increasingly been used to identify biomarkers for MCI diagnosis.</text:p>
      <text:p text:style-name="P1689">EEG is a non-invasive and cost-effective technique that measures</text:p>
      <text:p text:style-name="P1690">postsynaptic potentials of cortical neurons firing synchronously in</text:p>
      <text:p text:style-name="P1691">the brain (20–23). Its relatively safe and quick application makes</text:p>
      <text:p text:style-name="P1692">it particularly suitable for conducting repeated measurements in</text:p>
      <text:p text:style-name="P1693">high-risk older individuals. Several studies have validated the</text:p>
      <text:soft-page-break/>
      <text:p text:style-name="P1694">feasibility and reliability of resting-state EEG (rsEEG) in identifying</text:p>
      <text:p text:style-name="P1695">cognitive impairments caused by AD or MCI (24).</text:p>
      <text:p text:style-name="P1696">EEG spectral power captures the amplitude of oscillations in</text:p>
      <text:p text:style-name="P1697">each frequency band and can be used as a potential biomarker to</text:p>
      <text:p text:style-name="P1698">differentiate AD from normal aging (25–28). In spectral analysis,</text:p>
      <text:p text:style-name="P1699">it has been predominantly observed that the dementia stages of</text:p>
      <text:p text:style-name="P1700">AD are associated with slowing oscillations caused by increasing</text:p>
      <text:p text:style-name="P1701">low-frequency and decreasing high-frequency band power (24).</text:p>
      <text:p text:style-name="P1702">However, other studies found no or minimal differences between</text:p>
      <text:p text:style-name="P1703">the MCI and healthy control (HC) groups (29–31), suggesting</text:p>
      <text:p text:style-name="P1704">that the neurophysiological changes underlying MCI may not</text:p>
      <text:p text:style-name="P1705">always be apparent in spectral power owing to the complex</text:p>
      <text:p text:style-name="P1706">and heterogeneous conditions of MCI. Therefore, it is important</text:p>
      <text:p text:style-name="P1707">to combine multiple biomarkers such as complexity measures,</text:p>
      <text:p text:style-name="P1708">functional connectivity, and graph-based network analyses, to</text:p>
      <text:p text:style-name="P1709">enhance MCI detection.</text:p>
      <text:p text:style-name="P1710">3. Results</text:p>
      <text:p text:style-name="P1711">3.1. Power spectral properties</text:p>
      <text:p text:style-name="P1712">Topographic plots were computed for the delta (0.1–4 Hz),</text:p>
      <text:p text:style-name="P1713">theta (4-8 Hz), alpha (8–12 Hz), beta (12–30 Hz), and gamma</text:p>
      <text:p text:style-name="P1714">(30–45 Hz) frequency bands in the HC and MCI groups. In both</text:p>
      <text:p text:style-name="P1715">groups, delta oscillations were dominant in the frontal area (Fp1</text:p>
      <text:p text:style-name="P1716">and Fp2) (Figure 2A). Theta and alpha oscillations were prominent</text:p>
      <text:p text:style-name="P1717">in occipital regions (O1 and O2) in two groups (Figures 2B, C). Beta</text:p>
      <text:p text:style-name="P1718">and gamma activities remained negligible across all brain regions</text:p>
      <text:p text:style-name="P1719">(Figures 2D, E). However, no significant differences were found</text:p>
      <text:p text:style-name="P1720">between the HC and MCI groups in any of the frequency bands</text:p>
      <text:p text:style-name="P1721">and channels after FDR correction.</text:p>
      <text:p text:style-name="P1722">Our findings indicated that the power</text:p>
      <text:p text:style-name="P1723">spectrum analysis did not yield any significant differences between</text:p>
      <text:p text:style-name="P1724">the HC and MCI groups. However, when analyzing the multiscale</text:p>
      <text:p text:style-name="P1725">SE, we observed that the MCI group exhibited lower complexity.</text:p>
      <text:p text:style-name="P1726">In addition, the MCI group demonstrated higher wPLI values</text:p>
      <text:p text:style-name="P1727">than the HC group. Further examination using graph theory</text:p>
      <text:soft-page-break/>
      <text:p text:style-name="P1728">analysis revealed that the MCI group predominantly displayed</text:p>
      <text:p text:style-name="P1729">lower global efficiency in the theta band and higher local efficiency in the gamma band relative to the HC group. Moreover, nodal</text:p>
      <text:p text:style-name="P1730">efficiency was reduced in the frontal region of the MCI group.</text:p>
      <text:p text:style-name="P1731">Finally, in the small-world analysis, the MCI group exhibited a</text:p>
      <text:p text:style-name="P1732">lower small-world coefficient when compared to the HC group.</text:p>
      <text:p text:style-name="P1733">In the power spectral analysis, no significant differences were</text:p>
      <text:p text:style-name="P1734">found between the HC and MCI groups in any frequency band</text:p>
      <text:p text:style-name="P1735">(delta, theta, alpha, beta, or gamma). This suggests that there</text:p>
      <text:p text:style-name="P1736">were no significant differences in the overall power of the EEG</text:p>
      <text:p text:style-name="P1737">signals between the two groups. These results are consistent with</text:p>
      <text:p text:style-name="P1738">those of the recent studies suggesting that PSD had a limited</text:p>
      <text:p text:style-name="P1739">ability to distinguish between HC and MCI groups (30, 77).</text:p>
      <text:p text:style-name="P1740">However, some prior findings have revealed that MCI can be</text:p>
      <text:p text:style-name="P1741">characterized by lower alpha and beta power as well as stronger</text:p>
      <text:p text:style-name="P1742">delta and theta power (26). This contradiction may be because the</text:p>
      <text:p text:style-name="P1743">neurophysiological changes associated with MCI may not always</text:p>
      <text:p text:style-name="P1744">be apparent in spectral power, suggesting that the power spectral</text:p>
      <text:p text:style-name="P1745">analysis is relatively insensitive to network changes resulting from</text:p>
      <text:p text:style-name="P1746">MCI progression.</text:p>
      <text:p text:style-name="P1747">Our findings suggest that alterations in functional</text:p>
      <text:p text:style-name="P1748">connectivity and graph theory-based measures, particularly in</text:p>
      <text:p text:style-name="P1749">the theta band associated with memory and attention processes,</text:p>
      <text:p text:style-name="P1750">may serve as important clinical biomarkers for detecting and</text:p>
      <text:p text:style-name="P1751">monitoring cognitive decline in individuals with MCI. Small sample size.</text:p>
      <text:p text:style-name="P1752"><text:span text:style-name="T1753">Engedal et al., 2020:<text:s/></text:span><text:a xlink:href="https://doi.org/10.1159/000508392" office:target-frame-name="_top" xlink:show="replace"><text:span text:style-name="T1754">https://doi.org/10.1159/000508392</text:span></text:a></text:p>
      <text:p text:style-name="P1755">ubjective cognitive</text:p>
      <text:p text:style-name="P1756">decline (SCD), a stage of subjectively experienced</text:p>
      <text:p text:style-name="P1757">impaired cognition, which is not supported by an infor</text:p>
      <text:p text:style-name="P1758">mant or by neuropsychological testing, and mild cog</text:p>
      <text:p text:style-name="P1759">nitive impairment (MCI), which is supported by an in</text:p>
      <text:p text:style-name="P1760">formant and indepth testing. In both stages, the in</text:p>
      <text:p text:style-name="P1761">dividuals are able to perform personal as well as</text:p>
      <text:p text:style-name="P1762">instrumental activities of daily life, but they are at high</text:p>
      <text:soft-page-break/>
      <text:p text:style-name="P1763">risk of developing dementia [5–8].</text:p>
      <text:p text:style-name="P1764">Electroencephalography (EEG), on the other hand, is</text:p>
      <text:p text:style-name="P1765">a lowcost, noninvasive, simple examination that can be</text:p>
      <text:p text:style-name="P1766">used in most clinics and even in primary care settings,</text:p>
      <text:p text:style-name="P1767">especially if an automatic reading method is applied. In</text:p>
      <text:p text:style-name="P1768">the last decade, studies were published which examined</text:p>
      <text:p text:style-name="P1769">the power of EEG to detect those persons with MCI that</text:p>
      <text:p text:style-name="P1770">will convert to dementia [26–30].</text:p>
      <text:p text:style-name="P1771"><text:span text:style-name="T1772">Zheng-yan, 2005:<text:s/></text:span><text:a xlink:href="https://doi.org/10.1631/jzus.2005.B1213" office:target-frame-name="_top" xlink:show="replace"><text:span text:style-name="T1773">https://doi.org/10.1631/jzus.2005.B1213</text:span></text:a></text:p>
      <text:p text:style-name="P1774">Dierks et al.(1991)’s study of the correlation between EEG</text:p>
      <text:p text:style-name="P1775">power in alpha and beta bands at rest and the degree</text:p>
      <text:p text:style-name="P1776">of dementia in AD patients, indicated that topog-</text:p>
      <text:p text:style-name="P1777">raphical EEG power changes may reflect early signs</text:p>
      <text:p text:style-name="P1778">of cortical atrophy and/or compensatory cortical re-</text:p>
      <text:p text:style-name="P1779">organization early during the course of the disease.</text:p>
      <text:p text:style-name="P1780">The present work’s experimental results shown in</text:p>
      <text:p text:style-name="P1781">Tables 1 and 2, indicated that the EEG power in theta,</text:p>
      <text:p text:style-name="P1782">alpha-1, alpha-2 and beta-1 bands of MCI patients</text:p>
      <text:p text:style-name="P1783">were significantly higher than those of the controls</text:p>
      <text:p text:style-name="P1784">under experimental conditions of at rest and during</text:p>
      <text:p text:style-name="P1785">working memory task. This finding suggests that MCI</text:p>
      <text:p text:style-name="P1786">patients may be associated with early signs of cortical</text:p>
      <text:p text:style-name="P1787">atrophy and/or compensatory cortical reorganization.</text:p>
      <text:p text:style-name="P1788">As seen in Table 3, MCI group had significantly</text:p>
      <text:p text:style-name="P1789">higher values of EEG power in bilateral parietal (P3,</text:p>
      <text:p text:style-name="P1790">P4) and temporal (T5, T6) lobes in alpha-1 and al-</text:p>
      <text:p text:style-name="P1791">pha-2 bands during working memory compared to</text:p>
      <text:p text:style-name="P1792">normal control. The temporal lobe, hippocampus and</text:p>
      <text:p text:style-name="P1793">other related cortexes play an important role in cho-</text:p>
      <text:p text:style-name="P1794">linergic activity in the central nerve centre; parietal</text:p>
      <text:p text:style-name="P1795">lobe is responsible for collating all information into</text:p>
      <text:p text:style-name="P1796">an entire perception. Both lobes are physical bases in</text:p>
      <text:p text:style-name="P1797">cognition function. Recent neuroimage studies have</text:p>
      <text:p text:style-name="P1798">also provided experimental evidences that the parietal</text:p>
      <text:soft-page-break/>
      <text:p text:style-name="P1799">lobes are more sensitive during cognitive perform-</text:p>
      <text:p text:style-name="P1800">ance (Xie et al., 2003).</text:p>
      <text:p text:style-name="P1801">It is known that cognitive perform-</text:p>
      <text:p text:style-name="P1802">ance is supported by a network composed by brain</text:p>
      <text:p text:style-name="P1803">cortical regions (Hogan et al., 2003), therefore, MCI</text:p>
      <text:p text:style-name="P1804">may suffer localized damage and connectional dis-</text:p>
      <text:p text:style-name="P1805">turbance of cortical regions. The present study shows</text:p>
      <text:p text:style-name="P1806">that compared to the controls, MCI patient had sig-</text:p>
      <text:p text:style-name="P1807">nificantly higher EEG coherence values during</text:p>
      <text:p text:style-name="P1808">working memory, although at rest, there were no</text:p>
      <text:p text:style-name="P1809">significant differences between the two groups, which</text:p>
      <text:p text:style-name="P1810">suggests that MCI patients and normal controls had</text:p>
      <text:p text:style-name="P1811">differences in cortical connection, and MCI had cor-</text:p>
      <text:p text:style-name="P1812">tical connection disturbance. Moreover, MCI patients</text:p>
      <text:p text:style-name="P1813">had higher compensatory connection during active</text:p>
      <text:p text:style-name="P1814">cognition than that at rest.</text:p>
      <text:p text:style-name="P1815">MCI patients had significantly higher EEG</text:p>
      <text:p text:style-name="P1816">power at rest and significantly higher EEG power and</text:p>
      <text:p text:style-name="P1817">coherence during working memory task, which sug-</text:p>
      <text:p text:style-name="P1818">gests that MCI may be associated with compensatory</text:p>
      <text:p text:style-name="P1819">processes. Furthermore, failure of normal cortical</text:p>
      <text:p text:style-name="P1820">connections probably exists in MCI patients.</text:p>
      <text:p text:style-name="P1821"><text:span text:style-name="T1822">Jelic et al., 2000:<text:s/></text:span><text:a xlink:href="https://doi.org/10.1016/S0197-4580(00)00153-6" office:target-frame-name="_top" xlink:show="replace"><text:span text:style-name="T1823">https://doi.org/10.1016/S0197-4580(00)00153-6</text:span></text:a></text:p>
      <text:p text:style-name="P1824">The most important finding of this study is that qEEG</text:p>
      <text:p text:style-name="P1825">variables could be considered as predictors of dementia in</text:p>
      <text:p text:style-name="P1826">subjects with only MCI. It is interesting that the best pre-</text:p>
      <text:p text:style-name="P1827">dictors were combined alpha and theta relative power In-</text:p>
      <text:p text:style-name="P1828">crease of theta power has already been reported in very</text:p>
      <text:p text:style-name="P1829">early stages of the disease [27,33].There are two possible</text:p>
      <text:p text:style-name="P1830">explanations for the reduced alpha power. First, susceptible</text:p>
      <text:p text:style-name="P1831">individuals may have lower values of this main background</text:p>
      <text:p text:style-name="P1832">EEG activity from the beginning. Another possibility is that</text:p>
      <text:p text:style-name="P1833">it is replaced by increasing theta power. The second possi bility seems less likely since there was no strong correlation</text:p>
      <text:soft-page-break/>
      <text:p text:style-name="P1834">between these two variables, suggesting that they yield</text:p>
      <text:p text:style-name="P1835">different information about brain functions, as suggested by</text:p>
      <text:p text:style-name="P1836">Leuchter et al. [22].</text:p>
      <text:p text:style-name="P1837">It is interesting that alpha power is included in the pre-</text:p>
      <text:p text:style-name="P1838">diction model, since increased theta power has been de-</text:p>
      <text:p text:style-name="P1839">scribed as the earliest change occurring during the course of</text:p>
      <text:p text:style-name="P1840">the disease [27] and some authors have found recently that</text:p>
      <text:p text:style-name="P1841">low beta power [11] predicted further cognitive decline in</text:p>
      <text:p text:style-name="P1842">the elderly. However, a recent study performed by Claus et</text:p>
      <text:p text:style-name="P1843">al. [5] showed that both relative alpha and beta powers were</text:p>
      <text:p text:style-name="P1844">significant and independent predictors of mortality in pa-</text:p>
      <text:p text:style-name="P1845">tients with early AD. An earlier study found that alpha</text:p>
      <text:p text:style-name="P1846">activity, absolute and relative amplitudes, provided the most</text:p>
      <text:p text:style-name="P1847">sensitive indicator of differences among healthy individuals</text:p>
      <text:p text:style-name="P1848">[35]. Alpha activity is the main Godground activity of the</text:p>
      <text:p text:style-name="P1849">normal wakening EEG, which is genetically influenced</text:p>
      <text:p text:style-name="P1850">[37].</text:p>
      <text:p text:style-name="P1851"><office:annotation office:name="24" xml:id="1238986632"><dc:creator>Janka Hauffe</dc:creator><dc:date>2025-01-17T16:51:00</dc:date><meta:creator-initials>JH</meta:creator-initials><text:p text:style-name="P1852">discussion</text:p></office:annotation>Another potential explanation of our results could be that</text:p>
      <text:p text:style-name="P1853">the use of relative power is compromised by the fact that all</text:p>
      <text:p text:style-name="P1854">other bands are interrelated. An increase in, for example,</text:p>
      <text:p text:style-name="P1855">theta power will also cause a decrease in relative alpha</text:p>
      <text:p text:style-name="P1856">power even if there was no change in the amount of alpha</text:p>
      <text:p text:style-name="P1857">absolute power. However, the main interest of this study</text:p>
      <text:p text:style-name="P1858">was to find sensitive neurophysiological indices of disease</text:p>
      <text:p text:style-name="P1859">prediction and progression in subjects at risk and not to</text:p>
      <text:p text:style-name="P1860">draw any stronger inferences about the biological signifi-</text:p>
      <text:p text:style-name="P1861">cance of different frequency bands. The separate reliability</text:p>
      <text:p text:style-name="P1862">part of this study, performed as repeated measurements on</text:p>
      <text:p text:style-name="P1863">healthy subjects, showed in general higher intraindividual</text:p>
      <text:p text:style-name="P1864">temporal variability for absolute power values, which was</text:p>
      <text:p text:style-name="P1865">especially marked for the slow frequency bands. Therefore,</text:p>
      <text:p text:style-name="P1866"><text:span text:style-name="T1867">the use of relative power values was justified.</text:span><text:span text:style-name="T1868"><office:annotation-end office:name="24"/></text:span></text:p>
      <text:p text:style-name="P1869">In conclusion, the results of the current study support the</text:p>
      <text:p text:style-name="P1870">hypothesis that among patients with MCI there is a sub-</text:p>
      <text:soft-page-break/>
      <text:p text:style-name="P1871">group who develop AD. The dynamics of EEG changes</text:p>
      <text:p text:style-name="P1872">distinguish the subgroup that further deteriorates, and the</text:p>
      <text:p text:style-name="P1873">important predictors of further clinical deterioration are</text:p>
      <text:p text:style-name="P1874">combined alpha and theta relative power and mean frequency.</text:p>
      <text:p text:style-name="P1875">Siuly et al., 2020: https://doi.org/10.1109/TNSRE.2020.3013429</text:p>
      <text:p text:style-name="P1876">(MCI) is a degenerative</text:p>
      <text:p text:style-name="P1877">neurological disorder characterized by cognitive decline</text:p>
      <text:p text:style-name="P1878">which is greater than expected for an individual’s age, but does</text:p>
      <text:p text:style-name="P1879">not necessarily interfere with daily activities [1].</text:p>
      <text:p text:style-name="P1880">There are various types of</text:p>
      <text:p text:style-name="P1881">tests to investigate MCI such as Psychological tests (e.g. Mini-</text:p>
      <text:p text:style-name="P1882">Mental State Examinations (MMSE)), blood tests, spinal fluid,</text:p>
      <text:p text:style-name="P1883">neurological examination, and magnetic resonance imaging,</text:p>
      <text:p text:style-name="P1884">positron emission tomography and Electroencephalography</text:p>
      <text:p text:style-name="P1885">(EEG) [6,7, 8]. This study explores the application of EEG</text:p>
      <text:p text:style-name="P1886">signal data to identify MCI patients from healthy control</text:p>
      <text:p text:style-name="P1887">subjects because currently the EEG technique is the most</text:p>
      <text:p text:style-name="P1888">popular as it is relatively inexpensive, non-invasive and</text:p>
      <text:p text:style-name="P1889">portable. EEG signals representing the electrical activity of the</text:p>
      <text:p text:style-name="P1890">brain at the time of recording; frequency and amplitude content</text:p>
      <text:p text:style-name="P1891">vary according to the subject’s biological state, mental state,</text:p>
      <text:p text:style-name="P1892">age and disease process etc. [6,9,10].</text:p>
      <text:p text:style-name="P1893"><text:span text:style-name="T1894">Perez, Garrido-Chaves, Zapater-Fajar</text:span><text:span text:style-name="T1895">í, Pulopulos, Hidalgo &amp; Salvador, 2022:<text:s/></text:span><text:a xlink:href="https://doi.org/10.1016/j.ijpsycho.2022.09.006" office:target-frame-name="_top" xlink:show="replace"><text:span text:style-name="T1896">https://doi.org/10.1016/j.ijpsycho.2022.09.006</text:span></text:a></text:p>
      <text:p text:style-name="P1897">In general, the present results confirm previous evidence showing</text:p>
      <text:p text:style-name="P1898">that older people with SMCs are characterized by distinct power resting</text:p>
      <text:p text:style-name="P1899">state EEG rhythms, especially at increased theta power, and a slight loss</text:p>
      <text:p text:style-name="P1900">of EEG reactivity to EO. These findings suggest that neurophysiological</text:p>
      <text:p text:style-name="P1901">markers of brain dysfunction may identify cognitive decline and changes</text:p>
      <text:p text:style-name="P1902">before they are observed in a neuropsychological assessment. Further-</text:p>
      <text:p text:style-name="P1903">more, these changes could also help us to better understand the neuro-</text:p>
      <text:p text:style-name="P1904">physiological mechanisms affected by neurodegeneration.</text:p>
      <text:p text:style-name="P1905"><text:span text:style-name="T1906">Coban, Danziger &amp; Storandt, 1985:</text:span><text:span text:style-name="T1907"><text:s/></text:span><text:a xlink:href="https://doi.org/10.1016/0013-4694(85)91048-x" office:target-frame-name="_top" xlink:show="replace"><text:span text:style-name="T1908">https://doi.org/10.1016/0013-4694(85)91048-x</text:span></text:a></text:p>
      <text:soft-page-break/>
      <text:p text:style-name="P1909"><text:span text:style-name="T1910">This longitudinal study of resting EEGs compared patients with senile dementia of Alzheimer type (SDAT) and</text:span></text:p>
      <text:p text:style-name="P1911">healthy controls at 3 times of testing over a 2.5 year period. Measures included the mean EEG frequency as well as the percentage of</text:p>
      <text:p text:style-name="P1912">power in alpha, beta, theta, and delta frequency bands obtained from power spectral analysis. The values from occipital to vertex</text:p>
      <text:p text:style-name="P1913">derivations were averaged for the left and right hemispheres.</text:p>
      <text:p text:style-name="P1914">In healthy older adults delta increased, and both beta and m e a n frequency decreased over the study period; there was no</text:p>
      <text:p text:style-name="P1915">significant change in theta or alpha. In the SDAT group, all 5 EEG measures changed significantly; there were increases in delta and</text:p>
      <text:p text:style-name="P1916">theta, and decreases in beta, alpha and mean frequency. Theta percentage power distinguished between all 4 stages of dementia</text:p>
      <text:p text:style-name="P1917">(control, mild, moderate and severe). Other EEG measures discriminated only at certain stages. In the mild stage of SDAT theta, beta</text:p>
      <text:p text:style-name="P1918">and mean frequency were already different from control values. In the moderate stage, these differences persisted, and alpha became</text:p>
      <text:p text:style-name="P1919">different. Delta was the last to change, and in the present small sample of those with severe S D A T the difference had not yet reached</text:p>
      <text:p text:style-name="P1920">significance.</text:p>
      <text:p text:style-name="P1921"><text:span text:style-name="T1922">Prichep et al., 1993:<text:s/></text:span><text:a xlink:href="https://doi.org/10.1016/0197-4580(94)90147-3" office:target-frame-name="_top" xlink:show="replace"><text:span text:style-name="T1923">https://doi.org/10.1016/0197-4580(94)90147-3</text:span></text:a></text:p>
      <text:p text:style-name="P1924">Neurometric QEEG measures were found to be a sensitive index of degree of cognitive impairment, especially reflected in increased</text:p>
      <text:p text:style-name="P1925">absolute and relative power in the theta band, with delta increasing in later stages of deterioration.</text:p>
      <text:p text:style-name="P1926"/>
      <text:p text:style-name="P1927"/>
      <text:p text:style-name="P1928">Cognitive impairments in depressive and anxiety disorders with a focus on young adults</text:p>
      <text:p text:style-name="P1929"><text:span text:style-name="T1930">Castaneda, Tuulio-Henriksson, Marttunen, Suvisaari &amp; Lönnqvist, 2008:<text:s/></text:span><text:a xlink:href="https://doi.org/10.1016/j.jad.2007.06.006" office:target-frame-name="_top" xlink:show="replace"><text:span text:style-name="T1931">https://doi.org/10.1016/j.jad.2007.06.006</text:span></text:a></text:p>
      <text:p text:style-name="P1932">There is growing evidence for cognitive dysfunction in depressive and anxiety disorders. Nevertheless, the</text:p>
      <text:p text:style-name="P1933">neuropsychological profile of young adult patients has not received much systematic investigation. The following paper reviews</text:p>
      <text:soft-page-break/>
      <text:p text:style-name="P1934">the existing literature on cognitive impairments in depressive and anxiety disorders particularly among young adults. Additionally,</text:p>
      <text:p text:style-name="P1935">the focus of young adult age group and the effect of confounding variables on study results are discussed.</text:p>
      <text:p text:style-name="P1936">Cognitive impairments are common in young adults with major depression and anxiety disorders, although their nature</text:p>
      <text:p text:style-name="P1937">remains partly unclear. Accordingly, executive dysfunction is evident in major depression, but other more specific deficits appear to</text:p>
      <text:p text:style-name="P1938">depend essentially on disorder characteristics. The profile of cognitive dysfunction seems to depend on anxiety disorder subtype,</text:p>
      <text:p text:style-name="P1939">but at least obsessive–compulsive disorder is associated with deficits in executive functioning and visual memory. The conflicting</text:p>
      <text:p text:style-name="P1940">results may be explained by heterogeneity within study participants, such as illness status, comorbid mental disorders, and</text:p>
      <text:p text:style-name="P1941">medication, and other methodological issues, including inadequate matching of study groups and varying testing procedures.</text:p>
      <text:p text:style-name="P1942">Cognitive impairments are common in major depression and anxiety disorders. However, more research is needed to</text:p>
      <text:p text:style-name="P1943">confirm and widen these findings, and to expand the knowledge into clinical practice. Controlling of confounding variables in</text:p>
      <text:p text:style-name="P1944">future studies is highly recommended</text:p>
      <text:list text:style-name="LFO1" text:continue-numbering="true">
        <text:list-item>
          <text:p text:style-name="P1945">But all with objective cognitive impairment and therefore probably not relevant for my discussion</text:p>
        </text:list-item>
      </text:list>
      <text:p text:style-name="P1946"><text:span text:style-name="T1947">Grant, Thase &amp; Sweeney,<text:s/></text:span><text:span text:style-name="T1948">2001:<text:s/></text:span><text:a xlink:href="https://doi.org/10.1016/s0006-3223(00)01072-6" office:target-frame-name="_top" xlink:show="replace"><text:span text:style-name="T1949">https://doi.org/10.1016/s0006-3223(00)01072-6</text:span></text:a></text:p>
      <text:p text:style-name="P1950">The most striking finding from the current study was the</text:p>
      <text:p text:style-name="P1951">absence of significant cognitive impairment on the major-</text:p>
      <text:p text:style-name="P1952">ity of both standardized neuropsychologic tests and exper-</text:p>
      <text:p text:style-name="P1953"><text:span text:style-name="T1954">imental computerized cognitive measures in younger am</text:span><text:span text:style-name="T1955"><text:s/></text:span><text:span text:style-name="T1956">bulatory adults with major depression. Intact attentional,</text:span></text:p>
      <text:p text:style-name="P1957">memory, and motor functioning were noted across batter-</text:p>
      <text:p text:style-name="P1958">ies, with some suggestion of impaired executive function-</text:p>
      <text:p text:style-name="P1959">ing provided by the WCST. These findings from a large</text:p>
      <text:p text:style-name="P1960">sample of younger (average age 39.0 years), unmedicated</text:p>
      <text:p text:style-name="P1961">depressed patients using a comprehensive neurocognitive</text:p>
      <text:soft-page-break/>
      <text:p text:style-name="P1962">assessment indicate that major depressive disorder per se</text:p>
      <text:p text:style-name="P1963">in young ambulatory adults is associated with only mini-</text:p>
      <text:p text:style-name="P1964">mal cognitive deficits. These findings are consistent with</text:p>
      <text:p text:style-name="P1965">those of several other recent studies of smaller samples of</text:p>
      <text:p text:style-name="P1966">younger medicated depressed patients (Fossati et al 1999;</text:p>
      <text:p text:style-name="P1967">Purcell et al 1997) but are notably different from the more</text:p>
      <text:p text:style-name="P1968">consistent findings of cognitive impairments reported</text:p>
      <text:p text:style-name="P1969">among older depressed patients (Beats et al 1996; Elliott et</text:p>
      <text:p text:style-name="P1970">al 1996; Harvey et al 1997; Palmer et al 1996).</text:p>
      <text:p text:style-name="P1971"/>
      <text:p text:style-name="P1972"/>
      <text:p text:style-name="P1973"/>
      <text:p text:style-name="P1974"/>
      <text:p text:style-name="P1975"/>
      <text:p text:style-name="P1976"/>
      <text:p text:style-name="P1977"/>
      <text:p text:style-name="P1978"/>
      <text:p text:style-name="P1979">Cognitive impairment in young adults with post COVID-19 syndrome</text:p>
      <text:p text:style-name="P1980"><text:span text:style-name="T1981">Herrera et al., 2023:<text:s/></text:span><text:a xlink:href="https://doi.org/10.1038/s41598-023-32939-0" office:target-frame-name="_top" xlink:show="replace"><text:span text:style-name="T1982">https://doi.org/10.1038/s41598-023-32939-0</text:span></text:a></text:p>
      <text:p text:style-name="P1983">Ten to fifteen percent of the patients who have passed COVID-19 report that they continue to experience a wide</text:p>
      <text:p text:style-name="P1984">range of symptoms even several months after the infection. This disorder, named “post COVID-19 syndrome”,</text:p>
      <text:p text:style-name="P1985">affects mainly women aged between 40 and 55 years, most of whom have undergone mild or even asymptomatic</text:p>
      <text:p text:style-name="P1986">COVID-19 1–3 .</text:p>
      <text:p text:style-name="P1987">In 2021, this syndrome was defined by the World</text:p>
      <text:p text:style-name="P1988">Health Organization 4 as a condition that “occurs in individuals with a history of probable or confirmed SARS-</text:p>
      <text:p text:style-name="P1989">CoV-2 infection, usually 3 months from the onset of COVID-19 with symptoms that last for at least 2 months</text:p>
      <text:p text:style-name="P1990">and cannot be explained by an alternative diagnosis”.</text:p>
      <text:p text:style-name="P1991">Bertuccelli et al. 10 recently conducted a comprehensive review of studies on cognitive impairment in infected</text:p>
      <text:soft-page-break/>
      <text:p text:style-name="P1992">individuals. The review yields interesting results: the cognitive domain reported as impaired in the largest num-</text:p>
      <text:p text:style-name="P1993">ber of studies (8/16) are executive functions. Seven of the 12 studies that evaluated attention found significant</text:p>
      <text:p text:style-name="P1994">impairment in all types of attention with higher error rates and slower reaction times. Memory was evaluated in</text:p>
      <text:p text:style-name="P1995">ten studies, mainly verbal and working memory. Only one of the studies found alterations in immediate recall,</text:p>
      <text:p text:style-name="P1996">while two of them reported impaired delayed recall. As for working memory, significant alterations were found</text:p>
      <text:p text:style-name="P1997">in only two out of seven studies.</text:p>
      <text:p text:style-name="P1998">Regarding language, only one study included specific tasks to assess this cognitive domain and 97% of the</text:p>
      <text:p text:style-name="P1999">patients obtained normal scores (using the Boston Naming Test). Finally, visuospatial functions were evaluated</text:p>
      <text:p text:style-name="P2000">through specific tasks in 5 studies, although no altered performance of the patients was found in any of them.</text:p>
      <text:p text:style-name="P2001">Some other studies not included in these reviews show similar results. In the study by Krishnan et al. 11 with</text:p>
      <text:p text:style-name="P2002">20 patients, alterations in attention, processing speed and executive functions were found. On the other hand,</text:p>
      <text:p text:style-name="P2003">in the study conducted by Delgado-Alonso et al.12 with 50 Spanish patients, impaired performance was found</text:p>
      <text:p text:style-name="P2004">in the cognitive domains of attention, executive functions, episodic memory and visuospatial skills. Dressing</text:p>
      <text:p text:style-name="P2005">et al. 13 , however, failed to find impairments despite the extensive neuropsychological battery they applied to</text:p>
      <text:p text:style-name="P2006">their 31 patients.</text:p>
      <text:p text:style-name="P2007">Although there is no doubt that these studies are of enormous interest in trying to clarify the cognitive</text:p>
      <text:p text:style-name="P2008">profile of patients with post COVID-19 syndrome, some limitations should be pointed out to treat the results</text:p>
      <text:p text:style-name="P2009">with caution. The main one, in our opinion, is that most of the studies do not differentiate whether the sample</text:p>
      <text:soft-page-break/>
      <text:p text:style-name="P2010">includes only patients with post COVID-19 syndrome, or also patients with sequelae of COVID-19.</text:p>
      <text:p text:style-name="P2011">The purpose of this study, therefore, is to identify the cognitive features of a large sample of patients with a</text:p>
      <text:p text:style-name="P2012">diagnosis of post COVID-19 syndrome (or compatible symptoms). For this goal, neuropsychological evaluations</text:p>
      <text:p text:style-name="P2013">have been performed on individuals who, after having overcome the acute phase of COVID-19, report cognitive</text:p>
      <text:p text:style-name="P2014">complaints lasting more than 4 months.</text:p>
      <text:p text:style-name="P2015">Taken together the more semantic verbal fluency tasks (semantic fluency and actions fluency), the effect of age</text:p>
      <text:p text:style-name="P2016">is clearly observed, since 29.12% of patients aged under 50 showed a mild deficit and 7.27% a moderate deficit,</text:p>
      <text:p text:style-name="P2017">while only 5.70% of those aged over 50 showed a mild deficit and none a moderate deficit. In general, language</text:p>
      <text:p text:style-name="P2018">is the most understudied cognitive function in most of the articles 10 , even less when considering the age of the</text:p>
      <text:p text:style-name="P2019">participants, so these data are of special relevance and interest. Similarly as in the case of memory, the results</text:p>
      <text:p text:style-name="P2020">obtained in semantic fluency can be understood as an alteration in the functioning of the temporal lobe 14 , since</text:p>
      <text:p text:style-name="P2021">this region plays an important role in this particular kind of verbal fluency 29 .</text:p>
      <text:p text:style-name="P2022">In conclusion, the results presented here reveal that at least 85% of the participants exhibit deficits in one</text:p>
      <text:p text:style-name="P2023">neuropsychological test. Also, the youngest patients were those who showed the most marked and heterogene-</text:p>
      <text:p text:style-name="P2024">ous cognitive impairment, while the oldest patients maintained their cognitive functions preserved to a greater</text:p>
      <text:p text:style-name="P2025">extent with only a mild impairment in attention and speed processing. Precisely both functions were the cognitive</text:p>
      <text:p text:style-name="P2026">processes that are most deficient and homogeneously identified across the different age subgroups.</text:p>
      <text:p text:style-name="P2027">In this study, we aimed to examine different cognitive domains in a large sample of patients with</text:p>
      <text:soft-page-break/>
      <text:p text:style-name="P2028">post COVID‑19 syndrome. Two hundred and fourteen patients, 85.04% women, ranged 26 to 64 years</text:p>
      <text:p text:style-name="P2029">(mean = 47.48 years) took part in this investigation. Patients’ processing speed, attention, executive</text:p>
      <text:p text:style-name="P2030">functions and various language modalities were examined online using a comprehensive task protocol</text:p>
      <text:p text:style-name="P2031">designed for this research. Alteration in some of the tasks was observed in 85% of the participants,</text:p>
      <text:p text:style-name="P2032">being the attention and executive functions tests the ones that show the highest percentage of</text:p>
      <text:p text:style-name="P2033">patients with severe impairment. Positive correlations were observed between the age of the</text:p>
      <text:p text:style-name="P2034">participants in almost all the tasks assessed, implying better performance and milder impairment</text:p>
      <text:p text:style-name="P2035">with increasing age. In the comparisons of patients according to age, the oldest patients were found</text:p>
      <text:p text:style-name="P2036">to maintain their cognitive functions relatively preserved, with only a mild impairment in attention</text:p>
      <text:p text:style-name="P2037">and speed processing, while the youngest showed the most marked and heterogeneous cognitive</text:p>
      <text:p text:style-name="P2038">impairment. These results confirm the subjective complaints in patients with post COVID‑19 syndrome</text:p>
      <text:p text:style-name="P2039">and, thanks to the large sample size, allow us to observe the effect of patient age on performance, an</text:p>
      <text:p text:style-name="P2040">effect never reported before in patients with these characteristics.</text:p>
      <text:p text:style-name="P2041"/>
      <text:p text:style-name="P2042"/>
      <text:p text:style-name="P2043"/>
      <text:p text:style-name="P2044"/>
      <text:p text:style-name="P2045"/>
      <text:p text:style-name="P2046">I need a new title for submitting thesis!</text:p>
      <text:p text:style-name="P2047"><text:span text:style-name="T2048"><office:annotation><dc:creator>Janka Hauffe</dc:creator><dc:date>2024-11-30T12:34:00</dc:date><meta:creator-initials>Janka Hau</meta:creator-initials><text:p text:style-name="P2049"><text:span text:style-name="T2050">Electroencephalography (EEG) is a non-invasive, functional brain-activity2</text:span></text:p><text:p text:style-name="P2051">recording modality with high temporal resolution and relatively low cost.<text:line-break/>Luca Pion-Tonachini et al.,2019</text:p></office:annotation></text:span><text:span text:style-name="T2052">What is EEG?</text:span></text:p>
      <text:p text:style-name="P2053"><text:span text:style-name="T2054">Why do I look at resting state and not eeg data while doing cognitive task?</text:span></text:p>
      <text:p text:style-name="P2055">No age matching -&gt; limitation(?)</text:p>
      <text:p text:style-name="P2056">Correlation test -&gt; cognitive variables</text:p>
      <text:p text:style-name="P2057"/>
      <text:p text:style-name="P2058"><text:span text:style-name="T2059"><text:soft-page-break/><office:annotation><dc:creator>Janka Hauffe</dc:creator><dc:date>2024-09-17T15:07:00</dc:date><meta:creator-initials>Janka Hau</meta:creator-initials><text:p text:style-name="P2060"><text:a xlink:href="https://cambridgecognition.com/what-is-cognition/" office:target-frame-name="_top" xlink:show="replace"><text:span text:style-name="T2061">https://cambridgecognition.com/what-is-cognition/</text:span></text:a></text:p></office:annotation></text:span><text:span text:style-name="T2062">Cognition 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2063"><text:span text:style-name="T2064">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2065">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2066"/>
      <text:p text:style-name="P2067">Relation between objective measure of cognition and subjective perception of cognitive functioning reported by …</text:p>
      <text:p text:style-name="P2068"/>
      <text:p text:style-name="P2069">Patients with … experience a broad range of cognitive impairments affecting domains such as…</text:p>
      <text:p text:style-name="P2070"/>
      <text:p text:style-name="P2071">(Bland et al. 2024):</text:p>
      <text:p text:style-name="P2072">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073"/>
      <text:soft-page-break/>
      <text:p text:style-name="P2074">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075"/>
      <text:p text:style-name="P2076">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077"/>
      <text:p text:style-name="P2078">Theoretical background</text:p>
      <text:p text:style-name="P2079"><text:span text:style-name="T2080">Post-Covid S</text:span><text:span text:style-name="T2081"><office:annotation><dc:creator>Janka Hauffe</dc:creator><dc:date>2024-09-18T10:52:00</dc:date><meta:creator-initials>Janka Hau</meta:creator-initials><text:p text:style-name="P2082"><text:a xlink:href="https://www.thelancet.com/pdfs/journals/eclinm/PIIS2589-5370(22)00491-6.pdf" office:target-frame-name="_top" xlink:show="replace"><text:span text:style-name="T2083">https://www.thelancet.com/pdfs/journals/eclinm/PIIS2589-5370(22)00491-6.pdf</text:span></text:a></text:p></office:annotation></text:span><text:span text:style-name="T2084"><office:annotation><dc:creator>Janka Hauffe</dc:creator><dc:date>2024-09-18T10:53:00</dc:date><meta:creator-initials>Janka Hau</meta:creator-initials><text:p text:style-name="P2085"><text:a xlink:href="https://academic.oup.com/jid/article/226/9/1593/6569364?login=true" office:target-frame-name="_top" xlink:show="replace"><text:span text:style-name="T2086">https://academic.oup.com/jid/article/226/9/1593/6569364?login=true</text:span></text:a></text:p></office:annotation></text:span><text:span text:style-name="T2087">yndrome</text:span></text:p>
      <text:p text:style-name="P2088">(O’Mahoney et al., 2023)</text:p>
      <text:p text:style-name="P2089">(Chen et al., 2022)</text:p>
      <text:p text:style-name="P2090">Cognitive deficits related to Post-Covid Syndrome</text:p>
      <text:p text:style-name="P2091"/>
      <text:p text:style-name="P2092">Subjective and objective cognitive functions are two distinct measures of cognition.<text:s/></text:p>
      <text:p text:style-name="P2093">(McWhirter, Ritchie, Stone &amp; Carson, 2020): Cognitive symptoms are common: according to this Review they are present in around a third of the populationm with no clear relation to age.</text:p>
      <text:p text:style-name="P2094">Subjective<text:s/></text:p>
      <text:p text:style-name="P2095"><text:span text:style-name="T2096">Theoretical backgro</text:span><text:span text:style-name="T2097"><office:annotation><dc:creator>Janka Hauffe</dc:creator><dc:date>2024-09-12T11:39:00</dc:date><meta:creator-initials>Janka Hau</meta:creator-initials><text:p text:style-name="P2098"><text:span text:style-name="T2099">Cognitive Performance as a Key Variable</text:span></text:p><text:p text:style-name="P2100">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2101">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2102"><text:span text:style-name="T2103">Cluster Analysis for Grouping Based on Cognition</text:span></text:p><text:p text:style-name="P2104"><text:span text:style-name="T2105">Given the variability in cognitive performance across individuals, it is important to group people in ways that reflect meaningful differences in their cognitive abilities. One effective method for achieving this is<text:s/></text:span><text:span text:style-name="T2106">cluster analysis</text:span><text:span text:style-name="T2107">,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2108">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2109">und</text:span></text:p>
      <text:p text:style-name="P2110">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2111"/>
      <text:soft-page-break/>
      <text:h text:style-name="P2112" text:outline-level="3">Introduction (catchy start)</text:h>
      <text:p text:style-name="P2113">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114">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115">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116">First, the dopaminergic system, closely related to the basal ganglia, is introduced, as it</text:p>
      <text:p text:style-name="P2117">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118"/>
      <text:soft-page-break/>
      <text:p text:style-name="P2119">Theoretical Background</text:p>
      <text:p text:style-name="P2120"><text:span text:style-name="T2121">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122">Cognitive Impairment in PCS</text:p>
      <text:p text:style-name="P2123"><text:span text:style-name="T2124">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25"><text:span text:style-name="T212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text:s/></text:span><text:soft-page-break/><text:span text:style-name="T2127">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28">Subjective cognitive deficits in everyday situations are predicted by elevated anxiety and fatigue levels more than by objective cognitive performance (Zamarian et al., 2024).</text:p>
      <text:p text:style-name="P2129">This lack of alignment highlights the complexity of cognitive impairment and raises questions about which additional factors may influence individuals’ perceptions of cognitive difficulties.<text:s/></text:p>
      <text:p text:style-name="P2130">Recent research has addressed these questions by examining how psychological symptoms influence subjective cognitive and objective cognitive impairment.</text:p>
      <text:p text:style-name="P2131">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32"><text:span text:style-name="T2133">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134"/>
      <text:p text:style-name="P2135">Cognition<text:s/></text:p>
      <text:p text:style-name="P2136"><text:span text:style-name="T2137"><text:tab/></text:span><text:span text:style-name="T2138">Cognition is defined as “the mental action or process of acquiring knowledge and understanding through thought, experience, and the sense” (Cambridge Cognition, 2015).<text:s/></text:span><text:soft-page-break/><text:span text:style-name="T2139">Cognition is essential for everyday functioning and refers to a range of mental processes such as the acquisition, storage, manipulation, and retrieval of information (Cambridge Cognition, 2015).</text:span></text:p>
      <text:p text:style-name="P2140"><text:span text:style-name="T2141"><text:tab/>Cognitive impairment.<text:s/></text:span><text:span text:style-name="T2142">Mild cognitive impairment will be explained in this section.</text:span></text:p>
      <text:p text:style-name="P2143"/>
      <text:p text:style-name="P2144"><text:span text:style-name="T2145">When starting to talk about EEG: Why is EEG of interest? And why beta and delta frequences?</text:span></text:p>
      <text:p text:style-name="P2146"/>
      <text:p text:style-name="P2147"><text:span text:style-name="T2148">EEG findings in MCI.<text:s/></text:span><text:span text:style-name="T2149">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150"/>
      <text:p text:style-name="P2151">Fatigue</text:p>
      <text:p text:style-name="P2152">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153"><text:span text:style-name="T2154"><text:tab/></text:span><text:span text:style-name="T2155">EEG findings in Fatigue.</text:span></text:p>
      <text:p text:style-name="P2156"/>
      <text:p text:style-name="P2157"><text:span text:style-name="T2158">EEG findings in PCS patients.</text:span><text:bookmark-start text:name="_Hlk178302760"/><text:span text:style-name="T2159"><text:s/></text:span><text:span text:style-name="T2160">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161">Because of this, EEG studies have become increasingly relevant for investigating individuals with COVID-19 and PCS, as they reveal changes in brain neural activity that correlate with fatigue and cognitive deficits in these patients<text:s/></text:span><text:span text:style-name="T2162">(</text:span><text:span text:style-name="T2163">Antony &amp; Haneef, 2020;<text:s/></text:span><text:span text:style-name="T2164">Appelt et al., 2022; Cecchetti et al., 2022; Furlanis et al., 2023; Kopańska et al., 2022; Kubota, Gajera &amp; Kuroda, 2021;<text:s/></text:span><text:span text:style-name="T2165">Pasini et al.,<text:s/></text:span><text:soft-page-break/><text:span text:style-name="T2166">2020; Pastor, Vega-Zelaya &amp; Abad, 2020; Roberto, Espiritu, Fernandez &amp; Gutierrez, 2020;<text:s/></text:span><text:span text:style-name="T2167">Wojcik et al., 2023)</text:span><text:span text:style-name="T2168">.</text:span><text:bookmark-end text:name="_Hlk178302865"/><text:span text:style-name="T2169"><text:s/></text:span></text:p>
      <text:p text:style-name="P2170"><text:span text:style-name="T2171">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172"><text:span text:style-name="T2173">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2174"><text:span text:style-name="T2175"><office:annotation><dc:creator>Janka Hauffe</dc:creator><dc:date>2024-11-30T22:18:00</dc:date><meta:creator-initials>Janka Hau</meta:creator-initials><text:p text:style-name="P2176"><text:span text:style-name="T2177">Why beta and delta power?</text:span></text:p></office:annotation></text:span><text:span text:style-name="T2178">Delta Power in PCS patients.</text:span><text:span text:style-name="T2179"><text:s/></text:span><text:span text:style-name="T2180">Delta frequency (0.5-3 Hz) is typically absent during the waking state of healthy adults and is associated with deep sleep (</text:span><text:span text:style-name="T2181"><office:annotation><dc:creator>Janka Hauffe</dc:creator><dc:date>2024-11-30T22:19:00</dc:date><meta:creator-initials>Janka Hau</meta:creator-initials><text:p text:style-name="P2182">Other literature</text:p></office:annotation></text:span><text:span text:style-name="T2183">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184"><text:span text:style-name="T2185">Beta Power in PCS patients.<text:s/></text:span><text:span text:style-name="T2186">Beta frequency (14-30 Hz) is typically present when individuals are awake and mentally or physically active, or under psychological stress (</text:span><text:span text:style-name="T2187"><office:annotation><dc:creator>Janka Hauffe</dc:creator><dc:date>2024-11-30T22:18:00</dc:date><meta:creator-initials>Janka Hau</meta:creator-initials><text:p text:style-name="P2188">Different reference</text:p></office:annotation></text:span><text:span text:style-name="T2189">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190"><text:span text:style-name="T2191">EEG findings conclusion.<text:s/></text:span><text:span text:style-name="T2192">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text:span><text:soft-page-break/><text:span text:style-name="T2193">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19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195">Aim of study</text:p>
      <text:p text:style-name="P2196"><text:span text:style-name="T219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198">How do individuals with different cognitive performance levels differ in their self-reported limitations after SARS-CoV-2 infection, their well-being, and their resting state neural activity?</text:span></text:p>
      <text:p text:style-name="P2199"/>
      <text:p text:style-name="P2200">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201"><text:span text:style-name="T2202"><text:line-break/></text:span><text:span text:style-name="T2203"><office:annotation><dc:creator>Janka Hauffe</dc:creator><dc:date>2024-10-15T12:37:00</dc:date><meta:creator-initials>Janka Hau</meta:creator-initials><text:p text:style-name="P2204">Das sieht alles schon gut aus, aber versuch mal deine Hypothesen richtig hervorzuheben, du kannst ruhig richtig Abstand lassen und sagen</text:p><text:p text:style-name="P2205"/><text:p text:style-name="P2206">Hypothese 1:<text:s/></text:p><text:p text:style-name="P2207"/><text:p text:style-name="P2208">Hypothese 2:</text:p><text:p text:style-name="P2209"/><text:p text:style-name="P2210">Hypothese 3a: Gruppe B hat weniger Fatigue als Gruppe A</text:p><text:p text:style-name="P2211">Hypothese 3b: Gruppe B hat weniger Depression als Gruppe A</text:p><text:p text:style-name="P2212">Hypothese 3c: Gruppe B hat weniger Angst als Gruppe A</text:p><text:p text:style-name="P2213"/><text:p text:style-name="P2214">und so weiter</text:p><text:p text:style-name="P2215">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2216">Hypotheses</text:span></text:p>
      <text:p text:style-name="P2217"><text:span text:style-name="T2218"><office:annotation office:name="34" xml:id="1740398350"><dc:creator>Janka Hauffe</dc:creator><dc:date>2025-01-09T12:37:00</dc:date><meta:creator-initials>JH</meta:creator-initials><text:p text:style-name="P2219">Setzen wir voraus, keine Hypothese</text:p></office:annotation><office:annotation office:name="35" xml:id="1929832680"><dc:creator>Janka Hauffe</dc:creator><dc:date>2025-01-09T12:38:00</dc:date><meta:creator-initials>JH</meta:creator-initials><text:p text:style-name="P2220">Auf methodischer Ebene haben wir es geschafft zwei Gruppen - Auswerung, ob meine Methode funktioniert.<text:s/></text:p></office:annotation><office:annotation office:name="36" xml:id="298693691"><dc:creator>Janka Hauffe</dc:creator><dc:date>2025-01-09T12:40:00</dc:date><meta:creator-initials>JH</meta:creator-initials><text:p text:style-name="P2221">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34"/></text:span><text:span text:style-name="CommentReference"><office:annotation-end office:name="35"/></text:span><text:span text:style-name="CommentReference"><office:annotation-end office:name="36"/></text:span><text:span text:style-name="T2222">.<text:s/></text:span><text:span text:style-name="T2223"><office:annotation office:name="37" xml:id="207214182"><dc:creator>Janka Hauffe</dc:creator><dc:date>2025-01-09T12:43:00</dc:date><meta:creator-initials>JH</meta:creator-initials><text:p text:style-name="P2224">Chi2 test hier. Um das zu überprüfen</text:p></office:annotation>Individuals with objectively assessed lower cognitive performance will report higher levels of self-reported cognitive limitations compared to the group that performed better.<text:s/></text:span><text:span text:style-name="CommentReference"><office:annotation-end office:name="37"/></text:span><text:span text:style-name="T2225">Individuals,<text:s/></text:span><text:span text:style-name="T2226"><office:annotation office:name="38" xml:id="1307679264"><dc:creator>Janka Hauffe</dc:creator><dc:date>2025-01-09T12:45:00</dc:date><meta:creator-initials>JH</meta:creator-initials><text:p text:style-name="P2227">Step 1: Wir überprüfen Hypothesen. Nenne Hypothesen die ich habe. Gucken uns aber danach auch die Unterschiede zwischen allen anderen Gruppen an, um ein allgemeines Bild zu kriegen. Und explorativ<text:s/></text:p></office:annotation><office:annotation office:name="39" xml:id="55632435"><dc:creator>Janka Hauffe</dc:creator><dc:date>2025-01-09T12:46:00</dc:date><meta:creator-initials>JH</meta:creator-initials><text:p text:style-name="P2228">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40" xml:id="1225826056"><dc:creator>Janka Hauffe</dc:creator><dc:date>2025-01-09T12:47:00</dc:date><meta:creator-initials>JH</meta:creator-initials><text:p text:style-name="P2229">Hypothesen müssen abgeleitet sein aus Theoreieteil. Warum vermuten wir das und was würde das bedeuten?</text:p></office:annotation><office:annotation office:name="41" xml:id="1230593830"><dc:creator>Janka Hauffe</dc:creator><dc:date>2025-01-09T12:50:00</dc:date><meta:creator-initials>JH</meta:creator-initials><text:p text:style-name="P2230">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42" xml:id="650282802"><dc:creator>Janka Hauffe</dc:creator><dc:date>2025-01-09T12:51:00</dc:date><meta:creator-initials>JH</meta:creator-initials><text:p text:style-name="P2231">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text:s/></text:span><text:soft-page-break/><text:span text:style-name="T2232">low performers in objective cognitive assessment may have higher fatigue, anxiety, and depression scores than all other individuals.<text:s/></text:span><text:span text:style-name="CommentReference"><office:annotation-end office:name="38"/></text:span><text:span text:style-name="CommentReference"><office:annotation-end office:name="39"/></text:span><text:span text:style-name="CommentReference"><office:annotation-end office:name="40"/></text:span><text:span text:style-name="CommentReference"><office:annotation-end office:name="41"/></text:span><text:span text:style-name="CommentReference"><office:annotation-end office:name="42"/></text:span><text:span text:style-name="T2233">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2234"/>
      <text:p text:style-name="P2235">How do individuals with different cognitive performance levels differ in their self-reported limitations after SARS-CoV-2 infection, their well-being and their resting state neural activity?</text:p>
      <text:p text:style-name="P2236"/>
      <text:p text:style-name="P2237">Idea: Part What is cognition in methods!?</text:p>
      <text:p text:style-name="P2238">Why beta and delta and not theta and alpha?</text:p>
      <text:p text:style-name="P2239">Why is closed eye condition the one I chose?</text:p>
      <text:p text:style-name="P2240"/>
      <text:p text:style-name="P2241">Methods</text:p>
      <text:p text:style-name="P2242">Study Design Participants</text:p>
      <text:p text:style-name="P2243"><text:span text:style-name="T2244">The current data were collected as part of a larger research project<text:s/></text:span><text:span text:style-name="T2245"><office:annotation><dc:creator>Janka Hauffe</dc:creator><dc:date>2024-09-05T13:30:00</dc:date><meta:creator-initials>Janka Hau</meta:creator-initials><text:p text:style-name="P2246"><text:span text:style-name="T2247">What does it stand for? Do I need to name it?</text:span></text:p></office:annotation></text:span><text:span text:style-name="T2248"><office:annotation><dc:creator>Janka Hauffe</dc:creator><dc:date>2024-10-15T12:36:00</dc:date><meta:creator-initials>Janka Hau</meta:creator-initials><text:p text:style-name="P2249"><text:span text:style-name="T2250">EEG Post-Covid</text:span></text:p></office:annotation></text:span><text:span text:style-name="T2251">(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2252"><office:annotation><dc:creator>Janka Hauffe</dc:creator><dc:date>2024-09-02T21:03:00</dc:date><meta:creator-initials>Janka Hau</meta:creator-initials><text:p text:style-name="P2253"><text:span text:style-name="T2254">In brief, the experiment consisted of neuropsychological tests (TMT, n-back, PVT, Oddball, RTE), restingstate recording and questionnaires regarding fatigue, sleep quality, depression and anyiety.<text:s/></text:span></text:p><text:p text:style-name="P2255">The study was conducted at the University Medical Center Schleswig-Holstein (UKSH), Campus Kiel.<text:s/></text:p></office:annotation></text:span><text:span text:style-name="T2256"><text:s/></text:span></text:p>
      <text:p text:style-name="P2257"/>
      <text:p text:style-name="P2258"><text:span text:style-name="T2259">Participants for the EPOC study were recruited from</text:span><text:span text:style-name="T2260"><office:annotation><dc:creator>Janka Hauffe</dc:creator><dc:date>2024-09-06T15:19:00</dc:date><meta:creator-initials>Janka Hau</meta:creator-initials><text:p text:style-name="P2261"><text:span text:style-name="T2262">Or COVIDOM study?</text:span></text:p></office:annotation></text:span><text:span text:style-name="T2263"><office:annotation><dc:creator>Janka Hauffe</dc:creator><dc:date>2024-09-06T15:19:00</dc:date><meta:creator-initials>Janka Hau</meta:creator-initials><text:p text:style-name="P2264"><text:span text:style-name="T2265">Well I say in sentence after, that it is a study</text:span></text:p></office:annotation></text:span><text:span text:style-name="T2266"><office:annotation><dc:creator>Janka Hauffe</dc:creator><dc:date>2024-10-15T12:42:00</dc:date><meta:creator-initials>Janka Hau</meta:creator-initials><text:p text:style-name="P2267"><text:span text:style-name="T2268">Do I need to mention full name or is COVIDOm enough?</text:span></text:p></office:annotation></text:span><text:span text:style-name="T2269"><text:s/>COVIDOM, a population-based, prospective multi-centre study to investigate Post-COVID Syndrome (PCS) within the German<text:s/></text:span><text:soft-page-break/><text:span text:style-name="T2270">National Pandemic Cohort<text:s/></text:span><text:span text:style-name="T2271"><office:annotation><dc:creator>Janka Hauffe</dc:creator><dc:date>2024-09-05T15:51:00</dc:date><meta:creator-initials>Janka Hau</meta:creator-initials><text:p text:style-name="P2272"><text:span text:style-name="T2273">Might be bit to specific</text:span></text:p></office:annotation></text:span><text:span text:style-name="T2274">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2275"><office:annotation><dc:creator>Janka Hauffe</dc:creator><dc:date>2024-08-30T12:50:00</dc:date><meta:creator-initials>Janka Hau</meta:creator-initials><text:p text:style-name="P2276"><text:span text:style-name="T2277">COVIDOM is a population-based cohort study of polymerase chain reaction (PCR) confirmed cases of</text:span></text:p><text:p text:style-name="P2278">SARS-CoV-2 infection, recruited through public health authorities in three German regions (Kiel, Berlin, W€urzburg)</text:p><text:p text:style-name="P2279">between November 15, 2020 and September 29, 2021</text:p></office:annotation></text:span><text:span text:style-name="T2280">(Bahmer et al., 2022; Horn et al., 2021; Schons et al., 2022).<text:s/></text:span></text:p>
      <text:p text:style-name="P2281"/>
      <text:p text:style-name="P2282">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2283"/>
      <text:p text:style-name="P2284">In the EPOC study, a subset of individuals from Schleswig-Holstein who participated in COVIDOM was selected, constituting of those with PCS and a control group without PCS.</text:p>
      <text:p text:style-name="P2285"><text:span text:style-name="T2286">As EPOC is still ongoing at the time of writing, the analysis was conducted based on a preliminary subset of 79 participants (mean age 48.52, range 22–78, female 48, male 31, diverse 0, years of education mean 15.27 years min 9 to 24 years)<text:s/></text:span><text:span text:style-name="T2287"><office:annotation><dc:creator>Janka Hauffe</dc:creator><dc:date>2024-09-12T12:42:00</dc:date><meta:creator-initials>Janka Hau</meta:creator-initials><text:p text:style-name="P2288"><text:span text:style-name="T2289">With und without als Tabelle.<text:s/></text:span>Gesammte Stichprobe im Text beschreiben<text:s/></text:p></office:annotation></text:span><text:span text:style-name="T2290">withPCS (49 participants, age mean 50.29 years min 22–78, F=32 M=17, education: mean 15</text:span><text:span text:style-name="T2291"><office:annotation><dc:creator>Janka Hauffe</dc:creator><dc:date>2024-09-09T15:14:00</dc:date><meta:creator-initials>Janka Hau</meta:creator-initials><text:p text:style-name="P2292">Table?</text:p></office:annotation></text:span><text:span text:style-name="T2293">.04 9–23) and withoutPCS (30 participants, age mean 45.63 years min 22–77, f=16,m=14 d 0, education mean 15.63<text:s/></text:span><text:span text:style-name="T2294"><office:annotation><dc:creator>Janka Hauffe</dc:creator><dc:date>2024-11-14T09:06:00</dc:date><meta:creator-initials>Janka Hau</meta:creator-initials><text:p text:style-name="P2295"><text:span text:style-name="T2296">Table here -&gt; see Lara</text:span></text:p></office:annotation></text:span><text:span text:style-name="T2297">min 10–24). The study was conducted at the University Medical Center Schleswig-Holstein (UKSH), Campus Kiel. Participants did not receive payment/financial compensation for their participation. Transportation and parking costs were reimbursed.</text:span></text:p>
      <text:p text:style-name="P2298"/>
      <text:p text:style-name="P2299"><text:span text:style-name="T2300"><office:annotation><dc:creator>Janka Hauffe</dc:creator><dc:date>2024-09-09T13:50:00</dc:date><meta:creator-initials>Janka Hau</meta:creator-initials><text:p text:style-name="P2301"><text:span text:style-name="T2302">Here, or should I inser it after the inclusion criteria?</text:span></text:p></office:annotation></text:span><text:span text:style-name="T2303">Ethics statement</text:span></text:p>
      <text:p text:style-name="P2304"><text:span text:style-name="T2305">The study was approved by the Ethics Committee of the medical faculty of the Christian-Albrechts-University of Kiel, Germany (record identification: D 446/23). In accordance</text:span><text:span text:style-name="T2306"><office:annotation><dc:creator>Janka Hauffe</dc:creator><dc:date>2024-09-02T10:24:00</dc:date><meta:creator-initials>Janka Hau</meta:creator-initials><text:p text:style-name="P2307"><text:span text:style-name="T2308">All participants gave their written</text:span></text:p><text:p text:style-name="P2309"><text:span text:style-name="T2310">133<text:s/></text:span><text:span text:style-name="T2311">informed consent and were compensated for their participation. The experiment was</text:span></text:p><text:p text:style-name="P2312"><text:span text:style-name="T2313">134<text:s/></text:span><text:span text:style-name="T2314">carried out in accordance with the ethical standards of the Declaration of Helsinki and</text:span></text:p><text:p text:style-name="P2315"><text:span text:style-name="T2316">135<text:s/></text:span><text:span text:style-name="T2317">was approved by the local ethical committee.</text:span></text:p></office:annotation></text:span><text:span text:style-name="T2318"><text:s/>with the Declaration of Helsinki, informed written consent was obtained from all participants.</text:span></text:p>
      <text:p text:style-name="P2319"/>
      <text:p text:style-name="P2320"><text:span text:style-name="T2321"><office:annotation><dc:creator>Janka Hauffe</dc:creator><dc:date>2024-09-02T21:30:00</dc:date><meta:creator-initials>Janka Hau</meta:creator-initials><text:p text:style-name="P2322"><text:span text:style-name="T232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2324">Proced</text:span><text:span text:style-name="T2325"><office:annotation><dc:creator>Janka Hauffe</dc:creator><dc:date>2024-09-02T21:14:00</dc:date><meta:creator-initials>Janka Hau</meta:creator-initials><text:p text:style-name="P2326"><text:span text:style-name="T2327">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2328">ure/Study D</text:span><text:span text:style-name="T2329"><office:annotation><dc:creator>Janka Hauffe</dc:creator><dc:date>2024-10-15T12:45:00</dc:date><meta:creator-initials>Janka Hau</meta:creator-initials><text:p text:style-name="P2330"><text:span text:style-name="T2331">Need to add, that two were there to place EEG cap, and else one person. Here, or at EEG part?</text:span></text:p></office:annotation></text:span><text:span text:style-name="T2332">esign</text:span></text:p>
      <text:p text:style-name="P2333"><text:bookmark-start text:name="_Hlk178543754"/><text:span text:style-name="T2334">In brief, the experiment consisted of neuropsychological tests, assessing cognitive domains such as working memory, attention, preprocessing speed, cognitive flexibility, executive functions, and multisensory integration, EEG recordings, and questionnaires assessing<text:s/></text:span><text:soft-page-break/><text:span text:style-name="T2335">fatigue, sleep quality, depression, and</text:span><text:span text:style-name="T2336"><office:annotation><dc:creator>Janka Hauffe</dc:creator><dc:date>2024-09-03T10:52:00</dc:date><meta:creator-initials>Janka Hau</meta:creator-initials><text:p text:style-name="P2337"><text:span text:style-name="T2338">Not sure if nessecary, I like to give an overview but I‘m repeating myself</text:span></text:p></office:annotation></text:span><text:span text:style-name="T2339"><text:s/>anxiety. All data were collected at the University Medical Center Schleswig-</text:span><text:span text:style-name="T2340"><office:annotation><dc:creator>Janka Hauffe</dc:creator><dc:date>2024-09-05T15:54:00</dc:date><meta:creator-initials>Janka Hau</meta:creator-initials><text:p text:style-name="P2341"><text:span text:style-name="T2342">Already wrote that</text:span></text:p></office:annotation></text:span><text:span text:style-name="T2343"><office:annotation><dc:creator>Janka Hauffe</dc:creator><dc:date>2024-09-09T13:52:00</dc:date><meta:creator-initials>Janka Hau</meta:creator-initials><text:p text:style-name="P2344"><text:span text:style-name="T2345">Where does it fit better? Before? Or here?</text:span></text:p></office:annotation></text:span><text:span text:style-name="T2346">Holstein (UKSH), Campus Kiel.</text:span></text:p>
      <text:p text:style-name="P2347"><text:bookmark-end text:name="_Hlk178543754"/><text:span text:style-name="T2348">Pa</text:span><text:span text:style-name="T2349"><office:annotation><dc:creator>Janka Hauffe</dc:creator><dc:date>2024-09-02T21:30:00</dc:date><meta:creator-initials>Janka Hau</meta:creator-initials><text:p text:style-name="P2350"><text:span text:style-name="T2351">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2352">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2353"><office:annotation><dc:creator>Janka Hauffe</dc:creator><dc:date>2024-09-09T13:55:00</dc:date><meta:creator-initials>Janka Hau</meta:creator-initials><text:p text:style-name="P2354"><text:span text:style-name="T2355">Or: The first tests used were the Trial Marking Tests A and B.<text:s/></text:span></text:p><text:p text:style-name="P2356">Or should it be The first test used was the Trial Marking Test A and B?</text:p></office:annotation></text:span><text:span text:style-name="T2357">g Test.<text:s/></text:span><text:span text:style-name="T2358"><office:annotation><dc:creator>Janka Hauffe</dc:creator><dc:date>2024-09-09T14:15:00</dc:date><meta:creator-initials>Janka Hau</meta:creator-initials><text:p text:style-name="P2359"><text:span text:style-name="T2360">Better way to start this sentence?</text:span></text:p></office:annotation></text:span><text:span text:style-name="T2361">Following this, the<text:s/></text:span><text:span text:style-name="T2362"><office:annotation><dc:creator>Janka Hauffe</dc:creator><dc:date>2024-09-09T14:16:00</dc:date><meta:creator-initials>Janka Hau</meta:creator-initials><text:p text:style-name="P2363"><text:span text:style-name="T2364">Do I need to provide more information here? Which gel etc. ; Two people...</text:span></text:p></office:annotation></text:span><text:span text:style-name="T2365">EEG cap was<text:s/></text:span><text:span text:style-name="T2366"><office:annotation><dc:creator>Janka Hauffe</dc:creator><dc:date>2024-09-09T14:16:00</dc:date><meta:creator-initials>Janka Hau</meta:creator-initials><text:p text:style-name="P2367"><text:span text:style-name="T2368">On what? Should I say specific on participants head?</text:span></text:p></office:annotation></text:span><text:span text:style-name="T2369">placed, and participants completed a series of<text:s/></text:span><text:span text:style-name="T2370"><office:annotation><dc:creator>Janka Hauffe</dc:creator><dc:date>2024-09-03T14:09:00</dc:date><meta:creator-initials>Janka Hau</meta:creator-initials><text:p text:style-name="P2371"><text:span text:style-name="T2372">Kind of screen and lights off</text:span></text:p></office:annotation></text:span><text:span text:style-name="T2373"><office:annotation><dc:creator>Janka Hauffe</dc:creator><dc:date>2024-09-03T14:32:00</dc:date><meta:creator-initials>Janka Hau</meta:creator-initials><text:p text:style-name="P2374"><text:span text:style-name="T2375">Lilly: 27-Zoll-Bildschirm</text:span></text:p></office:annotation></text:span><text:span text:style-name="T2376">other neuropsychological tests, starting with</text:span><text:span text:style-name="T2377"><office:annotation><dc:creator>Janka Hauffe</dc:creator><dc:date>2024-09-03T10:35:00</dc:date><meta:creator-initials>Janka Hau</meta:creator-initials><text:p text:style-name="P2378"><text:span text:style-name="T2379">The or an?</text:span></text:p></office:annotation></text:span><text:span text:style-name="T2380"><text:s/>the redundant target<text:s/></text:span><text:span text:style-name="T2381"><office:annotation><dc:creator>Janka Hauffe</dc:creator><dc:date>2024-09-09T14:24:00</dc:date><meta:creator-initials>Janka Hau</meta:creator-initials><text:p text:style-name="P2382"><text:span text:style-name="T2383">Should I already introduce the abbreviation here?</text:span></text:p></office:annotation></text:span><text:span text:style-name="T2384">effect (RTE), followed by an oddball paradigm, an n-back task, and<text:s/></text:span><text:span text:style-name="T2385"><office:annotation><dc:creator>Janka Hauffe</dc:creator><dc:date>2024-09-09T14:17:00</dc:date><meta:creator-initials>Janka Hau</meta:creator-initials><text:p text:style-name="P2386"><text:span text:style-name="T2387">Maybe a bit informal. Can‘t think of a better word right now</text:span></text:p></office:annotation></text:span><text:span text:style-name="T2388">lastly the psychomotor vigilance task (PVT). Electroencephalographic activity was recorded continuously throughout these tests. Finally, resting<text:s/></text:span><text:span text:style-name="T2389"><office:annotation><dc:creator>Janka Hauffe</dc:creator><dc:date>2024-09-03T10:58:00</dc:date><meta:creator-initials>Janka Hau</meta:creator-initials><text:p text:style-name="P2390">Bei dem Ruhe-EEG sollen die Versuchspersonen lediglich auf einen Fixationspunkt gucken. Nach 5</text:p><text:p text:style-name="P2391">Minuten teilt ein Audiosignal der Versuchsperson mit, dass sie nun für die nächsten 5 Minuten die</text:p><text:p text:style-name="P2392">Augen schließen sollen. Mit einem letzten Audiosignal wird der Versuch beendet.</text:p></office:annotation></text:span><text:span text:style-name="T2393"><office:annotation><dc:creator>Janka Hauffe</dc:creator><dc:date>2024-09-09T14:14:00</dc:date><meta:creator-initials>Janka Hau</meta:creator-initials><text:p text:style-name="P2394"><text:span text:style-name="T2395">Resting state was measured next.<text:s/></text:span><text:span text:style-name="T2396"><text:line-break/>Or</text:span><text:span text:style-name="T2397"><text:line-break/>Resting state was then measured</text:span></text:p></office:annotation></text:span><text:span text:style-name="T2398">state was measured, 5 minutes with eyes open and 5 minutes with eyes closed. During EEG recordings, participants were seated comfortably and instructed to minimize movement, and to</text:span><text:span text:style-name="T2399"><office:annotation><dc:creator>Janka Hauffe</dc:creator><dc:date>2024-09-09T14:20:00</dc:date><meta:creator-initials>Janka Hau</meta:creator-initials><text:p text:style-name="P2400"><text:span text:style-name="T2401">Keep their gaze (is that better?)</text:span></text:p></office:annotation></text:span><text:span text:style-name="T2402"><text:s/>focus on a fixation cross displayed on the<text:s/></text:span><text:span text:style-name="T2403"><office:annotation><dc:creator>Janka Hauffe</dc:creator><dc:date>2024-09-09T14:21:00</dc:date><meta:creator-initials>Janka Hau</meta:creator-initials><text:p text:style-name="P2404"><text:span text:style-name="T2405">What kind of screen? Need to as Christian and add information<text:s/></text:span></text:p></office:annotation></text:span><text:span text:style-name="T2406">screen in front of them to reduce eye movements, while the light was turend off. After completing the resting state measurement, the EEG cap<text:s/></text:span><text:span text:style-name="T2407"><office:annotation><dc:creator>Janka Hauffe</dc:creator><dc:date>2024-09-09T14:01:00</dc:date><meta:creator-initials>Janka Hau</meta:creator-initials><text:p text:style-name="P2408"><text:span text:style-name="T2409">I‘m repeating myself. Is that okay in this case?</text:span></text:p></office:annotation></text:span><text:span text:style-name="T2410">was removed, and participants filled out three questionnaires assessing fatigue (FACIT-F), sleep quality (PSQI), depression (HADS-D), and anxiety (HADS-A). The participants got then the chance to wash their<text:s/></text:span><text:span text:style-name="T2411"><office:annotation><dc:creator>Janka Hauffe</dc:creator><dc:date>2024-09-06T15:24:00</dc:date><meta:creator-initials>Janka Hau</meta:creator-initials><text:p text:style-name="P2412"><text:span text:style-name="T2413">Delete sentence?</text:span></text:p></office:annotation></text:span><text:span text:style-name="T2414">scalp/hair. In all, the experiment took up to 3 hours.<text:s/></text:span></text:p>
      <text:p text:style-name="P2415"/>
      <text:p text:style-name="P2416"><text:bookmark-start text:name="_Hlk178543851"/><text:span text:style-name="T2417">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2418"><office:annotation><dc:creator>Janka Hauffe</dc:creator><dc:date>2024-09-09T14:23:00</dc:date><meta:creator-initials>Janka Hau</meta:creator-initials><text:p text:style-name="P2419"><text:span text:style-name="T2420">And will be of interest in this thesis<text:s/></text:span><text:span text:style-name="T2421"><text:line-break/>or something like that maybe?<text:s/></text:span>Or does it not need further explaination?</text:p></office:annotation></text:span><text:span text:style-name="T2422">study.<text:s/></text:span></text:p>
      <text:p text:style-name="P2423"><text:bookmark-end text:name="_Hlk178543851"/></text:p>
      <text:p text:style-name="P2424">Cognitive tasks</text:p>
      <text:p text:style-name="P2425"><text:span text:style-name="T2426"><text:tab/>Mo</text:span><text:span text:style-name="T2427"><office:annotation><dc:creator>Janka Hauffe</dc:creator><dc:date>2024-08-30T14:18:00</dc:date><meta:creator-initials>Janka Hau</meta:creator-initials><text:p text:style-name="P2428">Das</text:p><text:p text:style-name="P2429">Kurzzeitgedächtnis wird durch eine Aufgabe getestet, bei der 5 Begriffe in 2 Durchgängen gelernt und</text:p><text:p text:style-name="P2430">nach 5 Minuten wieder erinnert werden müssen. Die visuell-räumlichen Fähigkeiten werden beurteilt</text:p><text:p text:style-name="P2431">durch Aufgaben, bei denen ein Würfel und eine Uhr gezeichnet werden müssen. Exekutivfunktionen</text:p><text:p text:style-name="P2432">werden durch eine Abwandlung des TMT B, eine Wortflüssigkeitsaufgabe und eine verbale</text:p><text:p text:style-name="P2433">Abstraktionsaufgabe getestet. Aufmerksamkeit, Konzentration und Arbeitsgedächtnis werden</text:p><text:p text:style-name="P2434">untersucht durch eine Aufgabe, bei der Aufmerksamkeit aufrechterhalten werden muss, eine bei der</text:p><text:p text:style-name="P2435">von einer Startzahl sequentiell 7 abgezogen werden muss und eine, bei der Zahlen vorwärts und</text:p><text:p text:style-name="P2436">rückwärts wiedergegeben werden müssen. Sprache wird beurteilt durch Benennung wenig</text:p><text:p text:style-name="P2437">bekannter Tiere, Wiederholung zwei syntaktisch komplexer Sätze und der Wortflüssigkeitsaufgabe.</text:p><text:p text:style-name="P2438">Außerdem wird die Orientierung hinsichtlich Zeit und Ort abgefragt.</text:p></office:annotation></text:span><text:span text:style-name="T2439">CA</text:span></text:p>
      <text:p text:style-name="P2440"><text:bookmark-start text:name="_Hlk178544199"/><text:span text:style-name="T2441">The Montreal Cognitive A</text:span><text:span text:style-name="T2442"><office:annotation><dc:creator>Janka Hauffe</dc:creator><dc:date>2024-09-03T11:08:00</dc:date><meta:creator-initials>Janka Hau</meta:creator-initials><text:p text:style-name="P2443"><text:span text:style-name="T2444">I like to start with the full name, but maybe dump since I already used it before… or should I maybe first introduce the short name here and not before?</text:span></text:p></office:annotation></text:span><text:span text:style-name="T2445">ssessment (MoCA; Nasreddine et al., 2005) is a widely used, validated screening tool originally designed to detect mild cognitive impairment (</text:span><text:span text:style-name="T2446"><office:annotation><dc:creator>Janka Hauffe</dc:creator><dc:date>2024-09-09T14:26:00</dc:date><meta:creator-initials>Janka Hau</meta:creator-initials><text:p text:style-name="P2447"><text:span text:style-name="T2448">literature</text:span></text:p></office:annotation></text:span><text:span text:style-name="T2449">MCI) (Hauffe, 2024). <text:s/>It assesses several cognitive domains, including visuospatial skills/ability, executive function, naming,<text:s/></text:span><text:span text:style-name="T2450"><office:annotation><dc:creator>Janka Hauffe</dc:creator><dc:date>2024-09-09T15:27:00</dc:date><meta:creator-initials>Janka Hau</meta:creator-initials><text:p text:style-name="P2451"><text:span text:style-name="T2452">Is that correct written? Or wrong?</text:span></text:p></office:annotation></text:span><text:span text:style-name="T2453">memory (short-term and delayed recall), working memory, attention and concentration, language, abstraction, and orientation (Freitas, Simões, Alves &amp; Santana, 2013; Hobson, 2015; Kang et al., 2018; Nasreddine et al., 2005). The MoCA has a<text:s/></text:span><text:soft-page-break/><text:span text:style-name="T2454">total possible score of 30 points, with a score of ≥ 26 considered normal (Nasreddine et al., 2005</text:span><text:bookmark-end text:name="_Hlk178544199"/><text:span text:style-name="T2455">.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2456"><text:span text:style-name="T2457">T</text:span><text:span text:style-name="T2458"><office:annotation><dc:creator>Janka Hauffe</dc:creator><dc:date>2024-09-12T11:09:00</dc:date><meta:creator-initials>Janka Hau</meta:creator-initials><text:p text:style-name="P2459"><text:span text:style-name="T2460">See methods1209 for more information on TMT!</text:span></text:p></office:annotation></text:span><text:span text:style-name="T2461">MT</text:span><text:span text:style-name="T2462"><office:annotation><dc:creator>Janka Hauffe</dc:creator><dc:date>2024-09-03T12:32:00</dc:date><meta:creator-initials>Janka Hau</meta:creator-initials><text:p text:style-name="P2463"><text:span text:style-name="T2464">The Trail Making Test (TMT) was originally developed as part of the Army Individual Test</text:span></text:p><text:p text:style-name="P2465">Battery (1944) and is one of the most commonly used tests in neuropsychological practice due</text:p><text:p text:style-name="P2466">to its high sensitivity in diagnosing brain impairment (Armitage, 1946; Lewinsohn, 1973; Reitan,</text:p><text:p text:style-name="P2467">1958; Spreen &amp; Benton, 1965).</text:p></office:annotation></text:span><text:span text:style-name="T2468"><text:s/>Pa</text:span><text:span text:style-name="T2469"><office:annotation><dc:creator>Janka Hauffe</dc:creator><dc:date>2024-08-30T14:19:00</dc:date><meta:creator-initials>Janka Hau</meta:creator-initials><text:p text:style-name="P2470">Der Trail Making Test (TMT, Reitan, 1958) ist ein neuropsychologisches Testverfahren zur Erhebung</text:p><text:p text:style-name="P2471">von Aufmerksamkeitsstörungen und exekutiven Dysfunktionen. Der Test besteht aus zwei</text:p><text:p text:style-name="P2472">Abschnitten (TMT A und TMT B). Bei dem TMT A müssen Zahlen in aufsteigender Reihenfolge</text:p><text:p text:style-name="P2473">verbunden werden. Im TMT B müssen Zahlen und Buchstaben alternierend verbunden werden, die</text:p><text:p text:style-name="P2474">Buchstaben in alphabetischer Reihenfolge.</text:p></office:annotation></text:span><text:span text:style-name="T2475">rt A and B</text:span></text:p>
      <text:p text:style-name="P2476"><text:span text:style-name="T2477">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2478">S</text:span><text:span text:style-name="T2479">ánchez-Cubillo et al., 2009). The TMT assesses cognitive processing speed and executive functioning (Lezak, 1995; Mitrushina et al., 2005; Reitan, 1992;<text:s/></text:span><text:span text:style-name="T2480">S</text:span><text:span text:style-name="T2481">ánchez-Cubillo et al., 2009; Strauss et al., 2016; Tombaugh, 2004), as well as visual<text:s/></text:span><text:span text:style-name="T2482"><office:annotation><dc:creator>Janka Hauffe</dc:creator><dc:date>2024-09-10T20:14:00</dc:date><meta:creator-initials>Janka Hau</meta:creator-initials><text:p text:style-name="P2483"><text:span text:style-name="T2484">I think it‘s fine to write either search or scanning. Which is better?</text:span></text:p></office:annotation></text:span><text:span text:style-name="T2485">search/scanning, and mental flexibility (</text:span><text:span text:style-name="T2486">S</text:span><text:span text:style-name="T2487">á</text:span><text:span text:style-name="T2488"><office:annotation><dc:creator>Janka Hauffe</dc:creator><dc:date>2024-09-12T08:05:00</dc:date><meta:creator-initials>Janka Hau</meta:creator-initials><text:p text:style-name="P2489"><text:span text:style-name="T2490">Visual search, perceptual/motor speed, speed of processing, working memory, and general intelligence are among the most frequently cited constructs thought to contribute to TMT performance (Sánchez-Cubillo et al., 2009).</text:span></text:p></office:annotation></text:span><text:span text:style-name="T2491">nchez-Cubillo et al., 2009; Tombaugh, 2004).<text:s/></text:span></text:p>
      <text:p text:style-name="P2492"/>
      <text:p text:style-name="P2493">The TMT consists of two parts: Part A (TMT-A), a number-connection task, and Part B (TMT-B), a number-letter alternation task. Both parts were administered (in this study) according to the guidelines provided by Strauss et al., 2006.</text:p>
      <text:p text:style-name="P2494"/>
      <text:p text:style-name="P2495"><text:span text:style-name="T2496">In TMT-A, participants were instructed to connect consecutively numbered circles from 1 to 25 on an A4 page by drawing lines between them, aiming to complete the task as quickly and accurately as possible. In TMT-B, the task becomes more complex (</text:span><text:span text:style-name="T2497">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2498"/>
      <text:soft-page-break/>
      <text:p text:style-name="P2499"><text:span text:style-name="T2500">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2501"><office:annotation><dc:creator>Janka Hauffe</dc:creator><dc:date>2024-09-12T09:03:00</dc:date><meta:creator-initials>Janka Hau</meta:creator-initials><text:p text:style-name="P2502"><text:span text:style-name="T2503">Why?</text:span></text:p></office:annotation></text:span><text:span text:style-name="T2504">culated.<text:s/></text:span></text:p>
      <text:p text:style-name="P2505"/>
      <text:p text:style-name="P2506"><text:span text:style-name="T2507">N-</text:span><text:span text:style-name="T2508"><office:annotation><dc:creator>Janka Hauffe</dc:creator><dc:date>2024-11-27T15:43:00</dc:date><meta:creator-initials>Janka Hau</meta:creator-initials><text:p text:style-name="P2509"><text:span text:style-name="T2510">Figure!</text:span></text:p></office:annotation></text:span><text:span text:style-name="T2511">Back Part A and B</text:span></text:p>
      <text:p text:style-name="P2512">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2513"/>
      <text:p text:style-name="P2514"><text:span text:style-name="T2515">(Jaeggi, Bus</text:span><text:span text:style-name="T2516"><office:annotation><dc:creator>Janka Hauffe</dc:creator><dc:date>2024-09-04T08:05:00</dc:date><meta:creator-initials>Janka Hau</meta:creator-initials><text:p text:style-name="P2517"><text:span text:style-name="T2518">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span></text:p></office:annotation></text:span><text:span text:style-name="T2519">chkuehl,<text:s/></text:span><text:span text:style-name="T2520"><office:annotation><dc:creator>Janka Hauffe</dc:creator><dc:date>2024-09-03T16:18:00</dc:date><meta:creator-initials>Janka Hau</meta:creator-initials><text:p text:style-name="P2521"><text:span text:style-name="T2522"><text:s/>Looking at</text:span></text:p><text:p text:style-name="P2523">the data relating the N-back task to other</text:p><text:p text:style-name="P2524">measures of WMC, the N-back task does not</text:p><text:p text:style-name="P2525">seem to be a useful measure of individual</text:p><text:p text:style-name="P2526">differences in WMC, due to its low reliability.</text:p><text:p text:style-name="P2527">Nevertheless, it is a very useful tool for the</text:p><text:p text:style-name="P2528">experimental investigation of WM processes be-</text:p><text:p text:style-name="P2529">cause it allows load to be manipulated in a very</text:p><text:p text:style-name="P2530">simple, straightforward way. Further, there is</text:p><text:p text:style-name="P2531">converging evidence that N-back performance</text:p><text:p text:style-name="P2532">can well predict individual differences in Gf and</text:p><text:p text:style-name="P2533">other higher cognitive functions, at least when</text:p><text:p text:style-name="P2534">used at higher levels of load</text:p></office:annotation></text:span><text:span text:style-name="T2535"><office:annotation><dc:creator>Janka Hauffe</dc:creator><dc:date>2024-09-03T16:18:00</dc:date><meta:creator-initials>Janka Hau</meta:creator-initials><text:p text:style-name="P2536"><text:span text:style-name="T2537">See: Conway et al., 2005;</text:span></text:p><text:p text:style-name="P2538">Kane &amp; Engle, 200</text:p></office:annotation></text:span><text:span text:style-name="T2539">Perrig &amp; Meier, 2010) extensively used in literature as a working memory paradigm. Increasingy used as a measure of individual differences.<text:s/></text:span></text:p>
      <text:p text:style-name="P2540"><text:span text:style-name="T2541"><text:s/></text:span></text:p>
      <text:p text:style-name="P2542"><text:span text:style-name="T2543">(</text:span><text:span text:style-name="T2544"><office:annotation><dc:creator>Janka Hauffe</dc:creator><dc:date>2024-09-04T08:10:00</dc:date><meta:creator-initials>Janka Hau</meta:creator-initials><text:p text:style-name="P2545"><text:span text:style-name="T2546">Our findings of limited validity between</text:span></text:p><text:p text:style-name="P2547">N-back performance and clinical measures of working memory</text:p></office:annotation></text:span><text:span text:style-name="T2548">Jacola et al</text:span><text:span text:style-name="T2549"><office:annotation><dc:creator>Janka Hauffe</dc:creator><dc:date>2024-09-04T08:07:00</dc:date><meta:creator-initials>Janka Hau</meta:creator-initials><text:p text:style-name="P2550"><text:span text:style-name="T2551">Our results provide evidence for reliability of N-back accuracy during fMRI</text:span></text:p><text:p text:style-name="P2552">scanning; however, reliability of reaction time data is affected by order of task presentation. Data</text:p><text:p text:style-name="P2553">regarding construct validity are inconsistent and emphasize the need to consider clinical utility of</text:p><text:p text:style-name="P2554">behavioral measures in the design and interpretation of functional neuroimaging studies.</text:p></office:annotation></text:span><text:span text:style-name="T2555">., 2014) In particular, we found N-back reaction time during fMRI scanning to be</text:span></text:p>
      <text:p text:style-name="P2556">most strongly correlated with measured intelligence, as opposed to clinical measures of</text:p>
      <text:p text:style-name="P2557">working memory</text:p>
      <text:p text:style-name="P2558"><text:span text:style-name="T2559">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text:s/></text:span><text:soft-page-break/><text:span text:style-name="T2560">while certain information has to be maintained in memory (Pelegrina et al., 2015). N-back does not involve a processing-and-storing dual task and in which individuals are not asked to recall any information but to recognize it (Pelegrina et al., 2015).<text:s/></text:span><text:span text:style-name="T2561">This study employed an N-back continuous recognition task to assess working memory function.</text:span></text:p>
      <text:p text:style-name="P2562"/>
      <text:p text:style-name="P2563">N-back continuous recognition task in which participants must decide whether a stimulus was previously presented in certain conditions. “n” trials back. Letters were shown. Each item is compared to item presented immediately before, prior letter.<text:s/></text:p>
      <text:p text:style-name="P2564">In this study, participants completed two blocks of the n-back task: a 1-back task followed by a 2-back task, with a paus between blocks for additional instructions. The task was programmed using … and presented on a 27-inch computer screen.<text:s/></text:p>
      <text:p text:style-name="P2565"><text:span text:style-name="T2566">In both conditions, participants were shown a series of 60 linguistic stimuli, consisting of 16 different consonants (</text:span><text:span text:style-name="T2567">B, C, D, F, G, H, J, K, M, Q, R, S, T, V, X, Z</text:span><text:span text:style-name="T2568">)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2569"><office:annotation><dc:creator>Janka Hauffe</dc:creator><dc:date>2024-09-12T13:01:00</dc:date><meta:creator-initials>Janka Hau</meta:creator-initials><text:p text:style-name="P2570"><text:span text:style-name="T2571">Look at numbers again here</text:span></text:p></office:annotation></text:span><text:span text:style-name="T2572"><text:s/>to 220 ms (black screen). Total trial duration ranged from 1080 to 1120 ms.<text:s/></text:span></text:p>
      <text:p text:style-name="P2573">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2574"><text:span text:style-name="T2575">Reaction time,<text:s/></text:span><text:span text:style-name="T2576"><office:annotation><dc:creator>Janka Hauffe</dc:creator><dc:date>2024-09-12T13:16:00</dc:date><meta:creator-initials>Janka Hau</meta:creator-initials><text:p text:style-name="P2577"><text:span text:style-name="T2578">Is it clear what I mean with that or should I specify it a bit more?</text:span></text:p></office:annotation></text:span><text:span text:style-name="T2579">hits, misses, and false alarms were recorded. In total, the experiment took around 5 minutes. During the experiment, the light was turned off. <text:s/></text:span></text:p>
      <text:p text:style-name="P2580"/>
      <text:p text:style-name="P2581"><text:span text:style-name="T2582">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text:s/></text:span><text:soft-page-break/><text:span text:style-name="T2583">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2584"><office:annotation><dc:creator>Janka Hauffe</dc:creator><dc:date>2024-09-03T15:33:00</dc:date><meta:creator-initials>Janka Hau</meta:creator-initials><text:p text:style-name="P2585"><text:span text:style-name="T2586">If I calculated right shortest time: 3.75 minutes, longest 5.8 without instructions</text:span></text:p></office:annotation></text:span><text:span text:style-name="T2587">around 5 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2588"><office:annotation><dc:creator>Janka Hauffe</dc:creator><dc:date>2024-09-04T08:00:00</dc:date><meta:creator-initials>Janka Hau</meta:creator-initials><text:p text:style-name="P2589"><text:span text:style-name="T2590">Give example</text:span></text:p></office:annotation></text:span><text:span text:style-name="T2591">, B, Z, 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2592"><office:annotation><dc:creator>Janka Hauffe</dc:creator><dc:date>2024-09-03T16:07:00</dc:date><meta:creator-initials>Janka Hau</meta:creator-initials><text:p text:style-name="P2593"><text:span text:style-name="T2594">This sentence is not true in my case</text:span></text:p></office:annotation></text:span><text:span text:style-name="T2595">, false alarms, and non-responses were recorded. Age-related changes that might be related to different cognitive processes involved in updating information in working memory (Pelegrina et al., 2015).</text:span><text:span text:style-name="T2596"><text:tab/><text:s/></text:span></text:p>
      <text:p text:style-name="P2597"><text:span text:style-name="T2598">PVT</text:span><text:span text:style-name="T2599"><office:annotation><dc:creator>Janka Hauffe</dc:creator><dc:date>2024-08-30T14:20:00</dc:date><meta:creator-initials>Janka Hau</meta:creator-initials><text:p text:style-name="P2600">Der Psychomotor Vigilance Test (PVT), die Oddball Aufgabe, der Redundant Target Effect (RTE) und</text:p><text:p text:style-name="P2601">die n-back Aufgabe sind Reaktionsaufgaben, die an einem Computer im EEG-Labor durchgeführt</text:p><text:p text:style-name="P2602">werden. Bei dem PVT müssen die Versuchspersonen so schnell wie möglich einen Knopf drücken,</text:p><text:p text:style-name="P2603">sobald ein Timer aus roten Zahlen erscheint. Sobald die Reaktion stattgefunden hat, stoppt der Timer</text:p><text:p text:style-name="P2604">14</text:p><text:p text:style-name="P2605">und zeigt somit die Reaktionszeit der Versuchsperson an. Die Oddball Aufgabe besteht aus einem</text:p><text:p text:style-name="P2606">Zielreiz, einem Distraktorreiz und einem Standardreiz. Die Aufgabe der Versuchsperson ist es, bei</text:p><text:p text:style-name="P2607">Erscheinen des Zielreizes so schnell wie möglich einen Knopf zu drücken. Beim RTE kann ein visueller</text:p><text:p text:style-name="P2608">oder auditiver Reiz erscheinen oder auch beides gleichzeitig. Sobald einer der Reize erscheint</text:p><text:p text:style-name="P2609">(unabhängig von der Bedingung), soll so schnell wie möglich ein Knopf gedrückt werden. Die n-back</text:p><text:p text:style-name="P2610">Aufgabe besteht aus zwei Teilen. Auf dem Bildschirm erscheinen Buchstaben. Im ersten Teil sollen</text:p><text:p text:style-name="P2611">die Versuchspersonen per Knopfdruck reagieren, wenn ein Buchstabe erscheint, der mit dem</text:p><text:p text:style-name="P2612">vorherigen Buchstaben übereinstimmt. Im zweiten Teil sollen die Versuchspersonen per Knopfdruck</text:p><text:p text:style-name="P2613">reagieren, wenn ein Buchstabe erscheint, der mit dem vorletzten Buchstaben übereinstimmt.</text:p></office:annotation></text:span><text:span text:style-name="T2614"><office:annotation><dc:creator>Janka Hauffe</dc:creator><dc:date>2024-11-27T15:43:00</dc:date><meta:creator-initials>Janka Hau</meta:creator-initials><text:p text:style-name="P2615"><text:span text:style-name="T2616">figure</text:span></text:p></office:annotation></text:span><text:span text:style-name="T2617"><text:s/></text:span></text:p>
      <text:p text:style-name="P2618">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2619">Reaction time task<text:s/></text:p>
      <text:p text:style-name="P2620"><text:span text:style-name="T2621">(Drummond et al., 2005) Originally developed in 1985 as a measure of sustained<text:s/></text:span><text:span text:style-name="T2622"><office:annotation><dc:creator>Janka Hauffe</dc:creator><dc:date>2024-09-03T13:46:00</dc:date><meta:creator-initials>Janka Hau</meta:creator-initials><text:p text:style-name="P2623"><text:span text:style-name="T2624">Dinges DF, Powell JW. Microcomputer analyses of performance on</text:span></text:p><text:p text:style-name="P2625">a portable, simple visual RT task during sustained operations. Beh</text:p><text:p text:style-name="P2626">Res Meth Instr Comp 1985;17:652-5.</text:p></office:annotation></text:span><text:span text:style-name="T2627">attention. Studies have demonstrated its sensitivity to sleepiness in clinical and experimental<text:s/></text:span><text:span text:style-name="T2628"><office:annotation><dc:creator>Janka Hauffe</dc:creator><dc:date>2024-09-03T13:47:00</dc:date><meta:creator-initials>Janka Hau</meta:creator-initials><text:p text:style-name="P2629"><text:span text:style-name="T2630">Dorrian J, Rogers NL, Dinges, DF. Psychomotor vigilance performance:</text:span></text:p><text:p text:style-name="P2631">a neurocognitive assay sensitive to sleep loss. In: Kushida</text:p><text:p text:style-name="P2632">C, ed. Sleep Deprivation: Clinical Issues, Pharmacology and Sleep</text:p><text:p text:style-name="P2633">Loss Effects. New York: Marcel Dekker, Inc; 2005:39-70.</text:p></office:annotation></text:span><text:span text:style-name="T2634">settings.<text:s/></text:span></text:p>
      <text:p text:style-name="P2635"><text:span text:style-name="T2636">(Molina, Sanabria, Jung &amp; Correa,<text:s/></text:span><text:span text:style-name="T2637"><office:annotation><dc:creator>Janka Hauffe</dc:creator><dc:date>2024-09-03T13:59:00</dc:date><meta:creator-initials>Janka Hau</meta:creator-initials><text:p text:style-name="P2638"><text:span text:style-name="T2639">is a straightforward and reliable tool for measuring</text:span></text:p><text:p text:style-name="P2640">fatigue in humans.</text:p></office:annotation></text:span><text:span text:style-name="T2641"><office:annotation><dc:creator>Janka Hauffe</dc:creator><dc:date>2024-09-03T13:59:00</dc:date><meta:creator-initials>Janka Hau</meta:creator-initials><text:p text:style-name="P2642"><text:span text:style-name="T2643">Might be interesting, when comparring with fatigue score</text:span></text:p></office:annotation></text:span><text:span text:style-name="T2644">2019)</text:span></text:p>
      <text:p text:style-name="P2645"><text:span text:style-name="T2646">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2647"><office:annotation><dc:creator>Janka Hauffe</dc:creator><dc:date>2024-09-03T14:04:00</dc:date><meta:creator-initials>Janka Hau</meta:creator-initials><text:p text:style-name="P2648"><text:span text:style-name="T2649">Research on the relationship between EEG signals and PVT performance</text:span></text:p><text:p text:style-name="P2650">showed that an increment in delta power on frontal and occipital</text:p><text:p text:style-name="P2651">areas, and an increment in occipital theta power were associated with</text:p><text:p text:style-name="P2652">slower RTs and more frequent lapses (RTs above 500 ms) on sleep-deprived</text:p><text:p text:style-name="P2653"><text:span text:style-name="T2654">subjects (Chua et al., 2012; Hoedlmoser et al., 2011).</text:span><text:span text:style-name="T2655"><text:line-break/></text:span><text:span text:style-name="T2656">Interesting for EEG/Hypotheses<text:s/></text:span></text:p></office:annotation></text:span><text:span text:style-name="T2657"><office:annotation><dc:creator>Janka Hauffe</dc:creator><dc:date>2024-09-03T14:05:00</dc:date><meta:creator-initials>Janka Hau</meta:creator-initials><text:p text:style-name="P2658"><text:span text:style-name="T2659">It is interesting</text:span></text:p><text:p text:style-name="P2660">to note that frontal and parietal areas have been often related</text:p><text:p text:style-name="P2661">to sustained attention and, despite the scarce extant evidence with this</text:p><text:p text:style-name="P2662">task, one could expect performance on the PVT to rely on these brain</text:p><text:p text:style-name="P2663">areas.</text:p></office:annotation></text:span><text:span text:style-name="T2664">2019)</text:span></text:p>
      <text:p text:style-name="P2665">(Jakobsen, Sorensen, Rask , Jensen &amp; Kondrup, 2011) Reaction time was related to cognitive function in both healthy subjects and patients. it is valid.</text:p>
      <text:p text:style-name="P2666"/>
      <text:p text:style-name="P2667"><text:span text:style-name="T2668">This study employed a 5-minute version of the PVT, which has been established as a valid alternative to the traditional 10-minute PVT-192 (for assessing fatigue) (Lamond et al., 2008</text:span><text:span text:style-name="T2669"><office:annotation><dc:creator>Janka Hauffe</dc:creator><dc:date>2024-09-12T14:09:00</dc:date><meta:creator-initials>Janka Hau</meta:creator-initials><text:p text:style-name="P2670"><text:span text:style-name="T2671">After receiving instructions, participants underwent a training block of 8 trials to familiarize themselves with the task. Following the training, participants proceeded to the main experiment, which consisted of 50 stimulus presentations.<text:s/></text:span></text:p><text:p text:style-name="P2672"><text:line-break/><text:line-break/>or should that be here, before describing the experiment in details?</text:p></office:annotation></text:span><text:span text:style-name="T2673">).</text:span></text:p>
      <text:p text:style-name="P2674"><text:span text:style-name="T2675">The dynamic stimulus app</text:span><text:span text:style-name="T2676"><office:annotation><dc:creator>Janka Hauffe</dc:creator><dc:date>2024-09-12T14:11:00</dc:date><meta:creator-initials>Janka Hau</meta:creator-initials><text:p text:style-name="P2677"><text:span text:style-name="T2678">The PVT was run on an Intel Core 2 Duo PC and a 17″ CRT screen</text:span></text:p><text:p text:style-name="P2679">with a 60 Hz refresh rate, using E-Prime software (Schneider et al.,</text:p><text:p text:style-name="P2680">2001). The target stimulus was a black circle with a red edge (diameter:</text:p><text:p text:style-name="P2681">9.15 ° of visual angle at a viewing distance of 50 cm).</text:p></office:annotation></text:span><text:span text:style-name="T2682"><office:annotation><dc:creator>Janka Hauffe</dc:creator><dc:date>2024-09-12T14:11:00</dc:date><meta:creator-initials>Janka Hau</meta:creator-initials><text:p text:style-name="P2683">(Basner &amp; Dinges, 2011) <text:s/></text:p></office:annotation></text:span><text:span text:style-name="T2684">eared 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2685">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2686"/>
      <text:p text:style-name="P2687"><text:span text:style-name="T2688"><office:annotation><dc:creator>Janka Hauffe</dc:creator><dc:date>2024-08-30T14:21:00</dc:date><meta:creator-initials>Janka Hau</meta:creator-initials><text:p text:style-name="P2689">Bei dem Ruhe-EEG sollen die Versuchspersonen lediglich auf einen Fixationspunkt gucken. Nach 5</text:p><text:p text:style-name="P2690">Minuten teilt ein Audiosignal der Versuchsperson mit, dass sie nun für die nächsten 5 Minuten die</text:p><text:p text:style-name="P2691">Augen schließen sollen. Mit einem letzten Audiosignal wird der Versuch beendet.</text:p></office:annotation></text:span><text:span text:style-name="T2692">Resting state</text:span></text:p>
      <text:p text:style-name="P2693">Do I even need to write something here?</text:p>
      <text:p text:style-name="P2694">Maybe to investigate delta and beta frequence eyes closed condition and why?</text:p>
      <text:p text:style-name="P2695">Questionnaires</text:p>
      <text:p text:style-name="P2696"><text:tab/>PSQI</text:p>
      <text:p text:style-name="P2697">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text:s/><text:soft-page-break/>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2698"/>
      <text:p text:style-name="P2699"><text:tab/>HADS</text:p>
      <text:p text:style-name="P2700"><text:span text:style-name="T2701">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2702"><office:annotation><dc:creator>Janka Hauffe</dc:creator><dc:date>2024-08-21T14:42:00</dc:date><meta:creator-initials>Janka Hau</meta:creator-initials><text:p text:style-name="P2703"><text:span text:style-name="T2704"><text:s/>Though in some</text:span></text:p><text:p text:style-name="P2705">studies the original cut-off scores (8+ and 11+) failed to be optimal,</text:p><text:p text:style-name="P2706">until now there is no convention concerning the use of other cut-offs.<text:line-break/>- Hinz &amp; Brähler 2011</text:p></office:annotation></text:span><text:span text:style-name="T2707"><office:annotation><dc:creator>Janka Hauffe</dc:creator><dc:date>2024-08-21T14:43:00</dc:date><meta:creator-initials>Janka Hau</meta:creator-initials><text:p text:style-name="P2708"><text:span text:style-name="T2709">Symptoms</text:span></text:p><text:p text:style-name="P2710">relating also to physical disorder, such as dizziness, headache or</text:p><text:p text:style-name="P2711">insomnia were not included</text:p></office:annotation></text:span><text:span text:style-name="T2712">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2713"/>
      <text:p text:style-name="P2714"><text:span text:style-name="T2715">Zigmond and Snaith (1983), as well as Bjelland, Dahl, Haug, and Neckelmann (2001) and Herrero et al. (2003) recomm</text:span><text:span text:style-name="T2716"><office:annotation><dc:creator>Janka Hauffe</dc:creator><dc:date>2024-08-21T12:44:00</dc:date><meta:creator-initials>Janka Hau</meta:creator-initials><text:p text:style-name="P2717"><text:span text:style-name="T2718">Zeitform</text:span></text:p></office:annotation></text:span><text:span text:style-name="T2719">ended a cut-off score of 8 for both subscales,while a score of ≥8 indicates caseness.<text:s/></text:span></text:p>
      <text:p text:style-name="P2720"/>
      <text:p text:style-name="P2721">(Bjelland, Dahl, Haug &amp; Neckelmann, 2001)<text:s/></text:p>
      <text:p text:style-name="P2722">In this study the German Version (HADS-D) of the scale was used.<text:s/></text:p>
      <text:p text:style-name="P2723"><text:tab/>FACIT-F</text:p>
      <text:p text:style-name="P2724"><text:span text:style-name="T2725">The 13-item<text:s/></text:span><text:span text:style-name="T2726"><office:annotation><dc:creator>Janka Hauffe</dc:creator><dc:date>2024-08-21T08:33:00</dc:date><meta:creator-initials>Janka Hau</meta:creator-initials><text:p text:style-name="P2727"><text:span text:style-name="T2728">Time interval (one week)</text:span></text:p></office:annotation></text:span><text:span text:style-name="T2729">Functional Assessment of Chronic Illness Therapy (FACIT)-Fatigue Scale (FACIT-F; Version 4)</text:span><text:span text:style-name="T2730"><office:annotation><dc:creator>Janka Hauffe</dc:creator><dc:date>2024-07-27T10:36:00</dc:date><meta:creator-initials>Janka Hau</meta:creator-initials><text:p text:style-name="P2731"><text:span text:style-name="T2732">Or maybe literature already here? And then maybe again after cancer-related fatigue!?</text:span></text:p></office:annotation></text:span><text:span text:style-name="T2733"><text:s/>was used to assess self-reported fatigue and its impact on daily activities and functions (Cella, Lai, Chang, Peterman &amp; Slavin, 2002; Yellen et al., 1997) during the last 7<text:s/></text:span><text:soft-page-break/><text:span text:style-name="T2734">days. While it was originally developed for cancer-related fatigue (Cella et al., 2002;<text:s/></text:span><text:span text:style-name="T2735"><office:annotation><dc:creator>Janka Hauffe</dc:creator><dc:date>2024-07-27T10:35:00</dc:date><meta:creator-initials>Janka Hau</meta:creator-initials><text:p text:style-name="P2736"><text:span text:style-name="T2737">Again literature here? Not quite sure where exactly it should be</text:span></text:p></office:annotation></text:span><text:span text:style-name="T2738">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2739"><office:annotation><dc:creator>Janka Hauffe</dc:creator><dc:date>2024-07-27T09:35:00</dc:date><meta:creator-initials>Janka Hau</meta:creator-initials><text:p text:style-name="P2740"><text:span text:style-name="T2741">Again „uses“ maybe there is a better/other word I could use instead</text:span></text:p></office:annotation></text:span><text:span text:style-name="T2742"><text:s/>a five-point Likert scale, with total scores ranging from 0 (severe fatigue) to 52 (no fatigue)</text:span><text:span text:style-name="T2743"><office:annotation><dc:creator>Janka Hauffe</dc:creator><dc:date>2024-07-27T10:53:00</dc:date><meta:creator-initials>Janka Hau</meta:creator-initials><text:p text:style-name="P2744"><text:span text:style-name="T2745">Do I need to mention the literature here again?</text:span></text:p></office:annotation></text:span><text:span text:style-name="T2746">. Based on general population data, scores ≤30 indicate clinically significant fatigue (Piper &amp; Cella, 2010).</text:span></text:p>
      <text:p text:style-name="P2747"/>
      <text:p text:style-name="P2748"><text:span text:style-name="T2749">Cluster A</text:span><text:span text:style-name="T2750"><office:annotation><dc:creator>Janka Hauffe</dc:creator><dc:date>2024-11-28T15:20:00</dc:date><meta:creator-initials>Janka Hau</meta:creator-initials><text:p text:style-name="P2751"><text:span text:style-name="T2752">Check checklist from thesis_2711 to see if I mentioned everything important</text:span></text:p></office:annotation></text:span><text:span text:style-name="T2753">nalysis</text:span></text:p>
      <text:p text:style-name="P2754"><text:span text:style-name="T2755">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2756"><office:annotation><dc:creator>Janka Hauffe</dc:creator><dc:date>2024-11-28T14:43:00</dc:date><meta:creator-initials>Janka Hau</meta:creator-initials><text:p text:style-name="P2757"><text:span text:style-name="T2758">Later deleted</text:span></text:p></office:annotation></text:span><text:span text:style-name="T2759">-back task will be utilized as<text:s/></text:span><text:span text:style-name="T2760"><office:annotation><dc:creator>Janka Hauffe</dc:creator><dc:date>2024-11-27T16:09:00</dc:date><meta:creator-initials>Janka Hau</meta:creator-initials><text:p text:style-name="P2761"><text:span text:style-name="T2762">Maybe: Why did I chose those?</text:span></text:p></office:annotation></text:span><text:span text:style-name="T2763">cluster variables, aiming to identify two clusters that differ in their cognitive performance levels suggesting, that one group may perform better or worse than the other.<text:s/></text:span></text:p>
      <text:p text:style-name="P2764"><text:span text:style-name="T2765"><office:annotation><dc:creator>Janka Hauffe</dc:creator><dc:date>2024-11-27T16:21:00</dc:date><meta:creator-initials>Janka Hau</meta:creator-initials><text:p text:style-name="P2766"><text:span text:style-name="T2767">Further down it‘s written in much more details</text:span></text:p></office:annotation></text:span><text:span text:style-name="T2768">Data Preproces</text:span><text:span text:style-name="T2769"><office:annotation><dc:creator>Janka Hauffe</dc:creator><dc:date>2024-11-27T16:02:00</dc:date><meta:creator-initials>Janka Hau</meta:creator-initials><text:p text:style-name="P2770"><text:span text:style-name="T2771">Happened in past!</text:span></text:p></office:annotation></text:span><text:span text:style-name="T2772">sing.<text:s/></text:span><text:span text:style-name="T2773">All participant data was imported from a TSV file (participants.tsv) into</text:span><text:span text:style-name="T2774"><office:annotation><dc:creator>Janka Hauffe</dc:creator><dc:date>2024-11-27T16:03:00</dc:date><meta:creator-initials>Janka Hau</meta:creator-initials><text:p text:style-name="P2775"><text:span text:style-name="T2776">Quote (program number, etc.)</text:span></text:p></office:annotation></text:span><text:span text:style-name="T2777"><text:s/>R (using read.delim()), where preprocessing and analysis of the data was conducted.<text:s/></text:span><text:span text:style-name="T2778">Specific variables of interest were selected and stored as subset including demographic information, cognitive test scores and clinical/questionnaire measures.<text:s/></text:span><text:span text:style-name="T2779">The MoCA variable was converted to a binary variable: scores ≤25<text:s/></text:span><text:span text:style-name="T2780"><office:annotation><dc:creator>Janka Hauffe</dc:creator><dc:date>2024-11-27T16:03:00</dc:date><meta:creator-initials>Janka Hau</meta:creator-initials><text:p text:style-name="P2781"><text:span text:style-name="T2782">Indicate or indicated?</text:span></text:p></office:annotation></text:span><text:span text:style-name="T2783">indicate<text:s/></text:span><text:span text:style-name="T2784"><office:annotation><dc:creator>Janka Hauffe</dc:creator><dc:date>2024-11-28T14:59:00</dc:date><meta:creator-initials>Janka Hau</meta:creator-initials><text:p text:style-name="P2785"><text:span text:style-name="T2786">Potential cognitive impairment?</text:span></text:p></office:annotation></text:span><text:span text:style-name="T2787">cognitive impairment, while scores &gt;25 in</text:span><text:span text:style-name="T2788"><office:annotation><dc:creator>Janka Hauffe</dc:creator><dc:date>2024-11-27T16:03:00</dc:date><meta:creator-initials>Janka Hau</meta:creator-initials><text:p text:style-name="P2789"><text:span text:style-name="T2790">Indicate or indicated?</text:span></text:p></office:annotation></text:span><text:span text:style-name="T2791">dicate no<text:s/></text:span><text:span text:style-name="T2792"><office:annotation><dc:creator>Janka Hauffe</dc:creator><dc:date>2024-11-28T15:14:00</dc:date><meta:creator-initials>Janka Hau</meta:creator-initials><text:p text:style-name="P2793"><text:span text:style-name="T2794">Align with what I wrote in MoCA section. Maybe literature here</text:span></text:p></office:annotation></text:span><text:span text:style-name="T2795">impairment. Missing values were added for nback task, if<text:s/></text:span><text:span text:style-name="T2796"><office:annotation><dc:creator>Janka Hauffe</dc:creator><dc:date>2024-11-28T14:50:00</dc:date><meta:creator-initials>Janka Hau</meta:creator-initials><text:p text:style-name="P2797"><text:span text:style-name="T2798">If comment said..<text:s/></text:span></text:p></office:annotation></text:span><text:span text:style-name="T2799">participant mentioned that they did not<text:s/></text:span><text:span text:style-name="T2800"><office:annotation><dc:creator>Janka Hauffe</dc:creator><dc:date>2024-11-28T14:50:00</dc:date><meta:creator-initials>Janka Hau</meta:creator-initials><text:p text:style-name="P2801"><text:span text:style-name="T2802">For how many participants</text:span></text:p></office:annotation></text:span><text:span text:style-name="T2803">understand the task. Rows with missing values in cone of the relevant cognitive test variables (pvt….)<text:s/></text:span><text:span text:style-name="T2804"><office:annotation><dc:creator>Janka Hauffe</dc:creator><dc:date>2024-11-28T14:50:00</dc:date><meta:creator-initials>Janka Hau</meta:creator-initials><text:p text:style-name="P2805"><text:span text:style-name="T2806">How many?</text:span></text:p></office:annotation></text:span><text:span text:style-name="T2807"><text:s/>were removed.<text:s/></text:span><text:span text:style-name="T2808">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2809">W</text:span><text:span text:style-name="T2810"><office:annotation><dc:creator>Janka Hauffe</dc:creator><dc:date>2024-11-27T16:06:00</dc:date><meta:creator-initials>Janka Hau</meta:creator-initials><text:p text:style-name="P2811"><text:span text:style-name="T2812">Literature?</text:span></text:p></office:annotation></text:span><text:span text:style-name="T2813">inzorising was used to replace outliers by capping extreme values beyond 1.5 times the interquartile range (IQR).<text:s/></text:span><text:span text:style-name="T2814">Outliers are identified and winsorized for the before mentioned cognitive variables. A function winsorize_variable is defined to perform winsorization, replacing values beyond 1.5 * IQR with the values at Q1 – 1.5 * IQR or Q3 + 1.5<text:s/></text:span><text:span text:style-name="T2815"><office:annotation><dc:creator>Janka Hauffe</dc:creator><dc:date>2024-09-04T11:59:00</dc:date><meta:creator-initials>Janka Hau</meta:creator-initials><text:p text:style-name="P2816"><text:span text:style-name="T2817">See Lilys BA</text:span></text:p></office:annotation></text:span><text:span text:style-name="T2818">* IQR.<text:s/></text:span><text:span text:style-name="T2819"><text:soft-page-break/><office:annotation><dc:creator>Janka Hauffe</dc:creator><dc:date>2024-09-04T11:59:00</dc:date><meta:creator-initials>Janka Hau</meta:creator-initials><text:p text:style-name="P2820"><text:span text:style-name="T2821">Why?</text:span></text:p></office:annotation></text:span><text:span text:style-name="T2822">Winsorized versions of variables were created with _w suffix. 4 outliers were detected for PVT reaction time and winsorized. 2 outliers for TMT_a_time. 4 outliers TMT_b</text:span><text:span text:style-name="T2823"><office:annotation><dc:creator>Janka Hauffe</dc:creator><dc:date>2024-09-04T12:04:00</dc:date><meta:creator-initials>Janka Hau</meta:creator-initials><text:p text:style-name="P2824"><text:span text:style-name="T2825">Is that detailed enough or do I need to provide even more information? Or maybe an example?</text:span></text:p></office:annotation></text:span><text:span text:style-name="T2826">_time.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2827"><text:span text:style-name="T2828">Variable transformation</text:span></text:p>
      <text:p text:style-name="P2829"><text:span text:style-name="T2830">To account for the influence of age on cognitive performance, participants were divided into<text:s/></text:span><text:span text:style-name="T2831"><office:annotation><dc:creator>Janka Hauffe</dc:creator><dc:date>2024-11-27T16:07:00</dc:date><meta:creator-initials>Janka Hau</meta:creator-initials><text:p text:style-name="P2832"><text:span text:style-name="T2833">Those I need to mention</text:span></text:p></office:annotation></text:span><text:span text:style-name="T2834"><office:annotation><dc:creator>Janka Hauffe</dc:creator><dc:date>2024-11-27T16:09:00</dc:date><meta:creator-initials>Janka Hau</meta:creator-initials><text:p text:style-name="P2835"><text:span text:style-name="T2836">Which age groups and why those age groups</text:span></text:p></office:annotation></text:span><text:span text:style-name="T2837">age groups, and z-scores were calculated within each group to adjust the data.</text:span></text:p>
      <text:p text:style-name="P2838"><text:span text:style-name="T2839">Two functions were defined to categorize participants into age groups. Age groups were created. Age groups added to the dataset. Participants were divided into four distinct age groups, 18-34 years (</text:span><text:span text:style-name="T2840"><office:annotation office:name="139" xml:id="1590853468"><dc:creator>Janka Hauffe</dc:creator><dc:date>2025-01-05T15:01:00</dc:date><meta:creator-initials>JH</meta:creator-initials><text:p text:style-name="P2841">Provide mean here</text:p></office:annotation>12 participants),<text:s/></text:span><text:span text:style-name="CommentReference"><office:annotation-end office:name="139"/></text:span><text:span text:style-name="T2842">35-49 years (19 participants), 50-64 years (33 participants), and 65-80 years (6 participants).<text:s/></text:span><text:span text:style-name="T2843"><office:annotation><dc:creator>Janka Hauffe</dc:creator><dc:date>2024-09-04T12:20:00</dc:date><meta:creator-initials>Janka Hau</meta:creator-initials><text:p text:style-name="P2844"><text:span text:style-name="T2845">Do I need to mention the specific age group means for pvt and tmt?</text:span></text:p></office:annotation></text:span><text:span text:style-name="T2846">Age groups orientated from TMT norms. Why decided for this age groups? A separate categorization was used specifically for the TMT difference score. Also 4 age g</text:span><text:span text:style-name="T2847"><office:annotation><dc:creator>Janka Hauffe</dc:creator><dc:date>2024-11-27T16:20:00</dc:date><meta:creator-initials>Janka Hau</meta:creator-initials><text:p text:style-name="P2848"><text:span text:style-name="T2849">Probably table here</text:span></text:p></office:annotation></text:span><text:span text:style-name="T2850">roups but 18-24 years (2 participants), 25-54 years (34 participants), 55-64 years ( 28 participants), <text:s/>and 65-80 years (6 participants). Why different age groups for TMT difference and all other variables?</text:span></text:p>
      <text:p text:style-name="P2851"><text:span text:style-name="T2852">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2853"><office:annotation><dc:creator>Janka Hauffe</dc:creator><dc:date>2024-09-04T12:33:00</dc:date><meta:creator-initials>Janka Hau</meta:creator-initials><text:p text:style-name="P2854"><text:span text:style-name="T2855">Why no age groups for this variable?</text:span></text:p></office:annotation></text:span><text:span text:style-name="T2856">n-back miss scores (miss 1 and miss 2) are standardized using the scale() function, creating new variables with _s suffix. When looking at the n-back means in each age groups, no age<text:s/></text:span><text:span text:style-name="T2857"><office:annotation><dc:creator>Janka Hauffe</dc:creator><dc:date>2024-09-04T12:36:00</dc:date><meta:creator-initials>Janka Hau</meta:creator-initials><text:p text:style-name="P2858"><text:span text:style-name="T2859">Prove might be needed here</text:span></text:p></office:annotation></text:span><text:span text:style-name="T2860">related trent could be detected, therefore no z-score was calculated for the n-back values, instead was standardized. N-back miss scores were standardized using the scale() function to ensure comparability across variables.<text:s/></text:span></text:p>
      <text:p text:style-name="P2861">The final cleaned and processed dataset was saved for further use as a file named “clean_data.Rdata” in the cluster analysis. <text:s/>Saved as an R data file named clean_data.Rdata.</text:p>
      <text:p text:style-name="P2862"><text:span text:style-name="T2863">Cluster A</text:span><text:span text:style-name="T2864"><office:annotation><dc:creator>Janka Hauffe</dc:creator><dc:date>2024-11-27T16:15:00</dc:date><meta:creator-initials>Janka Hau</meta:creator-initials><text:p text:style-name="P2865"><text:span text:style-name="T2866">Since it‘s explorative investigated k-means and hierarchical. Why then hierarchical? Better fitting</text:span></text:p></office:annotation></text:span><text:span text:style-name="T2867">nalysis/hierarchical clustering.<text:s/></text:span><text:span text:style-name="T2868">A<text:s/></text:span><text:span text:style-name="T2869"><office:annotation><dc:creator>Janka Hauffe</dc:creator><dc:date>2024-11-27T16:11:00</dc:date><meta:creator-initials>Janka Hau</meta:creator-initials><text:p text:style-name="P2870"><text:span text:style-name="T2871">Why hierarchical and not a different one? I also did k-means but didn‘t give that much meaning. But I should probably still mention that</text:span></text:p></office:annotation></text:span><text:span text:style-name="T2872">hierarchical cluster analysis was performed on the preprocessed test data to identify clusters among participants.<text:s/></text:span><text:span text:style-name="T2873"><office:annotation><dc:creator>Janka Hauffe</dc:creator><dc:date>2024-09-04T16:11:00</dc:date><meta:creator-initials>Janka Hau</meta:creator-initials><text:p text:style-name="P2874"><text:span text:style-name="T2875">That would mean that I already gave an introduction on cluster analysis<text:s/></text:span></text:p></office:annotation></text:span><text:span text:style-name="T2876">Hierarchical cluster analysis was performed on the preprocessed cognitive test data to identify (potential) subgroups/cl</text:span><text:span text:style-name="T2877"><office:annotation><dc:creator>Janka Hauffe</dc:creator><dc:date>2024-09-04T16:12:00</dc:date><meta:creator-initials>Janka Hau</meta:creator-initials><text:p text:style-name="P2878"><text:span text:style-name="T2879">What is my goal? But I guess I will explain that earlier, so no worries</text:span></text:p></office:annotation></text:span><text:span text:style-name="T2880">usters within the participant pool/among participants. Which packages were loaded? Tidyverse, dplyr, dendextend, ggplot2, gridExtra, purrr, vroom. This approach was<text:s/></text:span><text:soft-page-break/><text:span text:style-name="T2881">employed to uncover/reveal patterns in<text:s/></text:span><text:span text:style-name="T2882"><office:annotation><dc:creator>Janka Hauffe</dc:creator><dc:date>2024-09-04T16:15:00</dc:date><meta:creator-initials>Janka Hau</meta:creator-initials><text:p text:style-name="P2883"><text:span text:style-name="T2884">Might need to mention that earlier</text:span></text:p></office:annotation></text:span><text:span text:style-name="T2885">cognitive performance of the participants. Cognitive variables were compared as winsorized, standardized, as well as the original scores were compared.<text:s/></text:span></text:p>
      <text:p text:style-name="P2886">Only include if good reason to think they will define the clusters. First all cognitive variables, after reduced, why?</text:p>
      <text:p text:style-name="P2887"><text:span text:style-name="T2888"><office:annotation><dc:creator>Janka Hauffe</dc:creator><dc:date>2024-11-28T15:19:00</dc:date><meta:creator-initials>Janka Hau</meta:creator-initials><text:p text:style-name="P2889"><text:span text:style-name="T2890">Irrelevant or masking variables should be excluded if possible</text:span></text:p></office:annotation></text:span><text:span text:style-name="T2891">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2892">As the hierarchical<text:s/></text:p>
      <text:p text:style-name="P2893"><text:span text:style-name="T2894">The first step in the hierarchical cluster analysis process was to compute a distance matrix. In this approach E</text:span><text:span text:style-name="T2895"><office:annotation><dc:creator>Janka Hauffe</dc:creator><dc:date>2024-09-04T16:45:00</dc:date><meta:creator-initials>Janka Hau</meta:creator-initials><text:p text:style-name="P2896"><text:span text:style-name="T2897">Quadriert?</text:span></text:p></office:annotation></text:span><text:span text:style-name="T2898">uclidea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2899"><office:annotation><dc:creator>Janka Hauffe</dc:creator><dc:date>2024-09-04T17:03:00</dc:date><meta:creator-initials>Janka Hau</meta:creator-initials><text:p text:style-name="P2900"><text:span text:style-name="T2901">How detailed? Do I also need to write how I cut the three?<text:s/></text:span></text:p></office:annotation></text:span><text:span text:style-name="T2902"><office:annotation><dc:creator>Janka Hauffe</dc:creator><dc:date>2024-09-04T17:03:00</dc:date><meta:creator-initials>Janka Hau</meta:creator-initials><text:p text:style-name="P2903"><text:span text:style-name="T2904">Maybe for now write and maybe later than delete</text:span></text:p></office:annotation></text:span><text:span text:style-name="T2905">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2906"><office:annotation><dc:creator>Janka Hauffe</dc:creator><dc:date>2024-09-04T16:33:00</dc:date><meta:creator-initials>Janka Hau</meta:creator-initials><text:p text:style-name="P2907"><text:span text:style-name="T2908">I think in results</text:span></text:p></office:annotation></text:span><text:span text:style-name="T2909">result? 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text:s/></text:span><text:soft-page-break/><text:span text:style-name="T2910">number (which numbers where tested?) of clusters<text:s/></text:span><text:span text:style-name="T2911"><office:annotation><dc:creator>Janka Hauffe</dc:creator><dc:date>2024-09-04T16:49:00</dc:date><meta:creator-initials>Janka Hau</meta:creator-initials><text:p text:style-name="P2912"><text:span text:style-name="T2913">One cluster stayed the same, no matter which cluster numer was chosen.<text:s/></text:span></text:p></office:annotation></text:span><text:span text:style-name="T2914">was variated. For adjusted rand index: library(fossil) adjusted rand index calculated with rand.index function.</text:span></text:p>
      <text:p text:style-name="P2915"><text:span text:style-name="T2916"><text:s/></text:span><text:span text:style-name="T2917"><office:annotation><dc:creator>Janka Hauffe</dc:creator><dc:date>2024-11-27T16:11:00</dc:date><meta:creator-initials>Janka Hau</meta:creator-initials><text:p text:style-name="P2918"><text:span text:style-name="T2919">Didn‘t I already mention that?</text:span></text:p></office:annotation></text:span><text:span text:style-name="T2920">PVT reaction time, TMT a, TMT b, TMT b-a, MoCA, and n-back scores were included.<text:s/></text:span><text:span text:style-name="T2921"><office:annotation><dc:creator>Janka Hauffe</dc:creator><dc:date>2024-11-27T16:12:00</dc:date><meta:creator-initials>Janka Hau</meta:creator-initials><text:p text:style-name="P2922"><text:span text:style-name="T2923">Why?</text:span></text:p></office:annotation></text:span><text:span text:style-name="T2924">Euclidean distance 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2925"><office:annotation><dc:creator>Janka Hauffe</dc:creator><dc:date>2024-11-27T16:12:00</dc:date><meta:creator-initials>Janka Hau</meta:creator-initials><text:p text:style-name="P2926"><text:span text:style-name="T2927">Are those metric scales?</text:span></text:p></office:annotation></text:span><text:span text:style-name="T2928">metric scale, are<text:s/></text:span><text:span text:style-name="T2929"><office:annotation><dc:creator>Janka Hauffe</dc:creator><dc:date>2024-11-27T16:12:00</dc:date><meta:creator-initials>Janka Hau</meta:creator-initials><text:p text:style-name="P2930"><text:span text:style-name="T2931">Check for correlation?<text:s/></text:span></text:p></office:annotation></text:span><text:span text:style-name="T2932">uncorrelated, and do not contai</text:span><text:span text:style-name="T2933"><office:annotation><dc:creator>Janka Hauffe</dc:creator><dc:date>2024-11-27T16:13:00</dc:date><meta:creator-initials>Janka Hau</meta:creator-initials><text:p text:style-name="P2934"><text:span text:style-name="T2935">Outliers were removed</text:span></text:p></office:annotation></text:span><text:span text:style-name="T2936">n outliers (Wentura &amp; Pospeschill, 2015). As stated earlier, cluster analysis is an explorative method used to identify patterns in data. However, in this study, the approach is only<text:s/></text:span><text:span text:style-name="T2937"><office:annotation><dc:creator>Janka Hauffe</dc:creator><dc:date>2024-11-27T16:13:00</dc:date><meta:creator-initials>Janka Hau</meta:creator-initials><text:p text:style-name="P2938"><text:span text:style-name="T2939">Here or earlier?</text:span></text:p></office:annotation></text:span><text:span text:style-name="T2940">semi-exploratory, 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2941"><office:annotation><dc:creator>Janka Hauffe</dc:creator><dc:date>2024-11-27T16:16:00</dc:date><meta:creator-initials>Janka Hau</meta:creator-initials><text:p text:style-name="P2942"><text:span text:style-name="T2943">Also 4 cluster solution sine k-means said 4 cluster solution is better</text:span></text:p></office:annotation></text:span><text:span text:style-name="T2944">reported groups. One could also consider this as a confirmatory cluster analysis (Bacher et al., 2010). The s</text:span><text:span text:style-name="T2945"><office:annotation><dc:creator>Janka Hauffe</dc:creator><dc:date>2024-11-27T16:14:00</dc:date><meta:creator-initials>Janka Hau</meta:creator-initials><text:p text:style-name="P2946"><text:span text:style-name="T2947">Results on stability here or in results?</text:span></text:p></office:annotation></text:span><text:span text:style-name="T2948">tability of the clusters was tested by comparing different proximity measures and algorithms using the adjusted Rand index (Hubert &amp; Arabie, 1985).<text:s/></text:span><text:span text:style-name="T2949">Verwendete Kriterien zur Bestimmung der Clusteranzahl</text:span></text:p>
      <text:p text:style-name="P2950">Inhaltlich, da zwei verschiedene Gruppen. Later 4 because of k-means<text:s/></text:p>
      <text:p text:style-name="P2951">DurchgefühRTE Stabilitätsprüfung</text:p>
      <text:p text:style-name="P2952">Für ausgewählze Clusteranzahl noch drei weitere Analysen mit dem Complete-, Single- und Weighted-Average-Linkage gerechnet. Die Übereinstimmung wurde mittels des adjustieRTEn Randindex (Hubert und Arabie 1985) beuRTEilt.<text:s/></text:p>
      <text:p text:style-name="P2953">Auch: Wechsel des Algorithmus und Veränderung Gruppenzahl (Ein Cluster bleibt gleich)</text:p>
      <text:p text:style-name="P2954">DurchgefühRTE Validitätsprüfung<text:s/></text:p>
      <text:p text:style-name="P2955">Zur Validitätsprüfung wurde auf Variablen Z1, Z2 usw. zurückgeriffen</text:p>
      <text:p text:style-name="P2956"/>
      <text:p text:style-name="P2957"><text:span text:style-name="T2958">Statistical analysis.<text:s/></text:span><text:span text:style-name="T2959">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text:s/></text:span><text:soft-page-break/><text:span text:style-name="T2960">cluster analysis, the with PCS groups in cluster 1 was compared to the with PCS group in cluster 2, and similarly for the without PCS groups. A<text:s/></text:span><text:span text:style-name="T2961"><office:annotation><dc:creator>Janka Hauffe</dc:creator><dc:date>2024-11-27T16:18:00</dc:date><meta:creator-initials>Janka Hau</meta:creator-initials><text:p text:style-name="P2962"><text:span text:style-name="T2963">Why t-test? And why is that robust? Why am I allowed to use that one?</text:span></text:p></office:annotation></text:span><text:span text:style-name="T2964">t-test was used for these comparisons.<text:s/></text:span><text:span text:style-name="T2965">Effect size and cohens d were also compared (need to check why)</text:span></text:p>
      <text:p text:style-name="P2966">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2967"><text:span text:style-name="T2968">The two clusters where compared<text:s/></text:span><text:span text:style-name="T2969"><text:s/></text:span></text:p>
      <text:p text:style-name="P2970"/>
      <text:p text:style-name="P2971">Alongside the comparisons of demographic, cognitive data, and questionnaire results, the clusters were also examined for their EEG resting state patterns.</text:p>
      <text:p text:style-name="P2972"/>
      <text:p text:style-name="P2973"><text:span text:style-name="T2974">EEG Recording and A</text:span><text:span text:style-name="T2975"><office:annotation><dc:creator>Janka Hauffe</dc:creator><dc:date>2024-11-14T09:07:00</dc:date><meta:creator-initials>Janka Hau</meta:creator-initials><text:p text:style-name="P2976"><text:span text:style-name="T2977">The analysis of this study was focused on the condition eyes open only.</text:span></text:p><text:p text:style-name="P2978">All code described in the following sections can be found in this public GitHub repository:</text:p><text:p text:style-name="P2979">https://github.com/LGodbersen/Masters-thesis.</text:p></office:annotation></text:span><text:span text:style-name="T2980">nalysis</text:span></text:p>
      <text:p text:style-name="P2981"><text:span text:style-name="T2982">For each group (withPCS and withoutPCS), 5 minutes of resting state with eyes open and 5 minutes of resting state with eyes closed were recorded using high-density EEG.</text:span><text:span text:style-name="T2983"><office:annotation><dc:creator>Janka Hauffe</dc:creator><dc:date>2024-09-02T10:07:00</dc:date><meta:creator-initials>Janka Hau</meta:creator-initials><text:p text:style-name="P2984"><text:span text:style-name="T2985">EEG signals were collected using the 128-channel actiCap System (Brain Products GmbH, Munich, Germany) with electrodes positioned in an equidistant layout, with a sampling rate of 500 Hz and amplitude resolution of 0.1 µV.</text:span></text:p></office:annotation></text:span><text:span text:style-name="T2986"><office:annotation><dc:creator>Janka Hauffe</dc:creator><dc:date>2024-09-02T10:12:00</dc:date><meta:creator-initials>Janka Hau</meta:creator-initials><text:p text:style-name="P2987"><text:span text:style-name="T2988">As alternative</text:span></text:p></office:annotation></text:span><text:span text:style-name="T2989"><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2990"><text:span text:style-name="T2991">The sampling rate was 1000 Hz with an amplitude resolution of 0.1 µV.<text:s/></text:span><text:span text:style-name="T2992"><text:s/></text:span><text:span text:style-name="T2993"><office:annotation><dc:creator>Janka Hauffe</dc:creator><dc:date>2024-11-28T15:30:00</dc:date><meta:creator-initials>Janka Hau</meta:creator-initials><text:p text:style-name="P2994"><text:span text:style-name="T2995">Here or earlier? Where should I mention how many Versuchsleiter!?</text:span></text:p></office:annotation></text:span><text:span text:style-name="T2996">Electrolyte gel was applied to improve conductivity between skin and electrodes, ensuring impedances remained below 20 k</text:span><text:span text:style-name="T2997">Ω</text:span><text:span text:style-name="T2998">.<text:s/></text:span><text:span text:style-name="T2999">Eye mo</text:span><text:span text:style-name="T3000"><office:annotation><dc:creator>Janka Hauffe</dc:creator><dc:date>2024-09-02T10:39:00</dc:date><meta:creator-initials>Janka Hau</meta:creator-initials><text:p text:style-name="P3001"><text:span text:style-name="T3002">Or just: EOG activity was recorded using two dedicated EOG electrodes, placed below each eye.<text:s/></text:span></text:p></office:annotation></text:span><text:span text:style-name="T3003">vements and changes in the resting potential of the retina (EOG activity) were monitored using two EOG electrodes placed below each eye,<text:s/></text:span><text:span text:style-name="T3004">with impedances also maintained below 20 k</text:span><text:span text:style-name="T3005">Ω</text:span><text:span text:style-name="T3006">. In addition, a ground electrode was positioned on the forehead, and a reference electrode was positioned on the tip of the nose. Impedances for both the reference and ground electrode were kept below 5 k</text:span><text:span text:style-name="T3007">Ω</text:span><text:span text:style-name="T3008">.</text:span></text:p>
      <text:p text:style-name="P3009"/>
      <text:p text:style-name="P3010"><text:span text:style-name="T3011">Preproce</text:span><text:span text:style-name="T3012"><office:annotation><dc:creator>Janka Hauffe</dc:creator><dc:date>2024-11-30T11:24:00</dc:date><meta:creator-initials>Janka Hau</meta:creator-initials><text:p text:style-name="P3013"><text:span text:style-name="T3014">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3015"><office:annotation><dc:creator>Janka Hauffe</dc:creator><dc:date>2024-11-30T11:27:00</dc:date><meta:creator-initials>Janka Hau</meta:creator-initials><text:p text:style-name="P3016">Loading the data</text:p><text:list text:style-name="LFO2" text:continue-numbering="true"><text:list-item><text:p text:style-name="P3017">Line noise removal</text:p></text:list-item><text:list-item><text:p text:style-name="P3018">High pass filtering and bad channel rejection</text:p></text:list-item><text:list-item><text:p text:style-name="P3019">Re-referencing</text:p></text:list-item><text:list-item><text:p text:style-name="P3020">Independent Component Analysis and automatic IC rejection</text:p></text:list-item><text:list-item><text:p text:style-name="P3021">Interpolation of removed channels</text:p></text:list-item><text:list-item><text:p text:style-name="P3022">Bad time segment removal</text:p></text:list-item><text:list-item><text:p text:style-name="P3023">Data segmentation into epochs</text:p></text:list-item></text:list></office:annotation></text:span><text:span text:style-name="T3024">ssing</text:span></text:p>
      <text:soft-page-break/>
      <text:p text:style-name="P3025"><text:span text:style-name="T3026">Data pr</text:span><text:span text:style-name="T3027"><office:annotation><dc:creator>Janka Hauffe</dc:creator><dc:date>2024-09-02T10:41:00</dc:date><meta:creator-initials>Janka Hau</meta:creator-initials><text:p text:style-name="P3028">Not only preprocessing</text:p></office:annotation></text:span><text:span text:style-name="T3029">eprocessing/analysis was<text:s/></text:span><text:span text:style-name="T3030"><office:annotation><dc:creator>Janka Hauffe</dc:creator><dc:date>2024-11-30T11:46:00</dc:date><meta:creator-initials>Janka Hau</meta:creator-initials><text:p text:style-name="P3031"><text:span text:style-name="T3032">Analyses are performed using Matlab 2020a (The Mathworks,</text:span></text:p><text:p text:style-name="P3033">Inc.3) on Windows or Mac OSx with the Statistical and Machine</text:p><text:p text:style-name="P3034">Learning Toolbox installed, along with EEGLAB4 (v2020.0) and</text:p><text:p text:style-name="P3035">its BIDS tool5 (v3.5) and LIMO EEG6 (v3) plugins—both of them</text:p><text:p text:style-name="P3036">available through the EEGLAB plugin manager.<text:line-break/><text:line-break/>Pernet et al. 2021</text:p></office:annotation></text:span><text:span text:style-name="T3037">performed using the FieldTrip toolbox (Fieldtrip-20240504; Oostenveld, Fries, Maris &amp; Schoffelen, 2011) and the<text:s/></text:span><text:span text:style-name="T3038"><office:annotation><dc:creator>Janka Hauffe</dc:creator><dc:date>2024-11-30T11:43:00</dc:date><meta:creator-initials>Janka Hau</meta:creator-initials><text:p text:style-name="P3039"><text:span text:style-name="T3040">EEGLAB (Delorme and Makeig, 2004) is the most commonly</text:span></text:p><text:p text:style-name="P3041">used platform for EEG data analysis (Hanke and Halchenko,</text:p><text:p text:style-name="P3042">2011; Martínez-Cancino et al., 2020) and all steps proposed can</text:p><text:p text:style-name="P3043">also be reproduced from the user interface</text:p></office:annotation></text:span><text:span text:style-name="T3044">EEGLab toolbox (v2024.0; Delorme &amp; Makeig, 2004) in Matlab (</text:span><text:span text:style-name="T3045"><office:annotation><dc:creator>Janka Hauffe</dc:creator><dc:date>2024-07-27T11:53:00</dc:date><meta:creator-initials>Janka Hau</meta:creator-initials><text:p text:style-name="P3046"><text:span text:style-name="T3047">How to cite that correctly?</text:span></text:p></office:annotation></text:span><text:span text:style-name="T3048">v24.1.0.2578822 (R2024a) Mathworks Inc., 2024,<text:s/></text:span><text:span text:style-name="T3049">MathWorks® https://de.mathworks.com) on<text:s/></text:span><text:span text:style-name="T3050"><office:annotation><dc:creator>Janka Hauffe</dc:creator><dc:date>2024-11-30T12:58:00</dc:date><meta:creator-initials>Janka Hau</meta:creator-initials><text:p text:style-name="P3051"><text:span text:style-name="T3052">Relevant?</text:span></text:p></office:annotation></text:span><text:span text:style-name="T3053">Windows.</text:span></text:p>
      <text:p text:style-name="P3054"><text:span text:style-name="T3055">The participants'<text:s/></text:span><text:span text:style-name="T3056"><office:annotation><dc:creator>Janka Hauffe</dc:creator><dc:date>2024-11-30T11:44:00</dc:date><meta:creator-initials>Janka Hau</meta:creator-initials><text:p text:style-name="P3057"><text:span text:style-name="T3058"><text:s/>EEG</text:span></text:p><text:p text:style-name="P3059">(70 channel Easycap2) and ECG data were extracted from the</text:p><text:p text:style-name="P3060">binary MEG.fif files that combined MEG, EEG, ECG channels,</text:p><text:p text:style-name="P3061">event markers were time corrected (−34 ms) and electrode</text:p><text:p text:style-name="P3062">positions re-oriented to fit the head coordinate system. Out</text:p><text:p text:style-name="P3063">of the 19 participants, participant 1 was removed because of</text:p><text:p text:style-name="P3064"><text:span text:style-name="T3065">channels digitization errors leading to 18 participants.<text:s/></text:span><text:span text:style-name="T3066"><text:line-break/></text:span><text:span text:style-name="T3067">Pernet et al., 2021</text:span></text:p></office:annotation></text:span><text:span text:style-name="T3068"><office:annotation><dc:creator>Janka Hauffe</dc:creator><dc:date>2024-11-30T11:44:00</dc:date><meta:creator-initials>Janka Hau</meta:creator-initials><text:p text:style-name="P3069"><text:span text:style-name="T3070">Important for empty dataset</text:span></text:p></office:annotation></text:span><text:span text:style-name="T3071">EEG data were organized in BIDS (Brain Imaging Data Structure) format (Gorgolewski et al., 2016; Pernet et al., 2019). BIDS is a community standard that ensures homogeneity in the organization and description of raw<text:s/></text:span><text:span text:style-name="T3072"><office:annotation><dc:creator>Janka Hauffe</dc:creator><dc:date>2024-11-30T13:44:00</dc:date><meta:creator-initials>Janka Hau</meta:creator-initials><text:p text:style-name="P3073"><text:span text:style-name="T3074">What describes EEG and MRI data best together?</text:span></text:p></office:annotation></text:span><text:span text:style-name="T3075">neurocognitive/brain-derived/neuroscientific 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3076"><office:annotation><dc:creator>Janka Hauffe</dc:creator><dc:date>2024-11-30T13:49:00</dc:date><meta:creator-initials>Janka Hau</meta:creator-initials><text:p text:style-name="P3077"><text:span text:style-name="T3078">Where to find?</text:span></text:p></office:annotation></text:span><text:span text:style-name="T3079">built to select the data from the eyes-open condition for subsequent processing. This resulted in approximately<text:s/></text:span><text:span text:style-name="T3080"><office:annotation><dc:creator>Janka Hauffe</dc:creator><dc:date>2024-11-28T19:53:00</dc:date><meta:creator-initials>Janka Hau</meta:creator-initials><text:p text:style-name="P3081"><text:span text:style-name="T3082">Correct like that?</text:span></text:p></office:annotation></text:span><text:span text:style-name="T3083">300 s per participant.<text:s/></text:span></text:p>
      <text:p text:style-name="P3084">Filtering and Resampling</text:p>
      <text:p text:style-name="P3085"><text:span text:style-name="T3086"><office:annotation><dc:creator>Janka Hauffe</dc:creator><dc:date>2024-11-28T20:20:00</dc:date><meta:creator-initials>Janka Hau</meta:creator-initials><text:p text:style-name="P3087"><text:span text:style-name="T3088">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3089">A finite<text:s/></text:span><text:span text:style-name="T3090"><office:annotation><dc:creator>Janka Hauffe</dc:creator><dc:date>2024-11-28T20:12:00</dc:date><meta:creator-initials>Janka Hau</meta:creator-initials><text:p text:style-name="P3091"><text:span text:style-name="T3092">Some authors argue against high-pass filtering (or restrict the applicable high-pass cutoff to</text:span></text:p><text:p text:style-name="P3093">frequencies as low as &lt;0.1 Hz; in particular if estimating window mean or peak amplitudes; Acunzo et</text:p><text:p text:style-name="P3094">al., 2012; Luck, 2005) or low-pass filtering (in particular if estimating onset latencies; VanRullen, 2011).</text:p><text:p text:style-name="P3095">We certainly want to stress their point – care is needed – but, on the other hand, if the filter applied really</text:p><text:p text:style-name="P3096">increases the signal-to-noise ratio (as it should to motivate its usage) and does not systematically bias the</text:p><text:p text:style-name="P3097">to-be-estimated parameter, these values can be determined with greater precision with than without filter-</text:p><text:p text:style-name="P3098">ing.</text:p></office:annotation></text:span><text:span text:style-name="T3099">impulse response (F</text:span><text:span text:style-name="T3100"><office:annotation><dc:creator>Janka Hauffe</dc:creator><dc:date>2024-11-29T14:53:00</dc:date><meta:creator-initials>Janka Hau</meta:creator-initials><text:p text:style-name="P3101"><text:span text:style-name="T3102">.The FIR filter was chosen for its stability and linear phase characteristics.</text:span><text:span text:style-name="T3103"><text:line-break/></text:span><text:span text:style-name="T3104"><text:line-break/>is that true?</text:span></text:p></office:annotation></text:span><text:span text:style-name="T3105">IR)<text:s/></text:span><text:span text:style-name="T3106"><office:annotation><dc:creator>Janka Hauffe</dc:creator><dc:date>2024-11-14T09:18:00</dc:date><meta:creator-initials>Janka Hau</meta:creator-initials><text:p text:style-name="P3107"><text:span text:style-name="T3108">Subsequently, high-pass filtering was administered. Since filters above 0.1 Hz can lead to</text:span></text:p><text:p text:style-name="P3109">an important improvement compared to no filtering (Delorme, 2023), a high-pass hamming</text:p><text:p text:style-name="P3110">windowed sinc FIR filter was used at 0.1 Hz.</text:p></office:annotation></text:span><text:span text:style-name="T3111">windowed-sinc (firws) filter, designed with a hamming windowed sinc function and implemented in the FieldTrip toolbox, was used for both high-pass and low-pass filtering of the continuous data. For<text:s/></text:span><text:span text:style-name="T3112"><office:annotation><dc:creator>Janka Hauffe</dc:creator><dc:date>2024-09-05T20:17:00</dc:date><meta:creator-initials>Janka Hau</meta:creator-initials><text:p text:style-name="P3113"><text:span text:style-name="T3114">Since filters above 0.1 Hz can lead to</text:span></text:p><text:p text:style-name="P3115">an important improvement compared to no filtering (Delorme, 2023</text:p></office:annotation></text:span><text:span text:style-name="T3116">high-pass filtering, a cut-off frequency of<text:s/></text:span><text:span text:style-name="T3117"><office:annotation><dc:creator>Janka Hauffe</dc:creator><dc:date>2024-09-02T11:27:00</dc:date><meta:creator-initials>Janka Hau</meta:creator-initials><text:p text:style-name="P3118"><text:span text:style-name="T3119">Do I need literature?</text:span></text:p></office:annotation></text:span><text:span text:style-name="T3120">0.1 Hz was applied to eliminate very low frequencies (drift) (Keil et al., 2013). This cut-off was based on the findings of Delorme (2023) and Winkler, Debener, Müller and Tangermann (</text:span><text:span text:style-name="T3121">2015)</text:span><text:span text:style-name="T3122">, where filtering at 0.1 Hz or higher significantly improved data quality compared to no filtering.<text:s/></text:span><text:span text:style-name="T3123">Filters</text:span><text:span text:style-name="T3124"><text:s/></text:span><text:span text:style-name="T3125"><office:annotation><dc:creator>Janka Hauffe</dc:creator><dc:date>2024-11-30T14:01:00</dc:date><meta:creator-initials>Janka Hau</meta:creator-initials><text:p text:style-name="P3126"><text:span text:style-name="T3127">I think Lara changed that. Before more. Why not 0.1? Need to check voice messages</text:span></text:p></office:annotation></text:span><text:span text:style-name="T3128">above 0.1 were not used due to (I will come up with something).</text:span></text:p>
      <text:p text:style-name="P3129"><text:span text:style-name="T3130">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3131"><office:annotation><dc:creator>Janka Hauffe</dc:creator><dc:date>2024-11-30T11:32:00</dc:date><meta:creator-initials>Janka Hau</meta:creator-initials><text:p text:style-name="P3132"><text:span text:style-name="T3133">Avila et al., 2023</text:span></text:p></office:annotation></text:span><text:span text:style-name="T3134">50 Hz line noise (Delorme, 2023). Finally, the data underwent re-referencing using the Common Average<text:s/></text:span><text:span text:style-name="T3135"><office:annotation><dc:creator>Janka Hauffe</dc:creator><dc:date>2024-11-30T15:16:00</dc:date><meta:creator-initials>Janka Hau</meta:creator-initials><text:p text:style-name="P3136"><text:span text:style-name="T3137">After artifact removal, the<text:s/></text:span><text:span text:style-name="T3138">CAR</text:span><text:span text:style-name="T3139"><text:s/>technique was applied again to re-reference the data, providing a more spatially uniform reference and minimizing the influence of the original reference electrode across all channels. The<text:s/></text:span><text:span text:style-name="T3140">EEGLAB pop_reref</text:span><text:span text:style-name="T3141"><text:s/>function was used for this step.<text:s/></text:span></text:p></office:annotation></text:span><text:span text:style-name="T3142">Reference (CAR) technique to<text:s/></text:span><text:span text:style-name="T3143"><office:annotation><dc:creator>Janka Hauffe</dc:creator><dc:date>2024-11-29T15:14:00</dc:date><meta:creator-initials>Janka Hau</meta:creator-initials><text:p text:style-name="P3144"><text:span text:style-name="T3145">True?</text:span></text:p></office:annotation></text:span><text:span text:style-name="T3146">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3147"><office:annotation><dc:creator>Janka Hauffe</dc:creator><dc:date>2024-11-30T15:15:00</dc:date><meta:creator-initials>Janka Hau</meta:creator-initials><text:p text:style-name="P3148"><text:span text:style-name="T3149">Data is re-referenced to the average reference with the function pop_reref(). <text:s/>Avila et al</text:span></text:p></office:annotation></text:span><text:span text:style-name="T3150"><text:s/>used (to perform this step). The data was converted into the EEGLAB data structure for further processing.<text:s/></text:span></text:p>
      <text:p text:style-name="P3151"/>
      <text:soft-page-break/>
      <text:p text:style-name="P3152"><text:span text:style-name="T3153">Due to</text:span><text:span text:style-name="T3154"><office:annotation><dc:creator>Janka Hauffe</dc:creator><dc:date>2024-12-01T11:52:00</dc:date><meta:creator-initials>Janka Hau</meta:creator-initials><text:p text:style-name="P3155"><text:span text:style-name="T3156">One participant with empty dataset (KA14HH)</text:span></text:p></office:annotation></text:span><text:span text:style-name="T3157"><text:s/>empty dataset from one participant, the participant was excluded, leaving the dataset with 69 participants (something like that. But where should I write that?)</text:span></text:p>
      <text:p text:style-name="P3158"/>
      <text:p text:style-name="P3159"><text:span text:style-name="T3160"><office:annotation><dc:creator>Janka Hauffe</dc:creator><dc:date>2024-11-30T12:04:00</dc:date><meta:creator-initials>Janka Hau</meta:creator-initials><text:p text:style-name="P3161"><text:span text:style-name="T3162">„No „bad“ (excessively noisy) channels were detected or removed in this process“ after running pop_clean_rawdata EEGLAB plug-in (Truong, Robbins, Delmore &amp; Makeig, )</text:span></text:p></office:annotation></text:span><text:span text:style-name="T3163">Artifact removal</text:span></text:p>
      <text:p text:style-name="P3164"><text:span text:style-name="T3165">A</text:span><text:span text:style-name="T3166"><office:annotation><dc:creator>Janka Hauffe</dc:creator><dc:date>2024-09-05T12:37:00</dc:date><meta:creator-initials>Janka Hau</meta:creator-initials><text:p text:style-name="P3167"><text:span text:style-name="T3168">One participant with empty dataset (KA14HH)</text:span></text:p></office:annotation></text:span><text:span text:style-name="T3169">fter the initial filtering and resampling, the preprocessing pipeline continued with detecting and removing artifacts. First, large a</text:span><text:span text:style-name="T3170"><office:annotation><dc:creator>Janka Hauffe</dc:creator><dc:date>2024-09-06T08:27:00</dc:date><meta:creator-initials>Janka Hau</meta:creator-initials><text:p text:style-name="P3171">Data was cleaned</text:p></office:annotation></text:span><text:span text:style-name="T3172">rtifacts -<text:s/></text:span><text:span text:style-name="T3173"><office:annotation><dc:creator>Janka Hauffe</dc:creator><dc:date>2024-12-01T11:54:00</dc:date><meta:creator-initials>Janka Hau</meta:creator-initials><text:p text:style-name="P3174">Delete?</text:p></office:annotation></text:span><text:span text:style-name="T3175">including the removal of flat-line channels, noisy channels, and short-time bursts of noise<text:s/></text:span><text:span text:style-name="T3176"><office:annotation><dc:creator>Janka Hauffe</dc:creator><dc:date>2024-11-29T15:26:00</dc:date><meta:creator-initials>Janka Hau</meta:creator-initials><text:p text:style-name="P3177">Langer Strich, wie funktioniert das?</text:p></office:annotation></text:span><text:span text:style-name="T3178">-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3179"><office:annotation><dc:creator>Janka Hauffe</dc:creator><dc:date>2024-12-01T17:20:00</dc:date><meta:creator-initials>Janka Hau</meta:creator-initials><text:p text:style-name="P3180"><text:span text:style-name="T3181">But they suggested 0.8 which is the default</text:span></text:p></office:annotation></text:span><text:span text:style-name="T3182">(Gil Ávila et al., 2023; Pernet et al., 2021). The euclidean distance metric was used to calculate the similarity between channels.<text:s/></text:span></text:p>
      <text:p text:style-name="P3183"><text:span text:style-name="T3184">Data segments with abnormally high amplitude bursts, exceeding 100 SD compared to neighboring segments, were eliminated (BurstCriterion =<text:s/></text:span><text:span text:style-name="T3185"><office:annotation><dc:creator>Janka Hauffe</dc:creator><dc:date>2024-11-29T15:33:00</dc:date><meta:creator-initials>Janka Hau</meta:creator-initials><text:p text:style-name="P3186"><text:span text:style-name="T3187">The Burst Criterion was set to 100, meaning that artifact-bursts that had a higher than 100 SD</text:span></text:p><text:p text:style-name="P3188">amplitude compared to neighbouring segments were removed. Bursts of such high amplitude</text:p><text:p text:style-name="P3189">are thought not to reflect brain signals. The Window Criterion was set to 0.4, meaning that a</text:p><text:p text:style-name="P3190"><text:span text:style-name="T3191">data window where over 40% of all channels have been marked as noisy</text:span><text:span text:style-name="T3192">/</text:span><text:span text:style-name="T3193">bad, would be excluded.</text:span></text:p><text:p text:style-name="P3194">This helped detecting periods in time that contained a lot of artifacts simultaneously.</text:p></office:annotation></text:span><text:span text:style-name="T3195">100), as such extreme bursts are considered unlikely to reflect brain signals (Chang et al., 2018). The default BurstCriterion is set to 20, but it may be adjusted if the default setting results in rejecting too many data segments. Some</text:span><text:span text:style-name="T3196"><office:annotation><dc:creator>Janka Hauffe</dc:creator><dc:date>2024-12-01T17:39:00</dc:date><meta:creator-initials>Janka Hau</meta:creator-initials><text:p text:style-name="P3197"><text:span text:style-name="T3198">Seems weird but that‘s how it is written in tutorial</text:span></text:p></office:annotation></text:span><text:span text:style-name="T3199"><office:annotation><dc:creator>Janka Hauffe</dc:creator><dc:date>2024-12-01T18:01:00</dc:date><meta:creator-initials>Janka Hau</meta:creator-initials><text:p text:style-name="P3200"><text:span text:style-name="T3201">Maybe just delete people?</text:span></text:p></office:annotation></text:span><text:span text:style-name="T3202"><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3203"><office:annotation><dc:creator>Janka Hauffe</dc:creator><dc:date>2024-12-01T18:16:00</dc:date><meta:creator-initials>Janka Hau</meta:creator-initials><text:p text:style-name="P3204"><text:span text:style-name="T3205">Criterion for removing time windows that were not repaired completely</text:span></text:p></office:annotation></text:span><text:span text:style-name="T3206">40% of the channels were marked as</text:span><text:span text:style-name="T3207"><office:annotation><dc:creator>Janka Hauffe</dc:creator><dc:date>2024-12-01T18:12:00</dc:date><meta:creator-initials>Janka Hau</meta:creator-initials><text:p text:style-name="P3208"><text:span text:style-name="T3209">Or bad</text:span></text:p></office:annotation></text:span><text:span text:style-name="T3210"><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3211"><text:span text:style-name="T3212">Again the data is re-referenced to the average reference (CAR), this time using the EEGLAB function pop_reref() (</text:span><text:span text:style-name="T3213">Gil Ávila et al., 2023)</text:span><text:span text:style-name="T3214">.</text:span></text:p>
      <text:p text:style-name="P3215"><text:span text:style-name="T3216">Secondly, Independent Component Analysis (ICA) (Bell and Sejnowski, 1995; Hyvärinen, 2013, Jung et al., 2000; Lee et al., 1999; Palmer et al., 2008) was performed on the data, to<text:s/></text:span><text:soft-page-break/><text:span text:style-name="T3217">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3218"><office:annotation><dc:creator>Janka Hauffe</dc:creator><dc:date>2024-12-01T18:29:00</dc:date><meta:creator-initials>Janka Hau</meta:creator-initials><text:p text:style-name="P3219"><text:span text:style-name="T3220">stolen</text:span></text:p></office:annotation></text:span><text:span text:style-name="T3221">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3222"><text:s/></text:span><text:span text:style-name="T3223"><text:s/>The resulting ICA weights, which represent the transformation matrix for this decomposition, were saved in a separate file.</text:span></text:p>
      <text:p text:style-name="P3224"><text:span text:style-name="T3225">Automatic compon</text:span><text:span text:style-name="T3226"><office:annotation><dc:creator>Janka Hauffe</dc:creator><dc:date>2024-11-30T12:11:00</dc:date><meta:creator-initials>Janka Hau</meta:creator-initials><text:p text:style-name="P3227"><text:span text:style-name="T3228">In recent years, several EEG data preprocessing pipelines have been developed and published</text:span></text:p><text:p text:style-name="P3229">by different laboratories. To our knowledge, there has been no systematic review of these, nor is it quite clear what measures should best be used for fair comparison. It is best that EEG</text:p><text:p text:style-name="P3230">researchers acquaint themselves with the problems involved in adequate data preprocessing and</text:p><text:p text:style-name="P3231">test for themselves the particular pipeline they use or construct for this purpose. Because there</text:p><text:p text:style-name="P3232">is no agreed-upon standard (K. A. Robbins et al., 2020), we hesitate to promote a particular</text:p><text:p text:style-name="P3233"><text:span text:style-name="T3234">approach (see<text:s/></text:span><text:a xlink:href="https://osf.io/8brgv/" office:target-frame-name="_top" xlink:show="replace"><text:span text:style-name="T3235">https://osf.io/8brgv/</text:span></text:a><text:span text:style-name="T3236"><text:s/>for an example of an automated pipeline). We prefer to involve</text:span></text:p><text:p text:style-name="P3237">ICA decomposition in this process as it is shown to perform well in identifying and separating out</text:p><text:p text:style-name="P3238">several classes of non-brain source signals typically mixed in the scalp data (eye movements,</text:p><text:p text:style-name="P3239">scalp muscle activities), as well as identifying major spatially localizable effective brain sources</text:p><text:p text:style-name="P3240">that represent much of the brain’s (largely cortical) contribution to the scalp data.<text:line-break/><text:line-break/>T… et al.</text:p></office:annotation></text:span><text:span text:style-name="T3241"><office:annotation><dc:creator>Janka Hauffe</dc:creator><dc:date>2024-12-01T18:51:00</dc:date><meta:creator-initials>Janka Hau</meta:creator-initials><text:p text:style-name="P3242"><text:span text:style-name="T3243">Truong, Robbins, Delmore &amp; Makeig, 2023</text:span></text:p></office:annotation></text:span><text:span text:style-name="T3244">ent rejection w</text:span><text:span text:style-name="T3245"><office:annotation><dc:creator>Janka Hauffe</dc:creator><dc:date>2024-11-30T12:09:00</dc:date><meta:creator-initials>Janka Hau</meta:creator-initials><text:p text:style-name="P3246"><text:span text:style-name="T3247">This was supported by applying ICLabel (Pion-Tonachini et al., 2019), a neural network classifier</text:span></text:p><text:p text:style-name="P3248">trained on a large body of expert-labeled IC data, to automatically classify components as</text:p><text:p text:style-name="P3249">representing brain sources or as any of several classes of non-brain sources (see discussion</text:p><text:p text:style-name="P3250">below). Applying ICLabel before removing line noise correctly identified two strong line noise ICs</text:p><text:p text:style-name="P3251">but also caused ICLabel to classify effective brain sources still containing substantial noise noise</text:p><text:p text:style-name="P3252">as most likely representing line noise rather than brain source activity. After running zapline-plus</text:p><text:p text:style-name="P3253">on the scalp data and then applying the AMICA weights to the cleaned data to obtain the IC time</text:p><text:p text:style-name="P3254">courses (activations), ICLabel, now applied to the IC scalp maps and line-noise cleaned</text:p><text:p text:style-name="P3255">activations, confidently classified the ICs in question as representing brain sources, while</text:p><text:p text:style-name="P3256">classifying the two near-wholly line noise ICs only as ‘Other’ (e.g., non-brain)<text:line-break/><text:line-break/>T...</text:p></office:annotation></text:span><text:span text:style-name="T3257"><office:annotation><dc:creator>Janka Hauffe</dc:creator><dc:date>2024-12-01T18:51:00</dc:date><meta:creator-initials>Janka Hau</meta:creator-initials><text:p text:style-name="P3258"><text:span text:style-name="T3259">Truong, Robbins, Delmore &amp; Makeig, 2023</text:span></text:p></office:annotation></text:span><text:span text:style-name="T3260">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3261">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3262"><office:annotation><dc:creator>Janka Hauffe</dc:creator><dc:date>2024-09-06T08:34:00</dc:date><meta:creator-initials>Janka Hau</meta:creator-initials><text:p text:style-name="P3263"><text:span text:style-name="T3264">How many good channels were left in both groups?</text:span></text:p></office:annotation></text:span><text:span text:style-name="T3265">eckset().</text:span></text:p>
      <text:p text:style-name="P3266"/>
      <text:p text:style-name="P3267"><text:span text:style-name="T3268"><text:s/></text:span><text:span text:style-name="T3269"><office:annotation><dc:creator>Janka Hauffe</dc:creator><dc:date>2024-11-14T09:27:00</dc:date><meta:creator-initials>Janka Hau</meta:creator-initials><text:p text:style-name="P3270"><text:span text:style-name="T3271">Detecting and excluding bad channels is important (Delorme, 2023). After the ICA, the data</text:span></text:p><text:p text:style-name="P3272">were checked again to reject more possible bad channels or epochs. For each participant, all</text:p><text:p text:style-name="P3273">data points were taken and the mean of both mean and standard deviation were calculated.</text:p><text:p text:style-name="P3274">Thresholds were defined as average mean plus or minus three times the mean standard deviation.</text:p><text:p text:style-name="P3275">Afterwards, channels were rejected if their values exceeded these thresholds. This</text:p><text:p text:style-name="P3276"><text:span text:style-name="T3277">resulted in, on average 105.9 good channels in the with PCS group (SD<text:s/></text:span><text:span text:style-name="T3278">=<text:s/></text:span><text:span text:style-name="T3279">13.4, Range<text:s/></text:span><text:span text:style-name="T3280">=<text:s/></text:span><text:span text:style-name="T3281">75 -</text:span></text:p><text:p text:style-name="P3282"><text:span text:style-name="T3283">120) and on average 106.3 good channels in the without PCS group (SD<text:s/></text:span><text:span text:style-name="T3284">=<text:s/></text:span><text:span text:style-name="T3285">9.4, Range<text:s/></text:span><text:span text:style-name="T3286">=<text:s/></text:span><text:span text:style-name="T3287">90 -</text:span></text:p><text:p text:style-name="P3288">121). This corresponded to approximately 84% good channels in both groups. Subsequently,</text:p><text:p text:style-name="P3289">it is important to interpolate every previously excluded channel, where EEGLAB’s pop_interp</text:p><text:p text:style-name="P3290">function with a default of spherical interpolation was used. It was made sure that the interpolated</text:p><text:p text:style-name="P3291">channels were inserted into the original channel order. Correspondingly, it means that on</text:p><text:p text:style-name="P3292">average 16% of the channels in each group were interpolated.</text:p></office:annotation></text:span><text:span text:style-name="T3293">Thirdly and</text:span><text:span text:style-name="T3294"><office:annotation><dc:creator>Janka Hauffe</dc:creator><dc:date>2024-09-06T08:34:00</dc:date><meta:creator-initials>Janka Hau</meta:creator-initials><text:p text:style-name="P3295"><text:span text:style-name="T3296">Detecting and excluding bad channels is<text:s/></text:span><text:span text:style-name="T3297">very</text:span><text:span text:style-name="T3298"><text:s/>important (Delorme, 2023).<text:s/></text:span></text:p></office:annotation></text:span><text:span text:style-name="T3299"><text:s/>finally, an additional artifacts removal step was implemented to address any remaining problematic channels. This process involved a statistical approach to identify outlier channels based on their signal characteristics. The standard<text:s/></text:span><text:span text:style-name="T3300"><office:annotation><dc:creator>Janka Hauffe</dc:creator><dc:date>2024-09-06T08:35:00</dc:date><meta:creator-initials>Janka Hau</meta:creator-initials><text:p text:style-name="P3301"><text:span text:style-name="T3302">This resulted in,</text:span></text:p><text:p text:style-name="P3303">on average 105.9 good channels in the with PCS group (SD = 13.4, Range = 75 - 120) and on</text:p><text:p text:style-name="P3304">average 106.3 good channels in the without PCS group (SD = 9.4, Range = 90 - 121). This cor-</text:p><text:p text:style-name="P3305">responds to approximately 84 % good channels in both groups. Subsequently, it is important</text:p><text:p text:style-name="P3306">to interpolate every previously excluded channel, where EEGLAB’s pop_interp function with</text:p><text:p text:style-name="P3307">a default of spherical interpolation was used.<text:s/></text:p></office:annotation></text:span><text:span text:style-name="T3308">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text:s/></text:span><text:soft-page-break/><text:span text:style-name="T3309">quality. This step ensures that channels with unusually high or low variability, which might represent persistent artifacts or malfunctioning electrodes, are excluded from subsequent analyses.</text:span></text:p>
      <text:p text:style-name="P3310"><text:span text:style-name="T3311">Interpolate bad channels<text:s/></text:span></text:p>
      <text:p text:style-name="P3312"><text:span text:style-name="T3313">Channels removed in the previous step were interpolated using the EEGLAB function pop_interp() with the default spherical splines method (Perrin, Pernier, Bertrand &amp; Echallier, 1989), ensuring a consistent number of channels across participants (Gil Ávila et al., 2023). Interpolated channels were inserted into the original channel order. On average …. % of the channels in each g</text:span><text:span text:style-name="T3314"><office:annotation><dc:creator>Janka Hauffe</dc:creator><dc:date>2024-11-30T22:30:00</dc:date><meta:creator-initials>Janka Hau</meta:creator-initials><text:p text:style-name="P3315"><text:span text:style-name="T3316">?</text:span></text:p></office:annotation></text:span><text:span text:style-name="T3317">roup were interpolated.</text:span></text:p>
      <text:p text:style-name="P3318"><text:span text:style-name="T3319">Epoch length<text:s/></text:span><text:span text:style-name="T3320"><office:annotation><dc:creator>Janka Hauffe</dc:creator><dc:date>2024-11-30T11:38:00</dc:date><meta:creator-initials>Janka Hau</meta:creator-initials><text:p text:style-name="P3321"><text:span text:style-name="T3322">7. Data segmentation into epochs. Lastly, the continuous data are segmented into epochs with the function</text:span></text:p><text:p text:style-name="P3323">pop_epoch(). By default, data are segmented into 2-second epochs with a 50% overlap. Although longer epochs</text:p><text:p text:style-name="P3324">might be desirable for the Alpha Peak Frequency estimation to increase frequency resolution, short epochs favor</text:p><text:p text:style-name="P3325">the reliability of functional connectivity measures40,41</text:p><text:p text:style-name="P3326">. Thus, we propose 2-second epochs to establish a balance</text:p><text:p text:style-name="P3327">between frequency resolution, stationarity of the signal, and reliability of the later extracted features. Fifty percent</text:p><text:p text:style-name="P3328">overlap was chosen to provide a smooth estimation of the power spectra and mitigate the loss of signal due to</text:p><text:p text:style-name="P3329">tapering42</text:p><text:p text:style-name="P3330">. Epochs containing a discontinuity (e.g., because a segment containing an artifact was discarded) are</text:p><text:p text:style-name="P3331">rejected automatically. Data segmentation was adapted from Pernet et al.14</text:p><text:p text:style-name="P3332">, which focused on event-related data.<text:line-break/>Alvin et al</text:p></office:annotation></text:span><text:span text:style-name="T3333">and<text:s/></text:span><text:span text:style-name="T3334"><office:annotation><dc:creator>Janka Hauffe</dc:creator><dc:date>2024-09-06T08:39:00</dc:date><meta:creator-initials>Janka Hau</meta:creator-initials><text:p text:style-name="P3335"><text:span text:style-name="T3336">For the<text:s/></text:span><text:span text:style-name="T3337">restingstate</text:span><text:span text:style-name="T3338"><text:s/>delta power longer segments are<text:s/></text:span><text:span text:style-name="T3339">preferred</text:span><text:span text:style-name="T3340">, which is why in the prepro-</text:span></text:p><text:p text:style-name="P3341">cessing for the delta and beta power, the data was cut into 5 s epochs. The maximum would be</text:p><text:p text:style-name="P3342"><text:span text:style-name="T3343">60 good epochs here. The preprocessing and<text:s/></text:span><text:span text:style-name="T3344">age matching</text:span><text:span text:style-name="T3345"><text:s/>resulted in on average 40.7 good</text:span></text:p><text:p text:style-name="P3346">epochs (SD = 11.9, Range 15 - 60) in the with PCS group and an average 43.2 good epochs</text:p><text:p text:style-name="P3347">(SD = 11.1, Range 21 - 60) in the without PCS group, t(43.38) = -0.73, p = .47, d = -.22.</text:p></office:annotation></text:span><text:span text:style-name="T3348">number<text:s/></text:span><text:span text:style-name="T3349"><office:annotation><dc:creator>Janka Hauffe</dc:creator><dc:date>2024-11-30T12:12:00</dc:date><meta:creator-initials>Janka Hau</meta:creator-initials><text:p text:style-name="P3350"><text:span text:style-name="T3351">‘Epoching’ of EEG data refers to extracting sections (epochs) of the data of equal duration time</text:span></text:p><text:p text:style-name="P3352">locked to particular classes of experiment events of interest, in order to compute data measures</text:p><text:p text:style-name="P3353">and perform statistical comparison on these and/or the epoched data. The standard method of</text:p><text:p text:style-name="P3354">data epoch extraction in EEGLAB is to use the pop_epoch function, specifying specific values in</text:p><text:p text:style-name="P3355">a particular column of the EEGLAB EEG.event structure, typically using the EEG.event.type field</text:p><text:p text:style-name="P3356">to select the desired class(es) of events. This requires studying the event type terms used by the</text:p><text:p text:style-name="P3357">original investigators, which may likely be idiosyncratic and are often opaque (e.g., ‘type 17’) –</text:p><text:p text:style-name="P3358">and often fail to record distinctions that might in future prove fruitful to analyze<text:line-break/><text:line-break/>T… et al.</text:p></office:annotation></text:span><text:span text:style-name="T3359"><text:s text:c="3"/></text:span></text:p>
      <text:p text:style-name="P3360"><text:span text:style-name="T3361"><office:annotation><dc:creator>Janka Hauffe</dc:creator><dc:date>2024-12-02T16:50:00</dc:date><meta:creator-initials>Janka Hau</meta:creator-initials><text:p text:style-name="P3362"><text:span text:style-name="T3363">If I want to do the whole thing in steps</text:span></text:p></office:annotation></text:span><text:span text:style-name="T3364">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 nonoverlapping epochs. This function will then output the new epoch EEG as a dataset on EEGLAB (Bonello, Garg,</text:span><text:span text:style-name="T3365"><office:annotation><dc:creator>Janka Hauffe</dc:creator><dc:date>2024-12-02T17:23:00</dc:date><meta:creator-initials>Janka Hau</meta:creator-initials><text:p text:style-name="P3366"><text:span text:style-name="T3367">Not in zotero yet</text:span></text:p></office:annotation></text:span><text:span text:style-name="T3368"><text:s/>Garg &amp; Audu, 2018).</text:span></text:p>
      <text:p text:style-name="P3369"><text:span text:style-name="T3370">For the restingstate delta power longer epochs are preferred, since delta contains<text:s/></text:span><text:span text:style-name="T3371"><office:annotation><dc:creator>Janka Hauffe</dc:creator><dc:date>2024-12-02T17:25:00</dc:date><meta:creator-initials>Janka Hau</meta:creator-initials><text:p text:style-name="P3372"><text:span text:style-name="T3373">Maybe . Freeman 2004</text:span></text:p></office:annotation></text:span><text:span text:style-name="T3374">slower frequencies</text:span></text:p>
      <text:p text:style-name="P3375">and the longer the epoch, the higher the resolution. This is why in the preprocessing</text:p>
      <text:p text:style-name="P3376"><text:span text:style-name="T3377">for the delta and beta power, the data was cut into 5 s epochs.</text:span></text:p>
      <text:p text:style-name="P3378"><text:span text:style-name="T3379"><office:annotation><dc:creator>Janka Hauffe</dc:creator><dc:date>2024-11-30T11:39:00</dc:date><meta:creator-initials>Janka Hau</meta:creator-initials><text:p text:style-name="P3380"><text:span text:style-name="T3381">Power spectrum. Power spectra are computed with the FieldTrip function ft_freqanalysis between 1 and</text:span></text:p><text:p text:style-name="P3382">100 Hz using Slepian multitapers with +/−1 Hz frequency smoothing. For 2-second epochs, the maximum</text:p><text:p text:style-name="P3383">frequency resolution of the power spectrum is, by definition, the inverse of the epoch length, i.e., 0.5 Hz. As</text:p><text:p text:style-name="P3384">frequency band limits are determined by the spectral resolution, the pipeline zero-pads the epochs to 5 seconds,</text:p><text:p text:style-name="P3385">which yields a resolution of 0.1 Hz, to better capture the frequency range of the bands. Thus, the frequency band</text:p><text:p text:style-name="P3386">limits for theta, alpha, beta, and gamma are 4 to 7.9 Hz, 8 to 12.9 Hz, 13 to 30 Hz, and 30.1 to 80 Hz, respectively.</text:p><text:p text:style-name="P3387">These limits are defined by the COBIDAS-MEEG 19 guidelines and maintained throughout all features. Power</text:p><text:p text:style-name="P3388">spectra are computed for every channel and then averaged across epochs and channels to obtain a single global</text:p><text:p text:style-name="P3389">power spectrum. This global power spectrum is saved to sub-&lt;label&gt;_power.mat files and visualized with the</text:p><text:p text:style-name="P3390">different frequency bands highlighted in different colors (Fig. 3).<text:line-break/><text:line-break/>Alvin et al., 2023</text:p></office:annotation></text:span><text:span text:style-name="T3391">Power A</text:span><text:span text:style-name="T3392"><office:annotation><dc:creator>Janka Hauffe</dc:creator><dc:date>2024-11-14T09:32:00</dc:date><meta:creator-initials>Janka Hau</meta:creator-initials><text:p text:style-name="P3393"><text:span text:style-name="T3394">Donoghue et al. (2020) summarize that evaluating a change in absolute power could potentially</text:span></text:p><text:p text:style-name="P3395">be related to a true change, but might also reflect a change in the aperiodic exponent</text:p><text:p text:style-name="P3396"><text:span text:style-name="T3397">or in the broadband o</text:span><text:span text:style-name="T3398">ff</text:span><text:span text:style-name="T3399">set or a frequency center shift. Therefore, the aim was to analyze the</text:span></text:p><text:p text:style-name="P3400"><text:span text:style-name="T3401">relative power and have a look at the aperiodic exponent and o</text:span><text:span text:style-name="T3402">ff</text:span><text:span text:style-name="T3403">set as well. The method of</text:span></text:p><text:p text:style-name="P3404">Donoghue et al. (2020) was initially referred to as fooof (fitting oscillations and one-over-F)</text:p><text:p text:style-name="P3405">but was renamed to specparam (Spectral Parameterization). It is implemented in the Brainstorm</text:p><text:p text:style-name="P3406">Toolbox (Tadel et al., 2011) in MATLAB and this code is available in the FieldTrip</text:p><text:p text:style-name="P3407">Toolbox. The subsequent power analysis was computed with the FieldTrip Toolbox in MATLAB</text:p><text:p text:style-name="P3408">as well. The frequency analysis was carried out between 0.3 and 30 Hz with steps of</text:p><text:p text:style-name="P3409">0.2 Hz. The fooof output was specified in FieldTrip with a fixed aperiodic mode. In order to</text:p><text:p text:style-name="P3410">achieve the relative delta and beta power, the aperiodic components were subtracted from the</text:p><text:p text:style-name="P3411">original power spectra. The delta power was defined between 0.6 and 4 Hz. The beta power</text:p><text:p text:style-name="P3412">was defined between 14 and 30 Hz. The values of each frequency inside a frequency band were added up and the result was the relative power per channel.</text:p><text:p text:style-name="P3413">Having the power per channel, this was transferred to R Studio (v2023.12.1.402; RStudio</text:p><text:p text:style-name="P3414">Team 2020) for analyses with R Statistical Software (v4.3.2; R Core Team 2021). A first</text:p><text:p text:style-name="P3415"><text:span text:style-name="T3416">outlier removal took the mean relative power<text:s/></text:span><text:span text:style-name="T3417">+/</text:span><text:span text:style-name="T3418">- 3 SD per participant and excluded every</text:span></text:p><text:p text:style-name="P3419">channel that was above or below that threshold. This was done separately for delta and beta</text:p><text:p text:style-name="P3420"><text:span text:style-name="T3421">power, for aperiodic exponent and o</text:span><text:span text:style-name="T3422">ff</text:span><text:span text:style-name="T3423">set. Starting with 2898 channels per group, this outlier</text:span></text:p><text:p text:style-name="P3424">removal retained 98% of channels in both groups for the delta power, 98% in both groups for</text:p><text:p text:style-name="P3425">thebeta power, 99% in both groups for the aperiodic exponent and 99% (with PCS) and 100%</text:p><text:p text:style-name="P3426"><text:span text:style-name="T3427">(without PCS) for the aperiodic o</text:span><text:span text:style-name="T3428">ff</text:span><text:span text:style-name="T3429">set. Further outlier removal was considered. Andre (2022)</text:span></text:p><text:p text:style-name="P3430">vouched for hypothesis blind outlier removal (meaning across groups), while Karch (2023)</text:p><text:p text:style-name="P3431">argues that this method is also problematic. He points out that erroneous values should be</text:p><text:p text:style-name="P3432">corrected or removed and statistical methods that are not that sensitive to extreme values such</text:p><text:p text:style-name="P3433">as a sign rank test should be used. Across group outlier removal was chosen for delta and beta</text:p><text:p text:style-name="P3434">power, resulting in 97% (with PCS) and 96% (without PCS) retained channels for delta power</text:p><text:p text:style-name="P3435"><text:span text:style-name="T3436">and 96% in both groups for beta power. It was checked and seen that there was no di</text:span><text:span text:style-name="T3437">ff</text:span><text:span text:style-name="T3438">erence</text:span></text:p><text:p text:style-name="P3439">in significance between the within and across group outlier removals.</text:p><text:p text:style-name="P3440"><text:span text:style-name="T3441">There is no such thing as negative EEG power. With the fooof</text:span><text:span text:style-name="T3442">/</text:span><text:span text:style-name="T3443">specparam method however,</text:span></text:p><text:p text:style-name="P3444">negative power values can result. Therefore, in order to obtain the final relative power results,</text:p><text:p text:style-name="P3445">the negative power values were set to 0. To be precise, 39.7% and 38.0% of channels had</text:p><text:p text:style-name="P3446">negative values in the with and without PCS group respectively. For beta, it was just a small</text:p><text:p text:style-name="P3447">proportion with 2.0% and 2.5% in the with and without PCS group respectively. Taking these</text:p><text:p text:style-name="P3448">data out might result in less variance of the data (?).</text:p></office:annotation></text:span><text:span text:style-name="T3449">nalysis</text:span></text:p>
      <text:p text:style-name="P3450"><text:span text:style-name="T3451">Statistical</text:span><text:span text:style-name="T3452"><office:annotation><dc:creator>Janka Hauffe</dc:creator><dc:date>2024-11-14T09:34:00</dc:date><meta:creator-initials>Janka Hau</meta:creator-initials><text:p text:style-name="P3453"><text:span text:style-name="T3454">The di</text:span><text:span text:style-name="T3455">ff</text:span><text:span text:style-name="T3456">erences between the groups for the hypotheses concerning both power and connectivity</text:span></text:p><text:p text:style-name="P3457">should be investigated with a t-test. Before carrying out any t-tests, it was checked</text:p><text:p text:style-name="P3458">whether the theoretical assumptions were met, namely normality and equal variances. Shapiro-</text:p><text:p text:style-name="P3459">Wilks and Levene-Tests respectively were used for this. If at least one of these assumptions</text:p><text:p text:style-name="P3460">were not met, a nonparametric wilcox test was conducted. Exploratory cluster-based permutation</text:p><text:p text:style-name="P3461">tests over all channels of the EEG data for both delta and beta frequency were carried out</text:p><text:p text:style-name="P3462">in MATLAB with 1000 iterations and the Montecarlo method (Maris and Oostenveld, 2007).</text:p><text:p text:style-name="P3463">This step was supposed to test, if the prior selected ROIs made sense. The cognitive tests and</text:p><text:p text:style-name="P3464">questionnaires (FACIT-F, HADS-D, TMT A and TMT B-A, MoCA) were inspected concerning</text:p><text:p text:style-name="P3465">a normal distribution and equal variances as well. Again, if at least one of these assumptions</text:p><text:p text:style-name="P3466">were not met, a nonparametric wilcox test was conducted. For correlations, Spearman’s</text:p><text:p text:style-name="P3467">rank correlation was calculated, if normality assumption of the data was not met. Regarding</text:p><text:p text:style-name="P3468"><text:span text:style-name="T3469">the SWI, as discussed in section XX, the group di</text:span><text:span text:style-name="T3470">ff</text:span><text:span text:style-name="T3471">erences were tested across multiple thresholds.</text:span></text:p><text:p text:style-name="P3472">Langer et al. (2013) point out that the thresholds are not independent from one another</text:p><text:p text:style-name="P3473"><text:span text:style-name="T3474">which is why they advise to use permutation tests and in general to always report e</text:span><text:span text:style-name="T3475">ff</text:span><text:span text:style-name="T3476">ect sizes</text:span></text:p><text:p text:style-name="P3477">as well. A custom made permutation function in R with 1000 iterations was used. This custom</text:p><text:p text:style-name="P3478">made function used t-tests and a p value was calculated with the following formula:</text:p><text:p text:style-name="P3479"><text:span text:style-name="T3480">ppermutation<text:s/></text:span><text:span text:style-name="T3481">=</text:span></text:p><text:p text:style-name="P3482">sum(tpermutationresults &gt; tobserved)</text:p><text:p text:style-name="P3483">niterations</text:p><text:p text:style-name="P3484"><text:span text:style-name="T3485">The same formula and permutation test was used to investigate whether the aperiodic o</text:span><text:span text:style-name="T3486">ff</text:span><text:span text:style-name="T3487">set</text:span></text:p><text:p text:style-name="P3488"><text:span text:style-name="T3489">and exponent di</text:span><text:span text:style-name="T3490">ff</text:span><text:span text:style-name="T3491">ered between the two groups. In this case, a permutation test for each channel</text:span></text:p><text:p text:style-name="P3492">was conducted. Since the requirements for t-tests were not met, instead of the t statistic, the</text:p><text:p text:style-name="P3493">test statistic W from the nonparametric wilcox test was used instead.</text:p></office:annotation></text:span><text:span text:style-name="T3494"><text:s/>Analysis</text:span></text:p>
      <text:p text:style-name="P3495">T-test for two group comparasing. For four groups different test.</text:p>
      <text:p text:style-name="P3496">Results</text:p>
      <text:p text:style-name="P3497">Cluster Analysis</text:p>
      <text:p text:style-name="P3498">Which two clusters? Which four clusters? How are they different from each other? T-Werte what is interesting to tell? Table? Stabilty of cluster, validity,…<text:s/></text:p>
      <text:p text:style-name="P3499"><text:span text:style-name="T3500">Clinical<text:s/></text:span><text:span text:style-name="T3501"><office:annotation><dc:creator>Janka Hauffe</dc:creator><dc:date>2024-11-14T09:46:00</dc:date><meta:creator-initials>Janka Hau</meta:creator-initials><text:p text:style-name="P3502"><text:span text:style-name="T3503">Might be part of the results from cluster Analysis. To compare</text:span></text:p></office:annotation></text:span><text:span text:style-name="T3504">data(?)</text:span></text:p>
      <text:p text:style-name="P3505"><text:span text:style-name="T3506">Might be interesting to compare the reported groups vs “my” groups</text:span></text:p>
      <text:p text:style-name="P3507"><text:span text:style-name="T3508">EE</text:span><text:span text:style-name="T3509"><office:annotation><dc:creator>Janka Hauffe</dc:creator><dc:date>2024-11-14T09:40:00</dc:date><meta:creator-initials>Janka Hau</meta:creator-initials><text:p text:style-name="P3510"><text:span text:style-name="T3511">For the mean delta and beta power, the assumptions were also investigated. Normality assumption</text:span></text:p><text:p text:style-name="P3512">was not met for delta and beta. Equal variances were seen in both cases. Table A1</text:p><text:p text:style-name="P3513">in the appendix A displays the results of all the tested prerequisites.</text:p></office:annotation></text:span><text:span text:style-name="T3514">G Power</text:span></text:p>
      <text:p text:style-name="P3515"><text:span text:style-name="T3516">Delta (</text:span><text:span text:style-name="T3517"><office:annotation><dc:creator>Janka Hauffe</dc:creator><dc:date>2024-11-14T09:43:00</dc:date><meta:creator-initials>Janka Hau</meta:creator-initials><text:p text:style-name="P3518"><text:span text:style-name="T3519">The with PCS group exhibited a slightly lower average relative delta power in the frontal</text:span></text:p><text:p text:style-name="P3520"><text:span text:style-name="T3521">ROI (M<text:s/></text:span><text:span text:style-name="T3522">=<text:s/></text:span><text:span text:style-name="T3523">1.02, SD<text:s/></text:span><text:span text:style-name="T3524">=<text:s/></text:span><text:span text:style-name="T3525">0.99) compared to the without PCS group (M<text:s/></text:span><text:span text:style-name="T3526">=<text:s/></text:span><text:span text:style-name="T3527">1.13, SD<text:s/></text:span><text:span text:style-name="T3528">=<text:s/></text:span><text:span text:style-name="T3529">0.93). A</text:span></text:p><text:p text:style-name="P3530"><text:span text:style-name="T3531">one-sided wilcox test did not indicate a significant di</text:span><text:span text:style-name="T3532">ff</text:span><text:span text:style-name="T3533">erence between the groups, z<text:s/></text:span><text:span text:style-name="T3534">=<text:s/></text:span><text:span text:style-name="T3535">-0.56, p</text:span></text:p><text:p text:style-name="P3536"><text:span text:style-name="T3537">=<text:s/></text:span><text:span text:style-name="T3538">.288, r<text:s/></text:span><text:span text:style-name="T3539">=<text:s/></text:span><text:span text:style-name="T3540">.08. All power results are displayed in Figure 2.</text:span></text:p><text:p text:style-name="P3541">Permutation tests were administered to check the relevance of selected ROI. While no significant</text:p><text:p text:style-name="P3542">clusters were detected, frontal right channels seem to have higher values in the with</text:p><text:p text:style-name="P3543">PCS group as can bee seen in the cluster-test results in Figure 2 .</text:p></office:annotation></text:span><text:span text:style-name="T3544">frontal ROI)</text:span></text:p>
      <text:p text:style-name="P3545"><text:span text:style-name="T3546"><office:annotation><dc:creator>Janka Hauffe</dc:creator><dc:date>2024-11-14T09:44:00</dc:date><meta:creator-initials>Janka Hau</meta:creator-initials><text:p text:style-name="P3547"><text:span text:style-name="T3548">Figure 2. Results of power analysis in the A delta (0.6 - 4 Hz) and B beta (14 - 30 Hz)</text:span></text:p><text:p text:style-name="P3549">frequency bands for the with and without PCS group. White dots indicate the respective ROIs.</text:p><text:p text:style-name="P3550">A cluster test is a way to handle the multiple comparisons problem in the EEG and indicates</text:p><text:p text:style-name="P3551">spatially near clusters found in the data (Maris and Oostenveld, 2007). In this case, no cluster</text:p><text:p text:style-name="P3552">reached significance. The t-value can still show, where the with PCS group had lower (higher</text:p><text:p text:style-name="P3553">t-value) or higher values (lower t-value) than the without PCS group.</text:p></office:annotation></text:span><text:span text:style-name="T3554">Beta (</text:span><text:span text:style-name="T3555"><office:annotation><dc:creator>Janka Hauffe</dc:creator><dc:date>2024-11-14T09:44:00</dc:date><meta:creator-initials>Janka Hau</meta:creator-initials><text:p text:style-name="P3556"><text:span text:style-name="T3557">The with PCS group exhibited higher average relative beta power in the central ROI (M<text:s/></text:span><text:span text:style-name="T3558">=</text:span></text:p><text:p text:style-name="P3559"><text:span text:style-name="T3560">1.95, SD<text:s/></text:span><text:span text:style-name="T3561">=<text:s/></text:span><text:span text:style-name="T3562">2.04) compared to the without PCS group (M<text:s/></text:span><text:span text:style-name="T3563">=<text:s/></text:span><text:span text:style-name="T3564">1.56, SD<text:s/></text:span><text:span text:style-name="T3565">=<text:s/></text:span><text:span text:style-name="T3566">1.64). A two-sided</text:span></text:p><text:p text:style-name="P3567"><text:span text:style-name="T3568">wilcox test did not indicate a significant di</text:span><text:span text:style-name="T3569">ff</text:span><text:span text:style-name="T3570">erence between the groups, z<text:s/></text:span><text:span text:style-name="T3571">=<text:s/></text:span><text:span text:style-name="T3572">0.76, p<text:s/></text:span><text:span text:style-name="T3573">=<text:s/></text:span><text:span text:style-name="T3574">.449, r<text:s/></text:span><text:span text:style-name="T3575">=</text:span></text:p><text:p text:style-name="P3576">.11.</text:p><text:p text:style-name="P3577">Permutation tests were administered to check the relevance of selected ROI. While no significant</text:p><text:p text:style-name="P3578">clusters were detected, frontal and central channels in the with PCS group seem to have</text:p><text:p text:style-name="P3579">higher values and occipital channels lower values as can bee seen in the cluster-test results in</text:p><text:p text:style-name="P3580">Figure 2.</text:p></office:annotation></text:span><text:span text:style-name="T3581">central ROI)</text:span></text:p>
      <text:p text:style-name="P3582"><text:span text:style-name="T3583">Correlations with<text:s/></text:span><text:span text:style-name="T3584"><office:annotation><dc:creator>Janka Hauffe</dc:creator><dc:date>2024-11-14T09:45:00</dc:date><meta:creator-initials>Janka Hau</meta:creator-initials><text:p text:style-name="P3585"><text:span text:style-name="T3586">The frontal delta power correlated significantly with the HADS-D,<text:s/></text:span><text:span text:style-name="T3587">ρ</text:span><text:span text:style-name="T3588">(44)<text:s/></text:span><text:span text:style-name="T3589">=<text:s/></text:span><text:span text:style-name="T3590">.31, p<text:s/></text:span><text:span text:style-name="T3591">=<text:s/></text:span><text:span text:style-name="T3592">.042,</text:span></text:p><text:p text:style-name="P3593"><text:span text:style-name="T3594">as can be seen in Table 3. There were negative correlations of delta with the MoCA,<text:s/></text:span><text:span text:style-name="T3595">ρ</text:span><text:span text:style-name="T3596">(44)</text:span></text:p><text:p text:style-name="P3597"><text:span text:style-name="T3598">=<text:s/></text:span><text:span text:style-name="T3599">-.33, p<text:s/></text:span><text:span text:style-name="T3600">=<text:s/></text:span><text:span text:style-name="T3601">.028, aperiodic exponent,<text:s/></text:span><text:span text:style-name="T3602">ρ</text:span><text:span text:style-name="T3603">(44)<text:s/></text:span><text:span text:style-name="T3604">=<text:s/></text:span><text:span text:style-name="T3605">-.51, p<text:s/></text:span><text:span text:style-name="T3606">= &lt;</text:span><text:span text:style-name="T3607">.001, and o</text:span><text:span text:style-name="T3608">ff</text:span><text:span text:style-name="T3609">set,<text:s/></text:span><text:span text:style-name="T3610">ρ</text:span><text:span text:style-name="T3611">(44)<text:s/></text:span><text:span text:style-name="T3612">=<text:s/></text:span><text:span text:style-name="T3613">-.39, p<text:s/></text:span><text:span text:style-name="T3614">=</text:span></text:p><text:p text:style-name="P3615">.007. A trend towards a negative correlation with FACIT-F score was visible descriptively and</text:p><text:p text:style-name="P3616"><text:span text:style-name="T3617">was close to significance in a Spearman Rank correlation,<text:s/></text:span><text:span text:style-name="T3618">ρ</text:span><text:span text:style-name="T3619">(43)<text:s/></text:span><text:span text:style-name="T3620">=<text:s/></text:span><text:span text:style-name="T3621">-.29, p<text:s/></text:span><text:span text:style-name="T3622">=<text:s/></text:span><text:span text:style-name="T3623">.051. Beta power</text:span></text:p><text:p text:style-name="P3624"><text:span text:style-name="T3625">was significantly correlated with the TMT A,<text:s/></text:span><text:span text:style-name="T3626">ρ</text:span><text:span text:style-name="T3627">(44)<text:s/></text:span><text:span text:style-name="T3628">=<text:s/></text:span><text:span text:style-name="T3629">.35, p<text:s/></text:span><text:span text:style-name="T3630">=<text:s/></text:span><text:span text:style-name="T3631">.017, and negatively correlated</text:span></text:p><text:p text:style-name="P3632"><text:span text:style-name="T3633">with the aperiodic exponent,<text:s/></text:span><text:span text:style-name="T3634">ρ</text:span><text:span text:style-name="T3635">(44)<text:s/></text:span><text:span text:style-name="T3636">=<text:s/></text:span><text:span text:style-name="T3637">-.39, p<text:s/></text:span><text:span text:style-name="T3638">=<text:s/></text:span><text:span text:style-name="T3639">.008. There was a strong negative correlation</text:span></text:p><text:p text:style-name="P3640"><text:span text:style-name="T3641">between FACIT-F and HADS-D,<text:s/></text:span><text:span text:style-name="T3642">ρ</text:span><text:span text:style-name="T3643">(43)<text:s/></text:span><text:span text:style-name="T3644">=<text:s/></text:span><text:span text:style-name="T3645">-.74, p<text:s/></text:span><text:span text:style-name="T3646">= &lt;</text:span><text:span text:style-name="T3647">.001. The HADS-D correlated negatively</text:span></text:p><text:p text:style-name="P3648"><text:span text:style-name="T3649">with the aperiodic exponent,<text:s/></text:span><text:span text:style-name="T3650">ρ</text:span><text:span text:style-name="T3651">(44)<text:s/></text:span><text:span text:style-name="T3652">=<text:s/></text:span><text:span text:style-name="T3653">-.34, p<text:s/></text:span><text:span text:style-name="T3654">=<text:s/></text:span><text:span text:style-name="T3655">.024, but not with the o</text:span><text:span text:style-name="T3656">ff</text:span><text:span text:style-name="T3657">set,<text:s/></text:span><text:span text:style-name="T3658">ρ</text:span><text:span text:style-name="T3659">(44)<text:s/></text:span><text:span text:style-name="T3660">=<text:s/></text:span><text:span text:style-name="T3661">-.26, p<text:s/></text:span><text:span text:style-name="T3662">=</text:span></text:p><text:p text:style-name="P3663"><text:span text:style-name="T3664">.087. The TMT A correlated with the TMT B-A,<text:s/></text:span><text:span text:style-name="T3665">ρ</text:span><text:span text:style-name="T3666">(44)<text:s/></text:span><text:span text:style-name="T3667">=<text:s/></text:span><text:span text:style-name="T3668">.30, p<text:s/></text:span><text:span text:style-name="T3669">=<text:s/></text:span><text:span text:style-name="T3670">.042, and negatively with</text:span></text:p><text:p text:style-name="P3671"><text:span text:style-name="T3672">the MoCA,<text:s/></text:span><text:span text:style-name="T3673">ρ</text:span><text:span text:style-name="T3674">(44)<text:s/></text:span><text:span text:style-name="T3675">=<text:s/></text:span><text:span text:style-name="T3676">-.31, p<text:s/></text:span><text:span text:style-name="T3677">=<text:s/></text:span><text:span text:style-name="T3678">.036, and aperiodic exponent,<text:s/></text:span><text:span text:style-name="T3679">ρ</text:span><text:span text:style-name="T3680">(44)<text:s/></text:span><text:span text:style-name="T3681">=<text:s/></text:span><text:span text:style-name="T3682">-.38, p<text:s/></text:span><text:span text:style-name="T3683">=<text:s/></text:span><text:span text:style-name="T3684">.010. The TMT</text:span></text:p><text:p text:style-name="P3685">32</text:p><text:p text:style-name="P3686"><text:span text:style-name="T3687">B-A was also negatively correlated with the MoCA,<text:s/></text:span><text:span text:style-name="T3688">ρ</text:span><text:span text:style-name="T3689">(44)<text:s/></text:span><text:span text:style-name="T3690">=<text:s/></text:span><text:span text:style-name="T3691">-.34, p<text:s/></text:span><text:span text:style-name="T3692">=<text:s/></text:span><text:span text:style-name="T3693">.021. Unsurprisingly,</text:span></text:p><text:p text:style-name="P3694"><text:span text:style-name="T3695">the aperiodic exponent and o</text:span><text:span text:style-name="T3696">ff</text:span><text:span text:style-name="T3697">set were highly correlated,<text:s/></text:span><text:span text:style-name="T3698">ρ</text:span><text:span text:style-name="T3699">(44)<text:s/></text:span><text:span text:style-name="T3700">=<text:s/></text:span><text:span text:style-name="T3701">.57, p<text:s/></text:span><text:span text:style-name="T3702">= &lt;</text:span><text:span text:style-name="T3703">.001.</text:span></text:p></office:annotation></text:span><text:span text:style-name="T3704">clinical data(?)</text:span></text:p>
      <text:soft-page-break/>
      <text:p text:style-name="P3705"><text:span text:style-name="T3706">Sex<text:s/></text:span><text:span text:style-name="T3707"><office:annotation><dc:creator>Janka Hauffe</dc:creator><dc:date>2024-11-14T09:47:00</dc:date><meta:creator-initials>Janka Hau</meta:creator-initials><text:p text:style-name="P3708"><text:span text:style-name="T3709">Descriptively, especially in the beta band, there seem to be sex di</text:span><text:span text:style-name="T3710">ff</text:span><text:span text:style-name="T3711">erences, see Figure B2 in</text:span></text:p><text:p text:style-name="P3712">Appendix B. Especially for the connectivity but also slightly in the beta power, the values of</text:p><text:p text:style-name="P3713">the female group appear to be elevated compared to the male group. This seems to happen in</text:p><text:p text:style-name="P3714">both groups but might be even more pronounced in the with PCS group. For the delta power, there are two interesting aspects. First, the delta power for males in the with PCS group seems</text:p><text:p text:style-name="P3715">descriptively lower than for females in the with PCS group, but it secondly seems lower than</text:p><text:p text:style-name="P3716">for males and females in the without PCS group.</text:p></office:annotation></text:span><text:span text:style-name="T3717">differences</text:span></text:p>
      <text:p text:style-name="P3718"/>
      <text:p text:style-name="P3719">Results</text:p>
      <text:list text:style-name="LFO3" text:continue-numbering="true">
        <text:list-item>
          <text:p text:style-name="P3720"><text:span text:style-name="T3721">First compare Cluster 1<text:s/></text:span><text:span text:style-name="T3722"><office:annotation office:name="230" xml:id="1721438979"><dc:creator>Janka Hauffe</dc:creator><dc:date>2025-01-05T15:23:00</dc:date><meta:creator-initials>JH</meta:creator-initials><text:p text:style-name="P3723">Is that maybe smart?</text:p></office:annotation>and Cluster 2</text:span></text:p>
        </text:list-item>
        <text:list-item>
          <text:p text:style-name="P3724"><text:span text:style-name="T3725">Second compare within Cluster 1 and within Cluster 2</text:span></text:p>
        </text:list-item>
        <text:list-item>
          <text:p text:style-name="P3726"><text:span text:style-name="T3727">Third, compare with and with &amp; without and without<text:s/></text:span><text:span text:style-name="CommentReference"><office:annotation-end office:name="230"/></text:span></text:p>
        </text:list-item>
        <text:list-item>
          <text:p text:style-name="P3728"><text:span text:style-name="T3729">Also compare the two groups, that are “false”<text:s/></text:span></text:p>
        </text:list-item>
        <text:list-item>
          <text:p text:style-name="P3730"><text:span text:style-name="T3731">Summarize</text:span></text:p>
        </text:list-item>
      </text:list>
      <text:p text:style-name="P3732"/>
      <text:p text:style-name="P3733">Cluster analysis</text:p>
      <text:p text:style-name="P3734">Cluster analysis (2 cluster solution)</text:p>
      <text:p text:style-name="P3735"><text:span text:style-name="T3736">Cluster 1 vs Clu</text:span><text:span text:style-name="T3737"><office:annotation office:name="231" xml:id="50103760"><dc:creator>Janka Hauffe</dc:creator><dc:date>2025-01-05T15:23:00</dc:date><meta:creator-initials>JH</meta:creator-initials><text:p text:style-name="P3738">Definitely need tables here (how to creat them?)</text:p></office:annotation>ster<text:s/></text:span><text:span text:style-name="CommentReference"><office:annotation-end office:name="231"/></text:span><text:span text:style-name="T3739">2</text:span></text:p>
      <text:p text:style-name="P3740">The cluster analysis identified two distinct groups with varying characteristics across cognitive performance and demographic factors. Cluster 1 comprised 41 participants, while 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 1; M=47.86, SD=12.1 for Cluster 2; p=0.4006) or education level (M=14.91, SD=2.8 for Cluster 1; M=15.83, SD=3.38 for Cluster 2; p=0.2377).</text:p>
      <text:p text:style-name="P3741"/>
      <text:p text:style-name="P3742"><text:span text:style-name="T3743">In terms of cognitive performance, significant differences were observed between Cluster 1 and Cluster 2 across several tests. For the Psychomotor Vigilance Test (PVT), Cluster 1 showed a significantly higher mean score (M=0.3571, SD=0.07) compared to Cluster 2 (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text:s/></text:span><text:soft-page-break/><text:span text:style-name="T3744">TMT-A scores, Cluster 1 showed a significantly higher mean difference (M=32.79, SD=22.06) compared to Cluster 2 (M=23.47, SD=9.5), p=0.01924. The Montreal Cognitive Assessment (MoCA) results indicated that Cluster 1 had more individuals with abnormal scores (9) compared to Cluster 2 (2),<text:s/></text:span><text:span text:style-name="T3745"><office:annotation office:name="232" xml:id="1140154927"><dc:creator>Janka Hauffe</dc:creator><dc:date>2025-01-05T16:26:00</dc:date><meta:creator-initials>JH</meta:creator-initials><text:p text:style-name="P3746">Should I?</text:p></office:annotation>though no p-value was provided for this<text:s/></text:span><text:span text:style-name="T3747"><office:annotation-end office:name="232"/></text:span><text:span text:style-name="T3748">comparison.</text:span></text:p>
      <text:p text:style-name="P3749"/>
      <text:p text:style-name="P3750"><text:span text:style-name="T3751">The analysis of questionnaire results showed no statistically significant differences between clusters for FACIT (p=0.169), HADS-A (p=0.1213), HADS-D (p=0.2414), or PSQI scores (p=0.129).</text:span><text:span text:style-name="T3752"><text:line-break/>or:</text:span></text:p>
      <text:p text:style-name="P3753">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 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3754"/>
      <text:p text:style-name="P3755">Within cluster 1</text:p>
      <text:p text:style-name="P3756">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p text:style-name="P3757">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back 1, there was a trend towards significance (p=0.0875), where the withPCS group had a mean score of 11.9 (SD=5.31) compared to 8.75 (SD=4.13) for the withoutPCS group.<text:s/></text:p>
      <text:soft-page-break/>
      <text:p text:style-name="P3758">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 The PSQI scores also did not show significant differences, as the withPCS group had a mean score of 8.23 (SD=4.44) compared to 6.43 (SD=3.46) for the withoutPCS group (p=0.2735).<text:s/></text:p>
      <text:p text:style-name="P3759"/>
      <text:p text:style-name="P3760">Within cluster 2</text:p>
      <text:p text:style-name="P3761">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p text:style-name="P3762">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p text:style-name="P3763">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 significance was observed for HADS-D scores as well, with means of 6.3 (SD=3.34) for the withPCS group and 3.33 (SD=4.51) for the withoutPCS group (p=0.0593).<text:s/></text:p>
      <text:p text:style-name="P3764"/>
      <text:p text:style-name="P3765">withPCS cluster 1 vs withPCS cluster 2</text:p>
      <text:p text:style-name="P3766">In comparing the withPCS groups between Cluster 1 and Cluster 2, the mean age for the withPCS group in Cluster 1 was 50.9 years (SD=13.6), while in Cluster 2, it was slightly higher at 51.5 years (SD=10.4), with no significant difference in age (p=0.8911). Education levels<text:s/><text:soft-page-break/>also showed no significant differences, with the Cluster 1 withPCS group averaging 14.98 years (SD=2.61) compared to 15.3 years (SD=3.54) in Cluster 2 (p=0.7984).</text:p>
      <text:p text:style-name="P3767"/>
      <text:p text:style-name="P3768">When examining cognitive variables, significant differences were noted in several areas. The Psychomotor Vigilance Test (PVT) scores were significantly higher in Cluster 1 (M=0.362, SD=0.0746) compared to Cluster 2 (M=0.293, SD=0.0204), with a p-value of 2.456e-05. In N-back 1, the Cluster 1 withPCS group had a mean score of 11.9 (SD=5.31), while the Cluster 2 group scored a mean of 9.0 (SD=3.53), approaching significance with a p-value of 0.05439. The N-back 2 scores also showed a significant difference, with Cluster 1 scoring a mean of 15.6 (SD=3.03) compared to Cluster 2's mean of 11.2 (SD=3.94; p=0.006317).<text:s/></text:p>
      <text:p text:style-name="P3769"/>
      <text:p text:style-name="P3770">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 in Cluster 1 had a higher mean difference (M=33.3, SD=22.6) compared to the Cluster 2 group (M=22.4, SD=8.43; p=0.02646).</text:p>
      <text:p text:style-name="P3771"/>
      <text:p text:style-name="P3772">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 Cluster 2, resulting in no significant difference (p=0.8599). PSQI scores did not show significant differences either, with the withPCS group in Cluster 1 scoring a mean of 8.23 (SD=4.44) compared to a higher score of M=8.9 (SD=3.45) in Cluster 2 (p=0.6363).</text:p>
      <text:p text:style-name="P3773"/>
      <text:p text:style-name="P3774">withoutPCS cluster 1 vs withoutPCS cluster 2</text:p>
      <text:p text:style-name="P3775"/>
      <text:p text:style-name="P3776">When comparing the withoutPCS groups between Clusters 1 and 2, the mean age for the withoutPCS group in Cluster 1 was 49.1 years (SD=19.9), while in Cluster 2, it was lower at an<text:s/><text:soft-page-break/>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3777"/>
      <text:p text:style-name="P3778">In terms of cognitive performance among withoutPCS groups, PVT scores were similar between clusters: M=0.338 (SD=0.0486) for Cluster 1 and M=0.288 (SD=0.0249) for Cluster 2, resulting in no significant difference (p=0.5959). N-back performance indicated that the withoutPCS group from Cluster 1 had a mean score of M=8.75 (SD=4.13) while those from Cluster 2 scored significantly lower at M=4.16 (SD=3.04; p=0.002). For N-back 2, there was no significant difference between groups; the withoutPCS group from Cluster 1 had a mean score of M=15.8 (SD=3..06) compared to M=10..1(SD =4..01) for those from Cluster 2 (p = 0..4678).</text:p>
      <text:p text:style-name="P3779"/>
      <text:p text:style-name="P3780">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 any significant differences between clusters: M =30..6(SD =21..1) for Cluster 1 and M =24..0(SD =10..2)(p = 0..6431).</text:p>
      <text:p text:style-name="P3781"/>
      <text:p text:style-name="P3782">Regarding questionnaire results within withoutPCS groups, FACIT scores indicated no significant differences: M =40(SD =12..1) for Cluster 1 and M =42..2(SD =8..08)(p = 0..6546). HADS-A scores were similar as well: M =5..88(SD =4..61) for Cluster 1 and M =3..68(SD =3..04)(p = 0..2458). HADS-D scores showed no significant differences either: M =4..00(SD =4..65) for Cluster 1 compared to M =3..33(SD =4..51)(p = 0..752). PSQI scores did not show any significant differences between clusters: M =6..43(SD =3..46) for Cluster 1 and M =4..47(SD =2..64)(p = 0..2145).</text:p>
      <text:p text:style-name="P3783"/>
      <text:p text:style-name="P3784"><text:span text:style-name="T3785">withoutPCS cluster1 vs<text:s/></text:span><text:span text:style-name="T3786"><office:annotation office:name="233" xml:id="1454057123"><dc:creator>Janka Hauffe</dc:creator><dc:date>2025-01-05T17:20:00</dc:date><meta:creator-initials>JH</meta:creator-initials><text:p text:style-name="P3787">„Falsch zugeordnete“ p-values?<text:s/><text:line-break/>Important? Might be</text:p></office:annotation>withPCS cluster2</text:span><text:span text:style-name="CommentReference"><office:annotation-end office:name="233"/></text:span></text:p>
      <text:p text:style-name="P3788"><text:span text:style-name="T3789">When comparing the withoutPCS group from Cluster 1 with the withPCS group from Cluster 2, the mean age for the withoutPCS group in Cluster 1 was 49.1 years (SD=19.9), while the<text:s/></text:span><text:soft-page-break/><text:span text:style-name="T3790">withPCS group in Cluster 2 had a mean age of 51.5 years (SD=10.4). This difference in age did not reach statistical<text:s/></text:span><text:span text:style-name="T3791"><office:annotation office:name="234" xml:id="1903873750"><dc:creator>Janka Hauffe</dc:creator><dc:date>2025-01-05T16:57:00</dc:date><meta:creator-initials>JH</meta:creator-initials><text:p text:style-name="P3792">This is wrong</text:p></office:annotation>significance (p=0.6863</text:span><text:span text:style-name="CommentReference"><office:annotation-end office:name="234"/></text:span><text:span text:style-name="T3793">).</text:span></text:p>
      <text:p text:style-name="P3794"/>
      <text:p text:style-name="P3795">In terms of education, the withoutPCS group in Cluster 1 averaged 14.6 years (SD=3.7), whereas the withPCS group in Cluster 2 had a higher average of 15.3 years (SD=3.54). Again, this difference was not statistically significant (p=0.3485).</text:p>
      <text:p text:style-name="P3796"/>
      <text:p text:style-name="P3797">Examining cognitive variables, the Psychomotor Vigilance Test (PVT) scores showed that the withoutPCS group in Cluster 1 had a mean score of 0.338 (SD=0.0486), while the withPCS group in Cluster 2 scored significantly lower at a mean of 0.293 (SD=0.0204). The N-back 1 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3798"/>
      <text:p text:style-name="P3799">For the Trail Making Test, TMT-A scores indicated that the withoutPCS group from Cluster 1 had a mean of 19.0 (SD=4.50), while the withPCS group from Cluster 2 scored significantly higher at a mean of 20.4 (SD=2.94). TMT-B scores also showed that the withoutPCS group had a mean score of 43.1 (SD=11.1) compared to the withPCS group's mean score of 42.7 (SD=9.72). The TMT_diff scores for the withoutPCS group were lower, with a mean of 24.0 (SD=10.2) compared to the withPCS group's mean difference of 22.4 (SD=8.43).</text:p>
      <text:p text:style-name="P3800"/>
      <text:p text:style-name="P3801">In terms of questionnaire results, the FACIT scores for the withoutPCS group in Cluster 1 had a mean of 40 (SD=12.1), while those in Cluster 2 scored lower on average at M=27.7 (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3802"/>
      <text:p text:style-name="P3803">Finally, PSQI scores indicated that the withoutPCS group in Cluster 1 scored a mean of 6.43 (SD=3.46), while those in Cluster 2 had higher scores on average at M=8.9 (SD=3.45).</text:p>
      <text:p text:style-name="P3804"/>
      <text:soft-page-break/>
      <text:p text:style-name="P3805">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3806"/>
      <text:p text:style-name="P3807"/>
      <text:p text:style-name="P3808"/>
      <text:p text:style-name="P3809">Overall, these comparisons indicate that while there are notable differences between the withPCS groups across cognitive performance measures and some questionnaire results when comparing Clusters 1 and 2, the withoutPCS groups exhibited minimal differences across both cognitive variables and questionnaire measures between clusters.</text:p>
      <text:p text:style-name="P3810"/>
      <text:p text:style-name="P3811">Summary of findings</text:p>
      <text:p text:style-name="P3812">The comparisons across different clusters and groups revealed several key findings regarding cognitive performance and questionnaire results.</text:p>
      <text:p text:style-name="P3813"/>
      <text:p text:style-name="P3814">In Cluster 1, individuals with Post-COVID Syndrome (withPCS) showed no significant differences in cognitive variables compared to those without PCS (withoutPCS). However, trends towards significance were noted in N-back 1 and FACIT scores, suggesting that the withPCS group may have performed slightly worse. In terms of age and education, no significant differences were found between the two groups.</text:p>
      <text:p text:style-name="P3815"/>
      <text:p text:style-name="P3816">In Cluster 2, more pronounced differences emerged between withPCS and withoutPCS groups. The withPCS group demonstrated significantly better performance in N-back 1 and higher scores on HADS-A and PSQI compared to the withoutPCS group. Additionally, the withPCS group had lower FACIT scores, indicating a potential decline in quality of life.</text:p>
      <text:p text:style-name="P3817"/>
      <text:p text:style-name="P3818">When comparing the withPCS group from Cluster 1 to the withPCS group from Cluster 2, significant differences were observed in cognitive performance, particularly in PVT and N-back tasks, with Cluster 1 performing better. Questionnaire results also indicated that the Cluster 1 group had higher FACIT scores compared to the Cluster 2 group.</text:p>
      <text:p text:style-name="P3819"/>
      <text:soft-page-break/>
      <text:p text:style-name="P3820">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3821"/>
      <text:p text:style-name="P3822">Overall, these findings highlight the varying impacts of Post-COVID Syndrome on cognitive functioning and psychological well-being across different clusters and groups.</text:p>
      <text:p text:style-name="P3823"/>
      <text:p text:style-name="P3824"/>
      <text:p text:style-name="P3825"/>
      <text:p text:style-name="P3826">Or:</text:p>
      <text:p text:style-name="P3827"/>
      <text:p text:style-name="P3828">In summary, the comparisons across the various groups revealed several key findings regarding cognitive performance and psychological well-being.<text:s/></text:p>
      <text:p text:style-name="P3829"/>
      <text:p text:style-name="P3830">In Cluster 1, individuals with Post-COVID Syndrome (withPCS) did not exhibit significant differences in cognitive variables compared to those without PCS (withoutPCS), although trends suggested slightly worse performance in N-back tasks and lower FACIT scores for the withPCS group. In Cluster 2, more pronounced differences emerged, with the withPCS group demonstrating significantly better performance in N-back tasks and higher scores on HADS-A and PSQI compared to the withoutPCS group, alongside lower FACIT scores.</text:p>
      <text:p text:style-name="P3831"/>
      <text:p text:style-name="P3832">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3833"/>
      <text:p text:style-name="P3834">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3835"/>
      <text:soft-page-break/>
      <text:p text:style-name="P3836">These findings collectively underscore the varying impacts of Post-COVID Syndrome on cognitive functioning and psychological health across different clusters and groups.</text:p>
      <text:p text:style-name="P3837"/>
      <text:p text:style-name="P3838"/>
      <text:p text:style-name="P3839">(Overall, these comparisons indicate that while Cluster 1 showed minimal differences between withPCS and withoutPCS groups across various measures, Cluster 2 exhibited more pronounced disparities in cognitive performance and questionnaire results between these groups.)</text:p>
      <text:p text:style-name="P3840"/>
      <text:p text:style-name="P3841"><text:line-break/></text:p>
      <text:p text:style-name="P3842"><text:span text:style-name="T3843"><text:line-break/></text:span></text:p>
      <text:p text:style-name="P3844">Cluster analysis (4 cluster solution)</text:p>
      <text:p text:style-name="P3845"/>
      <text:p text:style-name="P3846"/>
      <text:p text:style-name="P3847">Discussion</text:p>
      <text:p text:style-name="P3848">Clusters</text:p>
      <text:p text:style-name="P3849">Cluster 1 always says the same, the other one that gets split up</text:p>
      <text:p text:style-name="P3850"><text:span text:style-name="T3851">Delta power h</text:span><text:span text:style-name="T3852"><office:annotation><dc:creator>Janka Hauffe</dc:creator><dc:date>2024-11-14T09:50:00</dc:date><meta:creator-initials>Janka Hau</meta:creator-initials><text:p text:style-name="P3853"><text:span text:style-name="T3854">Our result of no di</text:span><text:span text:style-name="T3855">ff</text:span><text:span text:style-name="T3856">erence in delta power at frontal ROI does not support either the GABAhypothesis</text:span></text:p><text:p text:style-name="P3857"><text:span text:style-name="T3858">for lower delta power in PCS-pts as proposed by Ortelli et al.<text:s/></text:span>(2023) nor the</text:p><text:p text:style-name="P3859"><text:span text:style-name="T3860">brainstem-hypothesis for higher delta power in PCS-pts as suggested in Cecchetti et al.<text:s/></text:span>(2022)</text:p><text:p text:style-name="P3861"><text:span text:style-name="T3862">and Yong (2021b). Kopa´nska et al.<text:s/></text:span><text:span text:style-name="T3863">(2022) did not find any significant di</text:span><text:span text:style-name="T3864">ff</text:span><text:span text:style-name="T3865">erences in delta</text:span></text:p><text:p text:style-name="P3866">power either. Their control were the qEEG values of the same participants prior to infection</text:p><text:p text:style-name="P3867">and not an independent control group. This pre-post design could potentially provide a more</text:p><text:p text:style-name="P3868">robust framework for understanding the disease’s impact, since a baseline is assessed and</text:p><text:p text:style-name="P3869">subsequent changes could be attributable to the disease. This might point towards no change</text:p><text:p text:style-name="P3870">in delta power being plausible.</text:p><text:p text:style-name="P3871">It is however not trivial, that we found a significant positive correlation of delta power with</text:p><text:p text:style-name="P3872">the HADS-D as well as a negative correlation with the MoCA and a close to significant negative</text:p><text:p text:style-name="P3873">correlation with the FACIT-F. These findings would indicate that having pronounced</text:p><text:p text:style-name="P3874">frontal delta power coincides with more depressive tendencies, more fatigue and less cognitive</text:p><text:p text:style-name="P3875">functioning. This is in direct contrast to Ortelli et al. (2023), who found their score of the</text:p><text:p text:style-name="P3876"><text:span text:style-name="T3877">perceived cognitive di</text:span><text:span text:style-name="T3878">ffi</text:span><text:span text:style-name="T3879">culties scale to be negatively correlated with the delta source power,</text:span></text:p><text:p text:style-name="P3880"><text:span text:style-name="T3881">meaning less cognitive di</text:span><text:span text:style-name="T3882">ffi</text:span><text:span text:style-name="T3883">culties at higher delta power. It is also in contrast with Cecchetti</text:span></text:p><text:p text:style-name="P3884">et al. (2022), who found the frontal assessment battery (FAB) to be positively correlated with</text:p><text:p text:style-name="P3885">delta power (left and right centrol-temporal). Here, a higher FAB score indicates better cognitive</text:p><text:p text:style-name="P3886">functioning. Both with the power results and the correlations, the following aspect can be discussed.</text:p><text:p text:style-name="P3887">Silva-Passadouro et al. (2024) point out that the heterogeneous results in PCS may arise due to</text:p><text:p text:style-name="P3888"><text:span text:style-name="T3889">the many di</text:span><text:span text:style-name="T3890">ff</text:span><text:span text:style-name="T3891">erent symptoms that PCS-pts may have. They argue that there may be di</text:span><text:span text:style-name="T3892">ff</text:span><text:span text:style-name="T3893">erent</text:span></text:p><text:p text:style-name="P3894"><text:span text:style-name="T3895">phenotypes of the disease where di</text:span><text:span text:style-name="T3896">ff</text:span><text:span text:style-name="T3897">erent symptoms are the most prominent. The participants</text:span></text:p><text:p text:style-name="P3898"><text:span text:style-name="T3899">in the PCS EEG studies could therefore have had di</text:span><text:span text:style-name="T3900">ff</text:span><text:span text:style-name="T3901">erent phenotypes that resulted in di</text:span><text:span text:style-name="T3902">ff</text:span><text:span text:style-name="T3903">erent</text:span></text:p><text:p text:style-name="P3904">power values. For example Cecchetti et al. (2022) focus on cognitive aspects, Ortelli et al.</text:p><text:p text:style-name="P3905"><text:span text:style-name="T3906">(2023) on cognitive aspects and fatigue, while Kopa´nska et al.<text:s/></text:span>(2022, 2023) focus on brain fog</text:p><text:p text:style-name="P3907">and concentration disorders respectively. Our participants show symptoms of fatigue, but not</text:p><text:p text:style-name="P3908"><text:span text:style-name="T3909">so much in the cognitive domain, since TMT B-A and MoCA score do not di</text:span><text:span text:style-name="T3910">ff</text:span><text:span text:style-name="T3911">er between the</text:span></text:p><text:p text:style-name="P3912"><text:span text:style-name="T3913">groups. Additionally, there might be di</text:span><text:span text:style-name="T3914">ff</text:span><text:span text:style-name="T3915">erences due to the methods used to obtain the power</text:span></text:p><text:p text:style-name="P3916">values. Cecchetti et al. (2022) normalized the power instead of taking the relative power.</text:p><text:p text:style-name="P3917"><text:span text:style-name="T3918">Ortelli et al. (2023) do not describe a method of normalization or fooof</text:span><text:span text:style-name="T3919">/</text:span><text:span text:style-name="T3920">specparam or anything</text:span></text:p><text:p text:style-name="P3921">similar. Another aspect that could play a role is whether the participants were hospitalized during</text:p><text:p text:style-name="P3922"><text:span text:style-name="T3923">their acute illness (Silva-Passadouro et al., 2024).<text:s/></text:span>Silva-Passadouro et al. (2024) think,</text:p><text:p text:style-name="P3924"><text:span text:style-name="T3925">this could be relevant because di</text:span><text:span text:style-name="T3926">ff</text:span><text:span text:style-name="T3927">erent levels of severity in acute COVID-19 infection, along</text:span></text:p><text:p text:style-name="P3928"><text:span text:style-name="T3929">with potential e</text:span><text:span text:style-name="T3930">ff</text:span><text:span text:style-name="T3931">ects on the central nervous system caused by intensive care treatment might</text:span></text:p><text:p text:style-name="P3932"><text:span text:style-name="T3933">contribute to the di</text:span><text:span text:style-name="T3934">ff</text:span><text:span text:style-name="T3935">erence in EEG pattern. While Cecchetti et al. (2022) only included participants</text:span></text:p><text:p text:style-name="P3936">who were hospitalized and Ortelli et al. (2023) did the opposite by including only</text:p><text:p text:style-name="P3937">non-hospitalized participants, Kopa´nska et al. (2022) did not explicitly specify this. Among</text:p><text:p text:style-name="P3938">the initial 79 participants of our study, only six had a history of hospitalization, and just two</text:p><text:p text:style-name="P3939">of those were included in the study, both in the non-PCS group. This is surprising given that</text:p><text:p text:style-name="P3940">PCS prevalence is typically higher in hospitalized cases (Chen et al., 2022). However, Rubin</text:p><text:p text:style-name="P3941"><text:span text:style-name="T3942">(2020) report that PCS can still occur after mild acute COVID-19, and Morawa et al.<text:s/></text:span>(2023)</text:p><text:p text:style-name="P3943"><text:span text:style-name="T3944">conclude that also after a rather mild disease period, cognitive di</text:span><text:span text:style-name="T3945">ffi</text:span><text:span text:style-name="T3946">culties can show, with only</text:span></text:p><text:p text:style-name="P3947">13% of their sample having been hospitalized.</text:p><text:p text:style-name="P3948">In our study, permutation tests did not indicate any other significant clusters but descriptively,</text:p><text:p text:style-name="P3949"><text:span text:style-name="T3950">the with PCS group had lower values at central ROI.<text:s/></text:span>Ortelli et al. (2023) find lower</text:p><text:p text:style-name="P3951">delta power for example in the left pre- and postcentral gyrus as well as the right superior parietal lobule, which might fit to the tendency that can be seen in our topographies. Since</text:p><text:p text:style-name="P3952">no significant clusters were found, it cannot be investigated whether they would fit possible</text:p><text:p text:style-name="P3953">projections from the brainstem.</text:p></office:annotation></text:span><text:span text:style-name="T3954">ypothesis</text:span></text:p>
      <text:p text:style-name="P3955"><text:span text:style-name="T3956">Beta power<text:s/></text:span><text:span text:style-name="T3957"><office:annotation><dc:creator>Janka Hauffe</dc:creator><dc:date>2024-11-14T09:51:00</dc:date><meta:creator-initials>Janka Hau</meta:creator-initials><text:p text:style-name="P3958"><text:span text:style-name="T3959">There was no clear direction in which the with PCS group was supposed to deviate from the</text:span></text:p><text:p text:style-name="P3960">without PCS group in terms of beta power. Our data support this further, since there was no</text:p><text:p text:style-name="P3961"><text:span text:style-name="T3962">significant di</text:span><text:span text:style-name="T3963">ff</text:span><text:span text:style-name="T3964">erence between the two groups in our central ROI.</text:span></text:p><text:p text:style-name="P3965"><text:span text:style-name="T3966">Descriptively, the frontal and occipital regions appeared to di</text:span><text:span text:style-name="T3967">ff</text:span><text:span text:style-name="T3968">er between the groups, but</text:span></text:p><text:p text:style-name="P3969">the permutation test did not show significance. The higher frontal beta power in the with PCS</text:p><text:p text:style-name="P3970">group could seem like an artifact or like it may be driven by one individual. In relative beta</text:p><text:p text:style-name="P3971"><text:span text:style-name="T3972">values across individual channels, the maximum value was 10.91<text:s/></text:span><text:span text:style-name="T3973">μ</text:span><text:span text:style-name="T3974">V2. Using an arbitrary</text:span></text:p><text:p text:style-name="P3975"><text:span text:style-name="T3976">threshold of 7.5<text:s/></text:span><text:span text:style-name="T3977">μ</text:span><text:span text:style-name="T3978">V2 (the top 1.2% values) all 69 channels belonged to PCS participants, with</text:span></text:p><text:p text:style-name="P3979">17 (25%) being frontal channels, across six individuals. The fact, that high values were observed</text:p><text:p text:style-name="P3980"><text:span text:style-name="T3981">in di</text:span><text:span text:style-name="T3982">ff</text:span><text:span text:style-name="T3983">erent brain regions and participants suggests that PCS individuals may exhibit</text:span></text:p><text:p text:style-name="P3984">more extreme relative beta power values. While elevated frontal beta has been linked to stress</text:p><text:p text:style-name="P3985">in task-related settings (Ehrhardt et al., 2022), its role in resting-state is less understood. An</text:p><text:p text:style-name="P3986">interesting study identified frontal and occipital restingstate power as potential objective measures</text:p><text:p text:style-name="P3987"><text:span text:style-name="T3988">of vigilance (Mayeli et al., 2020).<text:s/></text:span><text:span text:style-name="T3989">Activity in both sites was positively correlated with</text:span></text:p><text:p text:style-name="P3990">tonic alertness, as measured by pupil size changes. This would be interesting to explore, in</text:p><text:p text:style-name="P3991">line with the hypoaraousal theory mentioned before. However, our findings - showing opposite</text:p><text:p text:style-name="P3992">directions for frontal and occipital beta power - do not fit this pattern, making the argument</text:p><text:p text:style-name="P3993">inconclusive.</text:p><text:p text:style-name="P3994">An interesting aspect concerning the beta power is the positive correlation with TMT A.</text:p><text:p text:style-name="P3995">It could reflect the movement component inherent in the task, since beta has been repeatedly</text:p><text:p text:style-name="P3996">shown to be involved in movement (Barone and Rossiter, 2021). Higher beta power was</text:p><text:p text:style-name="P3997"><text:span text:style-name="T3998">seemingly related to slower speed, since the groups di</text:span><text:span text:style-name="T3999">ff</text:span><text:span text:style-name="T4000">ered in TMT A but not TMT B-A.</text:span></text:p><text:p text:style-name="P4001">Beta usually comes in bursts and is strongest, when movement stops (Kilavik et al., 2013).</text:p><text:p text:style-name="P4002">This is why the hypothesis of higher beta power leading to increased rest would still be plausible.</text:p><text:p text:style-name="P4003"><text:span text:style-name="T4004">Since no group di</text:span><text:span text:style-name="T4005">ff</text:span><text:span text:style-name="T4006">erences were found, this beta activity is likely not related to prior</text:span></text:p><text:p text:style-name="P4007"><text:span text:style-name="T4008">COVID-19 infection, but could instead reflect other individual di</text:span><text:span text:style-name="T4009">ff</text:span><text:span text:style-name="T4010">erences.</text:span></text:p><text:p text:style-name="P4011"><text:span text:style-name="T4012">Kilavik et al. (2013) report that the beta band may be categorized into high (</text:span><text:span text:style-name="T4013">&gt;<text:s/></text:span><text:span text:style-name="T4014">20 Hz) and</text:span></text:p><text:p text:style-name="P4015"><text:span text:style-name="T4016">low (</text:span><text:span text:style-name="T4017">&lt;<text:s/></text:span><text:span text:style-name="T4018">20 Hz) beta activity. Multiple studies referenced before investigate the PCS with high vs. low beta (Kopa´nska et al., 2022, 2023; Vecchio et al., 2017). This is why here is an exploratory</text:span></text:p><text:p text:style-name="P4019"><text:span text:style-name="T4020">look if that would make a di</text:span><text:span text:style-name="T4021">ff</text:span><text:span text:style-name="T4022">erence. The beta power was thus additionally divided</text:span></text:p><text:p text:style-name="P4023">into low (beta1; 14-20 Hz) and high (beta2; 21-30 Hz). For beta1, a two-sided wilcox test did</text:p><text:p text:style-name="P4024"><text:span text:style-name="T4025">not indicate a significant di</text:span><text:span text:style-name="T4026">ff</text:span><text:span text:style-name="T4027">erence between the groups, z<text:s/></text:span><text:span text:style-name="T4028">=<text:s/></text:span><text:span text:style-name="T4029">0.45, p<text:s/></text:span><text:span text:style-name="T4030">=<text:s/></text:span><text:span text:style-name="T4031">.652, r<text:s/></text:span><text:span text:style-name="T4032">=<text:s/></text:span><text:span text:style-name="T4033">.07. For beta2,</text:span></text:p><text:p text:style-name="P4034"><text:span text:style-name="T4035">a two-sided wilcox test did not indicate a significant di</text:span><text:span text:style-name="T4036">ff</text:span><text:span text:style-name="T4037">erence between the groups either, z<text:s/></text:span><text:span text:style-name="T4038">=</text:span></text:p><text:p text:style-name="P4039"><text:span text:style-name="T4040">1.68, p<text:s/></text:span><text:span text:style-name="T4041">=<text:s/></text:span><text:span text:style-name="T4042">.093, r<text:s/></text:span><text:span text:style-name="T4043">=<text:s/></text:span><text:span text:style-name="T4044">.25. While beta1 did not correlate with the TMT A,<text:s/></text:span><text:span text:style-name="T4045">ρ</text:span><text:span text:style-name="T4046">(44)<text:s/></text:span><text:span text:style-name="T4047">=<text:s/></text:span><text:span text:style-name="T4048">.24, p<text:s/></text:span><text:span text:style-name="T4049">=<text:s/></text:span><text:span text:style-name="T4050">.105,</text:span></text:p><text:p text:style-name="P4051"><text:span text:style-name="T4052">or TMT B-A,<text:s/></text:span><text:span text:style-name="T4053">ρ</text:span><text:span text:style-name="T4054">(44)<text:s/></text:span><text:span text:style-name="T4055">=<text:s/></text:span><text:span text:style-name="T4056">.06, p<text:s/></text:span><text:span text:style-name="T4057">=<text:s/></text:span><text:span text:style-name="T4058">.675, the beta2 did correlate with the TMT A,<text:s/></text:span><text:span text:style-name="T4059">ρ</text:span><text:span text:style-name="T4060">(44)<text:s/></text:span><text:span text:style-name="T4061">=<text:s/></text:span><text:span text:style-name="T4062">.44, p<text:s/></text:span><text:span text:style-name="T4063">=</text:span></text:p><text:p text:style-name="P4064"><text:span text:style-name="T4065">.002 , but not TMT B-A,<text:s/></text:span><text:span text:style-name="T4066">ρ</text:span><text:span text:style-name="T4067">(44)<text:s/></text:span><text:span text:style-name="T4068">=<text:s/></text:span><text:span text:style-name="T4069">-.09, p<text:s/></text:span><text:span text:style-name="T4070">=<text:s/></text:span><text:span text:style-name="T4071">.573. Neither beta1 nor beta2 correlated with the</text:span></text:p><text:p text:style-name="P4072"><text:span text:style-name="T4073">FACIT-F,<text:s/></text:span><text:span text:style-name="T4074">ρ</text:span><text:span text:style-name="T4075">beta1(44)<text:s/></text:span><text:span text:style-name="T4076">=<text:s/></text:span><text:span text:style-name="T4077">.23, p<text:s/></text:span><text:span text:style-name="T4078">=<text:s/></text:span><text:span text:style-name="T4079">.131,<text:s/></text:span><text:span text:style-name="T4080">ρ</text:span><text:span text:style-name="T4081">beta2(44)<text:s/></text:span><text:span text:style-name="T4082">=<text:s/></text:span><text:span text:style-name="T4083">-.15, p<text:s/></text:span><text:span text:style-name="T4084">=<text:s/></text:span><text:span text:style-name="T4085">.330.</text:span></text:p></office:annotation></text:span><text:span text:style-name="T4086">hypothesis</text:span></text:p>
      <text:p text:style-name="P4087">The current study examined the ….</text:p>
      <text:p text:style-name="P4088"><text:span text:style-name="T4089">TMT is a valid test (S</text:span><text:span text:style-name="T4090">ánchez-Cubillo et al.,<text:s/></text:span><text:span text:style-name="T4091"><office:annotation><dc:creator>Janka Hauffe</dc:creator><dc:date>2024-09-03T12:07:00</dc:date><meta:creator-initials>Janka Hau</meta:creator-initials><text:p text:style-name="P4092"><text:span text:style-name="T4093">However, caution must be taken when trying to generalize</text:span></text:p><text:p text:style-name="P4094">the present results to clinical populations since patients</text:p><text:p text:style-name="P4095">may be using compensatory strategies to complete the test</text:p><text:p text:style-name="P4096"><text:span text:style-name="T4097">(Jefferson et al., 2006 ; Spikman et al., 2001 ).</text:span><text:span text:style-name="T4098"><text:line-break/></text:span><text:span text:style-name="T4099"><text:line-break/></text:span><text:span text:style-name="T4100">Might be good for discussion</text:span></text:p></office:annotation></text:span><text:span text:style-name="T4101">2009).</text:span></text:p>
      <text:p text:style-name="P4102"><text:span text:style-name="T4103">(Kane, Conway, Miu</text:span><text:span text:style-name="T4104"><office:annotation><dc:creator>Janka Hauffe</dc:creator><dc:date>2024-09-04T08:02:00</dc:date><meta:creator-initials>Janka Hau</meta:creator-initials><text:p text:style-name="P4105"><text:span text:style-name="T4106">They see the n-back task bit critically</text:span></text:p></office:annotation></text:span><text:span text:style-name="T4107">ra &amp; Colflesh, 2007) N-back tasks are continous-recognition measures, that present stimulus sequences.</text:span></text:p>
      <text:p text:style-name="P4108"><text:span text:style-name="T4109">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style:vertical-align="auto"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citation-doi" style:display-name="citation-doi"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dropblock" style:display-name="dropblock" style:family="text" style:parent-style-name="DefaultParagraphFont"/>
    <style:style style:name="c-bibliographic-information__value" style:display-name="c-bibliographic-information__value" style:family="text" style:parent-style-name="DefaultParagraphFont"/>
    <style:style style:name="hgkelc" style:display-name="hgkel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18T08:40:00Z</meta:creation-date>
    <dc:date>2025-01-18T08:40:00Z</dc:date>
    <meta:print-date>2025-01-18T08:39:00Z</meta:print-date>
    <meta:template xlink:href="Normal.dotm" xlink:type="simple"/>
    <meta:editing-cycles>2</meta:editing-cycles>
    <meta:editing-duration>PT0S</meta:editing-duration>
    <meta:document-statistic meta:page-count="97" meta:paragraph-count="422" meta:word-count="29001" meta:character-count="211287" meta:row-count="1522" meta:non-whitespace-character-count="182708"/>
  </office:meta>
</office:document-meta>
</file>